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54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988" table:default-cell-style-name="ce2"/>
        <table:table-row table:style-name="ro1">
          <table:table-cell table:style-name="ce1" office:value-type="string" calcext:value-type="string">
            <text:p>NbSalarie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P13</text:p>
          </table:table-cell>
          <table:table-cell table:style-name="ce1" office:value-type="string" calcext:value-type="string">
            <text:p>P14</text:p>
          </table:table-cell>
          <table:table-cell table:style-name="ce1" office:value-type="string" calcext:value-type="string">
            <text:p>P15</text:p>
          </table:table-cell>
          <table:table-cell table:style-name="ce1" office:value-type="string" calcext:value-type="string">
            <text:p>P16</text:p>
          </table:table-cell>
          <table:table-cell table:style-name="ce1" office:value-type="string" calcext:value-type="string">
            <text:p>P17</text:p>
          </table:table-cell>
          <table:table-cell table:style-name="ce1" office:value-type="string" calcext:value-type="string">
            <text:p>P18</text:p>
          </table:table-cell>
          <table:table-cell table:style-name="ce1" office:value-type="string" calcext:value-type="string">
            <text:p>P19</text:p>
          </table:table-cell>
          <table:table-cell table:style-name="ce1" office:value-type="string" calcext:value-type="string">
            <text:p>P20</text:p>
          </table:table-cell>
          <table:table-cell table:style-name="ce1" office:value-type="string" calcext:value-type="string">
            <text:p>P21</text:p>
          </table:table-cell>
          <table:table-cell table:style-name="ce1" office:value-type="string" calcext:value-type="string">
            <text:p>P22</text:p>
          </table:table-cell>
          <table:table-cell table:style-name="ce1" office:value-type="string" calcext:value-type="string">
            <text:p>P23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P25</text:p>
          </table:table-cell>
          <table:table-cell table:style-name="ce1" office:value-type="string" calcext:value-type="string">
            <text:p>P26</text:p>
          </table:table-cell>
          <table:table-cell table:style-name="ce1" office:value-type="string" calcext:value-type="string">
            <text:p>P27</text:p>
          </table:table-cell>
          <table:table-cell table:style-name="ce1" office:value-type="string" calcext:value-type="string">
            <text:p>P28</text:p>
          </table:table-cell>
          <table:table-cell table:style-name="ce1" office:value-type="string" calcext:value-type="string">
            <text:p>P29</text:p>
          </table:table-cell>
          <table:table-cell table:style-name="ce1" office:value-type="string" calcext:value-type="string">
            <text:p>P30</text:p>
          </table:table-cell>
          <table:table-cell table:style-name="ce3" office:value-type="string" calcext:value-type="string">
            <text:p>PredictionCapaciteEmprunt</text:p>
          </table:table-cell>
          <table:table-cell table:style-name="ce3" office:value-type="string" calcext:value-type="string">
            <text:p>PredictionPrevisionnelAnnuel</text:p>
          </table:table-cell>
          <table:table-cell table:style-name="ce3" office:value-type="string" calcext:value-type="string">
            <text:p>PredictionSecteur1</text:p>
          </table:table-cell>
          <table:table-cell table:style-name="ce3" office:value-type="string" calcext:value-type="string">
            <text:p>PredictionSecteur2</text:p>
          </table:table-cell>
          <table:table-cell table:style-name="ce3" office:value-type="string" calcext:value-type="string">
            <text:p>PredictionSecteurParticulier</text:p>
          </table:table-cell>
          <table:table-cell table:style-name="ce1"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916.26" calcext:value-type="float">
            <text:p>2916,2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25.07" calcext:value-type="float">
            <text:p>625,07</text:p>
          </table:table-cell>
          <table:table-cell office:value-type="float" office:value="58.36" calcext:value-type="float">
            <text:p>58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2" calcext:value-type="float">
            <text:p>6,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03" calcext:value-type="float">
            <text:p>9503</text:p>
          </table:table-cell>
          <table:table-cell table:style-name="ce4" office:value-type="float" office:value="46094" calcext:value-type="float">
            <text:p>460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17.65" calcext:value-type="float">
            <text:p>2717,65</text:p>
          </table:table-cell>
          <table:table-cell office:value-type="float" office:value="5821.74" calcext:value-type="float">
            <text:p>5821,74</text:p>
          </table:table-cell>
          <table:table-cell office:value-type="float" office:value="678.1" calcext:value-type="float">
            <text:p>678,1</text:p>
          </table:table-cell>
          <table:table-cell office:value-type="float" office:value="4022.88" calcext:value-type="float">
            <text:p>4022,88</text:p>
          </table:table-cell>
          <table:table-cell office:value-type="float" office:value="22780.9" calcext:value-type="float">
            <text:p>22780,9</text:p>
          </table:table-cell>
          <table:table-cell office:value-type="float" office:value="1042.21" calcext:value-type="float">
            <text:p>1042,21</text:p>
          </table:table-cell>
          <table:table-cell office:value-type="float" office:value="1528.9" calcext:value-type="float">
            <text:p>1528,9</text:p>
          </table:table-cell>
          <table:table-cell office:value-type="float" office:value="767.1" calcext:value-type="float">
            <text:p>767,1</text:p>
          </table:table-cell>
          <table:table-cell office:value-type="float" office:value="-97.57" calcext:value-type="float">
            <text:p>-97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4" calcext:value-type="float">
            <text:p>141,64</text:p>
          </table:table-cell>
          <table:table-cell office:value-type="float" office:value="61.81" calcext:value-type="float">
            <text:p>61,81</text:p>
          </table:table-cell>
          <table:table-cell office:value-type="float" office:value="2244.45" calcext:value-type="float">
            <text:p>2244,45</text:p>
          </table:table-cell>
          <table:table-cell office:value-type="float" office:value="0" calcext:value-type="float">
            <text:p>0</text:p>
          </table:table-cell>
          <table:table-cell office:value-type="float" office:value="10.09" calcext:value-type="float">
            <text:p>10,09</text:p>
          </table:table-cell>
          <table:table-cell office:value-type="float" office:value="0" calcext:value-type="float">
            <text:p>0</text:p>
          </table:table-cell>
          <table:table-cell office:value-type="float" office:value="482.46" calcext:value-type="float">
            <text:p>482,46</text:p>
          </table:table-cell>
          <table:table-cell office:value-type="float" office:value="7210.77" calcext:value-type="float">
            <text:p>7210,77</text:p>
          </table:table-cell>
          <table:table-cell office:value-type="float" office:value="3425.28" calcext:value-type="float">
            <text:p>3425,28</text:p>
          </table:table-cell>
          <table:table-cell office:value-type="float" office:value="35.62" calcext:value-type="float">
            <text:p>35,62</text:p>
          </table:table-cell>
          <table:table-cell office:value-type="float" office:value="26094.71" calcext:value-type="float">
            <text:p>26094,71</text:p>
          </table:table-cell>
          <table:table-cell office:value-type="float" office:value="0" calcext:value-type="float">
            <text:p>0</text:p>
          </table:table-cell>
          <table:table-cell office:value-type="float" office:value="502.24" calcext:value-type="float">
            <text:p>502,24</text:p>
          </table:table-cell>
          <table:table-cell office:value-type="float" office:value="0" calcext:value-type="float">
            <text:p>0</text:p>
          </table:table-cell>
          <table:table-cell office:value-type="float" office:value="364.78" calcext:value-type="float">
            <text:p>364,78</text:p>
          </table:table-cell>
          <table:table-cell office:value-type="float" office:value="0" calcext:value-type="float">
            <text:p>0</text:p>
          </table:table-cell>
          <table:table-cell office:value-type="float" office:value="183.78" calcext:value-type="float">
            <text:p>183,78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table:style-name="ce4" office:value-type="float" office:value="15250" calcext:value-type="float">
            <text:p>15250</text:p>
          </table:table-cell>
          <table:table-cell table:style-name="ce4" office:value-type="float" office:value="65899" calcext:value-type="float">
            <text:p>65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74.08" calcext:value-type="float">
            <text:p>14574,08</text:p>
          </table:table-cell>
          <table:table-cell office:value-type="float" office:value="6451.49" calcext:value-type="float">
            <text:p>6451,49</text:p>
          </table:table-cell>
          <table:table-cell office:value-type="float" office:value="2026.71" calcext:value-type="float">
            <text:p>2026,71</text:p>
          </table:table-cell>
          <table:table-cell office:value-type="float" office:value="5285.73" calcext:value-type="float">
            <text:p>5285,73</text:p>
          </table:table-cell>
          <table:table-cell office:value-type="float" office:value="3957.72" calcext:value-type="float">
            <text:p>3957,72</text:p>
          </table:table-cell>
          <table:table-cell office:value-type="float" office:value="847.52" calcext:value-type="float">
            <text:p>847,52</text:p>
          </table:table-cell>
          <table:table-cell office:value-type="float" office:value="1039.02" calcext:value-type="float">
            <text:p>1039,02</text:p>
          </table:table-cell>
          <table:table-cell office:value-type="float" office:value="699.39" calcext:value-type="float">
            <text:p>699,39</text:p>
          </table:table-cell>
          <table:table-cell office:value-type="float" office:value="-272.03" calcext:value-type="float">
            <text:p>-27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.9" calcext:value-type="float">
            <text:p>5525,9</text:p>
          </table:table-cell>
          <table:table-cell office:value-type="float" office:value="79.96" calcext:value-type="float">
            <text:p>79,96</text:p>
          </table:table-cell>
          <table:table-cell office:value-type="float" office:value="960.09" calcext:value-type="float">
            <text:p>960,09</text:p>
          </table:table-cell>
          <table:table-cell office:value-type="float" office:value="1000.4" calcext:value-type="float">
            <text:p>1000,4</text:p>
          </table:table-cell>
          <table:table-cell office:value-type="float" office:value="541.75" calcext:value-type="float">
            <text:p>541,75</text:p>
          </table:table-cell>
          <table:table-cell office:value-type="float" office:value="0" calcext:value-type="float">
            <text:p>0</text:p>
          </table:table-cell>
          <table:table-cell office:value-type="float" office:value="207.67" calcext:value-type="float">
            <text:p>207,67</text:p>
          </table:table-cell>
          <table:table-cell office:value-type="float" office:value="1323.98" calcext:value-type="float">
            <text:p>1323,98</text:p>
          </table:table-cell>
          <table:table-cell office:value-type="float" office:value="25858.8" calcext:value-type="float">
            <text:p>25858,8</text:p>
          </table:table-cell>
          <table:table-cell office:value-type="float" office:value="1691.69" calcext:value-type="float">
            <text:p>1691,69</text:p>
          </table:table-cell>
          <table:table-cell office:value-type="float" office:value="7395.12" calcext:value-type="float">
            <text:p>7395,12</text:p>
          </table:table-cell>
          <table:table-cell office:value-type="float" office:value="50.34" calcext:value-type="float">
            <text:p>50,34</text:p>
          </table:table-cell>
          <table:table-cell office:value-type="float" office:value="774.59" calcext:value-type="float">
            <text:p>774,59</text:p>
          </table:table-cell>
          <table:table-cell office:value-type="float" office:value="153.2" calcext:value-type="float">
            <text:p>153,2</text:p>
          </table:table-cell>
          <table:table-cell office:value-type="float" office:value="89.06" calcext:value-type="float">
            <text:p>89,06</text:p>
          </table:table-cell>
          <table:table-cell office:value-type="float" office:value="0" calcext:value-type="float">
            <text:p>0</text:p>
          </table:table-cell>
          <table:table-cell office:value-type="float" office:value="556.52" calcext:value-type="float">
            <text:p>556,52</text:p>
          </table:table-cell>
          <table:table-cell office:value-type="float" office:value="0" calcext:value-type="float">
            <text:p>0</text:p>
          </table:table-cell>
          <table:table-cell office:value-type="float" office:value="603.11" calcext:value-type="float">
            <text:p>603,11</text:p>
          </table:table-cell>
          <table:table-cell table:style-name="ce4" office:value-type="float" office:value="14718" calcext:value-type="float">
            <text:p>14718</text:p>
          </table:table-cell>
          <table:table-cell table:style-name="ce4" office:value-type="float" office:value="70207" calcext:value-type="float">
            <text:p>702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4.37" calcext:value-type="float">
            <text:p>684,37</text:p>
          </table:table-cell>
          <table:table-cell office:value-type="float" office:value="3905.82" calcext:value-type="float">
            <text:p>3905,82</text:p>
          </table:table-cell>
          <table:table-cell office:value-type="float" office:value="0" calcext:value-type="float">
            <text:p>0</text:p>
          </table:table-cell>
          <table:table-cell office:value-type="float" office:value="229.04" calcext:value-type="float">
            <text:p>229,04</text:p>
          </table:table-cell>
          <table:table-cell office:value-type="float" office:value="56.36" calcext:value-type="float">
            <text:p>56,36</text:p>
          </table:table-cell>
          <table:table-cell office:value-type="float" office:value="0" calcext:value-type="float">
            <text:p>0</text:p>
          </table:table-cell>
          <table:table-cell office:value-type="float" office:value="18.78" calcext:value-type="float">
            <text:p>18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6.78" calcext:value-type="float">
            <text:p>276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.7" calcext:value-type="float">
            <text:p>188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23" calcext:value-type="float">
            <text:p>219,2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770" calcext:value-type="float">
            <text:p>9770</text:p>
          </table:table-cell>
          <table:table-cell table:style-name="ce4" office:value-type="float" office:value="51104" calcext:value-type="float">
            <text:p>511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42.47" calcext:value-type="float">
            <text:p>1342,47</text:p>
          </table:table-cell>
          <table:table-cell office:value-type="float" office:value="496.71" calcext:value-type="float">
            <text:p>496,71</text:p>
          </table:table-cell>
          <table:table-cell office:value-type="float" office:value="520.15" calcext:value-type="float">
            <text:p>520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.23" calcext:value-type="float">
            <text:p>476,23</text:p>
          </table:table-cell>
          <table:table-cell office:value-type="float" office:value="3439.41" calcext:value-type="float">
            <text:p>3439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3" calcext:value-type="float">
            <text:p>10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" calcext:value-type="float">
            <text:p>15,15</text:p>
          </table:table-cell>
          <table:table-cell office:value-type="float" office:value="0" calcext:value-type="float">
            <text:p>0</text:p>
          </table:table-cell>
          <table:table-cell office:value-type="float" office:value="548.33" calcext:value-type="float">
            <text:p>548,33</text:p>
          </table:table-cell>
          <table:table-cell office:value-type="float" office:value="0" calcext:value-type="float">
            <text:p>0</text:p>
          </table:table-cell>
          <table:table-cell office:value-type="float" office:value="45.63" calcext:value-type="float">
            <text:p>45,63</text:p>
          </table:table-cell>
          <table:table-cell office:value-type="float" office:value="0" calcext:value-type="float">
            <text:p>0</text:p>
          </table:table-cell>
          <table:table-cell office:value-type="float" office:value="1028.75" calcext:value-type="float">
            <text:p>1028,75</text:p>
          </table:table-cell>
          <table:table-cell office:value-type="float" office:value="318.03" calcext:value-type="float">
            <text:p>318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12" calcext:value-type="float">
            <text:p>167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.94" calcext:value-type="float">
            <text:p>215,94</text:p>
          </table:table-cell>
          <table:table-cell table:style-name="ce4" office:value-type="float" office:value="10187" calcext:value-type="float">
            <text:p>10187</text:p>
          </table:table-cell>
          <table:table-cell table:style-name="ce4" office:value-type="float" office:value="49905" calcext:value-type="float">
            <text:p>499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4.87" calcext:value-type="float">
            <text:p>494,87</text:p>
          </table:table-cell>
          <table:table-cell office:value-type="float" office:value="0" calcext:value-type="float">
            <text:p>0</text:p>
          </table:table-cell>
          <table:table-cell office:value-type="float" office:value="15996.19" calcext:value-type="float">
            <text:p>15996,19</text:p>
          </table:table-cell>
          <table:table-cell office:value-type="float" office:value="1060.28" calcext:value-type="float">
            <text:p>1060,28</text:p>
          </table:table-cell>
          <table:table-cell office:value-type="float" office:value="553.5" calcext:value-type="float">
            <text:p>553,5</text:p>
          </table:table-cell>
          <table:table-cell office:value-type="float" office:value="1863" calcext:value-type="float">
            <text:p>1863</text:p>
          </table:table-cell>
          <table:table-cell office:value-type="float" office:value="1017.44" calcext:value-type="float">
            <text:p>1017,44</text:p>
          </table:table-cell>
          <table:table-cell office:value-type="float" office:value="0" calcext:value-type="float">
            <text:p>0</text:p>
          </table:table-cell>
          <table:table-cell office:value-type="float" office:value="-149.43" calcext:value-type="float">
            <text:p>-149,43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651.42" calcext:value-type="float">
            <text:p>651,42</text:p>
          </table:table-cell>
          <table:table-cell office:value-type="float" office:value="909.78" calcext:value-type="float">
            <text:p>90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0.15" calcext:value-type="float">
            <text:p>9150,15</text:p>
          </table:table-cell>
          <table:table-cell office:value-type="float" office:value="0" calcext:value-type="float">
            <text:p>0</text:p>
          </table:table-cell>
          <table:table-cell office:value-type="float" office:value="37.16" calcext:value-type="float">
            <text:p>37,16</text:p>
          </table:table-cell>
          <table:table-cell office:value-type="float" office:value="0" calcext:value-type="float">
            <text:p>0</text:p>
          </table:table-cell>
          <table:table-cell office:value-type="float" office:value="597.02" calcext:value-type="float">
            <text:p>597,02</text:p>
          </table:table-cell>
          <table:table-cell office:value-type="float" office:value="1375.79" calcext:value-type="float">
            <text:p>1375,79</text:p>
          </table:table-cell>
          <table:table-cell office:value-type="float" office:value="0" calcext:value-type="float">
            <text:p>0</text:p>
          </table:table-cell>
          <table:table-cell office:value-type="float" office:value="408.57" calcext:value-type="float">
            <text:p>408,57</text:p>
          </table:table-cell>
          <table:table-cell office:value-type="float" office:value="144.63" calcext:value-type="float">
            <text:p>144,63</text:p>
          </table:table-cell>
          <table:table-cell office:value-type="float" office:value="82.39" calcext:value-type="float">
            <text:p>82,39</text:p>
          </table:table-cell>
          <table:table-cell office:value-type="float" office:value="36.6" calcext:value-type="float">
            <text:p>36,6</text:p>
          </table:table-cell>
          <table:table-cell office:value-type="float" office:value="2.75" calcext:value-type="float">
            <text:p>2,75</text:p>
          </table:table-cell>
          <table:table-cell office:value-type="float" office:value="111.74" calcext:value-type="float">
            <text:p>111,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326" calcext:value-type="float">
            <text:p>12326</text:p>
          </table:table-cell>
          <table:table-cell table:style-name="ce4" office:value-type="float" office:value="67749" calcext:value-type="float">
            <text:p>6774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4.23" calcext:value-type="float">
            <text:p>174,23</text:p>
          </table:table-cell>
          <table:table-cell office:value-type="float" office:value="0" calcext:value-type="float">
            <text:p>0</text:p>
          </table:table-cell>
          <table:table-cell office:value-type="float" office:value="9047.47" calcext:value-type="float">
            <text:p>9047,47</text:p>
          </table:table-cell>
          <table:table-cell office:value-type="float" office:value="224.62" calcext:value-type="float">
            <text:p>224,62</text:p>
          </table:table-cell>
          <table:table-cell office:value-type="float" office:value="0" calcext:value-type="float">
            <text:p>0</text:p>
          </table:table-cell>
          <table:table-cell office:value-type="float" office:value="161.3" calcext:value-type="float">
            <text:p>161,3</text:p>
          </table:table-cell>
          <table:table-cell office:value-type="float" office:value="440.58" calcext:value-type="float">
            <text:p>440,58</text:p>
          </table:table-cell>
          <table:table-cell office:value-type="float" office:value="0" calcext:value-type="float">
            <text:p>0</text:p>
          </table:table-cell>
          <table:table-cell office:value-type="float" office:value="47.57" calcext:value-type="float">
            <text:p>47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" calcext:value-type="float">
            <text:p>9,74</text:p>
          </table:table-cell>
          <table:table-cell office:value-type="float" office:value="19.4" calcext:value-type="float">
            <text:p>19,4</text:p>
          </table:table-cell>
          <table:table-cell office:value-type="float" office:value="126.49" calcext:value-type="float">
            <text:p>126,49</text:p>
          </table:table-cell>
          <table:table-cell office:value-type="float" office:value="0" calcext:value-type="float">
            <text:p>0</text:p>
          </table:table-cell>
          <table:table-cell office:value-type="float" office:value="4252.91" calcext:value-type="float">
            <text:p>4252,91</text:p>
          </table:table-cell>
          <table:table-cell office:value-type="float" office:value="0" calcext:value-type="float">
            <text:p>0</text:p>
          </table:table-cell>
          <table:table-cell office:value-type="float" office:value="11.94" calcext:value-type="float">
            <text:p>11,94</text:p>
          </table:table-cell>
          <table:table-cell office:value-type="float" office:value="197.04" calcext:value-type="float">
            <text:p>197,04</text:p>
          </table:table-cell>
          <table:table-cell office:value-type="float" office:value="486.17" calcext:value-type="float">
            <text:p>486,17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11.61" calcext:value-type="float">
            <text:p>111,61</text:p>
          </table:table-cell>
          <table:table-cell office:value-type="float" office:value="86.52" calcext:value-type="float">
            <text:p>86,5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0724" calcext:value-type="float">
            <text:p>10724</text:p>
          </table:table-cell>
          <table:table-cell table:style-name="ce4" office:value-type="float" office:value="58080" calcext:value-type="float">
            <text:p>5808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.14" calcext:value-type="float">
            <text:p>51,14</text:p>
          </table:table-cell>
          <table:table-cell office:value-type="float" office:value="7.21" calcext:value-type="float">
            <text:p>7,21</text:p>
          </table:table-cell>
          <table:table-cell office:value-type="float" office:value="163.92" calcext:value-type="float">
            <text:p>163,92</text:p>
          </table:table-cell>
          <table:table-cell office:value-type="float" office:value="20.23" calcext:value-type="float">
            <text:p>20,23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office:value-type="float" office:value="261.74" calcext:value-type="float">
            <text:p>261,74</text:p>
          </table:table-cell>
          <table:table-cell office:value-type="float" office:value="0" calcext:value-type="float">
            <text:p>0</text:p>
          </table:table-cell>
          <table:table-cell office:value-type="float" office:value="33.72" calcext:value-type="float">
            <text:p>3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53" calcext:value-type="float">
            <text:p>164,53</text:p>
          </table:table-cell>
          <table:table-cell office:value-type="float" office:value="395.6" calcext:value-type="float">
            <text:p>395,6</text:p>
          </table:table-cell>
          <table:table-cell office:value-type="float" office:value="85.78" calcext:value-type="float">
            <text:p>85,78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,04</text:p>
          </table:table-cell>
          <table:table-cell office:value-type="float" office:value="0" calcext:value-type="float">
            <text:p>0</text:p>
          </table:table-cell>
          <table:table-cell office:value-type="float" office:value="81.51" calcext:value-type="float">
            <text:p>81,51</text:p>
          </table:table-cell>
          <table:table-cell office:value-type="float" office:value="0" calcext:value-type="float">
            <text:p>0</text:p>
          </table:table-cell>
          <table:table-cell office:value-type="float" office:value="318.25" calcext:value-type="float">
            <text:p>31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7" calcext:value-type="float">
            <text:p>69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51" calcext:value-type="float">
            <text:p>126,51</text:p>
          </table:table-cell>
          <table:table-cell office:value-type="float" office:value="12.03" calcext:value-type="float">
            <text:p>12,0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39" calcext:value-type="float">
            <text:p>9239</text:p>
          </table:table-cell>
          <table:table-cell table:style-name="ce4" office:value-type="float" office:value="46800" calcext:value-type="float">
            <text:p>468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.33" calcext:value-type="float">
            <text:p>38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65" calcext:value-type="float">
            <text:p>307,65</text:p>
          </table:table-cell>
          <table:table-cell office:value-type="float" office:value="312.26" calcext:value-type="float">
            <text:p>312,26</text:p>
          </table:table-cell>
          <table:table-cell office:value-type="float" office:value="21.97" calcext:value-type="float">
            <text:p>21,97</text:p>
          </table:table-cell>
          <table:table-cell office:value-type="float" office:value="51.14" calcext:value-type="float">
            <text:p>51,14</text:p>
          </table:table-cell>
          <table:table-cell office:value-type="float" office:value="512.48" calcext:value-type="float">
            <text:p>512,48</text:p>
          </table:table-cell>
          <table:table-cell office:value-type="float" office:value="-12.44" calcext:value-type="float">
            <text:p>-12,44</text:p>
          </table:table-cell>
          <table:table-cell office:value-type="float" office:value="0" calcext:value-type="float">
            <text:p>0</text:p>
          </table:table-cell>
          <table:table-cell office:value-type="float" office:value="396.05" calcext:value-type="float">
            <text:p>396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7" calcext:value-type="float">
            <text:p>38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02" calcext:value-type="float">
            <text:p>213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7.09" calcext:value-type="float">
            <text:p>1257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office:value-type="float" office:value="23.46" calcext:value-type="float">
            <text:p>23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5" calcext:value-type="float">
            <text:p>147,35</text:p>
          </table:table-cell>
          <table:table-cell table:style-name="ce4" office:value-type="float" office:value="9207" calcext:value-type="float">
            <text:p>9207</text:p>
          </table:table-cell>
          <table:table-cell table:style-name="ce4" office:value-type="float" office:value="47015" calcext:value-type="float">
            <text:p>470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.64" calcext:value-type="float">
            <text:p>148,64</text:p>
          </table:table-cell>
          <table:table-cell office:value-type="float" office:value="186.66" calcext:value-type="float">
            <text:p>186,66</text:p>
          </table:table-cell>
          <table:table-cell office:value-type="float" office:value="1186.7" calcext:value-type="float">
            <text:p>1186,7</text:p>
          </table:table-cell>
          <table:table-cell office:value-type="float" office:value="1188.51" calcext:value-type="float">
            <text:p>1188,51</text:p>
          </table:table-cell>
          <table:table-cell office:value-type="float" office:value="272.4" calcext:value-type="float">
            <text:p>272,4</text:p>
          </table:table-cell>
          <table:table-cell office:value-type="float" office:value="0" calcext:value-type="float">
            <text:p>0</text:p>
          </table:table-cell>
          <table:table-cell office:value-type="float" office:value="527.7" calcext:value-type="float">
            <text:p>527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32" calcext:value-type="float">
            <text:p>1156,32</text:p>
          </table:table-cell>
          <table:table-cell office:value-type="float" office:value="3241.91" calcext:value-type="float">
            <text:p>3241,91</text:p>
          </table:table-cell>
          <table:table-cell office:value-type="float" office:value="1427.22" calcext:value-type="float">
            <text:p>1427,22</text:p>
          </table:table-cell>
          <table:table-cell office:value-type="float" office:value="0" calcext:value-type="float">
            <text:p>0</text:p>
          </table:table-cell>
          <table:table-cell office:value-type="float" office:value="861.25" calcext:value-type="float">
            <text:p>861,25</text:p>
          </table:table-cell>
          <table:table-cell office:value-type="float" office:value="0" calcext:value-type="float">
            <text:p>0</text:p>
          </table:table-cell>
          <table:table-cell office:value-type="float" office:value="49.32" calcext:value-type="float">
            <text:p>49,32</text:p>
          </table:table-cell>
          <table:table-cell office:value-type="float" office:value="39.61" calcext:value-type="float">
            <text:p>39,61</text:p>
          </table:table-cell>
          <table:table-cell office:value-type="float" office:value="164.26" calcext:value-type="float">
            <text:p>164,26</text:p>
          </table:table-cell>
          <table:table-cell office:value-type="float" office:value="232.98" calcext:value-type="float">
            <text:p>232,98</text:p>
          </table:table-cell>
          <table:table-cell office:value-type="float" office:value="0" calcext:value-type="float">
            <text:p>0</text:p>
          </table:table-cell>
          <table:table-cell office:value-type="float" office:value="682.39" calcext:value-type="float">
            <text:p>682,39</text:p>
          </table:table-cell>
          <table:table-cell office:value-type="float" office:value="661.11" calcext:value-type="float">
            <text:p>661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.02" calcext:value-type="float">
            <text:p>270,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484" calcext:value-type="float">
            <text:p>10484</text:p>
          </table:table-cell>
          <table:table-cell table:style-name="ce4" office:value-type="float" office:value="53101" calcext:value-type="float">
            <text:p>531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654.39" calcext:value-type="float">
            <text:p>13654,39</text:p>
          </table:table-cell>
          <table:table-cell office:value-type="float" office:value="3372.9" calcext:value-type="float">
            <text:p>3372,9</text:p>
          </table:table-cell>
          <table:table-cell office:value-type="float" office:value="0" calcext:value-type="float">
            <text:p>0</text:p>
          </table:table-cell>
          <table:table-cell office:value-type="float" office:value="30957.33" calcext:value-type="float">
            <text:p>30957,33</text:p>
          </table:table-cell>
          <table:table-cell office:value-type="float" office:value="52477.69" calcext:value-type="float">
            <text:p>52477,69</text:p>
          </table:table-cell>
          <table:table-cell office:value-type="float" office:value="1450.59" calcext:value-type="float">
            <text:p>1450,59</text:p>
          </table:table-cell>
          <table:table-cell office:value-type="float" office:value="145.91" calcext:value-type="float">
            <text:p>145,91</text:p>
          </table:table-cell>
          <table:table-cell office:value-type="float" office:value="0" calcext:value-type="float">
            <text:p>0</text:p>
          </table:table-cell>
          <table:table-cell office:value-type="float" office:value="332.98" calcext:value-type="float">
            <text:p>332,98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,82</text:p>
          </table:table-cell>
          <table:table-cell office:value-type="float" office:value="64554.37" calcext:value-type="float">
            <text:p>64554,37</text:p>
          </table:table-cell>
          <table:table-cell office:value-type="float" office:value="0" calcext:value-type="float">
            <text:p>0</text:p>
          </table:table-cell>
          <table:table-cell office:value-type="float" office:value="3065.38" calcext:value-type="float">
            <text:p>3065,38</text:p>
          </table:table-cell>
          <table:table-cell office:value-type="float" office:value="0" calcext:value-type="float">
            <text:p>0</text:p>
          </table:table-cell>
          <table:table-cell office:value-type="float" office:value="57.75" calcext:value-type="float">
            <text:p>57,75</text:p>
          </table:table-cell>
          <table:table-cell office:value-type="float" office:value="0" calcext:value-type="float">
            <text:p>0</text:p>
          </table:table-cell>
          <table:table-cell office:value-type="float" office:value="375.19" calcext:value-type="float">
            <text:p>375,19</text:p>
          </table:table-cell>
          <table:table-cell office:value-type="float" office:value="1303.94" calcext:value-type="float">
            <text:p>1303,94</text:p>
          </table:table-cell>
          <table:table-cell office:value-type="float" office:value="7884.23" calcext:value-type="float">
            <text:p>7884,23</text:p>
          </table:table-cell>
          <table:table-cell office:value-type="float" office:value="251.81" calcext:value-type="float">
            <text:p>251,81</text:p>
          </table:table-cell>
          <table:table-cell office:value-type="float" office:value="62302.03" calcext:value-type="float">
            <text:p>62302,03</text:p>
          </table:table-cell>
          <table:table-cell office:value-type="float" office:value="39081.19" calcext:value-type="float">
            <text:p>39081,19</text:p>
          </table:table-cell>
          <table:table-cell office:value-type="float" office:value="6.34" calcext:value-type="float">
            <text:p>6,34</text:p>
          </table:table-cell>
          <table:table-cell office:value-type="float" office:value="46.46" calcext:value-type="float">
            <text:p>46,46</text:p>
          </table:table-cell>
          <table:table-cell office:value-type="float" office:value="-101.75" calcext:value-type="float">
            <text:p>-101,75</text:p>
          </table:table-cell>
          <table:table-cell office:value-type="float" office:value="0" calcext:value-type="float">
            <text:p>0</text:p>
          </table:table-cell>
          <table:table-cell office:value-type="float" office:value="497.56" calcext:value-type="float">
            <text:p>497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0691" calcext:value-type="float">
            <text:p>30691</text:p>
          </table:table-cell>
          <table:table-cell table:style-name="ce4" office:value-type="float" office:value="138750" calcext:value-type="float">
            <text:p>1387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1.59" calcext:value-type="float">
            <text:p>391,59</text:p>
          </table:table-cell>
          <table:table-cell office:value-type="float" office:value="0" calcext:value-type="float">
            <text:p>0</text:p>
          </table:table-cell>
          <table:table-cell office:value-type="float" office:value="159.34" calcext:value-type="float">
            <text:p>159,34</text:p>
          </table:table-cell>
          <table:table-cell office:value-type="float" office:value="163.2" calcext:value-type="float">
            <text:p>163,2</text:p>
          </table:table-cell>
          <table:table-cell office:value-type="float" office:value="2482.77" calcext:value-type="float">
            <text:p>2482,77</text:p>
          </table:table-cell>
          <table:table-cell office:value-type="float" office:value="28.81" calcext:value-type="float">
            <text:p>28,81</text:p>
          </table:table-cell>
          <table:table-cell office:value-type="float" office:value="105.41" calcext:value-type="float">
            <text:p>105,41</text:p>
          </table:table-cell>
          <table:table-cell office:value-type="float" office:value="0" calcext:value-type="float">
            <text:p>0</text:p>
          </table:table-cell>
          <table:table-cell office:value-type="float" office:value="96.38" calcext:value-type="float">
            <text:p>96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92" calcext:value-type="float">
            <text:p>165,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.87" calcext:value-type="float">
            <text:p>112,87</text:p>
          </table:table-cell>
          <table:table-cell office:value-type="float" office:value="278.33" calcext:value-type="float">
            <text:p>278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69" calcext:value-type="float">
            <text:p>7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46" calcext:value-type="float">
            <text:p>23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52" calcext:value-type="float">
            <text:p>9552</text:p>
          </table:table-cell>
          <table:table-cell table:style-name="ce4" office:value-type="float" office:value="47127" calcext:value-type="float">
            <text:p>471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118.47" calcext:value-type="float">
            <text:p>51118,47</text:p>
          </table:table-cell>
          <table:table-cell office:value-type="float" office:value="20771.08" calcext:value-type="float">
            <text:p>20771,08</text:p>
          </table:table-cell>
          <table:table-cell office:value-type="float" office:value="376.98" calcext:value-type="float">
            <text:p>376,98</text:p>
          </table:table-cell>
          <table:table-cell office:value-type="float" office:value="3116.39" calcext:value-type="float">
            <text:p>3116,39</text:p>
          </table:table-cell>
          <table:table-cell office:value-type="float" office:value="1891.62" calcext:value-type="float">
            <text:p>1891,62</text:p>
          </table:table-cell>
          <table:table-cell office:value-type="float" office:value="4435.17" calcext:value-type="float">
            <text:p>4435,17</text:p>
          </table:table-cell>
          <table:table-cell office:value-type="float" office:value="1633.81" calcext:value-type="float">
            <text:p>1633,81</text:p>
          </table:table-cell>
          <table:table-cell office:value-type="float" office:value="713.63" calcext:value-type="float">
            <text:p>713,63</text:p>
          </table:table-cell>
          <table:table-cell office:value-type="float" office:value="2109.27" calcext:value-type="float">
            <text:p>2109,27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,06</text:p>
          </table:table-cell>
          <table:table-cell office:value-type="float" office:value="11219.39" calcext:value-type="float">
            <text:p>11219,39</text:p>
          </table:table-cell>
          <table:table-cell office:value-type="float" office:value="1555.38" calcext:value-type="float">
            <text:p>1555,38</text:p>
          </table:table-cell>
          <table:table-cell office:value-type="float" office:value="25303.9" calcext:value-type="float">
            <text:p>25303,9</text:p>
          </table:table-cell>
          <table:table-cell office:value-type="float" office:value="0" calcext:value-type="float">
            <text:p>0</text:p>
          </table:table-cell>
          <table:table-cell office:value-type="float" office:value="138.6" calcext:value-type="float">
            <text:p>138,6</text:p>
          </table:table-cell>
          <table:table-cell office:value-type="float" office:value="0" calcext:value-type="float">
            <text:p>0</text:p>
          </table:table-cell>
          <table:table-cell office:value-type="float" office:value="437.41" calcext:value-type="float">
            <text:p>437,41</text:p>
          </table:table-cell>
          <table:table-cell office:value-type="float" office:value="513.95" calcext:value-type="float">
            <text:p>513,95</text:p>
          </table:table-cell>
          <table:table-cell office:value-type="float" office:value="60631.08" calcext:value-type="float">
            <text:p>60631,08</text:p>
          </table:table-cell>
          <table:table-cell office:value-type="float" office:value="4088.17" calcext:value-type="float">
            <text:p>4088,17</text:p>
          </table:table-cell>
          <table:table-cell office:value-type="float" office:value="3803.67" calcext:value-type="float">
            <text:p>3803,67</text:p>
          </table:table-cell>
          <table:table-cell office:value-type="float" office:value="0" calcext:value-type="float">
            <text:p>0</text:p>
          </table:table-cell>
          <table:table-cell office:value-type="float" office:value="437.66" calcext:value-type="float">
            <text:p>437,66</text:p>
          </table:table-cell>
          <table:table-cell office:value-type="float" office:value="61.44" calcext:value-type="float">
            <text:p>61,44</text:p>
          </table:table-cell>
          <table:table-cell office:value-type="float" office:value="1732.64" calcext:value-type="float">
            <text:p>1732,64</text:p>
          </table:table-cell>
          <table:table-cell office:value-type="float" office:value="0" calcext:value-type="float">
            <text:p>0</text:p>
          </table:table-cell>
          <table:table-cell office:value-type="float" office:value="116.53" calcext:value-type="float">
            <text:p>116,53</text:p>
          </table:table-cell>
          <table:table-cell office:value-type="float" office:value="0" calcext:value-type="float">
            <text:p>0</text:p>
          </table:table-cell>
          <table:table-cell office:value-type="float" office:value="219.56" calcext:value-type="float">
            <text:p>219,56</text:p>
          </table:table-cell>
          <table:table-cell table:style-name="ce4" office:value-type="float" office:value="23607" calcext:value-type="float">
            <text:p>23607</text:p>
          </table:table-cell>
          <table:table-cell table:style-name="ce4" office:value-type="float" office:value="99240" calcext:value-type="float">
            <text:p>992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.64" calcext:value-type="float">
            <text:p>173,64</text:p>
          </table:table-cell>
          <table:table-cell office:value-type="float" office:value="0" calcext:value-type="float">
            <text:p>0</text:p>
          </table:table-cell>
          <table:table-cell office:value-type="float" office:value="200.28" calcext:value-type="float">
            <text:p>20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4.24" calcext:value-type="float">
            <text:p>6774,24</text:p>
          </table:table-cell>
          <table:table-cell office:value-type="float" office:value="351.04" calcext:value-type="float">
            <text:p>351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71.81" calcext:value-type="float">
            <text:p>12071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,42</text:p>
          </table:table-cell>
          <table:table-cell office:value-type="float" office:value="0" calcext:value-type="float">
            <text:p>0</text:p>
          </table:table-cell>
          <table:table-cell office:value-type="float" office:value="72.32" calcext:value-type="float">
            <text:p>72,32</text:p>
          </table:table-cell>
          <table:table-cell office:value-type="float" office:value="2046.31" calcext:value-type="float">
            <text:p>2046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.37" calcext:value-type="float">
            <text:p>286,3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1117" calcext:value-type="float">
            <text:p>11117</text:p>
          </table:table-cell>
          <table:table-cell table:style-name="ce4" office:value-type="float" office:value="55824" calcext:value-type="float">
            <text:p>558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69" calcext:value-type="float">
            <text:p>7,69</text:p>
          </table:table-cell>
          <table:table-cell office:value-type="float" office:value="0" calcext:value-type="float">
            <text:p>0</text:p>
          </table:table-cell>
          <table:table-cell office:value-type="float" office:value="191.12" calcext:value-type="float">
            <text:p>191,12</text:p>
          </table:table-cell>
          <table:table-cell office:value-type="float" office:value="0" calcext:value-type="float">
            <text:p>0</text:p>
          </table:table-cell>
          <table:table-cell office:value-type="float" office:value="2268.42" calcext:value-type="float">
            <text:p>2268,42</text:p>
          </table:table-cell>
          <table:table-cell office:value-type="float" office:value="545.93" calcext:value-type="float">
            <text:p>545,93</text:p>
          </table:table-cell>
          <table:table-cell office:value-type="float" office:value="299.74" calcext:value-type="float">
            <text:p>299,74</text:p>
          </table:table-cell>
          <table:table-cell office:value-type="float" office:value="4.07" calcext:value-type="float">
            <text:p>4,07</text:p>
          </table:table-cell>
          <table:table-cell office:value-type="float" office:value="60.74" calcext:value-type="float">
            <text:p>60,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4.15" calcext:value-type="float">
            <text:p>244,15</text:p>
          </table:table-cell>
          <table:table-cell office:value-type="float" office:value="296.63" calcext:value-type="float">
            <text:p>296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69" calcext:value-type="float">
            <text:p>9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86" calcext:value-type="float">
            <text:p>73,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13" calcext:value-type="float">
            <text:p>9413</text:p>
          </table:table-cell>
          <table:table-cell table:style-name="ce4" office:value-type="float" office:value="46411" calcext:value-type="float">
            <text:p>464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.91" calcext:value-type="float">
            <text:p>61,91</text:p>
          </table:table-cell>
          <table:table-cell office:value-type="float" office:value="0" calcext:value-type="float">
            <text:p>0</text:p>
          </table:table-cell>
          <table:table-cell office:value-type="float" office:value="699.09" calcext:value-type="float">
            <text:p>699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58" calcext:value-type="float">
            <text:p>53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.92" calcext:value-type="float">
            <text:p>234,92</text:p>
          </table:table-cell>
          <table:table-cell office:value-type="float" office:value="0" calcext:value-type="float">
            <text:p>0</text:p>
          </table:table-cell>
          <table:table-cell office:value-type="float" office:value="1287.17" calcext:value-type="float">
            <text:p>1287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95" calcext:value-type="float">
            <text:p>15,95</text:p>
          </table:table-cell>
          <table:table-cell office:value-type="float" office:value="317.58" calcext:value-type="float">
            <text:p>317,5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15.37" calcext:value-type="float">
            <text:p>15,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96" calcext:value-type="float">
            <text:p>9296</text:p>
          </table:table-cell>
          <table:table-cell table:style-name="ce4" office:value-type="float" office:value="47058" calcext:value-type="float">
            <text:p>470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621.85" calcext:value-type="float">
            <text:p>45621,85</text:p>
          </table:table-cell>
          <table:table-cell office:value-type="float" office:value="27808.26" calcext:value-type="float">
            <text:p>27808,26</text:p>
          </table:table-cell>
          <table:table-cell office:value-type="float" office:value="4281.32" calcext:value-type="float">
            <text:p>4281,32</text:p>
          </table:table-cell>
          <table:table-cell office:value-type="float" office:value="3756.14" calcext:value-type="float">
            <text:p>3756,14</text:p>
          </table:table-cell>
          <table:table-cell office:value-type="float" office:value="1053.7" calcext:value-type="float">
            <text:p>1053,7</text:p>
          </table:table-cell>
          <table:table-cell office:value-type="float" office:value="13594.04" calcext:value-type="float">
            <text:p>13594,04</text:p>
          </table:table-cell>
          <table:table-cell office:value-type="float" office:value="1815.39" calcext:value-type="float">
            <text:p>1815,39</text:p>
          </table:table-cell>
          <table:table-cell office:value-type="float" office:value="2543.15" calcext:value-type="float">
            <text:p>2543,15</text:p>
          </table:table-cell>
          <table:table-cell office:value-type="float" office:value="464.52" calcext:value-type="float">
            <text:p>464,52</text:p>
          </table:table-cell>
          <table:table-cell office:value-type="float" office:value="0" calcext:value-type="float">
            <text:p>0</text:p>
          </table:table-cell>
          <table:table-cell office:value-type="float" office:value="232.59" calcext:value-type="float">
            <text:p>232,59</text:p>
          </table:table-cell>
          <table:table-cell office:value-type="float" office:value="4652.36" calcext:value-type="float">
            <text:p>4652,36</text:p>
          </table:table-cell>
          <table:table-cell office:value-type="float" office:value="1649.38" calcext:value-type="float">
            <text:p>1649,38</text:p>
          </table:table-cell>
          <table:table-cell office:value-type="float" office:value="39978.68" calcext:value-type="float">
            <text:p>39978,68</text:p>
          </table:table-cell>
          <table:table-cell office:value-type="float" office:value="0" calcext:value-type="float">
            <text:p>0</text:p>
          </table:table-cell>
          <table:table-cell office:value-type="float" office:value="17.95" calcext:value-type="float">
            <text:p>17,95</text:p>
          </table:table-cell>
          <table:table-cell office:value-type="float" office:value="0" calcext:value-type="float">
            <text:p>0</text:p>
          </table:table-cell>
          <table:table-cell office:value-type="float" office:value="259.53" calcext:value-type="float">
            <text:p>259,53</text:p>
          </table:table-cell>
          <table:table-cell office:value-type="float" office:value="7046.2" calcext:value-type="float">
            <text:p>7046,2</text:p>
          </table:table-cell>
          <table:table-cell office:value-type="float" office:value="63290.09" calcext:value-type="float">
            <text:p>63290,09</text:p>
          </table:table-cell>
          <table:table-cell office:value-type="float" office:value="258.88" calcext:value-type="float">
            <text:p>258,88</text:p>
          </table:table-cell>
          <table:table-cell office:value-type="float" office:value="263.45" calcext:value-type="float">
            <text:p>263,45</text:p>
          </table:table-cell>
          <table:table-cell office:value-type="float" office:value="0" calcext:value-type="float">
            <text:p>0</text:p>
          </table:table-cell>
          <table:table-cell office:value-type="float" office:value="1185.4" calcext:value-type="float">
            <text:p>1185,4</text:p>
          </table:table-cell>
          <table:table-cell office:value-type="float" office:value="3.9" calcext:value-type="float">
            <text:p>3,9</text:p>
          </table:table-cell>
          <table:table-cell office:value-type="float" office:value="-57.24" calcext:value-type="float">
            <text:p>-57,24</text:p>
          </table:table-cell>
          <table:table-cell office:value-type="float" office:value="0" calcext:value-type="float">
            <text:p>0</text:p>
          </table:table-cell>
          <table:table-cell office:value-type="float" office:value="371.7" calcext:value-type="float">
            <text:p>371,7</text:p>
          </table:table-cell>
          <table:table-cell office:value-type="float" office:value="0" calcext:value-type="float">
            <text:p>0</text:p>
          </table:table-cell>
          <table:table-cell office:value-type="float" office:value="954.26" calcext:value-type="float">
            <text:p>954,26</text:p>
          </table:table-cell>
          <table:table-cell table:style-name="ce4" office:value-type="float" office:value="29095" calcext:value-type="float">
            <text:p>29095</text:p>
          </table:table-cell>
          <table:table-cell table:style-name="ce4" office:value-type="float" office:value="139301" calcext:value-type="float">
            <text:p>1393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6.74" calcext:value-type="float">
            <text:p>96,74</text:p>
          </table:table-cell>
          <table:table-cell office:value-type="float" office:value="0" calcext:value-type="float">
            <text:p>0</text:p>
          </table:table-cell>
          <table:table-cell office:value-type="float" office:value="38.85" calcext:value-type="float">
            <text:p>38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2.17" calcext:value-type="float">
            <text:p>4202,17</text:p>
          </table:table-cell>
          <table:table-cell office:value-type="float" office:value="16.34" calcext:value-type="float">
            <text:p>16,34</text:p>
          </table:table-cell>
          <table:table-cell office:value-type="float" office:value="648.64" calcext:value-type="float">
            <text:p>648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11" calcext:value-type="float">
            <text:p>72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64" calcext:value-type="float">
            <text:p>12,64</text:p>
          </table:table-cell>
          <table:table-cell office:value-type="float" office:value="5221.86" calcext:value-type="float">
            <text:p>5221,86</text:p>
          </table:table-cell>
          <table:table-cell office:value-type="float" office:value="74.58" calcext:value-type="float">
            <text:p>74,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5.31" calcext:value-type="float">
            <text:p>245,31</text:p>
          </table:table-cell>
          <table:table-cell table:style-name="ce4" office:value-type="float" office:value="11128" calcext:value-type="float">
            <text:p>11128</text:p>
          </table:table-cell>
          <table:table-cell table:style-name="ce4" office:value-type="float" office:value="64912" calcext:value-type="float">
            <text:p>649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96.95" calcext:value-type="float">
            <text:p>2296,95</text:p>
          </table:table-cell>
          <table:table-cell office:value-type="float" office:value="0" calcext:value-type="float">
            <text:p>0</text:p>
          </table:table-cell>
          <table:table-cell office:value-type="float" office:value="1631.64" calcext:value-type="float">
            <text:p>1631,64</text:p>
          </table:table-cell>
          <table:table-cell office:value-type="float" office:value="8.94" calcext:value-type="float">
            <text:p>8,94</text:p>
          </table:table-cell>
          <table:table-cell office:value-type="float" office:value="0" calcext:value-type="float">
            <text:p>0</text:p>
          </table:table-cell>
          <table:table-cell office:value-type="float" office:value="46000.37" calcext:value-type="float">
            <text:p>46000,37</text:p>
          </table:table-cell>
          <table:table-cell office:value-type="float" office:value="492.21" calcext:value-type="float">
            <text:p>492,21</text:p>
          </table:table-cell>
          <table:table-cell office:value-type="float" office:value="180.01" calcext:value-type="float">
            <text:p>180,01</text:p>
          </table:table-cell>
          <table:table-cell office:value-type="float" office:value="195.86" calcext:value-type="float">
            <text:p>195,86</text:p>
          </table:table-cell>
          <table:table-cell office:value-type="float" office:value="0" calcext:value-type="float">
            <text:p>0</text:p>
          </table:table-cell>
          <table:table-cell office:value-type="float" office:value="12.46" calcext:value-type="float">
            <text:p>12,46</text:p>
          </table:table-cell>
          <table:table-cell office:value-type="float" office:value="129.58" calcext:value-type="float">
            <text:p>129,58</text:p>
          </table:table-cell>
          <table:table-cell office:value-type="float" office:value="66709.44" calcext:value-type="float">
            <text:p>66709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9" calcext:value-type="float">
            <text:p>18,79</text:p>
          </table:table-cell>
          <table:table-cell office:value-type="float" office:value="0" calcext:value-type="float">
            <text:p>0</text:p>
          </table:table-cell>
          <table:table-cell office:value-type="float" office:value="393.69" calcext:value-type="float">
            <text:p>393,69</text:p>
          </table:table-cell>
          <table:table-cell office:value-type="float" office:value="1990.65" calcext:value-type="float">
            <text:p>1990,65</text:p>
          </table:table-cell>
          <table:table-cell office:value-type="float" office:value="212.76" calcext:value-type="float">
            <text:p>212,76</text:p>
          </table:table-cell>
          <table:table-cell office:value-type="float" office:value="1161.44" calcext:value-type="float">
            <text:p>1161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0.48" calcext:value-type="float">
            <text:p>2050,48</text:p>
          </table:table-cell>
          <table:table-cell office:value-type="float" office:value="0" calcext:value-type="float">
            <text:p>0</text:p>
          </table:table-cell>
          <table:table-cell office:value-type="float" office:value="355.81" calcext:value-type="float">
            <text:p>355,81</text:p>
          </table:table-cell>
          <table:table-cell office:value-type="float" office:value="0" calcext:value-type="float">
            <text:p>0</text:p>
          </table:table-cell>
          <table:table-cell office:value-type="float" office:value="39.67" calcext:value-type="float">
            <text:p>39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0972" calcext:value-type="float">
            <text:p>20972</text:p>
          </table:table-cell>
          <table:table-cell table:style-name="ce4" office:value-type="float" office:value="101589" calcext:value-type="float">
            <text:p>1015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28.34" calcext:value-type="float">
            <text:p>5028,34</text:p>
          </table:table-cell>
          <table:table-cell office:value-type="float" office:value="5156.62" calcext:value-type="float">
            <text:p>5156,62</text:p>
          </table:table-cell>
          <table:table-cell office:value-type="float" office:value="0" calcext:value-type="float">
            <text:p>0</text:p>
          </table:table-cell>
          <table:table-cell office:value-type="float" office:value="647.33" calcext:value-type="float">
            <text:p>647,33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,3</text:p>
          </table:table-cell>
          <table:table-cell office:value-type="float" office:value="84.73" calcext:value-type="float">
            <text:p>84,73</text:p>
          </table:table-cell>
          <table:table-cell office:value-type="float" office:value="87.1" calcext:value-type="float">
            <text:p>87,1</text:p>
          </table:table-cell>
          <table:table-cell office:value-type="float" office:value="-99.42" calcext:value-type="float">
            <text:p>-99,42</text:p>
          </table:table-cell>
          <table:table-cell office:value-type="float" office:value="0" calcext:value-type="float">
            <text:p>0</text:p>
          </table:table-cell>
          <table:table-cell office:value-type="float" office:value="693.51" calcext:value-type="float">
            <text:p>693,51</text:p>
          </table:table-cell>
          <table:table-cell office:value-type="float" office:value="884.43" calcext:value-type="float">
            <text:p>884,43</text:p>
          </table:table-cell>
          <table:table-cell office:value-type="float" office:value="0" calcext:value-type="float">
            <text:p>0</text:p>
          </table:table-cell>
          <table:table-cell office:value-type="float" office:value="8271.21" calcext:value-type="float">
            <text:p>8271,21</text:p>
          </table:table-cell>
          <table:table-cell office:value-type="float" office:value="40.53" calcext:value-type="float">
            <text:p>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" calcext:value-type="float">
            <text:p>10,27</text:p>
          </table:table-cell>
          <table:table-cell office:value-type="float" office:value="0" calcext:value-type="float">
            <text:p>0</text:p>
          </table:table-cell>
          <table:table-cell office:value-type="float" office:value="17421.4" calcext:value-type="float">
            <text:p>17421,4</text:p>
          </table:table-cell>
          <table:table-cell office:value-type="float" office:value="423.83" calcext:value-type="float">
            <text:p>423,83</text:p>
          </table:table-cell>
          <table:table-cell office:value-type="float" office:value="582.5" calcext:value-type="float">
            <text:p>58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7.95" calcext:value-type="float">
            <text:p>667,95</text:p>
          </table:table-cell>
          <table:table-cell office:value-type="float" office:value="0" calcext:value-type="float">
            <text:p>0</text:p>
          </table:table-cell>
          <table:table-cell office:value-type="float" office:value="21.72" calcext:value-type="float">
            <text:p>21,72</text:p>
          </table:table-cell>
          <table:table-cell office:value-type="float" office:value="0" calcext:value-type="float">
            <text:p>0</text:p>
          </table:table-cell>
          <table:table-cell office:value-type="float" office:value="106.45" calcext:value-type="float">
            <text:p>106,45</text:p>
          </table:table-cell>
          <table:table-cell table:style-name="ce4" office:value-type="float" office:value="11456" calcext:value-type="float">
            <text:p>11456</text:p>
          </table:table-cell>
          <table:table-cell table:style-name="ce4" office:value-type="float" office:value="52157" calcext:value-type="float">
            <text:p>521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618.28" calcext:value-type="float">
            <text:p>6561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65" calcext:value-type="float">
            <text:p>35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065.12" calcext:value-type="float">
            <text:p>141065,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9.39" calcext:value-type="float">
            <text:p>299,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6536" calcext:value-type="float">
            <text:p>26536</text:p>
          </table:table-cell>
          <table:table-cell table:style-name="ce4" office:value-type="float" office:value="120762" calcext:value-type="float">
            <text:p>1207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99.38" calcext:value-type="float">
            <text:p>1499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0.02" calcext:value-type="float">
            <text:p>2210,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79" calcext:value-type="float">
            <text:p>9479</text:p>
          </table:table-cell>
          <table:table-cell table:style-name="ce4" office:value-type="float" office:value="47775" calcext:value-type="float">
            <text:p>477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25.83" calcext:value-type="float">
            <text:p>20925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01" calcext:value-type="float">
            <text:p>111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22.63" calcext:value-type="float">
            <text:p>11422,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.22" calcext:value-type="float">
            <text:p>62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708" calcext:value-type="float">
            <text:p>12708</text:p>
          </table:table-cell>
          <table:table-cell table:style-name="ce4" office:value-type="float" office:value="63085" calcext:value-type="float">
            <text:p>630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9219.06" calcext:value-type="float">
            <text:p>9219,0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910.66" calcext:value-type="float">
            <text:p>12910,6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147" calcext:value-type="float">
            <text:p>11147</text:p>
          </table:table-cell>
          <table:table-cell table:style-name="ce4" office:value-type="float" office:value="48538" calcext:value-type="float">
            <text:p>485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898.08" calcext:value-type="float">
            <text:p>1898,0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98.98" calcext:value-type="float">
            <text:p>498,9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29" calcext:value-type="float">
            <text:p>9429</text:p>
          </table:table-cell>
          <table:table-cell table:style-name="ce4" office:value-type="float" office:value="47481" calcext:value-type="float">
            <text:p>474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164.53" calcext:value-type="float">
            <text:p>5164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.38" calcext:value-type="float">
            <text:p>340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.61" calcext:value-type="float">
            <text:p>1009,6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.68" calcext:value-type="float">
            <text:p>114,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973" calcext:value-type="float">
            <text:p>9973</text:p>
          </table:table-cell>
          <table:table-cell table:style-name="ce4" office:value-type="float" office:value="50008" calcext:value-type="float">
            <text:p>500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182.58" calcext:value-type="float">
            <text:p>9182,58</text:p>
          </table:table-cell>
          <table:table-cell office:value-type="float" office:value="4164.34" calcext:value-type="float">
            <text:p>4164,34</text:p>
          </table:table-cell>
          <table:table-cell office:value-type="float" office:value="0" calcext:value-type="float">
            <text:p>0</text:p>
          </table:table-cell>
          <table:table-cell office:value-type="float" office:value="537.98" calcext:value-type="float">
            <text:p>537,98</text:p>
          </table:table-cell>
          <table:table-cell office:value-type="float" office:value="0" calcext:value-type="float">
            <text:p>0</text:p>
          </table:table-cell>
          <table:table-cell office:value-type="float" office:value="7596.01" calcext:value-type="float">
            <text:p>7596,01</text:p>
          </table:table-cell>
          <table:table-cell office:value-type="float" office:value="71.97" calcext:value-type="float">
            <text:p>71,97</text:p>
          </table:table-cell>
          <table:table-cell office:value-type="float" office:value="2641.22" calcext:value-type="float">
            <text:p>2641,22</text:p>
          </table:table-cell>
          <table:table-cell office:value-type="float" office:value="427.5" calcext:value-type="float">
            <text:p>427,5</text:p>
          </table:table-cell>
          <table:table-cell office:value-type="float" office:value="0" calcext:value-type="float">
            <text:p>0</text:p>
          </table:table-cell>
          <table:table-cell office:value-type="float" office:value="395.28" calcext:value-type="float">
            <text:p>395,28</text:p>
          </table:table-cell>
          <table:table-cell office:value-type="float" office:value="8898.4" calcext:value-type="float">
            <text:p>8898,4</text:p>
          </table:table-cell>
          <table:table-cell office:value-type="float" office:value="0" calcext:value-type="float">
            <text:p>0</text:p>
          </table:table-cell>
          <table:table-cell office:value-type="float" office:value="2986.56" calcext:value-type="float">
            <text:p>2986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554.93" calcext:value-type="float">
            <text:p>25554,93</text:p>
          </table:table-cell>
          <table:table-cell office:value-type="float" office:value="5020.42" calcext:value-type="float">
            <text:p>502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61" calcext:value-type="float">
            <text:p>468,61</text:p>
          </table:table-cell>
          <table:table-cell office:value-type="float" office:value="0" calcext:value-type="float">
            <text:p>0</text:p>
          </table:table-cell>
          <table:table-cell office:value-type="float" office:value="483.63" calcext:value-type="float">
            <text:p>483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908" calcext:value-type="float">
            <text:p>13908</text:p>
          </table:table-cell>
          <table:table-cell table:style-name="ce4" office:value-type="float" office:value="65238" calcext:value-type="float">
            <text:p>652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10.68" calcext:value-type="float">
            <text:p>110,68</text:p>
          </table:table-cell>
          <table:table-cell office:value-type="float" office:value="44.6" calcext:value-type="float">
            <text:p>44,6</text:p>
          </table:table-cell>
          <table:table-cell office:value-type="float" office:value="289.18" calcext:value-type="float">
            <text:p>289,18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01.52" calcext:value-type="float">
            <text:p>301,52</text:p>
          </table:table-cell>
          <table:table-cell office:value-type="float" office:value="951.47" calcext:value-type="float">
            <text:p>951,4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319" calcext:value-type="float">
            <text:p>9319</text:p>
          </table:table-cell>
          <table:table-cell table:style-name="ce4" office:value-type="float" office:value="47088" calcext:value-type="float">
            <text:p>470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23.48" calcext:value-type="float">
            <text:p>9323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9" calcext:value-type="float">
            <text:p>18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.1" calcext:value-type="float">
            <text:p>804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42" calcext:value-type="float">
            <text:p>15,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.67" calcext:value-type="float">
            <text:p>28,6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495" calcext:value-type="float">
            <text:p>10495</text:p>
          </table:table-cell>
          <table:table-cell table:style-name="ce4" office:value-type="float" office:value="53018" calcext:value-type="float">
            <text:p>530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.58" calcext:value-type="float">
            <text:p>11,58</text:p>
          </table:table-cell>
          <table:table-cell office:value-type="float" office:value="10918.04" calcext:value-type="float">
            <text:p>10918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3.72" calcext:value-type="float">
            <text:p>2333,72</text:p>
          </table:table-cell>
          <table:table-cell office:value-type="float" office:value="0" calcext:value-type="float">
            <text:p>0</text:p>
          </table:table-cell>
          <table:table-cell office:value-type="float" office:value="30.49" calcext:value-type="float">
            <text:p>30,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92.82" calcext:value-type="float">
            <text:p>14492,82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43.85" calcext:value-type="float">
            <text:p>10943,85</text:p>
          </table:table-cell>
          <table:table-cell office:value-type="float" office:value="0" calcext:value-type="float">
            <text:p>0</text:p>
          </table:table-cell>
          <table:table-cell office:value-type="float" office:value="227.69" calcext:value-type="float">
            <text:p>227,69</text:p>
          </table:table-cell>
          <table:table-cell office:value-type="float" office:value="1849.2" calcext:value-type="float">
            <text:p>1849,2</text:p>
          </table:table-cell>
          <table:table-cell office:value-type="float" office:value="0" calcext:value-type="float">
            <text:p>0</text:p>
          </table:table-cell>
          <table:table-cell office:value-type="float" office:value="208.62" calcext:value-type="float">
            <text:p>208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340" calcext:value-type="float">
            <text:p>12340</text:p>
          </table:table-cell>
          <table:table-cell table:style-name="ce4" office:value-type="float" office:value="64298" calcext:value-type="float">
            <text:p>642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9.41" calcext:value-type="float">
            <text:p>949,41</text:p>
          </table:table-cell>
          <table:table-cell office:value-type="float" office:value="150.3" calcext:value-type="float">
            <text:p>150,3</text:p>
          </table:table-cell>
          <table:table-cell office:value-type="float" office:value="3309.65" calcext:value-type="float">
            <text:p>3309,65</text:p>
          </table:table-cell>
          <table:table-cell office:value-type="float" office:value="0" calcext:value-type="float">
            <text:p>0</text:p>
          </table:table-cell>
          <table:table-cell office:value-type="float" office:value="22398.17" calcext:value-type="float">
            <text:p>22398,17</text:p>
          </table:table-cell>
          <table:table-cell office:value-type="float" office:value="83.74" calcext:value-type="float">
            <text:p>83,74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.91" calcext:value-type="float">
            <text:p>268,91</text:p>
          </table:table-cell>
          <table:table-cell office:value-type="float" office:value="4852.01" calcext:value-type="float">
            <text:p>4852,01</text:p>
          </table:table-cell>
          <table:table-cell office:value-type="float" office:value="117.21" calcext:value-type="float">
            <text:p>117,21</text:p>
          </table:table-cell>
          <table:table-cell office:value-type="float" office:value="0" calcext:value-type="float">
            <text:p>0</text:p>
          </table:table-cell>
          <table:table-cell office:value-type="float" office:value="62.02" calcext:value-type="float">
            <text:p>62,02</text:p>
          </table:table-cell>
          <table:table-cell office:value-type="float" office:value="0" calcext:value-type="float">
            <text:p>0</text:p>
          </table:table-cell>
          <table:table-cell office:value-type="float" office:value="339.17" calcext:value-type="float">
            <text:p>339,17</text:p>
          </table:table-cell>
          <table:table-cell office:value-type="float" office:value="0" calcext:value-type="float">
            <text:p>0</text:p>
          </table:table-cell>
          <table:table-cell office:value-type="float" office:value="24.66" calcext:value-type="float">
            <text:p>24,66</text:p>
          </table:table-cell>
          <table:table-cell office:value-type="float" office:value="0" calcext:value-type="float">
            <text:p>0</text:p>
          </table:table-cell>
          <table:table-cell office:value-type="float" office:value="134.2" calcext:value-type="float">
            <text:p>134,2</text:p>
          </table:table-cell>
          <table:table-cell office:value-type="float" office:value="2242.36" calcext:value-type="float">
            <text:p>2242,36</text:p>
          </table:table-cell>
          <table:table-cell office:value-type="float" office:value="370.51" calcext:value-type="float">
            <text:p>370,51</text:p>
          </table:table-cell>
          <table:table-cell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office:value-type="float" office:value="19.47" calcext:value-type="float">
            <text:p>19,47</text:p>
          </table:table-cell>
          <table:table-cell office:value-type="float" office:value="11676.06" calcext:value-type="float">
            <text:p>11676,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860" calcext:value-type="float">
            <text:p>13860</text:p>
          </table:table-cell>
          <table:table-cell table:style-name="ce4" office:value-type="float" office:value="61666" calcext:value-type="float">
            <text:p>616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7.7" calcext:value-type="float">
            <text:p>237,7</text:p>
          </table:table-cell>
          <table:table-cell office:value-type="float" office:value="16532.64" calcext:value-type="float">
            <text:p>16532,64</text:p>
          </table:table-cell>
          <table:table-cell office:value-type="float" office:value="2366.08" calcext:value-type="float">
            <text:p>2366,08</text:p>
          </table:table-cell>
          <table:table-cell office:value-type="float" office:value="3277.58" calcext:value-type="float">
            <text:p>3277,58</text:p>
          </table:table-cell>
          <table:table-cell office:value-type="float" office:value="1941.83" calcext:value-type="float">
            <text:p>1941,83</text:p>
          </table:table-cell>
          <table:table-cell office:value-type="float" office:value="2917.62" calcext:value-type="float">
            <text:p>2917,62</text:p>
          </table:table-cell>
          <table:table-cell office:value-type="float" office:value="953.46" calcext:value-type="float">
            <text:p>953,46</text:p>
          </table:table-cell>
          <table:table-cell office:value-type="float" office:value="127.01" calcext:value-type="float">
            <text:p>127,01</text:p>
          </table:table-cell>
          <table:table-cell office:value-type="float" office:value="130.26" calcext:value-type="float">
            <text:p>13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7.23" calcext:value-type="float">
            <text:p>5207,23</text:p>
          </table:table-cell>
          <table:table-cell office:value-type="float" office:value="675.93" calcext:value-type="float">
            <text:p>675,93</text:p>
          </table:table-cell>
          <table:table-cell office:value-type="float" office:value="10751.38" calcext:value-type="float">
            <text:p>10751,38</text:p>
          </table:table-cell>
          <table:table-cell office:value-type="float" office:value="0" calcext:value-type="float">
            <text:p>0</text:p>
          </table:table-cell>
          <table:table-cell office:value-type="float" office:value="499.98" calcext:value-type="float">
            <text:p>499,98</text:p>
          </table:table-cell>
          <table:table-cell office:value-type="float" office:value="0" calcext:value-type="float">
            <text:p>0</text:p>
          </table:table-cell>
          <table:table-cell office:value-type="float" office:value="178.21" calcext:value-type="float">
            <text:p>178,21</text:p>
          </table:table-cell>
          <table:table-cell office:value-type="float" office:value="13.05" calcext:value-type="float">
            <text:p>13,05</text:p>
          </table:table-cell>
          <table:table-cell office:value-type="float" office:value="320.95" calcext:value-type="float">
            <text:p>320,95</text:p>
          </table:table-cell>
          <table:table-cell office:value-type="float" office:value="1004.43" calcext:value-type="float">
            <text:p>1004,43</text:p>
          </table:table-cell>
          <table:table-cell office:value-type="float" office:value="0" calcext:value-type="float">
            <text:p>0</text:p>
          </table:table-cell>
          <table:table-cell office:value-type="float" office:value="1010.16" calcext:value-type="float">
            <text:p>1010,16</text:p>
          </table:table-cell>
          <table:table-cell office:value-type="float" office:value="115.58" calcext:value-type="float">
            <text:p>115,58</text:p>
          </table:table-cell>
          <table:table-cell office:value-type="float" office:value="0" calcext:value-type="float">
            <text:p>0</text:p>
          </table:table-cell>
          <table:table-cell office:value-type="float" office:value="45.34" calcext:value-type="float">
            <text:p>45,34</text:p>
          </table:table-cell>
          <table:table-cell office:value-type="float" office:value="0" calcext:value-type="float">
            <text:p>0</text:p>
          </table:table-cell>
          <table:table-cell office:value-type="float" office:value="374.3" calcext:value-type="float">
            <text:p>374,3</text:p>
          </table:table-cell>
          <table:table-cell office:value-type="float" office:value="1868.04" calcext:value-type="float">
            <text:p>1868,04</text:p>
          </table:table-cell>
          <table:table-cell office:value-type="float" office:value="22.95" calcext:value-type="float">
            <text:p>22,95</text:p>
          </table:table-cell>
          <table:table-cell table:style-name="ce4" office:value-type="float" office:value="12746" calcext:value-type="float">
            <text:p>12746</text:p>
          </table:table-cell>
          <table:table-cell table:style-name="ce4" office:value-type="float" office:value="53589" calcext:value-type="float">
            <text:p>535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,8</text:p>
          </table:table-cell>
          <table:table-cell office:value-type="float" office:value="46.29" calcext:value-type="float">
            <text:p>46,29</text:p>
          </table:table-cell>
          <table:table-cell office:value-type="float" office:value="5179.52" calcext:value-type="float">
            <text:p>5179,52</text:p>
          </table:table-cell>
          <table:table-cell office:value-type="float" office:value="54.83" calcext:value-type="float">
            <text:p>54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1.37" calcext:value-type="float">
            <text:p>1941,37</text:p>
          </table:table-cell>
          <table:table-cell office:value-type="float" office:value="2978" calcext:value-type="float">
            <text:p>2978</text:p>
          </table:table-cell>
          <table:table-cell office:value-type="float" office:value="3031.83" calcext:value-type="float">
            <text:p>3031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9" calcext:value-type="float">
            <text:p>7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8" calcext:value-type="float">
            <text:p>28,18</text:p>
          </table:table-cell>
          <table:table-cell office:value-type="float" office:value="0" calcext:value-type="float">
            <text:p>0</text:p>
          </table:table-cell>
          <table:table-cell office:value-type="float" office:value="761.5" calcext:value-type="float">
            <text:p>761,5</text:p>
          </table:table-cell>
          <table:table-cell office:value-type="float" office:value="6.22" calcext:value-type="float">
            <text:p>6,22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42.31" calcext:value-type="float">
            <text:p>42,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19" calcext:value-type="float">
            <text:p>10719</text:p>
          </table:table-cell>
          <table:table-cell table:style-name="ce4" office:value-type="float" office:value="54487" calcext:value-type="float">
            <text:p>5448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8.2" calcext:value-type="float">
            <text:p>1348,2</text:p>
          </table:table-cell>
          <table:table-cell office:value-type="float" office:value="46.66" calcext:value-type="float">
            <text:p>46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7.91" calcext:value-type="float">
            <text:p>687,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8.73" calcext:value-type="float">
            <text:p>168,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455" calcext:value-type="float">
            <text:p>9455</text:p>
          </table:table-cell>
          <table:table-cell table:style-name="ce4" office:value-type="float" office:value="47689" calcext:value-type="float">
            <text:p>476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3.59" calcext:value-type="float">
            <text:p>443,5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29.24" calcext:value-type="float">
            <text:p>529,24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206" calcext:value-type="float">
            <text:p>9206</text:p>
          </table:table-cell>
          <table:table-cell table:style-name="ce4" office:value-type="float" office:value="46433" calcext:value-type="float">
            <text:p>464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4.95" calcext:value-type="float">
            <text:p>454,95</text:p>
          </table:table-cell>
          <table:table-cell office:value-type="float" office:value="185.44" calcext:value-type="float">
            <text:p>185,44</text:p>
          </table:table-cell>
          <table:table-cell office:value-type="float" office:value="142.55" calcext:value-type="float">
            <text:p>142,55</text:p>
          </table:table-cell>
          <table:table-cell office:value-type="float" office:value="1385.54" calcext:value-type="float">
            <text:p>1385,54</text:p>
          </table:table-cell>
          <table:table-cell office:value-type="float" office:value="0" calcext:value-type="float">
            <text:p>0</text:p>
          </table:table-cell>
          <table:table-cell office:value-type="float" office:value="330.15" calcext:value-type="float">
            <text:p>33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.62" calcext:value-type="float">
            <text:p>1459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3.28" calcext:value-type="float">
            <text:p>2633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4.51" calcext:value-type="float">
            <text:p>1364,51</text:p>
          </table:table-cell>
          <table:table-cell office:value-type="float" office:value="1053.13" calcext:value-type="float">
            <text:p>1053,13</text:p>
          </table:table-cell>
          <table:table-cell office:value-type="float" office:value="0" calcext:value-type="float">
            <text:p>0</text:p>
          </table:table-cell>
          <table:table-cell office:value-type="float" office:value="233.97" calcext:value-type="float">
            <text:p>233,97</text:p>
          </table:table-cell>
          <table:table-cell office:value-type="float" office:value="36.23" calcext:value-type="float">
            <text:p>36,23</text:p>
          </table:table-cell>
          <table:table-cell office:value-type="float" office:value="0" calcext:value-type="float">
            <text:p>0</text:p>
          </table:table-cell>
          <table:table-cell office:value-type="float" office:value="69.21" calcext:value-type="float">
            <text:p>69,2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72" calcext:value-type="float">
            <text:p>9672</text:p>
          </table:table-cell>
          <table:table-cell table:style-name="ce4" office:value-type="float" office:value="48471" calcext:value-type="float">
            <text:p>48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00.47" calcext:value-type="float">
            <text:p>1800,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657.39" calcext:value-type="float">
            <text:p>3657,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603" calcext:value-type="float">
            <text:p>9603</text:p>
          </table:table-cell>
          <table:table-cell table:style-name="ce4" office:value-type="float" office:value="46399" calcext:value-type="float">
            <text:p>463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75.46" calcext:value-type="float">
            <text:p>2875,46</text:p>
          </table:table-cell>
          <table:table-cell office:value-type="float" office:value="96.79" calcext:value-type="float">
            <text:p>96,79</text:p>
          </table:table-cell>
          <table:table-cell office:value-type="float" office:value="584.71" calcext:value-type="float">
            <text:p>584,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3.38" calcext:value-type="float">
            <text:p>423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5.25" calcext:value-type="float">
            <text:p>4255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704" calcext:value-type="float">
            <text:p>9704</text:p>
          </table:table-cell>
          <table:table-cell table:style-name="ce4" office:value-type="float" office:value="48691" calcext:value-type="float">
            <text:p>486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57761.75" calcext:value-type="float">
            <text:p>557761,75</text:p>
          </table:table-cell>
          <table:table-cell office:value-type="float" office:value="500.41" calcext:value-type="float">
            <text:p>500,41</text:p>
          </table:table-cell>
          <table:table-cell office:value-type="float" office:value="11947.99" calcext:value-type="float">
            <text:p>11947,99</text:p>
          </table:table-cell>
          <table:table-cell office:value-type="float" office:value="0" calcext:value-type="float">
            <text:p>0</text:p>
          </table:table-cell>
          <table:table-cell office:value-type="float" office:value="39420.03" calcext:value-type="float">
            <text:p>39420,03</text:p>
          </table:table-cell>
          <table:table-cell office:value-type="float" office:value="464.11" calcext:value-type="float">
            <text:p>464,11</text:p>
          </table:table-cell>
          <table:table-cell office:value-type="float" office:value="1797.26" calcext:value-type="float">
            <text:p>1797,26</text:p>
          </table:table-cell>
          <table:table-cell office:value-type="float" office:value="5950.12" calcext:value-type="float">
            <text:p>5950,12</text:p>
          </table:table-cell>
          <table:table-cell office:value-type="float" office:value="18804.06" calcext:value-type="float">
            <text:p>18804,06</text:p>
          </table:table-cell>
          <table:table-cell office:value-type="float" office:value="0" calcext:value-type="float">
            <text:p>0</text:p>
          </table:table-cell>
          <table:table-cell office:value-type="float" office:value="5481.73" calcext:value-type="float">
            <text:p>5481,73</text:p>
          </table:table-cell>
          <table:table-cell office:value-type="float" office:value="6297.29" calcext:value-type="float">
            <text:p>6297,29</text:p>
          </table:table-cell>
          <table:table-cell office:value-type="float" office:value="278.16" calcext:value-type="float">
            <text:p>278,16</text:p>
          </table:table-cell>
          <table:table-cell office:value-type="float" office:value="1697.45" calcext:value-type="float">
            <text:p>1697,45</text:p>
          </table:table-cell>
          <table:table-cell office:value-type="float" office:value="0" calcext:value-type="float">
            <text:p>0</text:p>
          </table:table-cell>
          <table:table-cell office:value-type="float" office:value="14933.84" calcext:value-type="float">
            <text:p>14933,84</text:p>
          </table:table-cell>
          <table:table-cell office:value-type="float" office:value="0" calcext:value-type="float">
            <text:p>0</text:p>
          </table:table-cell>
          <table:table-cell office:value-type="float" office:value="1146.47" calcext:value-type="float">
            <text:p>1146,47</text:p>
          </table:table-cell>
          <table:table-cell office:value-type="float" office:value="2429.64" calcext:value-type="float">
            <text:p>2429,64</text:p>
          </table:table-cell>
          <table:table-cell office:value-type="float" office:value="885081.09" calcext:value-type="float">
            <text:p>885081,09</text:p>
          </table:table-cell>
          <table:table-cell office:value-type="float" office:value="10149.52" calcext:value-type="float">
            <text:p>10149,52</text:p>
          </table:table-cell>
          <table:table-cell office:value-type="float" office:value="29455.36" calcext:value-type="float">
            <text:p>29455,36</text:p>
          </table:table-cell>
          <table:table-cell office:value-type="float" office:value="0" calcext:value-type="float">
            <text:p>0</text:p>
          </table:table-cell>
          <table:table-cell office:value-type="float" office:value="1028.63" calcext:value-type="float">
            <text:p>1028,63</text:p>
          </table:table-cell>
          <table:table-cell office:value-type="float" office:value="0" calcext:value-type="float">
            <text:p>0</text:p>
          </table:table-cell>
          <table:table-cell office:value-type="float" office:value="39629.26" calcext:value-type="float">
            <text:p>39629,26</text:p>
          </table:table-cell>
          <table:table-cell office:value-type="float" office:value="0" calcext:value-type="float">
            <text:p>0</text:p>
          </table:table-cell>
          <table:table-cell office:value-type="float" office:value="2944.08" calcext:value-type="float">
            <text:p>2944,08</text:p>
          </table:table-cell>
          <table:table-cell office:value-type="float" office:value="0" calcext:value-type="float">
            <text:p>0</text:p>
          </table:table-cell>
          <table:table-cell office:value-type="float" office:value="1211.01" calcext:value-type="float">
            <text:p>1211,01</text:p>
          </table:table-cell>
          <table:table-cell table:style-name="ce4" office:value-type="float" office:value="107683" calcext:value-type="float">
            <text:p>107683</text:p>
          </table:table-cell>
          <table:table-cell table:style-name="ce4" office:value-type="float" office:value="326752" calcext:value-type="float">
            <text:p>3267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.4" calcext:value-type="float">
            <text:p>64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28" calcext:value-type="float">
            <text:p>9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.38" calcext:value-type="float">
            <text:p>1700,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6.4" calcext:value-type="float">
            <text:p>146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66" calcext:value-type="float">
            <text:p>9366</text:p>
          </table:table-cell>
          <table:table-cell table:style-name="ce4" office:value-type="float" office:value="47326" calcext:value-type="float">
            <text:p>473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27.09" calcext:value-type="float">
            <text:p>48027,09</text:p>
          </table:table-cell>
          <table:table-cell office:value-type="float" office:value="63538.49" calcext:value-type="float">
            <text:p>63538,49</text:p>
          </table:table-cell>
          <table:table-cell office:value-type="float" office:value="2111.5" calcext:value-type="float">
            <text:p>2111,5</text:p>
          </table:table-cell>
          <table:table-cell office:value-type="float" office:value="67093.34" calcext:value-type="float">
            <text:p>67093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.02" calcext:value-type="float">
            <text:p>73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750.08" calcext:value-type="float">
            <text:p>164750,08</text:p>
          </table:table-cell>
          <table:table-cell office:value-type="float" office:value="79578.05" calcext:value-type="float">
            <text:p>79578,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317.75" calcext:value-type="float">
            <text:p>94317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0.02" calcext:value-type="float">
            <text:p>1270,0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50310" calcext:value-type="float">
            <text:p>50310</text:p>
          </table:table-cell>
          <table:table-cell table:style-name="ce4" office:value-type="float" office:value="362269" calcext:value-type="float">
            <text:p>362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.91" calcext:value-type="float">
            <text:p>494,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0.84" calcext:value-type="float">
            <text:p>3300,8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409" calcext:value-type="float">
            <text:p>9409</text:p>
          </table:table-cell>
          <table:table-cell table:style-name="ce4" office:value-type="float" office:value="48463" calcext:value-type="float">
            <text:p>484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8" calcext:value-type="float">
            <text:p>142,8</text:p>
          </table:table-cell>
          <table:table-cell office:value-type="float" office:value="154312.61" calcext:value-type="float">
            <text:p>154312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6.67" calcext:value-type="float">
            <text:p>2576,67</text:p>
          </table:table-cell>
          <table:table-cell office:value-type="float" office:value="0" calcext:value-type="float">
            <text:p>0</text:p>
          </table:table-cell>
          <table:table-cell office:value-type="float" office:value="1463.87" calcext:value-type="float">
            <text:p>1463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10.4" calcext:value-type="float">
            <text:p>162010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4.79" calcext:value-type="float">
            <text:p>1194,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33.43" calcext:value-type="float">
            <text:p>2233,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41616" calcext:value-type="float">
            <text:p>41616</text:p>
          </table:table-cell>
          <table:table-cell table:style-name="ce4" office:value-type="float" office:value="268249" calcext:value-type="float">
            <text:p>2682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5643.37" calcext:value-type="float">
            <text:p>65643,37</text:p>
          </table:table-cell>
          <table:table-cell office:value-type="float" office:value="27085.89" calcext:value-type="float">
            <text:p>27085,89</text:p>
          </table:table-cell>
          <table:table-cell office:value-type="float" office:value="23018.04" calcext:value-type="float">
            <text:p>23018,04</text:p>
          </table:table-cell>
          <table:table-cell office:value-type="float" office:value="5702.33" calcext:value-type="float">
            <text:p>5702,33</text:p>
          </table:table-cell>
          <table:table-cell office:value-type="float" office:value="25088.99" calcext:value-type="float">
            <text:p>25088,99</text:p>
          </table:table-cell>
          <table:table-cell office:value-type="float" office:value="4226.5" calcext:value-type="float">
            <text:p>4226,5</text:p>
          </table:table-cell>
          <table:table-cell office:value-type="float" office:value="4309.96" calcext:value-type="float">
            <text:p>4309,96</text:p>
          </table:table-cell>
          <table:table-cell office:value-type="float" office:value="5345.02" calcext:value-type="float">
            <text:p>5345,02</text:p>
          </table:table-cell>
          <table:table-cell office:value-type="float" office:value="4844.76" calcext:value-type="float">
            <text:p>4844,76</text:p>
          </table:table-cell>
          <table:table-cell office:value-type="float" office:value="0" calcext:value-type="float">
            <text:p>0</text:p>
          </table:table-cell>
          <table:table-cell office:value-type="float" office:value="61.88" calcext:value-type="float">
            <text:p>61,88</text:p>
          </table:table-cell>
          <table:table-cell office:value-type="float" office:value="4096.88" calcext:value-type="float">
            <text:p>4096,88</text:p>
          </table:table-cell>
          <table:table-cell office:value-type="float" office:value="47.4" calcext:value-type="float">
            <text:p>47,4</text:p>
          </table:table-cell>
          <table:table-cell office:value-type="float" office:value="14587.43" calcext:value-type="float">
            <text:p>14587,43</text:p>
          </table:table-cell>
          <table:table-cell office:value-type="float" office:value="0" calcext:value-type="float">
            <text:p>0</text:p>
          </table:table-cell>
          <table:table-cell office:value-type="float" office:value="3602.72" calcext:value-type="float">
            <text:p>3602,72</text:p>
          </table:table-cell>
          <table:table-cell office:value-type="float" office:value="0" calcext:value-type="float">
            <text:p>0</text:p>
          </table:table-cell>
          <table:table-cell office:value-type="float" office:value="30.54" calcext:value-type="float">
            <text:p>30,54</text:p>
          </table:table-cell>
          <table:table-cell office:value-type="float" office:value="0" calcext:value-type="float">
            <text:p>0</text:p>
          </table:table-cell>
          <table:table-cell office:value-type="float" office:value="64031.75" calcext:value-type="float">
            <text:p>64031,75</text:p>
          </table:table-cell>
          <table:table-cell office:value-type="float" office:value="8016.53" calcext:value-type="float">
            <text:p>8016,53</text:p>
          </table:table-cell>
          <table:table-cell office:value-type="float" office:value="3184.93" calcext:value-type="float">
            <text:p>3184,93</text:p>
          </table:table-cell>
          <table:table-cell office:value-type="float" office:value="1273.55" calcext:value-type="float">
            <text:p>1273,55</text:p>
          </table:table-cell>
          <table:table-cell office:value-type="float" office:value="1046.77" calcext:value-type="float">
            <text:p>1046,77</text:p>
          </table:table-cell>
          <table:table-cell office:value-type="float" office:value="2137.44" calcext:value-type="float">
            <text:p>2137,44</text:p>
          </table:table-cell>
          <table:table-cell office:value-type="float" office:value="3930.41" calcext:value-type="float">
            <text:p>3930,41</text:p>
          </table:table-cell>
          <table:table-cell office:value-type="float" office:value="0" calcext:value-type="float">
            <text:p>0</text:p>
          </table:table-cell>
          <table:table-cell office:value-type="float" office:value="185.83" calcext:value-type="float">
            <text:p>185,83</text:p>
          </table:table-cell>
          <table:table-cell office:value-type="float" office:value="0" calcext:value-type="float">
            <text:p>0</text:p>
          </table:table-cell>
          <table:table-cell office:value-type="float" office:value="222.04" calcext:value-type="float">
            <text:p>222,04</text:p>
          </table:table-cell>
          <table:table-cell table:style-name="ce4" office:value-type="float" office:value="32327" calcext:value-type="float">
            <text:p>32327</text:p>
          </table:table-cell>
          <table:table-cell table:style-name="ce4" office:value-type="float" office:value="119805" calcext:value-type="float">
            <text:p>1198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12.85" calcext:value-type="float">
            <text:p>1212,8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363.99" calcext:value-type="float">
            <text:p>2363,9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377" calcext:value-type="float">
            <text:p>9377</text:p>
          </table:table-cell>
          <table:table-cell table:style-name="ce4" office:value-type="float" office:value="47221" calcext:value-type="float">
            <text:p>472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03" calcext:value-type="float">
            <text:p>40,03</text:p>
          </table:table-cell>
          <table:table-cell office:value-type="float" office:value="0" calcext:value-type="float">
            <text:p>0</text:p>
          </table:table-cell>
          <table:table-cell office:value-type="float" office:value="1528.06" calcext:value-type="float">
            <text:p>1528,06</text:p>
          </table:table-cell>
          <table:table-cell office:value-type="float" office:value="0" calcext:value-type="float">
            <text:p>0</text:p>
          </table:table-cell>
          <table:table-cell office:value-type="float" office:value="185.38" calcext:value-type="float">
            <text:p>185,38</text:p>
          </table:table-cell>
          <table:table-cell office:value-type="float" office:value="75.27" calcext:value-type="float">
            <text:p>75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2.72" calcext:value-type="float">
            <text:p>1672,72</text:p>
          </table:table-cell>
          <table:table-cell office:value-type="float" office:value="0" calcext:value-type="float">
            <text:p>0</text:p>
          </table:table-cell>
          <table:table-cell office:value-type="float" office:value="174.63" calcext:value-type="float">
            <text:p>174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63" calcext:value-type="float">
            <text:p>55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.14" calcext:value-type="float">
            <text:p>355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94" calcext:value-type="float">
            <text:p>26,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17" calcext:value-type="float">
            <text:p>9717</text:p>
          </table:table-cell>
          <table:table-cell table:style-name="ce4" office:value-type="float" office:value="49675" calcext:value-type="float">
            <text:p>496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86.14" calcext:value-type="float">
            <text:p>57186,14</text:p>
          </table:table-cell>
          <table:table-cell office:value-type="float" office:value="2177.43" calcext:value-type="float">
            <text:p>2177,43</text:p>
          </table:table-cell>
          <table:table-cell office:value-type="float" office:value="2583.31" calcext:value-type="float">
            <text:p>2583,31</text:p>
          </table:table-cell>
          <table:table-cell office:value-type="float" office:value="243.33" calcext:value-type="float">
            <text:p>243,33</text:p>
          </table:table-cell>
          <table:table-cell office:value-type="float" office:value="0" calcext:value-type="float">
            <text:p>0</text:p>
          </table:table-cell>
          <table:table-cell office:value-type="float" office:value="931.04" calcext:value-type="float">
            <text:p>93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87.33" calcext:value-type="float">
            <text:p>24487,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.22" calcext:value-type="float">
            <text:p>62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52" calcext:value-type="float">
            <text:p>151,5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1018" calcext:value-type="float">
            <text:p>21018</text:p>
          </table:table-cell>
          <table:table-cell table:style-name="ce4" office:value-type="float" office:value="118691" calcext:value-type="float">
            <text:p>1186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7.81" calcext:value-type="float">
            <text:p>7337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" calcext:value-type="float">
            <text:p>19,46</text:p>
          </table:table-cell>
          <table:table-cell office:value-type="float" office:value="287.56" calcext:value-type="float">
            <text:p>287,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93.38" calcext:value-type="float">
            <text:p>7993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71" calcext:value-type="float">
            <text:p>57,71</text:p>
          </table:table-cell>
          <table:table-cell office:value-type="float" office:value="0" calcext:value-type="float">
            <text:p>0</text:p>
          </table:table-cell>
          <table:table-cell office:value-type="float" office:value="61.71" calcext:value-type="float">
            <text:p>61,71</text:p>
          </table:table-cell>
          <table:table-cell office:value-type="float" office:value="344.47" calcext:value-type="float">
            <text:p>344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368" calcext:value-type="float">
            <text:p>10368</text:p>
          </table:table-cell>
          <table:table-cell table:style-name="ce4" office:value-type="float" office:value="53159" calcext:value-type="float">
            <text:p>5315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1912.83" calcext:value-type="float">
            <text:p>61912,83</text:p>
          </table:table-cell>
          <table:table-cell office:value-type="float" office:value="23729.57" calcext:value-type="float">
            <text:p>23729,57</text:p>
          </table:table-cell>
          <table:table-cell office:value-type="float" office:value="2760.14" calcext:value-type="float">
            <text:p>2760,14</text:p>
          </table:table-cell>
          <table:table-cell office:value-type="float" office:value="1875.34" calcext:value-type="float">
            <text:p>1875,34</text:p>
          </table:table-cell>
          <table:table-cell office:value-type="float" office:value="0" calcext:value-type="float">
            <text:p>0</text:p>
          </table:table-cell>
          <table:table-cell office:value-type="float" office:value="1846.01" calcext:value-type="float">
            <text:p>1846,01</text:p>
          </table:table-cell>
          <table:table-cell office:value-type="float" office:value="154.87" calcext:value-type="float">
            <text:p>154,87</text:p>
          </table:table-cell>
          <table:table-cell office:value-type="float" office:value="1307.35" calcext:value-type="float">
            <text:p>1307,35</text:p>
          </table:table-cell>
          <table:table-cell office:value-type="float" office:value="13441.2" calcext:value-type="float">
            <text:p>1344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4.21" calcext:value-type="float">
            <text:p>12624,21</text:p>
          </table:table-cell>
          <table:table-cell office:value-type="float" office:value="1514.36" calcext:value-type="float">
            <text:p>1514,36</text:p>
          </table:table-cell>
          <table:table-cell office:value-type="float" office:value="9278.95" calcext:value-type="float">
            <text:p>9278,95</text:p>
          </table:table-cell>
          <table:table-cell office:value-type="float" office:value="0" calcext:value-type="float">
            <text:p>0</text:p>
          </table:table-cell>
          <table:table-cell office:value-type="float" office:value="145.56" calcext:value-type="float">
            <text:p>145,56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,3</text:p>
          </table:table-cell>
          <table:table-cell office:value-type="float" office:value="1081.46" calcext:value-type="float">
            <text:p>1081,46</text:p>
          </table:table-cell>
          <table:table-cell office:value-type="float" office:value="22628.84" calcext:value-type="float">
            <text:p>22628,84</text:p>
          </table:table-cell>
          <table:table-cell office:value-type="float" office:value="673.29" calcext:value-type="float">
            <text:p>673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9" calcext:value-type="float">
            <text:p>327,9</text:p>
          </table:table-cell>
          <table:table-cell office:value-type="float" office:value="0" calcext:value-type="float">
            <text:p>0</text:p>
          </table:table-cell>
          <table:table-cell office:value-type="float" office:value="1019.35" calcext:value-type="float">
            <text:p>1019,35</text:p>
          </table:table-cell>
          <table:table-cell office:value-type="float" office:value="0" calcext:value-type="float">
            <text:p>0</text:p>
          </table:table-cell>
          <table:table-cell office:value-type="float" office:value="52.19" calcext:value-type="float">
            <text:p>52,19</text:p>
          </table:table-cell>
          <table:table-cell office:value-type="float" office:value="0" calcext:value-type="float">
            <text:p>0</text:p>
          </table:table-cell>
          <table:table-cell office:value-type="float" office:value="1359.91" calcext:value-type="float">
            <text:p>1359,91</text:p>
          </table:table-cell>
          <table:table-cell table:style-name="ce4" office:value-type="float" office:value="24947" calcext:value-type="float">
            <text:p>24947</text:p>
          </table:table-cell>
          <table:table-cell table:style-name="ce4" office:value-type="float" office:value="113033" calcext:value-type="float">
            <text:p>1130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.01" calcext:value-type="float">
            <text:p>30,01</text:p>
          </table:table-cell>
          <table:table-cell office:value-type="float" office:value="0" calcext:value-type="float">
            <text:p>0</text:p>
          </table:table-cell>
          <table:table-cell office:value-type="float" office:value="42.97" calcext:value-type="float">
            <text:p>42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.04" calcext:value-type="float">
            <text:p>100,04</text:p>
          </table:table-cell>
          <table:table-cell table:style-name="ce4" office:value-type="float" office:value="9340" calcext:value-type="float">
            <text:p>9340</text:p>
          </table:table-cell>
          <table:table-cell table:style-name="ce4" office:value-type="float" office:value="47130" calcext:value-type="float">
            <text:p>471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04.33" calcext:value-type="float">
            <text:p>4704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8" calcext:value-type="float">
            <text:p>24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.44" calcext:value-type="float">
            <text:p>247,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99.63" calcext:value-type="float">
            <text:p>499,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943" calcext:value-type="float">
            <text:p>9943</text:p>
          </table:table-cell>
          <table:table-cell table:style-name="ce4" office:value-type="float" office:value="49600" calcext:value-type="float">
            <text:p>496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2.8" calcext:value-type="float">
            <text:p>29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39" calcext:value-type="float">
            <text:p>102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.1" calcext:value-type="float">
            <text:p>57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4" calcext:value-type="float">
            <text:p>3,34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21" calcext:value-type="float">
            <text:p>9221</text:p>
          </table:table-cell>
          <table:table-cell table:style-name="ce4" office:value-type="float" office:value="46429" calcext:value-type="float">
            <text:p>464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.76" calcext:value-type="float">
            <text:p>572,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19.13" calcext:value-type="float">
            <text:p>1519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9" calcext:value-type="float">
            <text:p>8,6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311" calcext:value-type="float">
            <text:p>9311</text:p>
          </table:table-cell>
          <table:table-cell table:style-name="ce4" office:value-type="float" office:value="47377" calcext:value-type="float">
            <text:p>473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4.3" calcext:value-type="float">
            <text:p>396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5" calcext:value-type="float">
            <text:p>7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1.58" calcext:value-type="float">
            <text:p>7861,58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.76" calcext:value-type="float">
            <text:p>47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.16" calcext:value-type="float">
            <text:p>523,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236" calcext:value-type="float">
            <text:p>10236</text:p>
          </table:table-cell>
          <table:table-cell table:style-name="ce4" office:value-type="float" office:value="50255" calcext:value-type="float">
            <text:p>502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0.35" calcext:value-type="float">
            <text:p>106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" calcext:value-type="float">
            <text:p>29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.53" calcext:value-type="float">
            <text:p>1184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04.26" calcext:value-type="float">
            <text:p>2104,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.88" calcext:value-type="float">
            <text:p>126,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876" calcext:value-type="float">
            <text:p>9876</text:p>
          </table:table-cell>
          <table:table-cell table:style-name="ce4" office:value-type="float" office:value="52610" calcext:value-type="float">
            <text:p>526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5.59" calcext:value-type="float">
            <text:p>1165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66.65" calcext:value-type="float">
            <text:p>466,6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41" calcext:value-type="float">
            <text:p>9341</text:p>
          </table:table-cell>
          <table:table-cell table:style-name="ce4" office:value-type="float" office:value="47025" calcext:value-type="float">
            <text:p>470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84.35" calcext:value-type="float">
            <text:p>884,35</text:p>
          </table:table-cell>
          <table:table-cell office:value-type="float" office:value="86697.64" calcext:value-type="float">
            <text:p>86697,64</text:p>
          </table:table-cell>
          <table:table-cell office:value-type="float" office:value="22142.64" calcext:value-type="float">
            <text:p>22142,64</text:p>
          </table:table-cell>
          <table:table-cell office:value-type="float" office:value="7166.33" calcext:value-type="float">
            <text:p>7166,33</text:p>
          </table:table-cell>
          <table:table-cell office:value-type="float" office:value="563.53" calcext:value-type="float">
            <text:p>563,53</text:p>
          </table:table-cell>
          <table:table-cell office:value-type="float" office:value="737.18" calcext:value-type="float">
            <text:p>737,18</text:p>
          </table:table-cell>
          <table:table-cell office:value-type="float" office:value="221.24" calcext:value-type="float">
            <text:p>221,24</text:p>
          </table:table-cell>
          <table:table-cell office:value-type="float" office:value="74.54" calcext:value-type="float">
            <text:p>74,54</text:p>
          </table:table-cell>
          <table:table-cell office:value-type="float" office:value="201.29" calcext:value-type="float">
            <text:p>20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62.42" calcext:value-type="float">
            <text:p>31462,42</text:p>
          </table:table-cell>
          <table:table-cell office:value-type="float" office:value="0" calcext:value-type="float">
            <text:p>0</text:p>
          </table:table-cell>
          <table:table-cell office:value-type="float" office:value="150698.17" calcext:value-type="float">
            <text:p>150698,17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office:value-type="float" office:value="207.64" calcext:value-type="float">
            <text:p>207,64</text:p>
          </table:table-cell>
          <table:table-cell office:value-type="float" office:value="5398.27" calcext:value-type="float">
            <text:p>5398,27</text:p>
          </table:table-cell>
          <table:table-cell office:value-type="float" office:value="1354.77" calcext:value-type="float">
            <text:p>1354,77</text:p>
          </table:table-cell>
          <table:table-cell office:value-type="float" office:value="12652.82" calcext:value-type="float">
            <text:p>1265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.49" calcext:value-type="float">
            <text:p>817,49</text:p>
          </table:table-cell>
          <table:table-cell office:value-type="float" office:value="0" calcext:value-type="float">
            <text:p>0</text:p>
          </table:table-cell>
          <table:table-cell office:value-type="float" office:value="345.26" calcext:value-type="float">
            <text:p>345,26</text:p>
          </table:table-cell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,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9097" calcext:value-type="float">
            <text:p>39097</text:p>
          </table:table-cell>
          <table:table-cell table:style-name="ce4" office:value-type="float" office:value="177564" calcext:value-type="float">
            <text:p>1775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.14" calcext:value-type="float">
            <text:p>6,14</text:p>
          </table:table-cell>
          <table:table-cell office:value-type="float" office:value="0" calcext:value-type="float">
            <text:p>0</text:p>
          </table:table-cell>
          <table:table-cell office:value-type="float" office:value="64.46" calcext:value-type="float">
            <text:p>6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7" calcext:value-type="float">
            <text:p>20,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.96" calcext:value-type="float">
            <text:p>21,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81" calcext:value-type="float">
            <text:p>3,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54" calcext:value-type="float">
            <text:p>9154</text:p>
          </table:table-cell>
          <table:table-cell table:style-name="ce4" office:value-type="float" office:value="46431" calcext:value-type="float">
            <text:p>464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73.56" calcext:value-type="float">
            <text:p>1573,56</text:p>
          </table:table-cell>
          <table:table-cell office:value-type="float" office:value="0" calcext:value-type="float">
            <text:p>0</text:p>
          </table:table-cell>
          <table:table-cell office:value-type="float" office:value="3321.01" calcext:value-type="float">
            <text:p>3321,01</text:p>
          </table:table-cell>
          <table:table-cell office:value-type="float" office:value="34.32" calcext:value-type="float">
            <text:p>34,32</text:p>
          </table:table-cell>
          <table:table-cell office:value-type="float" office:value="0" calcext:value-type="float">
            <text:p>0</text:p>
          </table:table-cell>
          <table:table-cell office:value-type="float" office:value="110364.14" calcext:value-type="float">
            <text:p>110364,14</text:p>
          </table:table-cell>
          <table:table-cell office:value-type="float" office:value="2557.75" calcext:value-type="float">
            <text:p>2557,75</text:p>
          </table:table-cell>
          <table:table-cell office:value-type="float" office:value="163.68" calcext:value-type="float">
            <text:p>163,68</text:p>
          </table:table-cell>
          <table:table-cell office:value-type="float" office:value="762.43" calcext:value-type="float">
            <text:p>762,43</text:p>
          </table:table-cell>
          <table:table-cell office:value-type="float" office:value="0" calcext:value-type="float">
            <text:p>0</text:p>
          </table:table-cell>
          <table:table-cell office:value-type="float" office:value="52.06" calcext:value-type="float">
            <text:p>52,06</text:p>
          </table:table-cell>
          <table:table-cell office:value-type="float" office:value="42.82" calcext:value-type="float">
            <text:p>42,82</text:p>
          </table:table-cell>
          <table:table-cell office:value-type="float" office:value="100923.45" calcext:value-type="float">
            <text:p>100923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25" calcext:value-type="float">
            <text:p>175,25</text:p>
          </table:table-cell>
          <table:table-cell office:value-type="float" office:value="0" calcext:value-type="float">
            <text:p>0</text:p>
          </table:table-cell>
          <table:table-cell office:value-type="float" office:value="108.59" calcext:value-type="float">
            <text:p>108,59</text:p>
          </table:table-cell>
          <table:table-cell office:value-type="float" office:value="0" calcext:value-type="float">
            <text:p>0</text:p>
          </table:table-cell>
          <table:table-cell office:value-type="float" office:value="1134.01" calcext:value-type="float">
            <text:p>1134,01</text:p>
          </table:table-cell>
          <table:table-cell office:value-type="float" office:value="10909.67" calcext:value-type="float">
            <text:p>1090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.64" calcext:value-type="float">
            <text:p>1321,64</text:p>
          </table:table-cell>
          <table:table-cell office:value-type="float" office:value="0" calcext:value-type="float">
            <text:p>0</text:p>
          </table:table-cell>
          <table:table-cell office:value-type="float" office:value="716.75" calcext:value-type="float">
            <text:p>716,75</text:p>
          </table:table-cell>
          <table:table-cell office:value-type="float" office:value="0" calcext:value-type="float">
            <text:p>0</text:p>
          </table:table-cell>
          <table:table-cell office:value-type="float" office:value="76.88" calcext:value-type="float">
            <text:p>76,88</text:p>
          </table:table-cell>
          <table:table-cell office:value-type="float" office:value="156.81" calcext:value-type="float">
            <text:p>156,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2499" calcext:value-type="float">
            <text:p>32499</text:p>
          </table:table-cell>
          <table:table-cell table:style-name="ce4" office:value-type="float" office:value="157237" calcext:value-type="float">
            <text:p>1572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2512.08" calcext:value-type="float">
            <text:p>222512,08</text:p>
          </table:table-cell>
          <table:table-cell office:value-type="float" office:value="0" calcext:value-type="float">
            <text:p>0</text:p>
          </table:table-cell>
          <table:table-cell office:value-type="float" office:value="18211.45" calcext:value-type="float">
            <text:p>18211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.49" calcext:value-type="float">
            <text:p>566,49</text:p>
          </table:table-cell>
          <table:table-cell office:value-type="float" office:value="0" calcext:value-type="float">
            <text:p>0</text:p>
          </table:table-cell>
          <table:table-cell office:value-type="float" office:value="3201.13" calcext:value-type="float">
            <text:p>3201,13</text:p>
          </table:table-cell>
          <table:table-cell office:value-type="float" office:value="0" calcext:value-type="float">
            <text:p>0</text:p>
          </table:table-cell>
          <table:table-cell office:value-type="float" office:value="10.16" calcext:value-type="float">
            <text:p>10,16</text:p>
          </table:table-cell>
          <table:table-cell office:value-type="float" office:value="22722.22" calcext:value-type="float">
            <text:p>22722,22</text:p>
          </table:table-cell>
          <table:table-cell office:value-type="float" office:value="0" calcext:value-type="float">
            <text:p>0</text:p>
          </table:table-cell>
          <table:table-cell office:value-type="float" office:value="273630.36" calcext:value-type="float">
            <text:p>273630,36</text:p>
          </table:table-cell>
          <table:table-cell office:value-type="float" office:value="0" calcext:value-type="float">
            <text:p>0</text:p>
          </table:table-cell>
          <table:table-cell office:value-type="float" office:value="28.87" calcext:value-type="float">
            <text:p>28,87</text:p>
          </table:table-cell>
          <table:table-cell office:value-type="float" office:value="0" calcext:value-type="float">
            <text:p>0</text:p>
          </table:table-cell>
          <table:table-cell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office:value-type="float" office:value="55.46" calcext:value-type="float">
            <text:p>5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.25" calcext:value-type="float">
            <text:p>759,25</text:p>
          </table:table-cell>
          <table:table-cell office:value-type="float" office:value="0" calcext:value-type="float">
            <text:p>0</text:p>
          </table:table-cell>
          <table:table-cell office:value-type="float" office:value="3801.52" calcext:value-type="float">
            <text:p>3801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2755" calcext:value-type="float">
            <text:p>52755</text:p>
          </table:table-cell>
          <table:table-cell table:style-name="ce4" office:value-type="float" office:value="116715" calcext:value-type="float">
            <text:p>1167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.62" calcext:value-type="float">
            <text:p>377,62</text:p>
          </table:table-cell>
          <table:table-cell office:value-type="float" office:value="-17.36" calcext:value-type="float">
            <text:p>-17,36</text:p>
          </table:table-cell>
          <table:table-cell office:value-type="float" office:value="15.48" calcext:value-type="float">
            <text:p>15,48</text:p>
          </table:table-cell>
          <table:table-cell office:value-type="float" office:value="2832.02" calcext:value-type="float">
            <text:p>2832,02</text:p>
          </table:table-cell>
          <table:table-cell office:value-type="float" office:value="0" calcext:value-type="float">
            <text:p>0</text:p>
          </table:table-cell>
          <table:table-cell office:value-type="float" office:value="199.48" calcext:value-type="float">
            <text:p>199,48</text:p>
          </table:table-cell>
          <table:table-cell office:value-type="float" office:value="0" calcext:value-type="float">
            <text:p>0</text:p>
          </table:table-cell>
          <table:table-cell office:value-type="float" office:value="-22.57" calcext:value-type="float">
            <text:p>-22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6.11" calcext:value-type="float">
            <text:p>3226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08" calcext:value-type="float">
            <text:p>417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8" calcext:value-type="float">
            <text:p>136,8</text:p>
          </table:table-cell>
          <table:table-cell office:value-type="float" office:value="209.5" calcext:value-type="float">
            <text:p>209,5</text:p>
          </table:table-cell>
          <table:table-cell office:value-type="float" office:value="6794.2" calcext:value-type="float">
            <text:p>6794,2</text:p>
          </table:table-cell>
          <table:table-cell office:value-type="float" office:value="233.52" calcext:value-type="float">
            <text:p>233,52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office:value-type="float" office:value="157.38" calcext:value-type="float">
            <text:p>157,38</text:p>
          </table:table-cell>
          <table:table-cell office:value-type="float" office:value="0" calcext:value-type="float">
            <text:p>0</text:p>
          </table:table-cell>
          <table:table-cell office:value-type="float" office:value="16.87" calcext:value-type="float">
            <text:p>16,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666" calcext:value-type="float">
            <text:p>9666</text:p>
          </table:table-cell>
          <table:table-cell table:style-name="ce4" office:value-type="float" office:value="46729" calcext:value-type="float">
            <text:p>467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22" calcext:value-type="float">
            <text:p>39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64" calcext:value-type="float">
            <text:p>24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.16" calcext:value-type="float">
            <text:p>344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96" calcext:value-type="float">
            <text:p>23,96</text:p>
          </table:table-cell>
          <table:table-cell office:value-type="float" office:value="0" calcext:value-type="float">
            <text:p>0</text:p>
          </table:table-cell>
          <table:table-cell office:value-type="float" office:value="410.9" calcext:value-type="float">
            <text:p>41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66" calcext:value-type="float">
            <text:p>31,66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,0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50" calcext:value-type="float">
            <text:p>9150</text:p>
          </table:table-cell>
          <table:table-cell table:style-name="ce4" office:value-type="float" office:value="46260" calcext:value-type="float">
            <text:p>462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58" calcext:value-type="float">
            <text:p>8,58</text:p>
          </table:table-cell>
          <table:table-cell office:value-type="float" office:value="304.44" calcext:value-type="float">
            <text:p>304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.78" calcext:value-type="float">
            <text:p>218,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23" calcext:value-type="float">
            <text:p>14,2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94" calcext:value-type="float">
            <text:p>9194</text:p>
          </table:table-cell>
          <table:table-cell table:style-name="ce4" office:value-type="float" office:value="46323" calcext:value-type="float">
            <text:p>463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4726.7" calcext:value-type="float">
            <text:p>34726,7</text:p>
          </table:table-cell>
          <table:table-cell office:value-type="float" office:value="72.41" calcext:value-type="float">
            <text:p>72,41</text:p>
          </table:table-cell>
          <table:table-cell office:value-type="float" office:value="0" calcext:value-type="float">
            <text:p>0</text:p>
          </table:table-cell>
          <table:table-cell office:value-type="float" office:value="181.16" calcext:value-type="float">
            <text:p>181,16</text:p>
          </table:table-cell>
          <table:table-cell office:value-type="float" office:value="0" calcext:value-type="float">
            <text:p>0</text:p>
          </table:table-cell>
          <table:table-cell office:value-type="float" office:value="43.09" calcext:value-type="float">
            <text:p>43,09</text:p>
          </table:table-cell>
          <table:table-cell office:value-type="float" office:value="271.09" calcext:value-type="float">
            <text:p>271,09</text:p>
          </table:table-cell>
          <table:table-cell office:value-type="float" office:value="9716.1" calcext:value-type="float">
            <text:p>9716,1</text:p>
          </table:table-cell>
          <table:table-cell office:value-type="float" office:value="1227.77" calcext:value-type="float">
            <text:p>1227,77</text:p>
          </table:table-cell>
          <table:table-cell office:value-type="float" office:value="0" calcext:value-type="float">
            <text:p>0</text:p>
          </table:table-cell>
          <table:table-cell office:value-type="float" office:value="5488.24" calcext:value-type="float">
            <text:p>5488,24</text:p>
          </table:table-cell>
          <table:table-cell office:value-type="float" office:value="489.15" calcext:value-type="float">
            <text:p>489,15</text:p>
          </table:table-cell>
          <table:table-cell office:value-type="float" office:value="28.4" calcext:value-type="float">
            <text:p>2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8" calcext:value-type="float">
            <text:p>18,58</text:p>
          </table:table-cell>
          <table:table-cell office:value-type="float" office:value="0" calcext:value-type="float">
            <text:p>0</text:p>
          </table:table-cell>
          <table:table-cell office:value-type="float" office:value="75.98" calcext:value-type="float">
            <text:p>75,98</text:p>
          </table:table-cell>
          <table:table-cell office:value-type="float" office:value="0" calcext:value-type="float">
            <text:p>0</text:p>
          </table:table-cell>
          <table:table-cell office:value-type="float" office:value="4730.22" calcext:value-type="float">
            <text:p>4730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.87" calcext:value-type="float">
            <text:p>618,87</text:p>
          </table:table-cell>
          <table:table-cell office:value-type="float" office:value="0" calcext:value-type="float">
            <text:p>0</text:p>
          </table:table-cell>
          <table:table-cell office:value-type="float" office:value="193.25" calcext:value-type="float">
            <text:p>193,25</text:p>
          </table:table-cell>
          <table:table-cell office:value-type="float" office:value="0" calcext:value-type="float">
            <text:p>0</text:p>
          </table:table-cell>
          <table:table-cell office:value-type="float" office:value="78.12" calcext:value-type="float">
            <text:p>78,12</text:p>
          </table:table-cell>
          <table:table-cell office:value-type="float" office:value="0" calcext:value-type="float">
            <text:p>0</text:p>
          </table:table-cell>
          <table:table-cell office:value-type="float" office:value="4900.4" calcext:value-type="float">
            <text:p>4900,4</text:p>
          </table:table-cell>
          <table:table-cell table:style-name="ce4" office:value-type="float" office:value="18703" calcext:value-type="float">
            <text:p>18703</text:p>
          </table:table-cell>
          <table:table-cell table:style-name="ce4" office:value-type="float" office:value="102454" calcext:value-type="float">
            <text:p>1024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90.66" calcext:value-type="float">
            <text:p>1690,66</text:p>
          </table:table-cell>
          <table:table-cell office:value-type="float" office:value="235.08" calcext:value-type="float">
            <text:p>235,08</text:p>
          </table:table-cell>
          <table:table-cell office:value-type="float" office:value="427.21" calcext:value-type="float">
            <text:p>427,21</text:p>
          </table:table-cell>
          <table:table-cell office:value-type="float" office:value="230.13" calcext:value-type="float">
            <text:p>230,13</text:p>
          </table:table-cell>
          <table:table-cell office:value-type="float" office:value="0" calcext:value-type="float">
            <text:p>0</text:p>
          </table:table-cell>
          <table:table-cell office:value-type="float" office:value="117.17" calcext:value-type="float">
            <text:p>117,17</text:p>
          </table:table-cell>
          <table:table-cell office:value-type="float" office:value="163.36" calcext:value-type="float">
            <text:p>163,36</text:p>
          </table:table-cell>
          <table:table-cell office:value-type="float" office:value="52.34" calcext:value-type="float">
            <text:p>52,34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175.85" calcext:value-type="float">
            <text:p>175,85</text:p>
          </table:table-cell>
          <table:table-cell office:value-type="float" office:value="87.83" calcext:value-type="float">
            <text:p>87,83</text:p>
          </table:table-cell>
          <table:table-cell office:value-type="float" office:value="22.84" calcext:value-type="float">
            <text:p>22,84</text:p>
          </table:table-cell>
          <table:table-cell office:value-type="float" office:value="56.41" calcext:value-type="float">
            <text:p>56,41</text:p>
          </table:table-cell>
          <table:table-cell office:value-type="float" office:value="0" calcext:value-type="float">
            <text:p>0</text:p>
          </table:table-cell>
          <table:table-cell office:value-type="float" office:value="1128.96" calcext:value-type="float">
            <text:p>1128,96</text:p>
          </table:table-cell>
          <table:table-cell office:value-type="float" office:value="0" calcext:value-type="float">
            <text:p>0</text:p>
          </table:table-cell>
          <table:table-cell office:value-type="float" office:value="181.44" calcext:value-type="float">
            <text:p>181,44</text:p>
          </table:table-cell>
          <table:table-cell office:value-type="float" office:value="0" calcext:value-type="float">
            <text:p>0</text:p>
          </table:table-cell>
          <table:table-cell office:value-type="float" office:value="344.37" calcext:value-type="float">
            <text:p>344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65" calcext:value-type="float">
            <text:p>150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9" calcext:value-type="float">
            <text:p>23,19</text:p>
          </table:table-cell>
          <table:table-cell office:value-type="float" office:value="21.48" calcext:value-type="float">
            <text:p>21,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77" calcext:value-type="float">
            <text:p>9477</text:p>
          </table:table-cell>
          <table:table-cell table:style-name="ce4" office:value-type="float" office:value="47247" calcext:value-type="float">
            <text:p>472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4.41" calcext:value-type="float">
            <text:p>564,41</text:p>
          </table:table-cell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,3</text:p>
          </table:table-cell>
          <table:table-cell office:value-type="float" office:value="123.38" calcext:value-type="float">
            <text:p>123,38</text:p>
          </table:table-cell>
          <table:table-cell office:value-type="float" office:value="35.72" calcext:value-type="float">
            <text:p>35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7" calcext:value-type="float">
            <text:p>24,17</text:p>
          </table:table-cell>
          <table:table-cell office:value-type="float" office:value="0" calcext:value-type="float">
            <text:p>0</text:p>
          </table:table-cell>
          <table:table-cell office:value-type="float" office:value="10.02" calcext:value-type="float">
            <text:p>1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,75</text:p>
          </table:table-cell>
          <table:table-cell office:value-type="float" office:value="0" calcext:value-type="float">
            <text:p>0</text:p>
          </table:table-cell>
          <table:table-cell office:value-type="float" office:value="56.17" calcext:value-type="float">
            <text:p>56,17</text:p>
          </table:table-cell>
          <table:table-cell office:value-type="float" office:value="0" calcext:value-type="float">
            <text:p>0</text:p>
          </table:table-cell>
          <table:table-cell office:value-type="float" office:value="1219.07" calcext:value-type="float">
            <text:p>1219,07</text:p>
          </table:table-cell>
          <table:table-cell office:value-type="float" office:value="28.96" calcext:value-type="float">
            <text:p>28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" calcext:value-type="float">
            <text:p>17,31</text:p>
          </table:table-cell>
          <table:table-cell office:value-type="float" office:value="0" calcext:value-type="float">
            <text:p>0</text:p>
          </table:table-cell>
          <table:table-cell office:value-type="float" office:value="69.97" calcext:value-type="float">
            <text:p>69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5" calcext:value-type="float">
            <text:p>14,55</text:p>
          </table:table-cell>
          <table:table-cell table:style-name="ce4" office:value-type="float" office:value="9222" calcext:value-type="float">
            <text:p>9222</text:p>
          </table:table-cell>
          <table:table-cell table:style-name="ce4" office:value-type="float" office:value="46340" calcext:value-type="float">
            <text:p>463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.29" calcext:value-type="float">
            <text:p>424,2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998.29" calcext:value-type="float">
            <text:p>6998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90" calcext:value-type="float">
            <text:p>9190</text:p>
          </table:table-cell>
          <table:table-cell table:style-name="ce4" office:value-type="float" office:value="45914" calcext:value-type="float">
            <text:p>459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5.37" calcext:value-type="float">
            <text:p>65,37</text:p>
          </table:table-cell>
          <table:table-cell office:value-type="float" office:value="5028.98" calcext:value-type="float">
            <text:p>5028,98</text:p>
          </table:table-cell>
          <table:table-cell office:value-type="float" office:value="13799.72" calcext:value-type="float">
            <text:p>13799,72</text:p>
          </table:table-cell>
          <table:table-cell office:value-type="float" office:value="191.03" calcext:value-type="float">
            <text:p>1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35" calcext:value-type="float">
            <text:p>412,35</text:p>
          </table:table-cell>
          <table:table-cell office:value-type="float" office:value="2788.15" calcext:value-type="float">
            <text:p>2788,15</text:p>
          </table:table-cell>
          <table:table-cell office:value-type="float" office:value="-5.92" calcext:value-type="float">
            <text:p>-5,92</text:p>
          </table:table-cell>
          <table:table-cell office:value-type="float" office:value="0" calcext:value-type="float">
            <text:p>0</text:p>
          </table:table-cell>
          <table:table-cell office:value-type="float" office:value="1739.12" calcext:value-type="float">
            <text:p>1739,12</text:p>
          </table:table-cell>
          <table:table-cell office:value-type="float" office:value="2866.5" calcext:value-type="float">
            <text:p>2866,5</text:p>
          </table:table-cell>
          <table:table-cell office:value-type="float" office:value="0" calcext:value-type="float">
            <text:p>0</text:p>
          </table:table-cell>
          <table:table-cell office:value-type="float" office:value="4959.5" calcext:value-type="float">
            <text:p>4959,5</text:p>
          </table:table-cell>
          <table:table-cell office:value-type="float" office:value="0" calcext:value-type="float">
            <text:p>0</text:p>
          </table:table-cell>
          <table:table-cell office:value-type="float" office:value="7.44" calcext:value-type="float">
            <text:p>7,44</text:p>
          </table:table-cell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5.23" calcext:value-type="float">
            <text:p>13015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1" calcext:value-type="float">
            <text:p>71,71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62.9" calcext:value-type="float">
            <text:p>62,9</text:p>
          </table:table-cell>
          <table:table-cell office:value-type="float" office:value="117.97" calcext:value-type="float">
            <text:p>117,97</text:p>
          </table:table-cell>
          <table:table-cell office:value-type="float" office:value="46.97" calcext:value-type="float">
            <text:p>46,97</text:p>
          </table:table-cell>
          <table:table-cell table:style-name="ce4" office:value-type="float" office:value="13007" calcext:value-type="float">
            <text:p>13007</text:p>
          </table:table-cell>
          <table:table-cell table:style-name="ce4" office:value-type="float" office:value="75264" calcext:value-type="float">
            <text:p>752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.29" calcext:value-type="float">
            <text:p>201,29</text:p>
          </table:table-cell>
          <table:table-cell office:value-type="float" office:value="7892.78" calcext:value-type="float">
            <text:p>7892,78</text:p>
          </table:table-cell>
          <table:table-cell office:value-type="float" office:value="12216.11" calcext:value-type="float">
            <text:p>12216,11</text:p>
          </table:table-cell>
          <table:table-cell office:value-type="float" office:value="35897.12" calcext:value-type="float">
            <text:p>35897,12</text:p>
          </table:table-cell>
          <table:table-cell office:value-type="float" office:value="3917.15" calcext:value-type="float">
            <text:p>3917,15</text:p>
          </table:table-cell>
          <table:table-cell office:value-type="float" office:value="874.75" calcext:value-type="float">
            <text:p>874,75</text:p>
          </table:table-cell>
          <table:table-cell office:value-type="float" office:value="4.13" calcext:value-type="float">
            <text:p>4,13</text:p>
          </table:table-cell>
          <table:table-cell office:value-type="float" office:value="611.16" calcext:value-type="float">
            <text:p>611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69.86" calcext:value-type="float">
            <text:p>12569,86</text:p>
          </table:table-cell>
          <table:table-cell office:value-type="float" office:value="0" calcext:value-type="float">
            <text:p>0</text:p>
          </table:table-cell>
          <table:table-cell office:value-type="float" office:value="2223.33" calcext:value-type="float">
            <text:p>2223,33</text:p>
          </table:table-cell>
          <table:table-cell office:value-type="float" office:value="0" calcext:value-type="float">
            <text:p>0</text:p>
          </table:table-cell>
          <table:table-cell office:value-type="float" office:value="5280.48" calcext:value-type="float">
            <text:p>5280,48</text:p>
          </table:table-cell>
          <table:table-cell office:value-type="float" office:value="0" calcext:value-type="float">
            <text:p>0</text:p>
          </table:table-cell>
          <table:table-cell office:value-type="float" office:value="225.83" calcext:value-type="float">
            <text:p>225,83</text:p>
          </table:table-cell>
          <table:table-cell office:value-type="float" office:value="1515.26" calcext:value-type="float">
            <text:p>1515,26</text:p>
          </table:table-cell>
          <table:table-cell office:value-type="float" office:value="0" calcext:value-type="float">
            <text:p>0</text:p>
          </table:table-cell>
          <table:table-cell office:value-type="float" office:value="2213.71" calcext:value-type="float">
            <text:p>2213,71</text:p>
          </table:table-cell>
          <table:table-cell office:value-type="float" office:value="23608.07" calcext:value-type="float">
            <text:p>23608,07</text:p>
          </table:table-cell>
          <table:table-cell office:value-type="float" office:value="4057.46" calcext:value-type="float">
            <text:p>4057,46</text:p>
          </table:table-cell>
          <table:table-cell office:value-type="float" office:value="82.09" calcext:value-type="float">
            <text:p>82,09</text:p>
          </table:table-cell>
          <table:table-cell office:value-type="float" office:value="0" calcext:value-type="float">
            <text:p>0</text:p>
          </table:table-cell>
          <table:table-cell office:value-type="float" office:value="537.85" calcext:value-type="float">
            <text:p>537,85</text:p>
          </table:table-cell>
          <table:table-cell office:value-type="float" office:value="0" calcext:value-type="float">
            <text:p>0</text:p>
          </table:table-cell>
          <table:table-cell office:value-type="float" office:value="206.67" calcext:value-type="float">
            <text:p>206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9057" calcext:value-type="float">
            <text:p>19057</text:p>
          </table:table-cell>
          <table:table-cell table:style-name="ce4" office:value-type="float" office:value="79156" calcext:value-type="float">
            <text:p>791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1.82" calcext:value-type="float">
            <text:p>541,82</text:p>
          </table:table-cell>
          <table:table-cell office:value-type="float" office:value="0" calcext:value-type="float">
            <text:p>0</text:p>
          </table:table-cell>
          <table:table-cell office:value-type="float" office:value="7651.1" calcext:value-type="float">
            <text:p>7651,1</text:p>
          </table:table-cell>
          <table:table-cell office:value-type="float" office:value="10.1" calcext:value-type="float">
            <text:p>10,1</text:p>
          </table:table-cell>
          <table:table-cell office:value-type="float" office:value="368.03" calcext:value-type="float">
            <text:p>368,03</text:p>
          </table:table-cell>
          <table:table-cell office:value-type="float" office:value="104.54" calcext:value-type="float">
            <text:p>104,54</text:p>
          </table:table-cell>
          <table:table-cell office:value-type="float" office:value="238.01" calcext:value-type="float">
            <text:p>238,01</text:p>
          </table:table-cell>
          <table:table-cell office:value-type="float" office:value="0" calcext:value-type="float">
            <text:p>0</text:p>
          </table:table-cell>
          <table:table-cell office:value-type="float" office:value="46.36" calcext:value-type="float">
            <text:p>46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21" calcext:value-type="float">
            <text:p>133,21</text:p>
          </table:table-cell>
          <table:table-cell office:value-type="float" office:value="78.53" calcext:value-type="float">
            <text:p>78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6.53" calcext:value-type="float">
            <text:p>9276,53</text:p>
          </table:table-cell>
          <table:table-cell office:value-type="float" office:value="0" calcext:value-type="float">
            <text:p>0</text:p>
          </table:table-cell>
          <table:table-cell office:value-type="float" office:value="6.78" calcext:value-type="float">
            <text:p>6,78</text:p>
          </table:table-cell>
          <table:table-cell office:value-type="float" office:value="0" calcext:value-type="float">
            <text:p>0</text:p>
          </table:table-cell>
          <table:table-cell office:value-type="float" office:value="232.53" calcext:value-type="float">
            <text:p>232,53</text:p>
          </table:table-cell>
          <table:table-cell office:value-type="float" office:value="554.03" calcext:value-type="float">
            <text:p>554,03</text:p>
          </table:table-cell>
          <table:table-cell office:value-type="float" office:value="0" calcext:value-type="float">
            <text:p>0</text:p>
          </table:table-cell>
          <table:table-cell office:value-type="float" office:value="550.18" calcext:value-type="float">
            <text:p>550,18</text:p>
          </table:table-cell>
          <table:table-cell office:value-type="float" office:value="500.47" calcext:value-type="float">
            <text:p>500,47</text:p>
          </table:table-cell>
          <table:table-cell office:value-type="float" office:value="0" calcext:value-type="float">
            <text:p>0</text:p>
          </table:table-cell>
          <table:table-cell office:value-type="float" office:value="158.42" calcext:value-type="float">
            <text:p>158,42</text:p>
          </table:table-cell>
          <table:table-cell office:value-type="float" office:value="0" calcext:value-type="float">
            <text:p>0</text:p>
          </table:table-cell>
          <table:table-cell office:value-type="float" office:value="67.53" calcext:value-type="float">
            <text:p>67,53</text:p>
          </table:table-cell>
          <table:table-cell office:value-type="float" office:value="12.61" calcext:value-type="float">
            <text:p>12,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660" calcext:value-type="float">
            <text:p>10660</text:p>
          </table:table-cell>
          <table:table-cell table:style-name="ce4" office:value-type="float" office:value="53627" calcext:value-type="float">
            <text:p>5362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.49" calcext:value-type="float">
            <text:p>48,49</text:p>
          </table:table-cell>
          <table:table-cell office:value-type="float" office:value="163.16" calcext:value-type="float">
            <text:p>163,16</text:p>
          </table:table-cell>
          <table:table-cell office:value-type="float" office:value="333.09" calcext:value-type="float">
            <text:p>333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13" calcext:value-type="float">
            <text:p>68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7" calcext:value-type="float">
            <text:p>29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3" calcext:value-type="float">
            <text:p>7,2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13" calcext:value-type="float">
            <text:p>9213</text:p>
          </table:table-cell>
          <table:table-cell table:style-name="ce4" office:value-type="float" office:value="46651" calcext:value-type="float">
            <text:p>466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150.33" calcext:value-type="float">
            <text:p>43150,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278.93" calcext:value-type="float">
            <text:p>278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43" calcext:value-type="float">
            <text:p>210,43</text:p>
          </table:table-cell>
          <table:table-cell office:value-type="float" office:value="428.02" calcext:value-type="float">
            <text:p>428,02</text:p>
          </table:table-cell>
          <table:table-cell office:value-type="float" office:value="9283.2" calcext:value-type="float">
            <text:p>9283,2</text:p>
          </table:table-cell>
          <table:table-cell office:value-type="float" office:value="0" calcext:value-type="float">
            <text:p>0</text:p>
          </table:table-cell>
          <table:table-cell office:value-type="float" office:value="775.93" calcext:value-type="float">
            <text:p>775,93</text:p>
          </table:table-cell>
          <table:table-cell office:value-type="float" office:value="336.54" calcext:value-type="float">
            <text:p>336,54</text:p>
          </table:table-cell>
          <table:table-cell office:value-type="float" office:value="45.46" calcext:value-type="float">
            <text:p>45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.91" calcext:value-type="float">
            <text:p>85,91</text:p>
          </table:table-cell>
          <table:table-cell office:value-type="float" office:value="71.43" calcext:value-type="float">
            <text:p>71,43</text:p>
          </table:table-cell>
          <table:table-cell office:value-type="float" office:value="3747.07" calcext:value-type="float">
            <text:p>3747,07</text:p>
          </table:table-cell>
          <table:table-cell office:value-type="float" office:value="200.93" calcext:value-type="float">
            <text:p>200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9" calcext:value-type="float">
            <text:p>13,29</text:p>
          </table:table-cell>
          <table:table-cell office:value-type="float" office:value="0" calcext:value-type="float">
            <text:p>0</text:p>
          </table:table-cell>
          <table:table-cell office:value-type="float" office:value="885.93" calcext:value-type="float">
            <text:p>885,93</text:p>
          </table:table-cell>
          <table:table-cell office:value-type="float" office:value="0" calcext:value-type="float">
            <text:p>0</text:p>
          </table:table-cell>
          <table:table-cell office:value-type="float" office:value="15.45" calcext:value-type="float">
            <text:p>15,45</text:p>
          </table:table-cell>
          <table:table-cell office:value-type="float" office:value="0" calcext:value-type="float">
            <text:p>0</text:p>
          </table:table-cell>
          <table:table-cell office:value-type="float" office:value="1408.58" calcext:value-type="float">
            <text:p>1408,58</text:p>
          </table:table-cell>
          <table:table-cell table:style-name="ce4" office:value-type="float" office:value="18249" calcext:value-type="float">
            <text:p>18249</text:p>
          </table:table-cell>
          <table:table-cell table:style-name="ce4" office:value-type="float" office:value="92579" calcext:value-type="float">
            <text:p>925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69" calcext:value-type="float">
            <text:p>83,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.36" calcext:value-type="float">
            <text:p>34,36</text:p>
          </table:table-cell>
          <table:table-cell office:value-type="float" office:value="51.66" calcext:value-type="float">
            <text:p>51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5" calcext:value-type="float">
            <text:p>28,55</text:p>
          </table:table-cell>
          <table:table-cell office:value-type="float" office:value="34.32" calcext:value-type="float">
            <text:p>34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.33" calcext:value-type="float">
            <text:p>1142,33</text:p>
          </table:table-cell>
          <table:table-cell office:value-type="float" office:value="0" calcext:value-type="float">
            <text:p>0</text:p>
          </table:table-cell>
          <table:table-cell office:value-type="float" office:value="176.44" calcext:value-type="float">
            <text:p>176,44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,42</text:p>
          </table:table-cell>
          <table:table-cell office:value-type="float" office:value="415.13" calcext:value-type="float">
            <text:p>415,13</text:p>
          </table:table-cell>
          <table:table-cell office:value-type="float" office:value="0" calcext:value-type="float">
            <text:p>0</text:p>
          </table:table-cell>
          <table:table-cell office:value-type="float" office:value="66.53" calcext:value-type="float">
            <text:p>66,53</text:p>
          </table:table-cell>
          <table:table-cell office:value-type="float" office:value="26.99" calcext:value-type="float">
            <text:p>26,99</text:p>
          </table:table-cell>
          <table:table-cell office:value-type="float" office:value="0" calcext:value-type="float">
            <text:p>0</text:p>
          </table:table-cell>
          <table:table-cell office:value-type="float" office:value="68.32" calcext:value-type="float">
            <text:p>68,32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,64</text:p>
          </table:table-cell>
          <table:table-cell office:value-type="float" office:value="0" calcext:value-type="float">
            <text:p>0</text:p>
          </table:table-cell>
          <table:table-cell office:value-type="float" office:value="71.86" calcext:value-type="float">
            <text:p>71,86</text:p>
          </table:table-cell>
          <table:table-cell table:style-name="ce4" office:value-type="float" office:value="9019" calcext:value-type="float">
            <text:p>9019</text:p>
          </table:table-cell>
          <table:table-cell table:style-name="ce4" office:value-type="float" office:value="45168" calcext:value-type="float">
            <text:p>451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281.26" calcext:value-type="float">
            <text:p>30281,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92" calcext:value-type="float">
            <text:p>165,92</text:p>
          </table:table-cell>
          <table:table-cell office:value-type="float" office:value="410.71" calcext:value-type="float">
            <text:p>410,71</text:p>
          </table:table-cell>
          <table:table-cell office:value-type="float" office:value="-280.32" calcext:value-type="float">
            <text:p>-280,32</text:p>
          </table:table-cell>
          <table:table-cell office:value-type="float" office:value="0" calcext:value-type="float">
            <text:p>0</text:p>
          </table:table-cell>
          <table:table-cell office:value-type="float" office:value="934.47" calcext:value-type="float">
            <text:p>934,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37" calcext:value-type="float">
            <text:p>19,37</text:p>
          </table:table-cell>
          <table:table-cell office:value-type="float" office:value="7.41" calcext:value-type="float">
            <text:p>7,41</text:p>
          </table:table-cell>
          <table:table-cell office:value-type="float" office:value="17720.16" calcext:value-type="float">
            <text:p>17720,16</text:p>
          </table:table-cell>
          <table:table-cell office:value-type="float" office:value="4.94" calcext:value-type="float">
            <text:p>4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.36" calcext:value-type="float">
            <text:p>290,36</text:p>
          </table:table-cell>
          <table:table-cell office:value-type="float" office:value="0" calcext:value-type="float">
            <text:p>0</text:p>
          </table:table-cell>
          <table:table-cell office:value-type="float" office:value="185.44" calcext:value-type="float">
            <text:p>185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2" calcext:value-type="float">
            <text:p>64,22</text:p>
          </table:table-cell>
          <table:table-cell table:style-name="ce4" office:value-type="float" office:value="13830" calcext:value-type="float">
            <text:p>13830</text:p>
          </table:table-cell>
          <table:table-cell table:style-name="ce4" office:value-type="float" office:value="68947" calcext:value-type="float">
            <text:p>689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8.35" calcext:value-type="float">
            <text:p>448,35</text:p>
          </table:table-cell>
          <table:table-cell office:value-type="float" office:value="0" calcext:value-type="float">
            <text:p>0</text:p>
          </table:table-cell>
          <table:table-cell office:value-type="float" office:value="667.58" calcext:value-type="float">
            <text:p>667,58</text:p>
          </table:table-cell>
          <table:table-cell office:value-type="float" office:value="189.4" calcext:value-type="float">
            <text:p>18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3" calcext:value-type="float">
            <text:p>60,83</text:p>
          </table:table-cell>
          <table:table-cell office:value-type="float" office:value="0" calcext:value-type="float">
            <text:p>0</text:p>
          </table:table-cell>
          <table:table-cell office:value-type="float" office:value="170.8" calcext:value-type="float">
            <text:p>170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19" calcext:value-type="float">
            <text:p>9419</text:p>
          </table:table-cell>
          <table:table-cell table:style-name="ce4" office:value-type="float" office:value="48545" calcext:value-type="float">
            <text:p>485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048.86" calcext:value-type="float">
            <text:p>27048,86</text:p>
          </table:table-cell>
          <table:table-cell office:value-type="float" office:value="743.44" calcext:value-type="float">
            <text:p>743,44</text:p>
          </table:table-cell>
          <table:table-cell office:value-type="float" office:value="0" calcext:value-type="float">
            <text:p>0</text:p>
          </table:table-cell>
          <table:table-cell office:value-type="float" office:value="551.5" calcext:value-type="float">
            <text:p>551,5</text:p>
          </table:table-cell>
          <table:table-cell office:value-type="float" office:value="0" calcext:value-type="float">
            <text:p>0</text:p>
          </table:table-cell>
          <table:table-cell office:value-type="float" office:value="4329.85" calcext:value-type="float">
            <text:p>4329,85</text:p>
          </table:table-cell>
          <table:table-cell office:value-type="float" office:value="158.92" calcext:value-type="float">
            <text:p>158,92</text:p>
          </table:table-cell>
          <table:table-cell office:value-type="float" office:value="1936.35" calcext:value-type="float">
            <text:p>1936,35</text:p>
          </table:table-cell>
          <table:table-cell office:value-type="float" office:value="1631.2" calcext:value-type="float">
            <text:p>1631,2</text:p>
          </table:table-cell>
          <table:table-cell office:value-type="float" office:value="0" calcext:value-type="float">
            <text:p>0</text:p>
          </table:table-cell>
          <table:table-cell office:value-type="float" office:value="874.53" calcext:value-type="float">
            <text:p>874,53</text:p>
          </table:table-cell>
          <table:table-cell office:value-type="float" office:value="425.84" calcext:value-type="float">
            <text:p>425,84</text:p>
          </table:table-cell>
          <table:table-cell office:value-type="float" office:value="0" calcext:value-type="float">
            <text:p>0</text:p>
          </table:table-cell>
          <table:table-cell office:value-type="float" office:value="371.6" calcext:value-type="float">
            <text:p>371,6</text:p>
          </table:table-cell>
          <table:table-cell office:value-type="float" office:value="0" calcext:value-type="float">
            <text:p>0</text:p>
          </table:table-cell>
          <table:table-cell office:value-type="float" office:value="149.12" calcext:value-type="float">
            <text:p>149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1.2" calcext:value-type="float">
            <text:p>3311,2</text:p>
          </table:table-cell>
          <table:table-cell office:value-type="float" office:value="2320.05" calcext:value-type="float">
            <text:p>232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7" calcext:value-type="float">
            <text:p>4,07</text:p>
          </table:table-cell>
          <table:table-cell office:value-type="float" office:value="0" calcext:value-type="float">
            <text:p>0</text:p>
          </table:table-cell>
          <table:table-cell office:value-type="float" office:value="-105.53" calcext:value-type="float">
            <text:p>-105,53</text:p>
          </table:table-cell>
          <table:table-cell office:value-type="float" office:value="0" calcext:value-type="float">
            <text:p>0</text:p>
          </table:table-cell>
          <table:table-cell office:value-type="float" office:value="53.58" calcext:value-type="float">
            <text:p>53,58</text:p>
          </table:table-cell>
          <table:table-cell office:value-type="float" office:value="0" calcext:value-type="float">
            <text:p>0</text:p>
          </table:table-cell>
          <table:table-cell office:value-type="float" office:value="905.57" calcext:value-type="float">
            <text:p>905,57</text:p>
          </table:table-cell>
          <table:table-cell table:style-name="ce4" office:value-type="float" office:value="15541" calcext:value-type="float">
            <text:p>15541</text:p>
          </table:table-cell>
          <table:table-cell table:style-name="ce4" office:value-type="float" office:value="86089" calcext:value-type="float">
            <text:p>860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286.71" calcext:value-type="float">
            <text:p>286,7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78.08" calcext:value-type="float">
            <text:p>478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9" calcext:value-type="float">
            <text:p>14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05" calcext:value-type="float">
            <text:p>9205</text:p>
          </table:table-cell>
          <table:table-cell table:style-name="ce4" office:value-type="float" office:value="46760" calcext:value-type="float">
            <text:p>467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.25" calcext:value-type="float">
            <text:p>13,25</text:p>
          </table:table-cell>
          <table:table-cell office:value-type="float" office:value="2.07" calcext:value-type="float">
            <text:p>2,07</text:p>
          </table:table-cell>
          <table:table-cell office:value-type="float" office:value="264.5" calcext:value-type="float">
            <text:p>264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2" calcext:value-type="float">
            <text:p>47,62</text:p>
          </table:table-cell>
          <table:table-cell office:value-type="float" office:value="10.17" calcext:value-type="float">
            <text:p>10,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.75" calcext:value-type="float">
            <text:p>40,75</text:p>
          </table:table-cell>
          <table:table-cell office:value-type="float" office:value="0" calcext:value-type="float">
            <text:p>0</text:p>
          </table:table-cell>
          <table:table-cell office:value-type="float" office:value="337.84" calcext:value-type="float">
            <text:p>337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" calcext:value-type="float">
            <text:p>47,6</text:p>
          </table:table-cell>
          <table:table-cell office:value-type="float" office:value="552.65" calcext:value-type="float">
            <text:p>552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6" calcext:value-type="float">
            <text:p>45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3" calcext:value-type="float">
            <text:p>4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36" calcext:value-type="float">
            <text:p>9236</text:p>
          </table:table-cell>
          <table:table-cell table:style-name="ce4" office:value-type="float" office:value="46996" calcext:value-type="float">
            <text:p>469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9.04" calcext:value-type="float">
            <text:p>229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45" calcext:value-type="float">
            <text:p>9,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.39" calcext:value-type="float">
            <text:p>20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17" calcext:value-type="float">
            <text:p>37,1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9172" calcext:value-type="float">
            <text:p>9172</text:p>
          </table:table-cell>
          <table:table-cell table:style-name="ce4" office:value-type="float" office:value="46464" calcext:value-type="float">
            <text:p>464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42.33" calcext:value-type="float">
            <text:p>2142,33</text:p>
          </table:table-cell>
          <table:table-cell office:value-type="float" office:value="9.95" calcext:value-type="float">
            <text:p>9,95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,66</text:p>
          </table:table-cell>
          <table:table-cell office:value-type="float" office:value="0" calcext:value-type="float">
            <text:p>0</text:p>
          </table:table-cell>
          <table:table-cell office:value-type="float" office:value="638.6" calcext:value-type="float">
            <text:p>638,6</text:p>
          </table:table-cell>
          <table:table-cell office:value-type="float" office:value="135" calcext:value-type="float">
            <text:p>135</text:p>
          </table:table-cell>
          <table:table-cell office:value-type="float" office:value="559.62" calcext:value-type="float">
            <text:p>559,62</text:p>
          </table:table-cell>
          <table:table-cell office:value-type="float" office:value="-28.44" calcext:value-type="float">
            <text:p>-28,44</text:p>
          </table:table-cell>
          <table:table-cell office:value-type="float" office:value="0" calcext:value-type="float">
            <text:p>0</text:p>
          </table:table-cell>
          <table:table-cell office:value-type="float" office:value="790.04" calcext:value-type="float">
            <text:p>790,04</text:p>
          </table:table-cell>
          <table:table-cell office:value-type="float" office:value="56.99" calcext:value-type="float">
            <text:p>56,99</text:p>
          </table:table-cell>
          <table:table-cell office:value-type="float" office:value="0" calcext:value-type="float">
            <text:p>0</text:p>
          </table:table-cell>
          <table:table-cell office:value-type="float" office:value="237.66" calcext:value-type="float">
            <text:p>237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7" calcext:value-type="float">
            <text:p>20,37</text:p>
          </table:table-cell>
          <table:table-cell office:value-type="float" office:value="49.02" calcext:value-type="float">
            <text:p>49,02</text:p>
          </table:table-cell>
          <table:table-cell office:value-type="float" office:value="2037.85" calcext:value-type="float">
            <text:p>203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93" calcext:value-type="float">
            <text:p>217,93</text:p>
          </table:table-cell>
          <table:table-cell office:value-type="float" office:value="0" calcext:value-type="float">
            <text:p>0</text:p>
          </table:table-cell>
          <table:table-cell office:value-type="float" office:value="89.67" calcext:value-type="float">
            <text:p>89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82" calcext:value-type="float">
            <text:p>98,82</text:p>
          </table:table-cell>
          <table:table-cell table:style-name="ce4" office:value-type="float" office:value="9835" calcext:value-type="float">
            <text:p>9835</text:p>
          </table:table-cell>
          <table:table-cell table:style-name="ce4" office:value-type="float" office:value="49753" calcext:value-type="float">
            <text:p>497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8.39" calcext:value-type="float">
            <text:p>798,39</text:p>
          </table:table-cell>
          <table:table-cell office:value-type="float" office:value="0" calcext:value-type="float">
            <text:p>0</text:p>
          </table:table-cell>
          <table:table-cell office:value-type="float" office:value="148.65" calcext:value-type="float">
            <text:p>14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29" calcext:value-type="float">
            <text:p>137,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.93" calcext:value-type="float">
            <text:p>192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1.15" calcext:value-type="float">
            <text:p>2231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62" calcext:value-type="float">
            <text:p>64,62</text:p>
          </table:table-cell>
          <table:table-cell office:value-type="float" office:value="96.04" calcext:value-type="float">
            <text:p>96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74" calcext:value-type="float">
            <text:p>9374</text:p>
          </table:table-cell>
          <table:table-cell table:style-name="ce4" office:value-type="float" office:value="47162" calcext:value-type="float">
            <text:p>471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2.34" calcext:value-type="float">
            <text:p>922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6" calcext:value-type="float">
            <text:p>13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2" calcext:value-type="float">
            <text:p>39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.75" calcext:value-type="float">
            <text:p>279,75</text:p>
          </table:table-cell>
          <table:table-cell office:value-type="float" office:value="0" calcext:value-type="float">
            <text:p>0</text:p>
          </table:table-cell>
          <table:table-cell office:value-type="float" office:value="6.53" calcext:value-type="float">
            <text:p>6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.15" calcext:value-type="float">
            <text:p>202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.35" calcext:value-type="float">
            <text:p>82,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76" calcext:value-type="float">
            <text:p>9276</text:p>
          </table:table-cell>
          <table:table-cell table:style-name="ce4" office:value-type="float" office:value="46834" calcext:value-type="float">
            <text:p>468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2.07" calcext:value-type="float">
            <text:p>1012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5.95" calcext:value-type="float">
            <text:p>435,95</text:p>
          </table:table-cell>
          <table:table-cell office:value-type="float" office:value="80.85" calcext:value-type="float">
            <text:p>80,85</text:p>
          </table:table-cell>
          <table:table-cell office:value-type="float" office:value="263.44" calcext:value-type="float">
            <text:p>263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2" calcext:value-type="float">
            <text:p>35,62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41.82" calcext:value-type="float">
            <text:p>41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3" calcext:value-type="float">
            <text:p>6,03</text:p>
          </table:table-cell>
          <table:table-cell office:value-type="float" office:value="771.69" calcext:value-type="float">
            <text:p>771,69</text:p>
          </table:table-cell>
          <table:table-cell office:value-type="float" office:value="1690.97" calcext:value-type="float">
            <text:p>169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1" calcext:value-type="float">
            <text:p>29,41</text:p>
          </table:table-cell>
          <table:table-cell office:value-type="float" office:value="0" calcext:value-type="float">
            <text:p>0</text:p>
          </table:table-cell>
          <table:table-cell office:value-type="float" office:value="109.02" calcext:value-type="float">
            <text:p>109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88" calcext:value-type="float">
            <text:p>36,88</text:p>
          </table:table-cell>
          <table:table-cell table:style-name="ce4" office:value-type="float" office:value="9619" calcext:value-type="float">
            <text:p>9619</text:p>
          </table:table-cell>
          <table:table-cell table:style-name="ce4" office:value-type="float" office:value="49455" calcext:value-type="float">
            <text:p>494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99.76" calcext:value-type="float">
            <text:p>5099,76</text:p>
          </table:table-cell>
          <table:table-cell office:value-type="float" office:value="4839.38" calcext:value-type="float">
            <text:p>4839,38</text:p>
          </table:table-cell>
          <table:table-cell office:value-type="float" office:value="177831.42" calcext:value-type="float">
            <text:p>177831,42</text:p>
          </table:table-cell>
          <table:table-cell office:value-type="float" office:value="849.26" calcext:value-type="float">
            <text:p>849,26</text:p>
          </table:table-cell>
          <table:table-cell office:value-type="float" office:value="0" calcext:value-type="float">
            <text:p>0</text:p>
          </table:table-cell>
          <table:table-cell office:value-type="float" office:value="3662.64" calcext:value-type="float">
            <text:p>3662,64</text:p>
          </table:table-cell>
          <table:table-cell office:value-type="float" office:value="3676.7" calcext:value-type="float">
            <text:p>3676,7</text:p>
          </table:table-cell>
          <table:table-cell office:value-type="float" office:value="3643.95" calcext:value-type="float">
            <text:p>3643,95</text:p>
          </table:table-cell>
          <table:table-cell office:value-type="float" office:value="1308.75" calcext:value-type="float">
            <text:p>1308,75</text:p>
          </table:table-cell>
          <table:table-cell office:value-type="float" office:value="0" calcext:value-type="float">
            <text:p>0</text:p>
          </table:table-cell>
          <table:table-cell office:value-type="float" office:value="44.03" calcext:value-type="float">
            <text:p>44,03</text:p>
          </table:table-cell>
          <table:table-cell office:value-type="float" office:value="3814.55" calcext:value-type="float">
            <text:p>3814,55</text:p>
          </table:table-cell>
          <table:table-cell office:value-type="float" office:value="13.9" calcext:value-type="float">
            <text:p>13,9</text:p>
          </table:table-cell>
          <table:table-cell office:value-type="float" office:value="6970.13" calcext:value-type="float">
            <text:p>6970,13</text:p>
          </table:table-cell>
          <table:table-cell office:value-type="float" office:value="0" calcext:value-type="float">
            <text:p>0</text:p>
          </table:table-cell>
          <table:table-cell office:value-type="float" office:value="296.59" calcext:value-type="float">
            <text:p>296,59</text:p>
          </table:table-cell>
          <table:table-cell office:value-type="float" office:value="0" calcext:value-type="float">
            <text:p>0</text:p>
          </table:table-cell>
          <table:table-cell office:value-type="float" office:value="274.73" calcext:value-type="float">
            <text:p>274,73</text:p>
          </table:table-cell>
          <table:table-cell office:value-type="float" office:value="5896.32" calcext:value-type="float">
            <text:p>5896,32</text:p>
          </table:table-cell>
          <table:table-cell office:value-type="float" office:value="4338.99" calcext:value-type="float">
            <text:p>4338,99</text:p>
          </table:table-cell>
          <table:table-cell office:value-type="float" office:value="160513.75" calcext:value-type="float">
            <text:p>160513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7.05" calcext:value-type="float">
            <text:p>1367,05</text:p>
          </table:table-cell>
          <table:table-cell office:value-type="float" office:value="1631.15" calcext:value-type="float">
            <text:p>1631,15</text:p>
          </table:table-cell>
          <table:table-cell office:value-type="float" office:value="1171.59" calcext:value-type="float">
            <text:p>1171,59</text:p>
          </table:table-cell>
          <table:table-cell office:value-type="float" office:value="0" calcext:value-type="float">
            <text:p>0</text:p>
          </table:table-cell>
          <table:table-cell office:value-type="float" office:value="852.72" calcext:value-type="float">
            <text:p>852,72</text:p>
          </table:table-cell>
          <table:table-cell office:value-type="float" office:value="0" calcext:value-type="float">
            <text:p>0</text:p>
          </table:table-cell>
          <table:table-cell office:value-type="float" office:value="5591.1" calcext:value-type="float">
            <text:p>5591,1</text:p>
          </table:table-cell>
          <table:table-cell table:style-name="ce4" office:value-type="float" office:value="46851" calcext:value-type="float">
            <text:p>46851</text:p>
          </table:table-cell>
          <table:table-cell table:style-name="ce4" office:value-type="float" office:value="415565" calcext:value-type="float">
            <text:p>4155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66.76" calcext:value-type="float">
            <text:p>3166,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2.36" calcext:value-type="float">
            <text:p>102,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53.59" calcext:value-type="float">
            <text:p>1053,5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616" calcext:value-type="float">
            <text:p>9616</text:p>
          </table:table-cell>
          <table:table-cell table:style-name="ce4" office:value-type="float" office:value="48723" calcext:value-type="float">
            <text:p>487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51.87" calcext:value-type="float">
            <text:p>2951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.54" calcext:value-type="float">
            <text:p>682,54</text:p>
          </table:table-cell>
          <table:table-cell office:value-type="float" office:value="4.39" calcext:value-type="float">
            <text:p>4,39</text:p>
          </table:table-cell>
          <table:table-cell office:value-type="float" office:value="344.09" calcext:value-type="float">
            <text:p>344,09</text:p>
          </table:table-cell>
          <table:table-cell office:value-type="float" office:value="78.07" calcext:value-type="float">
            <text:p>78,07</text:p>
          </table:table-cell>
          <table:table-cell office:value-type="float" office:value="0" calcext:value-type="float">
            <text:p>0</text:p>
          </table:table-cell>
          <table:table-cell office:value-type="float" office:value="907.97" calcext:value-type="float">
            <text:p>907,97</text:p>
          </table:table-cell>
          <table:table-cell office:value-type="float" office:value="0" calcext:value-type="float">
            <text:p>0</text:p>
          </table:table-cell>
          <table:table-cell office:value-type="float" office:value="137.65" calcext:value-type="float">
            <text:p>137,65</text:p>
          </table:table-cell>
          <table:table-cell office:value-type="float" office:value="4.65" calcext:value-type="float">
            <text:p>4,65</text:p>
          </table:table-cell>
          <table:table-cell office:value-type="float" office:value="0" calcext:value-type="float">
            <text:p>0</text:p>
          </table:table-cell>
          <table:table-cell office:value-type="float" office:value="153.04" calcext:value-type="float">
            <text:p>153,04</text:p>
          </table:table-cell>
          <table:table-cell office:value-type="float" office:value="0" calcext:value-type="float">
            <text:p>0</text:p>
          </table:table-cell>
          <table:table-cell office:value-type="float" office:value="11.35" calcext:value-type="float">
            <text:p>11,35</text:p>
          </table:table-cell>
          <table:table-cell office:value-type="float" office:value="169.85" calcext:value-type="float">
            <text:p>169,85</text:p>
          </table:table-cell>
          <table:table-cell office:value-type="float" office:value="107.1" calcext:value-type="float">
            <text:p>107,1</text:p>
          </table:table-cell>
          <table:table-cell office:value-type="float" office:value="102.77" calcext:value-type="float">
            <text:p>10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4" calcext:value-type="float">
            <text:p>7,84</text:p>
          </table:table-cell>
          <table:table-cell office:value-type="float" office:value="42.31" calcext:value-type="float">
            <text:p>42,31</text:p>
          </table:table-cell>
          <table:table-cell office:value-type="float" office:value="268.05" calcext:value-type="float">
            <text:p>268,05</text:p>
          </table:table-cell>
          <table:table-cell table:style-name="ce4" office:value-type="float" office:value="9893" calcext:value-type="float">
            <text:p>9893</text:p>
          </table:table-cell>
          <table:table-cell table:style-name="ce4" office:value-type="float" office:value="51432" calcext:value-type="float">
            <text:p>514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,1</text:p>
          </table:table-cell>
          <table:table-cell office:value-type="float" office:value="0" calcext:value-type="float">
            <text:p>0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84" calcext:value-type="float">
            <text:p>215,84</text:p>
          </table:table-cell>
          <table:table-cell office:value-type="float" office:value="0" calcext:value-type="float">
            <text:p>0</text:p>
          </table:table-cell>
          <table:table-cell office:value-type="float" office:value="11.42" calcext:value-type="float">
            <text:p>11,42</text:p>
          </table:table-cell>
          <table:table-cell office:value-type="float" office:value="102.48" calcext:value-type="float">
            <text:p>102,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.47" calcext:value-type="float">
            <text:p>25,4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16" calcext:value-type="float">
            <text:p>9216</text:p>
          </table:table-cell>
          <table:table-cell table:style-name="ce4" office:value-type="float" office:value="46732" calcext:value-type="float">
            <text:p>467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4.94" calcext:value-type="float">
            <text:p>454,94</text:p>
          </table:table-cell>
          <table:table-cell office:value-type="float" office:value="0" calcext:value-type="float">
            <text:p>0</text:p>
          </table:table-cell>
          <table:table-cell office:value-type="float" office:value="36.45" calcext:value-type="float">
            <text:p>36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.19" calcext:value-type="float">
            <text:p>809,19</text:p>
          </table:table-cell>
          <table:table-cell office:value-type="float" office:value="7.62" calcext:value-type="float">
            <text:p>7,62</text:p>
          </table:table-cell>
          <table:table-cell office:value-type="float" office:value="0" calcext:value-type="float">
            <text:p>0</text:p>
          </table:table-cell>
          <table:table-cell office:value-type="float" office:value="159.94" calcext:value-type="float">
            <text:p>159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65" calcext:value-type="float">
            <text:p>142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" calcext:value-type="float">
            <text:p>6,39</text:p>
          </table:table-cell>
          <table:table-cell office:value-type="float" office:value="0" calcext:value-type="float">
            <text:p>0</text:p>
          </table:table-cell>
          <table:table-cell office:value-type="float" office:value="15.25" calcext:value-type="float">
            <text:p>15,25</text:p>
          </table:table-cell>
          <table:table-cell office:value-type="float" office:value="56.22" calcext:value-type="float">
            <text:p>56,22</text:p>
          </table:table-cell>
          <table:table-cell office:value-type="float" office:value="111.26" calcext:value-type="float">
            <text:p>111,2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373" calcext:value-type="float">
            <text:p>9373</text:p>
          </table:table-cell>
          <table:table-cell table:style-name="ce4" office:value-type="float" office:value="47537" calcext:value-type="float">
            <text:p>475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.59" calcext:value-type="float">
            <text:p>78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8" calcext:value-type="float">
            <text:p>22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.96" calcext:value-type="float">
            <text:p>24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.89" calcext:value-type="float">
            <text:p>236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16" calcext:value-type="float">
            <text:p>95,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01" calcext:value-type="float">
            <text:p>9201</text:p>
          </table:table-cell>
          <table:table-cell table:style-name="ce4" office:value-type="float" office:value="46534" calcext:value-type="float">
            <text:p>465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950.51" calcext:value-type="float">
            <text:p>3950,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9366.8" calcext:value-type="float">
            <text:p>49366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0.1" calcext:value-type="float">
            <text:p>61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563" calcext:value-type="float">
            <text:p>10563</text:p>
          </table:table-cell>
          <table:table-cell table:style-name="ce4" office:value-type="float" office:value="46462" calcext:value-type="float">
            <text:p>464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77.37" calcext:value-type="float">
            <text:p>6177,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61.04" calcext:value-type="float">
            <text:p>1961,04</text:p>
          </table:table-cell>
          <table:table-cell office:value-type="float" office:value="273.88" calcext:value-type="float">
            <text:p>273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.8" calcext:value-type="float">
            <text:p>268,8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561" calcext:value-type="float">
            <text:p>10561</text:p>
          </table:table-cell>
          <table:table-cell table:style-name="ce4" office:value-type="float" office:value="55928" calcext:value-type="float">
            <text:p>559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24888.23" calcext:value-type="float">
            <text:p>324888,23</text:p>
          </table:table-cell>
          <table:table-cell office:value-type="float" office:value="3168.64" calcext:value-type="float">
            <text:p>3168,64</text:p>
          </table:table-cell>
          <table:table-cell office:value-type="float" office:value="14929.01" calcext:value-type="float">
            <text:p>14929,01</text:p>
          </table:table-cell>
          <table:table-cell office:value-type="float" office:value="3844.71" calcext:value-type="float">
            <text:p>3844,71</text:p>
          </table:table-cell>
          <table:table-cell office:value-type="float" office:value="1227.55" calcext:value-type="float">
            <text:p>1227,55</text:p>
          </table:table-cell>
          <table:table-cell office:value-type="float" office:value="7737.96" calcext:value-type="float">
            <text:p>7737,96</text:p>
          </table:table-cell>
          <table:table-cell office:value-type="float" office:value="1369.73" calcext:value-type="float">
            <text:p>1369,73</text:p>
          </table:table-cell>
          <table:table-cell office:value-type="float" office:value="20522.19" calcext:value-type="float">
            <text:p>20522,19</text:p>
          </table:table-cell>
          <table:table-cell office:value-type="float" office:value="4488.3" calcext:value-type="float">
            <text:p>4488,3</text:p>
          </table:table-cell>
          <table:table-cell office:value-type="float" office:value="0" calcext:value-type="float">
            <text:p>0</text:p>
          </table:table-cell>
          <table:table-cell office:value-type="float" office:value="13752.28" calcext:value-type="float">
            <text:p>13752,28</text:p>
          </table:table-cell>
          <table:table-cell office:value-type="float" office:value="5393.8" calcext:value-type="float">
            <text:p>5393,8</text:p>
          </table:table-cell>
          <table:table-cell office:value-type="float" office:value="256.98" calcext:value-type="float">
            <text:p>256,98</text:p>
          </table:table-cell>
          <table:table-cell office:value-type="float" office:value="9055.84" calcext:value-type="float">
            <text:p>9055,84</text:p>
          </table:table-cell>
          <table:table-cell office:value-type="float" office:value="0" calcext:value-type="float">
            <text:p>0</text:p>
          </table:table-cell>
          <table:table-cell office:value-type="float" office:value="58.34" calcext:value-type="float">
            <text:p>58,34</text:p>
          </table:table-cell>
          <table:table-cell office:value-type="float" office:value="0" calcext:value-type="float">
            <text:p>0</text:p>
          </table:table-cell>
          <table:table-cell office:value-type="float" office:value="97.51" calcext:value-type="float">
            <text:p>97,51</text:p>
          </table:table-cell>
          <table:table-cell office:value-type="float" office:value="1217.6" calcext:value-type="float">
            <text:p>1217,6</text:p>
          </table:table-cell>
          <table:table-cell office:value-type="float" office:value="279544.44" calcext:value-type="float">
            <text:p>279544,44</text:p>
          </table:table-cell>
          <table:table-cell office:value-type="float" office:value="24504.94" calcext:value-type="float">
            <text:p>24504,94</text:p>
          </table:table-cell>
          <table:table-cell office:value-type="float" office:value="1259.61" calcext:value-type="float">
            <text:p>1259,61</text:p>
          </table:table-cell>
          <table:table-cell office:value-type="float" office:value="0" calcext:value-type="float">
            <text:p>0</text:p>
          </table:table-cell>
          <table:table-cell office:value-type="float" office:value="117.29" calcext:value-type="float">
            <text:p>117,29</text:p>
          </table:table-cell>
          <table:table-cell office:value-type="float" office:value="438.88" calcext:value-type="float">
            <text:p>438,88</text:p>
          </table:table-cell>
          <table:table-cell office:value-type="float" office:value="3080.5" calcext:value-type="float">
            <text:p>3080,5</text:p>
          </table:table-cell>
          <table:table-cell office:value-type="float" office:value="0" calcext:value-type="float">
            <text:p>0</text:p>
          </table:table-cell>
          <table:table-cell office:value-type="float" office:value="25.28" calcext:value-type="float">
            <text:p>25,28</text:p>
          </table:table-cell>
          <table:table-cell office:value-type="float" office:value="0" calcext:value-type="float">
            <text:p>0</text:p>
          </table:table-cell>
          <table:table-cell office:value-type="float" office:value="4509.51" calcext:value-type="float">
            <text:p>4509,51</text:p>
          </table:table-cell>
          <table:table-cell table:style-name="ce4" office:value-type="float" office:value="71522" calcext:value-type="float">
            <text:p>71522</text:p>
          </table:table-cell>
          <table:table-cell table:style-name="ce4" office:value-type="float" office:value="360877" calcext:value-type="float">
            <text:p>3608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0.2" calcext:value-type="float">
            <text:p>20,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5.97" calcext:value-type="float">
            <text:p>135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.02" calcext:value-type="float">
            <text:p>115,0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23" calcext:value-type="float">
            <text:p>9123</text:p>
          </table:table-cell>
          <table:table-cell table:style-name="ce4" office:value-type="float" office:value="45854" calcext:value-type="float">
            <text:p>458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20.24" calcext:value-type="float">
            <text:p>2020,24</text:p>
          </table:table-cell>
          <table:table-cell office:value-type="float" office:value="91851.07" calcext:value-type="float">
            <text:p>91851,07</text:p>
          </table:table-cell>
          <table:table-cell office:value-type="float" office:value="1067.24" calcext:value-type="float">
            <text:p>1067,24</text:p>
          </table:table-cell>
          <table:table-cell office:value-type="float" office:value="5569.58" calcext:value-type="float">
            <text:p>5569,58</text:p>
          </table:table-cell>
          <table:table-cell office:value-type="float" office:value="62.89" calcext:value-type="float">
            <text:p>62,89</text:p>
          </table:table-cell>
          <table:table-cell office:value-type="float" office:value="373.54" calcext:value-type="float">
            <text:p>373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.32" calcext:value-type="float">
            <text:p>1144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3.31" calcext:value-type="float">
            <text:p>6393,31</text:p>
          </table:table-cell>
          <table:table-cell office:value-type="float" office:value="-90.33" calcext:value-type="float">
            <text:p>-90,33</text:p>
          </table:table-cell>
          <table:table-cell office:value-type="float" office:value="125515.74" calcext:value-type="float">
            <text:p>125515,74</text:p>
          </table:table-cell>
          <table:table-cell office:value-type="float" office:value="0" calcext:value-type="float">
            <text:p>0</text:p>
          </table:table-cell>
          <table:table-cell office:value-type="float" office:value="34.06" calcext:value-type="float">
            <text:p>34,06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,79</text:p>
          </table:table-cell>
          <table:table-cell office:value-type="float" office:value="0" calcext:value-type="float">
            <text:p>0</text:p>
          </table:table-cell>
          <table:table-cell office:value-type="float" office:value="407.61" calcext:value-type="float">
            <text:p>407,61</text:p>
          </table:table-cell>
          <table:table-cell office:value-type="float" office:value="589.26" calcext:value-type="float">
            <text:p>589,26</text:p>
          </table:table-cell>
          <table:table-cell office:value-type="float" office:value="1687.24" calcext:value-type="float">
            <text:p>1687,24</text:p>
          </table:table-cell>
          <table:table-cell office:value-type="float" office:value="0" calcext:value-type="float">
            <text:p>0</text:p>
          </table:table-cell>
          <table:table-cell office:value-type="float" office:value="369.65" calcext:value-type="float">
            <text:p>369,65</text:p>
          </table:table-cell>
          <table:table-cell office:value-type="float" office:value="0" calcext:value-type="float">
            <text:p>0</text:p>
          </table:table-cell>
          <table:table-cell office:value-type="float" office:value="1137.04" calcext:value-type="float">
            <text:p>1137,04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0" calcext:value-type="float">
            <text:p>0</text:p>
          </table:table-cell>
          <table:table-cell office:value-type="float" office:value="118.95" calcext:value-type="float">
            <text:p>118,95</text:p>
          </table:table-cell>
          <table:table-cell table:style-name="ce4" office:value-type="float" office:value="29259" calcext:value-type="float">
            <text:p>29259</text:p>
          </table:table-cell>
          <table:table-cell table:style-name="ce4" office:value-type="float" office:value="88329" calcext:value-type="float">
            <text:p>883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.83" calcext:value-type="float">
            <text:p>53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38.3" calcext:value-type="float">
            <text:p>1643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47" calcext:value-type="float">
            <text:p>102,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1.17" calcext:value-type="float">
            <text:p>161,1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1478" calcext:value-type="float">
            <text:p>11478</text:p>
          </table:table-cell>
          <table:table-cell table:style-name="ce4" office:value-type="float" office:value="57893" calcext:value-type="float">
            <text:p>578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995.64" calcext:value-type="float">
            <text:p>42995,64</text:p>
          </table:table-cell>
          <table:table-cell office:value-type="float" office:value="0" calcext:value-type="float">
            <text:p>0</text:p>
          </table:table-cell>
          <table:table-cell office:value-type="float" office:value="476.66" calcext:value-type="float">
            <text:p>476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.08" calcext:value-type="float">
            <text:p>765,08</text:p>
          </table:table-cell>
          <table:table-cell office:value-type="float" office:value="11.46" calcext:value-type="float">
            <text:p>11,46</text:p>
          </table:table-cell>
          <table:table-cell office:value-type="float" office:value="157.46" calcext:value-type="float">
            <text:p>157,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44" calcext:value-type="float">
            <text:p>6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3.02" calcext:value-type="float">
            <text:p>1523,02</text:p>
          </table:table-cell>
          <table:table-cell office:value-type="float" office:value="10284.71" calcext:value-type="float">
            <text:p>1028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9" calcext:value-type="float">
            <text:p>53,89</text:p>
          </table:table-cell>
          <table:table-cell office:value-type="float" office:value="0" calcext:value-type="float">
            <text:p>0</text:p>
          </table:table-cell>
          <table:table-cell office:value-type="float" office:value="-722.98" calcext:value-type="float">
            <text:p>-722,98</text:p>
          </table:table-cell>
          <table:table-cell office:value-type="float" office:value="0" calcext:value-type="float">
            <text:p>0</text:p>
          </table:table-cell>
          <table:table-cell office:value-type="float" office:value="19.13" calcext:value-type="float">
            <text:p>19,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863" calcext:value-type="float">
            <text:p>15863</text:p>
          </table:table-cell>
          <table:table-cell table:style-name="ce4" office:value-type="float" office:value="87594" calcext:value-type="float">
            <text:p>875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.2" calcext:value-type="float">
            <text:p>7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54" calcext:value-type="float">
            <text:p>221,54</text:p>
          </table:table-cell>
          <table:table-cell office:value-type="float" office:value="0" calcext:value-type="float">
            <text:p>0</text:p>
          </table:table-cell>
          <table:table-cell office:value-type="float" office:value="22164.47" calcext:value-type="float">
            <text:p>22164,47</text:p>
          </table:table-cell>
          <table:table-cell office:value-type="float" office:value="559.71" calcext:value-type="float">
            <text:p>559,71</text:p>
          </table:table-cell>
          <table:table-cell office:value-type="float" office:value="0" calcext:value-type="float">
            <text:p>0</text:p>
          </table:table-cell>
          <table:table-cell office:value-type="float" office:value="243.99" calcext:value-type="float">
            <text:p>243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4" calcext:value-type="float">
            <text:p>11,54</text:p>
          </table:table-cell>
          <table:table-cell office:value-type="float" office:value="21294.28" calcext:value-type="float">
            <text:p>21294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69" calcext:value-type="float">
            <text:p>32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4" calcext:value-type="float">
            <text:p>31,04</text:p>
          </table:table-cell>
          <table:table-cell office:value-type="float" office:value="2316.02" calcext:value-type="float">
            <text:p>2316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9.56" calcext:value-type="float">
            <text:p>1469,56</text:p>
          </table:table-cell>
          <table:table-cell office:value-type="float" office:value="0" calcext:value-type="float">
            <text:p>0</text:p>
          </table:table-cell>
          <table:table-cell office:value-type="float" office:value="219.6" calcext:value-type="float">
            <text:p>219,6</text:p>
          </table:table-cell>
          <table:table-cell office:value-type="float" office:value="0" calcext:value-type="float">
            <text:p>0</text:p>
          </table:table-cell>
          <table:table-cell office:value-type="float" office:value="14.68" calcext:value-type="float">
            <text:p>14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333" calcext:value-type="float">
            <text:p>14333</text:p>
          </table:table-cell>
          <table:table-cell table:style-name="ce4" office:value-type="float" office:value="68330" calcext:value-type="float">
            <text:p>683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49" calcext:value-type="float">
            <text:p>328,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9.89" calcext:value-type="float">
            <text:p>309,8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08" calcext:value-type="float">
            <text:p>9208</text:p>
          </table:table-cell>
          <table:table-cell table:style-name="ce4" office:value-type="float" office:value="46816" calcext:value-type="float">
            <text:p>468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66.87" calcext:value-type="float">
            <text:p>1166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5.76" calcext:value-type="float">
            <text:p>1095,76</text:p>
          </table:table-cell>
          <table:table-cell office:value-type="float" office:value="581.8" calcext:value-type="float">
            <text:p>581,8</text:p>
          </table:table-cell>
          <table:table-cell office:value-type="float" office:value="425.72" calcext:value-type="float">
            <text:p>425,72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932.2" calcext:value-type="float">
            <text:p>932,2</text:p>
          </table:table-cell>
          <table:table-cell office:value-type="float" office:value="48.89" calcext:value-type="float">
            <text:p>48,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65.48" calcext:value-type="float">
            <text:p>15965,48</text:p>
          </table:table-cell>
          <table:table-cell office:value-type="float" office:value="1212.38" calcext:value-type="float">
            <text:p>1212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1" calcext:value-type="float">
            <text:p>71,1</text:p>
          </table:table-cell>
          <table:table-cell office:value-type="float" office:value="0" calcext:value-type="float">
            <text:p>0</text:p>
          </table:table-cell>
          <table:table-cell office:value-type="float" office:value="103.53" calcext:value-type="float">
            <text:p>103,5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32.87" calcext:value-type="float">
            <text:p>132,87</text:p>
          </table:table-cell>
          <table:table-cell table:style-name="ce4" office:value-type="float" office:value="13378" calcext:value-type="float">
            <text:p>13378</text:p>
          </table:table-cell>
          <table:table-cell table:style-name="ce4" office:value-type="float" office:value="93261" calcext:value-type="float">
            <text:p>932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0.49" calcext:value-type="float">
            <text:p>470,49</text:p>
          </table:table-cell>
          <table:table-cell office:value-type="float" office:value="98.48" calcext:value-type="float">
            <text:p>98,48</text:p>
          </table:table-cell>
          <table:table-cell office:value-type="float" office:value="46.12" calcext:value-type="float">
            <text:p>46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.94" calcext:value-type="float">
            <text:p>75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06" calcext:value-type="float">
            <text:p>90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41" calcext:value-type="float">
            <text:p>9241</text:p>
          </table:table-cell>
          <table:table-cell table:style-name="ce4" office:value-type="float" office:value="46808" calcext:value-type="float">
            <text:p>468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997.32" calcext:value-type="float">
            <text:p>24997,32</text:p>
          </table:table-cell>
          <table:table-cell office:value-type="float" office:value="9938.03" calcext:value-type="float">
            <text:p>9938,03</text:p>
          </table:table-cell>
          <table:table-cell office:value-type="float" office:value="363.74" calcext:value-type="float">
            <text:p>363,74</text:p>
          </table:table-cell>
          <table:table-cell office:value-type="float" office:value="458.45" calcext:value-type="float">
            <text:p>458,45</text:p>
          </table:table-cell>
          <table:table-cell office:value-type="float" office:value="2714.29" calcext:value-type="float">
            <text:p>2714,29</text:p>
          </table:table-cell>
          <table:table-cell office:value-type="float" office:value="1374.71" calcext:value-type="float">
            <text:p>1374,71</text:p>
          </table:table-cell>
          <table:table-cell office:value-type="float" office:value="857.62" calcext:value-type="float">
            <text:p>857,62</text:p>
          </table:table-cell>
          <table:table-cell office:value-type="float" office:value="666.72" calcext:value-type="float">
            <text:p>666,72</text:p>
          </table:table-cell>
          <table:table-cell office:value-type="float" office:value="611.39" calcext:value-type="float">
            <text:p>611,39</text:p>
          </table:table-cell>
          <table:table-cell office:value-type="float" office:value="0" calcext:value-type="float">
            <text:p>0</text:p>
          </table:table-cell>
          <table:table-cell office:value-type="float" office:value="253.89" calcext:value-type="float">
            <text:p>253,89</text:p>
          </table:table-cell>
          <table:table-cell office:value-type="float" office:value="382.3" calcext:value-type="float">
            <text:p>382,3</text:p>
          </table:table-cell>
          <table:table-cell office:value-type="float" office:value="92.39" calcext:value-type="float">
            <text:p>92,39</text:p>
          </table:table-cell>
          <table:table-cell office:value-type="float" office:value="11940.08" calcext:value-type="float">
            <text:p>11940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129.8" calcext:value-type="float">
            <text:p>129,8</text:p>
          </table:table-cell>
          <table:table-cell office:value-type="float" office:value="29598.64" calcext:value-type="float">
            <text:p>29598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5.29" calcext:value-type="float">
            <text:p>2035,29</text:p>
          </table:table-cell>
          <table:table-cell office:value-type="float" office:value="0" calcext:value-type="float">
            <text:p>0</text:p>
          </table:table-cell>
          <table:table-cell office:value-type="float" office:value="261.07" calcext:value-type="float">
            <text:p>261,07</text:p>
          </table:table-cell>
          <table:table-cell office:value-type="float" office:value="0" calcext:value-type="float">
            <text:p>0</text:p>
          </table:table-cell>
          <table:table-cell office:value-type="float" office:value="62.74" calcext:value-type="float">
            <text:p>62,74</text:p>
          </table:table-cell>
          <table:table-cell office:value-type="float" office:value="0" calcext:value-type="float">
            <text:p>0</text:p>
          </table:table-cell>
          <table:table-cell office:value-type="float" office:value="304.41" calcext:value-type="float">
            <text:p>304,41</text:p>
          </table:table-cell>
          <table:table-cell table:style-name="ce4" office:value-type="float" office:value="16906" calcext:value-type="float">
            <text:p>16906</text:p>
          </table:table-cell>
          <table:table-cell table:style-name="ce4" office:value-type="float" office:value="73345" calcext:value-type="float">
            <text:p>733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35.26" calcext:value-type="float">
            <text:p>4035,26</text:p>
          </table:table-cell>
          <table:table-cell office:value-type="float" office:value="0" calcext:value-type="float">
            <text:p>0</text:p>
          </table:table-cell>
          <table:table-cell office:value-type="float" office:value="597.73" calcext:value-type="float">
            <text:p>597,73</text:p>
          </table:table-cell>
          <table:table-cell office:value-type="float" office:value="139.35" calcext:value-type="float">
            <text:p>139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1.3" calcext:value-type="float">
            <text:p>1331,3</text:p>
          </table:table-cell>
          <table:table-cell office:value-type="float" office:value="233.58" calcext:value-type="float">
            <text:p>233,58</text:p>
          </table:table-cell>
          <table:table-cell office:value-type="float" office:value="822.27" calcext:value-type="float">
            <text:p>822,27</text:p>
          </table:table-cell>
          <table:table-cell office:value-type="float" office:value="0" calcext:value-type="float">
            <text:p>0</text:p>
          </table:table-cell>
          <table:table-cell office:value-type="float" office:value="146.39" calcext:value-type="float">
            <text:p>146,39</text:p>
          </table:table-cell>
          <table:table-cell office:value-type="float" office:value="1903.96" calcext:value-type="float">
            <text:p>1903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.04" calcext:value-type="float">
            <text:p>59,04</text:p>
          </table:table-cell>
          <table:table-cell office:value-type="float" office:value="0" calcext:value-type="float">
            <text:p>0</text:p>
          </table:table-cell>
          <table:table-cell office:value-type="float" office:value="5669.06" calcext:value-type="float">
            <text:p>5669,06</text:p>
          </table:table-cell>
          <table:table-cell office:value-type="float" office:value="219.39" calcext:value-type="float">
            <text:p>219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.02" calcext:value-type="float">
            <text:p>1152,02</text:p>
          </table:table-cell>
          <table:table-cell office:value-type="float" office:value="0" calcext:value-type="float">
            <text:p>0</text:p>
          </table:table-cell>
          <table:table-cell office:value-type="float" office:value="1013.43" calcext:value-type="float">
            <text:p>1013,43</text:p>
          </table:table-cell>
          <table:table-cell office:value-type="float" office:value="0" calcext:value-type="float">
            <text:p>0</text:p>
          </table:table-cell>
          <table:table-cell office:value-type="float" office:value="42.11" calcext:value-type="float">
            <text:p>42,11</text:p>
          </table:table-cell>
          <table:table-cell office:value-type="float" office:value="0" calcext:value-type="float">
            <text:p>0</text:p>
          </table:table-cell>
          <table:table-cell office:value-type="float" office:value="29.89" calcext:value-type="float">
            <text:p>29,89</text:p>
          </table:table-cell>
          <table:table-cell table:style-name="ce4" office:value-type="float" office:value="11221" calcext:value-type="float">
            <text:p>11221</text:p>
          </table:table-cell>
          <table:table-cell table:style-name="ce4" office:value-type="float" office:value="51056" calcext:value-type="float">
            <text:p>510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5476.39" calcext:value-type="float">
            <text:p>115476,39</text:p>
          </table:table-cell>
          <table:table-cell office:value-type="float" office:value="59417.07" calcext:value-type="float">
            <text:p>59417,07</text:p>
          </table:table-cell>
          <table:table-cell office:value-type="float" office:value="869.83" calcext:value-type="float">
            <text:p>869,83</text:p>
          </table:table-cell>
          <table:table-cell office:value-type="float" office:value="1818.27" calcext:value-type="float">
            <text:p>1818,27</text:p>
          </table:table-cell>
          <table:table-cell office:value-type="float" office:value="3334.85" calcext:value-type="float">
            <text:p>3334,85</text:p>
          </table:table-cell>
          <table:table-cell office:value-type="float" office:value="8473.59" calcext:value-type="float">
            <text:p>8473,59</text:p>
          </table:table-cell>
          <table:table-cell office:value-type="float" office:value="2076.81" calcext:value-type="float">
            <text:p>2076,81</text:p>
          </table:table-cell>
          <table:table-cell office:value-type="float" office:value="2606.85" calcext:value-type="float">
            <text:p>2606,85</text:p>
          </table:table-cell>
          <table:table-cell office:value-type="float" office:value="8541.47" calcext:value-type="float">
            <text:p>8541,47</text:p>
          </table:table-cell>
          <table:table-cell office:value-type="float" office:value="0" calcext:value-type="float">
            <text:p>0</text:p>
          </table:table-cell>
          <table:table-cell office:value-type="float" office:value="3688.68" calcext:value-type="float">
            <text:p>3688,68</text:p>
          </table:table-cell>
          <table:table-cell office:value-type="float" office:value="422.08" calcext:value-type="float">
            <text:p>422,08</text:p>
          </table:table-cell>
          <table:table-cell office:value-type="float" office:value="501.82" calcext:value-type="float">
            <text:p>501,82</text:p>
          </table:table-cell>
          <table:table-cell office:value-type="float" office:value="9042.8" calcext:value-type="float">
            <text:p>9042,8</text:p>
          </table:table-cell>
          <table:table-cell office:value-type="float" office:value="0" calcext:value-type="float">
            <text:p>0</text:p>
          </table:table-cell>
          <table:table-cell office:value-type="float" office:value="239.94" calcext:value-type="float">
            <text:p>239,94</text:p>
          </table:table-cell>
          <table:table-cell office:value-type="float" office:value="0" calcext:value-type="float">
            <text:p>0</text:p>
          </table:table-cell>
          <table:table-cell office:value-type="float" office:value="359.95" calcext:value-type="float">
            <text:p>359,95</text:p>
          </table:table-cell>
          <table:table-cell office:value-type="float" office:value="3407.64" calcext:value-type="float">
            <text:p>3407,64</text:p>
          </table:table-cell>
          <table:table-cell office:value-type="float" office:value="124020.2" calcext:value-type="float">
            <text:p>124020,2</text:p>
          </table:table-cell>
          <table:table-cell office:value-type="float" office:value="1605.28" calcext:value-type="float">
            <text:p>1605,28</text:p>
          </table:table-cell>
          <table:table-cell office:value-type="float" office:value="5188.43" calcext:value-type="float">
            <text:p>5188,43</text:p>
          </table:table-cell>
          <table:table-cell office:value-type="float" office:value="0" calcext:value-type="float">
            <text:p>0</text:p>
          </table:table-cell>
          <table:table-cell office:value-type="float" office:value="4420.01" calcext:value-type="float">
            <text:p>4420,01</text:p>
          </table:table-cell>
          <table:table-cell office:value-type="float" office:value="640.13" calcext:value-type="float">
            <text:p>640,13</text:p>
          </table:table-cell>
          <table:table-cell office:value-type="float" office:value="2071.96" calcext:value-type="float">
            <text:p>2071,96</text:p>
          </table:table-cell>
          <table:table-cell office:value-type="float" office:value="0" calcext:value-type="float">
            <text:p>0</text:p>
          </table:table-cell>
          <table:table-cell office:value-type="float" office:value="167.96" calcext:value-type="float">
            <text:p>167,96</text:p>
          </table:table-cell>
          <table:table-cell office:value-type="float" office:value="0" calcext:value-type="float">
            <text:p>0</text:p>
          </table:table-cell>
          <table:table-cell office:value-type="float" office:value="934.51" calcext:value-type="float">
            <text:p>934,51</text:p>
          </table:table-cell>
          <table:table-cell table:style-name="ce4" office:value-type="float" office:value="34897" calcext:value-type="float">
            <text:p>34897</text:p>
          </table:table-cell>
          <table:table-cell table:style-name="ce4" office:value-type="float" office:value="119275" calcext:value-type="float">
            <text:p>1192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7.95" calcext:value-type="float">
            <text:p>437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.75" calcext:value-type="float">
            <text:p>138,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6.07" calcext:value-type="float">
            <text:p>196,0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362" calcext:value-type="float">
            <text:p>9362</text:p>
          </table:table-cell>
          <table:table-cell table:style-name="ce4" office:value-type="float" office:value="46869" calcext:value-type="float">
            <text:p>468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.1" calcext:value-type="float">
            <text:p>60,1</text:p>
          </table:table-cell>
          <table:table-cell office:value-type="float" office:value="469.39" calcext:value-type="float">
            <text:p>469,39</text:p>
          </table:table-cell>
          <table:table-cell office:value-type="float" office:value="461.89" calcext:value-type="float">
            <text:p>461,89</text:p>
          </table:table-cell>
          <table:table-cell office:value-type="float" office:value="40.53" calcext:value-type="float">
            <text:p>40,53</text:p>
          </table:table-cell>
          <table:table-cell office:value-type="float" office:value="124.25" calcext:value-type="float">
            <text:p>124,25</text:p>
          </table:table-cell>
          <table:table-cell office:value-type="float" office:value="4405.31" calcext:value-type="float">
            <text:p>4405,31</text:p>
          </table:table-cell>
          <table:table-cell office:value-type="float" office:value="43.16" calcext:value-type="float">
            <text:p>43,16</text:p>
          </table:table-cell>
          <table:table-cell office:value-type="float" office:value="14.76" calcext:value-type="float">
            <text:p>14,76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6" calcext:value-type="float">
            <text:p>71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5" calcext:value-type="float">
            <text:p>2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49" calcext:value-type="float">
            <text:p>17,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.51" calcext:value-type="float">
            <text:p>34,51</text:p>
          </table:table-cell>
          <table:table-cell table:style-name="ce4" office:value-type="float" office:value="9876" calcext:value-type="float">
            <text:p>9876</text:p>
          </table:table-cell>
          <table:table-cell table:style-name="ce4" office:value-type="float" office:value="49917" calcext:value-type="float">
            <text:p>499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.61" calcext:value-type="float">
            <text:p>3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8" calcext:value-type="float">
            <text:p>4,18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140" calcext:value-type="float">
            <text:p>9140</text:p>
          </table:table-cell>
          <table:table-cell table:style-name="ce4" office:value-type="float" office:value="46333" calcext:value-type="float">
            <text:p>46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2.13" calcext:value-type="float">
            <text:p>732,13</text:p>
          </table:table-cell>
          <table:table-cell office:value-type="float" office:value="0" calcext:value-type="float">
            <text:p>0</text:p>
          </table:table-cell>
          <table:table-cell office:value-type="float" office:value="66.16" calcext:value-type="float">
            <text:p>66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3" calcext:value-type="float">
            <text:p>96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41" calcext:value-type="float">
            <text:p>8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.52" calcext:value-type="float">
            <text:p>556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66" calcext:value-type="float">
            <text:p>305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93" calcext:value-type="float">
            <text:p>132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9" calcext:value-type="float">
            <text:p>11,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35" calcext:value-type="float">
            <text:p>9335</text:p>
          </table:table-cell>
          <table:table-cell table:style-name="ce4" office:value-type="float" office:value="47001" calcext:value-type="float">
            <text:p>47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845.6" calcext:value-type="float">
            <text:p>92845,6</text:p>
          </table:table-cell>
          <table:table-cell office:value-type="float" office:value="0" calcext:value-type="float">
            <text:p>0</text:p>
          </table:table-cell>
          <table:table-cell office:value-type="float" office:value="182.51" calcext:value-type="float">
            <text:p>182,51</text:p>
          </table:table-cell>
          <table:table-cell office:value-type="float" office:value="92.14" calcext:value-type="float">
            <text:p>92,14</text:p>
          </table:table-cell>
          <table:table-cell office:value-type="float" office:value="0" calcext:value-type="float">
            <text:p>0</text:p>
          </table:table-cell>
          <table:table-cell office:value-type="float" office:value="697.92" calcext:value-type="float">
            <text:p>697,92</text:p>
          </table:table-cell>
          <table:table-cell office:value-type="float" office:value="746.01" calcext:value-type="float">
            <text:p>746,01</text:p>
          </table:table-cell>
          <table:table-cell office:value-type="float" office:value="1563.93" calcext:value-type="float">
            <text:p>1563,93</text:p>
          </table:table-cell>
          <table:table-cell office:value-type="float" office:value="2629.33" calcext:value-type="float">
            <text:p>2629,33</text:p>
          </table:table-cell>
          <table:table-cell office:value-type="float" office:value="0" calcext:value-type="float">
            <text:p>0</text:p>
          </table:table-cell>
          <table:table-cell office:value-type="float" office:value="1580.29" calcext:value-type="float">
            <text:p>1580,29</text:p>
          </table:table-cell>
          <table:table-cell office:value-type="float" office:value="20.15" calcext:value-type="float">
            <text:p>20,15</text:p>
          </table:table-cell>
          <table:table-cell office:value-type="float" office:value="48.57" calcext:value-type="float">
            <text:p>48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4" calcext:value-type="float">
            <text:p>-6,34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,2</text:p>
          </table:table-cell>
          <table:table-cell office:value-type="float" office:value="180.84" calcext:value-type="float">
            <text:p>180,84</text:p>
          </table:table-cell>
          <table:table-cell office:value-type="float" office:value="119877.07" calcext:value-type="float">
            <text:p>119877,07</text:p>
          </table:table-cell>
          <table:table-cell office:value-type="float" office:value="179.41" calcext:value-type="float">
            <text:p>179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.65" calcext:value-type="float">
            <text:p>760,65</text:p>
          </table:table-cell>
          <table:table-cell office:value-type="float" office:value="0" calcext:value-type="float">
            <text:p>0</text:p>
          </table:table-cell>
          <table:table-cell office:value-type="float" office:value="1063.43" calcext:value-type="float">
            <text:p>1063,43</text:p>
          </table:table-cell>
          <table:table-cell office:value-type="float" office:value="0" calcext:value-type="float">
            <text:p>0</text:p>
          </table:table-cell>
          <table:table-cell office:value-type="float" office:value="211.05" calcext:value-type="float">
            <text:p>211,05</text:p>
          </table:table-cell>
          <table:table-cell office:value-type="float" office:value="0" calcext:value-type="float">
            <text:p>0</text:p>
          </table:table-cell>
          <table:table-cell office:value-type="float" office:value="1113.08" calcext:value-type="float">
            <text:p>1113,08</text:p>
          </table:table-cell>
          <table:table-cell table:style-name="ce4" office:value-type="float" office:value="25845" calcext:value-type="float">
            <text:p>25845</text:p>
          </table:table-cell>
          <table:table-cell table:style-name="ce4" office:value-type="float" office:value="120697" calcext:value-type="float">
            <text:p>1206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316.39" calcext:value-type="float">
            <text:p>27316,39</text:p>
          </table:table-cell>
          <table:table-cell office:value-type="float" office:value="9649.74" calcext:value-type="float">
            <text:p>9649,74</text:p>
          </table:table-cell>
          <table:table-cell office:value-type="float" office:value="767.68" calcext:value-type="float">
            <text:p>767,68</text:p>
          </table:table-cell>
          <table:table-cell office:value-type="float" office:value="706.17" calcext:value-type="float">
            <text:p>706,17</text:p>
          </table:table-cell>
          <table:table-cell office:value-type="float" office:value="459.06" calcext:value-type="float">
            <text:p>459,06</text:p>
          </table:table-cell>
          <table:table-cell office:value-type="float" office:value="107.6" calcext:value-type="float">
            <text:p>107,6</text:p>
          </table:table-cell>
          <table:table-cell office:value-type="float" office:value="306.34" calcext:value-type="float">
            <text:p>306,34</text:p>
          </table:table-cell>
          <table:table-cell office:value-type="float" office:value="167.7" calcext:value-type="float">
            <text:p>167,7</text:p>
          </table:table-cell>
          <table:table-cell office:value-type="float" office:value="563.02" calcext:value-type="float">
            <text:p>563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83" calcext:value-type="float">
            <text:p>104,83</text:p>
          </table:table-cell>
          <table:table-cell office:value-type="float" office:value="0" calcext:value-type="float">
            <text:p>0</text:p>
          </table:table-cell>
          <table:table-cell office:value-type="float" office:value="2200.49" calcext:value-type="float">
            <text:p>2200,49</text:p>
          </table:table-cell>
          <table:table-cell office:value-type="float" office:value="0" calcext:value-type="float">
            <text:p>0</text:p>
          </table:table-cell>
          <table:table-cell office:value-type="float" office:value="138.82" calcext:value-type="float">
            <text:p>138,82</text:p>
          </table:table-cell>
          <table:table-cell office:value-type="float" office:value="0" calcext:value-type="float">
            <text:p>0</text:p>
          </table:table-cell>
          <table:table-cell office:value-type="float" office:value="29.57" calcext:value-type="float">
            <text:p>29,57</text:p>
          </table:table-cell>
          <table:table-cell office:value-type="float" office:value="205.97" calcext:value-type="float">
            <text:p>205,97</text:p>
          </table:table-cell>
          <table:table-cell office:value-type="float" office:value="51042.87" calcext:value-type="float">
            <text:p>51042,87</text:p>
          </table:table-cell>
          <table:table-cell office:value-type="float" office:value="309.75" calcext:value-type="float">
            <text:p>309,75</text:p>
          </table:table-cell>
          <table:table-cell office:value-type="float" office:value="784.18" calcext:value-type="float">
            <text:p>784,18</text:p>
          </table:table-cell>
          <table:table-cell office:value-type="float" office:value="0" calcext:value-type="float">
            <text:p>0</text:p>
          </table:table-cell>
          <table:table-cell office:value-type="float" office:value="146.2" calcext:value-type="float">
            <text:p>146,2</text:p>
          </table:table-cell>
          <table:table-cell office:value-type="float" office:value="0" calcext:value-type="float">
            <text:p>0</text:p>
          </table:table-cell>
          <table:table-cell office:value-type="float" office:value="767.1" calcext:value-type="float">
            <text:p>76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7" calcext:value-type="float">
            <text:p>41,07</text:p>
          </table:table-cell>
          <table:table-cell office:value-type="float" office:value="334.18" calcext:value-type="float">
            <text:p>334,18</text:p>
          </table:table-cell>
          <table:table-cell table:style-name="ce4" office:value-type="float" office:value="14610" calcext:value-type="float">
            <text:p>14610</text:p>
          </table:table-cell>
          <table:table-cell table:style-name="ce4" office:value-type="float" office:value="61324" calcext:value-type="float">
            <text:p>613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692.92" calcext:value-type="float">
            <text:p>7692,92</text:p>
          </table:table-cell>
          <table:table-cell office:value-type="float" office:value="1139.4" calcext:value-type="float">
            <text:p>1139,4</text:p>
          </table:table-cell>
          <table:table-cell office:value-type="float" office:value="298.85" calcext:value-type="float">
            <text:p>298,85</text:p>
          </table:table-cell>
          <table:table-cell office:value-type="float" office:value="128.71" calcext:value-type="float">
            <text:p>128,71</text:p>
          </table:table-cell>
          <table:table-cell office:value-type="float" office:value="334.33" calcext:value-type="float">
            <text:p>334,33</text:p>
          </table:table-cell>
          <table:table-cell office:value-type="float" office:value="4003.45" calcext:value-type="float">
            <text:p>4003,45</text:p>
          </table:table-cell>
          <table:table-cell office:value-type="float" office:value="238.44" calcext:value-type="float">
            <text:p>238,44</text:p>
          </table:table-cell>
          <table:table-cell office:value-type="float" office:value="393.34" calcext:value-type="float">
            <text:p>393,34</text:p>
          </table:table-cell>
          <table:table-cell office:value-type="float" office:value="289.14" calcext:value-type="float">
            <text:p>289,14</text:p>
          </table:table-cell>
          <table:table-cell office:value-type="float" office:value="0" calcext:value-type="float">
            <text:p>0</text:p>
          </table:table-cell>
          <table:table-cell office:value-type="float" office:value="26.58" calcext:value-type="float">
            <text:p>26,58</text:p>
          </table:table-cell>
          <table:table-cell office:value-type="float" office:value="74.01" calcext:value-type="float">
            <text:p>74,01</text:p>
          </table:table-cell>
          <table:table-cell office:value-type="float" office:value="5076.97" calcext:value-type="float">
            <text:p>5076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.21" calcext:value-type="float">
            <text:p>1295,21</text:p>
          </table:table-cell>
          <table:table-cell office:value-type="float" office:value="0" calcext:value-type="float">
            <text:p>0</text:p>
          </table:table-cell>
          <table:table-cell office:value-type="float" office:value="268.1" calcext:value-type="float">
            <text:p>268,1</text:p>
          </table:table-cell>
          <table:table-cell office:value-type="float" office:value="0" calcext:value-type="float">
            <text:p>0</text:p>
          </table:table-cell>
          <table:table-cell office:value-type="float" office:value="7611.13" calcext:value-type="float">
            <text:p>7611,13</text:p>
          </table:table-cell>
          <table:table-cell office:value-type="float" office:value="601.81" calcext:value-type="float">
            <text:p>601,81</text:p>
          </table:table-cell>
          <table:table-cell office:value-type="float" office:value="0" calcext:value-type="float">
            <text:p>0</text:p>
          </table:table-cell>
          <table:table-cell office:value-type="float" office:value="113.05" calcext:value-type="float">
            <text:p>113,05</text:p>
          </table:table-cell>
          <table:table-cell office:value-type="float" office:value="3391.34" calcext:value-type="float">
            <text:p>3391,34</text:p>
          </table:table-cell>
          <table:table-cell office:value-type="float" office:value="118.77" calcext:value-type="float">
            <text:p>118,77</text:p>
          </table:table-cell>
          <table:table-cell office:value-type="float" office:value="347.09" calcext:value-type="float">
            <text:p>347,09</text:p>
          </table:table-cell>
          <table:table-cell office:value-type="float" office:value="0" calcext:value-type="float">
            <text:p>0</text:p>
          </table:table-cell>
          <table:table-cell office:value-type="float" office:value="211.16" calcext:value-type="float">
            <text:p>211,16</text:p>
          </table:table-cell>
          <table:table-cell office:value-type="float" office:value="2455.27" calcext:value-type="float">
            <text:p>2455,27</text:p>
          </table:table-cell>
          <table:table-cell office:value-type="float" office:value="143.57" calcext:value-type="float">
            <text:p>143,57</text:p>
          </table:table-cell>
          <table:table-cell table:style-name="ce4" office:value-type="float" office:value="12730" calcext:value-type="float">
            <text:p>12730</text:p>
          </table:table-cell>
          <table:table-cell table:style-name="ce4" office:value-type="float" office:value="56976" calcext:value-type="float">
            <text:p>569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.27" calcext:value-type="float">
            <text:p>37,27</text:p>
          </table:table-cell>
          <table:table-cell office:value-type="float" office:value="77.16" calcext:value-type="float">
            <text:p>77,16</text:p>
          </table:table-cell>
          <table:table-cell office:value-type="float" office:value="90.04" calcext:value-type="float">
            <text:p>90,04</text:p>
          </table:table-cell>
          <table:table-cell office:value-type="float" office:value="6.2" calcext:value-type="float">
            <text:p>6,2</text:p>
          </table:table-cell>
          <table:table-cell office:value-type="float" office:value="740.78" calcext:value-type="float">
            <text:p>740,78</text:p>
          </table:table-cell>
          <table:table-cell office:value-type="float" office:value="1619.39" calcext:value-type="float">
            <text:p>1619,39</text:p>
          </table:table-cell>
          <table:table-cell office:value-type="float" office:value="40.97" calcext:value-type="float">
            <text:p>40,97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1.5" calcext:value-type="float">
            <text:p>100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.35" calcext:value-type="float">
            <text:p>501,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91" calcext:value-type="float">
            <text:p>11,9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549" calcext:value-type="float">
            <text:p>9549</text:p>
          </table:table-cell>
          <table:table-cell table:style-name="ce4" office:value-type="float" office:value="47529" calcext:value-type="float">
            <text:p>475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92.59" calcext:value-type="float">
            <text:p>4592,59</text:p>
          </table:table-cell>
          <table:table-cell office:value-type="float" office:value="2054.81" calcext:value-type="float">
            <text:p>2054,81</text:p>
          </table:table-cell>
          <table:table-cell office:value-type="float" office:value="242.82" calcext:value-type="float">
            <text:p>242,82</text:p>
          </table:table-cell>
          <table:table-cell office:value-type="float" office:value="39.12" calcext:value-type="float">
            <text:p>39,12</text:p>
          </table:table-cell>
          <table:table-cell office:value-type="float" office:value="10.2" calcext:value-type="float">
            <text:p>10,2</text:p>
          </table:table-cell>
          <table:table-cell office:value-type="float" office:value="2726.48" calcext:value-type="float">
            <text:p>2726,48</text:p>
          </table:table-cell>
          <table:table-cell office:value-type="float" office:value="726.98" calcext:value-type="float">
            <text:p>726,98</text:p>
          </table:table-cell>
          <table:table-cell office:value-type="float" office:value="143.23" calcext:value-type="float">
            <text:p>143,23</text:p>
          </table:table-cell>
          <table:table-cell office:value-type="float" office:value="143.34" calcext:value-type="float">
            <text:p>143,34</text:p>
          </table:table-cell>
          <table:table-cell office:value-type="float" office:value="0" calcext:value-type="float">
            <text:p>0</text:p>
          </table:table-cell>
          <table:table-cell office:value-type="float" office:value="91.17" calcext:value-type="float">
            <text:p>91,17</text:p>
          </table:table-cell>
          <table:table-cell office:value-type="float" office:value="106.15" calcext:value-type="float">
            <text:p>106,15</text:p>
          </table:table-cell>
          <table:table-cell office:value-type="float" office:value="810.1" calcext:value-type="float">
            <text:p>810,1</text:p>
          </table:table-cell>
          <table:table-cell office:value-type="float" office:value="1410.45" calcext:value-type="float">
            <text:p>1410,45</text:p>
          </table:table-cell>
          <table:table-cell office:value-type="float" office:value="0" calcext:value-type="float">
            <text:p>0</text:p>
          </table:table-cell>
          <table:table-cell office:value-type="float" office:value="353.17" calcext:value-type="float">
            <text:p>353,17</text:p>
          </table:table-cell>
          <table:table-cell office:value-type="float" office:value="0" calcext:value-type="float">
            <text:p>0</text:p>
          </table:table-cell>
          <table:table-cell office:value-type="float" office:value="14.99" calcext:value-type="float">
            <text:p>14,99</text:p>
          </table:table-cell>
          <table:table-cell office:value-type="float" office:value="495.64" calcext:value-type="float">
            <text:p>495,64</text:p>
          </table:table-cell>
          <table:table-cell office:value-type="float" office:value="8162.08" calcext:value-type="float">
            <text:p>8162,08</text:p>
          </table:table-cell>
          <table:table-cell office:value-type="float" office:value="191.41" calcext:value-type="float">
            <text:p>191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.21" calcext:value-type="float">
            <text:p>459,21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,23</text:p>
          </table:table-cell>
          <table:table-cell office:value-type="float" office:value="0" calcext:value-type="float">
            <text:p>0</text:p>
          </table:table-cell>
          <table:table-cell office:value-type="float" office:value="134.38" calcext:value-type="float">
            <text:p>134,38</text:p>
          </table:table-cell>
          <table:table-cell office:value-type="float" office:value="0" calcext:value-type="float">
            <text:p>0</text:p>
          </table:table-cell>
          <table:table-cell office:value-type="float" office:value="95.03" calcext:value-type="float">
            <text:p>95,03</text:p>
          </table:table-cell>
          <table:table-cell table:style-name="ce4" office:value-type="float" office:value="11093" calcext:value-type="float">
            <text:p>11093</text:p>
          </table:table-cell>
          <table:table-cell table:style-name="ce4" office:value-type="float" office:value="53588" calcext:value-type="float">
            <text:p>535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80.74" calcext:value-type="float">
            <text:p>80,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4.05" calcext:value-type="float">
            <text:p>24,0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38" calcext:value-type="float">
            <text:p>9138</text:p>
          </table:table-cell>
          <table:table-cell table:style-name="ce4" office:value-type="float" office:value="46260" calcext:value-type="float">
            <text:p>462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.34" calcext:value-type="float">
            <text:p>173,34</text:p>
          </table:table-cell>
          <table:table-cell office:value-type="float" office:value="0" calcext:value-type="float">
            <text:p>0</text:p>
          </table:table-cell>
          <table:table-cell office:value-type="float" office:value="20.97" calcext:value-type="float">
            <text:p>20,97</text:p>
          </table:table-cell>
          <table:table-cell office:value-type="float" office:value="0" calcext:value-type="float">
            <text:p>0</text:p>
          </table:table-cell>
          <table:table-cell office:value-type="float" office:value="280.12" calcext:value-type="float">
            <text:p>280,12</text:p>
          </table:table-cell>
          <table:table-cell office:value-type="float" office:value="728.26" calcext:value-type="float">
            <text:p>728,26</text:p>
          </table:table-cell>
          <table:table-cell office:value-type="float" office:value="162.03" calcext:value-type="float">
            <text:p>162,03</text:p>
          </table:table-cell>
          <table:table-cell office:value-type="float" office:value="27.01" calcext:value-type="float">
            <text:p>27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12" calcext:value-type="float">
            <text:p>185,12</text:p>
          </table:table-cell>
          <table:table-cell office:value-type="float" office:value="54.39" calcext:value-type="float">
            <text:p>54,39</text:p>
          </table:table-cell>
          <table:table-cell office:value-type="float" office:value="337.38" calcext:value-type="float">
            <text:p>337,38</text:p>
          </table:table-cell>
          <table:table-cell office:value-type="float" office:value="735.75" calcext:value-type="float">
            <text:p>735,75</text:p>
          </table:table-cell>
          <table:table-cell office:value-type="float" office:value="0" calcext:value-type="float">
            <text:p>0</text:p>
          </table:table-cell>
          <table:table-cell office:value-type="float" office:value="39.76" calcext:value-type="float">
            <text:p>39,76</text:p>
          </table:table-cell>
          <table:table-cell office:value-type="float" office:value="0" calcext:value-type="float">
            <text:p>0</text:p>
          </table:table-cell>
          <table:table-cell office:value-type="float" office:value="386.56" calcext:value-type="float">
            <text:p>386,56</text:p>
          </table:table-cell>
          <table:table-cell office:value-type="float" office:value="699.77" calcext:value-type="float">
            <text:p>699,77</text:p>
          </table:table-cell>
          <table:table-cell office:value-type="float" office:value="3184.16" calcext:value-type="float">
            <text:p>3184,16</text:p>
          </table:table-cell>
          <table:table-cell office:value-type="float" office:value="0" calcext:value-type="float">
            <text:p>0</text:p>
          </table:table-cell>
          <table:table-cell office:value-type="float" office:value="315.86" calcext:value-type="float">
            <text:p>315,86</text:p>
          </table:table-cell>
          <table:table-cell office:value-type="float" office:value="0" calcext:value-type="float">
            <text:p>0</text:p>
          </table:table-cell>
          <table:table-cell office:value-type="float" office:value="108.31" calcext:value-type="float">
            <text:p>108,31</text:p>
          </table:table-cell>
          <table:table-cell office:value-type="float" office:value="208.08" calcext:value-type="float">
            <text:p>208,08</text:p>
          </table:table-cell>
          <table:table-cell office:value-type="float" office:value="71.98" calcext:value-type="float">
            <text:p>71,98</text:p>
          </table:table-cell>
          <table:table-cell office:value-type="float" office:value="0" calcext:value-type="float">
            <text:p>0</text:p>
          </table:table-cell>
          <table:table-cell office:value-type="float" office:value="88.69" calcext:value-type="float">
            <text:p>88,69</text:p>
          </table:table-cell>
          <table:table-cell office:value-type="float" office:value="1.77" calcext:value-type="float">
            <text:p>1,77</text:p>
          </table:table-cell>
          <table:table-cell office:value-type="float" office:value="522.04" calcext:value-type="float">
            <text:p>522,04</text:p>
          </table:table-cell>
          <table:table-cell table:style-name="ce4" office:value-type="float" office:value="9525" calcext:value-type="float">
            <text:p>9525</text:p>
          </table:table-cell>
          <table:table-cell table:style-name="ce4" office:value-type="float" office:value="49437" calcext:value-type="float">
            <text:p>494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68" calcext:value-type="float">
            <text:p>82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.05" calcext:value-type="float">
            <text:p>73,05</text:p>
          </table:table-cell>
          <table:table-cell office:value-type="float" office:value="17.11" calcext:value-type="float">
            <text:p>17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.74" calcext:value-type="float">
            <text:p>287,7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46611" calcext:value-type="float">
            <text:p>466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676.06" calcext:value-type="float">
            <text:p>79676,06</text:p>
          </table:table-cell>
          <table:table-cell office:value-type="float" office:value="20745.54" calcext:value-type="float">
            <text:p>20745,54</text:p>
          </table:table-cell>
          <table:table-cell office:value-type="float" office:value="2765.73" calcext:value-type="float">
            <text:p>2765,73</text:p>
          </table:table-cell>
          <table:table-cell office:value-type="float" office:value="4275.08" calcext:value-type="float">
            <text:p>4275,08</text:p>
          </table:table-cell>
          <table:table-cell office:value-type="float" office:value="11472.92" calcext:value-type="float">
            <text:p>11472,92</text:p>
          </table:table-cell>
          <table:table-cell office:value-type="float" office:value="14704.23" calcext:value-type="float">
            <text:p>14704,23</text:p>
          </table:table-cell>
          <table:table-cell office:value-type="float" office:value="2448.62" calcext:value-type="float">
            <text:p>2448,62</text:p>
          </table:table-cell>
          <table:table-cell office:value-type="float" office:value="1624.2" calcext:value-type="float">
            <text:p>1624,2</text:p>
          </table:table-cell>
          <table:table-cell office:value-type="float" office:value="2352.69" calcext:value-type="float">
            <text:p>2352,69</text:p>
          </table:table-cell>
          <table:table-cell office:value-type="float" office:value="0" calcext:value-type="float">
            <text:p>0</text:p>
          </table:table-cell>
          <table:table-cell office:value-type="float" office:value="1640.35" calcext:value-type="float">
            <text:p>1640,35</text:p>
          </table:table-cell>
          <table:table-cell office:value-type="float" office:value="5096.88" calcext:value-type="float">
            <text:p>5096,88</text:p>
          </table:table-cell>
          <table:table-cell office:value-type="float" office:value="17758.39" calcext:value-type="float">
            <text:p>17758,39</text:p>
          </table:table-cell>
          <table:table-cell office:value-type="float" office:value="25437.98" calcext:value-type="float">
            <text:p>25437,98</text:p>
          </table:table-cell>
          <table:table-cell office:value-type="float" office:value="0" calcext:value-type="float">
            <text:p>0</text:p>
          </table:table-cell>
          <table:table-cell office:value-type="float" office:value="29.89" calcext:value-type="float">
            <text:p>29,89</text:p>
          </table:table-cell>
          <table:table-cell office:value-type="float" office:value="0" calcext:value-type="float">
            <text:p>0</text:p>
          </table:table-cell>
          <table:table-cell office:value-type="float" office:value="468.57" calcext:value-type="float">
            <text:p>468,57</text:p>
          </table:table-cell>
          <table:table-cell office:value-type="float" office:value="3806.11" calcext:value-type="float">
            <text:p>3806,11</text:p>
          </table:table-cell>
          <table:table-cell office:value-type="float" office:value="123986.5" calcext:value-type="float">
            <text:p>123986,5</text:p>
          </table:table-cell>
          <table:table-cell office:value-type="float" office:value="2325.03" calcext:value-type="float">
            <text:p>2325,03</text:p>
          </table:table-cell>
          <table:table-cell office:value-type="float" office:value="2065.45" calcext:value-type="float">
            <text:p>2065,45</text:p>
          </table:table-cell>
          <table:table-cell office:value-type="float" office:value="12466.17" calcext:value-type="float">
            <text:p>12466,17</text:p>
          </table:table-cell>
          <table:table-cell office:value-type="float" office:value="2146.65" calcext:value-type="float">
            <text:p>2146,65</text:p>
          </table:table-cell>
          <table:table-cell office:value-type="float" office:value="165.92" calcext:value-type="float">
            <text:p>165,92</text:p>
          </table:table-cell>
          <table:table-cell office:value-type="float" office:value="2788.31" calcext:value-type="float">
            <text:p>2788,31</text:p>
          </table:table-cell>
          <table:table-cell office:value-type="float" office:value="0" calcext:value-type="float">
            <text:p>0</text:p>
          </table:table-cell>
          <table:table-cell office:value-type="float" office:value="1060.8" calcext:value-type="float">
            <text:p>1060,8</text:p>
          </table:table-cell>
          <table:table-cell office:value-type="float" office:value="524.91" calcext:value-type="float">
            <text:p>524,91</text:p>
          </table:table-cell>
          <table:table-cell office:value-type="float" office:value="2326.86" calcext:value-type="float">
            <text:p>2326,86</text:p>
          </table:table-cell>
          <table:table-cell table:style-name="ce4" office:value-type="float" office:value="36495" calcext:value-type="float">
            <text:p>36495</text:p>
          </table:table-cell>
          <table:table-cell table:style-name="ce4" office:value-type="float" office:value="156406" calcext:value-type="float">
            <text:p>1564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6.36" calcext:value-type="float">
            <text:p>316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.46" calcext:value-type="float">
            <text:p>182,46</text:p>
          </table:table-cell>
          <table:table-cell office:value-type="float" office:value="57.24" calcext:value-type="float">
            <text:p>57,24</text:p>
          </table:table-cell>
          <table:table-cell office:value-type="float" office:value="937.77" calcext:value-type="float">
            <text:p>937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5.71" calcext:value-type="float">
            <text:p>3615,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2.97" calcext:value-type="float">
            <text:p>412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38" calcext:value-type="float">
            <text:p>24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58" calcext:value-type="float">
            <text:p>6,58</text:p>
          </table:table-cell>
          <table:table-cell office:value-type="float" office:value="321.8" calcext:value-type="float">
            <text:p>321,8</text:p>
          </table:table-cell>
          <table:table-cell table:style-name="ce4" office:value-type="float" office:value="9597" calcext:value-type="float">
            <text:p>9597</text:p>
          </table:table-cell>
          <table:table-cell table:style-name="ce4" office:value-type="float" office:value="51011" calcext:value-type="float">
            <text:p>510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2.36" calcext:value-type="float">
            <text:p>732,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.43" calcext:value-type="float">
            <text:p>42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12" calcext:value-type="float">
            <text:p>15,12</text:p>
          </table:table-cell>
          <table:table-cell office:value-type="float" office:value="22.5" calcext:value-type="float">
            <text:p>22,5</text:p>
          </table:table-cell>
          <table:table-cell office:value-type="float" office:value="1146.56" calcext:value-type="float">
            <text:p>1146,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5" calcext:value-type="float">
            <text:p>4,95</text:p>
          </table:table-cell>
          <table:table-cell office:value-type="float" office:value="0" calcext:value-type="float">
            <text:p>0</text:p>
          </table:table-cell>
          <table:table-cell office:value-type="float" office:value="117.12" calcext:value-type="float">
            <text:p>117,12</text:p>
          </table:table-cell>
          <table:table-cell table:style-name="ce4" office:value-type="float" office:value="9306" calcext:value-type="float">
            <text:p>9306</text:p>
          </table:table-cell>
          <table:table-cell table:style-name="ce4" office:value-type="float" office:value="47396" calcext:value-type="float">
            <text:p>473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48.88" calcext:value-type="float">
            <text:p>48,88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3.97" calcext:value-type="float">
            <text:p>163,9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46" calcext:value-type="float">
            <text:p>9146</text:p>
          </table:table-cell>
          <table:table-cell table:style-name="ce4" office:value-type="float" office:value="46296" calcext:value-type="float">
            <text:p>462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8.94" calcext:value-type="float">
            <text:p>168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52" calcext:value-type="float">
            <text:p>123,52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966" calcext:value-type="float">
            <text:p>966</text:p>
          </table:table-cell>
          <table:table-cell office:value-type="float" office:value="87.1" calcext:value-type="float">
            <text:p>8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" calcext:value-type="float">
            <text:p>42,79</text:p>
          </table:table-cell>
          <table:table-cell office:value-type="float" office:value="57.84" calcext:value-type="float">
            <text:p>57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103.65" calcext:value-type="float">
            <text:p>103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.02" calcext:value-type="float">
            <text:p>575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94" calcext:value-type="float">
            <text:p>61,94</text:p>
          </table:table-cell>
          <table:table-cell office:value-type="float" office:value="7.15" calcext:value-type="float">
            <text:p>7,15</text:p>
          </table:table-cell>
          <table:table-cell office:value-type="float" office:value="68.52" calcext:value-type="float">
            <text:p>68,52</text:p>
          </table:table-cell>
          <table:table-cell table:style-name="ce4" office:value-type="float" office:value="9656" calcext:value-type="float">
            <text:p>9656</text:p>
          </table:table-cell>
          <table:table-cell table:style-name="ce4" office:value-type="float" office:value="48410" calcext:value-type="float">
            <text:p>484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.36" calcext:value-type="float">
            <text:p>159,36</text:p>
          </table:table-cell>
          <table:table-cell office:value-type="float" office:value="9177.84" calcext:value-type="float">
            <text:p>9177,84</text:p>
          </table:table-cell>
          <table:table-cell office:value-type="float" office:value="64.65" calcext:value-type="float">
            <text:p>64,65</text:p>
          </table:table-cell>
          <table:table-cell office:value-type="float" office:value="0" calcext:value-type="float">
            <text:p>0</text:p>
          </table:table-cell>
          <table:table-cell office:value-type="float" office:value="2816.26" calcext:value-type="float">
            <text:p>2816,26</text:p>
          </table:table-cell>
          <table:table-cell office:value-type="float" office:value="2693.09" calcext:value-type="float">
            <text:p>2693,09</text:p>
          </table:table-cell>
          <table:table-cell office:value-type="float" office:value="546.17" calcext:value-type="float">
            <text:p>546,17</text:p>
          </table:table-cell>
          <table:table-cell office:value-type="float" office:value="25.98" calcext:value-type="float">
            <text:p>25,98</text:p>
          </table:table-cell>
          <table:table-cell office:value-type="float" office:value="24.39" calcext:value-type="float">
            <text:p>24,39</text:p>
          </table:table-cell>
          <table:table-cell office:value-type="float" office:value="0" calcext:value-type="float">
            <text:p>0</text:p>
          </table:table-cell>
          <table:table-cell office:value-type="float" office:value="136.57" calcext:value-type="float">
            <text:p>13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7.07" calcext:value-type="float">
            <text:p>2977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34" calcext:value-type="float">
            <text:p>58,34</text:p>
          </table:table-cell>
          <table:table-cell office:value-type="float" office:value="595.09" calcext:value-type="float">
            <text:p>595,09</text:p>
          </table:table-cell>
          <table:table-cell office:value-type="float" office:value="1707.06" calcext:value-type="float">
            <text:p>1707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.35" calcext:value-type="float">
            <text:p>215,35</text:p>
          </table:table-cell>
          <table:table-cell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office:value-type="float" office:value="14.91" calcext:value-type="float">
            <text:p>14,91</text:p>
          </table:table-cell>
          <table:table-cell office:value-type="float" office:value="11.22" calcext:value-type="float">
            <text:p>11,22</text:p>
          </table:table-cell>
          <table:table-cell office:value-type="float" office:value="38.3" calcext:value-type="float">
            <text:p>38,3</text:p>
          </table:table-cell>
          <table:table-cell office:value-type="float" office:value="795.16" calcext:value-type="float">
            <text:p>795,16</text:p>
          </table:table-cell>
          <table:table-cell table:style-name="ce4" office:value-type="float" office:value="10901" calcext:value-type="float">
            <text:p>10901</text:p>
          </table:table-cell>
          <table:table-cell table:style-name="ce4" office:value-type="float" office:value="48803" calcext:value-type="float">
            <text:p>488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9.93" calcext:value-type="float">
            <text:p>1889,93</text:p>
          </table:table-cell>
          <table:table-cell office:value-type="float" office:value="5993.23" calcext:value-type="float">
            <text:p>5993,23</text:p>
          </table:table-cell>
          <table:table-cell office:value-type="float" office:value="48666.36" calcext:value-type="float">
            <text:p>48666,36</text:p>
          </table:table-cell>
          <table:table-cell office:value-type="float" office:value="45.38" calcext:value-type="float">
            <text:p>45,38</text:p>
          </table:table-cell>
          <table:table-cell office:value-type="float" office:value="0" calcext:value-type="float">
            <text:p>0</text:p>
          </table:table-cell>
          <table:table-cell office:value-type="float" office:value="12408.99" calcext:value-type="float">
            <text:p>12408,99</text:p>
          </table:table-cell>
          <table:table-cell office:value-type="float" office:value="695.91" calcext:value-type="float">
            <text:p>695,91</text:p>
          </table:table-cell>
          <table:table-cell office:value-type="float" office:value="0" calcext:value-type="float">
            <text:p>0</text:p>
          </table:table-cell>
          <table:table-cell office:value-type="float" office:value="219.55" calcext:value-type="float">
            <text:p>219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6.05" calcext:value-type="float">
            <text:p>6396,05</text:p>
          </table:table-cell>
          <table:table-cell office:value-type="float" office:value="9394.49" calcext:value-type="float">
            <text:p>9394,49</text:p>
          </table:table-cell>
          <table:table-cell office:value-type="float" office:value="0" calcext:value-type="float">
            <text:p>0</text:p>
          </table:table-cell>
          <table:table-cell office:value-type="float" office:value="30714.62" calcext:value-type="float">
            <text:p>30714,62</text:p>
          </table:table-cell>
          <table:table-cell office:value-type="float" office:value="0" calcext:value-type="float">
            <text:p>0</text:p>
          </table:table-cell>
          <table:table-cell office:value-type="float" office:value="630.53" calcext:value-type="float">
            <text:p>630,53</text:p>
          </table:table-cell>
          <table:table-cell office:value-type="float" office:value="414.06" calcext:value-type="float">
            <text:p>414,06</text:p>
          </table:table-cell>
          <table:table-cell office:value-type="float" office:value="1954.77" calcext:value-type="float">
            <text:p>1954,77</text:p>
          </table:table-cell>
          <table:table-cell office:value-type="float" office:value="14420.72" calcext:value-type="float">
            <text:p>14420,72</text:p>
          </table:table-cell>
          <table:table-cell office:value-type="float" office:value="0" calcext:value-type="float">
            <text:p>0</text:p>
          </table:table-cell>
          <table:table-cell office:value-type="float" office:value="230.58" calcext:value-type="float">
            <text:p>230,58</text:p>
          </table:table-cell>
          <table:table-cell office:value-type="float" office:value="1211.7" calcext:value-type="float">
            <text:p>1211,7</text:p>
          </table:table-cell>
          <table:table-cell office:value-type="float" office:value="0" calcext:value-type="float">
            <text:p>0</text:p>
          </table:table-cell>
          <table:table-cell office:value-type="float" office:value="32.45" calcext:value-type="float">
            <text:p>32,45</text:p>
          </table:table-cell>
          <table:table-cell office:value-type="float" office:value="0" calcext:value-type="float">
            <text:p>0</text:p>
          </table:table-cell>
          <table:table-cell office:value-type="float" office:value="59.78" calcext:value-type="float">
            <text:p>59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0120" calcext:value-type="float">
            <text:p>20120</text:p>
          </table:table-cell>
          <table:table-cell table:style-name="ce4" office:value-type="float" office:value="117435" calcext:value-type="float">
            <text:p>1174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0.89" calcext:value-type="float">
            <text:p>20,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2.82" calcext:value-type="float">
            <text:p>352,82</text:p>
          </table:table-cell>
          <table:table-cell office:value-type="float" office:value="0" calcext:value-type="float">
            <text:p>0</text:p>
          </table:table-cell>
          <table:table-cell office:value-type="float" office:value="19.91" calcext:value-type="float">
            <text:p>19,9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199" calcext:value-type="float">
            <text:p>9199</text:p>
          </table:table-cell>
          <table:table-cell table:style-name="ce4" office:value-type="float" office:value="46644" calcext:value-type="float">
            <text:p>466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1.03" calcext:value-type="float">
            <text:p>751,03</text:p>
          </table:table-cell>
          <table:table-cell office:value-type="float" office:value="458.62" calcext:value-type="float">
            <text:p>458,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3.28" calcext:value-type="float">
            <text:p>203,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98" calcext:value-type="float">
            <text:p>7,9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09" calcext:value-type="float">
            <text:p>9209</text:p>
          </table:table-cell>
          <table:table-cell table:style-name="ce4" office:value-type="float" office:value="46219" calcext:value-type="float">
            <text:p>462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76.96" calcext:value-type="float">
            <text:p>576,96</text:p>
          </table:table-cell>
          <table:table-cell office:value-type="float" office:value="0" calcext:value-type="float">
            <text:p>0</text:p>
          </table:table-cell>
          <table:table-cell office:value-type="float" office:value="710.5" calcext:value-type="float">
            <text:p>71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1" calcext:value-type="float">
            <text:p>76,71</text:p>
          </table:table-cell>
          <table:table-cell office:value-type="float" office:value="2334.59" calcext:value-type="float">
            <text:p>2334,59</text:p>
          </table:table-cell>
          <table:table-cell office:value-type="float" office:value="413.98" calcext:value-type="float">
            <text:p>413,98</text:p>
          </table:table-cell>
          <table:table-cell office:value-type="float" office:value="-586.82" calcext:value-type="float">
            <text:p>-586,82</text:p>
          </table:table-cell>
          <table:table-cell office:value-type="float" office:value="0" calcext:value-type="float">
            <text:p>0</text:p>
          </table:table-cell>
          <table:table-cell office:value-type="float" office:value="49.78" calcext:value-type="float">
            <text:p>49,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51" calcext:value-type="float">
            <text:p>33,51</text:p>
          </table:table-cell>
          <table:table-cell office:value-type="float" office:value="0" calcext:value-type="float">
            <text:p>0</text:p>
          </table:table-cell>
          <table:table-cell office:value-type="float" office:value="9413.24" calcext:value-type="float">
            <text:p>9413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2.63" calcext:value-type="float">
            <text:p>1692,63</text:p>
          </table:table-cell>
          <table:table-cell office:value-type="float" office:value="0" calcext:value-type="float">
            <text:p>0</text:p>
          </table:table-cell>
          <table:table-cell office:value-type="float" office:value="956.48" calcext:value-type="float">
            <text:p>956,48</text:p>
          </table:table-cell>
          <table:table-cell office:value-type="float" office:value="0" calcext:value-type="float">
            <text:p>0</text:p>
          </table:table-cell>
          <table:table-cell office:value-type="float" office:value="30.35" calcext:value-type="float">
            <text:p>30,35</text:p>
          </table:table-cell>
          <table:table-cell office:value-type="float" office:value="0" calcext:value-type="float">
            <text:p>0</text:p>
          </table:table-cell>
          <table:table-cell office:value-type="float" office:value="467.71" calcext:value-type="float">
            <text:p>467,71</text:p>
          </table:table-cell>
          <table:table-cell table:style-name="ce4" office:value-type="float" office:value="10711" calcext:value-type="float">
            <text:p>10711</text:p>
          </table:table-cell>
          <table:table-cell table:style-name="ce4" office:value-type="float" office:value="49834" calcext:value-type="float">
            <text:p>498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3.68" calcext:value-type="float">
            <text:p>113,68</text:p>
          </table:table-cell>
          <table:table-cell office:value-type="float" office:value="0" calcext:value-type="float">
            <text:p>0</text:p>
          </table:table-cell>
          <table:table-cell office:value-type="float" office:value="345.65" calcext:value-type="float">
            <text:p>345,65</text:p>
          </table:table-cell>
          <table:table-cell office:value-type="float" office:value="205.37" calcext:value-type="float">
            <text:p>205,37</text:p>
          </table:table-cell>
          <table:table-cell office:value-type="float" office:value="83.56" calcext:value-type="float">
            <text:p>83,56</text:p>
          </table:table-cell>
          <table:table-cell office:value-type="float" office:value="26.06" calcext:value-type="float">
            <text:p>26,06</text:p>
          </table:table-cell>
          <table:table-cell office:value-type="float" office:value="222.49" calcext:value-type="float">
            <text:p>222,49</text:p>
          </table:table-cell>
          <table:table-cell office:value-type="float" office:value="8.68" calcext:value-type="float">
            <text:p>8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71" calcext:value-type="float">
            <text:p>436,71</text:p>
          </table:table-cell>
          <table:table-cell office:value-type="float" office:value="30.35" calcext:value-type="float">
            <text:p>30,35</text:p>
          </table:table-cell>
          <table:table-cell office:value-type="float" office:value="560.68" calcext:value-type="float">
            <text:p>560,68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22.13" calcext:value-type="float">
            <text:p>122,13</text:p>
          </table:table-cell>
          <table:table-cell office:value-type="float" office:value="0" calcext:value-type="float">
            <text:p>0</text:p>
          </table:table-cell>
          <table:table-cell office:value-type="float" office:value="32.87" calcext:value-type="float">
            <text:p>32,87</text:p>
          </table:table-cell>
          <table:table-cell office:value-type="float" office:value="167.65" calcext:value-type="float">
            <text:p>167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9" calcext:value-type="float">
            <text:p>37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2" calcext:value-type="float">
            <text:p>45,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03" calcext:value-type="float">
            <text:p>9303</text:p>
          </table:table-cell>
          <table:table-cell table:style-name="ce4" office:value-type="float" office:value="47382" calcext:value-type="float">
            <text:p>473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64.47" calcext:value-type="float">
            <text:p>3664,47</text:p>
          </table:table-cell>
          <table:table-cell office:value-type="float" office:value="0" calcext:value-type="float">
            <text:p>0</text:p>
          </table:table-cell>
          <table:table-cell office:value-type="float" office:value="786132.83" calcext:value-type="float">
            <text:p>786132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43.21" calcext:value-type="float">
            <text:p>66643,21</text:p>
          </table:table-cell>
          <table:table-cell office:value-type="float" office:value="1856.31" calcext:value-type="float">
            <text:p>1856,31</text:p>
          </table:table-cell>
          <table:table-cell office:value-type="float" office:value="5.16" calcext:value-type="float">
            <text:p>5,16</text:p>
          </table:table-cell>
          <table:table-cell office:value-type="float" office:value="1496.91" calcext:value-type="float">
            <text:p>1496,9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145.85" calcext:value-type="float">
            <text:p>145,85</text:p>
          </table:table-cell>
          <table:table-cell office:value-type="float" office:value="27622.36" calcext:value-type="float">
            <text:p>27622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613.31" calcext:value-type="float">
            <text:p>782613,31</text:p>
          </table:table-cell>
          <table:table-cell office:value-type="float" office:value="0" calcext:value-type="float">
            <text:p>0</text:p>
          </table:table-cell>
          <table:table-cell office:value-type="float" office:value="806.41" calcext:value-type="float">
            <text:p>806,41</text:p>
          </table:table-cell>
          <table:table-cell office:value-type="float" office:value="11.08" calcext:value-type="float">
            <text:p>11,08</text:p>
          </table:table-cell>
          <table:table-cell office:value-type="float" office:value="14321.21" calcext:value-type="float">
            <text:p>14321,21</text:p>
          </table:table-cell>
          <table:table-cell office:value-type="float" office:value="249030.32" calcext:value-type="float">
            <text:p>249030,32</text:p>
          </table:table-cell>
          <table:table-cell office:value-type="float" office:value="0" calcext:value-type="float">
            <text:p>0</text:p>
          </table:table-cell>
          <table:table-cell office:value-type="float" office:value="200.62" calcext:value-type="float">
            <text:p>200,62</text:p>
          </table:table-cell>
          <table:table-cell office:value-type="float" office:value="614.88" calcext:value-type="float">
            <text:p>614,88</text:p>
          </table:table-cell>
          <table:table-cell office:value-type="float" office:value="0" calcext:value-type="float">
            <text:p>0</text:p>
          </table:table-cell>
          <table:table-cell office:value-type="float" office:value="2061.15" calcext:value-type="float">
            <text:p>2061,15</text:p>
          </table:table-cell>
          <table:table-cell office:value-type="float" office:value="0" calcext:value-type="float">
            <text:p>0</text:p>
          </table:table-cell>
          <table:table-cell office:value-type="float" office:value="385.42" calcext:value-type="float">
            <text:p>385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5078" calcext:value-type="float">
            <text:p>135078</text:p>
          </table:table-cell>
          <table:table-cell table:style-name="ce4" office:value-type="float" office:value="901375" calcext:value-type="float">
            <text:p>9013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55.32" calcext:value-type="float">
            <text:p>5555,32</text:p>
          </table:table-cell>
          <table:table-cell office:value-type="float" office:value="0" calcext:value-type="float">
            <text:p>0</text:p>
          </table:table-cell>
          <table:table-cell office:value-type="float" office:value="1467.06" calcext:value-type="float">
            <text:p>1467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2.35" calcext:value-type="float">
            <text:p>3932,35</text:p>
          </table:table-cell>
          <table:table-cell office:value-type="float" office:value="1306.54" calcext:value-type="float">
            <text:p>1306,54</text:p>
          </table:table-cell>
          <table:table-cell office:value-type="float" office:value="0" calcext:value-type="float">
            <text:p>0</text:p>
          </table:table-cell>
          <table:table-cell office:value-type="float" office:value="868.64" calcext:value-type="float">
            <text:p>868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.3" calcext:value-type="float">
            <text:p>812,3</text:p>
          </table:table-cell>
          <table:table-cell office:value-type="float" office:value="119.8" calcext:value-type="float">
            <text:p>119,8</text:p>
          </table:table-cell>
          <table:table-cell office:value-type="float" office:value="1214.16" calcext:value-type="float">
            <text:p>1214,16</text:p>
          </table:table-cell>
          <table:table-cell office:value-type="float" office:value="0" calcext:value-type="float">
            <text:p>0</text:p>
          </table:table-cell>
          <table:table-cell office:value-type="float" office:value="5791.91" calcext:value-type="float">
            <text:p>5791,91</text:p>
          </table:table-cell>
          <table:table-cell office:value-type="float" office:value="0" calcext:value-type="float">
            <text:p>0</text:p>
          </table:table-cell>
          <table:table-cell office:value-type="float" office:value="125.09" calcext:value-type="float">
            <text:p>125,09</text:p>
          </table:table-cell>
          <table:table-cell office:value-type="float" office:value="3013.24" calcext:value-type="float">
            <text:p>3013,24</text:p>
          </table:table-cell>
          <table:table-cell office:value-type="float" office:value="5804.39" calcext:value-type="float">
            <text:p>5804,39</text:p>
          </table:table-cell>
          <table:table-cell office:value-type="float" office:value="5223.2" calcext:value-type="float">
            <text:p>522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1" calcext:value-type="float">
            <text:p>79,91</text:p>
          </table:table-cell>
          <table:table-cell office:value-type="float" office:value="0" calcext:value-type="float">
            <text:p>0</text:p>
          </table:table-cell>
          <table:table-cell office:value-type="float" office:value="524.45" calcext:value-type="float">
            <text:p>524,45</text:p>
          </table:table-cell>
          <table:table-cell office:value-type="float" office:value="0" calcext:value-type="float">
            <text:p>0</text:p>
          </table:table-cell>
          <table:table-cell office:value-type="float" office:value="27.05" calcext:value-type="float">
            <text:p>27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202" calcext:value-type="float">
            <text:p>12202</text:p>
          </table:table-cell>
          <table:table-cell table:style-name="ce4" office:value-type="float" office:value="64604" calcext:value-type="float">
            <text:p>646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.44" calcext:value-type="float">
            <text:p>22,44</text:p>
          </table:table-cell>
          <table:table-cell office:value-type="float" office:value="0" calcext:value-type="float">
            <text:p>0</text:p>
          </table:table-cell>
          <table:table-cell office:value-type="float" office:value="389.15" calcext:value-type="float">
            <text:p>38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29" calcext:value-type="float">
            <text:p>120,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2.86" calcext:value-type="float">
            <text:p>902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.11" calcext:value-type="float">
            <text:p>34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2" calcext:value-type="float">
            <text:p>31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43" calcext:value-type="float">
            <text:p>59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16" calcext:value-type="float">
            <text:p>9316</text:p>
          </table:table-cell>
          <table:table-cell table:style-name="ce4" office:value-type="float" office:value="46936" calcext:value-type="float">
            <text:p>469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2092.05" calcext:value-type="float">
            <text:p>272092,05</text:p>
          </table:table-cell>
          <table:table-cell office:value-type="float" office:value="17786.2" calcext:value-type="float">
            <text:p>17786,2</text:p>
          </table:table-cell>
          <table:table-cell office:value-type="float" office:value="7876.61" calcext:value-type="float">
            <text:p>7876,61</text:p>
          </table:table-cell>
          <table:table-cell office:value-type="float" office:value="2151.2" calcext:value-type="float">
            <text:p>2151,2</text:p>
          </table:table-cell>
          <table:table-cell office:value-type="float" office:value="616.84" calcext:value-type="float">
            <text:p>616,84</text:p>
          </table:table-cell>
          <table:table-cell office:value-type="float" office:value="5776.96" calcext:value-type="float">
            <text:p>5776,96</text:p>
          </table:table-cell>
          <table:table-cell office:value-type="float" office:value="4370.09" calcext:value-type="float">
            <text:p>4370,09</text:p>
          </table:table-cell>
          <table:table-cell office:value-type="float" office:value="20416.78" calcext:value-type="float">
            <text:p>20416,78</text:p>
          </table:table-cell>
          <table:table-cell office:value-type="float" office:value="12553.57" calcext:value-type="float">
            <text:p>12553,57</text:p>
          </table:table-cell>
          <table:table-cell office:value-type="float" office:value="0" calcext:value-type="float">
            <text:p>0</text:p>
          </table:table-cell>
          <table:table-cell office:value-type="float" office:value="13803.76" calcext:value-type="float">
            <text:p>13803,76</text:p>
          </table:table-cell>
          <table:table-cell office:value-type="float" office:value="5803.31" calcext:value-type="float">
            <text:p>5803,31</text:p>
          </table:table-cell>
          <table:table-cell office:value-type="float" office:value="555.75" calcext:value-type="float">
            <text:p>555,75</text:p>
          </table:table-cell>
          <table:table-cell office:value-type="float" office:value="18789.84" calcext:value-type="float">
            <text:p>18789,84</text:p>
          </table:table-cell>
          <table:table-cell office:value-type="float" office:value="0" calcext:value-type="float">
            <text:p>0</text:p>
          </table:table-cell>
          <table:table-cell office:value-type="float" office:value="86.25" calcext:value-type="float">
            <text:p>86,25</text:p>
          </table:table-cell>
          <table:table-cell office:value-type="float" office:value="0" calcext:value-type="float">
            <text:p>0</text:p>
          </table:table-cell>
          <table:table-cell office:value-type="float" office:value="371.82" calcext:value-type="float">
            <text:p>371,82</text:p>
          </table:table-cell>
          <table:table-cell office:value-type="float" office:value="4210.96" calcext:value-type="float">
            <text:p>4210,96</text:p>
          </table:table-cell>
          <table:table-cell office:value-type="float" office:value="388673.2" calcext:value-type="float">
            <text:p>388673,2</text:p>
          </table:table-cell>
          <table:table-cell office:value-type="float" office:value="702.07" calcext:value-type="float">
            <text:p>702,07</text:p>
          </table:table-cell>
          <table:table-cell office:value-type="float" office:value="10271.52" calcext:value-type="float">
            <text:p>10271,52</text:p>
          </table:table-cell>
          <table:table-cell office:value-type="float" office:value="0" calcext:value-type="float">
            <text:p>0</text:p>
          </table:table-cell>
          <table:table-cell office:value-type="float" office:value="6650.56" calcext:value-type="float">
            <text:p>6650,56</text:p>
          </table:table-cell>
          <table:table-cell office:value-type="float" office:value="28.32" calcext:value-type="float">
            <text:p>28,32</text:p>
          </table:table-cell>
          <table:table-cell office:value-type="float" office:value="10516.28" calcext:value-type="float">
            <text:p>10516,28</text:p>
          </table:table-cell>
          <table:table-cell office:value-type="float" office:value="0" calcext:value-type="float">
            <text:p>0</text:p>
          </table:table-cell>
          <table:table-cell office:value-type="float" office:value="427.29" calcext:value-type="float">
            <text:p>427,29</text:p>
          </table:table-cell>
          <table:table-cell office:value-type="float" office:value="0" calcext:value-type="float">
            <text:p>0</text:p>
          </table:table-cell>
          <table:table-cell office:value-type="float" office:value="9955.4" calcext:value-type="float">
            <text:p>9955,4</text:p>
          </table:table-cell>
          <table:table-cell table:style-name="ce4" office:value-type="float" office:value="71901" calcext:value-type="float">
            <text:p>71901</text:p>
          </table:table-cell>
          <table:table-cell table:style-name="ce4" office:value-type="float" office:value="314707" calcext:value-type="float">
            <text:p>3147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891.75" calcext:value-type="float">
            <text:p>44891,75</text:p>
          </table:table-cell>
          <table:table-cell office:value-type="float" office:value="0" calcext:value-type="float">
            <text:p>0</text:p>
          </table:table-cell>
          <table:table-cell office:value-type="float" office:value="38.65" calcext:value-type="float">
            <text:p>38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3" calcext:value-type="float">
            <text:p>19,23</text:p>
          </table:table-cell>
          <table:table-cell office:value-type="float" office:value="160.9" calcext:value-type="float">
            <text:p>160,9</text:p>
          </table:table-cell>
          <table:table-cell office:value-type="float" office:value="0" calcext:value-type="float">
            <text:p>0</text:p>
          </table:table-cell>
          <table:table-cell office:value-type="float" office:value="251.9" calcext:value-type="float">
            <text:p>25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78" calcext:value-type="float">
            <text:p>55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8.17" calcext:value-type="float">
            <text:p>1108,17</text:p>
          </table:table-cell>
          <table:table-cell office:value-type="float" office:value="0" calcext:value-type="float">
            <text:p>0</text:p>
          </table:table-cell>
          <table:table-cell office:value-type="float" office:value="43503.59" calcext:value-type="float">
            <text:p>43503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.4" calcext:value-type="float">
            <text:p>207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4907" calcext:value-type="float">
            <text:p>14907</text:p>
          </table:table-cell>
          <table:table-cell table:style-name="ce4" office:value-type="float" office:value="70809" calcext:value-type="float">
            <text:p>708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.94" calcext:value-type="float">
            <text:p>286,94</text:p>
          </table:table-cell>
          <table:table-cell office:value-type="float" office:value="5192.88" calcext:value-type="float">
            <text:p>5192,88</text:p>
          </table:table-cell>
          <table:table-cell office:value-type="float" office:value="29433.96" calcext:value-type="float">
            <text:p>29433,96</text:p>
          </table:table-cell>
          <table:table-cell office:value-type="float" office:value="4801.04" calcext:value-type="float">
            <text:p>4801,04</text:p>
          </table:table-cell>
          <table:table-cell office:value-type="float" office:value="0" calcext:value-type="float">
            <text:p>0</text:p>
          </table:table-cell>
          <table:table-cell office:value-type="float" office:value="644.08" calcext:value-type="float">
            <text:p>644,08</text:p>
          </table:table-cell>
          <table:table-cell office:value-type="float" office:value="0" calcext:value-type="float">
            <text:p>0</text:p>
          </table:table-cell>
          <table:table-cell office:value-type="float" office:value="743.71" calcext:value-type="float">
            <text:p>743,71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,6</text:p>
          </table:table-cell>
          <table:table-cell office:value-type="float" office:value="33922.26" calcext:value-type="float">
            <text:p>33922,26</text:p>
          </table:table-cell>
          <table:table-cell office:value-type="float" office:value="0" calcext:value-type="float">
            <text:p>0</text:p>
          </table:table-cell>
          <table:table-cell office:value-type="float" office:value="104.46" calcext:value-type="float">
            <text:p>104,46</text:p>
          </table:table-cell>
          <table:table-cell office:value-type="float" office:value="0" calcext:value-type="float">
            <text:p>0</text:p>
          </table:table-cell>
          <table:table-cell office:value-type="float" office:value="17703.2" calcext:value-type="float">
            <text:p>17703,2</text:p>
          </table:table-cell>
          <table:table-cell office:value-type="float" office:value="0" calcext:value-type="float">
            <text:p>0</text:p>
          </table:table-cell>
          <table:table-cell office:value-type="float" office:value="899.48" calcext:value-type="float">
            <text:p>899,48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  <table:table-cell office:value-type="float" office:value="3891.37" calcext:value-type="float">
            <text:p>3891,37</text:p>
          </table:table-cell>
          <table:table-cell office:value-type="float" office:value="4637.73" calcext:value-type="float">
            <text:p>4637,73</text:p>
          </table:table-cell>
          <table:table-cell office:value-type="float" office:value="755.84" calcext:value-type="float">
            <text:p>755,84</text:p>
          </table:table-cell>
          <table:table-cell office:value-type="float" office:value="214.21" calcext:value-type="float">
            <text:p>214,21</text:p>
          </table:table-cell>
          <table:table-cell office:value-type="float" office:value="0" calcext:value-type="float">
            <text:p>0</text:p>
          </table:table-cell>
          <table:table-cell office:value-type="float" office:value="544.85" calcext:value-type="float">
            <text:p>544,8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6406" calcext:value-type="float">
            <text:p>16406</text:p>
          </table:table-cell>
          <table:table-cell table:style-name="ce4" office:value-type="float" office:value="87149" calcext:value-type="float">
            <text:p>87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.69" calcext:value-type="float">
            <text:p>352,6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5.26" calcext:value-type="float">
            <text:p>15,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96" calcext:value-type="float">
            <text:p>9196</text:p>
          </table:table-cell>
          <table:table-cell table:style-name="ce4" office:value-type="float" office:value="46324" calcext:value-type="float">
            <text:p>463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9" calcext:value-type="float">
            <text:p>39,49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7.78" calcext:value-type="float">
            <text:p>47,78</text:p>
          </table:table-cell>
          <table:table-cell table:style-name="ce4" office:value-type="float" office:value="9186" calcext:value-type="float">
            <text:p>9186</text:p>
          </table:table-cell>
          <table:table-cell table:style-name="ce4" office:value-type="float" office:value="46620" calcext:value-type="float">
            <text:p>466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42" calcext:value-type="float">
            <text:p>18,42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44.53" calcext:value-type="float">
            <text:p>44,53</text:p>
          </table:table-cell>
          <table:table-cell office:value-type="float" office:value="23.46" calcext:value-type="float">
            <text:p>23,46</text:p>
          </table:table-cell>
          <table:table-cell office:value-type="float" office:value="0" calcext:value-type="float">
            <text:p>0</text:p>
          </table:table-cell>
          <table:table-cell office:value-type="float" office:value="145.87" calcext:value-type="float">
            <text:p>145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9.14" calcext:value-type="float">
            <text:p>5569,14</text:p>
          </table:table-cell>
          <table:table-cell office:value-type="float" office:value="62.77" calcext:value-type="float">
            <text:p>6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1.96" calcext:value-type="float">
            <text:p>3081,96</text:p>
          </table:table-cell>
          <table:table-cell office:value-type="float" office:value="0" calcext:value-type="float">
            <text:p>0</text:p>
          </table:table-cell>
          <table:table-cell office:value-type="float" office:value="120.54" calcext:value-type="float">
            <text:p>120,54</text:p>
          </table:table-cell>
          <table:table-cell office:value-type="float" office:value="0" calcext:value-type="float">
            <text:p>0</text:p>
          </table:table-cell>
          <table:table-cell office:value-type="float" office:value="203.47" calcext:value-type="float">
            <text:p>203,47</text:p>
          </table:table-cell>
          <table:table-cell office:value-type="float" office:value="1298.12" calcext:value-type="float">
            <text:p>1298,12</text:p>
          </table:table-cell>
          <table:table-cell office:value-type="float" office:value="0" calcext:value-type="float">
            <text:p>0</text:p>
          </table:table-cell>
          <table:table-cell office:value-type="float" office:value="403.04" calcext:value-type="float">
            <text:p>403,04</text:p>
          </table:table-cell>
          <table:table-cell office:value-type="float" office:value="122.29" calcext:value-type="float">
            <text:p>122,29</text:p>
          </table:table-cell>
          <table:table-cell office:value-type="float" office:value="0" calcext:value-type="float">
            <text:p>0</text:p>
          </table:table-cell>
          <table:table-cell office:value-type="float" office:value="551.44" calcext:value-type="float">
            <text:p>551,44</text:p>
          </table:table-cell>
          <table:table-cell office:value-type="float" office:value="0" calcext:value-type="float">
            <text:p>0</text:p>
          </table:table-cell>
          <table:table-cell office:value-type="float" office:value="75.43" calcext:value-type="float">
            <text:p>75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45" calcext:value-type="float">
            <text:p>9545</text:p>
          </table:table-cell>
          <table:table-cell table:style-name="ce4" office:value-type="float" office:value="47346" calcext:value-type="float">
            <text:p>473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.65" calcext:value-type="float">
            <text:p>21,65</text:p>
          </table:table-cell>
          <table:table-cell office:value-type="float" office:value="1289.92" calcext:value-type="float">
            <text:p>1289,92</text:p>
          </table:table-cell>
          <table:table-cell office:value-type="float" office:value="814.72" calcext:value-type="float">
            <text:p>814,72</text:p>
          </table:table-cell>
          <table:table-cell office:value-type="float" office:value="173863.59" calcext:value-type="float">
            <text:p>173863,59</text:p>
          </table:table-cell>
          <table:table-cell office:value-type="float" office:value="10356.11" calcext:value-type="float">
            <text:p>10356,11</text:p>
          </table:table-cell>
          <table:table-cell office:value-type="float" office:value="172.84" calcext:value-type="float">
            <text:p>172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29" calcext:value-type="float">
            <text:p>127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4.87" calcext:value-type="float">
            <text:p>18355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8" calcext:value-type="float">
            <text:p>8,58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3.9" calcext:value-type="float">
            <text:p>3313,9</text:p>
          </table:table-cell>
          <table:table-cell office:value-type="float" office:value="2334.91" calcext:value-type="float">
            <text:p>2334,91</text:p>
          </table:table-cell>
          <table:table-cell office:value-type="float" office:value="574.74" calcext:value-type="float">
            <text:p>574,74</text:p>
          </table:table-cell>
          <table:table-cell office:value-type="float" office:value="108.7" calcext:value-type="float">
            <text:p>108,7</text:p>
          </table:table-cell>
          <table:table-cell office:value-type="float" office:value="0" calcext:value-type="float">
            <text:p>0</text:p>
          </table:table-cell>
          <table:table-cell office:value-type="float" office:value="-176.57" calcext:value-type="float">
            <text:p>-176,57</text:p>
          </table:table-cell>
          <table:table-cell office:value-type="float" office:value="0" calcext:value-type="float">
            <text:p>0</text:p>
          </table:table-cell>
          <table:table-cell office:value-type="float" office:value="48.42" calcext:value-type="float">
            <text:p>48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8096" calcext:value-type="float">
            <text:p>48096</text:p>
          </table:table-cell>
          <table:table-cell table:style-name="ce4" office:value-type="float" office:value="313011" calcext:value-type="float">
            <text:p>3130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6.62" calcext:value-type="float">
            <text:p>686,62</text:p>
          </table:table-cell>
          <table:table-cell office:value-type="float" office:value="0" calcext:value-type="float">
            <text:p>0</text:p>
          </table:table-cell>
          <table:table-cell office:value-type="float" office:value="107.73" calcext:value-type="float">
            <text:p>107,7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70.47" calcext:value-type="float">
            <text:p>370,4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61" calcext:value-type="float">
            <text:p>9261</text:p>
          </table:table-cell>
          <table:table-cell table:style-name="ce4" office:value-type="float" office:value="46965" calcext:value-type="float">
            <text:p>469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3" calcext:value-type="float">
            <text:p>86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6" calcext:value-type="float">
            <text:p>46,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.56" calcext:value-type="float">
            <text:p>240,56</text:p>
          </table:table-cell>
          <table:table-cell office:value-type="float" office:value="0" calcext:value-type="float">
            <text:p>0</text:p>
          </table:table-cell>
          <table:table-cell office:value-type="float" office:value="166.53" calcext:value-type="float">
            <text:p>166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2.74" calcext:value-type="float">
            <text:p>562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.58" calcext:value-type="float">
            <text:p>56,5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85" calcext:value-type="float">
            <text:p>9185</text:p>
          </table:table-cell>
          <table:table-cell table:style-name="ce4" office:value-type="float" office:value="46309" calcext:value-type="float">
            <text:p>463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16.28" calcext:value-type="float">
            <text:p>9016,28</text:p>
          </table:table-cell>
          <table:table-cell office:value-type="float" office:value="4427.04" calcext:value-type="float">
            <text:p>4427,04</text:p>
          </table:table-cell>
          <table:table-cell office:value-type="float" office:value="345.97" calcext:value-type="float">
            <text:p>345,97</text:p>
          </table:table-cell>
          <table:table-cell office:value-type="float" office:value="1346.36" calcext:value-type="float">
            <text:p>1346,36</text:p>
          </table:table-cell>
          <table:table-cell office:value-type="float" office:value="0" calcext:value-type="float">
            <text:p>0</text:p>
          </table:table-cell>
          <table:table-cell office:value-type="float" office:value="1122.19" calcext:value-type="float">
            <text:p>1122,19</text:p>
          </table:table-cell>
          <table:table-cell office:value-type="float" office:value="229.4" calcext:value-type="float">
            <text:p>229,4</text:p>
          </table:table-cell>
          <table:table-cell office:value-type="float" office:value="10667.79" calcext:value-type="float">
            <text:p>10667,79</text:p>
          </table:table-cell>
          <table:table-cell office:value-type="float" office:value="183.22" calcext:value-type="float">
            <text:p>183,22</text:p>
          </table:table-cell>
          <table:table-cell office:value-type="float" office:value="0" calcext:value-type="float">
            <text:p>0</text:p>
          </table:table-cell>
          <table:table-cell office:value-type="float" office:value="468.24" calcext:value-type="float">
            <text:p>468,24</text:p>
          </table:table-cell>
          <table:table-cell office:value-type="float" office:value="2427.97" calcext:value-type="float">
            <text:p>2427,97</text:p>
          </table:table-cell>
          <table:table-cell office:value-type="float" office:value="482.49" calcext:value-type="float">
            <text:p>482,49</text:p>
          </table:table-cell>
          <table:table-cell office:value-type="float" office:value="28467.47" calcext:value-type="float">
            <text:p>28467,47</text:p>
          </table:table-cell>
          <table:table-cell office:value-type="float" office:value="0" calcext:value-type="float">
            <text:p>0</text:p>
          </table:table-cell>
          <table:table-cell office:value-type="float" office:value="98.05" calcext:value-type="float">
            <text:p>98,05</text:p>
          </table:table-cell>
          <table:table-cell office:value-type="float" office:value="0" calcext:value-type="float">
            <text:p>0</text:p>
          </table:table-cell>
          <table:table-cell office:value-type="float" office:value="655.93" calcext:value-type="float">
            <text:p>655,93</text:p>
          </table:table-cell>
          <table:table-cell office:value-type="float" office:value="95.56" calcext:value-type="float">
            <text:p>95,56</text:p>
          </table:table-cell>
          <table:table-cell office:value-type="float" office:value="58120.06" calcext:value-type="float">
            <text:p>58120,06</text:p>
          </table:table-cell>
          <table:table-cell office:value-type="float" office:value="290.79" calcext:value-type="float">
            <text:p>290,79</text:p>
          </table:table-cell>
          <table:table-cell office:value-type="float" office:value="-140.25" calcext:value-type="float">
            <text:p>-140,25</text:p>
          </table:table-cell>
          <table:table-cell office:value-type="float" office:value="0" calcext:value-type="float">
            <text:p>0</text:p>
          </table:table-cell>
          <table:table-cell office:value-type="float" office:value="597.43" calcext:value-type="float">
            <text:p>597,43</text:p>
          </table:table-cell>
          <table:table-cell office:value-type="float" office:value="0" calcext:value-type="float">
            <text:p>0</text:p>
          </table:table-cell>
          <table:table-cell office:value-type="float" office:value="785.51" calcext:value-type="float">
            <text:p>785,51</text:p>
          </table:table-cell>
          <table:table-cell office:value-type="float" office:value="0" calcext:value-type="float">
            <text:p>0</text:p>
          </table:table-cell>
          <table:table-cell office:value-type="float" office:value="132.32" calcext:value-type="float">
            <text:p>132,32</text:p>
          </table:table-cell>
          <table:table-cell office:value-type="float" office:value="0" calcext:value-type="float">
            <text:p>0</text:p>
          </table:table-cell>
          <table:table-cell office:value-type="float" office:value="289.6" calcext:value-type="float">
            <text:p>289,6</text:p>
          </table:table-cell>
          <table:table-cell table:style-name="ce4" office:value-type="float" office:value="17811" calcext:value-type="float">
            <text:p>17811</text:p>
          </table:table-cell>
          <table:table-cell table:style-name="ce4" office:value-type="float" office:value="76207" calcext:value-type="float">
            <text:p>762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.05" calcext:value-type="float">
            <text:p>34,05</text:p>
          </table:table-cell>
          <table:table-cell office:value-type="float" office:value="0" calcext:value-type="float">
            <text:p>0</text:p>
          </table:table-cell>
          <table:table-cell office:value-type="float" office:value="76447.68" calcext:value-type="float">
            <text:p>76447,68</text:p>
          </table:table-cell>
          <table:table-cell office:value-type="float" office:value="24.78" calcext:value-type="float">
            <text:p>24,78</text:p>
          </table:table-cell>
          <table:table-cell office:value-type="float" office:value="0" calcext:value-type="float">
            <text:p>0</text:p>
          </table:table-cell>
          <table:table-cell office:value-type="float" office:value="1239.51" calcext:value-type="float">
            <text:p>1239,51</text:p>
          </table:table-cell>
          <table:table-cell office:value-type="float" office:value="166.66" calcext:value-type="float">
            <text:p>166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.08" calcext:value-type="float">
            <text:p>40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25.81" calcext:value-type="float">
            <text:p>104625,81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.47" calcext:value-type="float">
            <text:p>452,47</text:p>
          </table:table-cell>
          <table:table-cell office:value-type="float" office:value="-128.47" calcext:value-type="float">
            <text:p>-128,47</text:p>
          </table:table-cell>
          <table:table-cell office:value-type="float" office:value="0" calcext:value-type="float">
            <text:p>0</text:p>
          </table:table-cell>
          <table:table-cell office:value-type="float" office:value="337.22" calcext:value-type="float">
            <text:p>337,22</text:p>
          </table:table-cell>
          <table:table-cell office:value-type="float" office:value="0" calcext:value-type="float">
            <text:p>0</text:p>
          </table:table-cell>
          <table:table-cell office:value-type="float" office:value="80.48" calcext:value-type="float">
            <text:p>80,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9871" calcext:value-type="float">
            <text:p>19871</text:p>
          </table:table-cell>
          <table:table-cell table:style-name="ce4" office:value-type="float" office:value="101019" calcext:value-type="float">
            <text:p>10101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759.28" calcext:value-type="float">
            <text:p>21759,28</text:p>
          </table:table-cell>
          <table:table-cell office:value-type="float" office:value="2515.34" calcext:value-type="float">
            <text:p>2515,34</text:p>
          </table:table-cell>
          <table:table-cell office:value-type="float" office:value="0" calcext:value-type="float">
            <text:p>0</text:p>
          </table:table-cell>
          <table:table-cell office:value-type="float" office:value="200.01" calcext:value-type="float">
            <text:p>200,01</text:p>
          </table:table-cell>
          <table:table-cell office:value-type="float" office:value="552.32" calcext:value-type="float">
            <text:p>552,32</text:p>
          </table:table-cell>
          <table:table-cell office:value-type="float" office:value="53.56" calcext:value-type="float">
            <text:p>53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.98" calcext:value-type="float">
            <text:p>1097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4.26" calcext:value-type="float">
            <text:p>1384,26</text:p>
          </table:table-cell>
          <table:table-cell office:value-type="float" office:value="0" calcext:value-type="float">
            <text:p>0</text:p>
          </table:table-cell>
          <table:table-cell office:value-type="float" office:value="18461.06" calcext:value-type="float">
            <text:p>18461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43.09" calcext:value-type="float">
            <text:p>6743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6.3" calcext:value-type="float">
            <text:p>506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5540" calcext:value-type="float">
            <text:p>15540</text:p>
          </table:table-cell>
          <table:table-cell table:style-name="ce4" office:value-type="float" office:value="76060" calcext:value-type="float">
            <text:p>760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.44" calcext:value-type="float">
            <text:p>856,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36.43" calcext:value-type="float">
            <text:p>1136,4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308" calcext:value-type="float">
            <text:p>9308</text:p>
          </table:table-cell>
          <table:table-cell table:style-name="ce4" office:value-type="float" office:value="48067" calcext:value-type="float">
            <text:p>480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53" calcext:value-type="float">
            <text:p>24,53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87" calcext:value-type="float">
            <text:p>25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95" calcext:value-type="float">
            <text:p>50,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1.37" calcext:value-type="float">
            <text:p>521,3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73" calcext:value-type="float">
            <text:p>9173</text:p>
          </table:table-cell>
          <table:table-cell table:style-name="ce4" office:value-type="float" office:value="46504" calcext:value-type="float">
            <text:p>465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0.32" calcext:value-type="float">
            <text:p>660,32</text:p>
          </table:table-cell>
          <table:table-cell office:value-type="float" office:value="258.82" calcext:value-type="float">
            <text:p>258,82</text:p>
          </table:table-cell>
          <table:table-cell office:value-type="float" office:value="74.71" calcext:value-type="float">
            <text:p>7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1" calcext:value-type="float">
            <text:p>41,01</text:p>
          </table:table-cell>
          <table:table-cell office:value-type="float" office:value="318.98" calcext:value-type="float">
            <text:p>318,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.16" calcext:value-type="float">
            <text:p>128,16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,53</text:p>
          </table:table-cell>
          <table:table-cell office:value-type="float" office:value="0" calcext:value-type="float">
            <text:p>0</text:p>
          </table:table-cell>
          <table:table-cell office:value-type="float" office:value="57.68" calcext:value-type="float">
            <text:p>57,68</text:p>
          </table:table-cell>
          <table:table-cell office:value-type="float" office:value="200.28" calcext:value-type="float">
            <text:p>200,28</text:p>
          </table:table-cell>
          <table:table-cell office:value-type="float" office:value="187.98" calcext:value-type="float">
            <text:p>187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6" calcext:value-type="float">
            <text:p>33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13" calcext:value-type="float">
            <text:p>119,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42" calcext:value-type="float">
            <text:p>9342</text:p>
          </table:table-cell>
          <table:table-cell table:style-name="ce4" office:value-type="float" office:value="47471" calcext:value-type="float">
            <text:p>47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.39" calcext:value-type="float">
            <text:p>87,39</text:p>
          </table:table-cell>
          <table:table-cell office:value-type="float" office:value="0" calcext:value-type="float">
            <text:p>0</text:p>
          </table:table-cell>
          <table:table-cell office:value-type="float" office:value="745.86" calcext:value-type="float">
            <text:p>745,86</text:p>
          </table:table-cell>
          <table:table-cell office:value-type="float" office:value="404.14" calcext:value-type="float">
            <text:p>404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27" calcext:value-type="float">
            <text:p>201,27</text:p>
          </table:table-cell>
          <table:table-cell office:value-type="float" office:value="286.25" calcext:value-type="float">
            <text:p>286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2" calcext:value-type="float">
            <text:p>90,52</text:p>
          </table:table-cell>
          <table:table-cell office:value-type="float" office:value="248.86" calcext:value-type="float">
            <text:p>248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7.94" calcext:value-type="float">
            <text:p>767,94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office:value-type="float" office:value="0" calcext:value-type="float">
            <text:p>0</text:p>
          </table:table-cell>
          <table:table-cell office:value-type="float" office:value="149.13" calcext:value-type="float">
            <text:p>149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5" calcext:value-type="float">
            <text:p>18,3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444" calcext:value-type="float">
            <text:p>9444</text:p>
          </table:table-cell>
          <table:table-cell table:style-name="ce4" office:value-type="float" office:value="47596" calcext:value-type="float">
            <text:p>475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4005.57" calcext:value-type="float">
            <text:p>144005,57</text:p>
          </table:table-cell>
          <table:table-cell office:value-type="float" office:value="0" calcext:value-type="float">
            <text:p>0</text:p>
          </table:table-cell>
          <table:table-cell office:value-type="float" office:value="21809.77" calcext:value-type="float">
            <text:p>2180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.95" calcext:value-type="float">
            <text:p>17130,95</text:p>
          </table:table-cell>
          <table:table-cell office:value-type="float" office:value="2247.48" calcext:value-type="float">
            <text:p>2247,48</text:p>
          </table:table-cell>
          <table:table-cell office:value-type="float" office:value="4827.99" calcext:value-type="float">
            <text:p>4827,99</text:p>
          </table:table-cell>
          <table:table-cell office:value-type="float" office:value="490.95" calcext:value-type="float">
            <text:p>490,95</text:p>
          </table:table-cell>
          <table:table-cell office:value-type="float" office:value="0" calcext:value-type="float">
            <text:p>0</text:p>
          </table:table-cell>
          <table:table-cell office:value-type="float" office:value="9969.66" calcext:value-type="float">
            <text:p>9969,66</text:p>
          </table:table-cell>
          <table:table-cell office:value-type="float" office:value="185.45" calcext:value-type="float">
            <text:p>185,45</text:p>
          </table:table-cell>
          <table:table-cell office:value-type="float" office:value="6614.21" calcext:value-type="float">
            <text:p>6614,21</text:p>
          </table:table-cell>
          <table:table-cell office:value-type="float" office:value="39.38" calcext:value-type="float">
            <text:p>39,38</text:p>
          </table:table-cell>
          <table:table-cell office:value-type="float" office:value="0" calcext:value-type="float">
            <text:p>0</text:p>
          </table:table-cell>
          <table:table-cell office:value-type="float" office:value="3577.71" calcext:value-type="float">
            <text:p>3577,71</text:p>
          </table:table-cell>
          <table:table-cell office:value-type="float" office:value="0" calcext:value-type="float">
            <text:p>0</text:p>
          </table:table-cell>
          <table:table-cell office:value-type="float" office:value="165.92" calcext:value-type="float">
            <text:p>165,92</text:p>
          </table:table-cell>
          <table:table-cell office:value-type="float" office:value="1130.53" calcext:value-type="float">
            <text:p>1130,53</text:p>
          </table:table-cell>
          <table:table-cell office:value-type="float" office:value="193105.65" calcext:value-type="float">
            <text:p>193105,65</text:p>
          </table:table-cell>
          <table:table-cell office:value-type="float" office:value="13572.73" calcext:value-type="float">
            <text:p>13572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224.92" calcext:value-type="float">
            <text:p>224,92</text:p>
          </table:table-cell>
          <table:table-cell office:value-type="float" office:value="4365.14" calcext:value-type="float">
            <text:p>4365,14</text:p>
          </table:table-cell>
          <table:table-cell office:value-type="float" office:value="0" calcext:value-type="float">
            <text:p>0</text:p>
          </table:table-cell>
          <table:table-cell office:value-type="float" office:value="151.87" calcext:value-type="float">
            <text:p>151,87</text:p>
          </table:table-cell>
          <table:table-cell office:value-type="float" office:value="0" calcext:value-type="float">
            <text:p>0</text:p>
          </table:table-cell>
          <table:table-cell office:value-type="float" office:value="4805.54" calcext:value-type="float">
            <text:p>4805,54</text:p>
          </table:table-cell>
          <table:table-cell table:style-name="ce4" office:value-type="float" office:value="42391" calcext:value-type="float">
            <text:p>42391</text:p>
          </table:table-cell>
          <table:table-cell table:style-name="ce4" office:value-type="float" office:value="215205" calcext:value-type="float">
            <text:p>2152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95.66" calcext:value-type="float">
            <text:p>3095,66</text:p>
          </table:table-cell>
          <table:table-cell office:value-type="float" office:value="14.02" calcext:value-type="float">
            <text:p>14,02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,47</text:p>
          </table:table-cell>
          <table:table-cell office:value-type="float" office:value="0" calcext:value-type="float">
            <text:p>0</text:p>
          </table:table-cell>
          <table:table-cell office:value-type="float" office:value="485.48" calcext:value-type="float">
            <text:p>485,48</text:p>
          </table:table-cell>
          <table:table-cell office:value-type="float" office:value="392.22" calcext:value-type="float">
            <text:p>392,22</text:p>
          </table:table-cell>
          <table:table-cell office:value-type="float" office:value="2130.19" calcext:value-type="float">
            <text:p>2130,19</text:p>
          </table:table-cell>
          <table:table-cell office:value-type="float" office:value="123.09" calcext:value-type="float">
            <text:p>123,09</text:p>
          </table:table-cell>
          <table:table-cell office:value-type="float" office:value="0" calcext:value-type="float">
            <text:p>0</text:p>
          </table:table-cell>
          <table:table-cell office:value-type="float" office:value="902.13" calcext:value-type="float">
            <text:p>902,13</text:p>
          </table:table-cell>
          <table:table-cell office:value-type="float" office:value="0" calcext:value-type="float">
            <text:p>0</text:p>
          </table:table-cell>
          <table:table-cell office:value-type="float" office:value="16.85" calcext:value-type="float">
            <text:p>16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04" calcext:value-type="float">
            <text:p>63,04</text:p>
          </table:table-cell>
          <table:table-cell office:value-type="float" office:value="5323.95" calcext:value-type="float">
            <text:p>5323,95</text:p>
          </table:table-cell>
          <table:table-cell office:value-type="float" office:value="1872.69" calcext:value-type="float">
            <text:p>1872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.66" calcext:value-type="float">
            <text:p>619,66</text:p>
          </table:table-cell>
          <table:table-cell office:value-type="float" office:value="0" calcext:value-type="float">
            <text:p>0</text:p>
          </table:table-cell>
          <table:table-cell office:value-type="float" office:value="295.46" calcext:value-type="float">
            <text:p>295,46</text:p>
          </table:table-cell>
          <table:table-cell office:value-type="float" office:value="0" calcext:value-type="float">
            <text:p>0</text:p>
          </table:table-cell>
          <table:table-cell office:value-type="float" office:value="18.37" calcext:value-type="float">
            <text:p>18,37</text:p>
          </table:table-cell>
          <table:table-cell office:value-type="float" office:value="0" calcext:value-type="float">
            <text:p>0</text:p>
          </table:table-cell>
          <table:table-cell office:value-type="float" office:value="4275.53" calcext:value-type="float">
            <text:p>4275,53</text:p>
          </table:table-cell>
          <table:table-cell table:style-name="ce4" office:value-type="float" office:value="13560" calcext:value-type="float">
            <text:p>13560</text:p>
          </table:table-cell>
          <table:table-cell table:style-name="ce4" office:value-type="float" office:value="84440" calcext:value-type="float">
            <text:p>844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4.78" calcext:value-type="float">
            <text:p>214,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40.82" calcext:value-type="float">
            <text:p>640,82</text:p>
          </table:table-cell>
          <table:table-cell office:value-type="float" office:value="0" calcext:value-type="float">
            <text:p>0</text:p>
          </table:table-cell>
          <table:table-cell office:value-type="float" office:value="47.43" calcext:value-type="float">
            <text:p>47,43</text:p>
          </table:table-cell>
          <table:table-cell office:value-type="float" office:value="0" calcext:value-type="float">
            <text:p>0</text:p>
          </table:table-cell>
          <table:table-cell office:value-type="float" office:value="747.76" calcext:value-type="float">
            <text:p>747,76</text:p>
          </table:table-cell>
          <table:table-cell office:value-type="float" office:value="0" calcext:value-type="float">
            <text:p>0</text:p>
          </table:table-cell>
          <table:table-cell office:value-type="float" office:value="7.09" calcext:value-type="float">
            <text:p>7,0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8472" calcext:value-type="float">
            <text:p>8472</text:p>
          </table:table-cell>
          <table:table-cell table:style-name="ce4" office:value-type="float" office:value="42267" calcext:value-type="float">
            <text:p>422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685.23" calcext:value-type="float">
            <text:p>37685,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7.86" calcext:value-type="float">
            <text:p>677,86</text:p>
          </table:table-cell>
          <table:table-cell office:value-type="float" office:value="0" calcext:value-type="float">
            <text:p>0</text:p>
          </table:table-cell>
          <table:table-cell office:value-type="float" office:value="164.67" calcext:value-type="float">
            <text:p>164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3.53" calcext:value-type="float">
            <text:p>1453,53</text:p>
          </table:table-cell>
          <table:table-cell office:value-type="float" office:value="0" calcext:value-type="float">
            <text:p>0</text:p>
          </table:table-cell>
          <table:table-cell office:value-type="float" office:value="44078" calcext:value-type="float">
            <text:p>44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6" calcext:value-type="float">
            <text:p>371,6</text:p>
          </table:table-cell>
          <table:table-cell office:value-type="float" office:value="784.86" calcext:value-type="float">
            <text:p>784,86</text:p>
          </table:table-cell>
          <table:table-cell office:value-type="float" office:value="425.78" calcext:value-type="float">
            <text:p>425,78</text:p>
          </table:table-cell>
          <table:table-cell office:value-type="float" office:value="0" calcext:value-type="float">
            <text:p>0</text:p>
          </table:table-cell>
          <table:table-cell office:value-type="float" office:value="50.31" calcext:value-type="float">
            <text:p>50,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736" calcext:value-type="float">
            <text:p>13736</text:p>
          </table:table-cell>
          <table:table-cell table:style-name="ce4" office:value-type="float" office:value="62500" calcext:value-type="float">
            <text:p>625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.91" calcext:value-type="float">
            <text:p>26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.14" calcext:value-type="float">
            <text:p>479,14</text:p>
          </table:table-cell>
          <table:table-cell office:value-type="float" office:value="74.13" calcext:value-type="float">
            <text:p>74,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98" calcext:value-type="float">
            <text:p>76,98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41" calcext:value-type="float">
            <text:p>9241</text:p>
          </table:table-cell>
          <table:table-cell table:style-name="ce4" office:value-type="float" office:value="46784" calcext:value-type="float">
            <text:p>467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9.12" calcext:value-type="float">
            <text:p>209,12</text:p>
          </table:table-cell>
          <table:table-cell office:value-type="float" office:value="0" calcext:value-type="float">
            <text:p>0</text:p>
          </table:table-cell>
          <table:table-cell office:value-type="float" office:value="48052.3" calcext:value-type="float">
            <text:p>48052,3</text:p>
          </table:table-cell>
          <table:table-cell office:value-type="float" office:value="2.81" calcext:value-type="float">
            <text:p>2,81</text:p>
          </table:table-cell>
          <table:table-cell office:value-type="float" office:value="646.17" calcext:value-type="float">
            <text:p>646,17</text:p>
          </table:table-cell>
          <table:table-cell office:value-type="float" office:value="441.8" calcext:value-type="float">
            <text:p>441,8</text:p>
          </table:table-cell>
          <table:table-cell office:value-type="float" office:value="4634.63" calcext:value-type="float">
            <text:p>4634,63</text:p>
          </table:table-cell>
          <table:table-cell office:value-type="float" office:value="23.01" calcext:value-type="float">
            <text:p>23,01</text:p>
          </table:table-cell>
          <table:table-cell office:value-type="float" office:value="-0.22" calcext:value-type="float">
            <text:p>-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18" calcext:value-type="float">
            <text:p>407,18</text:p>
          </table:table-cell>
          <table:table-cell office:value-type="float" office:value="2014.44" calcext:value-type="float">
            <text:p>2014,44</text:p>
          </table:table-cell>
          <table:table-cell office:value-type="float" office:value="152.81" calcext:value-type="float">
            <text:p>152,81</text:p>
          </table:table-cell>
          <table:table-cell office:value-type="float" office:value="0" calcext:value-type="float">
            <text:p>0</text:p>
          </table:table-cell>
          <table:table-cell office:value-type="float" office:value="66356.61" calcext:value-type="float">
            <text:p>66356,61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,6</text:p>
          </table:table-cell>
          <table:table-cell office:value-type="float" office:value="0" calcext:value-type="float">
            <text:p>0</text:p>
          </table:table-cell>
          <table:table-cell office:value-type="float" office:value="163.28" calcext:value-type="float">
            <text:p>163,28</text:p>
          </table:table-cell>
          <table:table-cell office:value-type="float" office:value="14059.15" calcext:value-type="float">
            <text:p>14059,15</text:p>
          </table:table-cell>
          <table:table-cell office:value-type="float" office:value="0" calcext:value-type="float">
            <text:p>0</text:p>
          </table:table-cell>
          <table:table-cell office:value-type="float" office:value="1634.68" calcext:value-type="float">
            <text:p>1634,68</text:p>
          </table:table-cell>
          <table:table-cell office:value-type="float" office:value="1913.31" calcext:value-type="float">
            <text:p>1913,3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4.25" calcext:value-type="float">
            <text:p>104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8599" calcext:value-type="float">
            <text:p>18599</text:p>
          </table:table-cell>
          <table:table-cell table:style-name="ce4" office:value-type="float" office:value="96351" calcext:value-type="float">
            <text:p>9635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9.43" calcext:value-type="float">
            <text:p>1679,43</text:p>
          </table:table-cell>
          <table:table-cell office:value-type="float" office:value="194.56" calcext:value-type="float">
            <text:p>194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9.79" calcext:value-type="float">
            <text:p>7509,79</text:p>
          </table:table-cell>
          <table:table-cell office:value-type="float" office:value="1712.55" calcext:value-type="float">
            <text:p>1712,55</text:p>
          </table:table-cell>
          <table:table-cell office:value-type="float" office:value="9126.34" calcext:value-type="float">
            <text:p>9126,34</text:p>
          </table:table-cell>
          <table:table-cell office:value-type="float" office:value="134.93" calcext:value-type="float">
            <text:p>134,93</text:p>
          </table:table-cell>
          <table:table-cell office:value-type="float" office:value="0" calcext:value-type="float">
            <text:p>0</text:p>
          </table:table-cell>
          <table:table-cell office:value-type="float" office:value="28935.09" calcext:value-type="float">
            <text:p>28935,09</text:p>
          </table:table-cell>
          <table:table-cell office:value-type="float" office:value="140.82" calcext:value-type="float">
            <text:p>140,82</text:p>
          </table:table-cell>
          <table:table-cell office:value-type="float" office:value="399.89" calcext:value-type="float">
            <text:p>399,89</text:p>
          </table:table-cell>
          <table:table-cell office:value-type="float" office:value="60.11" calcext:value-type="float">
            <text:p>60,11</text:p>
          </table:table-cell>
          <table:table-cell office:value-type="float" office:value="0" calcext:value-type="float">
            <text:p>0</text:p>
          </table:table-cell>
          <table:table-cell office:value-type="float" office:value="5.98" calcext:value-type="float">
            <text:p>5,98</text:p>
          </table:table-cell>
          <table:table-cell office:value-type="float" office:value="0" calcext:value-type="float">
            <text:p>0</text:p>
          </table:table-cell>
          <table:table-cell office:value-type="float" office:value="59.33" calcext:value-type="float">
            <text:p>59,33</text:p>
          </table:table-cell>
          <table:table-cell office:value-type="float" office:value="3272.37" calcext:value-type="float">
            <text:p>3272,37</text:p>
          </table:table-cell>
          <table:table-cell office:value-type="float" office:value="2075.61" calcext:value-type="float">
            <text:p>2075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7.82" calcext:value-type="float">
            <text:p>757,82</text:p>
          </table:table-cell>
          <table:table-cell office:value-type="float" office:value="0" calcext:value-type="float">
            <text:p>0</text:p>
          </table:table-cell>
          <table:table-cell office:value-type="float" office:value="164.83" calcext:value-type="float">
            <text:p>164,83</text:p>
          </table:table-cell>
          <table:table-cell office:value-type="float" office:value="0" calcext:value-type="float">
            <text:p>0</text:p>
          </table:table-cell>
          <table:table-cell office:value-type="float" office:value="134.85" calcext:value-type="float">
            <text:p>134,85</text:p>
          </table:table-cell>
          <table:table-cell office:value-type="float" office:value="9.58" calcext:value-type="float">
            <text:p>9,58</text:p>
          </table:table-cell>
          <table:table-cell office:value-type="float" office:value="9456.51" calcext:value-type="float">
            <text:p>9456,51</text:p>
          </table:table-cell>
          <table:table-cell table:style-name="ce4" office:value-type="float" office:value="17876" calcext:value-type="float">
            <text:p>17876</text:p>
          </table:table-cell>
          <table:table-cell table:style-name="ce4" office:value-type="float" office:value="129961" calcext:value-type="float">
            <text:p>1299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.42" calcext:value-type="float">
            <text:p>193,42</text:p>
          </table:table-cell>
          <table:table-cell office:value-type="float" office:value="204.1" calcext:value-type="float">
            <text:p>204,1</text:p>
          </table:table-cell>
          <table:table-cell office:value-type="float" office:value="182.16" calcext:value-type="float">
            <text:p>182,16</text:p>
          </table:table-cell>
          <table:table-cell office:value-type="float" office:value="11.81" calcext:value-type="float">
            <text:p>11,81</text:p>
          </table:table-cell>
          <table:table-cell office:value-type="float" office:value="0" calcext:value-type="float">
            <text:p>0</text:p>
          </table:table-cell>
          <table:table-cell office:value-type="float" office:value="818.45" calcext:value-type="float">
            <text:p>818,45</text:p>
          </table:table-cell>
          <table:table-cell office:value-type="float" office:value="567.48" calcext:value-type="float">
            <text:p>567,48</text:p>
          </table:table-cell>
          <table:table-cell office:value-type="float" office:value="82.32" calcext:value-type="float">
            <text:p>82,32</text:p>
          </table:table-cell>
          <table:table-cell office:value-type="float" office:value="113.46" calcext:value-type="float">
            <text:p>113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4" calcext:value-type="float">
            <text:p>94,4</text:p>
          </table:table-cell>
          <table:table-cell office:value-type="float" office:value="210.29" calcext:value-type="float">
            <text:p>210,29</text:p>
          </table:table-cell>
          <table:table-cell office:value-type="float" office:value="909.49" calcext:value-type="float">
            <text:p>909,49</text:p>
          </table:table-cell>
          <table:table-cell office:value-type="float" office:value="443.64" calcext:value-type="float">
            <text:p>443,64</text:p>
          </table:table-cell>
          <table:table-cell office:value-type="float" office:value="241.19" calcext:value-type="float">
            <text:p>241,19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,04</text:p>
          </table:table-cell>
          <table:table-cell office:value-type="float" office:value="158.84" calcext:value-type="float">
            <text:p>158,84</text:p>
          </table:table-cell>
          <table:table-cell office:value-type="float" office:value="90.65" calcext:value-type="float">
            <text:p>90,65</text:p>
          </table:table-cell>
          <table:table-cell office:value-type="float" office:value="0" calcext:value-type="float">
            <text:p>0</text:p>
          </table:table-cell>
          <table:table-cell office:value-type="float" office:value="87.24" calcext:value-type="float">
            <text:p>87,24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5" calcext:value-type="float">
            <text:p>87,55</text:p>
          </table:table-cell>
          <table:table-cell office:value-type="float" office:value="1648.34" calcext:value-type="float">
            <text:p>1648,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067" calcext:value-type="float">
            <text:p>10067</text:p>
          </table:table-cell>
          <table:table-cell table:style-name="ce4" office:value-type="float" office:value="49196" calcext:value-type="float">
            <text:p>491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3.64" calcext:value-type="float">
            <text:p>83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88.81" calcext:value-type="float">
            <text:p>16188,81</text:p>
          </table:table-cell>
          <table:table-cell office:value-type="float" office:value="38.35" calcext:value-type="float">
            <text:p>38,35</text:p>
          </table:table-cell>
          <table:table-cell office:value-type="float" office:value="1018.99" calcext:value-type="float">
            <text:p>1018,99</text:p>
          </table:table-cell>
          <table:table-cell office:value-type="float" office:value="245.87" calcext:value-type="float">
            <text:p>245,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32.64" calcext:value-type="float">
            <text:p>7832,64</text:p>
          </table:table-cell>
          <table:table-cell office:value-type="float" office:value="386.56" calcext:value-type="float">
            <text:p>386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8" calcext:value-type="float">
            <text:p>21,58</text:p>
          </table:table-cell>
          <table:table-cell office:value-type="float" office:value="470.03" calcext:value-type="float">
            <text:p>470,03</text:p>
          </table:table-cell>
          <table:table-cell office:value-type="float" office:value="212.28" calcext:value-type="float">
            <text:p>212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7.76" calcext:value-type="float">
            <text:p>1647,76</text:p>
          </table:table-cell>
          <table:table-cell table:style-name="ce4" office:value-type="float" office:value="14090" calcext:value-type="float">
            <text:p>14090</text:p>
          </table:table-cell>
          <table:table-cell table:style-name="ce4" office:value-type="float" office:value="85922" calcext:value-type="float">
            <text:p>859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9.87" calcext:value-type="float">
            <text:p>719,87</text:p>
          </table:table-cell>
          <table:table-cell office:value-type="float" office:value="323.06" calcext:value-type="float">
            <text:p>323,06</text:p>
          </table:table-cell>
          <table:table-cell office:value-type="float" office:value="1243.26" calcext:value-type="float">
            <text:p>1243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.78" calcext:value-type="float">
            <text:p>222,78</text:p>
          </table:table-cell>
          <table:table-cell office:value-type="float" office:value="98.97" calcext:value-type="float">
            <text:p>98,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68.44" calcext:value-type="float">
            <text:p>1068,44</text:p>
          </table:table-cell>
          <table:table-cell office:value-type="float" office:value="0" calcext:value-type="float">
            <text:p>0</text:p>
          </table:table-cell>
          <table:table-cell office:value-type="float" office:value="27.49" calcext:value-type="float">
            <text:p>27,49</text:p>
          </table:table-cell>
          <table:table-cell office:value-type="float" office:value="0" calcext:value-type="float">
            <text:p>0</text:p>
          </table:table-cell>
          <table:table-cell office:value-type="float" office:value="94.04" calcext:value-type="float">
            <text:p>94,04</text:p>
          </table:table-cell>
          <table:table-cell office:value-type="float" office:value="425.44" calcext:value-type="float">
            <text:p>425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42" calcext:value-type="float">
            <text:p>132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.66" calcext:value-type="float">
            <text:p>255,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13" calcext:value-type="float">
            <text:p>9513</text:p>
          </table:table-cell>
          <table:table-cell table:style-name="ce4" office:value-type="float" office:value="48410" calcext:value-type="float">
            <text:p>484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.56" calcext:value-type="float">
            <text:p>97,56</text:p>
          </table:table-cell>
          <table:table-cell office:value-type="float" office:value="0" calcext:value-type="float">
            <text:p>0</text:p>
          </table:table-cell>
          <table:table-cell office:value-type="float" office:value="122.98" calcext:value-type="float">
            <text:p>122,98</text:p>
          </table:table-cell>
          <table:table-cell office:value-type="float" office:value="53.02" calcext:value-type="float">
            <text:p>53,02</text:p>
          </table:table-cell>
          <table:table-cell office:value-type="float" office:value="0" calcext:value-type="float">
            <text:p>0</text:p>
          </table:table-cell>
          <table:table-cell office:value-type="float" office:value="2010.57" calcext:value-type="float">
            <text:p>2010,57</text:p>
          </table:table-cell>
          <table:table-cell office:value-type="float" office:value="23.95" calcext:value-type="float">
            <text:p>23,95</text:p>
          </table:table-cell>
          <table:table-cell office:value-type="float" office:value="214.13" calcext:value-type="float">
            <text:p>214,13</text:p>
          </table:table-cell>
          <table:table-cell office:value-type="float" office:value="24.4" calcext:value-type="float">
            <text:p>2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8.64" calcext:value-type="float">
            <text:p>1258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51" calcext:value-type="float">
            <text:p>56,51</text:p>
          </table:table-cell>
          <table:table-cell office:value-type="float" office:value="0" calcext:value-type="float">
            <text:p>0</text:p>
          </table:table-cell>
          <table:table-cell office:value-type="float" office:value="47.43" calcext:value-type="float">
            <text:p>47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55" calcext:value-type="float">
            <text:p>31,55</text:p>
          </table:table-cell>
          <table:table-cell office:value-type="float" office:value="206.47" calcext:value-type="float">
            <text:p>206,47</text:p>
          </table:table-cell>
          <table:table-cell office:value-type="float" office:value="-24.4" calcext:value-type="float">
            <text:p>-24,4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,32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table:style-name="ce4" office:value-type="float" office:value="9577" calcext:value-type="float">
            <text:p>9577</text:p>
          </table:table-cell>
          <table:table-cell table:style-name="ce4" office:value-type="float" office:value="48333" calcext:value-type="float">
            <text:p>48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9.92" calcext:value-type="float">
            <text:p>49,92</text:p>
          </table:table-cell>
          <table:table-cell office:value-type="float" office:value="510.46" calcext:value-type="float">
            <text:p>510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35" calcext:value-type="float">
            <text:p>14,35</text:p>
          </table:table-cell>
          <table:table-cell office:value-type="float" office:value="302.43" calcext:value-type="float">
            <text:p>302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17" calcext:value-type="float">
            <text:p>330,17</text:p>
          </table:table-cell>
          <table:table-cell office:value-type="float" office:value="28.11" calcext:value-type="float">
            <text:p>28,11</text:p>
          </table:table-cell>
          <table:table-cell office:value-type="float" office:value="0" calcext:value-type="float">
            <text:p>0</text:p>
          </table:table-cell>
          <table:table-cell office:value-type="float" office:value="2411.9" calcext:value-type="float">
            <text:p>2411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.48" calcext:value-type="float">
            <text:p>265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7" calcext:value-type="float">
            <text:p>169,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767" calcext:value-type="float">
            <text:p>9767</text:p>
          </table:table-cell>
          <table:table-cell table:style-name="ce4" office:value-type="float" office:value="48714" calcext:value-type="float">
            <text:p>487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5.77" calcext:value-type="float">
            <text:p>515,77</text:p>
          </table:table-cell>
          <table:table-cell office:value-type="float" office:value="142.81" calcext:value-type="float">
            <text:p>142,81</text:p>
          </table:table-cell>
          <table:table-cell office:value-type="float" office:value="162645.1" calcext:value-type="float">
            <text:p>162645,1</text:p>
          </table:table-cell>
          <table:table-cell office:value-type="float" office:value="521.12" calcext:value-type="float">
            <text:p>521,12</text:p>
          </table:table-cell>
          <table:table-cell office:value-type="float" office:value="31300.17" calcext:value-type="float">
            <text:p>31300,17</text:p>
          </table:table-cell>
          <table:table-cell office:value-type="float" office:value="0" calcext:value-type="float">
            <text:p>0</text:p>
          </table:table-cell>
          <table:table-cell office:value-type="float" office:value="2266.48" calcext:value-type="float">
            <text:p>2266,48</text:p>
          </table:table-cell>
          <table:table-cell office:value-type="float" office:value="61.4" calcext:value-type="float">
            <text:p>61,4</text:p>
          </table:table-cell>
          <table:table-cell office:value-type="float" office:value="613.61" calcext:value-type="float">
            <text:p>613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9.13" calcext:value-type="float">
            <text:p>2329,13</text:p>
          </table:table-cell>
          <table:table-cell office:value-type="float" office:value="52.05" calcext:value-type="float">
            <text:p>52,05</text:p>
          </table:table-cell>
          <table:table-cell office:value-type="float" office:value="198.23" calcext:value-type="float">
            <text:p>198,23</text:p>
          </table:table-cell>
          <table:table-cell office:value-type="float" office:value="0" calcext:value-type="float">
            <text:p>0</text:p>
          </table:table-cell>
          <table:table-cell office:value-type="float" office:value="180036.75" calcext:value-type="float">
            <text:p>180036,75</text:p>
          </table:table-cell>
          <table:table-cell office:value-type="float" office:value="0" calcext:value-type="float">
            <text:p>0</text:p>
          </table:table-cell>
          <table:table-cell office:value-type="float" office:value="120.85" calcext:value-type="float">
            <text:p>120,85</text:p>
          </table:table-cell>
          <table:table-cell office:value-type="float" office:value="0" calcext:value-type="float">
            <text:p>0</text:p>
          </table:table-cell>
          <table:table-cell office:value-type="float" office:value="140.08" calcext:value-type="float">
            <text:p>140,08</text:p>
          </table:table-cell>
          <table:table-cell office:value-type="float" office:value="59270.89" calcext:value-type="float">
            <text:p>59270,89</text:p>
          </table:table-cell>
          <table:table-cell office:value-type="float" office:value="16811.03" calcext:value-type="float">
            <text:p>16811,03</text:p>
          </table:table-cell>
          <table:table-cell office:value-type="float" office:value="6910.46" calcext:value-type="float">
            <text:p>6910,46</text:p>
          </table:table-cell>
          <table:table-cell office:value-type="float" office:value="4157.17" calcext:value-type="float">
            <text:p>4157,17</text:p>
          </table:table-cell>
          <table:table-cell office:value-type="float" office:value="0" calcext:value-type="float">
            <text:p>0</text:p>
          </table:table-cell>
          <table:table-cell office:value-type="float" office:value="1237.56" calcext:value-type="float">
            <text:p>1237,56</text:p>
          </table:table-cell>
          <table:table-cell office:value-type="float" office:value="0" calcext:value-type="float">
            <text:p>0</text:p>
          </table:table-cell>
          <table:table-cell office:value-type="float" office:value="518.01" calcext:value-type="float">
            <text:p>518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0187" calcext:value-type="float">
            <text:p>40187</text:p>
          </table:table-cell>
          <table:table-cell table:style-name="ce4" office:value-type="float" office:value="216662" calcext:value-type="float">
            <text:p>21666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8.32" calcext:value-type="float">
            <text:p>338,32</text:p>
          </table:table-cell>
          <table:table-cell office:value-type="float" office:value="39508.83" calcext:value-type="float">
            <text:p>39508,83</text:p>
          </table:table-cell>
          <table:table-cell office:value-type="float" office:value="1120.21" calcext:value-type="float">
            <text:p>1120,21</text:p>
          </table:table-cell>
          <table:table-cell office:value-type="float" office:value="3472.05" calcext:value-type="float">
            <text:p>3472,05</text:p>
          </table:table-cell>
          <table:table-cell office:value-type="float" office:value="723.75" calcext:value-type="float">
            <text:p>723,75</text:p>
          </table:table-cell>
          <table:table-cell office:value-type="float" office:value="223.35" calcext:value-type="float">
            <text:p>223,35</text:p>
          </table:table-cell>
          <table:table-cell office:value-type="float" office:value="215.69" calcext:value-type="float">
            <text:p>215,69</text:p>
          </table:table-cell>
          <table:table-cell office:value-type="float" office:value="156.45" calcext:value-type="float">
            <text:p>156,45</text:p>
          </table:table-cell>
          <table:table-cell office:value-type="float" office:value="378.18" calcext:value-type="float">
            <text:p>378,18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,2</text:p>
          </table:table-cell>
          <table:table-cell office:value-type="float" office:value="344.92" calcext:value-type="float">
            <text:p>344,92</text:p>
          </table:table-cell>
          <table:table-cell office:value-type="float" office:value="0" calcext:value-type="float">
            <text:p>0</text:p>
          </table:table-cell>
          <table:table-cell office:value-type="float" office:value="91618.46" calcext:value-type="float">
            <text:p>91618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4.39" calcext:value-type="float">
            <text:p>734,39</text:p>
          </table:table-cell>
          <table:table-cell office:value-type="float" office:value="129.09" calcext:value-type="float">
            <text:p>129,09</text:p>
          </table:table-cell>
          <table:table-cell office:value-type="float" office:value="127.66" calcext:value-type="float">
            <text:p>127,66</text:p>
          </table:table-cell>
          <table:table-cell office:value-type="float" office:value="455.65" calcext:value-type="float">
            <text:p>455,65</text:p>
          </table:table-cell>
          <table:table-cell office:value-type="float" office:value="0" calcext:value-type="float">
            <text:p>0</text:p>
          </table:table-cell>
          <table:table-cell office:value-type="float" office:value="4403.57" calcext:value-type="float">
            <text:p>4403,57</text:p>
          </table:table-cell>
          <table:table-cell office:value-type="float" office:value="1200.69" calcext:value-type="float">
            <text:p>1200,69</text:p>
          </table:table-cell>
          <table:table-cell office:value-type="float" office:value="0" calcext:value-type="float">
            <text:p>0</text:p>
          </table:table-cell>
          <table:table-cell office:value-type="float" office:value="396.5" calcext:value-type="float">
            <text:p>396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4356" calcext:value-type="float">
            <text:p>24356</text:p>
          </table:table-cell>
          <table:table-cell table:style-name="ce4" office:value-type="float" office:value="97888" calcext:value-type="float">
            <text:p>978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.75" calcext:value-type="float">
            <text:p>22,75</text:p>
          </table:table-cell>
          <table:table-cell office:value-type="float" office:value="523.21" calcext:value-type="float">
            <text:p>523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96" calcext:value-type="float">
            <text:p>396,96</text:p>
          </table:table-cell>
          <table:table-cell office:value-type="float" office:value="1177.5" calcext:value-type="float">
            <text:p>1177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2.36" calcext:value-type="float">
            <text:p>1262,36</text:p>
          </table:table-cell>
          <table:table-cell office:value-type="float" office:value="0" calcext:value-type="float">
            <text:p>0</text:p>
          </table:table-cell>
          <table:table-cell office:value-type="float" office:value="8.37" calcext:value-type="float">
            <text:p>8,37</text:p>
          </table:table-cell>
          <table:table-cell office:value-type="float" office:value="0" calcext:value-type="float">
            <text:p>0</text:p>
          </table:table-cell>
          <table:table-cell office:value-type="float" office:value="21.03" calcext:value-type="float">
            <text:p>21,03</text:p>
          </table:table-cell>
          <table:table-cell office:value-type="float" office:value="1541.65" calcext:value-type="float">
            <text:p>1541,65</text:p>
          </table:table-cell>
          <table:table-cell office:value-type="float" office:value="0" calcext:value-type="float">
            <text:p>0</text:p>
          </table:table-cell>
          <table:table-cell office:value-type="float" office:value="435.98" calcext:value-type="float">
            <text:p>435,98</text:p>
          </table:table-cell>
          <table:table-cell office:value-type="float" office:value="1042.78" calcext:value-type="float">
            <text:p>1042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4" calcext:value-type="float">
            <text:p>12,04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,72</text:p>
          </table:table-cell>
          <table:table-cell table:style-name="ce4" office:value-type="float" office:value="9906" calcext:value-type="float">
            <text:p>9906</text:p>
          </table:table-cell>
          <table:table-cell table:style-name="ce4" office:value-type="float" office:value="50100" calcext:value-type="float">
            <text:p>50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54.22" calcext:value-type="float">
            <text:p>7054,22</text:p>
          </table:table-cell>
          <table:table-cell office:value-type="float" office:value="46.35" calcext:value-type="float">
            <text:p>46,35</text:p>
          </table:table-cell>
          <table:table-cell office:value-type="float" office:value="93.38" calcext:value-type="float">
            <text:p>93,38</text:p>
          </table:table-cell>
          <table:table-cell office:value-type="float" office:value="79.58" calcext:value-type="float">
            <text:p>79,58</text:p>
          </table:table-cell>
          <table:table-cell office:value-type="float" office:value="488.01" calcext:value-type="float">
            <text:p>488,01</text:p>
          </table:table-cell>
          <table:table-cell office:value-type="float" office:value="291.86" calcext:value-type="float">
            <text:p>291,86</text:p>
          </table:table-cell>
          <table:table-cell office:value-type="float" office:value="31.95" calcext:value-type="float">
            <text:p>31,95</text:p>
          </table:table-cell>
          <table:table-cell office:value-type="float" office:value="0" calcext:value-type="float">
            <text:p>0</text:p>
          </table:table-cell>
          <table:table-cell office:value-type="float" office:value="-104.55" calcext:value-type="float">
            <text:p>-104,55</text:p>
          </table:table-cell>
          <table:table-cell office:value-type="float" office:value="0" calcext:value-type="float">
            <text:p>0</text:p>
          </table:table-cell>
          <table:table-cell office:value-type="float" office:value="1891.48" calcext:value-type="float">
            <text:p>1891,48</text:p>
          </table:table-cell>
          <table:table-cell office:value-type="float" office:value="24.85" calcext:value-type="float">
            <text:p>24,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781.98" calcext:value-type="float">
            <text:p>11781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.98" calcext:value-type="float">
            <text:p>217,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31.27" calcext:value-type="float">
            <text:p>-431,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584" calcext:value-type="float">
            <text:p>10584</text:p>
          </table:table-cell>
          <table:table-cell table:style-name="ce4" office:value-type="float" office:value="54919" calcext:value-type="float">
            <text:p>549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office:value-type="float" office:value="639.62" calcext:value-type="float">
            <text:p>639,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.42" calcext:value-type="float">
            <text:p>76,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1.24" calcext:value-type="float">
            <text:p>411,24</text:p>
          </table:table-cell>
          <table:table-cell office:value-type="float" office:value="62.34" calcext:value-type="float">
            <text:p>62,34</text:p>
          </table:table-cell>
          <table:table-cell office:value-type="float" office:value="35.75" calcext:value-type="float">
            <text:p>35,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.82" calcext:value-type="float">
            <text:p>17,82</text:p>
          </table:table-cell>
          <table:table-cell table:style-name="ce4" office:value-type="float" office:value="8807" calcext:value-type="float">
            <text:p>8807</text:p>
          </table:table-cell>
          <table:table-cell table:style-name="ce4" office:value-type="float" office:value="44548" calcext:value-type="float">
            <text:p>445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7.52" calcext:value-type="float">
            <text:p>777,52</text:p>
          </table:table-cell>
          <table:table-cell office:value-type="float" office:value="7094.19" calcext:value-type="float">
            <text:p>7094,19</text:p>
          </table:table-cell>
          <table:table-cell office:value-type="float" office:value="764.7" calcext:value-type="float">
            <text:p>764,7</text:p>
          </table:table-cell>
          <table:table-cell office:value-type="float" office:value="1246.99" calcext:value-type="float">
            <text:p>1246,99</text:p>
          </table:table-cell>
          <table:table-cell office:value-type="float" office:value="0" calcext:value-type="float">
            <text:p>0</text:p>
          </table:table-cell>
          <table:table-cell office:value-type="float" office:value="290.88" calcext:value-type="float">
            <text:p>290,88</text:p>
          </table:table-cell>
          <table:table-cell office:value-type="float" office:value="193.96" calcext:value-type="float">
            <text:p>193,96</text:p>
          </table:table-cell>
          <table:table-cell office:value-type="float" office:value="21.8" calcext:value-type="float">
            <text:p>21,8</text:p>
          </table:table-cell>
          <table:table-cell office:value-type="float" office:value="109.79" calcext:value-type="float">
            <text:p>109,79</text:p>
          </table:table-cell>
          <table:table-cell office:value-type="float" office:value="0" calcext:value-type="float">
            <text:p>0</text:p>
          </table:table-cell>
          <table:table-cell office:value-type="float" office:value="1220.43" calcext:value-type="float">
            <text:p>1220,43</text:p>
          </table:table-cell>
          <table:table-cell office:value-type="float" office:value="4580.26" calcext:value-type="float">
            <text:p>4580,26</text:p>
          </table:table-cell>
          <table:table-cell office:value-type="float" office:value="0" calcext:value-type="float">
            <text:p>0</text:p>
          </table:table-cell>
          <table:table-cell office:value-type="float" office:value="77631.99" calcext:value-type="float">
            <text:p>77631,99</text:p>
          </table:table-cell>
          <table:table-cell office:value-type="float" office:value="0" calcext:value-type="float">
            <text:p>0</text:p>
          </table:table-cell>
          <table:table-cell office:value-type="float" office:value="874.01" calcext:value-type="float">
            <text:p>874,01</text:p>
          </table:table-cell>
          <table:table-cell office:value-type="float" office:value="0" calcext:value-type="float">
            <text:p>0</text:p>
          </table:table-cell>
          <table:table-cell office:value-type="float" office:value="169.97" calcext:value-type="float">
            <text:p>169,97</text:p>
          </table:table-cell>
          <table:table-cell office:value-type="float" office:value="417.73" calcext:value-type="float">
            <text:p>417,73</text:p>
          </table:table-cell>
          <table:table-cell office:value-type="float" office:value="1550.28" calcext:value-type="float">
            <text:p>1550,28</text:p>
          </table:table-cell>
          <table:table-cell office:value-type="float" office:value="1034.02" calcext:value-type="float">
            <text:p>1034,02</text:p>
          </table:table-cell>
          <table:table-cell office:value-type="float" office:value="0" calcext:value-type="float">
            <text:p>0</text:p>
          </table:table-cell>
          <table:table-cell office:value-type="float" office:value="467.49" calcext:value-type="float">
            <text:p>467,49</text:p>
          </table:table-cell>
          <table:table-cell office:value-type="float" office:value="307.76" calcext:value-type="float">
            <text:p>307,76</text:p>
          </table:table-cell>
          <table:table-cell office:value-type="float" office:value="0" calcext:value-type="float">
            <text:p>0</text:p>
          </table:table-cell>
          <table:table-cell office:value-type="float" office:value="1242.52" calcext:value-type="float">
            <text:p>1242,52</text:p>
          </table:table-cell>
          <table:table-cell office:value-type="float" office:value="0" calcext:value-type="float">
            <text:p>0</text:p>
          </table:table-cell>
          <table:table-cell office:value-type="float" office:value="349.14" calcext:value-type="float">
            <text:p>349,14</text:p>
          </table:table-cell>
          <table:table-cell office:value-type="float" office:value="0" calcext:value-type="float">
            <text:p>0</text:p>
          </table:table-cell>
          <table:table-cell office:value-type="float" office:value="134.37" calcext:value-type="float">
            <text:p>134,37</text:p>
          </table:table-cell>
          <table:table-cell table:style-name="ce4" office:value-type="float" office:value="22136" calcext:value-type="float">
            <text:p>22136</text:p>
          </table:table-cell>
          <table:table-cell table:style-name="ce4" office:value-type="float" office:value="111362" calcext:value-type="float">
            <text:p>1113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.16" calcext:value-type="float">
            <text:p>19,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3.44" calcext:value-type="float">
            <text:p>53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" calcext:value-type="float">
            <text:p>2,11</text:p>
          </table:table-cell>
          <table:table-cell office:value-type="float" office:value="0" calcext:value-type="float">
            <text:p>0</text:p>
          </table:table-cell>
          <table:table-cell office:value-type="float" office:value="231.87" calcext:value-type="float">
            <text:p>231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46" calcext:value-type="float">
            <text:p>51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09" calcext:value-type="float">
            <text:p>9209</text:p>
          </table:table-cell>
          <table:table-cell table:style-name="ce4" office:value-type="float" office:value="46477" calcext:value-type="float">
            <text:p>464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95" calcext:value-type="float">
            <text:p>90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.68" calcext:value-type="float">
            <text:p>72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" calcext:value-type="float">
            <text:p>10,54</text:p>
          </table:table-cell>
          <table:table-cell office:value-type="float" office:value="79.3" calcext:value-type="float">
            <text:p>7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.77" calcext:value-type="float">
            <text:p>427,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17" calcext:value-type="float">
            <text:p>7,17</text:p>
          </table:table-cell>
          <table:table-cell office:value-type="float" office:value="0" calcext:value-type="float">
            <text:p>0</text:p>
          </table:table-cell>
          <table:table-cell office:value-type="float" office:value="25.45" calcext:value-type="float">
            <text:p>25,45</text:p>
          </table:table-cell>
          <table:table-cell table:style-name="ce4" office:value-type="float" office:value="9321" calcext:value-type="float">
            <text:p>9321</text:p>
          </table:table-cell>
          <table:table-cell table:style-name="ce4" office:value-type="float" office:value="47493" calcext:value-type="float">
            <text:p>474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7.45" calcext:value-type="float">
            <text:p>387,45</text:p>
          </table:table-cell>
          <table:table-cell office:value-type="float" office:value="0" calcext:value-type="float">
            <text:p>0</text:p>
          </table:table-cell>
          <table:table-cell office:value-type="float" office:value="320.64" calcext:value-type="float">
            <text:p>32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" calcext:value-type="float">
            <text:p>40,31</text:p>
          </table:table-cell>
          <table:table-cell office:value-type="float" office:value="45.97" calcext:value-type="float">
            <text:p>45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87" calcext:value-type="float">
            <text:p>32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.57" calcext:value-type="float">
            <text:p>546,57</text:p>
          </table:table-cell>
          <table:table-cell office:value-type="float" office:value="0" calcext:value-type="float">
            <text:p>0</text:p>
          </table:table-cell>
          <table:table-cell office:value-type="float" office:value="51.15" calcext:value-type="float">
            <text:p>51,15</text:p>
          </table:table-cell>
          <table:table-cell office:value-type="float" office:value="0" calcext:value-type="float">
            <text:p>0</text:p>
          </table:table-cell>
          <table:table-cell office:value-type="float" office:value="177.55" calcext:value-type="float">
            <text:p>177,55</text:p>
          </table:table-cell>
          <table:table-cell office:value-type="float" office:value="274.35" calcext:value-type="float">
            <text:p>274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16" calcext:value-type="float">
            <text:p>9216</text:p>
          </table:table-cell>
          <table:table-cell table:style-name="ce4" office:value-type="float" office:value="46705" calcext:value-type="float">
            <text:p>467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3.63" calcext:value-type="float">
            <text:p>633,63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45.41" calcext:value-type="float">
            <text:p>45,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2" calcext:value-type="float">
            <text:p>88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5" calcext:value-type="float">
            <text:p>1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.72" calcext:value-type="float">
            <text:p>979,72</text:p>
          </table:table-cell>
          <table:table-cell office:value-type="float" office:value="36.84" calcext:value-type="float">
            <text:p>36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8" calcext:value-type="float">
            <text:p>13,4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70" calcext:value-type="float">
            <text:p>9270</text:p>
          </table:table-cell>
          <table:table-cell table:style-name="ce4" office:value-type="float" office:value="46978" calcext:value-type="float">
            <text:p>469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8.13" calcext:value-type="float">
            <text:p>388,13</text:p>
          </table:table-cell>
          <table:table-cell office:value-type="float" office:value="48.31" calcext:value-type="float">
            <text:p>48,31</text:p>
          </table:table-cell>
          <table:table-cell office:value-type="float" office:value="210.87" calcext:value-type="float">
            <text:p>210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06" calcext:value-type="float">
            <text:p>276,06</text:p>
          </table:table-cell>
          <table:table-cell office:value-type="float" office:value="0" calcext:value-type="float">
            <text:p>0</text:p>
          </table:table-cell>
          <table:table-cell office:value-type="float" office:value="271.81" calcext:value-type="float">
            <text:p>271,81</text:p>
          </table:table-cell>
          <table:table-cell office:value-type="float" office:value="24.4" calcext:value-type="float">
            <text:p>2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2.94" calcext:value-type="float">
            <text:p>1242,94</text:p>
          </table:table-cell>
          <table:table-cell office:value-type="float" office:value="0" calcext:value-type="float">
            <text:p>0</text:p>
          </table:table-cell>
          <table:table-cell office:value-type="float" office:value="251.1" calcext:value-type="float">
            <text:p>251,1</text:p>
          </table:table-cell>
          <table:table-cell office:value-type="float" office:value="0" calcext:value-type="float">
            <text:p>0</text:p>
          </table:table-cell>
          <table:table-cell office:value-type="float" office:value="261.2" calcext:value-type="float">
            <text:p>261,2</text:p>
          </table:table-cell>
          <table:table-cell office:value-type="float" office:value="1565.35" calcext:value-type="float">
            <text:p>1565,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76" calcext:value-type="float">
            <text:p>70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2" calcext:value-type="float">
            <text:p>5,12</text:p>
          </table:table-cell>
          <table:table-cell table:style-name="ce4" office:value-type="float" office:value="9063" calcext:value-type="float">
            <text:p>9063</text:p>
          </table:table-cell>
          <table:table-cell table:style-name="ce4" office:value-type="float" office:value="45521" calcext:value-type="float">
            <text:p>455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office:value-type="float" office:value="2633.87" calcext:value-type="float">
            <text:p>2633,87</text:p>
          </table:table-cell>
          <table:table-cell office:value-type="float" office:value="240.24" calcext:value-type="float">
            <text:p>240,24</text:p>
          </table:table-cell>
          <table:table-cell office:value-type="float" office:value="0" calcext:value-type="float">
            <text:p>0</text:p>
          </table:table-cell>
          <table:table-cell office:value-type="float" office:value="5770.06" calcext:value-type="float">
            <text:p>5770,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0.69" calcext:value-type="float">
            <text:p>510,69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,44</text:p>
          </table:table-cell>
          <table:table-cell office:value-type="float" office:value="0" calcext:value-type="float">
            <text:p>0</text:p>
          </table:table-cell>
          <table:table-cell office:value-type="float" office:value="364.35" calcext:value-type="float">
            <text:p>364,35</text:p>
          </table:table-cell>
          <table:table-cell table:style-name="ce4" office:value-type="float" office:value="9744" calcext:value-type="float">
            <text:p>9744</text:p>
          </table:table-cell>
          <table:table-cell table:style-name="ce4" office:value-type="float" office:value="50765" calcext:value-type="float">
            <text:p>507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0.64" calcext:value-type="float">
            <text:p>2700,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95.32" calcext:value-type="float">
            <text:p>33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7.64" calcext:value-type="float">
            <text:p>1537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6" calcext:value-type="float">
            <text:p>51,86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15.84" calcext:value-type="float">
            <text:p>15,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11" calcext:value-type="float">
            <text:p>9711</text:p>
          </table:table-cell>
          <table:table-cell table:style-name="ce4" office:value-type="float" office:value="49252" calcext:value-type="float">
            <text:p>4925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6095.44" calcext:value-type="float">
            <text:p>106095,44</text:p>
          </table:table-cell>
          <table:table-cell office:value-type="float" office:value="0" calcext:value-type="float">
            <text:p>0</text:p>
          </table:table-cell>
          <table:table-cell office:value-type="float" office:value="1197.35" calcext:value-type="float">
            <text:p>1197,35</text:p>
          </table:table-cell>
          <table:table-cell office:value-type="float" office:value="1199.25" calcext:value-type="float">
            <text:p>1199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.52" calcext:value-type="float">
            <text:p>1733,52</text:p>
          </table:table-cell>
          <table:table-cell office:value-type="float" office:value="5226.51" calcext:value-type="float">
            <text:p>5226,51</text:p>
          </table:table-cell>
          <table:table-cell office:value-type="float" office:value="11694.47" calcext:value-type="float">
            <text:p>11694,47</text:p>
          </table:table-cell>
          <table:table-cell office:value-type="float" office:value="0" calcext:value-type="float">
            <text:p>0</text:p>
          </table:table-cell>
          <table:table-cell office:value-type="float" office:value="5738.86" calcext:value-type="float">
            <text:p>5738,86</text:p>
          </table:table-cell>
          <table:table-cell office:value-type="float" office:value="1151.14" calcext:value-type="float">
            <text:p>1151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22" calcext:value-type="float">
            <text:p>158,22</text:p>
          </table:table-cell>
          <table:table-cell office:value-type="float" office:value="0" calcext:value-type="float">
            <text:p>0</text:p>
          </table:table-cell>
          <table:table-cell office:value-type="float" office:value="286.26" calcext:value-type="float">
            <text:p>286,26</text:p>
          </table:table-cell>
          <table:table-cell office:value-type="float" office:value="281.82" calcext:value-type="float">
            <text:p>281,82</text:p>
          </table:table-cell>
          <table:table-cell office:value-type="float" office:value="113396.83" calcext:value-type="float">
            <text:p>113396,83</text:p>
          </table:table-cell>
          <table:table-cell office:value-type="float" office:value="740.44" calcext:value-type="float">
            <text:p>74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.84" calcext:value-type="float">
            <text:p>1307,84</text:p>
          </table:table-cell>
          <table:table-cell office:value-type="float" office:value="0" calcext:value-type="float">
            <text:p>0</text:p>
          </table:table-cell>
          <table:table-cell office:value-type="float" office:value="9951.52" calcext:value-type="float">
            <text:p>9951,52</text:p>
          </table:table-cell>
          <table:table-cell office:value-type="float" office:value="0" calcext:value-type="float">
            <text:p>0</text:p>
          </table:table-cell>
          <table:table-cell office:value-type="float" office:value="214.51" calcext:value-type="float">
            <text:p>214,51</text:p>
          </table:table-cell>
          <table:table-cell office:value-type="float" office:value="0" calcext:value-type="float">
            <text:p>0</text:p>
          </table:table-cell>
          <table:table-cell office:value-type="float" office:value="1214.82" calcext:value-type="float">
            <text:p>1214,82</text:p>
          </table:table-cell>
          <table:table-cell table:style-name="ce4" office:value-type="float" office:value="29234" calcext:value-type="float">
            <text:p>29234</text:p>
          </table:table-cell>
          <table:table-cell table:style-name="ce4" office:value-type="float" office:value="110093" calcext:value-type="float">
            <text:p>1100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4.78" calcext:value-type="float">
            <text:p>744,78</text:p>
          </table:table-cell>
          <table:table-cell office:value-type="float" office:value="0" calcext:value-type="float">
            <text:p>0</text:p>
          </table:table-cell>
          <table:table-cell office:value-type="float" office:value="46.36" calcext:value-type="float">
            <text:p>46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86" calcext:value-type="float">
            <text:p>207,86</text:p>
          </table:table-cell>
          <table:table-cell office:value-type="float" office:value="50.32" calcext:value-type="float">
            <text:p>50,32</text:p>
          </table:table-cell>
          <table:table-cell office:value-type="float" office:value="0" calcext:value-type="float">
            <text:p>0</text:p>
          </table:table-cell>
          <table:table-cell office:value-type="float" office:value="192.61" calcext:value-type="float">
            <text:p>192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.61" calcext:value-type="float">
            <text:p>854,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20.04" calcext:value-type="float">
            <text:p>4220,04</text:p>
          </table:table-cell>
          <table:table-cell office:value-type="float" office:value="243.1" calcext:value-type="float">
            <text:p>24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.67" calcext:value-type="float">
            <text:p>293,67</text:p>
          </table:table-cell>
          <table:table-cell office:value-type="float" office:value="-10.98" calcext:value-type="float">
            <text:p>-10,9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80" calcext:value-type="float">
            <text:p>9480</text:p>
          </table:table-cell>
          <table:table-cell table:style-name="ce4" office:value-type="float" office:value="47409" calcext:value-type="float">
            <text:p>474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3.66" calcext:value-type="float">
            <text:p>243,66</text:p>
          </table:table-cell>
          <table:table-cell office:value-type="float" office:value="0" calcext:value-type="float">
            <text:p>0</text:p>
          </table:table-cell>
          <table:table-cell office:value-type="float" office:value="307.71" calcext:value-type="float">
            <text:p>307,71</text:p>
          </table:table-cell>
          <table:table-cell office:value-type="float" office:value="0" calcext:value-type="float">
            <text:p>0</text:p>
          </table:table-cell>
          <table:table-cell office:value-type="float" office:value="464.08" calcext:value-type="float">
            <text:p>464,08</text:p>
          </table:table-cell>
          <table:table-cell office:value-type="float" office:value="0" calcext:value-type="float">
            <text:p>0</text:p>
          </table:table-cell>
          <table:table-cell office:value-type="float" office:value="13.54" calcext:value-type="float">
            <text:p>13,54</text:p>
          </table:table-cell>
          <table:table-cell office:value-type="float" office:value="4.45" calcext:value-type="float">
            <text:p>4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.14" calcext:value-type="float">
            <text:p>863,14</text:p>
          </table:table-cell>
          <table:table-cell office:value-type="float" office:value="0" calcext:value-type="float">
            <text:p>0</text:p>
          </table:table-cell>
          <table:table-cell office:value-type="float" office:value="29.34" calcext:value-type="float">
            <text:p>29,34</text:p>
          </table:table-cell>
          <table:table-cell office:value-type="float" office:value="74.66" calcext:value-type="float">
            <text:p>74,66</text:p>
          </table:table-cell>
          <table:table-cell office:value-type="float" office:value="165.3" calcext:value-type="float">
            <text:p>165,3</text:p>
          </table:table-cell>
          <table:table-cell office:value-type="float" office:value="2369.68" calcext:value-type="float">
            <text:p>236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2" calcext:value-type="float">
            <text:p>26,72</text:p>
          </table:table-cell>
          <table:table-cell office:value-type="float" office:value="0" calcext:value-type="float">
            <text:p>0</text:p>
          </table:table-cell>
          <table:table-cell office:value-type="float" office:value="124.44" calcext:value-type="float">
            <text:p>124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71" calcext:value-type="float">
            <text:p>67,71</text:p>
          </table:table-cell>
          <table:table-cell table:style-name="ce4" office:value-type="float" office:value="9356" calcext:value-type="float">
            <text:p>9356</text:p>
          </table:table-cell>
          <table:table-cell table:style-name="ce4" office:value-type="float" office:value="47663" calcext:value-type="float">
            <text:p>476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534.77" calcext:value-type="float">
            <text:p>5534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78" calcext:value-type="float">
            <text:p>88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.18" calcext:value-type="float">
            <text:p>214,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28.66" calcext:value-type="float">
            <text:p>5928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3.76" calcext:value-type="float">
            <text:p>253,7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018" calcext:value-type="float">
            <text:p>10018</text:p>
          </table:table-cell>
          <table:table-cell table:style-name="ce4" office:value-type="float" office:value="49509" calcext:value-type="float">
            <text:p>495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1.5" calcext:value-type="float">
            <text:p>88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office:value-type="float" office:value="97.94" calcext:value-type="float">
            <text:p>97,94</text:p>
          </table:table-cell>
          <table:table-cell office:value-type="float" office:value="2.76" calcext:value-type="float">
            <text:p>2,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27" calcext:value-type="float">
            <text:p>16,27</text:p>
          </table:table-cell>
          <table:table-cell office:value-type="float" office:value="0" calcext:value-type="float">
            <text:p>0</text:p>
          </table:table-cell>
          <table:table-cell office:value-type="float" office:value="156.97" calcext:value-type="float">
            <text:p>156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6" calcext:value-type="float">
            <text:p>137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1.98" calcext:value-type="float">
            <text:p>721,98</text:p>
          </table:table-cell>
          <table:table-cell table:style-name="ce4" office:value-type="float" office:value="9649" calcext:value-type="float">
            <text:p>9649</text:p>
          </table:table-cell>
          <table:table-cell table:style-name="ce4" office:value-type="float" office:value="50542" calcext:value-type="float">
            <text:p>50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66.61" calcext:value-type="float">
            <text:p>3666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59" calcext:value-type="float">
            <text:p>15,59</text:p>
          </table:table-cell>
          <table:table-cell office:value-type="float" office:value="0" calcext:value-type="float">
            <text:p>0</text:p>
          </table:table-cell>
          <table:table-cell office:value-type="float" office:value="225.69" calcext:value-type="float">
            <text:p>225,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85.54" calcext:value-type="float">
            <text:p>1685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.34" calcext:value-type="float">
            <text:p>179,3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93" calcext:value-type="float">
            <text:p>9693</text:p>
          </table:table-cell>
          <table:table-cell table:style-name="ce4" office:value-type="float" office:value="48465" calcext:value-type="float">
            <text:p>484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66.04" calcext:value-type="float">
            <text:p>4566,04</text:p>
          </table:table-cell>
          <table:table-cell office:value-type="float" office:value="0" calcext:value-type="float">
            <text:p>0</text:p>
          </table:table-cell>
          <table:table-cell office:value-type="float" office:value="469.73" calcext:value-type="float">
            <text:p>469,73</text:p>
          </table:table-cell>
          <table:table-cell office:value-type="float" office:value="20.52" calcext:value-type="float">
            <text:p>20,52</text:p>
          </table:table-cell>
          <table:table-cell office:value-type="float" office:value="0" calcext:value-type="float">
            <text:p>0</text:p>
          </table:table-cell>
          <table:table-cell office:value-type="float" office:value="2687.51" calcext:value-type="float">
            <text:p>2687,51</text:p>
          </table:table-cell>
          <table:table-cell office:value-type="float" office:value="159.99" calcext:value-type="float">
            <text:p>159,99</text:p>
          </table:table-cell>
          <table:table-cell office:value-type="float" office:value="0" calcext:value-type="float">
            <text:p>0</text:p>
          </table:table-cell>
          <table:table-cell office:value-type="float" office:value="811.22" calcext:value-type="float">
            <text:p>811,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94" calcext:value-type="float">
            <text:p>23,94</text:p>
          </table:table-cell>
          <table:table-cell office:value-type="float" office:value="0" calcext:value-type="float">
            <text:p>0</text:p>
          </table:table-cell>
          <table:table-cell office:value-type="float" office:value="6.61" calcext:value-type="float">
            <text:p>6,61</text:p>
          </table:table-cell>
          <table:table-cell office:value-type="float" office:value="0" calcext:value-type="float">
            <text:p>0</text:p>
          </table:table-cell>
          <table:table-cell office:value-type="float" office:value="277.94" calcext:value-type="float">
            <text:p>277,94</text:p>
          </table:table-cell>
          <table:table-cell office:value-type="float" office:value="667.34" calcext:value-type="float">
            <text:p>667,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464" calcext:value-type="float">
            <text:p>10464</text:p>
          </table:table-cell>
          <table:table-cell table:style-name="ce4" office:value-type="float" office:value="53258" calcext:value-type="float">
            <text:p>532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1.18" calcext:value-type="float">
            <text:p>11,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.61" calcext:value-type="float">
            <text:p>10,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.49" calcext:value-type="float">
            <text:p>89,4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78" calcext:value-type="float">
            <text:p>9178</text:p>
          </table:table-cell>
          <table:table-cell table:style-name="ce4" office:value-type="float" office:value="46457" calcext:value-type="float">
            <text:p>464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8.81" calcext:value-type="float">
            <text:p>628,81</text:p>
          </table:table-cell>
          <table:table-cell office:value-type="float" office:value="198.14" calcext:value-type="float">
            <text:p>198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23" calcext:value-type="float">
            <text:p>231,23</text:p>
          </table:table-cell>
          <table:table-cell office:value-type="float" office:value="73.81" calcext:value-type="float">
            <text:p>73,81</text:p>
          </table:table-cell>
          <table:table-cell office:value-type="float" office:value="245.15" calcext:value-type="float">
            <text:p>245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1" calcext:value-type="float">
            <text:p>11,81</text:p>
          </table:table-cell>
          <table:table-cell office:value-type="float" office:value="0" calcext:value-type="float">
            <text:p>0</text:p>
          </table:table-cell>
          <table:table-cell office:value-type="float" office:value="505.43" calcext:value-type="float">
            <text:p>505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12" calcext:value-type="float">
            <text:p>185,12</text:p>
          </table:table-cell>
          <table:table-cell office:value-type="float" office:value="0" calcext:value-type="float">
            <text:p>0</text:p>
          </table:table-cell>
          <table:table-cell office:value-type="float" office:value="76.21" calcext:value-type="float">
            <text:p>76,21</text:p>
          </table:table-cell>
          <table:table-cell office:value-type="float" office:value="0" calcext:value-type="float">
            <text:p>0</text:p>
          </table:table-cell>
          <table:table-cell office:value-type="float" office:value="1081.43" calcext:value-type="float">
            <text:p>1081,43</text:p>
          </table:table-cell>
          <table:table-cell office:value-type="float" office:value="24.83" calcext:value-type="float">
            <text:p>24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1" calcext:value-type="float">
            <text:p>61,31</text:p>
          </table:table-cell>
          <table:table-cell office:value-type="float" office:value="0" calcext:value-type="float">
            <text:p>0</text:p>
          </table:table-cell>
          <table:table-cell office:value-type="float" office:value="114.68" calcext:value-type="float">
            <text:p>114,68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,83</text:p>
          </table:table-cell>
          <table:table-cell office:value-type="float" office:value="0" calcext:value-type="float">
            <text:p>0</text:p>
          </table:table-cell>
          <table:table-cell office:value-type="float" office:value="178.19" calcext:value-type="float">
            <text:p>178,19</text:p>
          </table:table-cell>
          <table:table-cell table:style-name="ce4" office:value-type="float" office:value="9351" calcext:value-type="float">
            <text:p>9351</text:p>
          </table:table-cell>
          <table:table-cell table:style-name="ce4" office:value-type="float" office:value="46879" calcext:value-type="float">
            <text:p>468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6.78" calcext:value-type="float">
            <text:p>476,78</text:p>
          </table:table-cell>
          <table:table-cell office:value-type="float" office:value="429.07" calcext:value-type="float">
            <text:p>429,07</text:p>
          </table:table-cell>
          <table:table-cell office:value-type="float" office:value="384.38" calcext:value-type="float">
            <text:p>384,38</text:p>
          </table:table-cell>
          <table:table-cell office:value-type="float" office:value="9.88" calcext:value-type="float">
            <text:p>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" calcext:value-type="float">
            <text:p>4,72</text:p>
          </table:table-cell>
          <table:table-cell office:value-type="float" office:value="17.57" calcext:value-type="float">
            <text:p>17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7" calcext:value-type="float">
            <text:p>12,07</text:p>
          </table:table-cell>
          <table:table-cell office:value-type="float" office:value="16.9" calcext:value-type="float">
            <text:p>16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94" calcext:value-type="float">
            <text:p>194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" calcext:value-type="float">
            <text:p>4,21</text:p>
          </table:table-cell>
          <table:table-cell office:value-type="float" office:value="72.25" calcext:value-type="float">
            <text:p>7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9" calcext:value-type="float">
            <text:p>8,1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59" calcext:value-type="float">
            <text:p>9259</text:p>
          </table:table-cell>
          <table:table-cell table:style-name="ce4" office:value-type="float" office:value="46766" calcext:value-type="float">
            <text:p>467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5.31" calcext:value-type="float">
            <text:p>5,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.19" calcext:value-type="float">
            <text:p>387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79" calcext:value-type="float">
            <text:p>86,79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2" calcext:value-type="float">
            <text:p>99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9" calcext:value-type="float">
            <text:p>27,9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63" calcext:value-type="float">
            <text:p>9163</text:p>
          </table:table-cell>
          <table:table-cell table:style-name="ce4" office:value-type="float" office:value="46529" calcext:value-type="float">
            <text:p>465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.12" calcext:value-type="float">
            <text:p>38,12</text:p>
          </table:table-cell>
          <table:table-cell office:value-type="float" office:value="61532.94" calcext:value-type="float">
            <text:p>61532,94</text:p>
          </table:table-cell>
          <table:table-cell office:value-type="float" office:value="13.79" calcext:value-type="float">
            <text:p>13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73" calcext:value-type="float">
            <text:p>74,73</text:p>
          </table:table-cell>
          <table:table-cell office:value-type="float" office:value="4.89" calcext:value-type="float">
            <text:p>4,89</text:p>
          </table:table-cell>
          <table:table-cell office:value-type="float" office:value="1030.84" calcext:value-type="float">
            <text:p>1030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55352.61" calcext:value-type="float">
            <text:p>55352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.8" calcext:value-type="float">
            <text:p>12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38" calcext:value-type="float">
            <text:p>162,38</text:p>
          </table:table-cell>
          <table:table-cell office:value-type="float" office:value="0" calcext:value-type="float">
            <text:p>0</text:p>
          </table:table-cell>
          <table:table-cell office:value-type="float" office:value="953.42" calcext:value-type="float">
            <text:p>953,42</text:p>
          </table:table-cell>
          <table:table-cell office:value-type="float" office:value="0" calcext:value-type="float">
            <text:p>0</text:p>
          </table:table-cell>
          <table:table-cell office:value-type="float" office:value="9.56" calcext:value-type="float">
            <text:p>9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7020" calcext:value-type="float">
            <text:p>17020</text:p>
          </table:table-cell>
          <table:table-cell table:style-name="ce4" office:value-type="float" office:value="40468" calcext:value-type="float">
            <text:p>404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3.47" calcext:value-type="float">
            <text:p>23,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.34" calcext:value-type="float">
            <text:p>59,3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44" calcext:value-type="float">
            <text:p>9144</text:p>
          </table:table-cell>
          <table:table-cell table:style-name="ce4" office:value-type="float" office:value="46344" calcext:value-type="float">
            <text:p>463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,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.74" calcext:value-type="float">
            <text:p>28,74</text:p>
          </table:table-cell>
          <table:table-cell office:value-type="float" office:value="121.22" calcext:value-type="float">
            <text:p>121,22</text:p>
          </table:table-cell>
          <table:table-cell office:value-type="float" office:value="68.19" calcext:value-type="float">
            <text:p>68,19</text:p>
          </table:table-cell>
          <table:table-cell office:value-type="float" office:value="1835.97" calcext:value-type="float">
            <text:p>1835,97</text:p>
          </table:table-cell>
          <table:table-cell office:value-type="float" office:value="0" calcext:value-type="float">
            <text:p>0</text:p>
          </table:table-cell>
          <table:table-cell office:value-type="float" office:value="191.98" calcext:value-type="float">
            <text:p>191,98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office:value-type="float" office:value="0" calcext:value-type="float">
            <text:p>0</text:p>
          </table:table-cell>
          <table:table-cell office:value-type="float" office:value="502.62" calcext:value-type="float">
            <text:p>502,62</text:p>
          </table:table-cell>
          <table:table-cell office:value-type="float" office:value="229.02" calcext:value-type="float">
            <text:p>229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.15" calcext:value-type="float">
            <text:p>365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style-name="ce4" office:value-type="float" office:value="9643" calcext:value-type="float">
            <text:p>9643</text:p>
          </table:table-cell>
          <table:table-cell table:style-name="ce4" office:value-type="float" office:value="48836" calcext:value-type="float">
            <text:p>488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.38" calcext:value-type="float">
            <text:p>111,38</text:p>
          </table:table-cell>
          <table:table-cell office:value-type="float" office:value="0" calcext:value-type="float">
            <text:p>0</text:p>
          </table:table-cell>
          <table:table-cell office:value-type="float" office:value="60.24" calcext:value-type="float">
            <text:p>60,24</text:p>
          </table:table-cell>
          <table:table-cell office:value-type="float" office:value="0" calcext:value-type="float">
            <text:p>0</text:p>
          </table:table-cell>
          <table:table-cell office:value-type="float" office:value="522.16" calcext:value-type="float">
            <text:p>522,16</text:p>
          </table:table-cell>
          <table:table-cell office:value-type="float" office:value="452.87" calcext:value-type="float">
            <text:p>452,87</text:p>
          </table:table-cell>
          <table:table-cell office:value-type="float" office:value="281.14" calcext:value-type="float">
            <text:p>281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.79" calcext:value-type="float">
            <text:p>170,79</text:p>
          </table:table-cell>
          <table:table-cell office:value-type="float" office:value="64.88" calcext:value-type="float">
            <text:p>64,88</text:p>
          </table:table-cell>
          <table:table-cell office:value-type="float" office:value="0" calcext:value-type="float">
            <text:p>0</text:p>
          </table:table-cell>
          <table:table-cell office:value-type="float" office:value="116.02" calcext:value-type="float">
            <text:p>116,02</text:p>
          </table:table-cell>
          <table:table-cell office:value-type="float" office:value="0" calcext:value-type="float">
            <text:p>0</text:p>
          </table:table-cell>
          <table:table-cell office:value-type="float" office:value="294.01" calcext:value-type="float">
            <text:p>294,01</text:p>
          </table:table-cell>
          <table:table-cell office:value-type="float" office:value="0" calcext:value-type="float">
            <text:p>0</text:p>
          </table:table-cell>
          <table:table-cell office:value-type="float" office:value="112.97" calcext:value-type="float">
            <text:p>112,97</text:p>
          </table:table-cell>
          <table:table-cell office:value-type="float" office:value="36.76" calcext:value-type="float">
            <text:p>36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" calcext:value-type="float">
            <text:p>11,33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,05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192.13" calcext:value-type="float">
            <text:p>192,13</text:p>
          </table:table-cell>
          <table:table-cell table:style-name="ce4" office:value-type="float" office:value="9136" calcext:value-type="float">
            <text:p>9136</text:p>
          </table:table-cell>
          <table:table-cell table:style-name="ce4" office:value-type="float" office:value="46034" calcext:value-type="float">
            <text:p>460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1.06" calcext:value-type="float">
            <text:p>851,06</text:p>
          </table:table-cell>
          <table:table-cell office:value-type="float" office:value="0" calcext:value-type="float">
            <text:p>0</text:p>
          </table:table-cell>
          <table:table-cell office:value-type="float" office:value="35.85" calcext:value-type="float">
            <text:p>35,85</text:p>
          </table:table-cell>
          <table:table-cell office:value-type="float" office:value="7.35" calcext:value-type="float">
            <text:p>7,35</text:p>
          </table:table-cell>
          <table:table-cell office:value-type="float" office:value="0" calcext:value-type="float">
            <text:p>0</text:p>
          </table:table-cell>
          <table:table-cell office:value-type="float" office:value="1739.32" calcext:value-type="float">
            <text:p>1739,32</text:p>
          </table:table-cell>
          <table:table-cell office:value-type="float" office:value="77.07" calcext:value-type="float">
            <text:p>77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97" calcext:value-type="float">
            <text:p>83,97</text:p>
          </table:table-cell>
          <table:table-cell office:value-type="float" office:value="117.29" calcext:value-type="float">
            <text:p>117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8" calcext:value-type="float">
            <text:p>393,38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,06</text:p>
          </table:table-cell>
          <table:table-cell office:value-type="float" office:value="0" calcext:value-type="float">
            <text:p>0</text:p>
          </table:table-cell>
          <table:table-cell office:value-type="float" office:value="3254.47" calcext:value-type="float">
            <text:p>3254,47</text:p>
          </table:table-cell>
          <table:table-cell office:value-type="float" office:value="30.63" calcext:value-type="float">
            <text:p>3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54" calcext:value-type="float">
            <text:p>194,54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,44</text:p>
          </table:table-cell>
          <table:table-cell office:value-type="float" office:value="0" calcext:value-type="float">
            <text:p>0</text:p>
          </table:table-cell>
          <table:table-cell office:value-type="float" office:value="88.22" calcext:value-type="float">
            <text:p>88,22</text:p>
          </table:table-cell>
          <table:table-cell office:value-type="float" office:value="0" calcext:value-type="float">
            <text:p>0</text:p>
          </table:table-cell>
          <table:table-cell office:value-type="float" office:value="96.65" calcext:value-type="float">
            <text:p>96,65</text:p>
          </table:table-cell>
          <table:table-cell table:style-name="ce4" office:value-type="float" office:value="9745" calcext:value-type="float">
            <text:p>9745</text:p>
          </table:table-cell>
          <table:table-cell table:style-name="ce4" office:value-type="float" office:value="48951" calcext:value-type="float">
            <text:p>489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5.9" calcext:value-type="float">
            <text:p>835,9</text:p>
          </table:table-cell>
          <table:table-cell office:value-type="float" office:value="22.3" calcext:value-type="float">
            <text:p>22,3</text:p>
          </table:table-cell>
          <table:table-cell office:value-type="float" office:value="9.27" calcext:value-type="float">
            <text:p>9,27</text:p>
          </table:table-cell>
          <table:table-cell office:value-type="float" office:value="29.42" calcext:value-type="float">
            <text:p>29,42</text:p>
          </table:table-cell>
          <table:table-cell office:value-type="float" office:value="0" calcext:value-type="float">
            <text:p>0</text:p>
          </table:table-cell>
          <table:table-cell office:value-type="float" office:value="222.98" calcext:value-type="float">
            <text:p>222,98</text:p>
          </table:table-cell>
          <table:table-cell office:value-type="float" office:value="435.77" calcext:value-type="float">
            <text:p>435,77</text:p>
          </table:table-cell>
          <table:table-cell office:value-type="float" office:value="0" calcext:value-type="float">
            <text:p>0</text:p>
          </table:table-cell>
          <table:table-cell office:value-type="float" office:value="25.01" calcext:value-type="float">
            <text:p>25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1" calcext:value-type="float">
            <text:p>35,31</text:p>
          </table:table-cell>
          <table:table-cell office:value-type="float" office:value="406.96" calcext:value-type="float">
            <text:p>406,96</text:p>
          </table:table-cell>
          <table:table-cell office:value-type="float" office:value="52.63" calcext:value-type="float">
            <text:p>52,63</text:p>
          </table:table-cell>
          <table:table-cell office:value-type="float" office:value="0" calcext:value-type="float">
            <text:p>0</text:p>
          </table:table-cell>
          <table:table-cell office:value-type="float" office:value="382.17" calcext:value-type="float">
            <text:p>382,17</text:p>
          </table:table-cell>
          <table:table-cell office:value-type="float" office:value="0" calcext:value-type="float">
            <text:p>0</text:p>
          </table:table-cell>
          <table:table-cell office:value-type="float" office:value="38.02" calcext:value-type="float">
            <text:p>38,02</text:p>
          </table:table-cell>
          <table:table-cell office:value-type="float" office:value="0" calcext:value-type="float">
            <text:p>0</text:p>
          </table:table-cell>
          <table:table-cell office:value-type="float" office:value="207.55" calcext:value-type="float">
            <text:p>207,55</text:p>
          </table:table-cell>
          <table:table-cell office:value-type="float" office:value="85.12" calcext:value-type="float">
            <text:p>85,12</text:p>
          </table:table-cell>
          <table:table-cell office:value-type="float" office:value="35.55" calcext:value-type="float">
            <text:p>35,55</text:p>
          </table:table-cell>
          <table:table-cell office:value-type="float" office:value="196.15" calcext:value-type="float">
            <text:p>196,15</text:p>
          </table:table-cell>
          <table:table-cell office:value-type="float" office:value="13.86" calcext:value-type="float">
            <text:p>13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73" calcext:value-type="float">
            <text:p>141,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46" calcext:value-type="float">
            <text:p>9446</text:p>
          </table:table-cell>
          <table:table-cell table:style-name="ce4" office:value-type="float" office:value="47655" calcext:value-type="float">
            <text:p>476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442.33" calcext:value-type="float">
            <text:p>19442,33</text:p>
          </table:table-cell>
          <table:table-cell office:value-type="float" office:value="12366.19" calcext:value-type="float">
            <text:p>12366,19</text:p>
          </table:table-cell>
          <table:table-cell office:value-type="float" office:value="4576.77" calcext:value-type="float">
            <text:p>4576,77</text:p>
          </table:table-cell>
          <table:table-cell office:value-type="float" office:value="1241.67" calcext:value-type="float">
            <text:p>1241,67</text:p>
          </table:table-cell>
          <table:table-cell office:value-type="float" office:value="535.43" calcext:value-type="float">
            <text:p>535,43</text:p>
          </table:table-cell>
          <table:table-cell office:value-type="float" office:value="3373.65" calcext:value-type="float">
            <text:p>3373,65</text:p>
          </table:table-cell>
          <table:table-cell office:value-type="float" office:value="1149.07" calcext:value-type="float">
            <text:p>1149,07</text:p>
          </table:table-cell>
          <table:table-cell office:value-type="float" office:value="983.52" calcext:value-type="float">
            <text:p>983,52</text:p>
          </table:table-cell>
          <table:table-cell office:value-type="float" office:value="596.03" calcext:value-type="float">
            <text:p>596,03</text:p>
          </table:table-cell>
          <table:table-cell office:value-type="float" office:value="0" calcext:value-type="float">
            <text:p>0</text:p>
          </table:table-cell>
          <table:table-cell office:value-type="float" office:value="471.08" calcext:value-type="float">
            <text:p>471,08</text:p>
          </table:table-cell>
          <table:table-cell office:value-type="float" office:value="1791.41" calcext:value-type="float">
            <text:p>1791,41</text:p>
          </table:table-cell>
          <table:table-cell office:value-type="float" office:value="1182.57" calcext:value-type="float">
            <text:p>1182,57</text:p>
          </table:table-cell>
          <table:table-cell office:value-type="float" office:value="14939.47" calcext:value-type="float">
            <text:p>14939,47</text:p>
          </table:table-cell>
          <table:table-cell office:value-type="float" office:value="0" calcext:value-type="float">
            <text:p>0</text:p>
          </table:table-cell>
          <table:table-cell office:value-type="float" office:value="2390.52" calcext:value-type="float">
            <text:p>2390,52</text:p>
          </table:table-cell>
          <table:table-cell office:value-type="float" office:value="0" calcext:value-type="float">
            <text:p>0</text:p>
          </table:table-cell>
          <table:table-cell office:value-type="float" office:value="288.65" calcext:value-type="float">
            <text:p>288,65</text:p>
          </table:table-cell>
          <table:table-cell office:value-type="float" office:value="923.08" calcext:value-type="float">
            <text:p>923,08</text:p>
          </table:table-cell>
          <table:table-cell office:value-type="float" office:value="13891.96" calcext:value-type="float">
            <text:p>13891,96</text:p>
          </table:table-cell>
          <table:table-cell office:value-type="float" office:value="3079.88" calcext:value-type="float">
            <text:p>3079,88</text:p>
          </table:table-cell>
          <table:table-cell office:value-type="float" office:value="1156.38" calcext:value-type="float">
            <text:p>1156,38</text:p>
          </table:table-cell>
          <table:table-cell office:value-type="float" office:value="48.76" calcext:value-type="float">
            <text:p>48,76</text:p>
          </table:table-cell>
          <table:table-cell office:value-type="float" office:value="422.77" calcext:value-type="float">
            <text:p>422,77</text:p>
          </table:table-cell>
          <table:table-cell office:value-type="float" office:value="142.87" calcext:value-type="float">
            <text:p>142,87</text:p>
          </table:table-cell>
          <table:table-cell office:value-type="float" office:value="187.88" calcext:value-type="float">
            <text:p>187,88</text:p>
          </table:table-cell>
          <table:table-cell office:value-type="float" office:value="0" calcext:value-type="float">
            <text:p>0</text:p>
          </table:table-cell>
          <table:table-cell office:value-type="float" office:value="422.57" calcext:value-type="float">
            <text:p>422,57</text:p>
          </table:table-cell>
          <table:table-cell office:value-type="float" office:value="1.32" calcext:value-type="float">
            <text:p>1,32</text:p>
          </table:table-cell>
          <table:table-cell office:value-type="float" office:value="722.58" calcext:value-type="float">
            <text:p>722,58</text:p>
          </table:table-cell>
          <table:table-cell table:style-name="ce4" office:value-type="float" office:value="16757" calcext:value-type="float">
            <text:p>16757</text:p>
          </table:table-cell>
          <table:table-cell table:style-name="ce4" office:value-type="float" office:value="80592" calcext:value-type="float">
            <text:p>805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7.31" calcext:value-type="float">
            <text:p>67,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3.88" calcext:value-type="float">
            <text:p>323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.22" calcext:value-type="float">
            <text:p>538,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78" calcext:value-type="float">
            <text:p>9,78</text:p>
          </table:table-cell>
          <table:table-cell office:value-type="float" office:value="93.24" calcext:value-type="float">
            <text:p>93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19" calcext:value-type="float">
            <text:p>379,19</text:p>
          </table:table-cell>
          <table:table-cell table:style-name="ce4" office:value-type="float" office:value="9457" calcext:value-type="float">
            <text:p>9457</text:p>
          </table:table-cell>
          <table:table-cell table:style-name="ce4" office:value-type="float" office:value="48680" calcext:value-type="float">
            <text:p>486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41.38" calcext:value-type="float">
            <text:p>2941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99" calcext:value-type="float">
            <text:p>15,99</text:p>
          </table:table-cell>
          <table:table-cell office:value-type="float" office:value="29.35" calcext:value-type="float">
            <text:p>29,35</text:p>
          </table:table-cell>
          <table:table-cell office:value-type="float" office:value="4353.6" calcext:value-type="float">
            <text:p>4353,6</text:p>
          </table:table-cell>
          <table:table-cell office:value-type="float" office:value="1009.32" calcext:value-type="float">
            <text:p>1009,32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4" office:value-type="float" office:value="10491" calcext:value-type="float">
            <text:p>10491</text:p>
          </table:table-cell>
          <table:table-cell table:style-name="ce4" office:value-type="float" office:value="50770" calcext:value-type="float">
            <text:p>507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2525.68" calcext:value-type="float">
            <text:p>72525,68</text:p>
          </table:table-cell>
          <table:table-cell office:value-type="float" office:value="48784.39" calcext:value-type="float">
            <text:p>48784,39</text:p>
          </table:table-cell>
          <table:table-cell office:value-type="float" office:value="28614.03" calcext:value-type="float">
            <text:p>28614,03</text:p>
          </table:table-cell>
          <table:table-cell office:value-type="float" office:value="0" calcext:value-type="float">
            <text:p>0</text:p>
          </table:table-cell>
          <table:table-cell office:value-type="float" office:value="68365.22" calcext:value-type="float">
            <text:p>68365,22</text:p>
          </table:table-cell>
          <table:table-cell office:value-type="float" office:value="1349" calcext:value-type="float">
            <text:p>1349</text:p>
          </table:table-cell>
          <table:table-cell office:value-type="float" office:value="531.66" calcext:value-type="float">
            <text:p>531,66</text:p>
          </table:table-cell>
          <table:table-cell office:value-type="float" office:value="3045.41" calcext:value-type="float">
            <text:p>3045,41</text:p>
          </table:table-cell>
          <table:table-cell office:value-type="float" office:value="3697.33" calcext:value-type="float">
            <text:p>3697,33</text:p>
          </table:table-cell>
          <table:table-cell office:value-type="float" office:value="0" calcext:value-type="float">
            <text:p>0</text:p>
          </table:table-cell>
          <table:table-cell office:value-type="float" office:value="1722.74" calcext:value-type="float">
            <text:p>1722,74</text:p>
          </table:table-cell>
          <table:table-cell office:value-type="float" office:value="45.13" calcext:value-type="float">
            <text:p>45,13</text:p>
          </table:table-cell>
          <table:table-cell office:value-type="float" office:value="290.56" calcext:value-type="float">
            <text:p>290,56</text:p>
          </table:table-cell>
          <table:table-cell office:value-type="float" office:value="33972.61" calcext:value-type="float">
            <text:p>33972,61</text:p>
          </table:table-cell>
          <table:table-cell office:value-type="float" office:value="0" calcext:value-type="float">
            <text:p>0</text:p>
          </table:table-cell>
          <table:table-cell office:value-type="float" office:value="155.07" calcext:value-type="float">
            <text:p>155,07</text:p>
          </table:table-cell>
          <table:table-cell office:value-type="float" office:value="0" calcext:value-type="float">
            <text:p>0</text:p>
          </table:table-cell>
          <table:table-cell office:value-type="float" office:value="149.32" calcext:value-type="float">
            <text:p>149,32</text:p>
          </table:table-cell>
          <table:table-cell office:value-type="float" office:value="860.09" calcext:value-type="float">
            <text:p>860,09</text:p>
          </table:table-cell>
          <table:table-cell office:value-type="float" office:value="75050.8" calcext:value-type="float">
            <text:p>75050,8</text:p>
          </table:table-cell>
          <table:table-cell office:value-type="float" office:value="5461.44" calcext:value-type="float">
            <text:p>5461,44</text:p>
          </table:table-cell>
          <table:table-cell office:value-type="float" office:value="75837.26" calcext:value-type="float">
            <text:p>75837,26</text:p>
          </table:table-cell>
          <table:table-cell office:value-type="float" office:value="4819.96" calcext:value-type="float">
            <text:p>4819,96</text:p>
          </table:table-cell>
          <table:table-cell office:value-type="float" office:value="416.96" calcext:value-type="float">
            <text:p>416,96</text:p>
          </table:table-cell>
          <table:table-cell office:value-type="float" office:value="0" calcext:value-type="float">
            <text:p>0</text:p>
          </table:table-cell>
          <table:table-cell office:value-type="float" office:value="3093.27" calcext:value-type="float">
            <text:p>3093,27</text:p>
          </table:table-cell>
          <table:table-cell office:value-type="float" office:value="0" calcext:value-type="float">
            <text:p>0</text:p>
          </table:table-cell>
          <table:table-cell office:value-type="float" office:value="65.67" calcext:value-type="float">
            <text:p>65,67</text:p>
          </table:table-cell>
          <table:table-cell office:value-type="float" office:value="0" calcext:value-type="float">
            <text:p>0</text:p>
          </table:table-cell>
          <table:table-cell office:value-type="float" office:value="1189.51" calcext:value-type="float">
            <text:p>1189,51</text:p>
          </table:table-cell>
          <table:table-cell table:style-name="ce4" office:value-type="float" office:value="39647" calcext:value-type="float">
            <text:p>39647</text:p>
          </table:table-cell>
          <table:table-cell table:style-name="ce4" office:value-type="float" office:value="122758" calcext:value-type="float">
            <text:p>1227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21.86" calcext:value-type="float">
            <text:p>621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54.56" calcext:value-type="float">
            <text:p>154,56</text:p>
          </table:table-cell>
          <table:table-cell office:value-type="float" office:value="84.56" calcext:value-type="float">
            <text:p>84,56</text:p>
          </table:table-cell>
          <table:table-cell office:value-type="float" office:value="2442.81" calcext:value-type="float">
            <text:p>2442,81</text:p>
          </table:table-cell>
          <table:table-cell office:value-type="float" office:value="17.08" calcext:value-type="float">
            <text:p>17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.41" calcext:value-type="float">
            <text:p>257,41</text:p>
          </table:table-cell>
          <table:table-cell office:value-type="float" office:value="2.68" calcext:value-type="float">
            <text:p>2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.15" calcext:value-type="float">
            <text:p>49,15</text:p>
          </table:table-cell>
          <table:table-cell office:value-type="float" office:value="432.54" calcext:value-type="float">
            <text:p>432,54</text:p>
          </table:table-cell>
          <table:table-cell office:value-type="float" office:value="2072.35" calcext:value-type="float">
            <text:p>2072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3" calcext:value-type="float">
            <text:p>94,83</text:p>
          </table:table-cell>
          <table:table-cell office:value-type="float" office:value="0" calcext:value-type="float">
            <text:p>0</text:p>
          </table:table-cell>
          <table:table-cell office:value-type="float" office:value="-52.16" calcext:value-type="float">
            <text:p>-52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.76" calcext:value-type="float">
            <text:p>701,76</text:p>
          </table:table-cell>
          <table:table-cell table:style-name="ce4" office:value-type="float" office:value="10178" calcext:value-type="float">
            <text:p>10178</text:p>
          </table:table-cell>
          <table:table-cell table:style-name="ce4" office:value-type="float" office:value="52288" calcext:value-type="float">
            <text:p>522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15.99" calcext:value-type="float">
            <text:p>1815,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.62" calcext:value-type="float">
            <text:p>208,62</text:p>
          </table:table-cell>
          <table:table-cell office:value-type="float" office:value="3230.55" calcext:value-type="float">
            <text:p>3230,55</text:p>
          </table:table-cell>
          <table:table-cell office:value-type="float" office:value="145.42" calcext:value-type="float">
            <text:p>145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7" calcext:value-type="float">
            <text:p>2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23" calcext:value-type="float">
            <text:p>98,23</text:p>
          </table:table-cell>
          <table:table-cell office:value-type="float" office:value="0" calcext:value-type="float">
            <text:p>0</text:p>
          </table:table-cell>
          <table:table-cell office:value-type="float" office:value="1480.2" calcext:value-type="float">
            <text:p>148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95.05" calcext:value-type="float">
            <text:p>4695,05</text:p>
          </table:table-cell>
          <table:table-cell table:style-name="ce4" office:value-type="float" office:value="11929" calcext:value-type="float">
            <text:p>11929</text:p>
          </table:table-cell>
          <table:table-cell table:style-name="ce4" office:value-type="float" office:value="70041" calcext:value-type="float">
            <text:p>700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32.94" calcext:value-type="float">
            <text:p>3932,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90.17" calcext:value-type="float">
            <text:p>1690,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7.7" calcext:value-type="float">
            <text:p>467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50408" calcext:value-type="float">
            <text:p>504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84.18" calcext:value-type="float">
            <text:p>1684,18</text:p>
          </table:table-cell>
          <table:table-cell office:value-type="float" office:value="0" calcext:value-type="float">
            <text:p>0</text:p>
          </table:table-cell>
          <table:table-cell office:value-type="float" office:value="104.53" calcext:value-type="float">
            <text:p>104,53</text:p>
          </table:table-cell>
          <table:table-cell office:value-type="float" office:value="121.24" calcext:value-type="float">
            <text:p>121,24</text:p>
          </table:table-cell>
          <table:table-cell office:value-type="float" office:value="0" calcext:value-type="float">
            <text:p>0</text:p>
          </table:table-cell>
          <table:table-cell office:value-type="float" office:value="16934.23" calcext:value-type="float">
            <text:p>16934,23</text:p>
          </table:table-cell>
          <table:table-cell office:value-type="float" office:value="233.95" calcext:value-type="float">
            <text:p>233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54" calcext:value-type="float">
            <text:p>79,54</text:p>
          </table:table-cell>
          <table:table-cell office:value-type="float" office:value="13204.55" calcext:value-type="float">
            <text:p>1320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0" calcext:value-type="float">
            <text:p>0</text:p>
          </table:table-cell>
          <table:table-cell office:value-type="float" office:value="29.67" calcext:value-type="float">
            <text:p>29,67</text:p>
          </table:table-cell>
          <table:table-cell office:value-type="float" office:value="0" calcext:value-type="float">
            <text:p>0</text:p>
          </table:table-cell>
          <table:table-cell office:value-type="float" office:value="10453.18" calcext:value-type="float">
            <text:p>10453,18</text:p>
          </table:table-cell>
          <table:table-cell office:value-type="float" office:value="285.48" calcext:value-type="float">
            <text:p>285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.79" calcext:value-type="float">
            <text:p>781,79</text:p>
          </table:table-cell>
          <table:table-cell office:value-type="float" office:value="80.12" calcext:value-type="float">
            <text:p>8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8" calcext:value-type="float">
            <text:p>21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097" calcext:value-type="float">
            <text:p>13097</text:p>
          </table:table-cell>
          <table:table-cell table:style-name="ce4" office:value-type="float" office:value="63533" calcext:value-type="float">
            <text:p>635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7.32" calcext:value-type="float">
            <text:p>247,32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" calcext:value-type="float">
            <text:p>93,7</text:p>
          </table:table-cell>
          <table:table-cell office:value-type="float" office:value="12.64" calcext:value-type="float">
            <text:p>12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.36" calcext:value-type="float">
            <text:p>67,36</text:p>
          </table:table-cell>
          <table:table-cell office:value-type="float" office:value="87.45" calcext:value-type="float">
            <text:p>87,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.41" calcext:value-type="float">
            <text:p>50,41</text:p>
          </table:table-cell>
          <table:table-cell office:value-type="float" office:value="403.36" calcext:value-type="float">
            <text:p>403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93" calcext:value-type="float">
            <text:p>223,9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316" calcext:value-type="float">
            <text:p>9316</text:p>
          </table:table-cell>
          <table:table-cell table:style-name="ce4" office:value-type="float" office:value="47212" calcext:value-type="float">
            <text:p>472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.88" calcext:value-type="float">
            <text:p>116,88</text:p>
          </table:table-cell>
          <table:table-cell office:value-type="float" office:value="3694.31" calcext:value-type="float">
            <text:p>3694,31</text:p>
          </table:table-cell>
          <table:table-cell office:value-type="float" office:value="39967.23" calcext:value-type="float">
            <text:p>39967,23</text:p>
          </table:table-cell>
          <table:table-cell office:value-type="float" office:value="83761.02" calcext:value-type="float">
            <text:p>83761,02</text:p>
          </table:table-cell>
          <table:table-cell office:value-type="float" office:value="0" calcext:value-type="float">
            <text:p>0</text:p>
          </table:table-cell>
          <table:table-cell office:value-type="float" office:value="481.49" calcext:value-type="float">
            <text:p>481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625.06" calcext:value-type="float">
            <text:p>37625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57" calcext:value-type="float">
            <text:p>10,57</text:p>
          </table:table-cell>
          <table:table-cell office:value-type="float" office:value="5410.26" calcext:value-type="float">
            <text:p>5410,26</text:p>
          </table:table-cell>
          <table:table-cell office:value-type="float" office:value="6.83" calcext:value-type="float">
            <text:p>6,83</text:p>
          </table:table-cell>
          <table:table-cell office:value-type="float" office:value="88.94" calcext:value-type="float">
            <text:p>88,94</text:p>
          </table:table-cell>
          <table:table-cell office:value-type="float" office:value="4056.76" calcext:value-type="float">
            <text:p>4056,76</text:p>
          </table:table-cell>
          <table:table-cell office:value-type="float" office:value="23734.17" calcext:value-type="float">
            <text:p>23734,17</text:p>
          </table:table-cell>
          <table:table-cell office:value-type="float" office:value="1346.18" calcext:value-type="float">
            <text:p>1346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2.4" calcext:value-type="float">
            <text:p>512,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3019" calcext:value-type="float">
            <text:p>33019</text:p>
          </table:table-cell>
          <table:table-cell table:style-name="ce4" office:value-type="float" office:value="133263" calcext:value-type="float">
            <text:p>1332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94.24" calcext:value-type="float">
            <text:p>94,24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,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95" calcext:value-type="float">
            <text:p>6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8" calcext:value-type="float">
            <text:p>170,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27" calcext:value-type="float">
            <text:p>9227</text:p>
          </table:table-cell>
          <table:table-cell table:style-name="ce4" office:value-type="float" office:value="46651" calcext:value-type="float">
            <text:p>466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3734.61" calcext:value-type="float">
            <text:p>23734,61</text:p>
          </table:table-cell>
          <table:table-cell office:value-type="float" office:value="1643.75" calcext:value-type="float">
            <text:p>1643,75</text:p>
          </table:table-cell>
          <table:table-cell office:value-type="float" office:value="737.61" calcext:value-type="float">
            <text:p>737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58" calcext:value-type="float">
            <text:p>158,58</text:p>
          </table:table-cell>
          <table:table-cell office:value-type="float" office:value="1001.21" calcext:value-type="float">
            <text:p>1001,21</text:p>
          </table:table-cell>
          <table:table-cell office:value-type="float" office:value="708.78" calcext:value-type="float">
            <text:p>708,78</text:p>
          </table:table-cell>
          <table:table-cell office:value-type="float" office:value="1546.83" calcext:value-type="float">
            <text:p>1546,83</text:p>
          </table:table-cell>
          <table:table-cell office:value-type="float" office:value="0" calcext:value-type="float">
            <text:p>0</text:p>
          </table:table-cell>
          <table:table-cell office:value-type="float" office:value="1962.66" calcext:value-type="float">
            <text:p>1962,66</text:p>
          </table:table-cell>
          <table:table-cell office:value-type="float" office:value="58.29" calcext:value-type="float">
            <text:p>58,29</text:p>
          </table:table-cell>
          <table:table-cell office:value-type="float" office:value="0" calcext:value-type="float">
            <text:p>0</text:p>
          </table:table-cell>
          <table:table-cell office:value-type="float" office:value="800.75" calcext:value-type="float">
            <text:p>800,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.86" calcext:value-type="float">
            <text:p>247,86</text:p>
          </table:table-cell>
          <table:table-cell office:value-type="float" office:value="0" calcext:value-type="float">
            <text:p>0</text:p>
          </table:table-cell>
          <table:table-cell office:value-type="float" office:value="119689.86" calcext:value-type="float">
            <text:p>1196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.91" calcext:value-type="float">
            <text:p>1210,91</text:p>
          </table:table-cell>
          <table:table-cell office:value-type="float" office:value="51.84" calcext:value-type="float">
            <text:p>51,84</text:p>
          </table:table-cell>
          <table:table-cell office:value-type="float" office:value="0" calcext:value-type="float">
            <text:p>0</text:p>
          </table:table-cell>
          <table:table-cell office:value-type="float" office:value="6085.15" calcext:value-type="float">
            <text:p>6085,15</text:p>
          </table:table-cell>
          <table:table-cell office:value-type="float" office:value="0" calcext:value-type="float">
            <text:p>0</text:p>
          </table:table-cell>
          <table:table-cell office:value-type="float" office:value="552.99" calcext:value-type="float">
            <text:p>552,99</text:p>
          </table:table-cell>
          <table:table-cell office:value-type="float" office:value="0" calcext:value-type="float">
            <text:p>0</text:p>
          </table:table-cell>
          <table:table-cell office:value-type="float" office:value="592.01" calcext:value-type="float">
            <text:p>592,01</text:p>
          </table:table-cell>
          <table:table-cell table:style-name="ce4" office:value-type="float" office:value="15218" calcext:value-type="float">
            <text:p>15218</text:p>
          </table:table-cell>
          <table:table-cell table:style-name="ce4" office:value-type="float" office:value="44569" calcext:value-type="float">
            <text:p>445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25.02" calcext:value-type="float">
            <text:p>3025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73.13" calcext:value-type="float">
            <text:p>1973,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29" calcext:value-type="float">
            <text:p>58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680" calcext:value-type="float">
            <text:p>9680</text:p>
          </table:table-cell>
          <table:table-cell table:style-name="ce4" office:value-type="float" office:value="48847" calcext:value-type="float">
            <text:p>488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.94" calcext:value-type="float">
            <text:p>80,94</text:p>
          </table:table-cell>
          <table:table-cell office:value-type="float" office:value="0" calcext:value-type="float">
            <text:p>0</text:p>
          </table:table-cell>
          <table:table-cell office:value-type="float" office:value="376.97" calcext:value-type="float">
            <text:p>376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5.16" calcext:value-type="float">
            <text:p>5325,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81.31" calcext:value-type="float">
            <text:p>281,31</text:p>
          </table:table-cell>
          <table:table-cell office:value-type="float" office:value="87.19" calcext:value-type="float">
            <text:p>87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6" calcext:value-type="float">
            <text:p>41,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975" calcext:value-type="float">
            <text:p>9975</text:p>
          </table:table-cell>
          <table:table-cell table:style-name="ce4" office:value-type="float" office:value="50666" calcext:value-type="float">
            <text:p>506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80.1" calcext:value-type="float">
            <text:p>18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.94" calcext:value-type="float">
            <text:p>186,9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178" calcext:value-type="float">
            <text:p>9178</text:p>
          </table:table-cell>
          <table:table-cell table:style-name="ce4" office:value-type="float" office:value="46601" calcext:value-type="float">
            <text:p>466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9.95" calcext:value-type="float">
            <text:p>29,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4.41" calcext:value-type="float">
            <text:p>114,4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149" calcext:value-type="float">
            <text:p>9149</text:p>
          </table:table-cell>
          <table:table-cell table:style-name="ce4" office:value-type="float" office:value="46413" calcext:value-type="float">
            <text:p>464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.96" calcext:value-type="float">
            <text:p>183,96</text:p>
          </table:table-cell>
          <table:table-cell office:value-type="float" office:value="17459.9" calcext:value-type="float">
            <text:p>17459,9</text:p>
          </table:table-cell>
          <table:table-cell office:value-type="float" office:value="7943.98" calcext:value-type="float">
            <text:p>7943,98</text:p>
          </table:table-cell>
          <table:table-cell office:value-type="float" office:value="38.45" calcext:value-type="float">
            <text:p>38,45</text:p>
          </table:table-cell>
          <table:table-cell office:value-type="float" office:value="136.21" calcext:value-type="float">
            <text:p>136,21</text:p>
          </table:table-cell>
          <table:table-cell office:value-type="float" office:value="850.32" calcext:value-type="float">
            <text:p>850,32</text:p>
          </table:table-cell>
          <table:table-cell office:value-type="float" office:value="0" calcext:value-type="float">
            <text:p>0</text:p>
          </table:table-cell>
          <table:table-cell office:value-type="float" office:value="1412.74" calcext:value-type="float">
            <text:p>1412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.46" calcext:value-type="float">
            <text:p>8504,46</text:p>
          </table:table-cell>
          <table:table-cell office:value-type="float" office:value="0" calcext:value-type="float">
            <text:p>0</text:p>
          </table:table-cell>
          <table:table-cell office:value-type="float" office:value="128.83" calcext:value-type="float">
            <text:p>128,83</text:p>
          </table:table-cell>
          <table:table-cell office:value-type="float" office:value="0" calcext:value-type="float">
            <text:p>0</text:p>
          </table:table-cell>
          <table:table-cell office:value-type="float" office:value="3150.26" calcext:value-type="float">
            <text:p>3150,26</text:p>
          </table:table-cell>
          <table:table-cell office:value-type="float" office:value="0" calcext:value-type="float">
            <text:p>0</text:p>
          </table:table-cell>
          <table:table-cell office:value-type="float" office:value="131.78" calcext:value-type="float">
            <text:p>131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8.58" calcext:value-type="float">
            <text:p>4468,58</text:p>
          </table:table-cell>
          <table:table-cell office:value-type="float" office:value="17520.18" calcext:value-type="float">
            <text:p>17520,18</text:p>
          </table:table-cell>
          <table:table-cell office:value-type="float" office:value="2638.24" calcext:value-type="float">
            <text:p>2638,24</text:p>
          </table:table-cell>
          <table:table-cell office:value-type="float" office:value="57.43" calcext:value-type="float">
            <text:p>57,43</text:p>
          </table:table-cell>
          <table:table-cell office:value-type="float" office:value="0" calcext:value-type="float">
            <text:p>0</text:p>
          </table:table-cell>
          <table:table-cell office:value-type="float" office:value="120.72" calcext:value-type="float">
            <text:p>120,72</text:p>
          </table:table-cell>
          <table:table-cell office:value-type="float" office:value="0" calcext:value-type="float">
            <text:p>0</text:p>
          </table:table-cell>
          <table:table-cell office:value-type="float" office:value="201.06" calcext:value-type="float">
            <text:p>201,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163" calcext:value-type="float">
            <text:p>14163</text:p>
          </table:table-cell>
          <table:table-cell table:style-name="ce4" office:value-type="float" office:value="84313" calcext:value-type="float">
            <text:p>843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0.85" calcext:value-type="float">
            <text:p>730,85</text:p>
          </table:table-cell>
          <table:table-cell office:value-type="float" office:value="2127.63" calcext:value-type="float">
            <text:p>2127,63</text:p>
          </table:table-cell>
          <table:table-cell office:value-type="float" office:value="2145.46" calcext:value-type="float">
            <text:p>2145,46</text:p>
          </table:table-cell>
          <table:table-cell office:value-type="float" office:value="209.22" calcext:value-type="float">
            <text:p>209,22</text:p>
          </table:table-cell>
          <table:table-cell office:value-type="float" office:value="0" calcext:value-type="float">
            <text:p>0</text:p>
          </table:table-cell>
          <table:table-cell office:value-type="float" office:value="825.31" calcext:value-type="float">
            <text:p>825,31</text:p>
          </table:table-cell>
          <table:table-cell office:value-type="float" office:value="1462.94" calcext:value-type="float">
            <text:p>1462,94</text:p>
          </table:table-cell>
          <table:table-cell office:value-type="float" office:value="0" calcext:value-type="float">
            <text:p>0</text:p>
          </table:table-cell>
          <table:table-cell office:value-type="float" office:value="12.19" calcext:value-type="float">
            <text:p>12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58" calcext:value-type="float">
            <text:p>108,58</text:p>
          </table:table-cell>
          <table:table-cell office:value-type="float" office:value="33.96" calcext:value-type="float">
            <text:p>33,96</text:p>
          </table:table-cell>
          <table:table-cell office:value-type="float" office:value="1670.17" calcext:value-type="float">
            <text:p>1670,17</text:p>
          </table:table-cell>
          <table:table-cell office:value-type="float" office:value="0" calcext:value-type="float">
            <text:p>0</text:p>
          </table:table-cell>
          <table:table-cell office:value-type="float" office:value="108.75" calcext:value-type="float">
            <text:p>108,75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0" calcext:value-type="float">
            <text:p>0</text:p>
          </table:table-cell>
          <table:table-cell office:value-type="float" office:value="3186.71" calcext:value-type="float">
            <text:p>3186,71</text:p>
          </table:table-cell>
          <table:table-cell office:value-type="float" office:value="345.65" calcext:value-type="float">
            <text:p>345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.87" calcext:value-type="float">
            <text:p>641,87</text:p>
          </table:table-cell>
          <table:table-cell office:value-type="float" office:value="0" calcext:value-type="float">
            <text:p>0</text:p>
          </table:table-cell>
          <table:table-cell office:value-type="float" office:value="157.38" calcext:value-type="float">
            <text:p>157,38</text:p>
          </table:table-cell>
          <table:table-cell office:value-type="float" office:value="0" calcext:value-type="float">
            <text:p>0</text:p>
          </table:table-cell>
          <table:table-cell office:value-type="float" office:value="25.74" calcext:value-type="float">
            <text:p>25,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328" calcext:value-type="float">
            <text:p>3328</text:p>
          </table:table-cell>
          <table:table-cell table:style-name="ce4" office:value-type="float" office:value="9568" calcext:value-type="float">
            <text:p>95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1.04" calcext:value-type="float">
            <text:p>1601,04</text:p>
          </table:table-cell>
          <table:table-cell office:value-type="float" office:value="406.67" calcext:value-type="float">
            <text:p>406,67</text:p>
          </table:table-cell>
          <table:table-cell office:value-type="float" office:value="399.42" calcext:value-type="float">
            <text:p>399,42</text:p>
          </table:table-cell>
          <table:table-cell office:value-type="float" office:value="77.53" calcext:value-type="float">
            <text:p>77,53</text:p>
          </table:table-cell>
          <table:table-cell office:value-type="float" office:value="0" calcext:value-type="float">
            <text:p>0</text:p>
          </table:table-cell>
          <table:table-cell office:value-type="float" office:value="12734.17" calcext:value-type="float">
            <text:p>12734,17</text:p>
          </table:table-cell>
          <table:table-cell office:value-type="float" office:value="380.93" calcext:value-type="float">
            <text:p>380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67.21" calcext:value-type="float">
            <text:p>12367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28" calcext:value-type="float">
            <text:p>38,28</text:p>
          </table:table-cell>
          <table:table-cell office:value-type="float" office:value="0" calcext:value-type="float">
            <text:p>0</text:p>
          </table:table-cell>
          <table:table-cell office:value-type="float" office:value="2634.88" calcext:value-type="float">
            <text:p>2634,88</text:p>
          </table:table-cell>
          <table:table-cell office:value-type="float" office:value="402.34" calcext:value-type="float">
            <text:p>402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07" calcext:value-type="float">
            <text:p>175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34" calcext:value-type="float">
            <text:p>31,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104" calcext:value-type="float">
            <text:p>12104</text:p>
          </table:table-cell>
          <table:table-cell table:style-name="ce4" office:value-type="float" office:value="59807" calcext:value-type="float">
            <text:p>598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21.61" calcext:value-type="float">
            <text:p>7721,61</text:p>
          </table:table-cell>
          <table:table-cell office:value-type="float" office:value="0" calcext:value-type="float">
            <text:p>0</text:p>
          </table:table-cell>
          <table:table-cell office:value-type="float" office:value="473.99" calcext:value-type="float">
            <text:p>473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8" calcext:value-type="float">
            <text:p>90,58</text:p>
          </table:table-cell>
          <table:table-cell office:value-type="float" office:value="0" calcext:value-type="float">
            <text:p>0</text:p>
          </table:table-cell>
          <table:table-cell office:value-type="float" office:value="36.59" calcext:value-type="float">
            <text:p>3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.41" calcext:value-type="float">
            <text:p>633,41</text:p>
          </table:table-cell>
          <table:table-cell office:value-type="float" office:value="0" calcext:value-type="float">
            <text:p>0</text:p>
          </table:table-cell>
          <table:table-cell office:value-type="float" office:value="2541.92" calcext:value-type="float">
            <text:p>2541,92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3" calcext:value-type="float">
            <text:p>253,3</text:p>
          </table:table-cell>
          <table:table-cell office:value-type="float" office:value="55.42" calcext:value-type="float">
            <text:p>55,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578" calcext:value-type="float">
            <text:p>9578</text:p>
          </table:table-cell>
          <table:table-cell table:style-name="ce4" office:value-type="float" office:value="43564" calcext:value-type="float">
            <text:p>435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9.75" calcext:value-type="float">
            <text:p>959,75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6.34" calcext:value-type="float">
            <text:p>2406,34</text:p>
          </table:table-cell>
          <table:table-cell office:value-type="float" office:value="289.44" calcext:value-type="float">
            <text:p>289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88.67" calcext:value-type="float">
            <text:p>6488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6" calcext:value-type="float">
            <text:p>5,26</text:p>
          </table:table-cell>
          <table:table-cell office:value-type="float" office:value="0" calcext:value-type="float">
            <text:p>0</text:p>
          </table:table-cell>
          <table:table-cell office:value-type="float" office:value="2914.78" calcext:value-type="float">
            <text:p>2914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.62" calcext:value-type="float">
            <text:p>537,6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0337" calcext:value-type="float">
            <text:p>10337</text:p>
          </table:table-cell>
          <table:table-cell table:style-name="ce4" office:value-type="float" office:value="51078" calcext:value-type="float">
            <text:p>510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26" calcext:value-type="float">
            <text:p>93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.01" calcext:value-type="float">
            <text:p>3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36" calcext:value-type="float">
            <text:p>69,36</text:p>
          </table:table-cell>
          <table:table-cell office:value-type="float" office:value="43.31" calcext:value-type="float">
            <text:p>43,3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9188" calcext:value-type="float">
            <text:p>9188</text:p>
          </table:table-cell>
          <table:table-cell table:style-name="ce4" office:value-type="float" office:value="46483" calcext:value-type="float">
            <text:p>464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9.82" calcext:value-type="float">
            <text:p>409,8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2.07" calcext:value-type="float">
            <text:p>22,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.28" calcext:value-type="float">
            <text:p>10,28</text:p>
          </table:table-cell>
          <table:table-cell table:style-name="ce4" office:value-type="float" office:value="9200" calcext:value-type="float">
            <text:p>9200</text:p>
          </table:table-cell>
          <table:table-cell table:style-name="ce4" office:value-type="float" office:value="46671" calcext:value-type="float">
            <text:p>466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1.96" calcext:value-type="float">
            <text:p>121,96</text:p>
          </table:table-cell>
          <table:table-cell office:value-type="float" office:value="636.97" calcext:value-type="float">
            <text:p>636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.04" calcext:value-type="float">
            <text:p>566,04</text:p>
          </table:table-cell>
          <table:table-cell office:value-type="float" office:value="99.46" calcext:value-type="float">
            <text:p>99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.74" calcext:value-type="float">
            <text:p>343,74</text:p>
          </table:table-cell>
          <table:table-cell office:value-type="float" office:value="10.47" calcext:value-type="float">
            <text:p>10,47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1" calcext:value-type="float">
            <text:p>13,7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349" calcext:value-type="float">
            <text:p>9349</text:p>
          </table:table-cell>
          <table:table-cell table:style-name="ce4" office:value-type="float" office:value="47579" calcext:value-type="float">
            <text:p>475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3.27" calcext:value-type="float">
            <text:p>123,27</text:p>
          </table:table-cell>
          <table:table-cell office:value-type="float" office:value="0" calcext:value-type="float">
            <text:p>0</text:p>
          </table:table-cell>
          <table:table-cell office:value-type="float" office:value="709.97" calcext:value-type="float">
            <text:p>709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87" calcext:value-type="float">
            <text:p>40,87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63.93" calcext:value-type="float">
            <text:p>63,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8" calcext:value-type="float">
            <text:p>8,48</text:p>
          </table:table-cell>
          <table:table-cell office:value-type="float" office:value="0" calcext:value-type="float">
            <text:p>0</text:p>
          </table:table-cell>
          <table:table-cell office:value-type="float" office:value="9.37" calcext:value-type="float">
            <text:p>9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6" calcext:value-type="float">
            <text:p>51,0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259" calcext:value-type="float">
            <text:p>9259</text:p>
          </table:table-cell>
          <table:table-cell table:style-name="ce4" office:value-type="float" office:value="47389" calcext:value-type="float">
            <text:p>473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58.87" calcext:value-type="float">
            <text:p>658,87</text:p>
          </table:table-cell>
          <table:table-cell office:value-type="float" office:value="11.14" calcext:value-type="float">
            <text:p>11,14</text:p>
          </table:table-cell>
          <table:table-cell office:value-type="float" office:value="464.76" calcext:value-type="float">
            <text:p>464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11" calcext:value-type="float">
            <text:p>40,11</text:p>
          </table:table-cell>
          <table:table-cell office:value-type="float" office:value="69.14" calcext:value-type="float">
            <text:p>69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6" calcext:value-type="float">
            <text:p>41,96</text:p>
          </table:table-cell>
          <table:table-cell office:value-type="float" office:value="43.33" calcext:value-type="float">
            <text:p>43,33</text:p>
          </table:table-cell>
          <table:table-cell office:value-type="float" office:value="0" calcext:value-type="float">
            <text:p>0</text:p>
          </table:table-cell>
          <table:table-cell office:value-type="float" office:value="394.98" calcext:value-type="float">
            <text:p>394,98</text:p>
          </table:table-cell>
          <table:table-cell office:value-type="float" office:value="0" calcext:value-type="float">
            <text:p>0</text:p>
          </table:table-cell>
          <table:table-cell office:value-type="float" office:value="182.49" calcext:value-type="float">
            <text:p>182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.92" calcext:value-type="float">
            <text:p>633,92</text:p>
          </table:table-cell>
          <table:table-cell office:value-type="float" office:value="795.82" calcext:value-type="float">
            <text:p>795,82</text:p>
          </table:table-cell>
          <table:table-cell office:value-type="float" office:value="473.08" calcext:value-type="float">
            <text:p>473,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61.81" calcext:value-type="float">
            <text:p>61,81</text:p>
          </table:table-cell>
          <table:table-cell table:style-name="ce4" office:value-type="float" office:value="9578" calcext:value-type="float">
            <text:p>9578</text:p>
          </table:table-cell>
          <table:table-cell table:style-name="ce4" office:value-type="float" office:value="50048" calcext:value-type="float">
            <text:p>500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80.08" calcext:value-type="float">
            <text:p>680,08</text:p>
          </table:table-cell>
          <table:table-cell office:value-type="float" office:value="0" calcext:value-type="float">
            <text:p>0</text:p>
          </table:table-cell>
          <table:table-cell office:value-type="float" office:value="323.67" calcext:value-type="float">
            <text:p>323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89.69" calcext:value-type="float">
            <text:p>112089,69</text:p>
          </table:table-cell>
          <table:table-cell office:value-type="float" office:value="3544.99" calcext:value-type="float">
            <text:p>3544,99</text:p>
          </table:table-cell>
          <table:table-cell office:value-type="float" office:value="0" calcext:value-type="float">
            <text:p>0</text:p>
          </table:table-cell>
          <table:table-cell office:value-type="float" office:value="334.43" calcext:value-type="float">
            <text:p>334,43</text:p>
          </table:table-cell>
          <table:table-cell office:value-type="float" office:value="0" calcext:value-type="float">
            <text:p>0</text:p>
          </table:table-cell>
          <table:table-cell office:value-type="float" office:value="20.01" calcext:value-type="float">
            <text:p>20,01</text:p>
          </table:table-cell>
          <table:table-cell office:value-type="float" office:value="0" calcext:value-type="float">
            <text:p>0</text:p>
          </table:table-cell>
          <table:table-cell office:value-type="float" office:value="145320.1" calcext:value-type="float">
            <text:p>14532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.56" calcext:value-type="float">
            <text:p>541,56</text:p>
          </table:table-cell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,38</text:p>
          </table:table-cell>
          <table:table-cell office:value-type="float" office:value="5084.37" calcext:value-type="float">
            <text:p>5084,37</text:p>
          </table:table-cell>
          <table:table-cell office:value-type="float" office:value="19757.81" calcext:value-type="float">
            <text:p>19757,81</text:p>
          </table:table-cell>
          <table:table-cell office:value-type="float" office:value="9813.62" calcext:value-type="float">
            <text:p>9813,62</text:p>
          </table:table-cell>
          <table:table-cell office:value-type="float" office:value="0" calcext:value-type="float">
            <text:p>0</text:p>
          </table:table-cell>
          <table:table-cell office:value-type="float" office:value="606.43" calcext:value-type="float">
            <text:p>606,43</text:p>
          </table:table-cell>
          <table:table-cell office:value-type="float" office:value="3902.18" calcext:value-type="float">
            <text:p>3902,18</text:p>
          </table:table-cell>
          <table:table-cell office:value-type="float" office:value="0" calcext:value-type="float">
            <text:p>0</text:p>
          </table:table-cell>
          <table:table-cell office:value-type="float" office:value="742.27" calcext:value-type="float">
            <text:p>742,27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7656" calcext:value-type="float">
            <text:p>37656</text:p>
          </table:table-cell>
          <table:table-cell table:style-name="ce4" office:value-type="float" office:value="181283" calcext:value-type="float">
            <text:p>1812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.17" calcext:value-type="float">
            <text:p>111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07" calcext:value-type="float">
            <text:p>56,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.39" calcext:value-type="float">
            <text:p>11,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77" calcext:value-type="float">
            <text:p>9177</text:p>
          </table:table-cell>
          <table:table-cell table:style-name="ce4" office:value-type="float" office:value="46445" calcext:value-type="float">
            <text:p>46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7.26" calcext:value-type="float">
            <text:p>397,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.65" calcext:value-type="float">
            <text:p>95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65" calcext:value-type="float">
            <text:p>95,6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9228" calcext:value-type="float">
            <text:p>9228</text:p>
          </table:table-cell>
          <table:table-cell table:style-name="ce4" office:value-type="float" office:value="46891" calcext:value-type="float">
            <text:p>468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0.39" calcext:value-type="float">
            <text:p>60,39</text:p>
          </table:table-cell>
          <table:table-cell office:value-type="float" office:value="0" calcext:value-type="float">
            <text:p>0</text:p>
          </table:table-cell>
          <table:table-cell office:value-type="float" office:value="436.27" calcext:value-type="float">
            <text:p>436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" calcext:value-type="float">
            <text:p>8,23</text:p>
          </table:table-cell>
          <table:table-cell office:value-type="float" office:value="588.21" calcext:value-type="float">
            <text:p>588,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87" calcext:value-type="float">
            <text:p>98,8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39.7" calcext:value-type="float">
            <text:p>-39,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70" calcext:value-type="float">
            <text:p>9370</text:p>
          </table:table-cell>
          <table:table-cell table:style-name="ce4" office:value-type="float" office:value="47617" calcext:value-type="float">
            <text:p>476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.55" calcext:value-type="float">
            <text:p>42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4.29" calcext:value-type="float">
            <text:p>2124,29</text:p>
          </table:table-cell>
          <table:table-cell office:value-type="float" office:value="11.91" calcext:value-type="float">
            <text:p>11,91</text:p>
          </table:table-cell>
          <table:table-cell office:value-type="float" office:value="143.03" calcext:value-type="float">
            <text:p>143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.63" calcext:value-type="float">
            <text:p>170,6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364.76" calcext:value-type="float">
            <text:p>4364,76</text:p>
          </table:table-cell>
          <table:table-cell office:value-type="float" office:value="21.15" calcext:value-type="float">
            <text:p>21,15</text:p>
          </table:table-cell>
          <table:table-cell table:style-name="ce4" office:value-type="float" office:value="9745" calcext:value-type="float">
            <text:p>9745</text:p>
          </table:table-cell>
          <table:table-cell table:style-name="ce4" office:value-type="float" office:value="46616" calcext:value-type="float">
            <text:p>466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,6</text:p>
          </table:table-cell>
          <table:table-cell office:value-type="float" office:value="140.5" calcext:value-type="float">
            <text:p>140,5</text:p>
          </table:table-cell>
          <table:table-cell office:value-type="float" office:value="168.33" calcext:value-type="float">
            <text:p>168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62" calcext:value-type="float">
            <text:p>49,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.16" calcext:value-type="float">
            <text:p>212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28" calcext:value-type="float">
            <text:p>63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64" calcext:value-type="float">
            <text:p>73,6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15" calcext:value-type="float">
            <text:p>9215</text:p>
          </table:table-cell>
          <table:table-cell table:style-name="ce4" office:value-type="float" office:value="46548" calcext:value-type="float">
            <text:p>465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762.12" calcext:value-type="float">
            <text:p>20762,12</text:p>
          </table:table-cell>
          <table:table-cell office:value-type="float" office:value="24639.07" calcext:value-type="float">
            <text:p>24639,07</text:p>
          </table:table-cell>
          <table:table-cell office:value-type="float" office:value="1122.85" calcext:value-type="float">
            <text:p>1122,85</text:p>
          </table:table-cell>
          <table:table-cell office:value-type="float" office:value="2203.56" calcext:value-type="float">
            <text:p>2203,56</text:p>
          </table:table-cell>
          <table:table-cell office:value-type="float" office:value="0" calcext:value-type="float">
            <text:p>0</text:p>
          </table:table-cell>
          <table:table-cell office:value-type="float" office:value="109.41" calcext:value-type="float">
            <text:p>109,41</text:p>
          </table:table-cell>
          <table:table-cell office:value-type="float" office:value="1484.47" calcext:value-type="float">
            <text:p>1484,47</text:p>
          </table:table-cell>
          <table:table-cell office:value-type="float" office:value="0" calcext:value-type="float">
            <text:p>0</text:p>
          </table:table-cell>
          <table:table-cell office:value-type="float" office:value="-158.56" calcext:value-type="float">
            <text:p>-158,56</text:p>
          </table:table-cell>
          <table:table-cell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office:value-type="float" office:value="1206.08" calcext:value-type="float">
            <text:p>1206,08</text:p>
          </table:table-cell>
          <table:table-cell office:value-type="float" office:value="0" calcext:value-type="float">
            <text:p>0</text:p>
          </table:table-cell>
          <table:table-cell office:value-type="float" office:value="19546.54" calcext:value-type="float">
            <text:p>19546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99" calcext:value-type="float">
            <text:p>394,99</text:p>
          </table:table-cell>
          <table:table-cell office:value-type="float" office:value="0" calcext:value-type="float">
            <text:p>0</text:p>
          </table:table-cell>
          <table:table-cell office:value-type="float" office:value="28544.49" calcext:value-type="float">
            <text:p>28544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85" calcext:value-type="float">
            <text:p>142,85</text:p>
          </table:table-cell>
          <table:table-cell office:value-type="float" office:value="0" calcext:value-type="float">
            <text:p>0</text:p>
          </table:table-cell>
          <table:table-cell office:value-type="float" office:value="868.64" calcext:value-type="float">
            <text:p>868,64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548" calcext:value-type="float">
            <text:p>15548</text:p>
          </table:table-cell>
          <table:table-cell table:style-name="ce4" office:value-type="float" office:value="57200" calcext:value-type="float">
            <text:p>572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9.91" calcext:value-type="float">
            <text:p>89,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.17" calcext:value-type="float">
            <text:p>59,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29" calcext:value-type="float">
            <text:p>14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8" calcext:value-type="float">
            <text:p>20,9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03" calcext:value-type="float">
            <text:p>9203</text:p>
          </table:table-cell>
          <table:table-cell table:style-name="ce4" office:value-type="float" office:value="46441" calcext:value-type="float">
            <text:p>464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986.31" calcext:value-type="float">
            <text:p>19986,31</text:p>
          </table:table-cell>
          <table:table-cell office:value-type="float" office:value="20745.87" calcext:value-type="float">
            <text:p>20745,87</text:p>
          </table:table-cell>
          <table:table-cell office:value-type="float" office:value="5115.7" calcext:value-type="float">
            <text:p>5115,7</text:p>
          </table:table-cell>
          <table:table-cell office:value-type="float" office:value="469.54" calcext:value-type="float">
            <text:p>469,54</text:p>
          </table:table-cell>
          <table:table-cell office:value-type="float" office:value="1774.31" calcext:value-type="float">
            <text:p>1774,31</text:p>
          </table:table-cell>
          <table:table-cell office:value-type="float" office:value="2753.24" calcext:value-type="float">
            <text:p>2753,24</text:p>
          </table:table-cell>
          <table:table-cell office:value-type="float" office:value="3199.13" calcext:value-type="float">
            <text:p>3199,13</text:p>
          </table:table-cell>
          <table:table-cell office:value-type="float" office:value="102.91" calcext:value-type="float">
            <text:p>102,91</text:p>
          </table:table-cell>
          <table:table-cell office:value-type="float" office:value="737.54" calcext:value-type="float">
            <text:p>737,54</text:p>
          </table:table-cell>
          <table:table-cell office:value-type="float" office:value="0" calcext:value-type="float">
            <text:p>0</text:p>
          </table:table-cell>
          <table:table-cell office:value-type="float" office:value="109.84" calcext:value-type="float">
            <text:p>109,84</text:p>
          </table:table-cell>
          <table:table-cell office:value-type="float" office:value="130.58" calcext:value-type="float">
            <text:p>130,58</text:p>
          </table:table-cell>
          <table:table-cell office:value-type="float" office:value="3197.74" calcext:value-type="float">
            <text:p>3197,74</text:p>
          </table:table-cell>
          <table:table-cell office:value-type="float" office:value="19881.4" calcext:value-type="float">
            <text:p>19881,4</text:p>
          </table:table-cell>
          <table:table-cell office:value-type="float" office:value="0" calcext:value-type="float">
            <text:p>0</text:p>
          </table:table-cell>
          <table:table-cell office:value-type="float" office:value="75.35" calcext:value-type="float">
            <text:p>75,35</text:p>
          </table:table-cell>
          <table:table-cell office:value-type="float" office:value="0" calcext:value-type="float">
            <text:p>0</text:p>
          </table:table-cell>
          <table:table-cell office:value-type="float" office:value="5.14" calcext:value-type="float">
            <text:p>5,14</text:p>
          </table:table-cell>
          <table:table-cell office:value-type="float" office:value="2233.2" calcext:value-type="float">
            <text:p>2233,2</text:p>
          </table:table-cell>
          <table:table-cell office:value-type="float" office:value="29939.58" calcext:value-type="float">
            <text:p>29939,58</text:p>
          </table:table-cell>
          <table:table-cell office:value-type="float" office:value="2468.22" calcext:value-type="float">
            <text:p>2468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.38" calcext:value-type="float">
            <text:p>2172,38</text:p>
          </table:table-cell>
          <table:table-cell office:value-type="float" office:value="0" calcext:value-type="float">
            <text:p>0</text:p>
          </table:table-cell>
          <table:table-cell office:value-type="float" office:value="1268.19" calcext:value-type="float">
            <text:p>1268,19</text:p>
          </table:table-cell>
          <table:table-cell office:value-type="float" office:value="0" calcext:value-type="float">
            <text:p>0</text:p>
          </table:table-cell>
          <table:table-cell office:value-type="float" office:value="221.72" calcext:value-type="float">
            <text:p>221,72</text:p>
          </table:table-cell>
          <table:table-cell office:value-type="float" office:value="0" calcext:value-type="float">
            <text:p>0</text:p>
          </table:table-cell>
          <table:table-cell office:value-type="float" office:value="176.74" calcext:value-type="float">
            <text:p>176,74</text:p>
          </table:table-cell>
          <table:table-cell table:style-name="ce4" office:value-type="float" office:value="19134" calcext:value-type="float">
            <text:p>19134</text:p>
          </table:table-cell>
          <table:table-cell table:style-name="ce4" office:value-type="float" office:value="80378" calcext:value-type="float">
            <text:p>803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.34" calcext:value-type="float">
            <text:p>162,34</text:p>
          </table:table-cell>
          <table:table-cell office:value-type="float" office:value="85.97" calcext:value-type="float">
            <text:p>85,97</text:p>
          </table:table-cell>
          <table:table-cell office:value-type="float" office:value="651.81" calcext:value-type="float">
            <text:p>651,81</text:p>
          </table:table-cell>
          <table:table-cell office:value-type="float" office:value="129.75" calcext:value-type="float">
            <text:p>129,75</text:p>
          </table:table-cell>
          <table:table-cell office:value-type="float" office:value="5388.98" calcext:value-type="float">
            <text:p>5388,98</text:p>
          </table:table-cell>
          <table:table-cell office:value-type="float" office:value="188.29" calcext:value-type="float">
            <text:p>188,29</text:p>
          </table:table-cell>
          <table:table-cell office:value-type="float" office:value="161.57" calcext:value-type="float">
            <text:p>161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65" calcext:value-type="float">
            <text:p>34,65</text:p>
          </table:table-cell>
          <table:table-cell office:value-type="float" office:value="62.96" calcext:value-type="float">
            <text:p>62,96</text:p>
          </table:table-cell>
          <table:table-cell office:value-type="float" office:value="41.11" calcext:value-type="float">
            <text:p>41,11</text:p>
          </table:table-cell>
          <table:table-cell office:value-type="float" office:value="113.07" calcext:value-type="float">
            <text:p>113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57" calcext:value-type="float">
            <text:p>149,57</text:p>
          </table:table-cell>
          <table:table-cell office:value-type="float" office:value="185.64" calcext:value-type="float">
            <text:p>185,64</text:p>
          </table:table-cell>
          <table:table-cell office:value-type="float" office:value="544.88" calcext:value-type="float">
            <text:p>544,88</text:p>
          </table:table-cell>
          <table:table-cell office:value-type="float" office:value="558.86" calcext:value-type="float">
            <text:p>558,86</text:p>
          </table:table-cell>
          <table:table-cell office:value-type="float" office:value="7593.6" calcext:value-type="float">
            <text:p>7593,6</text:p>
          </table:table-cell>
          <table:table-cell office:value-type="float" office:value="2354.23" calcext:value-type="float">
            <text:p>2354,23</text:p>
          </table:table-cell>
          <table:table-cell office:value-type="float" office:value="35.64" calcext:value-type="float">
            <text:p>35,64</text:p>
          </table:table-cell>
          <table:table-cell office:value-type="float" office:value="0" calcext:value-type="float">
            <text:p>0</text:p>
          </table:table-cell>
          <table:table-cell office:value-type="float" office:value="-100.78" calcext:value-type="float">
            <text:p>-100,78</text:p>
          </table:table-cell>
          <table:table-cell office:value-type="float" office:value="0" calcext:value-type="float">
            <text:p>0</text:p>
          </table:table-cell>
          <table:table-cell office:value-type="float" office:value="195.4" calcext:value-type="float">
            <text:p>195,4</text:p>
          </table:table-cell>
          <table:table-cell office:value-type="float" office:value="0" calcext:value-type="float">
            <text:p>0</text:p>
          </table:table-cell>
          <table:table-cell office:value-type="float" office:value="3.76" calcext:value-type="float">
            <text:p>3,76</text:p>
          </table:table-cell>
          <table:table-cell table:style-name="ce4" office:value-type="float" office:value="10243" calcext:value-type="float">
            <text:p>10243</text:p>
          </table:table-cell>
          <table:table-cell table:style-name="ce4" office:value-type="float" office:value="48984" calcext:value-type="float">
            <text:p>489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57.69" calcext:value-type="float">
            <text:p>135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61" calcext:value-type="float">
            <text:p>117,61</text:p>
          </table:table-cell>
          <table:table-cell office:value-type="float" office:value="0" calcext:value-type="float">
            <text:p>0</text:p>
          </table:table-cell>
          <table:table-cell office:value-type="float" office:value="281.23" calcext:value-type="float">
            <text:p>281,23</text:p>
          </table:table-cell>
          <table:table-cell office:value-type="float" office:value="211.6" calcext:value-type="float">
            <text:p>211,6</text:p>
          </table:table-cell>
          <table:table-cell office:value-type="float" office:value="141.69" calcext:value-type="float">
            <text:p>141,69</text:p>
          </table:table-cell>
          <table:table-cell office:value-type="float" office:value="-34.16" calcext:value-type="float">
            <text:p>-34,16</text:p>
          </table:table-cell>
          <table:table-cell office:value-type="float" office:value="0" calcext:value-type="float">
            <text:p>0</text:p>
          </table:table-cell>
          <table:table-cell office:value-type="float" office:value="318.8" calcext:value-type="float">
            <text:p>318,8</text:p>
          </table:table-cell>
          <table:table-cell office:value-type="float" office:value="644.87" calcext:value-type="float">
            <text:p>644,87</text:p>
          </table:table-cell>
          <table:table-cell office:value-type="float" office:value="482.46" calcext:value-type="float">
            <text:p>482,46</text:p>
          </table:table-cell>
          <table:table-cell office:value-type="float" office:value="4834.87" calcext:value-type="float">
            <text:p>483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16" calcext:value-type="float">
            <text:p>97,16</text:p>
          </table:table-cell>
          <table:table-cell office:value-type="float" office:value="7858.03" calcext:value-type="float">
            <text:p>7858,03</text:p>
          </table:table-cell>
          <table:table-cell office:value-type="float" office:value="2725.82" calcext:value-type="float">
            <text:p>2725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.05" calcext:value-type="float">
            <text:p>133,05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office:value-type="float" office:value="0" calcext:value-type="float">
            <text:p>0</text:p>
          </table:table-cell>
          <table:table-cell office:value-type="float" office:value="72.49" calcext:value-type="float">
            <text:p>72,49</text:p>
          </table:table-cell>
          <table:table-cell office:value-type="float" office:value="0" calcext:value-type="float">
            <text:p>0</text:p>
          </table:table-cell>
          <table:table-cell office:value-type="float" office:value="441.99" calcext:value-type="float">
            <text:p>441,99</text:p>
          </table:table-cell>
          <table:table-cell table:style-name="ce4" office:value-type="float" office:value="12234" calcext:value-type="float">
            <text:p>12234</text:p>
          </table:table-cell>
          <table:table-cell table:style-name="ce4" office:value-type="float" office:value="75446" calcext:value-type="float">
            <text:p>754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4.37" calcext:value-type="float">
            <text:p>4,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.64" calcext:value-type="float">
            <text:p>26,6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41" calcext:value-type="float">
            <text:p>9141</text:p>
          </table:table-cell>
          <table:table-cell table:style-name="ce4" office:value-type="float" office:value="46333" calcext:value-type="float">
            <text:p>46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94.04" calcext:value-type="float">
            <text:p>194,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25" calcext:value-type="float">
            <text:p>9225</text:p>
          </table:table-cell>
          <table:table-cell table:style-name="ce4" office:value-type="float" office:value="46612" calcext:value-type="float">
            <text:p>466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656.97" calcext:value-type="float">
            <text:p>7656,97</text:p>
          </table:table-cell>
          <table:table-cell office:value-type="float" office:value="156.62" calcext:value-type="float">
            <text:p>156,62</text:p>
          </table:table-cell>
          <table:table-cell office:value-type="float" office:value="0" calcext:value-type="float">
            <text:p>0</text:p>
          </table:table-cell>
          <table:table-cell office:value-type="float" office:value="96.62" calcext:value-type="float">
            <text:p>9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86" calcext:value-type="float">
            <text:p>127,86</text:p>
          </table:table-cell>
          <table:table-cell office:value-type="float" office:value="0" calcext:value-type="float">
            <text:p>0</text:p>
          </table:table-cell>
          <table:table-cell office:value-type="float" office:value="4048.88" calcext:value-type="float">
            <text:p>4048,88</text:p>
          </table:table-cell>
          <table:table-cell office:value-type="float" office:value="0" calcext:value-type="float">
            <text:p>0</text:p>
          </table:table-cell>
          <table:table-cell office:value-type="float" office:value="505.56" calcext:value-type="float">
            <text:p>505,56</text:p>
          </table:table-cell>
          <table:table-cell office:value-type="float" office:value="589.63" calcext:value-type="float">
            <text:p>589,63</text:p>
          </table:table-cell>
          <table:table-cell office:value-type="float" office:value="0" calcext:value-type="float">
            <text:p>0</text:p>
          </table:table-cell>
          <table:table-cell office:value-type="float" office:value="6819.29" calcext:value-type="float">
            <text:p>6819,29</text:p>
          </table:table-cell>
          <table:table-cell office:value-type="float" office:value="0" calcext:value-type="float">
            <text:p>0</text:p>
          </table:table-cell>
          <table:table-cell office:value-type="float" office:value="301.82" calcext:value-type="float">
            <text:p>30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8" calcext:value-type="float">
            <text:p>31,18</text:p>
          </table:table-cell>
          <table:table-cell office:value-type="float" office:value="11371.1" calcext:value-type="float">
            <text:p>11371,1</text:p>
          </table:table-cell>
          <table:table-cell office:value-type="float" office:value="314.98" calcext:value-type="float">
            <text:p>314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8" calcext:value-type="float">
            <text:p>98,58</text:p>
          </table:table-cell>
          <table:table-cell office:value-type="float" office:value="0" calcext:value-type="float">
            <text:p>0</text:p>
          </table:table-cell>
          <table:table-cell office:value-type="float" office:value="33.73" calcext:value-type="float">
            <text:p>33,7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685" calcext:value-type="float">
            <text:p>12685</text:p>
          </table:table-cell>
          <table:table-cell table:style-name="ce4" office:value-type="float" office:value="63282" calcext:value-type="float">
            <text:p>632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.21" calcext:value-type="float">
            <text:p>111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683.72" calcext:value-type="float">
            <text:p>60683,72</text:p>
          </table:table-cell>
          <table:table-cell office:value-type="float" office:value="43.01" calcext:value-type="float">
            <text:p>43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32.16" calcext:value-type="float">
            <text:p>32732,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.69" calcext:value-type="float">
            <text:p>1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07" calcext:value-type="float">
            <text:p>440,0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9618" calcext:value-type="float">
            <text:p>19618</text:p>
          </table:table-cell>
          <table:table-cell table:style-name="ce4" office:value-type="float" office:value="95962" calcext:value-type="float">
            <text:p>959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785.67" calcext:value-type="float">
            <text:p>785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6.27" calcext:value-type="float">
            <text:p>1096,27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311" calcext:value-type="float">
            <text:p>9311</text:p>
          </table:table-cell>
          <table:table-cell table:style-name="ce4" office:value-type="float" office:value="47103" calcext:value-type="float">
            <text:p>471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40.55" calcext:value-type="float">
            <text:p>7440,55</text:p>
          </table:table-cell>
          <table:table-cell office:value-type="float" office:value="741.23" calcext:value-type="float">
            <text:p>741,23</text:p>
          </table:table-cell>
          <table:table-cell office:value-type="float" office:value="0" calcext:value-type="float">
            <text:p>0</text:p>
          </table:table-cell>
          <table:table-cell office:value-type="float" office:value="1290.27" calcext:value-type="float">
            <text:p>129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89" calcext:value-type="float">
            <text:p>156,89</text:p>
          </table:table-cell>
          <table:table-cell office:value-type="float" office:value="0" calcext:value-type="float">
            <text:p>0</text:p>
          </table:table-cell>
          <table:table-cell office:value-type="float" office:value="62.82" calcext:value-type="float">
            <text:p>62,82</text:p>
          </table:table-cell>
          <table:table-cell office:value-type="float" office:value="0" calcext:value-type="float">
            <text:p>0</text:p>
          </table:table-cell>
          <table:table-cell office:value-type="float" office:value="46.31" calcext:value-type="float">
            <text:p>46,31</text:p>
          </table:table-cell>
          <table:table-cell office:value-type="float" office:value="275.27" calcext:value-type="float">
            <text:p>275,27</text:p>
          </table:table-cell>
          <table:table-cell office:value-type="float" office:value="0" calcext:value-type="float">
            <text:p>0</text:p>
          </table:table-cell>
          <table:table-cell office:value-type="float" office:value="14995.02" calcext:value-type="float">
            <text:p>14995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.7" calcext:value-type="float">
            <text:p>111,7</text:p>
          </table:table-cell>
          <table:table-cell office:value-type="float" office:value="17701.96" calcext:value-type="float">
            <text:p>17701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55" calcext:value-type="float">
            <text:p>84,55</text:p>
          </table:table-cell>
          <table:table-cell office:value-type="float" office:value="0" calcext:value-type="float">
            <text:p>0</text:p>
          </table:table-cell>
          <table:table-cell office:value-type="float" office:value="193.69" calcext:value-type="float">
            <text:p>193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style-name="ce4" office:value-type="float" office:value="13224" calcext:value-type="float">
            <text:p>13224</text:p>
          </table:table-cell>
          <table:table-cell table:style-name="ce4" office:value-type="float" office:value="65539" calcext:value-type="float">
            <text:p>655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.82" calcext:value-type="float">
            <text:p>45,82</text:p>
          </table:table-cell>
          <table:table-cell office:value-type="float" office:value="72.45" calcext:value-type="float">
            <text:p>72,45</text:p>
          </table:table-cell>
          <table:table-cell office:value-type="float" office:value="3683.71" calcext:value-type="float">
            <text:p>3683,71</text:p>
          </table:table-cell>
          <table:table-cell office:value-type="float" office:value="418.13" calcext:value-type="float">
            <text:p>418,13</text:p>
          </table:table-cell>
          <table:table-cell office:value-type="float" office:value="22652.48" calcext:value-type="float">
            <text:p>22652,48</text:p>
          </table:table-cell>
          <table:table-cell office:value-type="float" office:value="2673.43" calcext:value-type="float">
            <text:p>2673,43</text:p>
          </table:table-cell>
          <table:table-cell office:value-type="float" office:value="3059.31" calcext:value-type="float">
            <text:p>3059,31</text:p>
          </table:table-cell>
          <table:table-cell office:value-type="float" office:value="49.79" calcext:value-type="float">
            <text:p>49,79</text:p>
          </table:table-cell>
          <table:table-cell office:value-type="float" office:value="143.95" calcext:value-type="float">
            <text:p>143,95</text:p>
          </table:table-cell>
          <table:table-cell office:value-type="float" office:value="0" calcext:value-type="float">
            <text:p>0</text:p>
          </table:table-cell>
          <table:table-cell office:value-type="float" office:value="34.98" calcext:value-type="float">
            <text:p>34,98</text:p>
          </table:table-cell>
          <table:table-cell office:value-type="float" office:value="5074.08" calcext:value-type="float">
            <text:p>5074,08</text:p>
          </table:table-cell>
          <table:table-cell office:value-type="float" office:value="6081" calcext:value-type="float">
            <text:p>6081</text:p>
          </table:table-cell>
          <table:table-cell office:value-type="float" office:value="2813.25" calcext:value-type="float">
            <text:p>2813,25</text:p>
          </table:table-cell>
          <table:table-cell office:value-type="float" office:value="0" calcext:value-type="float">
            <text:p>0</text:p>
          </table:table-cell>
          <table:table-cell office:value-type="float" office:value="695.27" calcext:value-type="float">
            <text:p>695,27</text:p>
          </table:table-cell>
          <table:table-cell office:value-type="float" office:value="0" calcext:value-type="float">
            <text:p>0</text:p>
          </table:table-cell>
          <table:table-cell office:value-type="float" office:value="506.37" calcext:value-type="float">
            <text:p>506,37</text:p>
          </table:table-cell>
          <table:table-cell office:value-type="float" office:value="1128.85" calcext:value-type="float">
            <text:p>1128,85</text:p>
          </table:table-cell>
          <table:table-cell office:value-type="float" office:value="28155.81" calcext:value-type="float">
            <text:p>28155,81</text:p>
          </table:table-cell>
          <table:table-cell office:value-type="float" office:value="2175.5" calcext:value-type="float">
            <text:p>2175,5</text:p>
          </table:table-cell>
          <table:table-cell office:value-type="float" office:value="1429.01" calcext:value-type="float">
            <text:p>1429,01</text:p>
          </table:table-cell>
          <table:table-cell office:value-type="float" office:value="646.98" calcext:value-type="float">
            <text:p>646,98</text:p>
          </table:table-cell>
          <table:table-cell office:value-type="float" office:value="1263.66" calcext:value-type="float">
            <text:p>1263,66</text:p>
          </table:table-cell>
          <table:table-cell office:value-type="float" office:value="1740.76" calcext:value-type="float">
            <text:p>1740,76</text:p>
          </table:table-cell>
          <table:table-cell office:value-type="float" office:value="3645.52" calcext:value-type="float">
            <text:p>3645,52</text:p>
          </table:table-cell>
          <table:table-cell office:value-type="float" office:value="0" calcext:value-type="float">
            <text:p>0</text:p>
          </table:table-cell>
          <table:table-cell office:value-type="float" office:value="361.21" calcext:value-type="float">
            <text:p>361,21</text:p>
          </table:table-cell>
          <table:table-cell office:value-type="float" office:value="1380.44" calcext:value-type="float">
            <text:p>1380,44</text:p>
          </table:table-cell>
          <table:table-cell office:value-type="float" office:value="198.63" calcext:value-type="float">
            <text:p>198,63</text:p>
          </table:table-cell>
          <table:table-cell table:style-name="ce4" office:value-type="float" office:value="15001" calcext:value-type="float">
            <text:p>15001</text:p>
          </table:table-cell>
          <table:table-cell table:style-name="ce4" office:value-type="float" office:value="46972" calcext:value-type="float">
            <text:p>469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.22" calcext:value-type="float">
            <text:p>1609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87" calcext:value-type="float">
            <text:p>262,87</text:p>
          </table:table-cell>
          <table:table-cell office:value-type="float" office:value="6.71" calcext:value-type="float">
            <text:p>6,71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.64" calcext:value-type="float">
            <text:p>1846,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2.77" calcext:value-type="float">
            <text:p>122,7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21" calcext:value-type="float">
            <text:p>9621</text:p>
          </table:table-cell>
          <table:table-cell table:style-name="ce4" office:value-type="float" office:value="49086" calcext:value-type="float">
            <text:p>49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3.42" calcext:value-type="float">
            <text:p>1503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office:value-type="float" office:value="5.57" calcext:value-type="float">
            <text:p>5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4" calcext:value-type="float">
            <text:p>15,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60.06" calcext:value-type="float">
            <text:p>860,0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514" calcext:value-type="float">
            <text:p>9514</text:p>
          </table:table-cell>
          <table:table-cell table:style-name="ce4" office:value-type="float" office:value="48403" calcext:value-type="float">
            <text:p>484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.72" calcext:value-type="float">
            <text:p>472,72</text:p>
          </table:table-cell>
          <table:table-cell office:value-type="float" office:value="8629.56" calcext:value-type="float">
            <text:p>8629,56</text:p>
          </table:table-cell>
          <table:table-cell office:value-type="float" office:value="2963.23" calcext:value-type="float">
            <text:p>2963,23</text:p>
          </table:table-cell>
          <table:table-cell office:value-type="float" office:value="206.78" calcext:value-type="float">
            <text:p>206,78</text:p>
          </table:table-cell>
          <table:table-cell office:value-type="float" office:value="62.15" calcext:value-type="float">
            <text:p>62,15</text:p>
          </table:table-cell>
          <table:table-cell office:value-type="float" office:value="0" calcext:value-type="float">
            <text:p>0</text:p>
          </table:table-cell>
          <table:table-cell office:value-type="float" office:value="356.72" calcext:value-type="float">
            <text:p>356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4.89" calcext:value-type="float">
            <text:p>19124,89</text:p>
          </table:table-cell>
          <table:table-cell office:value-type="float" office:value="0" calcext:value-type="float">
            <text:p>0</text:p>
          </table:table-cell>
          <table:table-cell office:value-type="float" office:value="138.62" calcext:value-type="float">
            <text:p>138,62</text:p>
          </table:table-cell>
          <table:table-cell office:value-type="float" office:value="0" calcext:value-type="float">
            <text:p>0</text:p>
          </table:table-cell>
          <table:table-cell office:value-type="float" office:value="106.45" calcext:value-type="float">
            <text:p>106,4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9" calcext:value-type="float">
            <text:p>310,9</text:p>
          </table:table-cell>
          <table:table-cell office:value-type="float" office:value="1766.1" calcext:value-type="float">
            <text:p>1766,1</text:p>
          </table:table-cell>
          <table:table-cell office:value-type="float" office:value="6653.36" calcext:value-type="float">
            <text:p>6653,36</text:p>
          </table:table-cell>
          <table:table-cell office:value-type="float" office:value="12.08" calcext:value-type="float">
            <text:p>12,08</text:p>
          </table:table-cell>
          <table:table-cell office:value-type="float" office:value="0" calcext:value-type="float">
            <text:p>0</text:p>
          </table:table-cell>
          <table:table-cell office:value-type="float" office:value="480.17" calcext:value-type="float">
            <text:p>480,17</text:p>
          </table:table-cell>
          <table:table-cell office:value-type="float" office:value="0" calcext:value-type="float">
            <text:p>0</text:p>
          </table:table-cell>
          <table:table-cell office:value-type="float" office:value="630.29" calcext:value-type="float">
            <text:p>630,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672" calcext:value-type="float">
            <text:p>12672</text:p>
          </table:table-cell>
          <table:table-cell table:style-name="ce4" office:value-type="float" office:value="67847" calcext:value-type="float">
            <text:p>678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9.13" calcext:value-type="float">
            <text:p>819,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3.48" calcext:value-type="float">
            <text:p>253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67.47" calcext:value-type="float">
            <text:p>67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0" calcext:value-type="float">
            <text:p>9180</text:p>
          </table:table-cell>
          <table:table-cell table:style-name="ce4" office:value-type="float" office:value="46638" calcext:value-type="float">
            <text:p>466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.08" calcext:value-type="float">
            <text:p>445,08</text:p>
          </table:table-cell>
          <table:table-cell office:value-type="float" office:value="548.02" calcext:value-type="float">
            <text:p>54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5" calcext:value-type="float">
            <text:p>45,65</text:p>
          </table:table-cell>
          <table:table-cell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.61" calcext:value-type="float">
            <text:p>1503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72" calcext:value-type="float">
            <text:p>9372</text:p>
          </table:table-cell>
          <table:table-cell table:style-name="ce4" office:value-type="float" office:value="48233" calcext:value-type="float">
            <text:p>482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.31" calcext:value-type="float">
            <text:p>77,31</text:p>
          </table:table-cell>
          <table:table-cell office:value-type="float" office:value="5.07" calcext:value-type="float">
            <text:p>5,07</text:p>
          </table:table-cell>
          <table:table-cell office:value-type="float" office:value="72.42" calcext:value-type="float">
            <text:p>72,42</text:p>
          </table:table-cell>
          <table:table-cell office:value-type="float" office:value="3830.92" calcext:value-type="float">
            <text:p>3830,92</text:p>
          </table:table-cell>
          <table:table-cell office:value-type="float" office:value="7230.93" calcext:value-type="float">
            <text:p>7230,93</text:p>
          </table:table-cell>
          <table:table-cell office:value-type="float" office:value="0" calcext:value-type="float">
            <text:p>0</text:p>
          </table:table-cell>
          <table:table-cell office:value-type="float" office:value="686.36" calcext:value-type="float">
            <text:p>686,36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.2" calcext:value-type="float">
            <text:p>926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64.23" calcext:value-type="float">
            <text:p>64,23</text:p>
          </table:table-cell>
          <table:table-cell office:value-type="float" office:value="0" calcext:value-type="float">
            <text:p>0</text:p>
          </table:table-cell>
          <table:table-cell office:value-type="float" office:value="82.69" calcext:value-type="float">
            <text:p>82,69</text:p>
          </table:table-cell>
          <table:table-cell office:value-type="float" office:value="1607.29" calcext:value-type="float">
            <text:p>1607,29</text:p>
          </table:table-cell>
          <table:table-cell office:value-type="float" office:value="1175.96" calcext:value-type="float">
            <text:p>1175,96</text:p>
          </table:table-cell>
          <table:table-cell office:value-type="float" office:value="0" calcext:value-type="float">
            <text:p>0</text:p>
          </table:table-cell>
          <table:table-cell office:value-type="float" office:value="478.63" calcext:value-type="float">
            <text:p>478,63</text:p>
          </table:table-cell>
          <table:table-cell office:value-type="float" office:value="0" calcext:value-type="float">
            <text:p>0</text:p>
          </table:table-cell>
          <table:table-cell office:value-type="float" office:value="35.77" calcext:value-type="float">
            <text:p>35,77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118" calcext:value-type="float">
            <text:p>11118</text:p>
          </table:table-cell>
          <table:table-cell table:style-name="ce4" office:value-type="float" office:value="51185" calcext:value-type="float">
            <text:p>511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1.51" calcext:value-type="float">
            <text:p>21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,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84.07" calcext:value-type="float">
            <text:p>184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3" calcext:value-type="float">
            <text:p>7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147" calcext:value-type="float">
            <text:p>9147</text:p>
          </table:table-cell>
          <table:table-cell table:style-name="ce4" office:value-type="float" office:value="46351" calcext:value-type="float">
            <text:p>463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84" calcext:value-type="float">
            <text:p>22,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.27" calcext:value-type="float">
            <text:p>62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51" calcext:value-type="float">
            <text:p>76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45" calcext:value-type="float">
            <text:p>9145</text:p>
          </table:table-cell>
          <table:table-cell table:style-name="ce4" office:value-type="float" office:value="46355" calcext:value-type="float">
            <text:p>463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,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3.66" calcext:value-type="float">
            <text:p>543,66</text:p>
          </table:table-cell>
          <table:table-cell office:value-type="float" office:value="330.4" calcext:value-type="float">
            <text:p>330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.04" calcext:value-type="float">
            <text:p>33,04</text:p>
          </table:table-cell>
          <table:table-cell office:value-type="float" office:value="0" calcext:value-type="float">
            <text:p>0</text:p>
          </table:table-cell>
          <table:table-cell office:value-type="float" office:value="1468.26" calcext:value-type="float">
            <text:p>1468,26</text:p>
          </table:table-cell>
          <table:table-cell office:value-type="float" office:value="283.87" calcext:value-type="float">
            <text:p>283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8" calcext:value-type="float">
            <text:p>10,68</text:p>
          </table:table-cell>
          <table:table-cell office:value-type="float" office:value="0" calcext:value-type="float">
            <text:p>0</text:p>
          </table:table-cell>
          <table:table-cell office:value-type="float" office:value="-451.4" calcext:value-type="float">
            <text:p>-451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65" calcext:value-type="float">
            <text:p>9265</text:p>
          </table:table-cell>
          <table:table-cell table:style-name="ce4" office:value-type="float" office:value="48776" calcext:value-type="float">
            <text:p>487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43.7" calcext:value-type="float">
            <text:p>4743,7</text:p>
          </table:table-cell>
          <table:table-cell office:value-type="float" office:value="1742.17" calcext:value-type="float">
            <text:p>1742,17</text:p>
          </table:table-cell>
          <table:table-cell office:value-type="float" office:value="628.02" calcext:value-type="float">
            <text:p>628,02</text:p>
          </table:table-cell>
          <table:table-cell office:value-type="float" office:value="157.05" calcext:value-type="float">
            <text:p>157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1" calcext:value-type="float">
            <text:p>12,31</text:p>
          </table:table-cell>
          <table:table-cell office:value-type="float" office:value="165.31" calcext:value-type="float">
            <text:p>165,31</text:p>
          </table:table-cell>
          <table:table-cell office:value-type="float" office:value="64.79" calcext:value-type="float">
            <text:p>64,79</text:p>
          </table:table-cell>
          <table:table-cell office:value-type="float" office:value="0" calcext:value-type="float">
            <text:p>0</text:p>
          </table:table-cell>
          <table:table-cell office:value-type="float" office:value="117.32" calcext:value-type="float">
            <text:p>117,32</text:p>
          </table:table-cell>
          <table:table-cell office:value-type="float" office:value="0" calcext:value-type="float">
            <text:p>0</text:p>
          </table:table-cell>
          <table:table-cell office:value-type="float" office:value="164.75" calcext:value-type="float">
            <text:p>164,75</text:p>
          </table:table-cell>
          <table:table-cell office:value-type="float" office:value="381.43" calcext:value-type="float">
            <text:p>381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74" calcext:value-type="float">
            <text:p>86,74</text:p>
          </table:table-cell>
          <table:table-cell office:value-type="float" office:value="0" calcext:value-type="float">
            <text:p>0</text:p>
          </table:table-cell>
          <table:table-cell office:value-type="float" office:value="1659.52" calcext:value-type="float">
            <text:p>1659,52</text:p>
          </table:table-cell>
          <table:table-cell office:value-type="float" office:value="22.03" calcext:value-type="float">
            <text:p>22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7.18" calcext:value-type="float">
            <text:p>-277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55" calcext:value-type="float">
            <text:p>33,55</text:p>
          </table:table-cell>
          <table:table-cell table:style-name="ce4" office:value-type="float" office:value="9989" calcext:value-type="float">
            <text:p>9989</text:p>
          </table:table-cell>
          <table:table-cell table:style-name="ce4" office:value-type="float" office:value="50591" calcext:value-type="float">
            <text:p>505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8.62" calcext:value-type="float">
            <text:p>218,62</text:p>
          </table:table-cell>
          <table:table-cell office:value-type="float" office:value="2.6" calcext:value-type="float">
            <text:p>2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office:value-type="float" office:value="164.04" calcext:value-type="float">
            <text:p>164,04</text:p>
          </table:table-cell>
          <table:table-cell office:value-type="float" office:value="427.68" calcext:value-type="float">
            <text:p>427,68</text:p>
          </table:table-cell>
          <table:table-cell office:value-type="float" office:value="5.64" calcext:value-type="float">
            <text:p>5,64</text:p>
          </table:table-cell>
          <table:table-cell office:value-type="float" office:value="27.83" calcext:value-type="float">
            <text:p>2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4" calcext:value-type="float">
            <text:p>18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77" calcext:value-type="float">
            <text:p>23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7" calcext:value-type="float">
            <text:p>14,37</text:p>
          </table:table-cell>
          <table:table-cell office:value-type="float" office:value="15.54" calcext:value-type="float">
            <text:p>15,54</text:p>
          </table:table-cell>
          <table:table-cell office:value-type="float" office:value="192.15" calcext:value-type="float">
            <text:p>192,15</text:p>
          </table:table-cell>
          <table:table-cell table:style-name="ce4" office:value-type="float" office:value="9275" calcext:value-type="float">
            <text:p>9275</text:p>
          </table:table-cell>
          <table:table-cell table:style-name="ce4" office:value-type="float" office:value="47653" calcext:value-type="float">
            <text:p>476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7.02" calcext:value-type="float">
            <text:p>247,02</text:p>
          </table:table-cell>
          <table:table-cell office:value-type="float" office:value="0" calcext:value-type="float">
            <text:p>0</text:p>
          </table:table-cell>
          <table:table-cell office:value-type="float" office:value="13.91" calcext:value-type="float">
            <text:p>13,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8.88" calcext:value-type="float">
            <text:p>238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18" calcext:value-type="float">
            <text:p>17,18</text:p>
          </table:table-cell>
          <table:table-cell office:value-type="float" office:value="816.97" calcext:value-type="float">
            <text:p>816,97</text:p>
          </table:table-cell>
          <table:table-cell office:value-type="float" office:value="152.99" calcext:value-type="float">
            <text:p>152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3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5.22" calcext:value-type="float">
            <text:p>5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73" calcext:value-type="float">
            <text:p>9273</text:p>
          </table:table-cell>
          <table:table-cell table:style-name="ce4" office:value-type="float" office:value="46893" calcext:value-type="float">
            <text:p>468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.51" calcext:value-type="float">
            <text:p>20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.17" calcext:value-type="float">
            <text:p>176,17</text:p>
          </table:table-cell>
          <table:table-cell office:value-type="float" office:value="35.39" calcext:value-type="float">
            <text:p>35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8.19" calcext:value-type="float">
            <text:p>638,19</text:p>
          </table:table-cell>
          <table:table-cell office:value-type="float" office:value="28.06" calcext:value-type="float">
            <text:p>28,06</text:p>
          </table:table-cell>
          <table:table-cell office:value-type="float" office:value="111.33" calcext:value-type="float">
            <text:p>111,33</text:p>
          </table:table-cell>
          <table:table-cell office:value-type="float" office:value="51.19" calcext:value-type="float">
            <text:p>51,19</text:p>
          </table:table-cell>
          <table:table-cell office:value-type="float" office:value="0" calcext:value-type="float">
            <text:p>0</text:p>
          </table:table-cell>
          <table:table-cell office:value-type="float" office:value="1100.37" calcext:value-type="float">
            <text:p>1100,37</text:p>
          </table:table-cell>
          <table:table-cell office:value-type="float" office:value="24.6" calcext:value-type="float">
            <text:p>24,6</text:p>
          </table:table-cell>
          <table:table-cell office:value-type="float" office:value="31.39" calcext:value-type="float">
            <text:p>31,39</text:p>
          </table:table-cell>
          <table:table-cell office:value-type="float" office:value="285.48" calcext:value-type="float">
            <text:p>285,48</text:p>
          </table:table-cell>
          <table:table-cell office:value-type="float" office:value="586.12" calcext:value-type="float">
            <text:p>586,12</text:p>
          </table:table-cell>
          <table:table-cell office:value-type="float" office:value="817.78" calcext:value-type="float">
            <text:p>817,78</text:p>
          </table:table-cell>
          <table:table-cell office:value-type="float" office:value="0" calcext:value-type="float">
            <text:p>0</text:p>
          </table:table-cell>
          <table:table-cell office:value-type="float" office:value="2774.56" calcext:value-type="float">
            <text:p>2774,56</text:p>
          </table:table-cell>
          <table:table-cell office:value-type="float" office:value="147.55" calcext:value-type="float">
            <text:p>147,55</text:p>
          </table:table-cell>
          <table:table-cell office:value-type="float" office:value="23.85" calcext:value-type="float">
            <text:p>23,85</text:p>
          </table:table-cell>
          <table:table-cell office:value-type="float" office:value="26.84" calcext:value-type="float">
            <text:p>26,84</text:p>
          </table:table-cell>
          <table:table-cell office:value-type="float" office:value="0" calcext:value-type="float">
            <text:p>0</text:p>
          </table:table-cell>
          <table:table-cell office:value-type="float" office:value="82.11" calcext:value-type="float">
            <text:p>82,11</text:p>
          </table:table-cell>
          <table:table-cell office:value-type="float" office:value="0" calcext:value-type="float">
            <text:p>0</text:p>
          </table:table-cell>
          <table:table-cell office:value-type="float" office:value="411.75" calcext:value-type="float">
            <text:p>411,75</text:p>
          </table:table-cell>
          <table:table-cell table:style-name="ce4" office:value-type="float" office:value="9826" calcext:value-type="float">
            <text:p>9826</text:p>
          </table:table-cell>
          <table:table-cell table:style-name="ce4" office:value-type="float" office:value="51279" calcext:value-type="float">
            <text:p>5127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78.83" calcext:value-type="float">
            <text:p>1678,83</text:p>
          </table:table-cell>
          <table:table-cell office:value-type="float" office:value="164.55" calcext:value-type="float">
            <text:p>164,55</text:p>
          </table:table-cell>
          <table:table-cell office:value-type="float" office:value="1878.08" calcext:value-type="float">
            <text:p>1878,08</text:p>
          </table:table-cell>
          <table:table-cell office:value-type="float" office:value="126.05" calcext:value-type="float">
            <text:p>126,05</text:p>
          </table:table-cell>
          <table:table-cell office:value-type="float" office:value="125.42" calcext:value-type="float">
            <text:p>125,42</text:p>
          </table:table-cell>
          <table:table-cell office:value-type="float" office:value="17.45" calcext:value-type="float">
            <text:p>17,45</text:p>
          </table:table-cell>
          <table:table-cell office:value-type="float" office:value="118.36" calcext:value-type="float">
            <text:p>118,36</text:p>
          </table:table-cell>
          <table:table-cell office:value-type="float" office:value="136.78" calcext:value-type="float">
            <text:p>136,78</text:p>
          </table:table-cell>
          <table:table-cell office:value-type="float" office:value="59.78" calcext:value-type="float">
            <text:p>59,78</text:p>
          </table:table-cell>
          <table:table-cell office:value-type="float" office:value="0" calcext:value-type="float">
            <text:p>0</text:p>
          </table:table-cell>
          <table:table-cell office:value-type="float" office:value="299.21" calcext:value-type="float">
            <text:p>299,21</text:p>
          </table:table-cell>
          <table:table-cell office:value-type="float" office:value="1628.93" calcext:value-type="float">
            <text:p>1628,93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office:value-type="float" office:value="344.47" calcext:value-type="float">
            <text:p>344,47</text:p>
          </table:table-cell>
          <table:table-cell office:value-type="float" office:value="44.57" calcext:value-type="float">
            <text:p>44,57</text:p>
          </table:table-cell>
          <table:table-cell office:value-type="float" office:value="911.47" calcext:value-type="float">
            <text:p>911,47</text:p>
          </table:table-cell>
          <table:table-cell office:value-type="float" office:value="667.67" calcext:value-type="float">
            <text:p>667,67</text:p>
          </table:table-cell>
          <table:table-cell office:value-type="float" office:value="727.38" calcext:value-type="float">
            <text:p>727,38</text:p>
          </table:table-cell>
          <table:table-cell office:value-type="float" office:value="3344.18" calcext:value-type="float">
            <text:p>3344,18</text:p>
          </table:table-cell>
          <table:table-cell office:value-type="float" office:value="186.51" calcext:value-type="float">
            <text:p>186,51</text:p>
          </table:table-cell>
          <table:table-cell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121.22" calcext:value-type="float">
            <text:p>121,22</text:p>
          </table:table-cell>
          <table:table-cell office:value-type="float" office:value="0" calcext:value-type="float">
            <text:p>0</text:p>
          </table:table-cell>
          <table:table-cell office:value-type="float" office:value="832.65" calcext:value-type="float">
            <text:p>832,65</text:p>
          </table:table-cell>
          <table:table-cell table:style-name="ce4" office:value-type="float" office:value="10277" calcext:value-type="float">
            <text:p>10277</text:p>
          </table:table-cell>
          <table:table-cell table:style-name="ce4" office:value-type="float" office:value="55474" calcext:value-type="float">
            <text:p>554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30.54" calcext:value-type="float">
            <text:p>130,54</text:p>
          </table:table-cell>
          <table:table-cell office:value-type="float" office:value="0" calcext:value-type="float">
            <text:p>0</text:p>
          </table:table-cell>
          <table:table-cell office:value-type="float" office:value="101.02" calcext:value-type="float">
            <text:p>10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7" calcext:value-type="float">
            <text:p>14,97</text:p>
          </table:table-cell>
          <table:table-cell office:value-type="float" office:value="81.98" calcext:value-type="float">
            <text:p>8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82" calcext:value-type="float">
            <text:p>98,82</text:p>
          </table:table-cell>
          <table:table-cell office:value-type="float" office:value="0" calcext:value-type="float">
            <text:p>0</text:p>
          </table:table-cell>
          <table:table-cell office:value-type="float" office:value="39.02" calcext:value-type="float">
            <text:p>39,02</text:p>
          </table:table-cell>
          <table:table-cell office:value-type="float" office:value="0" calcext:value-type="float">
            <text:p>0</text:p>
          </table:table-cell>
          <table:table-cell office:value-type="float" office:value="252.67" calcext:value-type="float">
            <text:p>252,67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office:value-type="float" office:value="0" calcext:value-type="float">
            <text:p>0</text:p>
          </table:table-cell>
          <table:table-cell office:value-type="float" office:value="580.89" calcext:value-type="float">
            <text:p>580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6" calcext:value-type="float">
            <text:p>8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7" calcext:value-type="float">
            <text:p>9187</text:p>
          </table:table-cell>
          <table:table-cell table:style-name="ce4" office:value-type="float" office:value="46299" calcext:value-type="float">
            <text:p>462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9.73" calcext:value-type="float">
            <text:p>17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.71" calcext:value-type="float">
            <text:p>409,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.28" calcext:value-type="float">
            <text:p>87,28</text:p>
          </table:table-cell>
          <table:table-cell office:value-type="float" office:value="73.77" calcext:value-type="float">
            <text:p>73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2" calcext:value-type="float">
            <text:p>2,42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9236" calcext:value-type="float">
            <text:p>9236</text:p>
          </table:table-cell>
          <table:table-cell table:style-name="ce4" office:value-type="float" office:value="46954" calcext:value-type="float">
            <text:p>469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77.19" calcext:value-type="float">
            <text:p>1877,19</text:p>
          </table:table-cell>
          <table:table-cell office:value-type="float" office:value="646.54" calcext:value-type="float">
            <text:p>646,54</text:p>
          </table:table-cell>
          <table:table-cell office:value-type="float" office:value="0" calcext:value-type="float">
            <text:p>0</text:p>
          </table:table-cell>
          <table:table-cell office:value-type="float" office:value="128.93" calcext:value-type="float">
            <text:p>128,93</text:p>
          </table:table-cell>
          <table:table-cell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5.44" calcext:value-type="float">
            <text:p>5,44</text:p>
          </table:table-cell>
          <table:table-cell office:value-type="float" office:value="0" calcext:value-type="float">
            <text:p>0</text:p>
          </table:table-cell>
          <table:table-cell office:value-type="float" office:value="-152.5" calcext:value-type="float">
            <text:p>-152,5</text:p>
          </table:table-cell>
          <table:table-cell office:value-type="float" office:value="0" calcext:value-type="float">
            <text:p>0</text:p>
          </table:table-cell>
          <table:table-cell office:value-type="float" office:value="358.24" calcext:value-type="float">
            <text:p>358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.57" calcext:value-type="float">
            <text:p>1741,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4.13" calcext:value-type="float">
            <text:p>264,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37" calcext:value-type="float">
            <text:p>9637</text:p>
          </table:table-cell>
          <table:table-cell table:style-name="ce4" office:value-type="float" office:value="47759" calcext:value-type="float">
            <text:p>477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.77" calcext:value-type="float">
            <text:p>209,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4.45" calcext:value-type="float">
            <text:p>394,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04" calcext:value-type="float">
            <text:p>9204</text:p>
          </table:table-cell>
          <table:table-cell table:style-name="ce4" office:value-type="float" office:value="46543" calcext:value-type="float">
            <text:p>465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55.79" calcext:value-type="float">
            <text:p>2955,79</text:p>
          </table:table-cell>
          <table:table-cell office:value-type="float" office:value="3104.35" calcext:value-type="float">
            <text:p>3104,35</text:p>
          </table:table-cell>
          <table:table-cell office:value-type="float" office:value="6874.21" calcext:value-type="float">
            <text:p>6874,21</text:p>
          </table:table-cell>
          <table:table-cell office:value-type="float" office:value="1264.72" calcext:value-type="float">
            <text:p>1264,72</text:p>
          </table:table-cell>
          <table:table-cell office:value-type="float" office:value="302.7" calcext:value-type="float">
            <text:p>302,7</text:p>
          </table:table-cell>
          <table:table-cell office:value-type="float" office:value="2624.89" calcext:value-type="float">
            <text:p>2624,89</text:p>
          </table:table-cell>
          <table:table-cell office:value-type="float" office:value="1602.07" calcext:value-type="float">
            <text:p>1602,07</text:p>
          </table:table-cell>
          <table:table-cell office:value-type="float" office:value="143.65" calcext:value-type="float">
            <text:p>143,65</text:p>
          </table:table-cell>
          <table:table-cell office:value-type="float" office:value="434.98" calcext:value-type="float">
            <text:p>434,98</text:p>
          </table:table-cell>
          <table:table-cell office:value-type="float" office:value="0" calcext:value-type="float">
            <text:p>0</text:p>
          </table:table-cell>
          <table:table-cell office:value-type="float" office:value="563.59" calcext:value-type="float">
            <text:p>563,59</text:p>
          </table:table-cell>
          <table:table-cell office:value-type="float" office:value="2194.83" calcext:value-type="float">
            <text:p>2194,83</text:p>
          </table:table-cell>
          <table:table-cell office:value-type="float" office:value="8531.34" calcext:value-type="float">
            <text:p>8531,34</text:p>
          </table:table-cell>
          <table:table-cell office:value-type="float" office:value="2518.97" calcext:value-type="float">
            <text:p>2518,97</text:p>
          </table:table-cell>
          <table:table-cell office:value-type="float" office:value="0" calcext:value-type="float">
            <text:p>0</text:p>
          </table:table-cell>
          <table:table-cell office:value-type="float" office:value="1048.53" calcext:value-type="float">
            <text:p>1048,53</text:p>
          </table:table-cell>
          <table:table-cell office:value-type="float" office:value="0" calcext:value-type="float">
            <text:p>0</text:p>
          </table:table-cell>
          <table:table-cell office:value-type="float" office:value="532.53" calcext:value-type="float">
            <text:p>532,53</text:p>
          </table:table-cell>
          <table:table-cell office:value-type="float" office:value="810.73" calcext:value-type="float">
            <text:p>810,73</text:p>
          </table:table-cell>
          <table:table-cell office:value-type="float" office:value="5355.26" calcext:value-type="float">
            <text:p>5355,26</text:p>
          </table:table-cell>
          <table:table-cell office:value-type="float" office:value="6181.26" calcext:value-type="float">
            <text:p>6181,26</text:p>
          </table:table-cell>
          <table:table-cell office:value-type="float" office:value="4279.97" calcext:value-type="float">
            <text:p>4279,97</text:p>
          </table:table-cell>
          <table:table-cell office:value-type="float" office:value="3290.27" calcext:value-type="float">
            <text:p>3290,27</text:p>
          </table:table-cell>
          <table:table-cell office:value-type="float" office:value="2926.54" calcext:value-type="float">
            <text:p>2926,54</text:p>
          </table:table-cell>
          <table:table-cell office:value-type="float" office:value="2.98" calcext:value-type="float">
            <text:p>2,98</text:p>
          </table:table-cell>
          <table:table-cell office:value-type="float" office:value="715.66" calcext:value-type="float">
            <text:p>715,66</text:p>
          </table:table-cell>
          <table:table-cell office:value-type="float" office:value="0" calcext:value-type="float">
            <text:p>0</text:p>
          </table:table-cell>
          <table:table-cell office:value-type="float" office:value="354.28" calcext:value-type="float">
            <text:p>354,28</text:p>
          </table:table-cell>
          <table:table-cell office:value-type="float" office:value="83.51" calcext:value-type="float">
            <text:p>83,51</text:p>
          </table:table-cell>
          <table:table-cell office:value-type="float" office:value="301.9" calcext:value-type="float">
            <text:p>301,9</text:p>
          </table:table-cell>
          <table:table-cell table:style-name="ce4" office:value-type="float" office:value="14049" calcext:value-type="float">
            <text:p>14049</text:p>
          </table:table-cell>
          <table:table-cell table:style-name="ce4" office:value-type="float" office:value="71352" calcext:value-type="float">
            <text:p>713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88.06" calcext:value-type="float">
            <text:p>1188,06</text:p>
          </table:table-cell>
          <table:table-cell office:value-type="float" office:value="9.25" calcext:value-type="float">
            <text:p>9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.79" calcext:value-type="float">
            <text:p>113,79</text:p>
          </table:table-cell>
          <table:table-cell office:value-type="float" office:value="1.38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float" office:value="1829.33" calcext:value-type="float">
            <text:p>1829,33</text:p>
          </table:table-cell>
          <table:table-cell office:value-type="float" office:value="46.03" calcext:value-type="float">
            <text:p>46,03</text:p>
          </table:table-cell>
          <table:table-cell office:value-type="float" office:value="78.58" calcext:value-type="float">
            <text:p>78,58</text:p>
          </table:table-cell>
          <table:table-cell office:value-type="float" office:value="27.33" calcext:value-type="float">
            <text:p>27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9" calcext:value-type="float">
            <text:p>5,69</text:p>
          </table:table-cell>
          <table:table-cell office:value-type="float" office:value="0" calcext:value-type="float">
            <text:p>0</text:p>
          </table:table-cell>
          <table:table-cell office:value-type="float" office:value="5088.47" calcext:value-type="float">
            <text:p>5088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2" calcext:value-type="float">
            <text:p>17,62</text:p>
          </table:table-cell>
          <table:table-cell office:value-type="float" office:value="0" calcext:value-type="float">
            <text:p>0</text:p>
          </table:table-cell>
          <table:table-cell office:value-type="float" office:value="213.38" calcext:value-type="float">
            <text:p>213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.67" calcext:value-type="float">
            <text:p>699,67</text:p>
          </table:table-cell>
          <table:table-cell table:style-name="ce4" office:value-type="float" office:value="9708" calcext:value-type="float">
            <text:p>9708</text:p>
          </table:table-cell>
          <table:table-cell table:style-name="ce4" office:value-type="float" office:value="50825" calcext:value-type="float">
            <text:p>508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48.69" calcext:value-type="float">
            <text:p>6848,69</text:p>
          </table:table-cell>
          <table:table-cell office:value-type="float" office:value="144.91" calcext:value-type="float">
            <text:p>144,91</text:p>
          </table:table-cell>
          <table:table-cell office:value-type="float" office:value="14.58" calcext:value-type="float">
            <text:p>14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.88" calcext:value-type="float">
            <text:p>4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48" calcext:value-type="float">
            <text:p>159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1" calcext:value-type="float">
            <text:p>20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7.34" calcext:value-type="float">
            <text:p>3377,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7.55" calcext:value-type="float">
            <text:p>277,5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095" calcext:value-type="float">
            <text:p>10095</text:p>
          </table:table-cell>
          <table:table-cell table:style-name="ce4" office:value-type="float" office:value="50031" calcext:value-type="float">
            <text:p>50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6.68" calcext:value-type="float">
            <text:p>236,68</text:p>
          </table:table-cell>
          <table:table-cell office:value-type="float" office:value="71.92" calcext:value-type="float">
            <text:p>71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39" calcext:value-type="float">
            <text:p>60,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95" calcext:value-type="float">
            <text:p>9195</text:p>
          </table:table-cell>
          <table:table-cell table:style-name="ce4" office:value-type="float" office:value="46520" calcext:value-type="float">
            <text:p>465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94.34" calcext:value-type="float">
            <text:p>1994,34</text:p>
          </table:table-cell>
          <table:table-cell office:value-type="float" office:value="9.66" calcext:value-type="float">
            <text:p>9,66</text:p>
          </table:table-cell>
          <table:table-cell office:value-type="float" office:value="658.8" calcext:value-type="float">
            <text:p>658,8</text:p>
          </table:table-cell>
          <table:table-cell office:value-type="float" office:value="87.62" calcext:value-type="float">
            <text:p>87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14" calcext:value-type="float">
            <text:p>59,14</text:p>
          </table:table-cell>
          <table:table-cell office:value-type="float" office:value="461.54" calcext:value-type="float">
            <text:p>461,54</text:p>
          </table:table-cell>
          <table:table-cell office:value-type="float" office:value="0" calcext:value-type="float">
            <text:p>0</text:p>
          </table:table-cell>
          <table:table-cell office:value-type="float" office:value="561.29" calcext:value-type="float">
            <text:p>561,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6.86" calcext:value-type="float">
            <text:p>316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34" calcext:value-type="float">
            <text:p>62,34</text:p>
          </table:table-cell>
          <table:table-cell office:value-type="float" office:value="0" calcext:value-type="float">
            <text:p>0</text:p>
          </table:table-cell>
          <table:table-cell office:value-type="float" office:value="-39.5" calcext:value-type="float">
            <text:p>-39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04" calcext:value-type="float">
            <text:p>161,04</text:p>
          </table:table-cell>
          <table:table-cell table:style-name="ce4" office:value-type="float" office:value="9759" calcext:value-type="float">
            <text:p>9759</text:p>
          </table:table-cell>
          <table:table-cell table:style-name="ce4" office:value-type="float" office:value="50606" calcext:value-type="float">
            <text:p>506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1567.1" calcext:value-type="float">
            <text:p>211567,1</text:p>
          </table:table-cell>
          <table:table-cell office:value-type="float" office:value="0" calcext:value-type="float">
            <text:p>0</text:p>
          </table:table-cell>
          <table:table-cell office:value-type="float" office:value="15973.19" calcext:value-type="float">
            <text:p>15973,19</text:p>
          </table:table-cell>
          <table:table-cell office:value-type="float" office:value="1269.31" calcext:value-type="float">
            <text:p>1269,31</text:p>
          </table:table-cell>
          <table:table-cell office:value-type="float" office:value="0" calcext:value-type="float">
            <text:p>0</text:p>
          </table:table-cell>
          <table:table-cell office:value-type="float" office:value="2772.16" calcext:value-type="float">
            <text:p>2772,16</text:p>
          </table:table-cell>
          <table:table-cell office:value-type="float" office:value="146.89" calcext:value-type="float">
            <text:p>146,89</text:p>
          </table:table-cell>
          <table:table-cell office:value-type="float" office:value="1271.43" calcext:value-type="float">
            <text:p>1271,43</text:p>
          </table:table-cell>
          <table:table-cell office:value-type="float" office:value="3149.3" calcext:value-type="float">
            <text:p>3149,3</text:p>
          </table:table-cell>
          <table:table-cell office:value-type="float" office:value="0" calcext:value-type="float">
            <text:p>0</text:p>
          </table:table-cell>
          <table:table-cell office:value-type="float" office:value="724.99" calcext:value-type="float">
            <text:p>724,99</text:p>
          </table:table-cell>
          <table:table-cell office:value-type="float" office:value="0" calcext:value-type="float">
            <text:p>0</text:p>
          </table:table-cell>
          <table:table-cell office:value-type="float" office:value="3387.04" calcext:value-type="float">
            <text:p>338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4.28" calcext:value-type="float">
            <text:p>8354,28</text:p>
          </table:table-cell>
          <table:table-cell office:value-type="float" office:value="0" calcext:value-type="float">
            <text:p>0</text:p>
          </table:table-cell>
          <table:table-cell office:value-type="float" office:value="11.35" calcext:value-type="float">
            <text:p>11,35</text:p>
          </table:table-cell>
          <table:table-cell office:value-type="float" office:value="0" calcext:value-type="float">
            <text:p>0</text:p>
          </table:table-cell>
          <table:table-cell office:value-type="float" office:value="539394.49" calcext:value-type="float">
            <text:p>539394,49</text:p>
          </table:table-cell>
          <table:table-cell office:value-type="float" office:value="15968.34" calcext:value-type="float">
            <text:p>15968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46" calcext:value-type="float">
            <text:p>364,46</text:p>
          </table:table-cell>
          <table:table-cell office:value-type="float" office:value="0" calcext:value-type="float">
            <text:p>0</text:p>
          </table:table-cell>
          <table:table-cell office:value-type="float" office:value="8526.65" calcext:value-type="float">
            <text:p>8526,65</text:p>
          </table:table-cell>
          <table:table-cell office:value-type="float" office:value="0" calcext:value-type="float">
            <text:p>0</text:p>
          </table:table-cell>
          <table:table-cell office:value-type="float" office:value="12.66" calcext:value-type="float">
            <text:p>12,66</text:p>
          </table:table-cell>
          <table:table-cell office:value-type="float" office:value="0" calcext:value-type="float">
            <text:p>0</text:p>
          </table:table-cell>
          <table:table-cell office:value-type="float" office:value="831.92" calcext:value-type="float">
            <text:p>831,92</text:p>
          </table:table-cell>
          <table:table-cell table:style-name="ce4" office:value-type="float" office:value="51841" calcext:value-type="float">
            <text:p>51841</text:p>
          </table:table-cell>
          <table:table-cell table:style-name="ce4" office:value-type="float" office:value="199263" calcext:value-type="float">
            <text:p>1992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9.98" calcext:value-type="float">
            <text:p>699,98</text:p>
          </table:table-cell>
          <table:table-cell office:value-type="float" office:value="337.71" calcext:value-type="float">
            <text:p>337,71</text:p>
          </table:table-cell>
          <table:table-cell office:value-type="float" office:value="2317.45" calcext:value-type="float">
            <text:p>2317,45</text:p>
          </table:table-cell>
          <table:table-cell office:value-type="float" office:value="235.25" calcext:value-type="float">
            <text:p>235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3" calcext:value-type="float">
            <text:p>19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1" calcext:value-type="float">
            <text:p>16,31</text:p>
          </table:table-cell>
          <table:table-cell office:value-type="float" office:value="222.72" calcext:value-type="float">
            <text:p>222,72</text:p>
          </table:table-cell>
          <table:table-cell office:value-type="float" office:value="16.75" calcext:value-type="float">
            <text:p>16,75</text:p>
          </table:table-cell>
          <table:table-cell office:value-type="float" office:value="31.49" calcext:value-type="float">
            <text:p>31,49</text:p>
          </table:table-cell>
          <table:table-cell office:value-type="float" office:value="0" calcext:value-type="float">
            <text:p>0</text:p>
          </table:table-cell>
          <table:table-cell office:value-type="float" office:value="882.32" calcext:value-type="float">
            <text:p>88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.11" calcext:value-type="float">
            <text:p>577,11</text:p>
          </table:table-cell>
          <table:table-cell office:value-type="float" office:value="723.67" calcext:value-type="float">
            <text:p>723,67</text:p>
          </table:table-cell>
          <table:table-cell office:value-type="float" office:value="0" calcext:value-type="float">
            <text:p>0</text:p>
          </table:table-cell>
          <table:table-cell office:value-type="float" office:value="65.48" calcext:value-type="float">
            <text:p>65,48</text:p>
          </table:table-cell>
          <table:table-cell office:value-type="float" office:value="91.27" calcext:value-type="float">
            <text:p>91,27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282.41" calcext:value-type="float">
            <text:p>282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95" calcext:value-type="float">
            <text:p>9795</text:p>
          </table:table-cell>
          <table:table-cell table:style-name="ce4" office:value-type="float" office:value="50474" calcext:value-type="float">
            <text:p>504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.94" calcext:value-type="float">
            <text:p>341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38" calcext:value-type="float">
            <text:p>-40,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34.88" calcext:value-type="float">
            <text:p>1234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2" calcext:value-type="float">
            <text:p>92,7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84" calcext:value-type="float">
            <text:p>9384</text:p>
          </table:table-cell>
          <table:table-cell table:style-name="ce4" office:value-type="float" office:value="47031" calcext:value-type="float">
            <text:p>470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6.1" calcext:value-type="float">
            <text:p>2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7.33" calcext:value-type="float">
            <text:p>157,3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.98" calcext:value-type="float">
            <text:p>10,9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47" calcext:value-type="float">
            <text:p>9147</text:p>
          </table:table-cell>
          <table:table-cell table:style-name="ce4" office:value-type="float" office:value="46383" calcext:value-type="float">
            <text:p>463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.77" calcext:value-type="float">
            <text:p>636,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6.04" calcext:value-type="float">
            <text:p>736,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30" calcext:value-type="float">
            <text:p>9330</text:p>
          </table:table-cell>
          <table:table-cell table:style-name="ce4" office:value-type="float" office:value="47276" calcext:value-type="float">
            <text:p>472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9.49" calcext:value-type="float">
            <text:p>2339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85" calcext:value-type="float">
            <text:p>309,85</text:p>
          </table:table-cell>
          <table:table-cell office:value-type="float" office:value="0" calcext:value-type="float">
            <text:p>0</text:p>
          </table:table-cell>
          <table:table-cell office:value-type="float" office:value="68.32" calcext:value-type="float">
            <text:p>68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.33" calcext:value-type="float">
            <text:p>1670,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.67" calcext:value-type="float">
            <text:p>216,67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9478" calcext:value-type="float">
            <text:p>9478</text:p>
          </table:table-cell>
          <table:table-cell table:style-name="ce4" office:value-type="float" office:value="48494" calcext:value-type="float">
            <text:p>484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83" calcext:value-type="float">
            <text:p>227,83</text:p>
          </table:table-cell>
          <table:table-cell office:value-type="float" office:value="5136.83" calcext:value-type="float">
            <text:p>5136,83</text:p>
          </table:table-cell>
          <table:table-cell office:value-type="float" office:value="653.55" calcext:value-type="float">
            <text:p>653,55</text:p>
          </table:table-cell>
          <table:table-cell office:value-type="float" office:value="0" calcext:value-type="float">
            <text:p>0</text:p>
          </table:table-cell>
          <table:table-cell office:value-type="float" office:value="327.19" calcext:value-type="float">
            <text:p>327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4.26" calcext:value-type="float">
            <text:p>3054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.13" calcext:value-type="float">
            <text:p>54,13</text:p>
          </table:table-cell>
          <table:table-cell office:value-type="float" office:value="0" calcext:value-type="float">
            <text:p>0</text:p>
          </table:table-cell>
          <table:table-cell office:value-type="float" office:value="48.52" calcext:value-type="float">
            <text:p>48,52</text:p>
          </table:table-cell>
          <table:table-cell office:value-type="float" office:value="2823.71" calcext:value-type="float">
            <text:p>282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9" calcext:value-type="float">
            <text:p>12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35" calcext:value-type="float">
            <text:p>86,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420" calcext:value-type="float">
            <text:p>10420</text:p>
          </table:table-cell>
          <table:table-cell table:style-name="ce4" office:value-type="float" office:value="54957" calcext:value-type="float">
            <text:p>549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.79" calcext:value-type="float">
            <text:p>46,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1.94" calcext:value-type="float">
            <text:p>1371,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.31" calcext:value-type="float">
            <text:p>23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46.48" calcext:value-type="float">
            <text:p>46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24" calcext:value-type="float">
            <text:p>9224</text:p>
          </table:table-cell>
          <table:table-cell table:style-name="ce4" office:value-type="float" office:value="46988" calcext:value-type="float">
            <text:p>469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490.61" calcext:value-type="float">
            <text:p>149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46" calcext:value-type="float">
            <text:p>70,4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6.24" calcext:value-type="float">
            <text:p>106,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57" calcext:value-type="float">
            <text:p>9457</text:p>
          </table:table-cell>
          <table:table-cell table:style-name="ce4" office:value-type="float" office:value="48193" calcext:value-type="float">
            <text:p>481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.28" calcext:value-type="float">
            <text:p>34,28</text:p>
          </table:table-cell>
          <table:table-cell office:value-type="float" office:value="0" calcext:value-type="float">
            <text:p>0</text:p>
          </table:table-cell>
          <table:table-cell office:value-type="float" office:value="1439.69" calcext:value-type="float">
            <text:p>1439,69</text:p>
          </table:table-cell>
          <table:table-cell office:value-type="float" office:value="10256.2" calcext:value-type="float">
            <text:p>1025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.04" calcext:value-type="float">
            <text:p>616,04</text:p>
          </table:table-cell>
          <table:table-cell office:value-type="float" office:value="0" calcext:value-type="float">
            <text:p>0</text:p>
          </table:table-cell>
          <table:table-cell office:value-type="float" office:value="34.16" calcext:value-type="float">
            <text:p>34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21.27" calcext:value-type="float">
            <text:p>51421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.9" calcext:value-type="float">
            <text:p>540,9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,7</text:p>
          </table:table-cell>
          <table:table-cell office:value-type="float" office:value="322.23" calcext:value-type="float">
            <text:p>322,23</text:p>
          </table:table-cell>
          <table:table-cell office:value-type="float" office:value="0" calcext:value-type="float">
            <text:p>0</text:p>
          </table:table-cell>
          <table:table-cell office:value-type="float" office:value="502.64" calcext:value-type="float">
            <text:p>502,64</text:p>
          </table:table-cell>
          <table:table-cell office:value-type="float" office:value="0" calcext:value-type="float">
            <text:p>0</text:p>
          </table:table-cell>
          <table:table-cell office:value-type="float" office:value="321.87" calcext:value-type="float">
            <text:p>321,87</text:p>
          </table:table-cell>
          <table:table-cell office:value-type="float" office:value="62.54" calcext:value-type="float">
            <text:p>62,54</text:p>
          </table:table-cell>
          <table:table-cell office:value-type="float" office:value="0" calcext:value-type="float">
            <text:p>0</text:p>
          </table:table-cell>
          <table:table-cell office:value-type="float" office:value="202.52" calcext:value-type="float">
            <text:p>202,52</text:p>
          </table:table-cell>
          <table:table-cell office:value-type="float" office:value="0" calcext:value-type="float">
            <text:p>0</text:p>
          </table:table-cell>
          <table:table-cell office:value-type="float" office:value="226.14" calcext:value-type="float">
            <text:p>226,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487" calcext:value-type="float">
            <text:p>13487</text:p>
          </table:table-cell>
          <table:table-cell table:style-name="ce4" office:value-type="float" office:value="84344" calcext:value-type="float">
            <text:p>843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29" calcext:value-type="float">
            <text:p>3452,29</text:p>
          </table:table-cell>
          <table:table-cell office:value-type="float" office:value="615.89" calcext:value-type="float">
            <text:p>615,89</text:p>
          </table:table-cell>
          <table:table-cell office:value-type="float" office:value="0" calcext:value-type="float">
            <text:p>0</text:p>
          </table:table-cell>
          <table:table-cell office:value-type="float" office:value="3686.09" calcext:value-type="float">
            <text:p>3686,09</text:p>
          </table:table-cell>
          <table:table-cell office:value-type="float" office:value="636.5" calcext:value-type="float">
            <text:p>636,5</text:p>
          </table:table-cell>
          <table:table-cell office:value-type="float" office:value="0" calcext:value-type="float">
            <text:p>0</text:p>
          </table:table-cell>
          <table:table-cell office:value-type="float" office:value="89.48" calcext:value-type="float">
            <text:p>89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21" calcext:value-type="float">
            <text:p>332,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.94" calcext:value-type="float">
            <text:p>159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.69" calcext:value-type="float">
            <text:p>103,6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426" calcext:value-type="float">
            <text:p>10426</text:p>
          </table:table-cell>
          <table:table-cell table:style-name="ce4" office:value-type="float" office:value="54506" calcext:value-type="float">
            <text:p>545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28" calcext:value-type="float">
            <text:p>39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24" calcext:value-type="float">
            <text:p>51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18" calcext:value-type="float">
            <text:p>119,18</text:p>
          </table:table-cell>
          <table:table-cell office:value-type="float" office:value="23.06" calcext:value-type="float">
            <text:p>23,06</text:p>
          </table:table-cell>
          <table:table-cell office:value-type="float" office:value="157.14" calcext:value-type="float">
            <text:p>15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7" calcext:value-type="float">
            <text:p>33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.92" calcext:value-type="float">
            <text:p>336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75" calcext:value-type="float">
            <text:p>9175</text:p>
          </table:table-cell>
          <table:table-cell table:style-name="ce4" office:value-type="float" office:value="46701" calcext:value-type="float">
            <text:p>467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6.39" calcext:value-type="float">
            <text:p>726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1.68" calcext:value-type="float">
            <text:p>431,68</text:p>
          </table:table-cell>
          <table:table-cell office:value-type="float" office:value="7.32" calcext:value-type="float">
            <text:p>7,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74.61" calcext:value-type="float">
            <text:p>774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office:value-type="float" office:value="46930" calcext:value-type="float">
            <text:p>469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6.47" calcext:value-type="float">
            <text:p>606,47</text:p>
          </table:table-cell>
          <table:table-cell office:value-type="float" office:value="0" calcext:value-type="float">
            <text:p>0</text:p>
          </table:table-cell>
          <table:table-cell office:value-type="float" office:value="24.27" calcext:value-type="float">
            <text:p>2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.75" calcext:value-type="float">
            <text:p>1802,75</text:p>
          </table:table-cell>
          <table:table-cell office:value-type="float" office:value="516.92" calcext:value-type="float">
            <text:p>516,92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2920.12" calcext:value-type="float">
            <text:p>2920,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6.89" calcext:value-type="float">
            <text:p>216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95" calcext:value-type="float">
            <text:p>45,95</text:p>
          </table:table-cell>
          <table:table-cell office:value-type="float" office:value="0" calcext:value-type="float">
            <text:p>0</text:p>
          </table:table-cell>
          <table:table-cell office:value-type="float" office:value="-12.2" calcext:value-type="float">
            <text:p>-12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815" calcext:value-type="float">
            <text:p>9815</text:p>
          </table:table-cell>
          <table:table-cell table:style-name="ce4" office:value-type="float" office:value="49357" calcext:value-type="float">
            <text:p>493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8.69" calcext:value-type="float">
            <text:p>918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9.59" calcext:value-type="float">
            <text:p>8409,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.41" calcext:value-type="float">
            <text:p>44,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817" calcext:value-type="float">
            <text:p>9817</text:p>
          </table:table-cell>
          <table:table-cell table:style-name="ce4" office:value-type="float" office:value="48631" calcext:value-type="float">
            <text:p>486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101.89" calcext:value-type="float">
            <text:p>73101,89</text:p>
          </table:table-cell>
          <table:table-cell office:value-type="float" office:value="20.06" calcext:value-type="float">
            <text:p>20,06</text:p>
          </table:table-cell>
          <table:table-cell office:value-type="float" office:value="0" calcext:value-type="float">
            <text:p>0</text:p>
          </table:table-cell>
          <table:table-cell office:value-type="float" office:value="78.25" calcext:value-type="float">
            <text:p>7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378.1" calcext:value-type="float">
            <text:p>98378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55" calcext:value-type="float">
            <text:p>5,55</text:p>
          </table:table-cell>
          <table:table-cell office:value-type="float" office:value="0" calcext:value-type="float">
            <text:p>0</text:p>
          </table:table-cell>
          <table:table-cell office:value-type="float" office:value="25.38" calcext:value-type="float">
            <text:p>25,3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4953" calcext:value-type="float">
            <text:p>24953</text:p>
          </table:table-cell>
          <table:table-cell table:style-name="ce4" office:value-type="float" office:value="117701" calcext:value-type="float">
            <text:p>1177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127.67" calcext:value-type="float">
            <text:p>26127,67</text:p>
          </table:table-cell>
          <table:table-cell office:value-type="float" office:value="3.61" calcext:value-type="float">
            <text:p>3,61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22.14" calcext:value-type="float">
            <text:p>24422,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.85" calcext:value-type="float">
            <text:p>32,85</text:p>
          </table:table-cell>
          <table:table-cell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4425" calcext:value-type="float">
            <text:p>14425</text:p>
          </table:table-cell>
          <table:table-cell table:style-name="ce4" office:value-type="float" office:value="69720" calcext:value-type="float">
            <text:p>697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506.33" calcext:value-type="float">
            <text:p>49506,33</text:p>
          </table:table-cell>
          <table:table-cell office:value-type="float" office:value="0" calcext:value-type="float">
            <text:p>0</text:p>
          </table:table-cell>
          <table:table-cell office:value-type="float" office:value="1623.17" calcext:value-type="float">
            <text:p>1623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1" calcext:value-type="float">
            <text:p>8,51</text:p>
          </table:table-cell>
          <table:table-cell office:value-type="float" office:value="26.94" calcext:value-type="float">
            <text:p>26,94</text:p>
          </table:table-cell>
          <table:table-cell office:value-type="float" office:value="4485.98" calcext:value-type="float">
            <text:p>4485,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2415.15" calcext:value-type="float">
            <text:p>72415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20.07" calcext:value-type="float">
            <text:p>2920,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8134" calcext:value-type="float">
            <text:p>18134</text:p>
          </table:table-cell>
          <table:table-cell table:style-name="ce4" office:value-type="float" office:value="76478" calcext:value-type="float">
            <text:p>764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329.04" calcext:value-type="float">
            <text:p>35329,04</text:p>
          </table:table-cell>
          <table:table-cell office:value-type="float" office:value="41.53" calcext:value-type="float">
            <text:p>41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5" calcext:value-type="float">
            <text:p>98,25</text:p>
          </table:table-cell>
          <table:table-cell office:value-type="float" office:value="7.47" calcext:value-type="float">
            <text:p>7,47</text:p>
          </table:table-cell>
          <table:table-cell office:value-type="float" office:value="916.23" calcext:value-type="float">
            <text:p>916,23</text:p>
          </table:table-cell>
          <table:table-cell office:value-type="float" office:value="36.57" calcext:value-type="float">
            <text:p>3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52" calcext:value-type="float">
            <text:p>122,52</text:p>
          </table:table-cell>
          <table:table-cell office:value-type="float" office:value="53.88" calcext:value-type="float">
            <text:p>53,88</text:p>
          </table:table-cell>
          <table:table-cell office:value-type="float" office:value="26.64" calcext:value-type="float">
            <text:p>26,64</text:p>
          </table:table-cell>
          <table:table-cell office:value-type="float" office:value="29.96" calcext:value-type="float">
            <text:p>29,96</text:p>
          </table:table-cell>
          <table:table-cell office:value-type="float" office:value="0" calcext:value-type="float">
            <text:p>0</text:p>
          </table:table-cell>
          <table:table-cell office:value-type="float" office:value="50.95" calcext:value-type="float">
            <text:p>50,95</text:p>
          </table:table-cell>
          <table:table-cell office:value-type="float" office:value="0" calcext:value-type="float">
            <text:p>0</text:p>
          </table:table-cell>
          <table:table-cell office:value-type="float" office:value="121.93" calcext:value-type="float">
            <text:p>121,93</text:p>
          </table:table-cell>
          <table:table-cell office:value-type="float" office:value="0" calcext:value-type="float">
            <text:p>0</text:p>
          </table:table-cell>
          <table:table-cell office:value-type="float" office:value="63260.57" calcext:value-type="float">
            <text:p>63260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.35" calcext:value-type="float">
            <text:p>656,35</text:p>
          </table:table-cell>
          <table:table-cell office:value-type="float" office:value="909.25" calcext:value-type="float">
            <text:p>909,25</text:p>
          </table:table-cell>
          <table:table-cell office:value-type="float" office:value="329.4" calcext:value-type="float">
            <text:p>329,4</text:p>
          </table:table-cell>
          <table:table-cell office:value-type="float" office:value="0" calcext:value-type="float">
            <text:p>0</text:p>
          </table:table-cell>
          <table:table-cell office:value-type="float" office:value="82.33" calcext:value-type="float">
            <text:p>82,33</text:p>
          </table:table-cell>
          <table:table-cell office:value-type="float" office:value="11.69" calcext:value-type="float">
            <text:p>11,69</text:p>
          </table:table-cell>
          <table:table-cell office:value-type="float" office:value="155.16" calcext:value-type="float">
            <text:p>155,16</text:p>
          </table:table-cell>
          <table:table-cell table:style-name="ce4" office:value-type="float" office:value="15577" calcext:value-type="float">
            <text:p>15577</text:p>
          </table:table-cell>
          <table:table-cell table:style-name="ce4" office:value-type="float" office:value="71257" calcext:value-type="float">
            <text:p>712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6.54" calcext:value-type="float">
            <text:p>136,54</text:p>
          </table:table-cell>
          <table:table-cell office:value-type="float" office:value="0" calcext:value-type="float">
            <text:p>0</text:p>
          </table:table-cell>
          <table:table-cell office:value-type="float" office:value="140.42" calcext:value-type="float">
            <text:p>14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6" calcext:value-type="float">
            <text:p>12,76</text:p>
          </table:table-cell>
          <table:table-cell office:value-type="float" office:value="15.49" calcext:value-type="float">
            <text:p>15,49</text:p>
          </table:table-cell>
          <table:table-cell office:value-type="float" office:value="138.67" calcext:value-type="float">
            <text:p>138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.63" calcext:value-type="float">
            <text:p>260,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0" calcext:value-type="float">
            <text:p>0</text:p>
          </table:table-cell>
          <table:table-cell office:value-type="float" office:value="52.25" calcext:value-type="float">
            <text:p>5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3" calcext:value-type="float">
            <text:p>5,5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92" calcext:value-type="float">
            <text:p>9192</text:p>
          </table:table-cell>
          <table:table-cell table:style-name="ce4" office:value-type="float" office:value="46740" calcext:value-type="float">
            <text:p>467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6.66" calcext:value-type="float">
            <text:p>126,66</text:p>
          </table:table-cell>
          <table:table-cell office:value-type="float" office:value="12.56" calcext:value-type="float">
            <text:p>12,56</text:p>
          </table:table-cell>
          <table:table-cell office:value-type="float" office:value="105.15" calcext:value-type="float">
            <text:p>105,15</text:p>
          </table:table-cell>
          <table:table-cell office:value-type="float" office:value="23.36" calcext:value-type="float">
            <text:p>23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9" calcext:value-type="float">
            <text:p>20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" calcext:value-type="float">
            <text:p>25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1.69" calcext:value-type="float">
            <text:p>321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6" calcext:value-type="float">
            <text:p>16,36</text:p>
          </table:table-cell>
          <table:table-cell office:value-type="float" office:value="3.56" calcext:value-type="float">
            <text:p>3,5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58" calcext:value-type="float">
            <text:p>9358</text:p>
          </table:table-cell>
          <table:table-cell table:style-name="ce4" office:value-type="float" office:value="47207" calcext:value-type="float">
            <text:p>472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.13" calcext:value-type="float">
            <text:p>154,13</text:p>
          </table:table-cell>
          <table:table-cell office:value-type="float" office:value="385.32" calcext:value-type="float">
            <text:p>385,32</text:p>
          </table:table-cell>
          <table:table-cell office:value-type="float" office:value="0" calcext:value-type="float">
            <text:p>0</text:p>
          </table:table-cell>
          <table:table-cell office:value-type="float" office:value="54.46" calcext:value-type="float">
            <text:p>54,46</text:p>
          </table:table-cell>
          <table:table-cell office:value-type="float" office:value="0" calcext:value-type="float">
            <text:p>0</text:p>
          </table:table-cell>
          <table:table-cell office:value-type="float" office:value="150.36" calcext:value-type="float">
            <text:p>150,36</text:p>
          </table:table-cell>
          <table:table-cell office:value-type="float" office:value="487.66" calcext:value-type="float">
            <text:p>487,66</text:p>
          </table:table-cell>
          <table:table-cell office:value-type="float" office:value="266.99" calcext:value-type="float">
            <text:p>266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4" calcext:value-type="float">
            <text:p>23,64</text:p>
          </table:table-cell>
          <table:table-cell office:value-type="float" office:value="26.29" calcext:value-type="float">
            <text:p>26,29</text:p>
          </table:table-cell>
          <table:table-cell office:value-type="float" office:value="0" calcext:value-type="float">
            <text:p>0</text:p>
          </table:table-cell>
          <table:table-cell office:value-type="float" office:value="158.44" calcext:value-type="float">
            <text:p>158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2" calcext:value-type="float">
            <text:p>18,92</text:p>
          </table:table-cell>
          <table:table-cell office:value-type="float" office:value="21.64" calcext:value-type="float">
            <text:p>21,64</text:p>
          </table:table-cell>
          <table:table-cell office:value-type="float" office:value="643.89" calcext:value-type="float">
            <text:p>643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.59" calcext:value-type="float">
            <text:p>195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11" calcext:value-type="float">
            <text:p>49,11</text:p>
          </table:table-cell>
          <table:table-cell office:value-type="float" office:value="190.84" calcext:value-type="float">
            <text:p>190,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70" calcext:value-type="float">
            <text:p>9470</text:p>
          </table:table-cell>
          <table:table-cell table:style-name="ce4" office:value-type="float" office:value="47219" calcext:value-type="float">
            <text:p>472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9.2" calcext:value-type="float">
            <text:p>939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53.63" calcext:value-type="float">
            <text:p>53,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4" calcext:value-type="float">
            <text:p>2,54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,5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67" calcext:value-type="float">
            <text:p>9267</text:p>
          </table:table-cell>
          <table:table-cell table:style-name="ce4" office:value-type="float" office:value="47035" calcext:value-type="float">
            <text:p>470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1.29" calcext:value-type="float">
            <text:p>192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64" calcext:value-type="float">
            <text:p>802,64</text:p>
          </table:table-cell>
          <table:table-cell office:value-type="float" office:value="0" calcext:value-type="float">
            <text:p>0</text:p>
          </table:table-cell>
          <table:table-cell office:value-type="float" office:value="107.54" calcext:value-type="float">
            <text:p>107,54</text:p>
          </table:table-cell>
          <table:table-cell office:value-type="float" office:value="142.95" calcext:value-type="float">
            <text:p>142,95</text:p>
          </table:table-cell>
          <table:table-cell office:value-type="float" office:value="333.86" calcext:value-type="float">
            <text:p>333,86</text:p>
          </table:table-cell>
          <table:table-cell office:value-type="float" office:value="20.98" calcext:value-type="float">
            <text:p>20,98</text:p>
          </table:table-cell>
          <table:table-cell office:value-type="float" office:value="0" calcext:value-type="float">
            <text:p>0</text:p>
          </table:table-cell>
          <table:table-cell office:value-type="float" office:value="53.28" calcext:value-type="float">
            <text:p>53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5" calcext:value-type="float">
            <text:p>5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8" calcext:value-type="float">
            <text:p>58,58</text:p>
          </table:table-cell>
          <table:table-cell office:value-type="float" office:value="20.15" calcext:value-type="float">
            <text:p>20,15</text:p>
          </table:table-cell>
          <table:table-cell office:value-type="float" office:value="86.05" calcext:value-type="float">
            <text:p>86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25" calcext:value-type="float">
            <text:p>201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62" calcext:value-type="float">
            <text:p>14,62</text:p>
          </table:table-cell>
          <table:table-cell office:value-type="float" office:value="252.98" calcext:value-type="float">
            <text:p>252,98</text:p>
          </table:table-cell>
          <table:table-cell table:style-name="ce4" office:value-type="float" office:value="9799" calcext:value-type="float">
            <text:p>9799</text:p>
          </table:table-cell>
          <table:table-cell table:style-name="ce4" office:value-type="float" office:value="50067" calcext:value-type="float">
            <text:p>500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574.09" calcext:value-type="float">
            <text:p>574,09</text:p>
          </table:table-cell>
          <table:table-cell office:value-type="float" office:value="0" calcext:value-type="float">
            <text:p>0</text:p>
          </table:table-cell>
          <table:table-cell office:value-type="float" office:value="374.57" calcext:value-type="float">
            <text:p>374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32" calcext:value-type="float">
            <text:p>147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8" calcext:value-type="float">
            <text:p>17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.32" calcext:value-type="float">
            <text:p>465,32</text:p>
          </table:table-cell>
          <table:table-cell office:value-type="float" office:value="0" calcext:value-type="float">
            <text:p>0</text:p>
          </table:table-cell>
          <table:table-cell office:value-type="float" office:value="42.74" calcext:value-type="float">
            <text:p>42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12" calcext:value-type="float">
            <text:p>251,12</text:p>
          </table:table-cell>
          <table:table-cell office:value-type="float" office:value="0" calcext:value-type="float">
            <text:p>0</text:p>
          </table:table-cell>
          <table:table-cell office:value-type="float" office:value="642.11" calcext:value-type="float">
            <text:p>642,11</text:p>
          </table:table-cell>
          <table:table-cell office:value-type="float" office:value="5.59" calcext:value-type="float">
            <text:p>5,59</text:p>
          </table:table-cell>
          <table:table-cell office:value-type="float" office:value="55.13" calcext:value-type="float">
            <text:p>55,13</text:p>
          </table:table-cell>
          <table:table-cell office:value-type="float" office:value="72.92" calcext:value-type="float">
            <text:p>72,92</text:p>
          </table:table-cell>
          <table:table-cell office:value-type="float" office:value="26.21" calcext:value-type="float">
            <text:p>26,21</text:p>
          </table:table-cell>
          <table:table-cell table:style-name="ce4" office:value-type="float" office:value="8862" calcext:value-type="float">
            <text:p>8862</text:p>
          </table:table-cell>
          <table:table-cell table:style-name="ce4" office:value-type="float" office:value="42053" calcext:value-type="float">
            <text:p>420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78.1" calcext:value-type="float">
            <text:p>1378,1</text:p>
          </table:table-cell>
          <table:table-cell office:value-type="float" office:value="137.25" calcext:value-type="float">
            <text:p>137,25</text:p>
          </table:table-cell>
          <table:table-cell office:value-type="float" office:value="0" calcext:value-type="float">
            <text:p>0</text:p>
          </table:table-cell>
          <table:table-cell office:value-type="float" office:value="27.62" calcext:value-type="float">
            <text:p>27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67" calcext:value-type="float">
            <text:p>56,67</text:p>
          </table:table-cell>
          <table:table-cell office:value-type="float" office:value="0" calcext:value-type="float">
            <text:p>0</text:p>
          </table:table-cell>
          <table:table-cell office:value-type="float" office:value="55.51" calcext:value-type="float">
            <text:p>55,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73.97" calcext:value-type="float">
            <text:p>873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5" calcext:value-type="float">
            <text:p>8,55</text:p>
          </table:table-cell>
          <table:table-cell office:value-type="float" office:value="0" calcext:value-type="float">
            <text:p>0</text:p>
          </table:table-cell>
          <table:table-cell office:value-type="float" office:value="42.09" calcext:value-type="float">
            <text:p>42,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69" calcext:value-type="float">
            <text:p>9369</text:p>
          </table:table-cell>
          <table:table-cell table:style-name="ce4" office:value-type="float" office:value="47186" calcext:value-type="float">
            <text:p>471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.08" calcext:value-type="float">
            <text:p>143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6" calcext:value-type="float">
            <text:p>23,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38" calcext:value-type="float">
            <text:p>23,3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0" calcext:value-type="float">
            <text:p>0</text:p>
          </table:table-cell>
          <table:table-cell office:value-type="float" office:value="52.89" calcext:value-type="float">
            <text:p>52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99.55" calcext:value-type="float">
            <text:p>99,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49" calcext:value-type="float">
            <text:p>11,4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09" calcext:value-type="float">
            <text:p>9209</text:p>
          </table:table-cell>
          <table:table-cell table:style-name="ce4" office:value-type="float" office:value="46973" calcext:value-type="float">
            <text:p>469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16.27" calcext:value-type="float">
            <text:p>116,27</text:p>
          </table:table-cell>
          <table:table-cell office:value-type="float" office:value="70.26" calcext:value-type="float">
            <text:p>70,26</text:p>
          </table:table-cell>
          <table:table-cell office:value-type="float" office:value="45.38" calcext:value-type="float">
            <text:p>45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96" calcext:value-type="float">
            <text:p>407,96</text:p>
          </table:table-cell>
          <table:table-cell office:value-type="float" office:value="0" calcext:value-type="float">
            <text:p>0</text:p>
          </table:table-cell>
          <table:table-cell office:value-type="float" office:value="214.98" calcext:value-type="float">
            <text:p>214,98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,92</text:p>
          </table:table-cell>
          <table:table-cell office:value-type="float" office:value="0" calcext:value-type="float">
            <text:p>0</text:p>
          </table:table-cell>
          <table:table-cell office:value-type="float" office:value="268.45" calcext:value-type="float">
            <text:p>268,45</text:p>
          </table:table-cell>
          <table:table-cell office:value-type="float" office:value="349.37" calcext:value-type="float">
            <text:p>349,37</text:p>
          </table:table-cell>
          <table:table-cell office:value-type="float" office:value="173.65" calcext:value-type="float">
            <text:p>173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.61" calcext:value-type="float">
            <text:p>11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15" calcext:value-type="float">
            <text:p>439,15</text:p>
          </table:table-cell>
          <table:table-cell office:value-type="float" office:value="0" calcext:value-type="float">
            <text:p>0</text:p>
          </table:table-cell>
          <table:table-cell office:value-type="float" office:value="152.62" calcext:value-type="float">
            <text:p>152,62</text:p>
          </table:table-cell>
          <table:table-cell table:style-name="ce4" office:value-type="float" office:value="9118" calcext:value-type="float">
            <text:p>9118</text:p>
          </table:table-cell>
          <table:table-cell table:style-name="ce4" office:value-type="float" office:value="47241" calcext:value-type="float">
            <text:p>472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.76" calcext:value-type="float">
            <text:p>15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9" calcext:value-type="float">
            <text:p>3,39</text:p>
          </table:table-cell>
          <table:table-cell office:value-type="float" office:value="1153.69" calcext:value-type="float">
            <text:p>1153,69</text:p>
          </table:table-cell>
          <table:table-cell office:value-type="float" office:value="24.7" calcext:value-type="float">
            <text:p>24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3" calcext:value-type="float">
            <text:p>25,73</text:p>
          </table:table-cell>
          <table:table-cell office:value-type="float" office:value="0" calcext:value-type="float">
            <text:p>0</text:p>
          </table:table-cell>
          <table:table-cell office:value-type="float" office:value="244.65" calcext:value-type="float">
            <text:p>244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83" calcext:value-type="float">
            <text:p>113,83</text:p>
          </table:table-cell>
          <table:table-cell office:value-type="float" office:value="112.46" calcext:value-type="float">
            <text:p>112,46</text:p>
          </table:table-cell>
          <table:table-cell office:value-type="float" office:value="108.49" calcext:value-type="float">
            <text:p>108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.32" calcext:value-type="float">
            <text:p>738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96" calcext:value-type="float">
            <text:p>27,96</text:p>
          </table:table-cell>
          <table:table-cell office:value-type="float" office:value="0" calcext:value-type="float">
            <text:p>0</text:p>
          </table:table-cell>
          <table:table-cell office:value-type="float" office:value="74.42" calcext:value-type="float">
            <text:p>74,42</text:p>
          </table:table-cell>
          <table:table-cell table:style-name="ce4" office:value-type="float" office:value="9728" calcext:value-type="float">
            <text:p>9728</text:p>
          </table:table-cell>
          <table:table-cell table:style-name="ce4" office:value-type="float" office:value="48611" calcext:value-type="float">
            <text:p>486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,72</text:p>
          </table:table-cell>
          <table:table-cell office:value-type="float" office:value="24.06" calcext:value-type="float">
            <text:p>24,06</text:p>
          </table:table-cell>
          <table:table-cell office:value-type="float" office:value="3257.65" calcext:value-type="float">
            <text:p>3257,65</text:p>
          </table:table-cell>
          <table:table-cell office:value-type="float" office:value="20.54" calcext:value-type="float">
            <text:p>20,54</text:p>
          </table:table-cell>
          <table:table-cell office:value-type="float" office:value="0" calcext:value-type="float">
            <text:p>0</text:p>
          </table:table-cell>
          <table:table-cell office:value-type="float" office:value="156.01" calcext:value-type="float">
            <text:p>156,01</text:p>
          </table:table-cell>
          <table:table-cell office:value-type="float" office:value="1183.07" calcext:value-type="float">
            <text:p>1183,07</text:p>
          </table:table-cell>
          <table:table-cell office:value-type="float" office:value="95.72" calcext:value-type="float">
            <text:p>95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71" calcext:value-type="float">
            <text:p>150,71</text:p>
          </table:table-cell>
          <table:table-cell office:value-type="float" office:value="0" calcext:value-type="float">
            <text:p>0</text:p>
          </table:table-cell>
          <table:table-cell office:value-type="float" office:value="693.48" calcext:value-type="float">
            <text:p>693,48</text:p>
          </table:table-cell>
          <table:table-cell office:value-type="float" office:value="0" calcext:value-type="float">
            <text:p>0</text:p>
          </table:table-cell>
          <table:table-cell office:value-type="float" office:value="305.27" calcext:value-type="float">
            <text:p>305,27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,03</text:p>
          </table:table-cell>
          <table:table-cell office:value-type="float" office:value="0" calcext:value-type="float">
            <text:p>0</text:p>
          </table:table-cell>
          <table:table-cell office:value-type="float" office:value="148.03" calcext:value-type="float">
            <text:p>148,03</text:p>
          </table:table-cell>
          <table:table-cell office:value-type="float" office:value="476.85" calcext:value-type="float">
            <text:p>476,85</text:p>
          </table:table-cell>
          <table:table-cell office:value-type="float" office:value="0" calcext:value-type="float">
            <text:p>0</text:p>
          </table:table-cell>
          <table:table-cell office:value-type="float" office:value="90.52" calcext:value-type="float">
            <text:p>90,52</text:p>
          </table:table-cell>
          <table:table-cell office:value-type="float" office:value="203.54" calcext:value-type="float">
            <text:p>203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" calcext:value-type="float">
            <text:p>2,21</text:p>
          </table:table-cell>
          <table:table-cell table:style-name="ce4" office:value-type="float" office:value="10186" calcext:value-type="float">
            <text:p>10186</text:p>
          </table:table-cell>
          <table:table-cell table:style-name="ce4" office:value-type="float" office:value="53105" calcext:value-type="float">
            <text:p>531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26.83" calcext:value-type="float">
            <text:p>2226,83</text:p>
          </table:table-cell>
          <table:table-cell office:value-type="float" office:value="16.16" calcext:value-type="float">
            <text:p>16,16</text:p>
          </table:table-cell>
          <table:table-cell office:value-type="float" office:value="329.3" calcext:value-type="float">
            <text:p>32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2.81" calcext:value-type="float">
            <text:p>3142,81</text:p>
          </table:table-cell>
          <table:table-cell office:value-type="float" office:value="799.69" calcext:value-type="float">
            <text:p>799,69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8.83" calcext:value-type="float">
            <text:p>4078,83</text:p>
          </table:table-cell>
          <table:table-cell office:value-type="float" office:value="169.15" calcext:value-type="float">
            <text:p>169,15</text:p>
          </table:table-cell>
          <table:table-cell office:value-type="float" office:value="0" calcext:value-type="float">
            <text:p>0</text:p>
          </table:table-cell>
          <table:table-cell office:value-type="float" office:value="5.98" calcext:value-type="float">
            <text:p>5,98</text:p>
          </table:table-cell>
          <table:table-cell office:value-type="float" office:value="0" calcext:value-type="float">
            <text:p>0</text:p>
          </table:table-cell>
          <table:table-cell office:value-type="float" office:value="84.25" calcext:value-type="float">
            <text:p>84,25</text:p>
          </table:table-cell>
          <table:table-cell office:value-type="float" office:value="0" calcext:value-type="float">
            <text:p>0</text:p>
          </table:table-cell>
          <table:table-cell office:value-type="float" office:value="3059.25" calcext:value-type="float">
            <text:p>3059,25</text:p>
          </table:table-cell>
          <table:table-cell office:value-type="float" office:value="52.41" calcext:value-type="float">
            <text:p>52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.77" calcext:value-type="float">
            <text:p>587,77</text:p>
          </table:table-cell>
          <table:table-cell office:value-type="float" office:value="0" calcext:value-type="float">
            <text:p>0</text:p>
          </table:table-cell>
          <table:table-cell office:value-type="float" office:value="57.34" calcext:value-type="float">
            <text:p>57,34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647" calcext:value-type="float">
            <text:p>10647</text:p>
          </table:table-cell>
          <table:table-cell table:style-name="ce4" office:value-type="float" office:value="52490" calcext:value-type="float">
            <text:p>524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5.09" calcext:value-type="float">
            <text:p>855,09</text:p>
          </table:table-cell>
          <table:table-cell office:value-type="float" office:value="1468.14" calcext:value-type="float">
            <text:p>1468,14</text:p>
          </table:table-cell>
          <table:table-cell office:value-type="float" office:value="330.36" calcext:value-type="float">
            <text:p>330,36</text:p>
          </table:table-cell>
          <table:table-cell office:value-type="float" office:value="954.36" calcext:value-type="float">
            <text:p>954,36</text:p>
          </table:table-cell>
          <table:table-cell office:value-type="float" office:value="0" calcext:value-type="float">
            <text:p>0</text:p>
          </table:table-cell>
          <table:table-cell office:value-type="float" office:value="11871.19" calcext:value-type="float">
            <text:p>11871,19</text:p>
          </table:table-cell>
          <table:table-cell office:value-type="float" office:value="1216.34" calcext:value-type="float">
            <text:p>1216,34</text:p>
          </table:table-cell>
          <table:table-cell office:value-type="float" office:value="14.15" calcext:value-type="float">
            <text:p>14,15</text:p>
          </table:table-cell>
          <table:table-cell office:value-type="float" office:value="-18.89" calcext:value-type="float">
            <text:p>-18,89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,36</text:p>
          </table:table-cell>
          <table:table-cell office:value-type="float" office:value="565.97" calcext:value-type="float">
            <text:p>565,97</text:p>
          </table:table-cell>
          <table:table-cell office:value-type="float" office:value="797.4" calcext:value-type="float">
            <text:p>797,4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264.74" calcext:value-type="float">
            <text:p>264,74</text:p>
          </table:table-cell>
          <table:table-cell office:value-type="float" office:value="0" calcext:value-type="float">
            <text:p>0</text:p>
          </table:table-cell>
          <table:table-cell office:value-type="float" office:value="10.22" calcext:value-type="float">
            <text:p>10,22</text:p>
          </table:table-cell>
          <table:table-cell office:value-type="float" office:value="832.44" calcext:value-type="float">
            <text:p>832,44</text:p>
          </table:table-cell>
          <table:table-cell office:value-type="float" office:value="50.18" calcext:value-type="float">
            <text:p>50,18</text:p>
          </table:table-cell>
          <table:table-cell office:value-type="float" office:value="0" calcext:value-type="float">
            <text:p>0</text:p>
          </table:table-cell>
          <table:table-cell office:value-type="float" office:value="239.64" calcext:value-type="float">
            <text:p>239,64</text:p>
          </table:table-cell>
          <table:table-cell office:value-type="float" office:value="0" calcext:value-type="float">
            <text:p>0</text:p>
          </table:table-cell>
          <table:table-cell office:value-type="float" office:value="406.71" calcext:value-type="float">
            <text:p>406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36" calcext:value-type="float">
            <text:p>472,36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style-name="ce4" office:value-type="float" office:value="11820" calcext:value-type="float">
            <text:p>11820</text:p>
          </table:table-cell>
          <table:table-cell table:style-name="ce4" office:value-type="float" office:value="60134" calcext:value-type="float">
            <text:p>601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4" calcext:value-type="float">
            <text:p>83,54</text:p>
          </table:table-cell>
          <table:table-cell office:value-type="float" office:value="44.6" calcext:value-type="float">
            <text:p>4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.02" calcext:value-type="float">
            <text:p>180,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.37" calcext:value-type="float">
            <text:p>21,37</text:p>
          </table:table-cell>
          <table:table-cell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23" calcext:value-type="float">
            <text:p>23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53" calcext:value-type="float">
            <text:p>15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46450" calcext:value-type="float">
            <text:p>464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9.83" calcext:value-type="float">
            <text:p>189,83</text:p>
          </table:table-cell>
          <table:table-cell office:value-type="float" office:value="2.28" calcext:value-type="float">
            <text:p>2,28</text:p>
          </table:table-cell>
          <table:table-cell office:value-type="float" office:value="0" calcext:value-type="float">
            <text:p>0</text:p>
          </table:table-cell>
          <table:table-cell office:value-type="float" office:value="45.13" calcext:value-type="float">
            <text:p>45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56" calcext:value-type="float">
            <text:p>148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05" calcext:value-type="float">
            <text:p>86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6" calcext:value-type="float">
            <text:p>24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.04" calcext:value-type="float">
            <text:p>106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3" calcext:value-type="float">
            <text:p>47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38.66" calcext:value-type="float">
            <text:p>38,66</text:p>
          </table:table-cell>
          <table:table-cell table:style-name="ce4" office:value-type="float" office:value="9256" calcext:value-type="float">
            <text:p>9256</text:p>
          </table:table-cell>
          <table:table-cell table:style-name="ce4" office:value-type="float" office:value="46998" calcext:value-type="float">
            <text:p>469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7.46" calcext:value-type="float">
            <text:p>1867,46</text:p>
          </table:table-cell>
          <table:table-cell office:value-type="float" office:value="725.09" calcext:value-type="float">
            <text:p>725,09</text:p>
          </table:table-cell>
          <table:table-cell office:value-type="float" office:value="0" calcext:value-type="float">
            <text:p>0</text:p>
          </table:table-cell>
          <table:table-cell office:value-type="float" office:value="20.47" calcext:value-type="float">
            <text:p>20,47</text:p>
          </table:table-cell>
          <table:table-cell office:value-type="float" office:value="0" calcext:value-type="float">
            <text:p>0</text:p>
          </table:table-cell>
          <table:table-cell office:value-type="float" office:value="763.75" calcext:value-type="float">
            <text:p>763,75</text:p>
          </table:table-cell>
          <table:table-cell office:value-type="float" office:value="583.81" calcext:value-type="float">
            <text:p>583,81</text:p>
          </table:table-cell>
          <table:table-cell office:value-type="float" office:value="1306.4" calcext:value-type="float">
            <text:p>1306,4</text:p>
          </table:table-cell>
          <table:table-cell office:value-type="float" office:value="35.75" calcext:value-type="float">
            <text:p>35,75</text:p>
          </table:table-cell>
          <table:table-cell office:value-type="float" office:value="0" calcext:value-type="float">
            <text:p>0</text:p>
          </table:table-cell>
          <table:table-cell office:value-type="float" office:value="378.3" calcext:value-type="float">
            <text:p>378,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7.19" calcext:value-type="float">
            <text:p>237,19</text:p>
          </table:table-cell>
          <table:table-cell office:value-type="float" office:value="7.41" calcext:value-type="float">
            <text:p>7,41</text:p>
          </table:table-cell>
          <table:table-cell office:value-type="float" office:value="1466.1" calcext:value-type="float">
            <text:p>1466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38" calcext:value-type="float">
            <text:p>248,38</text:p>
          </table:table-cell>
          <table:table-cell office:value-type="float" office:value="0" calcext:value-type="float">
            <text:p>0</text:p>
          </table:table-cell>
          <table:table-cell office:value-type="float" office:value="153.72" calcext:value-type="float">
            <text:p>153,72</text:p>
          </table:table-cell>
          <table:table-cell office:value-type="float" office:value="0" calcext:value-type="float">
            <text:p>0</text:p>
          </table:table-cell>
          <table:table-cell office:value-type="float" office:value="153.88" calcext:value-type="float">
            <text:p>153,88</text:p>
          </table:table-cell>
          <table:table-cell office:value-type="float" office:value="0" calcext:value-type="float">
            <text:p>0</text:p>
          </table:table-cell>
          <table:table-cell office:value-type="float" office:value="800.49" calcext:value-type="float">
            <text:p>800,49</text:p>
          </table:table-cell>
          <table:table-cell table:style-name="ce4" office:value-type="float" office:value="10039" calcext:value-type="float">
            <text:p>10039</text:p>
          </table:table-cell>
          <table:table-cell table:style-name="ce4" office:value-type="float" office:value="50837" calcext:value-type="float">
            <text:p>508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0.15" calcext:value-type="float">
            <text:p>550,15</text:p>
          </table:table-cell>
          <table:table-cell office:value-type="float" office:value="538.86" calcext:value-type="float">
            <text:p>538,86</text:p>
          </table:table-cell>
          <table:table-cell office:value-type="float" office:value="434.79" calcext:value-type="float">
            <text:p>434,79</text:p>
          </table:table-cell>
          <table:table-cell office:value-type="float" office:value="371.94" calcext:value-type="float">
            <text:p>371,94</text:p>
          </table:table-cell>
          <table:table-cell office:value-type="float" office:value="119.46" calcext:value-type="float">
            <text:p>119,46</text:p>
          </table:table-cell>
          <table:table-cell office:value-type="float" office:value="2421.07" calcext:value-type="float">
            <text:p>2421,07</text:p>
          </table:table-cell>
          <table:table-cell office:value-type="float" office:value="286.09" calcext:value-type="float">
            <text:p>286,09</text:p>
          </table:table-cell>
          <table:table-cell office:value-type="float" office:value="92.04" calcext:value-type="float">
            <text:p>92,04</text:p>
          </table:table-cell>
          <table:table-cell office:value-type="float" office:value="24.39" calcext:value-type="float">
            <text:p>24,39</text:p>
          </table:table-cell>
          <table:table-cell office:value-type="float" office:value="0" calcext:value-type="float">
            <text:p>0</text:p>
          </table:table-cell>
          <table:table-cell office:value-type="float" office:value="32.43" calcext:value-type="float">
            <text:p>32,43</text:p>
          </table:table-cell>
          <table:table-cell office:value-type="float" office:value="553.81" calcext:value-type="float">
            <text:p>553,81</text:p>
          </table:table-cell>
          <table:table-cell office:value-type="float" office:value="1370.94" calcext:value-type="float">
            <text:p>137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81" calcext:value-type="float">
            <text:p>309,8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13.58" calcext:value-type="float">
            <text:p>13,58</text:p>
          </table:table-cell>
          <table:table-cell office:value-type="float" office:value="508.39" calcext:value-type="float">
            <text:p>508,39</text:p>
          </table:table-cell>
          <table:table-cell office:value-type="float" office:value="46.19" calcext:value-type="float">
            <text:p>46,19</text:p>
          </table:table-cell>
          <table:table-cell office:value-type="float" office:value="370.88" calcext:value-type="float">
            <text:p>370,88</text:p>
          </table:table-cell>
          <table:table-cell office:value-type="float" office:value="51.96" calcext:value-type="float">
            <text:p>51,96</text:p>
          </table:table-cell>
          <table:table-cell office:value-type="float" office:value="60.35" calcext:value-type="float">
            <text:p>60,35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,72</text:p>
          </table:table-cell>
          <table:table-cell office:value-type="float" office:value="0" calcext:value-type="float">
            <text:p>0</text:p>
          </table:table-cell>
          <table:table-cell office:value-type="float" office:value="424.77" calcext:value-type="float">
            <text:p>424,77</text:p>
          </table:table-cell>
          <table:table-cell office:value-type="float" office:value="7330.16" calcext:value-type="float">
            <text:p>7330,16</text:p>
          </table:table-cell>
          <table:table-cell office:value-type="float" office:value="316.53" calcext:value-type="float">
            <text:p>316,53</text:p>
          </table:table-cell>
          <table:table-cell table:style-name="ce4" office:value-type="float" office:value="10672" calcext:value-type="float">
            <text:p>10672</text:p>
          </table:table-cell>
          <table:table-cell table:style-name="ce4" office:value-type="float" office:value="49310" calcext:value-type="float">
            <text:p>493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016.55" calcext:value-type="float">
            <text:p>69016,55</text:p>
          </table:table-cell>
          <table:table-cell office:value-type="float" office:value="19552.96" calcext:value-type="float">
            <text:p>19552,96</text:p>
          </table:table-cell>
          <table:table-cell office:value-type="float" office:value="8777.92" calcext:value-type="float">
            <text:p>8777,92</text:p>
          </table:table-cell>
          <table:table-cell office:value-type="float" office:value="7000.03" calcext:value-type="float">
            <text:p>7000,03</text:p>
          </table:table-cell>
          <table:table-cell office:value-type="float" office:value="8886.59" calcext:value-type="float">
            <text:p>8886,59</text:p>
          </table:table-cell>
          <table:table-cell office:value-type="float" office:value="32215.99" calcext:value-type="float">
            <text:p>32215,99</text:p>
          </table:table-cell>
          <table:table-cell office:value-type="float" office:value="4591.19" calcext:value-type="float">
            <text:p>4591,19</text:p>
          </table:table-cell>
          <table:table-cell office:value-type="float" office:value="6294.89" calcext:value-type="float">
            <text:p>6294,89</text:p>
          </table:table-cell>
          <table:table-cell office:value-type="float" office:value="1165.36" calcext:value-type="float">
            <text:p>1165,36</text:p>
          </table:table-cell>
          <table:table-cell office:value-type="float" office:value="0" calcext:value-type="float">
            <text:p>0</text:p>
          </table:table-cell>
          <table:table-cell office:value-type="float" office:value="1846.24" calcext:value-type="float">
            <text:p>1846,24</text:p>
          </table:table-cell>
          <table:table-cell office:value-type="float" office:value="5745.03" calcext:value-type="float">
            <text:p>5745,03</text:p>
          </table:table-cell>
          <table:table-cell office:value-type="float" office:value="7734.59" calcext:value-type="float">
            <text:p>7734,59</text:p>
          </table:table-cell>
          <table:table-cell office:value-type="float" office:value="7758.3" calcext:value-type="float">
            <text:p>7758,3</text:p>
          </table:table-cell>
          <table:table-cell office:value-type="float" office:value="0" calcext:value-type="float">
            <text:p>0</text:p>
          </table:table-cell>
          <table:table-cell office:value-type="float" office:value="121.83" calcext:value-type="float">
            <text:p>121,83</text:p>
          </table:table-cell>
          <table:table-cell office:value-type="float" office:value="0" calcext:value-type="float">
            <text:p>0</text:p>
          </table:table-cell>
          <table:table-cell office:value-type="float" office:value="514.75" calcext:value-type="float">
            <text:p>514,75</text:p>
          </table:table-cell>
          <table:table-cell office:value-type="float" office:value="1083.84" calcext:value-type="float">
            <text:p>1083,84</text:p>
          </table:table-cell>
          <table:table-cell office:value-type="float" office:value="75140.41" calcext:value-type="float">
            <text:p>75140,41</text:p>
          </table:table-cell>
          <table:table-cell office:value-type="float" office:value="2686.29" calcext:value-type="float">
            <text:p>2686,29</text:p>
          </table:table-cell>
          <table:table-cell office:value-type="float" office:value="7817.74" calcext:value-type="float">
            <text:p>7817,74</text:p>
          </table:table-cell>
          <table:table-cell office:value-type="float" office:value="1146.51" calcext:value-type="float">
            <text:p>1146,51</text:p>
          </table:table-cell>
          <table:table-cell office:value-type="float" office:value="3369.86" calcext:value-type="float">
            <text:p>3369,86</text:p>
          </table:table-cell>
          <table:table-cell office:value-type="float" office:value="16.84" calcext:value-type="float">
            <text:p>16,84</text:p>
          </table:table-cell>
          <table:table-cell office:value-type="float" office:value="499.08" calcext:value-type="float">
            <text:p>499,08</text:p>
          </table:table-cell>
          <table:table-cell office:value-type="float" office:value="0" calcext:value-type="float">
            <text:p>0</text:p>
          </table:table-cell>
          <table:table-cell office:value-type="float" office:value="892.36" calcext:value-type="float">
            <text:p>892,36</text:p>
          </table:table-cell>
          <table:table-cell office:value-type="float" office:value="62.4" calcext:value-type="float">
            <text:p>62,4</text:p>
          </table:table-cell>
          <table:table-cell office:value-type="float" office:value="1607.37" calcext:value-type="float">
            <text:p>1607,37</text:p>
          </table:table-cell>
          <table:table-cell table:style-name="ce4" office:value-type="float" office:value="33819" calcext:value-type="float">
            <text:p>33819</text:p>
          </table:table-cell>
          <table:table-cell table:style-name="ce4" office:value-type="float" office:value="151494" calcext:value-type="float">
            <text:p>1514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73.51" calcext:value-type="float">
            <text:p>3573,51</text:p>
          </table:table-cell>
          <table:table-cell office:value-type="float" office:value="291.59" calcext:value-type="float">
            <text:p>291,59</text:p>
          </table:table-cell>
          <table:table-cell office:value-type="float" office:value="0" calcext:value-type="float">
            <text:p>0</text:p>
          </table:table-cell>
          <table:table-cell office:value-type="float" office:value="578.19" calcext:value-type="float">
            <text:p>578,19</text:p>
          </table:table-cell>
          <table:table-cell office:value-type="float" office:value="0" calcext:value-type="float">
            <text:p>0</text:p>
          </table:table-cell>
          <table:table-cell office:value-type="float" office:value="1087.85" calcext:value-type="float">
            <text:p>1087,85</text:p>
          </table:table-cell>
          <table:table-cell office:value-type="float" office:value="794.16" calcext:value-type="float">
            <text:p>794,16</text:p>
          </table:table-cell>
          <table:table-cell office:value-type="float" office:value="224.14" calcext:value-type="float">
            <text:p>224,14</text:p>
          </table:table-cell>
          <table:table-cell office:value-type="float" office:value="496.82" calcext:value-type="float">
            <text:p>496,82</text:p>
          </table:table-cell>
          <table:table-cell office:value-type="float" office:value="0" calcext:value-type="float">
            <text:p>0</text:p>
          </table:table-cell>
          <table:table-cell office:value-type="float" office:value="10.27" calcext:value-type="float">
            <text:p>10,27</text:p>
          </table:table-cell>
          <table:table-cell office:value-type="float" office:value="0" calcext:value-type="float">
            <text:p>0</text:p>
          </table:table-cell>
          <table:table-cell office:value-type="float" office:value="4460.36" calcext:value-type="float">
            <text:p>4460,36</text:p>
          </table:table-cell>
          <table:table-cell office:value-type="float" office:value="360.33" calcext:value-type="float">
            <text:p>360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03" calcext:value-type="float">
            <text:p>40,03</text:p>
          </table:table-cell>
          <table:table-cell office:value-type="float" office:value="708.55" calcext:value-type="float">
            <text:p>708,55</text:p>
          </table:table-cell>
          <table:table-cell office:value-type="float" office:value="2071.38" calcext:value-type="float">
            <text:p>2071,38</text:p>
          </table:table-cell>
          <table:table-cell office:value-type="float" office:value="273.11" calcext:value-type="float">
            <text:p>273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.86" calcext:value-type="float">
            <text:p>1205,86</text:p>
          </table:table-cell>
          <table:table-cell office:value-type="float" office:value="0" calcext:value-type="float">
            <text:p>0</text:p>
          </table:table-cell>
          <table:table-cell office:value-type="float" office:value="201.01" calcext:value-type="float">
            <text:p>201,01</text:p>
          </table:table-cell>
          <table:table-cell office:value-type="float" office:value="0" calcext:value-type="float">
            <text:p>0</text:p>
          </table:table-cell>
          <table:table-cell office:value-type="float" office:value="70.94" calcext:value-type="float">
            <text:p>70,94</text:p>
          </table:table-cell>
          <table:table-cell office:value-type="float" office:value="0" calcext:value-type="float">
            <text:p>0</text:p>
          </table:table-cell>
          <table:table-cell office:value-type="float" office:value="459.77" calcext:value-type="float">
            <text:p>459,77</text:p>
          </table:table-cell>
          <table:table-cell table:style-name="ce4" office:value-type="float" office:value="11386" calcext:value-type="float">
            <text:p>11386</text:p>
          </table:table-cell>
          <table:table-cell table:style-name="ce4" office:value-type="float" office:value="57517" calcext:value-type="float">
            <text:p>575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4.02" calcext:value-type="float">
            <text:p>2294,02</text:p>
          </table:table-cell>
          <table:table-cell office:value-type="float" office:value="46.26" calcext:value-type="float">
            <text:p>46,26</text:p>
          </table:table-cell>
          <table:table-cell office:value-type="float" office:value="0" calcext:value-type="float">
            <text:p>0</text:p>
          </table:table-cell>
          <table:table-cell office:value-type="float" office:value="334.96" calcext:value-type="float">
            <text:p>33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.02" calcext:value-type="float">
            <text:p>411,02</text:p>
          </table:table-cell>
          <table:table-cell office:value-type="float" office:value="829.07" calcext:value-type="float">
            <text:p>829,07</text:p>
          </table:table-cell>
          <table:table-cell office:value-type="float" office:value="73.2" calcext:value-type="float">
            <text:p>73,2</text:p>
          </table:table-cell>
          <table:table-cell office:value-type="float" office:value="0" calcext:value-type="float">
            <text:p>0</text:p>
          </table:table-cell>
          <table:table-cell office:value-type="float" office:value="404.8" calcext:value-type="float">
            <text:p>404,8</text:p>
          </table:table-cell>
          <table:table-cell office:value-type="float" office:value="80.32" calcext:value-type="float">
            <text:p>80,32</text:p>
          </table:table-cell>
          <table:table-cell office:value-type="float" office:value="0" calcext:value-type="float">
            <text:p>0</text:p>
          </table:table-cell>
          <table:table-cell office:value-type="float" office:value="51.39" calcext:value-type="float">
            <text:p>51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96" calcext:value-type="float">
            <text:p>298,96</text:p>
          </table:table-cell>
          <table:table-cell office:value-type="float" office:value="0" calcext:value-type="float">
            <text:p>0</text:p>
          </table:table-cell>
          <table:table-cell office:value-type="float" office:value="5533.09" calcext:value-type="float">
            <text:p>5533,09</text:p>
          </table:table-cell>
          <table:table-cell office:value-type="float" office:value="0" calcext:value-type="float">
            <text:p>0</text:p>
          </table:table-cell>
          <table:table-cell office:value-type="float" office:value="366.76" calcext:value-type="float">
            <text:p>366,76</text:p>
          </table:table-cell>
          <table:table-cell office:value-type="float" office:value="0" calcext:value-type="float">
            <text:p>0</text:p>
          </table:table-cell>
          <table:table-cell office:value-type="float" office:value="577.06" calcext:value-type="float">
            <text:p>577,06</text:p>
          </table:table-cell>
          <table:table-cell office:value-type="float" office:value="0" calcext:value-type="float">
            <text:p>0</text:p>
          </table:table-cell>
          <table:table-cell office:value-type="float" office:value="109.8" calcext:value-type="float">
            <text:p>109,8</text:p>
          </table:table-cell>
          <table:table-cell office:value-type="float" office:value="0" calcext:value-type="float">
            <text:p>0</text:p>
          </table:table-cell>
          <table:table-cell office:value-type="float" office:value="102.92" calcext:value-type="float">
            <text:p>102,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69" calcext:value-type="float">
            <text:p>9769</text:p>
          </table:table-cell>
          <table:table-cell table:style-name="ce4" office:value-type="float" office:value="47750" calcext:value-type="float">
            <text:p>477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6.28" calcext:value-type="float">
            <text:p>6,28</text:p>
          </table:table-cell>
          <table:table-cell office:value-type="float" office:value="100.58" calcext:value-type="float">
            <text:p>10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.48" calcext:value-type="float">
            <text:p>311,48</text:p>
          </table:table-cell>
          <table:table-cell office:value-type="float" office:value="38.55" calcext:value-type="float">
            <text:p>38,55</text:p>
          </table:table-cell>
          <table:table-cell office:value-type="float" office:value="81.64" calcext:value-type="float">
            <text:p>81,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.9" calcext:value-type="float">
            <text:p>31,9</text:p>
          </table:table-cell>
          <table:table-cell office:value-type="float" office:value="0" calcext:value-type="float">
            <text:p>0</text:p>
          </table:table-cell>
          <table:table-cell office:value-type="float" office:value="71.39" calcext:value-type="float">
            <text:p>71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.12" calcext:value-type="float">
            <text:p>26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6" calcext:value-type="float">
            <text:p>11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47" calcext:value-type="float">
            <text:p>9147</text:p>
          </table:table-cell>
          <table:table-cell table:style-name="ce4" office:value-type="float" office:value="46283" calcext:value-type="float">
            <text:p>462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85.95" calcext:value-type="float">
            <text:p>6985,95</text:p>
          </table:table-cell>
          <table:table-cell office:value-type="float" office:value="4763.88" calcext:value-type="float">
            <text:p>4763,88</text:p>
          </table:table-cell>
          <table:table-cell office:value-type="float" office:value="216.48" calcext:value-type="float">
            <text:p>216,48</text:p>
          </table:table-cell>
          <table:table-cell office:value-type="float" office:value="262.92" calcext:value-type="float">
            <text:p>262,92</text:p>
          </table:table-cell>
          <table:table-cell office:value-type="float" office:value="0" calcext:value-type="float">
            <text:p>0</text:p>
          </table:table-cell>
          <table:table-cell office:value-type="float" office:value="199.36" calcext:value-type="float">
            <text:p>199,36</text:p>
          </table:table-cell>
          <table:table-cell office:value-type="float" office:value="1016.28" calcext:value-type="float">
            <text:p>1016,28</text:p>
          </table:table-cell>
          <table:table-cell office:value-type="float" office:value="514.61" calcext:value-type="float">
            <text:p>514,61</text:p>
          </table:table-cell>
          <table:table-cell office:value-type="float" office:value="52.26" calcext:value-type="float">
            <text:p>52,26</text:p>
          </table:table-cell>
          <table:table-cell office:value-type="float" office:value="0" calcext:value-type="float">
            <text:p>0</text:p>
          </table:table-cell>
          <table:table-cell office:value-type="float" office:value="147.01" calcext:value-type="float">
            <text:p>147,01</text:p>
          </table:table-cell>
          <table:table-cell office:value-type="float" office:value="177.13" calcext:value-type="float">
            <text:p>177,13</text:p>
          </table:table-cell>
          <table:table-cell office:value-type="float" office:value="0" calcext:value-type="float">
            <text:p>0</text:p>
          </table:table-cell>
          <table:table-cell office:value-type="float" office:value="4713.19" calcext:value-type="float">
            <text:p>4713,19</text:p>
          </table:table-cell>
          <table:table-cell office:value-type="float" office:value="0" calcext:value-type="float">
            <text:p>0</text:p>
          </table:table-cell>
          <table:table-cell office:value-type="float" office:value="13.91" calcext:value-type="float">
            <text:p>13,91</text:p>
          </table:table-cell>
          <table:table-cell office:value-type="float" office:value="0" calcext:value-type="float">
            <text:p>0</text:p>
          </table:table-cell>
          <table:table-cell office:value-type="float" office:value="563.65" calcext:value-type="float">
            <text:p>563,65</text:p>
          </table:table-cell>
          <table:table-cell office:value-type="float" office:value="126.62" calcext:value-type="float">
            <text:p>126,62</text:p>
          </table:table-cell>
          <table:table-cell office:value-type="float" office:value="8224.54" calcext:value-type="float">
            <text:p>8224,54</text:p>
          </table:table-cell>
          <table:table-cell office:value-type="float" office:value="553.05" calcext:value-type="float">
            <text:p>553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83" calcext:value-type="float">
            <text:p>81,83</text:p>
          </table:table-cell>
          <table:table-cell office:value-type="float" office:value="0" calcext:value-type="float">
            <text:p>0</text:p>
          </table:table-cell>
          <table:table-cell office:value-type="float" office:value="197.8" calcext:value-type="float">
            <text:p>197,8</text:p>
          </table:table-cell>
          <table:table-cell office:value-type="float" office:value="0" calcext:value-type="float">
            <text:p>0</text:p>
          </table:table-cell>
          <table:table-cell office:value-type="float" office:value="76.46" calcext:value-type="float">
            <text:p>76,46</text:p>
          </table:table-cell>
          <table:table-cell office:value-type="float" office:value="0" calcext:value-type="float">
            <text:p>0</text:p>
          </table:table-cell>
          <table:table-cell office:value-type="float" office:value="461.92" calcext:value-type="float">
            <text:p>461,92</text:p>
          </table:table-cell>
          <table:table-cell table:style-name="ce4" office:value-type="float" office:value="10981" calcext:value-type="float">
            <text:p>10981</text:p>
          </table:table-cell>
          <table:table-cell table:style-name="ce4" office:value-type="float" office:value="51982" calcext:value-type="float">
            <text:p>519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,44</text:p>
          </table:table-cell>
          <table:table-cell office:value-type="float" office:value="15.18" calcext:value-type="float">
            <text:p>15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29" calcext:value-type="float">
            <text:p>28,29</text:p>
          </table:table-cell>
          <table:table-cell office:value-type="float" office:value="81.91" calcext:value-type="float">
            <text:p>81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26" calcext:value-type="float">
            <text:p>91,26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169" calcext:value-type="float">
            <text:p>9169</text:p>
          </table:table-cell>
          <table:table-cell table:style-name="ce4" office:value-type="float" office:value="46409" calcext:value-type="float">
            <text:p>464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1.95" calcext:value-type="float">
            <text:p>591,9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1.52" calcext:value-type="float">
            <text:p>-41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41" calcext:value-type="float">
            <text:p>9141</text:p>
          </table:table-cell>
          <table:table-cell table:style-name="ce4" office:value-type="float" office:value="45867" calcext:value-type="float">
            <text:p>458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6.39" calcext:value-type="float">
            <text:p>26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38" calcext:value-type="float">
            <text:p>47,38</text:p>
          </table:table-cell>
          <table:table-cell office:value-type="float" office:value="0" calcext:value-type="float">
            <text:p>0</text:p>
          </table:table-cell>
          <table:table-cell office:value-type="float" office:value="33.55" calcext:value-type="float">
            <text:p>33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.17" calcext:value-type="float">
            <text:p>129,17</text:p>
          </table:table-cell>
          <table:table-cell office:value-type="float" office:value="61.59" calcext:value-type="float">
            <text:p>61,5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46762" calcext:value-type="float">
            <text:p>467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81.34" calcext:value-type="float">
            <text:p>7081,34</text:p>
          </table:table-cell>
          <table:table-cell office:value-type="float" office:value="11498" calcext:value-type="float">
            <text:p>11498</text:p>
          </table:table-cell>
          <table:table-cell office:value-type="float" office:value="10034.41" calcext:value-type="float">
            <text:p>10034,41</text:p>
          </table:table-cell>
          <table:table-cell office:value-type="float" office:value="4674.06" calcext:value-type="float">
            <text:p>4674,06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 office:value-type="float" office:value="1704.93" calcext:value-type="float">
            <text:p>1704,93</text:p>
          </table:table-cell>
          <table:table-cell office:value-type="float" office:value="1416.79" calcext:value-type="float">
            <text:p>1416,79</text:p>
          </table:table-cell>
          <table:table-cell office:value-type="float" office:value="215.7" calcext:value-type="float">
            <text:p>215,7</text:p>
          </table:table-cell>
          <table:table-cell office:value-type="float" office:value="0" calcext:value-type="float">
            <text:p>0</text:p>
          </table:table-cell>
          <table:table-cell office:value-type="float" office:value="2896.59" calcext:value-type="float">
            <text:p>2896,59</text:p>
          </table:table-cell>
          <table:table-cell office:value-type="float" office:value="7932.42" calcext:value-type="float">
            <text:p>7932,42</text:p>
          </table:table-cell>
          <table:table-cell office:value-type="float" office:value="9260.31" calcext:value-type="float">
            <text:p>9260,31</text:p>
          </table:table-cell>
          <table:table-cell office:value-type="float" office:value="17918.92" calcext:value-type="float">
            <text:p>17918,92</text:p>
          </table:table-cell>
          <table:table-cell office:value-type="float" office:value="0" calcext:value-type="float">
            <text:p>0</text:p>
          </table:table-cell>
          <table:table-cell office:value-type="float" office:value="9499.58" calcext:value-type="float">
            <text:p>9499,58</text:p>
          </table:table-cell>
          <table:table-cell office:value-type="float" office:value="0" calcext:value-type="float">
            <text:p>0</text:p>
          </table:table-cell>
          <table:table-cell office:value-type="float" office:value="1170.48" calcext:value-type="float">
            <text:p>1170,48</text:p>
          </table:table-cell>
          <table:table-cell office:value-type="float" office:value="6.17" calcext:value-type="float">
            <text:p>6,17</text:p>
          </table:table-cell>
          <table:table-cell office:value-type="float" office:value="23508.2" calcext:value-type="float">
            <text:p>23508,2</text:p>
          </table:table-cell>
          <table:table-cell office:value-type="float" office:value="7063.95" calcext:value-type="float">
            <text:p>7063,95</text:p>
          </table:table-cell>
          <table:table-cell office:value-type="float" office:value="741.88" calcext:value-type="float">
            <text:p>741,88</text:p>
          </table:table-cell>
          <table:table-cell office:value-type="float" office:value="207.84" calcext:value-type="float">
            <text:p>207,84</text:p>
          </table:table-cell>
          <table:table-cell office:value-type="float" office:value="1869.96" calcext:value-type="float">
            <text:p>1869,96</text:p>
          </table:table-cell>
          <table:table-cell office:value-type="float" office:value="0" calcext:value-type="float">
            <text:p>0</text:p>
          </table:table-cell>
          <table:table-cell office:value-type="float" office:value="243.98" calcext:value-type="float">
            <text:p>243,98</text:p>
          </table:table-cell>
          <table:table-cell office:value-type="float" office:value="0" calcext:value-type="float">
            <text:p>0</text:p>
          </table:table-cell>
          <table:table-cell office:value-type="float" office:value="868.09" calcext:value-type="float">
            <text:p>868,09</text:p>
          </table:table-cell>
          <table:table-cell office:value-type="float" office:value="17.45" calcext:value-type="float">
            <text:p>17,45</text:p>
          </table:table-cell>
          <table:table-cell office:value-type="float" office:value="1420.23" calcext:value-type="float">
            <text:p>1420,23</text:p>
          </table:table-cell>
          <table:table-cell table:style-name="ce4" office:value-type="float" office:value="17242" calcext:value-type="float">
            <text:p>17242</text:p>
          </table:table-cell>
          <table:table-cell table:style-name="ce4" office:value-type="float" office:value="86127" calcext:value-type="float">
            <text:p>861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545.06" calcext:value-type="float">
            <text:p>1545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9" calcext:value-type="float">
            <text:p>13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55" calcext:value-type="float">
            <text:p>32,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26" calcext:value-type="float">
            <text:p>8,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.63" calcext:value-type="float">
            <text:p>9,63</text:p>
          </table:table-cell>
          <table:table-cell table:style-name="ce4" office:value-type="float" office:value="9346" calcext:value-type="float">
            <text:p>9346</text:p>
          </table:table-cell>
          <table:table-cell table:style-name="ce4" office:value-type="float" office:value="48314" calcext:value-type="float">
            <text:p>483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528.27" calcext:value-type="float">
            <text:p>6452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64" calcext:value-type="float">
            <text:p>186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83.65" calcext:value-type="float">
            <text:p>22883,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9.06" calcext:value-type="float">
            <text:p>89,0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9461" calcext:value-type="float">
            <text:p>19461</text:p>
          </table:table-cell>
          <table:table-cell table:style-name="ce4" office:value-type="float" office:value="95710" calcext:value-type="float">
            <text:p>957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2.05" calcext:value-type="float">
            <text:p>542,0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58.59" calcext:value-type="float">
            <text:p>4058,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58" calcext:value-type="float">
            <text:p>9458</text:p>
          </table:table-cell>
          <table:table-cell table:style-name="ce4" office:value-type="float" office:value="47509" calcext:value-type="float">
            <text:p>475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92.93" calcext:value-type="float">
            <text:p>23692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48" calcext:value-type="float">
            <text:p>213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25.53" calcext:value-type="float">
            <text:p>22925,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1.1" calcext:value-type="float">
            <text:p>31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5.17" calcext:value-type="float">
            <text:p>6005,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078" calcext:value-type="float">
            <text:p>14078</text:p>
          </table:table-cell>
          <table:table-cell table:style-name="ce4" office:value-type="float" office:value="64536" calcext:value-type="float">
            <text:p>645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84.05" calcext:value-type="float">
            <text:p>2184,05</text:p>
          </table:table-cell>
          <table:table-cell office:value-type="float" office:value="14.93" calcext:value-type="float">
            <text:p>14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7.83" calcext:value-type="float">
            <text:p>7167,83</text:p>
          </table:table-cell>
          <table:table-cell office:value-type="float" office:value="117.64" calcext:value-type="float">
            <text:p>117,64</text:p>
          </table:table-cell>
          <table:table-cell office:value-type="float" office:value="1624.18" calcext:value-type="float">
            <text:p>1624,18</text:p>
          </table:table-cell>
          <table:table-cell office:value-type="float" office:value="454.02" calcext:value-type="float">
            <text:p>454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.33" calcext:value-type="float">
            <text:p>1032,33</text:p>
          </table:table-cell>
          <table:table-cell office:value-type="float" office:value="320.04" calcext:value-type="float">
            <text:p>320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04" calcext:value-type="float">
            <text:p>72,04</text:p>
          </table:table-cell>
          <table:table-cell office:value-type="float" office:value="14456.05" calcext:value-type="float">
            <text:p>14456,05</text:p>
          </table:table-cell>
          <table:table-cell office:value-type="float" office:value="8991.28" calcext:value-type="float">
            <text:p>8991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6.88" calcext:value-type="float">
            <text:p>2536,88</text:p>
          </table:table-cell>
          <table:table-cell office:value-type="float" office:value="0" calcext:value-type="float">
            <text:p>0</text:p>
          </table:table-cell>
          <table:table-cell office:value-type="float" office:value="1431.5" calcext:value-type="float">
            <text:p>1431,5</text:p>
          </table:table-cell>
          <table:table-cell office:value-type="float" office:value="0" calcext:value-type="float">
            <text:p>0</text:p>
          </table:table-cell>
          <table:table-cell office:value-type="float" office:value="52.53" calcext:value-type="float">
            <text:p>52,53</text:p>
          </table:table-cell>
          <table:table-cell office:value-type="float" office:value="0" calcext:value-type="float">
            <text:p>0</text:p>
          </table:table-cell>
          <table:table-cell office:value-type="float" office:value="1470.15" calcext:value-type="float">
            <text:p>1470,15</text:p>
          </table:table-cell>
          <table:table-cell table:style-name="ce4" office:value-type="float" office:value="15622" calcext:value-type="float">
            <text:p>15622</text:p>
          </table:table-cell>
          <table:table-cell table:style-name="ce4" office:value-type="float" office:value="97557" calcext:value-type="float">
            <text:p>975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6.31" calcext:value-type="float">
            <text:p>76,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17" calcext:value-type="float">
            <text:p>450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8" calcext:value-type="float">
            <text:p>5,08</text:p>
          </table:table-cell>
          <table:table-cell office:value-type="float" office:value="113.81" calcext:value-type="float">
            <text:p>113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83" calcext:value-type="float">
            <text:p>91,83</text:p>
          </table:table-cell>
          <table:table-cell office:value-type="float" office:value="0" calcext:value-type="float">
            <text:p>0</text:p>
          </table:table-cell>
          <table:table-cell office:value-type="float" office:value="334.13" calcext:value-type="float">
            <text:p>334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55" calcext:value-type="float">
            <text:p>407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3" calcext:value-type="float">
            <text:p>45,73</text:p>
          </table:table-cell>
          <table:table-cell office:value-type="float" office:value="19.06" calcext:value-type="float">
            <text:p>19,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47" calcext:value-type="float">
            <text:p>9347</text:p>
          </table:table-cell>
          <table:table-cell table:style-name="ce4" office:value-type="float" office:value="46897" calcext:value-type="float">
            <text:p>468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5.14" calcext:value-type="float">
            <text:p>4095,14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,5</text:p>
          </table:table-cell>
          <table:table-cell office:value-type="float" office:value="1050.29" calcext:value-type="float">
            <text:p>1050,29</text:p>
          </table:table-cell>
          <table:table-cell office:value-type="float" office:value="273.26" calcext:value-type="float">
            <text:p>273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4.27" calcext:value-type="float">
            <text:p>64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1.73" calcext:value-type="float">
            <text:p>6591,73</text:p>
          </table:table-cell>
          <table:table-cell office:value-type="float" office:value="0" calcext:value-type="float">
            <text:p>0</text:p>
          </table:table-cell>
          <table:table-cell office:value-type="float" office:value="12.08" calcext:value-type="float">
            <text:p>12,08</text:p>
          </table:table-cell>
          <table:table-cell office:value-type="float" office:value="0" calcext:value-type="float">
            <text:p>0</text:p>
          </table:table-cell>
          <table:table-cell office:value-type="float" office:value="7.26" calcext:value-type="float">
            <text:p>7,26</text:p>
          </table:table-cell>
          <table:table-cell office:value-type="float" office:value="2190.35" calcext:value-type="float">
            <text:p>2190,35</text:p>
          </table:table-cell>
          <table:table-cell office:value-type="float" office:value="0" calcext:value-type="float">
            <text:p>0</text:p>
          </table:table-cell>
          <table:table-cell office:value-type="float" office:value="447.74" calcext:value-type="float">
            <text:p>447,74</text:p>
          </table:table-cell>
          <table:table-cell office:value-type="float" office:value="129.83" calcext:value-type="float">
            <text:p>129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16" calcext:value-type="float">
            <text:p>130,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137" calcext:value-type="float">
            <text:p>10137</text:p>
          </table:table-cell>
          <table:table-cell table:style-name="ce4" office:value-type="float" office:value="51634" calcext:value-type="float">
            <text:p>516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93.26" calcext:value-type="float">
            <text:p>93,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2.35" calcext:value-type="float">
            <text:p>52,3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38" calcext:value-type="float">
            <text:p>9138</text:p>
          </table:table-cell>
          <table:table-cell table:style-name="ce4" office:value-type="float" office:value="46249" calcext:value-type="float">
            <text:p>462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33" calcext:value-type="float">
            <text:p>382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3.54" calcext:value-type="float">
            <text:p>2353,54</text:p>
          </table:table-cell>
          <table:table-cell office:value-type="float" office:value="13.25" calcext:value-type="float">
            <text:p>13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9.74" calcext:value-type="float">
            <text:p>23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97" calcext:value-type="float">
            <text:p>283,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.05" calcext:value-type="float">
            <text:p>133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1.26" calcext:value-type="float">
            <text:p>2091,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839" calcext:value-type="float">
            <text:p>9839</text:p>
          </table:table-cell>
          <table:table-cell table:style-name="ce4" office:value-type="float" office:value="48350" calcext:value-type="float">
            <text:p>483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0.13" calcext:value-type="float">
            <text:p>880,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79.46" calcext:value-type="float">
            <text:p>-179,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19.68" calcext:value-type="float">
            <text:p>2619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67" calcext:value-type="float">
            <text:p>79,67</text:p>
          </table:table-cell>
          <table:table-cell office:value-type="float" office:value="0" calcext:value-type="float">
            <text:p>0</text:p>
          </table:table-cell>
          <table:table-cell office:value-type="float" office:value="457.5" calcext:value-type="float">
            <text:p>457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98" calcext:value-type="float">
            <text:p>9198</text:p>
          </table:table-cell>
          <table:table-cell table:style-name="ce4" office:value-type="float" office:value="44884" calcext:value-type="float">
            <text:p>448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2" calcext:value-type="float">
            <text:p>73,02</text:p>
          </table:table-cell>
          <table:table-cell office:value-type="float" office:value="8611.31" calcext:value-type="float">
            <text:p>8611,31</text:p>
          </table:table-cell>
          <table:table-cell office:value-type="float" office:value="1325.79" calcext:value-type="float">
            <text:p>1325,79</text:p>
          </table:table-cell>
          <table:table-cell office:value-type="float" office:value="1927.45" calcext:value-type="float">
            <text:p>1927,45</text:p>
          </table:table-cell>
          <table:table-cell office:value-type="float" office:value="703.55" calcext:value-type="float">
            <text:p>703,55</text:p>
          </table:table-cell>
          <table:table-cell office:value-type="float" office:value="0" calcext:value-type="float">
            <text:p>0</text:p>
          </table:table-cell>
          <table:table-cell office:value-type="float" office:value="201.29" calcext:value-type="float">
            <text:p>20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81.14" calcext:value-type="float">
            <text:p>10781,14</text:p>
          </table:table-cell>
          <table:table-cell office:value-type="float" office:value="6034.53" calcext:value-type="float">
            <text:p>6034,53</text:p>
          </table:table-cell>
          <table:table-cell office:value-type="float" office:value="9.17" calcext:value-type="float">
            <text:p>9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3" calcext:value-type="float">
            <text:p>12,03</text:p>
          </table:table-cell>
          <table:table-cell office:value-type="float" office:value="2779.16" calcext:value-type="float">
            <text:p>2779,16</text:p>
          </table:table-cell>
          <table:table-cell office:value-type="float" office:value="222.89" calcext:value-type="float">
            <text:p>222,89</text:p>
          </table:table-cell>
          <table:table-cell office:value-type="float" office:value="0" calcext:value-type="float">
            <text:p>0</text:p>
          </table:table-cell>
          <table:table-cell office:value-type="float" office:value="270.88" calcext:value-type="float">
            <text:p>270,88</text:p>
          </table:table-cell>
          <table:table-cell office:value-type="float" office:value="1668.79" calcext:value-type="float">
            <text:p>1668,79</text:p>
          </table:table-cell>
          <table:table-cell office:value-type="float" office:value="70.06" calcext:value-type="float">
            <text:p>70,06</text:p>
          </table:table-cell>
          <table:table-cell office:value-type="float" office:value="0" calcext:value-type="float">
            <text:p>0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  <table:table-cell office:value-type="float" office:value="147.03" calcext:value-type="float">
            <text:p>147,03</text:p>
          </table:table-cell>
          <table:table-cell office:value-type="float" office:value="7460.59" calcext:value-type="float">
            <text:p>7460,59</text:p>
          </table:table-cell>
          <table:table-cell office:value-type="float" office:value="3.31" calcext:value-type="float">
            <text:p>3,31</text:p>
          </table:table-cell>
          <table:table-cell table:style-name="ce4" office:value-type="float" office:value="13321" calcext:value-type="float">
            <text:p>13321</text:p>
          </table:table-cell>
          <table:table-cell table:style-name="ce4" office:value-type="float" office:value="69325" calcext:value-type="float">
            <text:p>693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9.51" calcext:value-type="float">
            <text:p>189,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80.48" calcext:value-type="float">
            <text:p>280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3" calcext:value-type="float">
            <text:p>22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27" calcext:value-type="float">
            <text:p>157,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0" calcext:value-type="float">
            <text:p>9180</text:p>
          </table:table-cell>
          <table:table-cell table:style-name="ce4" office:value-type="float" office:value="46619" calcext:value-type="float">
            <text:p>466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98.86" calcext:value-type="float">
            <text:p>2698,86</text:p>
          </table:table-cell>
          <table:table-cell office:value-type="float" office:value="21974" calcext:value-type="float">
            <text:p>21974</text:p>
          </table:table-cell>
          <table:table-cell office:value-type="float" office:value="2186.91" calcext:value-type="float">
            <text:p>2186,91</text:p>
          </table:table-cell>
          <table:table-cell office:value-type="float" office:value="13322.13" calcext:value-type="float">
            <text:p>13322,13</text:p>
          </table:table-cell>
          <table:table-cell office:value-type="float" office:value="0" calcext:value-type="float">
            <text:p>0</text:p>
          </table:table-cell>
          <table:table-cell office:value-type="float" office:value="80.18" calcext:value-type="float">
            <text:p>80,18</text:p>
          </table:table-cell>
          <table:table-cell office:value-type="float" office:value="2399.63" calcext:value-type="float">
            <text:p>2399,63</text:p>
          </table:table-cell>
          <table:table-cell office:value-type="float" office:value="147.35" calcext:value-type="float">
            <text:p>147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85" calcext:value-type="float">
            <text:p>182,85</text:p>
          </table:table-cell>
          <table:table-cell office:value-type="float" office:value="39095.21" calcext:value-type="float">
            <text:p>39095,21</text:p>
          </table:table-cell>
          <table:table-cell office:value-type="float" office:value="0" calcext:value-type="float">
            <text:p>0</text:p>
          </table:table-cell>
          <table:table-cell office:value-type="float" office:value="14221.11" calcext:value-type="float">
            <text:p>14221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03.02" calcext:value-type="float">
            <text:p>3103,02</text:p>
          </table:table-cell>
          <table:table-cell office:value-type="float" office:value="2686.43" calcext:value-type="float">
            <text:p>268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.45" calcext:value-type="float">
            <text:p>963,45</text:p>
          </table:table-cell>
          <table:table-cell office:value-type="float" office:value="0" calcext:value-type="float">
            <text:p>0</text:p>
          </table:table-cell>
          <table:table-cell office:value-type="float" office:value="75.03" calcext:value-type="float">
            <text:p>75,03</text:p>
          </table:table-cell>
          <table:table-cell office:value-type="float" office:value="0" calcext:value-type="float">
            <text:p>0</text:p>
          </table:table-cell>
          <table:table-cell office:value-type="float" office:value="94.94" calcext:value-type="float">
            <text:p>94,9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6704" calcext:value-type="float">
            <text:p>16704</text:p>
          </table:table-cell>
          <table:table-cell table:style-name="ce4" office:value-type="float" office:value="82920" calcext:value-type="float">
            <text:p>829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8.15" calcext:value-type="float">
            <text:p>178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.98" calcext:value-type="float">
            <text:p>45,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9.4" calcext:value-type="float">
            <text:p>139,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.83" calcext:value-type="float">
            <text:p>90,83</text:p>
          </table:table-cell>
          <table:table-cell table:style-name="ce4" office:value-type="float" office:value="9218" calcext:value-type="float">
            <text:p>9218</text:p>
          </table:table-cell>
          <table:table-cell table:style-name="ce4" office:value-type="float" office:value="46929" calcext:value-type="float">
            <text:p>469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1.74" calcext:value-type="float">
            <text:p>381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47" calcext:value-type="float">
            <text:p>379,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82.4" calcext:value-type="float">
            <text:p>1282,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32" calcext:value-type="float">
            <text:p>9432</text:p>
          </table:table-cell>
          <table:table-cell table:style-name="ce4" office:value-type="float" office:value="46016" calcext:value-type="float">
            <text:p>460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92" calcext:value-type="float">
            <text:p>15,92</text:p>
          </table:table-cell>
          <table:table-cell office:value-type="float" office:value="14.45" calcext:value-type="float">
            <text:p>14,45</text:p>
          </table:table-cell>
          <table:table-cell office:value-type="float" office:value="127.94" calcext:value-type="float">
            <text:p>127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9" calcext:value-type="float">
            <text:p>380,9</text:p>
          </table:table-cell>
          <table:table-cell office:value-type="float" office:value="24.6" calcext:value-type="float">
            <text:p>2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6.17" calcext:value-type="float">
            <text:p>1186,17</text:p>
          </table:table-cell>
          <table:table-cell office:value-type="float" office:value="0" calcext:value-type="float">
            <text:p>0</text:p>
          </table:table-cell>
          <table:table-cell office:value-type="float" office:value="35.39" calcext:value-type="float">
            <text:p>35,39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7" calcext:value-type="float">
            <text:p>2,77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,2</text:p>
          </table:table-cell>
          <table:table-cell office:value-type="float" office:value="0" calcext:value-type="float">
            <text:p>0</text:p>
          </table:table-cell>
          <table:table-cell office:value-type="float" office:value="11.41" calcext:value-type="float">
            <text:p>11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43" calcext:value-type="float">
            <text:p>9143</text:p>
          </table:table-cell>
          <table:table-cell table:style-name="ce4" office:value-type="float" office:value="45713" calcext:value-type="float">
            <text:p>45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036.83" calcext:value-type="float">
            <text:p>1036,83</text:p>
          </table:table-cell>
          <table:table-cell office:value-type="float" office:value="56.54" calcext:value-type="float">
            <text:p>56,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45.56" calcext:value-type="float">
            <text:p>1745,56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289" calcext:value-type="float">
            <text:p>9289</text:p>
          </table:table-cell>
          <table:table-cell table:style-name="ce4" office:value-type="float" office:value="46971" calcext:value-type="float">
            <text:p>4697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29.94" calcext:value-type="float">
            <text:p>529,94</text:p>
          </table:table-cell>
          <table:table-cell office:value-type="float" office:value="0" calcext:value-type="float">
            <text:p>0</text:p>
          </table:table-cell>
          <table:table-cell office:value-type="float" office:value="284.74" calcext:value-type="float">
            <text:p>284,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4.38" calcext:value-type="float">
            <text:p>184,38</text:p>
          </table:table-cell>
          <table:table-cell office:value-type="float" office:value="0" calcext:value-type="float">
            <text:p>0</text:p>
          </table:table-cell>
          <table:table-cell office:value-type="float" office:value="245.93" calcext:value-type="float">
            <text:p>245,9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9224" calcext:value-type="float">
            <text:p>9224</text:p>
          </table:table-cell>
          <table:table-cell table:style-name="ce4" office:value-type="float" office:value="46474" calcext:value-type="float">
            <text:p>464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95.97" calcext:value-type="float">
            <text:p>14495,97</text:p>
          </table:table-cell>
          <table:table-cell office:value-type="float" office:value="2454.31" calcext:value-type="float">
            <text:p>2454,31</text:p>
          </table:table-cell>
          <table:table-cell office:value-type="float" office:value="6954.38" calcext:value-type="float">
            <text:p>6954,38</text:p>
          </table:table-cell>
          <table:table-cell office:value-type="float" office:value="0" calcext:value-type="float">
            <text:p>0</text:p>
          </table:table-cell>
          <table:table-cell office:value-type="float" office:value="50.54" calcext:value-type="float">
            <text:p>50,54</text:p>
          </table:table-cell>
          <table:table-cell office:value-type="float" office:value="0" calcext:value-type="float">
            <text:p>0</text:p>
          </table:table-cell>
          <table:table-cell office:value-type="float" office:value="227.51" calcext:value-type="float">
            <text:p>227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.57" calcext:value-type="float">
            <text:p>1888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45.09" calcext:value-type="float">
            <text:p>17645,0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,1</text:p>
          </table:table-cell>
          <table:table-cell office:value-type="float" office:value="1689.38" calcext:value-type="float">
            <text:p>1689,38</text:p>
          </table:table-cell>
          <table:table-cell office:value-type="float" office:value="0" calcext:value-type="float">
            <text:p>0</text:p>
          </table:table-cell>
          <table:table-cell office:value-type="float" office:value="10767.34" calcext:value-type="float">
            <text:p>10767,34</text:p>
          </table:table-cell>
          <table:table-cell office:value-type="float" office:value="359.02" calcext:value-type="float">
            <text:p>359,02</text:p>
          </table:table-cell>
          <table:table-cell office:value-type="float" office:value="9970.15" calcext:value-type="float">
            <text:p>9970,15</text:p>
          </table:table-cell>
          <table:table-cell office:value-type="float" office:value="55.92" calcext:value-type="float">
            <text:p>55,92</text:p>
          </table:table-cell>
          <table:table-cell office:value-type="float" office:value="0" calcext:value-type="float">
            <text:p>0</text:p>
          </table:table-cell>
          <table:table-cell office:value-type="float" office:value="311.81" calcext:value-type="float">
            <text:p>311,81</text:p>
          </table:table-cell>
          <table:table-cell office:value-type="float" office:value="0" calcext:value-type="float">
            <text:p>0</text:p>
          </table:table-cell>
          <table:table-cell office:value-type="float" office:value="57.39" calcext:value-type="float">
            <text:p>57,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382" calcext:value-type="float">
            <text:p>14382</text:p>
          </table:table-cell>
          <table:table-cell table:style-name="ce4" office:value-type="float" office:value="75656" calcext:value-type="float">
            <text:p>7565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58.41" calcext:value-type="float">
            <text:p>5058,41</text:p>
          </table:table-cell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float" office:value="109.56" calcext:value-type="float">
            <text:p>109,56</text:p>
          </table:table-cell>
          <table:table-cell office:value-type="float" office:value="982.92" calcext:value-type="float">
            <text:p>982,92</text:p>
          </table:table-cell>
          <table:table-cell office:value-type="float" office:value="1308.7" calcext:value-type="float">
            <text:p>1308,7</text:p>
          </table:table-cell>
          <table:table-cell office:value-type="float" office:value="79.92" calcext:value-type="float">
            <text:p>79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.29" calcext:value-type="float">
            <text:p>166,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67" calcext:value-type="float">
            <text:p>23,67</text:p>
          </table:table-cell>
          <table:table-cell office:value-type="float" office:value="3173.13" calcext:value-type="float">
            <text:p>3173,13</text:p>
          </table:table-cell>
          <table:table-cell office:value-type="float" office:value="0" calcext:value-type="float">
            <text:p>0</text:p>
          </table:table-cell>
          <table:table-cell office:value-type="float" office:value="189.47" calcext:value-type="float">
            <text:p>189,47</text:p>
          </table:table-cell>
          <table:table-cell office:value-type="float" office:value="0" calcext:value-type="float">
            <text:p>0</text:p>
          </table:table-cell>
          <table:table-cell office:value-type="float" office:value="53.11" calcext:value-type="float">
            <text:p>53,11</text:p>
          </table:table-cell>
          <table:table-cell office:value-type="float" office:value="0" calcext:value-type="float">
            <text:p>0</text:p>
          </table:table-cell>
          <table:table-cell office:value-type="float" office:value="25.01" calcext:value-type="float">
            <text:p>25,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314" calcext:value-type="float">
            <text:p>10314</text:p>
          </table:table-cell>
          <table:table-cell table:style-name="ce4" office:value-type="float" office:value="51148" calcext:value-type="float">
            <text:p>511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4.81" calcext:value-type="float">
            <text:p>254,81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81.79" calcext:value-type="float">
            <text:p>81,79</text:p>
          </table:table-cell>
          <table:table-cell office:value-type="float" office:value="0" calcext:value-type="float">
            <text:p>0</text:p>
          </table:table-cell>
          <table:table-cell office:value-type="float" office:value="86.38" calcext:value-type="float">
            <text:p>86,38</text:p>
          </table:table-cell>
          <table:table-cell office:value-type="float" office:value="389.02" calcext:value-type="float">
            <text:p>389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11" calcext:value-type="float">
            <text:p>23,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.68" calcext:value-type="float">
            <text:p>44,68</text:p>
          </table:table-cell>
          <table:table-cell office:value-type="float" office:value="-973.13" calcext:value-type="float">
            <text:p>-973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33" calcext:value-type="float">
            <text:p>209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25" calcext:value-type="float">
            <text:p>106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60" calcext:value-type="float">
            <text:p>9360</text:p>
          </table:table-cell>
          <table:table-cell table:style-name="ce4" office:value-type="float" office:value="46910" calcext:value-type="float">
            <text:p>469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84" calcext:value-type="float">
            <text:p>19,84</text:p>
          </table:table-cell>
          <table:table-cell office:value-type="float" office:value="0" calcext:value-type="float">
            <text:p>0</text:p>
          </table:table-cell>
          <table:table-cell office:value-type="float" office:value="10738.43" calcext:value-type="float">
            <text:p>10738,43</text:p>
          </table:table-cell>
          <table:table-cell office:value-type="float" office:value="28.07" calcext:value-type="float">
            <text:p>28,07</text:p>
          </table:table-cell>
          <table:table-cell office:value-type="float" office:value="1949.03" calcext:value-type="float">
            <text:p>1949,03</text:p>
          </table:table-cell>
          <table:table-cell office:value-type="float" office:value="0" calcext:value-type="float">
            <text:p>0</text:p>
          </table:table-cell>
          <table:table-cell office:value-type="float" office:value="517.57" calcext:value-type="float">
            <text:p>517,57</text:p>
          </table:table-cell>
          <table:table-cell office:value-type="float" office:value="0" calcext:value-type="float">
            <text:p>0</text:p>
          </table:table-cell>
          <table:table-cell office:value-type="float" office:value="28.66" calcext:value-type="float">
            <text:p>28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16" calcext:value-type="float">
            <text:p>33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3.82" calcext:value-type="float">
            <text:p>8873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01" calcext:value-type="float">
            <text:p>146,01</text:p>
          </table:table-cell>
          <table:table-cell office:value-type="float" office:value="3528.35" calcext:value-type="float">
            <text:p>3528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69" calcext:value-type="float">
            <text:p>88,69</text:p>
          </table:table-cell>
          <table:table-cell office:value-type="float" office:value="0" calcext:value-type="float">
            <text:p>0</text:p>
          </table:table-cell>
          <table:table-cell office:value-type="float" office:value="201.18" calcext:value-type="float">
            <text:p>201,18</text:p>
          </table:table-cell>
          <table:table-cell office:value-type="float" office:value="0" calcext:value-type="float">
            <text:p>0</text:p>
          </table:table-cell>
          <table:table-cell office:value-type="float" office:value="177.02" calcext:value-type="float">
            <text:p>177,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58096" calcext:value-type="float">
            <text:p>5809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13.46" calcext:value-type="float">
            <text:p>113,4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5.93" calcext:value-type="float">
            <text:p>135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62" calcext:value-type="float">
            <text:p>142,6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19" calcext:value-type="float">
            <text:p>9219</text:p>
          </table:table-cell>
          <table:table-cell table:style-name="ce4" office:value-type="float" office:value="46673" calcext:value-type="float">
            <text:p>466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6.33" calcext:value-type="float">
            <text:p>946,33</text:p>
          </table:table-cell>
          <table:table-cell office:value-type="float" office:value="0" calcext:value-type="float">
            <text:p>0</text:p>
          </table:table-cell>
          <table:table-cell office:value-type="float" office:value="1525.29" calcext:value-type="float">
            <text:p>1525,29</text:p>
          </table:table-cell>
          <table:table-cell office:value-type="float" office:value="17950.76" calcext:value-type="float">
            <text:p>17950,76</text:p>
          </table:table-cell>
          <table:table-cell office:value-type="float" office:value="5048.34" calcext:value-type="float">
            <text:p>5048,34</text:p>
          </table:table-cell>
          <table:table-cell office:value-type="float" office:value="47451.75" calcext:value-type="float">
            <text:p>47451,75</text:p>
          </table:table-cell>
          <table:table-cell office:value-type="float" office:value="165.64" calcext:value-type="float">
            <text:p>165,64</text:p>
          </table:table-cell>
          <table:table-cell office:value-type="float" office:value="10.47" calcext:value-type="float">
            <text:p>10,47</text:p>
          </table:table-cell>
          <table:table-cell office:value-type="float" office:value="95.15" calcext:value-type="float">
            <text:p>95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1.93" calcext:value-type="float">
            <text:p>9341,93</text:p>
          </table:table-cell>
          <table:table-cell office:value-type="float" office:value="51930.61" calcext:value-type="float">
            <text:p>51930,61</text:p>
          </table:table-cell>
          <table:table-cell office:value-type="float" office:value="0" calcext:value-type="float">
            <text:p>0</text:p>
          </table:table-cell>
          <table:table-cell office:value-type="float" office:value="4421.22" calcext:value-type="float">
            <text:p>4421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482.74" calcext:value-type="float">
            <text:p>1482,74</text:p>
          </table:table-cell>
          <table:table-cell office:value-type="float" office:value="760.8" calcext:value-type="float">
            <text:p>760,8</text:p>
          </table:table-cell>
          <table:table-cell office:value-type="float" office:value="0" calcext:value-type="float">
            <text:p>0</text:p>
          </table:table-cell>
          <table:table-cell office:value-type="float" office:value="6764.33" calcext:value-type="float">
            <text:p>6764,33</text:p>
          </table:table-cell>
          <table:table-cell office:value-type="float" office:value="29.21" calcext:value-type="float">
            <text:p>29,2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50.48" calcext:value-type="float">
            <text:p>41250,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708" calcext:value-type="float">
            <text:p>26708</text:p>
          </table:table-cell>
          <table:table-cell table:style-name="ce4" office:value-type="float" office:value="105173" calcext:value-type="float">
            <text:p>1051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868.48" calcext:value-type="float">
            <text:p>4868,48</text:p>
          </table:table-cell>
          <table:table-cell office:value-type="float" office:value="0" calcext:value-type="float">
            <text:p>0</text:p>
          </table:table-cell>
          <table:table-cell office:value-type="float" office:value="365632.27" calcext:value-type="float">
            <text:p>365632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4.93" calcext:value-type="float">
            <text:p>3964,93</text:p>
          </table:table-cell>
          <table:table-cell office:value-type="float" office:value="0" calcext:value-type="float">
            <text:p>0</text:p>
          </table:table-cell>
          <table:table-cell office:value-type="float" office:value="1072.16" calcext:value-type="float">
            <text:p>1072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8860.51" calcext:value-type="float">
            <text:p>338860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821.63" calcext:value-type="float">
            <text:p>175821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0.62" calcext:value-type="float">
            <text:p>940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66580" calcext:value-type="float">
            <text:p>66580</text:p>
          </table:table-cell>
          <table:table-cell table:style-name="ce4" office:value-type="float" office:value="472523" calcext:value-type="float">
            <text:p>4725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85.11" calcext:value-type="float">
            <text:p>85,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47.58" calcext:value-type="float">
            <text:p>747,58</text:p>
          </table:table-cell>
          <table:table-cell office:value-type="float" office:value="21.13" calcext:value-type="float">
            <text:p>21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.55" calcext:value-type="float">
            <text:p>94,55</text:p>
          </table:table-cell>
          <table:table-cell table:style-name="ce4" office:value-type="float" office:value="9360" calcext:value-type="float">
            <text:p>9360</text:p>
          </table:table-cell>
          <table:table-cell table:style-name="ce4" office:value-type="float" office:value="48871" calcext:value-type="float">
            <text:p>488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.04" calcext:value-type="float">
            <text:p>29,04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.14" calcext:value-type="float">
            <text:p>1052,14</text:p>
          </table:table-cell>
          <table:table-cell office:value-type="float" office:value="5.32" calcext:value-type="float">
            <text:p>5,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.38" calcext:value-type="float">
            <text:p>93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" calcext:value-type="float">
            <text:p>43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99" calcext:value-type="float">
            <text:p>16,9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307" calcext:value-type="float">
            <text:p>9307</text:p>
          </table:table-cell>
          <table:table-cell table:style-name="ce4" office:value-type="float" office:value="47133" calcext:value-type="float">
            <text:p>471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14.69" calcext:value-type="float">
            <text:p>1214,69</text:p>
          </table:table-cell>
          <table:table-cell office:value-type="float" office:value="61.43" calcext:value-type="float">
            <text:p>61,43</text:p>
          </table:table-cell>
          <table:table-cell office:value-type="float" office:value="1459.32" calcext:value-type="float">
            <text:p>1459,32</text:p>
          </table:table-cell>
          <table:table-cell office:value-type="float" office:value="72.86" calcext:value-type="float">
            <text:p>72,86</text:p>
          </table:table-cell>
          <table:table-cell office:value-type="float" office:value="0" calcext:value-type="float">
            <text:p>0</text:p>
          </table:table-cell>
          <table:table-cell office:value-type="float" office:value="92253.89" calcext:value-type="float">
            <text:p>92253,89</text:p>
          </table:table-cell>
          <table:table-cell office:value-type="float" office:value="2317.06" calcext:value-type="float">
            <text:p>2317,06</text:p>
          </table:table-cell>
          <table:table-cell office:value-type="float" office:value="138.77" calcext:value-type="float">
            <text:p>138,77</text:p>
          </table:table-cell>
          <table:table-cell office:value-type="float" office:value="140.72" calcext:value-type="float">
            <text:p>140,72</text:p>
          </table:table-cell>
          <table:table-cell office:value-type="float" office:value="0" calcext:value-type="float">
            <text:p>0</text:p>
          </table:table-cell>
          <table:table-cell office:value-type="float" office:value="54.31" calcext:value-type="float">
            <text:p>54,31</text:p>
          </table:table-cell>
          <table:table-cell office:value-type="float" office:value="47.48" calcext:value-type="float">
            <text:p>47,48</text:p>
          </table:table-cell>
          <table:table-cell office:value-type="float" office:value="129475.9" calcext:value-type="float">
            <text:p>12947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95" calcext:value-type="float">
            <text:p>138,95</text:p>
          </table:table-cell>
          <table:table-cell office:value-type="float" office:value="0" calcext:value-type="float">
            <text:p>0</text:p>
          </table:table-cell>
          <table:table-cell office:value-type="float" office:value="204.8" calcext:value-type="float">
            <text:p>204,8</text:p>
          </table:table-cell>
          <table:table-cell office:value-type="float" office:value="1254.78" calcext:value-type="float">
            <text:p>1254,78</text:p>
          </table:table-cell>
          <table:table-cell office:value-type="float" office:value="880.77" calcext:value-type="float">
            <text:p>880,77</text:p>
          </table:table-cell>
          <table:table-cell office:value-type="float" office:value="284.38" calcext:value-type="float">
            <text:p>28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8.77" calcext:value-type="float">
            <text:p>1488,77</text:p>
          </table:table-cell>
          <table:table-cell office:value-type="float" office:value="178.28" calcext:value-type="float">
            <text:p>178,28</text:p>
          </table:table-cell>
          <table:table-cell office:value-type="float" office:value="184.34" calcext:value-type="float">
            <text:p>184,34</text:p>
          </table:table-cell>
          <table:table-cell office:value-type="float" office:value="0" calcext:value-type="float">
            <text:p>0</text:p>
          </table:table-cell>
          <table:table-cell office:value-type="float" office:value="20.51" calcext:value-type="float">
            <text:p>20,51</text:p>
          </table:table-cell>
          <table:table-cell office:value-type="float" office:value="1085.39" calcext:value-type="float">
            <text:p>1085,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1150" calcext:value-type="float">
            <text:p>31150</text:p>
          </table:table-cell>
          <table:table-cell table:style-name="ce4" office:value-type="float" office:value="145920" calcext:value-type="float">
            <text:p>1459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.24" calcext:value-type="float">
            <text:p>361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.74" calcext:value-type="float">
            <text:p>1412,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72" calcext:value-type="float">
            <text:p>9272</text:p>
          </table:table-cell>
          <table:table-cell table:style-name="ce4" office:value-type="float" office:value="47306" calcext:value-type="float">
            <text:p>473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07.12" calcext:value-type="float">
            <text:p>4007,12</text:p>
          </table:table-cell>
          <table:table-cell office:value-type="float" office:value="0" calcext:value-type="float">
            <text:p>0</text:p>
          </table:table-cell>
          <table:table-cell office:value-type="float" office:value="1060.67" calcext:value-type="float">
            <text:p>1060,67</text:p>
          </table:table-cell>
          <table:table-cell office:value-type="float" office:value="114.75" calcext:value-type="float">
            <text:p>114,75</text:p>
          </table:table-cell>
          <table:table-cell office:value-type="float" office:value="0" calcext:value-type="float">
            <text:p>0</text:p>
          </table:table-cell>
          <table:table-cell office:value-type="float" office:value="10113.66" calcext:value-type="float">
            <text:p>10113,66</text:p>
          </table:table-cell>
          <table:table-cell office:value-type="float" office:value="191.34" calcext:value-type="float">
            <text:p>191,34</text:p>
          </table:table-cell>
          <table:table-cell office:value-type="float" office:value="2626.35" calcext:value-type="float">
            <text:p>2626,35</text:p>
          </table:table-cell>
          <table:table-cell office:value-type="float" office:value="635.78" calcext:value-type="float">
            <text:p>635,78</text:p>
          </table:table-cell>
          <table:table-cell office:value-type="float" office:value="0" calcext:value-type="float">
            <text:p>0</text:p>
          </table:table-cell>
          <table:table-cell office:value-type="float" office:value="203.4" calcext:value-type="float">
            <text:p>203,4</text:p>
          </table:table-cell>
          <table:table-cell office:value-type="float" office:value="14.76" calcext:value-type="float">
            <text:p>14,76</text:p>
          </table:table-cell>
          <table:table-cell office:value-type="float" office:value="76.12" calcext:value-type="float">
            <text:p>76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1" calcext:value-type="float">
            <text:p>37,61</text:p>
          </table:table-cell>
          <table:table-cell office:value-type="float" office:value="0" calcext:value-type="float">
            <text:p>0</text:p>
          </table:table-cell>
          <table:table-cell office:value-type="float" office:value="75.88" calcext:value-type="float">
            <text:p>75,88</text:p>
          </table:table-cell>
          <table:table-cell office:value-type="float" office:value="10436.78" calcext:value-type="float">
            <text:p>10436,78</text:p>
          </table:table-cell>
          <table:table-cell office:value-type="float" office:value="1183.41" calcext:value-type="float">
            <text:p>1183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.88" calcext:value-type="float">
            <text:p>937,88</text:p>
          </table:table-cell>
          <table:table-cell office:value-type="float" office:value="0" calcext:value-type="float">
            <text:p>0</text:p>
          </table:table-cell>
          <table:table-cell office:value-type="float" office:value="171.64" calcext:value-type="float">
            <text:p>171,64</text:p>
          </table:table-cell>
          <table:table-cell office:value-type="float" office:value="0" calcext:value-type="float">
            <text:p>0</text:p>
          </table:table-cell>
          <table:table-cell office:value-type="float" office:value="25.94" calcext:value-type="float">
            <text:p>25,94</text:p>
          </table:table-cell>
          <table:table-cell office:value-type="float" office:value="0" calcext:value-type="float">
            <text:p>0</text:p>
          </table:table-cell>
          <table:table-cell office:value-type="float" office:value="1462.69" calcext:value-type="float">
            <text:p>1462,69</text:p>
          </table:table-cell>
          <table:table-cell table:style-name="ce4" office:value-type="float" office:value="15301" calcext:value-type="float">
            <text:p>15301</text:p>
          </table:table-cell>
          <table:table-cell table:style-name="ce4" office:value-type="float" office:value="94917" calcext:value-type="float">
            <text:p>949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867.99" calcext:value-type="float">
            <text:p>41867,99</text:p>
          </table:table-cell>
          <table:table-cell office:value-type="float" office:value="110909.32" calcext:value-type="float">
            <text:p>110909,32</text:p>
          </table:table-cell>
          <table:table-cell office:value-type="float" office:value="17.4" calcext:value-type="float">
            <text:p>17,4</text:p>
          </table:table-cell>
          <table:table-cell office:value-type="float" office:value="4937.38" calcext:value-type="float">
            <text:p>4937,38</text:p>
          </table:table-cell>
          <table:table-cell office:value-type="float" office:value="748.3" calcext:value-type="float">
            <text:p>748,3</text:p>
          </table:table-cell>
          <table:table-cell office:value-type="float" office:value="3599.59" calcext:value-type="float">
            <text:p>3599,59</text:p>
          </table:table-cell>
          <table:table-cell office:value-type="float" office:value="1351.1" calcext:value-type="float">
            <text:p>1351,1</text:p>
          </table:table-cell>
          <table:table-cell office:value-type="float" office:value="0" calcext:value-type="float">
            <text:p>0</text:p>
          </table:table-cell>
          <table:table-cell office:value-type="float" office:value="7140.5" calcext:value-type="float">
            <text:p>7140,5</text:p>
          </table:table-cell>
          <table:table-cell office:value-type="float" office:value="0" calcext:value-type="float">
            <text:p>0</text:p>
          </table:table-cell>
          <table:table-cell office:value-type="float" office:value="798.94" calcext:value-type="float">
            <text:p>798,94</text:p>
          </table:table-cell>
          <table:table-cell office:value-type="float" office:value="9572.89" calcext:value-type="float">
            <text:p>9572,89</text:p>
          </table:table-cell>
          <table:table-cell office:value-type="float" office:value="523.23" calcext:value-type="float">
            <text:p>523,23</text:p>
          </table:table-cell>
          <table:table-cell office:value-type="float" office:value="113851.69" calcext:value-type="float">
            <text:p>113851,69</text:p>
          </table:table-cell>
          <table:table-cell office:value-type="float" office:value="0" calcext:value-type="float">
            <text:p>0</text:p>
          </table:table-cell>
          <table:table-cell office:value-type="float" office:value="198.57" calcext:value-type="float">
            <text:p>198,57</text:p>
          </table:table-cell>
          <table:table-cell office:value-type="float" office:value="0" calcext:value-type="float">
            <text:p>0</text:p>
          </table:table-cell>
          <table:table-cell office:value-type="float" office:value="12.48" calcext:value-type="float">
            <text:p>12,48</text:p>
          </table:table-cell>
          <table:table-cell office:value-type="float" office:value="5527.87" calcext:value-type="float">
            <text:p>5527,87</text:p>
          </table:table-cell>
          <table:table-cell office:value-type="float" office:value="65317.3" calcext:value-type="float">
            <text:p>65317,3</text:p>
          </table:table-cell>
          <table:table-cell office:value-type="float" office:value="1668.42" calcext:value-type="float">
            <text:p>1668,42</text:p>
          </table:table-cell>
          <table:table-cell office:value-type="float" office:value="1244.4" calcext:value-type="float">
            <text:p>1244,4</text:p>
          </table:table-cell>
          <table:table-cell office:value-type="float" office:value="406.35" calcext:value-type="float">
            <text:p>406,35</text:p>
          </table:table-cell>
          <table:table-cell office:value-type="float" office:value="965.65" calcext:value-type="float">
            <text:p>965,65</text:p>
          </table:table-cell>
          <table:table-cell office:value-type="float" office:value="0" calcext:value-type="float">
            <text:p>0</text:p>
          </table:table-cell>
          <table:table-cell office:value-type="float" office:value="8774.35" calcext:value-type="float">
            <text:p>8774,35</text:p>
          </table:table-cell>
          <table:table-cell office:value-type="float" office:value="0" calcext:value-type="float">
            <text:p>0</text:p>
          </table:table-cell>
          <table:table-cell office:value-type="float" office:value="26.69" calcext:value-type="float">
            <text:p>26,69</text:p>
          </table:table-cell>
          <table:table-cell office:value-type="float" office:value="0" calcext:value-type="float">
            <text:p>0</text:p>
          </table:table-cell>
          <table:table-cell office:value-type="float" office:value="208.62" calcext:value-type="float">
            <text:p>208,62</text:p>
          </table:table-cell>
          <table:table-cell table:style-name="ce4" office:value-type="float" office:value="35944" calcext:value-type="float">
            <text:p>35944</text:p>
          </table:table-cell>
          <table:table-cell table:style-name="ce4" office:value-type="float" office:value="85322" calcext:value-type="float">
            <text:p>853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46.51" calcext:value-type="float">
            <text:p>7346,51</text:p>
          </table:table-cell>
          <table:table-cell office:value-type="float" office:value="42.75" calcext:value-type="float">
            <text:p>42,75</text:p>
          </table:table-cell>
          <table:table-cell office:value-type="float" office:value="175.96" calcext:value-type="float">
            <text:p>175,96</text:p>
          </table:table-cell>
          <table:table-cell office:value-type="float" office:value="489.8" calcext:value-type="float">
            <text:p>489,8</text:p>
          </table:table-cell>
          <table:table-cell office:value-type="float" office:value="0" calcext:value-type="float">
            <text:p>0</text:p>
          </table:table-cell>
          <table:table-cell office:value-type="float" office:value="40.59" calcext:value-type="float">
            <text:p>40,59</text:p>
          </table:table-cell>
          <table:table-cell office:value-type="float" office:value="128.15" calcext:value-type="float">
            <text:p>128,15</text:p>
          </table:table-cell>
          <table:table-cell office:value-type="float" office:value="128.56" calcext:value-type="float">
            <text:p>128,56</text:p>
          </table:table-cell>
          <table:table-cell office:value-type="float" office:value="-229.97" calcext:value-type="float">
            <text:p>-229,97</text:p>
          </table:table-cell>
          <table:table-cell office:value-type="float" office:value="0" calcext:value-type="float">
            <text:p>0</text:p>
          </table:table-cell>
          <table:table-cell office:value-type="float" office:value="711.03" calcext:value-type="float">
            <text:p>711,03</text:p>
          </table:table-cell>
          <table:table-cell office:value-type="float" office:value="853.57" calcext:value-type="float">
            <text:p>853,57</text:p>
          </table:table-cell>
          <table:table-cell office:value-type="float" office:value="232.64" calcext:value-type="float">
            <text:p>232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51" calcext:value-type="float">
            <text:p>24,51</text:p>
          </table:table-cell>
          <table:table-cell office:value-type="float" office:value="11135.03" calcext:value-type="float">
            <text:p>11135,03</text:p>
          </table:table-cell>
          <table:table-cell office:value-type="float" office:value="246.39" calcext:value-type="float">
            <text:p>24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.38" calcext:value-type="float">
            <text:p>713,38</text:p>
          </table:table-cell>
          <table:table-cell office:value-type="float" office:value="0" calcext:value-type="float">
            <text:p>0</text:p>
          </table:table-cell>
          <table:table-cell office:value-type="float" office:value="-128.1" calcext:value-type="float">
            <text:p>-128,1</text:p>
          </table:table-cell>
          <table:table-cell office:value-type="float" office:value="0" calcext:value-type="float">
            <text:p>0</text:p>
          </table:table-cell>
          <table:table-cell office:value-type="float" office:value="92.57" calcext:value-type="float">
            <text:p>92,57</text:p>
          </table:table-cell>
          <table:table-cell office:value-type="float" office:value="0" calcext:value-type="float">
            <text:p>0</text:p>
          </table:table-cell>
          <table:table-cell office:value-type="float" office:value="333.63" calcext:value-type="float">
            <text:p>333,63</text:p>
          </table:table-cell>
          <table:table-cell table:style-name="ce4" office:value-type="float" office:value="10996" calcext:value-type="float">
            <text:p>10996</text:p>
          </table:table-cell>
          <table:table-cell table:style-name="ce4" office:value-type="float" office:value="56491" calcext:value-type="float">
            <text:p>564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962.96" calcext:value-type="float">
            <text:p>13962,96</text:p>
          </table:table-cell>
          <table:table-cell office:value-type="float" office:value="3595.26" calcext:value-type="float">
            <text:p>3595,26</text:p>
          </table:table-cell>
          <table:table-cell office:value-type="float" office:value="0" calcext:value-type="float">
            <text:p>0</text:p>
          </table:table-cell>
          <table:table-cell office:value-type="float" office:value="81.52" calcext:value-type="float">
            <text:p>81,52</text:p>
          </table:table-cell>
          <table:table-cell office:value-type="float" office:value="0" calcext:value-type="float">
            <text:p>0</text:p>
          </table:table-cell>
          <table:table-cell office:value-type="float" office:value="1594.35" calcext:value-type="float">
            <text:p>1594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3" calcext:value-type="float">
            <text:p>23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.17" calcext:value-type="float">
            <text:p>810,17</text:p>
          </table:table-cell>
          <table:table-cell office:value-type="float" office:value="97.39" calcext:value-type="float">
            <text:p>97,39</text:p>
          </table:table-cell>
          <table:table-cell office:value-type="float" office:value="7949.32" calcext:value-type="float">
            <text:p>7949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.53" calcext:value-type="float">
            <text:p>598,53</text:p>
          </table:table-cell>
          <table:table-cell office:value-type="float" office:value="12332.89" calcext:value-type="float">
            <text:p>12332,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1.19" calcext:value-type="float">
            <text:p>841,1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735" calcext:value-type="float">
            <text:p>12735</text:p>
          </table:table-cell>
          <table:table-cell table:style-name="ce4" office:value-type="float" office:value="59953" calcext:value-type="float">
            <text:p>599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9.48" calcext:value-type="float">
            <text:p>69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07" calcext:value-type="float">
            <text:p>119,0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08" calcext:value-type="float">
            <text:p>9,08</text:p>
          </table:table-cell>
          <table:table-cell office:value-type="float" office:value="75.91" calcext:value-type="float">
            <text:p>75,91</text:p>
          </table:table-cell>
          <table:table-cell office:value-type="float" office:value="13.19" calcext:value-type="float">
            <text:p>13,1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73" calcext:value-type="float">
            <text:p>9173</text:p>
          </table:table-cell>
          <table:table-cell table:style-name="ce4" office:value-type="float" office:value="46608" calcext:value-type="float">
            <text:p>466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21" calcext:value-type="float">
            <text:p>27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22" calcext:value-type="float">
            <text:p>56,22</text:p>
          </table:table-cell>
          <table:table-cell office:value-type="float" office:value="0" calcext:value-type="float">
            <text:p>0</text:p>
          </table:table-cell>
          <table:table-cell office:value-type="float" office:value="-26.84" calcext:value-type="float">
            <text:p>-26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2.35" calcext:value-type="float">
            <text:p>562,35</text:p>
          </table:table-cell>
          <table:table-cell office:value-type="float" office:value="0" calcext:value-type="float">
            <text:p>0</text:p>
          </table:table-cell>
          <table:table-cell office:value-type="float" office:value="2876.91" calcext:value-type="float">
            <text:p>2876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55" calcext:value-type="float">
            <text:p>9155</text:p>
          </table:table-cell>
          <table:table-cell table:style-name="ce4" office:value-type="float" office:value="46050" calcext:value-type="float">
            <text:p>460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534.59" calcext:value-type="float">
            <text:p>44534,59</text:p>
          </table:table-cell>
          <table:table-cell office:value-type="float" office:value="0" calcext:value-type="float">
            <text:p>0</text:p>
          </table:table-cell>
          <table:table-cell office:value-type="float" office:value="1585.43" calcext:value-type="float">
            <text:p>1585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.68" calcext:value-type="float">
            <text:p>477,68</text:p>
          </table:table-cell>
          <table:table-cell office:value-type="float" office:value="1058.68" calcext:value-type="float">
            <text:p>1058,68</text:p>
          </table:table-cell>
          <table:table-cell office:value-type="float" office:value="4144.12" calcext:value-type="float">
            <text:p>4144,12</text:p>
          </table:table-cell>
          <table:table-cell office:value-type="float" office:value="2543.41" calcext:value-type="float">
            <text:p>2543,41</text:p>
          </table:table-cell>
          <table:table-cell office:value-type="float" office:value="0" calcext:value-type="float">
            <text:p>0</text:p>
          </table:table-cell>
          <table:table-cell office:value-type="float" office:value="431.49" calcext:value-type="float">
            <text:p>431,49</text:p>
          </table:table-cell>
          <table:table-cell office:value-type="float" office:value="495.84" calcext:value-type="float">
            <text:p>495,84</text:p>
          </table:table-cell>
          <table:table-cell office:value-type="float" office:value="615.64" calcext:value-type="float">
            <text:p>615,64</text:p>
          </table:table-cell>
          <table:table-cell office:value-type="float" office:value="115.49" calcext:value-type="float">
            <text:p>115,49</text:p>
          </table:table-cell>
          <table:table-cell office:value-type="float" office:value="0" calcext:value-type="float">
            <text:p>0</text:p>
          </table:table-cell>
          <table:table-cell office:value-type="float" office:value="55.72" calcext:value-type="float">
            <text:p>55,72</text:p>
          </table:table-cell>
          <table:table-cell office:value-type="float" office:value="0" calcext:value-type="float">
            <text:p>0</text:p>
          </table:table-cell>
          <table:table-cell office:value-type="float" office:value="77.08" calcext:value-type="float">
            <text:p>77,08</text:p>
          </table:table-cell>
          <table:table-cell office:value-type="float" office:value="1182.25" calcext:value-type="float">
            <text:p>1182,25</text:p>
          </table:table-cell>
          <table:table-cell office:value-type="float" office:value="29442.36" calcext:value-type="float">
            <text:p>29442,36</text:p>
          </table:table-cell>
          <table:table-cell office:value-type="float" office:value="3842.33" calcext:value-type="float">
            <text:p>3842,33</text:p>
          </table:table-cell>
          <table:table-cell office:value-type="float" office:value="1412.92" calcext:value-type="float">
            <text:p>1412,92</text:p>
          </table:table-cell>
          <table:table-cell office:value-type="float" office:value="0" calcext:value-type="float">
            <text:p>0</text:p>
          </table:table-cell>
          <table:table-cell office:value-type="float" office:value="599.34" calcext:value-type="float">
            <text:p>599,34</text:p>
          </table:table-cell>
          <table:table-cell office:value-type="float" office:value="0" calcext:value-type="float">
            <text:p>0</text:p>
          </table:table-cell>
          <table:table-cell office:value-type="float" office:value="2341.7" calcext:value-type="float">
            <text:p>2341,7</text:p>
          </table:table-cell>
          <table:table-cell office:value-type="float" office:value="0" calcext:value-type="float">
            <text:p>0</text:p>
          </table:table-cell>
          <table:table-cell office:value-type="float" office:value="148.44" calcext:value-type="float">
            <text:p>148,44</text:p>
          </table:table-cell>
          <table:table-cell office:value-type="float" office:value="0" calcext:value-type="float">
            <text:p>0</text:p>
          </table:table-cell>
          <table:table-cell office:value-type="float" office:value="175.2" calcext:value-type="float">
            <text:p>175,2</text:p>
          </table:table-cell>
          <table:table-cell table:style-name="ce4" office:value-type="float" office:value="17883" calcext:value-type="float">
            <text:p>17883</text:p>
          </table:table-cell>
          <table:table-cell table:style-name="ce4" office:value-type="float" office:value="83061" calcext:value-type="float">
            <text:p>830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906.73" calcext:value-type="float">
            <text:p>5906,73</text:p>
          </table:table-cell>
          <table:table-cell office:value-type="float" office:value="169.56" calcext:value-type="float">
            <text:p>169,56</text:p>
          </table:table-cell>
          <table:table-cell office:value-type="float" office:value="12.2" calcext:value-type="float">
            <text:p>12,2</text:p>
          </table:table-cell>
          <table:table-cell office:value-type="float" office:value="597.04" calcext:value-type="float">
            <text:p>597,04</text:p>
          </table:table-cell>
          <table:table-cell office:value-type="float" office:value="0" calcext:value-type="float">
            <text:p>0</text:p>
          </table:table-cell>
          <table:table-cell office:value-type="float" office:value="3353.05" calcext:value-type="float">
            <text:p>3353,05</text:p>
          </table:table-cell>
          <table:table-cell office:value-type="float" office:value="1775.46" calcext:value-type="float">
            <text:p>1775,46</text:p>
          </table:table-cell>
          <table:table-cell office:value-type="float" office:value="628.14" calcext:value-type="float">
            <text:p>628,14</text:p>
          </table:table-cell>
          <table:table-cell office:value-type="float" office:value="425.71" calcext:value-type="float">
            <text:p>425,71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,46</text:p>
          </table:table-cell>
          <table:table-cell office:value-type="float" office:value="33.86" calcext:value-type="float">
            <text:p>33,86</text:p>
          </table:table-cell>
          <table:table-cell office:value-type="float" office:value="48.98" calcext:value-type="float">
            <text:p>48,98</text:p>
          </table:table-cell>
          <table:table-cell office:value-type="float" office:value="4.97" calcext:value-type="float">
            <text:p>4,97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,97</text:p>
          </table:table-cell>
          <table:table-cell office:value-type="float" office:value="0" calcext:value-type="float">
            <text:p>0</text:p>
          </table:table-cell>
          <table:table-cell office:value-type="float" office:value="552.34" calcext:value-type="float">
            <text:p>552,34</text:p>
          </table:table-cell>
          <table:table-cell office:value-type="float" office:value="1117.13" calcext:value-type="float">
            <text:p>1117,13</text:p>
          </table:table-cell>
          <table:table-cell office:value-type="float" office:value="1116.01" calcext:value-type="float">
            <text:p>1116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6.29" calcext:value-type="float">
            <text:p>916,29</text:p>
          </table:table-cell>
          <table:table-cell office:value-type="float" office:value="0" calcext:value-type="float">
            <text:p>0</text:p>
          </table:table-cell>
          <table:table-cell office:value-type="float" office:value="26.23" calcext:value-type="float">
            <text:p>26,23</text:p>
          </table:table-cell>
          <table:table-cell office:value-type="float" office:value="0.63" calcext:value-type="float">
            <text:p>0,63</text:p>
          </table:table-cell>
          <table:table-cell office:value-type="float" office:value="131.03" calcext:value-type="float">
            <text:p>131,03</text:p>
          </table:table-cell>
          <table:table-cell office:value-type="float" office:value="0" calcext:value-type="float">
            <text:p>0</text:p>
          </table:table-cell>
          <table:table-cell office:value-type="float" office:value="1065.28" calcext:value-type="float">
            <text:p>1065,28</text:p>
          </table:table-cell>
          <table:table-cell table:style-name="ce4" office:value-type="float" office:value="11669" calcext:value-type="float">
            <text:p>11669</text:p>
          </table:table-cell>
          <table:table-cell table:style-name="ce4" office:value-type="float" office:value="61535" calcext:value-type="float">
            <text:p>615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342.55" calcext:value-type="float">
            <text:p>1342,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0.58" calcext:value-type="float">
            <text:p>710,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76" calcext:value-type="float">
            <text:p>4,7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367" calcext:value-type="float">
            <text:p>9367</text:p>
          </table:table-cell>
          <table:table-cell table:style-name="ce4" office:value-type="float" office:value="47414" calcext:value-type="float">
            <text:p>474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5.28" calcext:value-type="float">
            <text:p>1465,28</text:p>
          </table:table-cell>
          <table:table-cell office:value-type="float" office:value="0" calcext:value-type="float">
            <text:p>0</text:p>
          </table:table-cell>
          <table:table-cell office:value-type="float" office:value="422.36" calcext:value-type="float">
            <text:p>422,36</text:p>
          </table:table-cell>
          <table:table-cell office:value-type="float" office:value="0" calcext:value-type="float">
            <text:p>0</text:p>
          </table:table-cell>
          <table:table-cell office:value-type="float" office:value="50.57" calcext:value-type="float">
            <text:p>50,57</text:p>
          </table:table-cell>
          <table:table-cell office:value-type="float" office:value="3293.98" calcext:value-type="float">
            <text:p>3293,98</text:p>
          </table:table-cell>
          <table:table-cell office:value-type="float" office:value="174.09" calcext:value-type="float">
            <text:p>174,09</text:p>
          </table:table-cell>
          <table:table-cell office:value-type="float" office:value="101.83" calcext:value-type="float">
            <text:p>101,83</text:p>
          </table:table-cell>
          <table:table-cell office:value-type="float" office:value="33.63" calcext:value-type="float">
            <text:p>33,63</text:p>
          </table:table-cell>
          <table:table-cell office:value-type="float" office:value="0" calcext:value-type="float">
            <text:p>0</text:p>
          </table:table-cell>
          <table:table-cell office:value-type="float" office:value="49.51" calcext:value-type="float">
            <text:p>49,51</text:p>
          </table:table-cell>
          <table:table-cell office:value-type="float" office:value="0" calcext:value-type="float">
            <text:p>0</text:p>
          </table:table-cell>
          <table:table-cell office:value-type="float" office:value="2624.02" calcext:value-type="float">
            <text:p>2624,02</text:p>
          </table:table-cell>
          <table:table-cell office:value-type="float" office:value="414.64" calcext:value-type="float">
            <text:p>414,64</text:p>
          </table:table-cell>
          <table:table-cell office:value-type="float" office:value="0" calcext:value-type="float">
            <text:p>0</text:p>
          </table:table-cell>
          <table:table-cell office:value-type="float" office:value="48.64" calcext:value-type="float">
            <text:p>48,64</text:p>
          </table:table-cell>
          <table:table-cell office:value-type="float" office:value="0" calcext:value-type="float">
            <text:p>0</text:p>
          </table:table-cell>
          <table:table-cell office:value-type="float" office:value="68.91" calcext:value-type="float">
            <text:p>68,91</text:p>
          </table:table-cell>
          <table:table-cell office:value-type="float" office:value="1452.04" calcext:value-type="float">
            <text:p>1452,04</text:p>
          </table:table-cell>
          <table:table-cell office:value-type="float" office:value="587.88" calcext:value-type="float">
            <text:p>58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97" calcext:value-type="float">
            <text:p>66,97</text:p>
          </table:table-cell>
          <table:table-cell office:value-type="float" office:value="257.22" calcext:value-type="float">
            <text:p>257,22</text:p>
          </table:table-cell>
          <table:table-cell office:value-type="float" office:value="1.83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,6</text:p>
          </table:table-cell>
          <table:table-cell table:style-name="ce4" office:value-type="float" office:value="10455" calcext:value-type="float">
            <text:p>10455</text:p>
          </table:table-cell>
          <table:table-cell table:style-name="ce4" office:value-type="float" office:value="54906" calcext:value-type="float">
            <text:p>549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07.51" calcext:value-type="float">
            <text:p>2807,51</text:p>
          </table:table-cell>
          <table:table-cell office:value-type="float" office:value="0" calcext:value-type="float">
            <text:p>0</text:p>
          </table:table-cell>
          <table:table-cell office:value-type="float" office:value="465.19" calcext:value-type="float">
            <text:p>465,19</text:p>
          </table:table-cell>
          <table:table-cell office:value-type="float" office:value="1431.81" calcext:value-type="float">
            <text:p>1431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.21" calcext:value-type="float">
            <text:p>397,21</text:p>
          </table:table-cell>
          <table:table-cell office:value-type="float" office:value="285.11" calcext:value-type="float">
            <text:p>285,11</text:p>
          </table:table-cell>
          <table:table-cell office:value-type="float" office:value="457.49" calcext:value-type="float">
            <text:p>457,49</text:p>
          </table:table-cell>
          <table:table-cell office:value-type="float" office:value="0" calcext:value-type="float">
            <text:p>0</text:p>
          </table:table-cell>
          <table:table-cell office:value-type="float" office:value="158.54" calcext:value-type="float">
            <text:p>158,54</text:p>
          </table:table-cell>
          <table:table-cell office:value-type="float" office:value="1286.71" calcext:value-type="float">
            <text:p>1286,71</text:p>
          </table:table-cell>
          <table:table-cell office:value-type="float" office:value="73.18" calcext:value-type="float">
            <text:p>7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56" calcext:value-type="float">
            <text:p>18,56</text:p>
          </table:table-cell>
          <table:table-cell office:value-type="float" office:value="0" calcext:value-type="float">
            <text:p>0</text:p>
          </table:table-cell>
          <table:table-cell office:value-type="float" office:value="2879.59" calcext:value-type="float">
            <text:p>2879,59</text:p>
          </table:table-cell>
          <table:table-cell office:value-type="float" office:value="564.6" calcext:value-type="float">
            <text:p>56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26" calcext:value-type="float">
            <text:p>463,26</text:p>
          </table:table-cell>
          <table:table-cell office:value-type="float" office:value="0" calcext:value-type="float">
            <text:p>0</text:p>
          </table:table-cell>
          <table:table-cell office:value-type="float" office:value="-264.74" calcext:value-type="float">
            <text:p>-264,74</text:p>
          </table:table-cell>
          <table:table-cell office:value-type="float" office:value="0" calcext:value-type="float">
            <text:p>0</text:p>
          </table:table-cell>
          <table:table-cell office:value-type="float" office:value="45.41" calcext:value-type="float">
            <text:p>45,41</text:p>
          </table:table-cell>
          <table:table-cell office:value-type="float" office:value="0" calcext:value-type="float">
            <text:p>0</text:p>
          </table:table-cell>
          <table:table-cell office:value-type="float" office:value="158.88" calcext:value-type="float">
            <text:p>158,88</text:p>
          </table:table-cell>
          <table:table-cell table:style-name="ce4" office:value-type="float" office:value="10740" calcext:value-type="float">
            <text:p>10740</text:p>
          </table:table-cell>
          <table:table-cell table:style-name="ce4" office:value-type="float" office:value="55086" calcext:value-type="float">
            <text:p>55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4094.24" calcext:value-type="float">
            <text:p>164094,24</text:p>
          </table:table-cell>
          <table:table-cell office:value-type="float" office:value="2628.36" calcext:value-type="float">
            <text:p>2628,36</text:p>
          </table:table-cell>
          <table:table-cell office:value-type="float" office:value="11925.48" calcext:value-type="float">
            <text:p>11925,48</text:p>
          </table:table-cell>
          <table:table-cell office:value-type="float" office:value="172.92" calcext:value-type="float">
            <text:p>172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08.84" calcext:value-type="float">
            <text:p>32308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191.96" calcext:value-type="float">
            <text:p>20191,96</text:p>
          </table:table-cell>
          <table:table-cell office:value-type="float" office:value="6031.97" calcext:value-type="float">
            <text:p>6031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25.96" calcext:value-type="float">
            <text:p>-1425,9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42305" calcext:value-type="float">
            <text:p>42305</text:p>
          </table:table-cell>
          <table:table-cell table:style-name="ce4" office:value-type="float" office:value="223896" calcext:value-type="float">
            <text:p>2238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15.56" calcext:value-type="float">
            <text:p>49315,56</text:p>
          </table:table-cell>
          <table:table-cell office:value-type="float" office:value="47742.94" calcext:value-type="float">
            <text:p>47742,94</text:p>
          </table:table-cell>
          <table:table-cell office:value-type="float" office:value="0" calcext:value-type="float">
            <text:p>0</text:p>
          </table:table-cell>
          <table:table-cell office:value-type="float" office:value="3359.23" calcext:value-type="float">
            <text:p>3359,23</text:p>
          </table:table-cell>
          <table:table-cell office:value-type="float" office:value="139.67" calcext:value-type="float">
            <text:p>139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088" calcext:value-type="float">
            <text:p>93088</text:p>
          </table:table-cell>
          <table:table-cell office:value-type="float" office:value="155.95" calcext:value-type="float">
            <text:p>155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.71" calcext:value-type="float">
            <text:p>345,71</text:p>
          </table:table-cell>
          <table:table-cell office:value-type="float" office:value="433.47" calcext:value-type="float">
            <text:p>433,47</text:p>
          </table:table-cell>
          <table:table-cell office:value-type="float" office:value="0" calcext:value-type="float">
            <text:p>0</text:p>
          </table:table-cell>
          <table:table-cell office:value-type="float" office:value="73205.56" calcext:value-type="float">
            <text:p>73205,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38.09" calcext:value-type="float">
            <text:p>-1438,09</text:p>
          </table:table-cell>
          <table:table-cell office:value-type="float" office:value="0" calcext:value-type="float">
            <text:p>0</text:p>
          </table:table-cell>
          <table:table-cell office:value-type="float" office:value="111.85" calcext:value-type="float">
            <text:p>111,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0874" calcext:value-type="float">
            <text:p>30874</text:p>
          </table:table-cell>
          <table:table-cell table:style-name="ce4" office:value-type="float" office:value="251044" calcext:value-type="float">
            <text:p>2510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2.74" calcext:value-type="float">
            <text:p>372,74</text:p>
          </table:table-cell>
          <table:table-cell office:value-type="float" office:value="0" calcext:value-type="float">
            <text:p>0</text:p>
          </table:table-cell>
          <table:table-cell office:value-type="float" office:value="143.89" calcext:value-type="float">
            <text:p>143,89</text:p>
          </table:table-cell>
          <table:table-cell office:value-type="float" office:value="168.77" calcext:value-type="float">
            <text:p>168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6" calcext:value-type="float">
            <text:p>56,06</text:p>
          </table:table-cell>
          <table:table-cell office:value-type="float" office:value="242.24" calcext:value-type="float">
            <text:p>242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36" calcext:value-type="float">
            <text:p>405,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36" calcext:value-type="float">
            <text:p>15,36</text:p>
          </table:table-cell>
          <table:table-cell office:value-type="float" office:value="0" calcext:value-type="float">
            <text:p>0</text:p>
          </table:table-cell>
          <table:table-cell office:value-type="float" office:value="1194.62" calcext:value-type="float">
            <text:p>1194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86" calcext:value-type="float">
            <text:p>76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.91" calcext:value-type="float">
            <text:p>342,91</text:p>
          </table:table-cell>
          <table:table-cell table:style-name="ce4" office:value-type="float" office:value="9433" calcext:value-type="float">
            <text:p>9433</text:p>
          </table:table-cell>
          <table:table-cell table:style-name="ce4" office:value-type="float" office:value="48509" calcext:value-type="float">
            <text:p>485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47.94" calcext:value-type="float">
            <text:p>2547,94</text:p>
          </table:table-cell>
          <table:table-cell office:value-type="float" office:value="0" calcext:value-type="float">
            <text:p>0</text:p>
          </table:table-cell>
          <table:table-cell office:value-type="float" office:value="28.33" calcext:value-type="float">
            <text:p>28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7" calcext:value-type="float">
            <text:p>9,77</text:p>
          </table:table-cell>
          <table:table-cell office:value-type="float" office:value="9.08" calcext:value-type="float">
            <text:p>9,08</text:p>
          </table:table-cell>
          <table:table-cell office:value-type="float" office:value="109.19" calcext:value-type="float">
            <text:p>109,19</text:p>
          </table:table-cell>
          <table:table-cell office:value-type="float" office:value="0" calcext:value-type="float">
            <text:p>0</text:p>
          </table:table-cell>
          <table:table-cell office:value-type="float" office:value="38.16" calcext:value-type="float">
            <text:p>38,16</text:p>
          </table:table-cell>
          <table:table-cell office:value-type="float" office:value="276.56" calcext:value-type="float">
            <text:p>276,56</text:p>
          </table:table-cell>
          <table:table-cell office:value-type="float" office:value="338.43" calcext:value-type="float">
            <text:p>338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9" calcext:value-type="float">
            <text:p>62,09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8902.88" calcext:value-type="float">
            <text:p>8902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36" calcext:value-type="float">
            <text:p>174,36</text:p>
          </table:table-cell>
          <table:table-cell office:value-type="float" office:value="0" calcext:value-type="float">
            <text:p>0</text:p>
          </table:table-cell>
          <table:table-cell office:value-type="float" office:value="367.22" calcext:value-type="float">
            <text:p>367,22</text:p>
          </table:table-cell>
          <table:table-cell office:value-type="float" office:value="0" calcext:value-type="float">
            <text:p>0</text:p>
          </table:table-cell>
          <table:table-cell office:value-type="float" office:value="60.27" calcext:value-type="float">
            <text:p>60,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27" calcext:value-type="float">
            <text:p>9727</text:p>
          </table:table-cell>
          <table:table-cell table:style-name="ce4" office:value-type="float" office:value="47200" calcext:value-type="float">
            <text:p>472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5803.49" calcext:value-type="float">
            <text:p>65803,49</text:p>
          </table:table-cell>
          <table:table-cell office:value-type="float" office:value="0" calcext:value-type="float">
            <text:p>0</text:p>
          </table:table-cell>
          <table:table-cell office:value-type="float" office:value="16856.18" calcext:value-type="float">
            <text:p>16856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69" calcext:value-type="float">
            <text:p>169,69</text:p>
          </table:table-cell>
          <table:table-cell office:value-type="float" office:value="1306.42" calcext:value-type="float">
            <text:p>1306,42</text:p>
          </table:table-cell>
          <table:table-cell office:value-type="float" office:value="1013.09" calcext:value-type="float">
            <text:p>1013,09</text:p>
          </table:table-cell>
          <table:table-cell office:value-type="float" office:value="120.83" calcext:value-type="float">
            <text:p>120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" calcext:value-type="float">
            <text:p>16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.5" calcext:value-type="float">
            <text:p>491,5</text:p>
          </table:table-cell>
          <table:table-cell office:value-type="float" office:value="0" calcext:value-type="float">
            <text:p>0</text:p>
          </table:table-cell>
          <table:table-cell office:value-type="float" office:value="348.55" calcext:value-type="float">
            <text:p>348,55</text:p>
          </table:table-cell>
          <table:table-cell office:value-type="float" office:value="80.32" calcext:value-type="float">
            <text:p>80,32</text:p>
          </table:table-cell>
          <table:table-cell office:value-type="float" office:value="19073.2" calcext:value-type="float">
            <text:p>19073,2</text:p>
          </table:table-cell>
          <table:table-cell office:value-type="float" office:value="9463.3" calcext:value-type="float">
            <text:p>946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6.87" calcext:value-type="float">
            <text:p>596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.33" calcext:value-type="float">
            <text:p>450,33</text:p>
          </table:table-cell>
          <table:table-cell table:style-name="ce4" office:value-type="float" office:value="21396" calcext:value-type="float">
            <text:p>21396</text:p>
          </table:table-cell>
          <table:table-cell table:style-name="ce4" office:value-type="float" office:value="119639" calcext:value-type="float">
            <text:p>1196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90.6" calcext:value-type="float">
            <text:p>7190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7.04" calcext:value-type="float">
            <text:p>2237,04</text:p>
          </table:table-cell>
          <table:table-cell office:value-type="float" office:value="27570.28" calcext:value-type="float">
            <text:p>27570,28</text:p>
          </table:table-cell>
          <table:table-cell office:value-type="float" office:value="2694.58" calcext:value-type="float">
            <text:p>2694,58</text:p>
          </table:table-cell>
          <table:table-cell office:value-type="float" office:value="402.89" calcext:value-type="float">
            <text:p>402,89</text:p>
          </table:table-cell>
          <table:table-cell office:value-type="float" office:value="1299.04" calcext:value-type="float">
            <text:p>1299,04</text:p>
          </table:table-cell>
          <table:table-cell office:value-type="float" office:value="0" calcext:value-type="float">
            <text:p>0</text:p>
          </table:table-cell>
          <table:table-cell office:value-type="float" office:value="766.65" calcext:value-type="float">
            <text:p>766,65</text:p>
          </table:table-cell>
          <table:table-cell office:value-type="float" office:value="973.45" calcext:value-type="float">
            <text:p>973,45</text:p>
          </table:table-cell>
          <table:table-cell office:value-type="float" office:value="0" calcext:value-type="float">
            <text:p>0</text:p>
          </table:table-cell>
          <table:table-cell office:value-type="float" office:value="57.68" calcext:value-type="float">
            <text:p>57,68</text:p>
          </table:table-cell>
          <table:table-cell office:value-type="float" office:value="0" calcext:value-type="float">
            <text:p>0</text:p>
          </table:table-cell>
          <table:table-cell office:value-type="float" office:value="48.17" calcext:value-type="float">
            <text:p>48,17</text:p>
          </table:table-cell>
          <table:table-cell office:value-type="float" office:value="0" calcext:value-type="float">
            <text:p>0</text:p>
          </table:table-cell>
          <table:table-cell office:value-type="float" office:value="1873.59" calcext:value-type="float">
            <text:p>1873,59</text:p>
          </table:table-cell>
          <table:table-cell office:value-type="float" office:value="24802.11" calcext:value-type="float">
            <text:p>24802,11</text:p>
          </table:table-cell>
          <table:table-cell office:value-type="float" office:value="4357.88" calcext:value-type="float">
            <text:p>435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.79" calcext:value-type="float">
            <text:p>516,79</text:p>
          </table:table-cell>
          <table:table-cell office:value-type="float" office:value="0" calcext:value-type="float">
            <text:p>0</text:p>
          </table:table-cell>
          <table:table-cell office:value-type="float" office:value="635.4" calcext:value-type="float">
            <text:p>635,4</text:p>
          </table:table-cell>
          <table:table-cell office:value-type="float" office:value="0" calcext:value-type="float">
            <text:p>0</text:p>
          </table:table-cell>
          <table:table-cell office:value-type="float" office:value="47.32" calcext:value-type="float">
            <text:p>47,32</text:p>
          </table:table-cell>
          <table:table-cell office:value-type="float" office:value="0" calcext:value-type="float">
            <text:p>0</text:p>
          </table:table-cell>
          <table:table-cell office:value-type="float" office:value="2238.18" calcext:value-type="float">
            <text:p>2238,18</text:p>
          </table:table-cell>
          <table:table-cell table:style-name="ce4" office:value-type="float" office:value="19923" calcext:value-type="float">
            <text:p>19923</text:p>
          </table:table-cell>
          <table:table-cell table:style-name="ce4" office:value-type="float" office:value="139568" calcext:value-type="float">
            <text:p>1395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23.04" calcext:value-type="float">
            <text:p>2123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8.63" calcext:value-type="float">
            <text:p>1158,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44" calcext:value-type="float">
            <text:p>5,44</text:p>
          </table:table-cell>
          <table:table-cell office:value-type="float" office:value="0" calcext:value-type="float">
            <text:p>0</text:p>
          </table:table-cell>
          <table:table-cell office:value-type="float" office:value="145.97" calcext:value-type="float">
            <text:p>145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77" calcext:value-type="float">
            <text:p>60,7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846" calcext:value-type="float">
            <text:p>9846</text:p>
          </table:table-cell>
          <table:table-cell table:style-name="ce4" office:value-type="float" office:value="49310" calcext:value-type="float">
            <text:p>493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2877.51" calcext:value-type="float">
            <text:p>2877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4.16" calcext:value-type="float">
            <text:p>4914,16</text:p>
          </table:table-cell>
          <table:table-cell office:value-type="float" office:value="422.36" calcext:value-type="float">
            <text:p>422,36</text:p>
          </table:table-cell>
          <table:table-cell office:value-type="float" office:value="4754.15" calcext:value-type="float">
            <text:p>4754,15</text:p>
          </table:table-cell>
          <table:table-cell office:value-type="float" office:value="80.89" calcext:value-type="float">
            <text:p>80,89</text:p>
          </table:table-cell>
          <table:table-cell office:value-type="float" office:value="0" calcext:value-type="float">
            <text:p>0</text:p>
          </table:table-cell>
          <table:table-cell office:value-type="float" office:value="693.2" calcext:value-type="float">
            <text:p>693,2</text:p>
          </table:table-cell>
          <table:table-cell office:value-type="float" office:value="3346.48" calcext:value-type="float">
            <text:p>3346,48</text:p>
          </table:table-cell>
          <table:table-cell office:value-type="float" office:value="8580.81" calcext:value-type="float">
            <text:p>8580,81</text:p>
          </table:table-cell>
          <table:table-cell office:value-type="float" office:value="1127.28" calcext:value-type="float">
            <text:p>1127,28</text:p>
          </table:table-cell>
          <table:table-cell office:value-type="float" office:value="0" calcext:value-type="float">
            <text:p>0</text:p>
          </table:table-cell>
          <table:table-cell office:value-type="float" office:value="3614.25" calcext:value-type="float">
            <text:p>3614,25</text:p>
          </table:table-cell>
          <table:table-cell office:value-type="float" office:value="0" calcext:value-type="float">
            <text:p>0</text:p>
          </table:table-cell>
          <table:table-cell office:value-type="float" office:value="200.02" calcext:value-type="float">
            <text:p>200,02</text:p>
          </table:table-cell>
          <table:table-cell office:value-type="float" office:value="2480.06" calcext:value-type="float">
            <text:p>2480,06</text:p>
          </table:table-cell>
          <table:table-cell office:value-type="float" office:value="4839.61" calcext:value-type="float">
            <text:p>4839,61</text:p>
          </table:table-cell>
          <table:table-cell office:value-type="float" office:value="716.19" calcext:value-type="float">
            <text:p>716,19</text:p>
          </table:table-cell>
          <table:table-cell office:value-type="float" office:value="6557.5" calcext:value-type="float">
            <text:p>6557,5</text:p>
          </table:table-cell>
          <table:table-cell office:value-type="float" office:value="7058.43" calcext:value-type="float">
            <text:p>7058,43</text:p>
          </table:table-cell>
          <table:table-cell office:value-type="float" office:value="1637.29" calcext:value-type="float">
            <text:p>1637,29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,61</text:p>
          </table:table-cell>
          <table:table-cell office:value-type="float" office:value="5784.58" calcext:value-type="float">
            <text:p>5784,58</text:p>
          </table:table-cell>
          <table:table-cell office:value-type="float" office:value="-1053.4" calcext:value-type="float">
            <text:p>-1053,4</text:p>
          </table:table-cell>
          <table:table-cell table:style-name="ce4" office:value-type="float" office:value="28149" calcext:value-type="float">
            <text:p>28149</text:p>
          </table:table-cell>
          <table:table-cell table:style-name="ce4" office:value-type="float" office:value="75399" calcext:value-type="float">
            <text:p>753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7.22" calcext:value-type="float">
            <text:p>977,22</text:p>
          </table:table-cell>
          <table:table-cell office:value-type="float" office:value="130.48" calcext:value-type="float">
            <text:p>130,48</text:p>
          </table:table-cell>
          <table:table-cell office:value-type="float" office:value="0" calcext:value-type="float">
            <text:p>0</text:p>
          </table:table-cell>
          <table:table-cell office:value-type="float" office:value="395.86" calcext:value-type="float">
            <text:p>395,86</text:p>
          </table:table-cell>
          <table:table-cell office:value-type="float" office:value="0" calcext:value-type="float">
            <text:p>0</text:p>
          </table:table-cell>
          <table:table-cell office:value-type="float" office:value="250.87" calcext:value-type="float">
            <text:p>250,87</text:p>
          </table:table-cell>
          <table:table-cell office:value-type="float" office:value="9.53" calcext:value-type="float">
            <text:p>9,53</text:p>
          </table:table-cell>
          <table:table-cell office:value-type="float" office:value="81.5" calcext:value-type="float">
            <text:p>81,5</text:p>
          </table:table-cell>
          <table:table-cell office:value-type="float" office:value="221.43" calcext:value-type="float">
            <text:p>221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1" calcext:value-type="float">
            <text:p>37,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.12" calcext:value-type="float">
            <text:p>186,1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458" calcext:value-type="float">
            <text:p>9458</text:p>
          </table:table-cell>
          <table:table-cell table:style-name="ce4" office:value-type="float" office:value="47796" calcext:value-type="float">
            <text:p>477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964.9" calcext:value-type="float">
            <text:p>8964,9</text:p>
          </table:table-cell>
          <table:table-cell office:value-type="float" office:value="153.24" calcext:value-type="float">
            <text:p>153,24</text:p>
          </table:table-cell>
          <table:table-cell office:value-type="float" office:value="9214.26" calcext:value-type="float">
            <text:p>9214,26</text:p>
          </table:table-cell>
          <table:table-cell office:value-type="float" office:value="1102.69" calcext:value-type="float">
            <text:p>1102,69</text:p>
          </table:table-cell>
          <table:table-cell office:value-type="float" office:value="0" calcext:value-type="float">
            <text:p>0</text:p>
          </table:table-cell>
          <table:table-cell office:value-type="float" office:value="261.48" calcext:value-type="float">
            <text:p>261,48</text:p>
          </table:table-cell>
          <table:table-cell office:value-type="float" office:value="1170.72" calcext:value-type="float">
            <text:p>1170,72</text:p>
          </table:table-cell>
          <table:table-cell office:value-type="float" office:value="9239.59" calcext:value-type="float">
            <text:p>9239,59</text:p>
          </table:table-cell>
          <table:table-cell office:value-type="float" office:value="195.79" calcext:value-type="float">
            <text:p>195,79</text:p>
          </table:table-cell>
          <table:table-cell office:value-type="float" office:value="0" calcext:value-type="float">
            <text:p>0</text:p>
          </table:table-cell>
          <table:table-cell office:value-type="float" office:value="1818.09" calcext:value-type="float">
            <text:p>1818,09</text:p>
          </table:table-cell>
          <table:table-cell office:value-type="float" office:value="293.96" calcext:value-type="float">
            <text:p>293,96</text:p>
          </table:table-cell>
          <table:table-cell office:value-type="float" office:value="0" calcext:value-type="float">
            <text:p>0</text:p>
          </table:table-cell>
          <table:table-cell office:value-type="float" office:value="821.65" calcext:value-type="float">
            <text:p>821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0.02" calcext:value-type="float">
            <text:p>1300,02</text:p>
          </table:table-cell>
          <table:table-cell office:value-type="float" office:value="3.7" calcext:value-type="float">
            <text:p>3,7</text:p>
          </table:table-cell>
          <table:table-cell office:value-type="float" office:value="6973.7" calcext:value-type="float">
            <text:p>6973,7</text:p>
          </table:table-cell>
          <table:table-cell office:value-type="float" office:value="16074.51" calcext:value-type="float">
            <text:p>1607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2" calcext:value-type="float">
            <text:p>258,2</text:p>
          </table:table-cell>
          <table:table-cell office:value-type="float" office:value="0" calcext:value-type="float">
            <text:p>0</text:p>
          </table:table-cell>
          <table:table-cell office:value-type="float" office:value="839.77" calcext:value-type="float">
            <text:p>839,77</text:p>
          </table:table-cell>
          <table:table-cell office:value-type="float" office:value="0" calcext:value-type="float">
            <text:p>0</text:p>
          </table:table-cell>
          <table:table-cell office:value-type="float" office:value="108.95" calcext:value-type="float">
            <text:p>108,95</text:p>
          </table:table-cell>
          <table:table-cell office:value-type="float" office:value="0" calcext:value-type="float">
            <text:p>0</text:p>
          </table:table-cell>
          <table:table-cell office:value-type="float" office:value="18562.54" calcext:value-type="float">
            <text:p>18562,54</text:p>
          </table:table-cell>
          <table:table-cell table:style-name="ce4" office:value-type="float" office:value="21172" calcext:value-type="float">
            <text:p>21172</text:p>
          </table:table-cell>
          <table:table-cell table:style-name="ce4" office:value-type="float" office:value="155300" calcext:value-type="float">
            <text:p>1553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1157.16" calcext:value-type="float">
            <text:p>41157,16</text:p>
          </table:table-cell>
          <table:table-cell office:value-type="float" office:value="0" calcext:value-type="float">
            <text:p>0</text:p>
          </table:table-cell>
          <table:table-cell office:value-type="float" office:value="64.04" calcext:value-type="float">
            <text:p>64,04</text:p>
          </table:table-cell>
          <table:table-cell office:value-type="float" office:value="57.31" calcext:value-type="float">
            <text:p>57,31</text:p>
          </table:table-cell>
          <table:table-cell office:value-type="float" office:value="0" calcext:value-type="float">
            <text:p>0</text:p>
          </table:table-cell>
          <table:table-cell office:value-type="float" office:value="1150.86" calcext:value-type="float">
            <text:p>1150,86</text:p>
          </table:table-cell>
          <table:table-cell office:value-type="float" office:value="258.67" calcext:value-type="float">
            <text:p>258,67</text:p>
          </table:table-cell>
          <table:table-cell office:value-type="float" office:value="134.17" calcext:value-type="float">
            <text:p>134,17</text:p>
          </table:table-cell>
          <table:table-cell office:value-type="float" office:value="332.81" calcext:value-type="float">
            <text:p>332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" calcext:value-type="float">
            <text:p>30,3</text:p>
          </table:table-cell>
          <table:table-cell office:value-type="float" office:value="153.65" calcext:value-type="float">
            <text:p>153,65</text:p>
          </table:table-cell>
          <table:table-cell office:value-type="float" office:value="930.54" calcext:value-type="float">
            <text:p>930,54</text:p>
          </table:table-cell>
          <table:table-cell office:value-type="float" office:value="0" calcext:value-type="float">
            <text:p>0</text:p>
          </table:table-cell>
          <table:table-cell office:value-type="float" office:value="337.16" calcext:value-type="float">
            <text:p>337,16</text:p>
          </table:table-cell>
          <table:table-cell office:value-type="float" office:value="0" calcext:value-type="float">
            <text:p>0</text:p>
          </table:table-cell>
          <table:table-cell office:value-type="float" office:value="188.97" calcext:value-type="float">
            <text:p>188,97</text:p>
          </table:table-cell>
          <table:table-cell office:value-type="float" office:value="10.68" calcext:value-type="float">
            <text:p>10,68</text:p>
          </table:table-cell>
          <table:table-cell office:value-type="float" office:value="21183.37" calcext:value-type="float">
            <text:p>21183,37</text:p>
          </table:table-cell>
          <table:table-cell office:value-type="float" office:value="9.44" calcext:value-type="float">
            <text:p>9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58" calcext:value-type="float">
            <text:p>142,58</text:p>
          </table:table-cell>
          <table:table-cell office:value-type="float" office:value="0" calcext:value-type="float">
            <text:p>0</text:p>
          </table:table-cell>
          <table:table-cell office:value-type="float" office:value="-1.93" calcext:value-type="float">
            <text:p>-1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2" calcext:value-type="float">
            <text:p>47,62</text:p>
          </table:table-cell>
          <table:table-cell table:style-name="ce4" office:value-type="float" office:value="15725" calcext:value-type="float">
            <text:p>15725</text:p>
          </table:table-cell>
          <table:table-cell table:style-name="ce4" office:value-type="float" office:value="77658" calcext:value-type="float">
            <text:p>776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4.64" calcext:value-type="float">
            <text:p>384,64</text:p>
          </table:table-cell>
          <table:table-cell office:value-type="float" office:value="0" calcext:value-type="float">
            <text:p>0</text:p>
          </table:table-cell>
          <table:table-cell office:value-type="float" office:value="4100.1" calcext:value-type="float">
            <text:p>410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2" calcext:value-type="float">
            <text:p>35,42</text:p>
          </table:table-cell>
          <table:table-cell office:value-type="float" office:value="1224.2" calcext:value-type="float">
            <text:p>1224,2</text:p>
          </table:table-cell>
          <table:table-cell office:value-type="float" office:value="0" calcext:value-type="float">
            <text:p>0</text:p>
          </table:table-cell>
          <table:table-cell office:value-type="float" office:value="60.99" calcext:value-type="float">
            <text:p>60,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0.88" calcext:value-type="float">
            <text:p>980,88</text:p>
          </table:table-cell>
          <table:table-cell office:value-type="float" office:value="0" calcext:value-type="float">
            <text:p>0</text:p>
          </table:table-cell>
          <table:table-cell office:value-type="float" office:value="36.97" calcext:value-type="float">
            <text:p>36,97</text:p>
          </table:table-cell>
          <table:table-cell office:value-type="float" office:value="0" calcext:value-type="float">
            <text:p>0</text:p>
          </table:table-cell>
          <table:table-cell office:value-type="float" office:value="79.42" calcext:value-type="float">
            <text:p>79,42</text:p>
          </table:table-cell>
          <table:table-cell office:value-type="float" office:value="466.43" calcext:value-type="float">
            <text:p>46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99" calcext:value-type="float">
            <text:p>59,9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52953" calcext:value-type="float">
            <text:p>529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.29" calcext:value-type="float">
            <text:p>112,29</text:p>
          </table:table-cell>
          <table:table-cell office:value-type="float" office:value="686.61" calcext:value-type="float">
            <text:p>686,61</text:p>
          </table:table-cell>
          <table:table-cell office:value-type="float" office:value="2831.55" calcext:value-type="float">
            <text:p>2831,55</text:p>
          </table:table-cell>
          <table:table-cell office:value-type="float" office:value="763.41" calcext:value-type="float">
            <text:p>763,41</text:p>
          </table:table-cell>
          <table:table-cell office:value-type="float" office:value="733.36" calcext:value-type="float">
            <text:p>733,36</text:p>
          </table:table-cell>
          <table:table-cell office:value-type="float" office:value="3839.73" calcext:value-type="float">
            <text:p>3839,73</text:p>
          </table:table-cell>
          <table:table-cell office:value-type="float" office:value="493.1" calcext:value-type="float">
            <text:p>493,1</text:p>
          </table:table-cell>
          <table:table-cell office:value-type="float" office:value="48.98" calcext:value-type="float">
            <text:p>48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.07" calcext:value-type="float">
            <text:p>452,07</text:p>
          </table:table-cell>
          <table:table-cell office:value-type="float" office:value="44.63" calcext:value-type="float">
            <text:p>44,63</text:p>
          </table:table-cell>
          <table:table-cell office:value-type="float" office:value="1498.57" calcext:value-type="float">
            <text:p>1498,57</text:p>
          </table:table-cell>
          <table:table-cell office:value-type="float" office:value="65.68" calcext:value-type="float">
            <text:p>65,68</text:p>
          </table:table-cell>
          <table:table-cell office:value-type="float" office:value="0" calcext:value-type="float">
            <text:p>0</text:p>
          </table:table-cell>
          <table:table-cell office:value-type="float" office:value="1491.74" calcext:value-type="float">
            <text:p>1491,74</text:p>
          </table:table-cell>
          <table:table-cell office:value-type="float" office:value="0" calcext:value-type="float">
            <text:p>0</text:p>
          </table:table-cell>
          <table:table-cell office:value-type="float" office:value="167.87" calcext:value-type="float">
            <text:p>167,87</text:p>
          </table:table-cell>
          <table:table-cell office:value-type="float" office:value="859.64" calcext:value-type="float">
            <text:p>859,64</text:p>
          </table:table-cell>
          <table:table-cell office:value-type="float" office:value="1277.91" calcext:value-type="float">
            <text:p>1277,91</text:p>
          </table:table-cell>
          <table:table-cell office:value-type="float" office:value="304.1" calcext:value-type="float">
            <text:p>304,1</text:p>
          </table:table-cell>
          <table:table-cell office:value-type="float" office:value="6680.04" calcext:value-type="float">
            <text:p>6680,04</text:p>
          </table:table-cell>
          <table:table-cell office:value-type="float" office:value="240.61" calcext:value-type="float">
            <text:p>240,61</text:p>
          </table:table-cell>
          <table:table-cell office:value-type="float" office:value="66.09" calcext:value-type="float">
            <text:p>66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3" calcext:value-type="float">
            <text:p>86,63</text:p>
          </table:table-cell>
          <table:table-cell office:value-type="float" office:value="160.8" calcext:value-type="float">
            <text:p>160,8</text:p>
          </table:table-cell>
          <table:table-cell office:value-type="float" office:value="279.38" calcext:value-type="float">
            <text:p>279,38</text:p>
          </table:table-cell>
          <table:table-cell table:style-name="ce4" office:value-type="float" office:value="10746" calcext:value-type="float">
            <text:p>10746</text:p>
          </table:table-cell>
          <table:table-cell table:style-name="ce4" office:value-type="float" office:value="56173" calcext:value-type="float">
            <text:p>561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47" calcext:value-type="float">
            <text:p>8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8" calcext:value-type="float">
            <text:p>3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6" calcext:value-type="float">
            <text:p>47,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.41" calcext:value-type="float">
            <text:p>15,4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61" calcext:value-type="float">
            <text:p>9161</text:p>
          </table:table-cell>
          <table:table-cell table:style-name="ce4" office:value-type="float" office:value="46428" calcext:value-type="float">
            <text:p>464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5.63" calcext:value-type="float">
            <text:p>1645,63</text:p>
          </table:table-cell>
          <table:table-cell office:value-type="float" office:value="0" calcext:value-type="float">
            <text:p>0</text:p>
          </table:table-cell>
          <table:table-cell office:value-type="float" office:value="16.65" calcext:value-type="float">
            <text:p>16,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.32" calcext:value-type="float">
            <text:p>64,3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352" calcext:value-type="float">
            <text:p>9352</text:p>
          </table:table-cell>
          <table:table-cell table:style-name="ce4" office:value-type="float" office:value="46182" calcext:value-type="float">
            <text:p>461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62.1" calcext:value-type="float">
            <text:p>3962,1</text:p>
          </table:table-cell>
          <table:table-cell office:value-type="float" office:value="0" calcext:value-type="float">
            <text:p>0</text:p>
          </table:table-cell>
          <table:table-cell office:value-type="float" office:value="1748.98" calcext:value-type="float">
            <text:p>1748,98</text:p>
          </table:table-cell>
          <table:table-cell office:value-type="float" office:value="1895.3" calcext:value-type="float">
            <text:p>1895,3</text:p>
          </table:table-cell>
          <table:table-cell office:value-type="float" office:value="2980.16" calcext:value-type="float">
            <text:p>2980,16</text:p>
          </table:table-cell>
          <table:table-cell office:value-type="float" office:value="46.06" calcext:value-type="float">
            <text:p>46,06</text:p>
          </table:table-cell>
          <table:table-cell office:value-type="float" office:value="1099.08" calcext:value-type="float">
            <text:p>1099,08</text:p>
          </table:table-cell>
          <table:table-cell office:value-type="float" office:value="338.86" calcext:value-type="float">
            <text:p>338,86</text:p>
          </table:table-cell>
          <table:table-cell office:value-type="float" office:value="98.34" calcext:value-type="float">
            <text:p>98,34</text:p>
          </table:table-cell>
          <table:table-cell office:value-type="float" office:value="0" calcext:value-type="float">
            <text:p>0</text:p>
          </table:table-cell>
          <table:table-cell office:value-type="float" office:value="17.87" calcext:value-type="float">
            <text:p>17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" calcext:value-type="float">
            <text:p>3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11002" calcext:value-type="float">
            <text:p>11002</text:p>
          </table:table-cell>
          <table:table-cell table:style-name="ce4" office:value-type="float" office:value="54535" calcext:value-type="float">
            <text:p>545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6.55" calcext:value-type="float">
            <text:p>1936,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3.23" calcext:value-type="float">
            <text:p>1173,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.33" calcext:value-type="float">
            <text:p>13,3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487" calcext:value-type="float">
            <text:p>9487</text:p>
          </table:table-cell>
          <table:table-cell table:style-name="ce4" office:value-type="float" office:value="47940" calcext:value-type="float">
            <text:p>479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130.6" calcext:value-type="float">
            <text:p>32130,6</text:p>
          </table:table-cell>
          <table:table-cell office:value-type="float" office:value="2.11" calcext:value-type="float">
            <text:p>2,11</text:p>
          </table:table-cell>
          <table:table-cell office:value-type="float" office:value="605.61" calcext:value-type="float">
            <text:p>605,61</text:p>
          </table:table-cell>
          <table:table-cell office:value-type="float" office:value="337.56" calcext:value-type="float">
            <text:p>337,56</text:p>
          </table:table-cell>
          <table:table-cell office:value-type="float" office:value="0" calcext:value-type="float">
            <text:p>0</text:p>
          </table:table-cell>
          <table:table-cell office:value-type="float" office:value="5281.42" calcext:value-type="float">
            <text:p>5281,42</text:p>
          </table:table-cell>
          <table:table-cell office:value-type="float" office:value="1226.35" calcext:value-type="float">
            <text:p>1226,35</text:p>
          </table:table-cell>
          <table:table-cell office:value-type="float" office:value="3305.35" calcext:value-type="float">
            <text:p>3305,35</text:p>
          </table:table-cell>
          <table:table-cell office:value-type="float" office:value="1861.77" calcext:value-type="float">
            <text:p>1861,77</text:p>
          </table:table-cell>
          <table:table-cell office:value-type="float" office:value="0" calcext:value-type="float">
            <text:p>0</text:p>
          </table:table-cell>
          <table:table-cell office:value-type="float" office:value="1680.61" calcext:value-type="float">
            <text:p>1680,61</text:p>
          </table:table-cell>
          <table:table-cell office:value-type="float" office:value="997.29" calcext:value-type="float">
            <text:p>997,29</text:p>
          </table:table-cell>
          <table:table-cell office:value-type="float" office:value="359.29" calcext:value-type="float">
            <text:p>359,29</text:p>
          </table:table-cell>
          <table:table-cell office:value-type="float" office:value="30.28" calcext:value-type="float">
            <text:p>30,28</text:p>
          </table:table-cell>
          <table:table-cell office:value-type="float" office:value="0" calcext:value-type="float">
            <text:p>0</text:p>
          </table:table-cell>
          <table:table-cell office:value-type="float" office:value="-12.32" calcext:value-type="float">
            <text:p>-12,32</text:p>
          </table:table-cell>
          <table:table-cell office:value-type="float" office:value="0" calcext:value-type="float">
            <text:p>0</text:p>
          </table:table-cell>
          <table:table-cell office:value-type="float" office:value="147.53" calcext:value-type="float">
            <text:p>147,53</text:p>
          </table:table-cell>
          <table:table-cell office:value-type="float" office:value="1393.92" calcext:value-type="float">
            <text:p>1393,92</text:p>
          </table:table-cell>
          <table:table-cell office:value-type="float" office:value="36005.63" calcext:value-type="float">
            <text:p>36005,63</text:p>
          </table:table-cell>
          <table:table-cell office:value-type="float" office:value="3810.56" calcext:value-type="float">
            <text:p>3810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.88" calcext:value-type="float">
            <text:p>920,88</text:p>
          </table:table-cell>
          <table:table-cell office:value-type="float" office:value="304.8" calcext:value-type="float">
            <text:p>304,8</text:p>
          </table:table-cell>
          <table:table-cell office:value-type="float" office:value="1175.31" calcext:value-type="float">
            <text:p>1175,31</text:p>
          </table:table-cell>
          <table:table-cell office:value-type="float" office:value="0" calcext:value-type="float">
            <text:p>0</text:p>
          </table:table-cell>
          <table:table-cell office:value-type="float" office:value="311.91" calcext:value-type="float">
            <text:p>311,91</text:p>
          </table:table-cell>
          <table:table-cell office:value-type="float" office:value="0" calcext:value-type="float">
            <text:p>0</text:p>
          </table:table-cell>
          <table:table-cell office:value-type="float" office:value="2521.98" calcext:value-type="float">
            <text:p>2521,98</text:p>
          </table:table-cell>
          <table:table-cell table:style-name="ce4" office:value-type="float" office:value="18004" calcext:value-type="float">
            <text:p>18004</text:p>
          </table:table-cell>
          <table:table-cell table:style-name="ce4" office:value-type="float" office:value="93032" calcext:value-type="float">
            <text:p>930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.06" calcext:value-type="float">
            <text:p>66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59" calcext:value-type="float">
            <text:p>20,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7.14" calcext:value-type="float">
            <text:p>117,14</text:p>
          </table:table-cell>
          <table:table-cell office:value-type="float" office:value="0" calcext:value-type="float">
            <text:p>0</text:p>
          </table:table-cell>
          <table:table-cell office:value-type="float" office:value="392.52" calcext:value-type="float">
            <text:p>392,52</text:p>
          </table:table-cell>
          <table:table-cell office:value-type="float" office:value="16.69" calcext:value-type="float">
            <text:p>16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13" calcext:value-type="float">
            <text:p>284,13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37" calcext:value-type="float">
            <text:p>9137</text:p>
          </table:table-cell>
          <table:table-cell table:style-name="ce4" office:value-type="float" office:value="45897" calcext:value-type="float">
            <text:p>458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441.93" calcext:value-type="float">
            <text:p>25441,93</text:p>
          </table:table-cell>
          <table:table-cell office:value-type="float" office:value="24903.82" calcext:value-type="float">
            <text:p>24903,82</text:p>
          </table:table-cell>
          <table:table-cell office:value-type="float" office:value="27430.6" calcext:value-type="float">
            <text:p>27430,6</text:p>
          </table:table-cell>
          <table:table-cell office:value-type="float" office:value="38963.5" calcext:value-type="float">
            <text:p>38963,5</text:p>
          </table:table-cell>
          <table:table-cell office:value-type="float" office:value="22416.55" calcext:value-type="float">
            <text:p>22416,55</text:p>
          </table:table-cell>
          <table:table-cell office:value-type="float" office:value="18913.86" calcext:value-type="float">
            <text:p>18913,86</text:p>
          </table:table-cell>
          <table:table-cell office:value-type="float" office:value="14208.57" calcext:value-type="float">
            <text:p>14208,57</text:p>
          </table:table-cell>
          <table:table-cell office:value-type="float" office:value="2869.93" calcext:value-type="float">
            <text:p>2869,93</text:p>
          </table:table-cell>
          <table:table-cell office:value-type="float" office:value="2093.96" calcext:value-type="float">
            <text:p>2093,96</text:p>
          </table:table-cell>
          <table:table-cell office:value-type="float" office:value="0" calcext:value-type="float">
            <text:p>0</text:p>
          </table:table-cell>
          <table:table-cell office:value-type="float" office:value="6974.74" calcext:value-type="float">
            <text:p>6974,74</text:p>
          </table:table-cell>
          <table:table-cell office:value-type="float" office:value="13313.56" calcext:value-type="float">
            <text:p>13313,56</text:p>
          </table:table-cell>
          <table:table-cell office:value-type="float" office:value="6293.86" calcext:value-type="float">
            <text:p>6293,86</text:p>
          </table:table-cell>
          <table:table-cell office:value-type="float" office:value="13581.45" calcext:value-type="float">
            <text:p>13581,45</text:p>
          </table:table-cell>
          <table:table-cell office:value-type="float" office:value="0" calcext:value-type="float">
            <text:p>0</text:p>
          </table:table-cell>
          <table:table-cell office:value-type="float" office:value="13021.35" calcext:value-type="float">
            <text:p>13021,35</text:p>
          </table:table-cell>
          <table:table-cell office:value-type="float" office:value="0" calcext:value-type="float">
            <text:p>0</text:p>
          </table:table-cell>
          <table:table-cell office:value-type="float" office:value="3321.67" calcext:value-type="float">
            <text:p>3321,67</text:p>
          </table:table-cell>
          <table:table-cell office:value-type="float" office:value="317.51" calcext:value-type="float">
            <text:p>317,51</text:p>
          </table:table-cell>
          <table:table-cell office:value-type="float" office:value="29459.77" calcext:value-type="float">
            <text:p>29459,77</text:p>
          </table:table-cell>
          <table:table-cell office:value-type="float" office:value="11138" calcext:value-type="float">
            <text:p>11138</text:p>
          </table:table-cell>
          <table:table-cell office:value-type="float" office:value="26463.54" calcext:value-type="float">
            <text:p>26463,54</text:p>
          </table:table-cell>
          <table:table-cell office:value-type="float" office:value="5241.44" calcext:value-type="float">
            <text:p>5241,44</text:p>
          </table:table-cell>
          <table:table-cell office:value-type="float" office:value="10942" calcext:value-type="float">
            <text:p>10942</text:p>
          </table:table-cell>
          <table:table-cell office:value-type="float" office:value="0" calcext:value-type="float">
            <text:p>0</text:p>
          </table:table-cell>
          <table:table-cell office:value-type="float" office:value="2411.66" calcext:value-type="float">
            <text:p>2411,66</text:p>
          </table:table-cell>
          <table:table-cell office:value-type="float" office:value="0" calcext:value-type="float">
            <text:p>0</text:p>
          </table:table-cell>
          <table:table-cell office:value-type="float" office:value="1439.12" calcext:value-type="float">
            <text:p>1439,12</text:p>
          </table:table-cell>
          <table:table-cell office:value-type="float" office:value="256.2" calcext:value-type="float">
            <text:p>256,2</text:p>
          </table:table-cell>
          <table:table-cell office:value-type="float" office:value="1624.71" calcext:value-type="float">
            <text:p>1624,71</text:p>
          </table:table-cell>
          <table:table-cell table:style-name="ce4" office:value-type="float" office:value="38460" calcext:value-type="float">
            <text:p>38460</text:p>
          </table:table-cell>
          <table:table-cell table:style-name="ce4" office:value-type="float" office:value="166972" calcext:value-type="float">
            <text:p>1669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3339.55" calcext:value-type="float">
            <text:p>73339,55</text:p>
          </table:table-cell>
          <table:table-cell office:value-type="float" office:value="0" calcext:value-type="float">
            <text:p>0</text:p>
          </table:table-cell>
          <table:table-cell office:value-type="float" office:value="106942.63" calcext:value-type="float">
            <text:p>106942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86.49" calcext:value-type="float">
            <text:p>59586,49</text:p>
          </table:table-cell>
          <table:table-cell office:value-type="float" office:value="61.93" calcext:value-type="float">
            <text:p>61,93</text:p>
          </table:table-cell>
          <table:table-cell office:value-type="float" office:value="2241.1" calcext:value-type="float">
            <text:p>2241,1</text:p>
          </table:table-cell>
          <table:table-cell office:value-type="float" office:value="686.07" calcext:value-type="float">
            <text:p>686,07</text:p>
          </table:table-cell>
          <table:table-cell office:value-type="float" office:value="0" calcext:value-type="float">
            <text:p>0</text:p>
          </table:table-cell>
          <table:table-cell office:value-type="float" office:value="104.53" calcext:value-type="float">
            <text:p>104,53</text:p>
          </table:table-cell>
          <table:table-cell office:value-type="float" office:value="0" calcext:value-type="float">
            <text:p>0</text:p>
          </table:table-cell>
          <table:table-cell office:value-type="float" office:value="50862.23" calcext:value-type="float">
            <text:p>50862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2.27" calcext:value-type="float">
            <text:p>42682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02.28" calcext:value-type="float">
            <text:p>46102,28</text:p>
          </table:table-cell>
          <table:table-cell office:value-type="float" office:value="12851.35" calcext:value-type="float">
            <text:p>12851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74.58" calcext:value-type="float">
            <text:p>474,58</text:p>
          </table:table-cell>
          <table:table-cell office:value-type="float" office:value="0" calcext:value-type="float">
            <text:p>0</text:p>
          </table:table-cell>
          <table:table-cell office:value-type="float" office:value="67.66" calcext:value-type="float">
            <text:p>67,66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table:style-name="ce4" office:value-type="float" office:value="48115" calcext:value-type="float">
            <text:p>48115</text:p>
          </table:table-cell>
          <table:table-cell table:style-name="ce4" office:value-type="float" office:value="290934" calcext:value-type="float">
            <text:p>2909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0.4" calcext:value-type="float">
            <text:p>220,4</text:p>
          </table:table-cell>
          <table:table-cell office:value-type="float" office:value="13948.73" calcext:value-type="float">
            <text:p>13948,73</text:p>
          </table:table-cell>
          <table:table-cell office:value-type="float" office:value="0" calcext:value-type="float">
            <text:p>0</text:p>
          </table:table-cell>
          <table:table-cell office:value-type="float" office:value="45.74" calcext:value-type="float">
            <text:p>45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3" calcext:value-type="float">
            <text:p>8,83</text:p>
          </table:table-cell>
          <table:table-cell office:value-type="float" office:value="0" calcext:value-type="float">
            <text:p>0</text:p>
          </table:table-cell>
          <table:table-cell office:value-type="float" office:value="152.49" calcext:value-type="float">
            <text:p>152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12.54" calcext:value-type="float">
            <text:p>25812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42" calcext:value-type="float">
            <text:p>32,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.7" calcext:value-type="float">
            <text:p>286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022" calcext:value-type="float">
            <text:p>13022</text:p>
          </table:table-cell>
          <table:table-cell table:style-name="ce4" office:value-type="float" office:value="56396" calcext:value-type="float">
            <text:p>563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1.12" calcext:value-type="float">
            <text:p>961,12</text:p>
          </table:table-cell>
          <table:table-cell office:value-type="float" office:value="0" calcext:value-type="float">
            <text:p>0</text:p>
          </table:table-cell>
          <table:table-cell office:value-type="float" office:value="81.25" calcext:value-type="float">
            <text:p>81,25</text:p>
          </table:table-cell>
          <table:table-cell office:value-type="float" office:value="70.68" calcext:value-type="float">
            <text:p>70,68</text:p>
          </table:table-cell>
          <table:table-cell office:value-type="float" office:value="0" calcext:value-type="float">
            <text:p>0</text:p>
          </table:table-cell>
          <table:table-cell office:value-type="float" office:value="66.25" calcext:value-type="float">
            <text:p>66,25</text:p>
          </table:table-cell>
          <table:table-cell office:value-type="float" office:value="936.01" calcext:value-type="float">
            <text:p>936,01</text:p>
          </table:table-cell>
          <table:table-cell office:value-type="float" office:value="172.77" calcext:value-type="float">
            <text:p>172,77</text:p>
          </table:table-cell>
          <table:table-cell office:value-type="float" office:value="92.04" calcext:value-type="float">
            <text:p>92,04</text:p>
          </table:table-cell>
          <table:table-cell office:value-type="float" office:value="0" calcext:value-type="float">
            <text:p>0</text:p>
          </table:table-cell>
          <table:table-cell office:value-type="float" office:value="109.8" calcext:value-type="float">
            <text:p>109,8</text:p>
          </table:table-cell>
          <table:table-cell office:value-type="float" office:value="66.32" calcext:value-type="float">
            <text:p>66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1" calcext:value-type="float">
            <text:p>10,91</text:p>
          </table:table-cell>
          <table:table-cell office:value-type="float" office:value="0" calcext:value-type="float">
            <text:p>0</text:p>
          </table:table-cell>
          <table:table-cell office:value-type="float" office:value="426.6" calcext:value-type="float">
            <text:p>42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9.78" calcext:value-type="float">
            <text:p>17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552.05" calcext:value-type="float">
            <text:p>552,05</text:p>
          </table:table-cell>
          <table:table-cell table:style-name="ce4" office:value-type="float" office:value="9441" calcext:value-type="float">
            <text:p>9441</text:p>
          </table:table-cell>
          <table:table-cell table:style-name="ce4" office:value-type="float" office:value="49382" calcext:value-type="float">
            <text:p>493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2" calcext:value-type="float">
            <text:p>43,32</text:p>
          </table:table-cell>
          <table:table-cell office:value-type="float" office:value="0" calcext:value-type="float">
            <text:p>0</text:p>
          </table:table-cell>
          <table:table-cell office:value-type="float" office:value="1518.4" calcext:value-type="float">
            <text:p>15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" calcext:value-type="float">
            <text:p>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84" calcext:value-type="float">
            <text:p>151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68" calcext:value-type="float">
            <text:p>30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7" calcext:value-type="float">
            <text:p>22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15" calcext:value-type="float">
            <text:p>19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2800.91" calcext:value-type="float">
            <text:p>2800,9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530" calcext:value-type="float">
            <text:p>9530</text:p>
          </table:table-cell>
          <table:table-cell table:style-name="ce4" office:value-type="float" office:value="46572" calcext:value-type="float">
            <text:p>465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14.55" calcext:value-type="float">
            <text:p>2051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65" calcext:value-type="float">
            <text:p>802,65</text:p>
          </table:table-cell>
          <table:table-cell office:value-type="float" office:value="505.93" calcext:value-type="float">
            <text:p>505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7.35" calcext:value-type="float">
            <text:p>237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0.5" calcext:value-type="float">
            <text:p>4090,5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,75</text:p>
          </table:table-cell>
          <table:table-cell office:value-type="float" office:value="0" calcext:value-type="float">
            <text:p>0</text:p>
          </table:table-cell>
          <table:table-cell office:value-type="float" office:value="43.8" calcext:value-type="float">
            <text:p>43,8</text:p>
          </table:table-cell>
          <table:table-cell office:value-type="float" office:value="258.05" calcext:value-type="float">
            <text:p>258,05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,8</text:p>
          </table:table-cell>
          <table:table-cell office:value-type="float" office:value="124.44" calcext:value-type="float">
            <text:p>124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327" calcext:value-type="float">
            <text:p>12327</text:p>
          </table:table-cell>
          <table:table-cell table:style-name="ce4" office:value-type="float" office:value="72162" calcext:value-type="float">
            <text:p>7216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3058.7" calcext:value-type="float">
            <text:p>73058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756.11" calcext:value-type="float">
            <text:p>11756,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.97" calcext:value-type="float">
            <text:p>49,9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22138" calcext:value-type="float">
            <text:p>22138</text:p>
          </table:table-cell>
          <table:table-cell table:style-name="ce4" office:value-type="float" office:value="112367" calcext:value-type="float">
            <text:p>1123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66.24" calcext:value-type="float">
            <text:p>18866,24</text:p>
          </table:table-cell>
          <table:table-cell office:value-type="float" office:value="0" calcext:value-type="float">
            <text:p>0</text:p>
          </table:table-cell>
          <table:table-cell office:value-type="float" office:value="352.73" calcext:value-type="float">
            <text:p>352,73</text:p>
          </table:table-cell>
          <table:table-cell office:value-type="float" office:value="79.16" calcext:value-type="float">
            <text:p>79,16</text:p>
          </table:table-cell>
          <table:table-cell office:value-type="float" office:value="2467.27" calcext:value-type="float">
            <text:p>2467,27</text:p>
          </table:table-cell>
          <table:table-cell office:value-type="float" office:value="715.19" calcext:value-type="float">
            <text:p>715,19</text:p>
          </table:table-cell>
          <table:table-cell office:value-type="float" office:value="165.56" calcext:value-type="float">
            <text:p>165,56</text:p>
          </table:table-cell>
          <table:table-cell office:value-type="float" office:value="588.97" calcext:value-type="float">
            <text:p>588,97</text:p>
          </table:table-cell>
          <table:table-cell office:value-type="float" office:value="613.82" calcext:value-type="float">
            <text:p>613,82</text:p>
          </table:table-cell>
          <table:table-cell office:value-type="float" office:value="0" calcext:value-type="float">
            <text:p>0</text:p>
          </table:table-cell>
          <table:table-cell office:value-type="float" office:value="1115.23" calcext:value-type="float">
            <text:p>1115,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8.54" calcext:value-type="float">
            <text:p>348,54</text:p>
          </table:table-cell>
          <table:table-cell office:value-type="float" office:value="1509.86" calcext:value-type="float">
            <text:p>1509,86</text:p>
          </table:table-cell>
          <table:table-cell office:value-type="float" office:value="13007.77" calcext:value-type="float">
            <text:p>13007,77</text:p>
          </table:table-cell>
          <table:table-cell office:value-type="float" office:value="759.93" calcext:value-type="float">
            <text:p>759,93</text:p>
          </table:table-cell>
          <table:table-cell office:value-type="float" office:value="550.32" calcext:value-type="float">
            <text:p>550,32</text:p>
          </table:table-cell>
          <table:table-cell office:value-type="float" office:value="0" calcext:value-type="float">
            <text:p>0</text:p>
          </table:table-cell>
          <table:table-cell office:value-type="float" office:value="276.29" calcext:value-type="float">
            <text:p>276,29</text:p>
          </table:table-cell>
          <table:table-cell office:value-type="float" office:value="0" calcext:value-type="float">
            <text:p>0</text:p>
          </table:table-cell>
          <table:table-cell office:value-type="float" office:value="53.29" calcext:value-type="float">
            <text:p>53,29</text:p>
          </table:table-cell>
          <table:table-cell office:value-type="float" office:value="0" calcext:value-type="float">
            <text:p>0</text:p>
          </table:table-cell>
          <table:table-cell office:value-type="float" office:value="14.07" calcext:value-type="float">
            <text:p>14,07</text:p>
          </table:table-cell>
          <table:table-cell office:value-type="float" office:value="0" calcext:value-type="float">
            <text:p>0</text:p>
          </table:table-cell>
          <table:table-cell office:value-type="float" office:value="868.3" calcext:value-type="float">
            <text:p>868,3</text:p>
          </table:table-cell>
          <table:table-cell table:style-name="ce4" office:value-type="float" office:value="13191" calcext:value-type="float">
            <text:p>13191</text:p>
          </table:table-cell>
          <table:table-cell table:style-name="ce4" office:value-type="float" office:value="68896" calcext:value-type="float">
            <text:p>688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457.45" calcext:value-type="float">
            <text:p>11457,45</text:p>
          </table:table-cell>
          <table:table-cell office:value-type="float" office:value="13.88" calcext:value-type="float">
            <text:p>13,88</text:p>
          </table:table-cell>
          <table:table-cell office:value-type="float" office:value="983.89" calcext:value-type="float">
            <text:p>983,89</text:p>
          </table:table-cell>
          <table:table-cell office:value-type="float" office:value="3858.56" calcext:value-type="float">
            <text:p>3858,56</text:p>
          </table:table-cell>
          <table:table-cell office:value-type="float" office:value="0" calcext:value-type="float">
            <text:p>0</text:p>
          </table:table-cell>
          <table:table-cell office:value-type="float" office:value="16415.61" calcext:value-type="float">
            <text:p>16415,61</text:p>
          </table:table-cell>
          <table:table-cell office:value-type="float" office:value="3799.2" calcext:value-type="float">
            <text:p>3799,2</text:p>
          </table:table-cell>
          <table:table-cell office:value-type="float" office:value="4798.18" calcext:value-type="float">
            <text:p>4798,18</text:p>
          </table:table-cell>
          <table:table-cell office:value-type="float" office:value="594.36" calcext:value-type="float">
            <text:p>594,36</text:p>
          </table:table-cell>
          <table:table-cell office:value-type="float" office:value="0" calcext:value-type="float">
            <text:p>0</text:p>
          </table:table-cell>
          <table:table-cell office:value-type="float" office:value="195.88" calcext:value-type="float">
            <text:p>195,88</text:p>
          </table:table-cell>
          <table:table-cell office:value-type="float" office:value="4287.92" calcext:value-type="float">
            <text:p>4287,92</text:p>
          </table:table-cell>
          <table:table-cell office:value-type="float" office:value="289.96" calcext:value-type="float">
            <text:p>289,96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office:value-type="float" office:value="0" calcext:value-type="float">
            <text:p>0</text:p>
          </table:table-cell>
          <table:table-cell office:value-type="float" office:value="710.91" calcext:value-type="float">
            <text:p>710,91</text:p>
          </table:table-cell>
          <table:table-cell office:value-type="float" office:value="776.51" calcext:value-type="float">
            <text:p>776,51</text:p>
          </table:table-cell>
          <table:table-cell office:value-type="float" office:value="10290.52" calcext:value-type="float">
            <text:p>10290,52</text:p>
          </table:table-cell>
          <table:table-cell office:value-type="float" office:value="757.74" calcext:value-type="float">
            <text:p>757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.66" calcext:value-type="float">
            <text:p>1471,66</text:p>
          </table:table-cell>
          <table:table-cell office:value-type="float" office:value="0" calcext:value-type="float">
            <text:p>0</text:p>
          </table:table-cell>
          <table:table-cell office:value-type="float" office:value="583.62" calcext:value-type="float">
            <text:p>583,62</text:p>
          </table:table-cell>
          <table:table-cell office:value-type="float" office:value="0" calcext:value-type="float">
            <text:p>0</text:p>
          </table:table-cell>
          <table:table-cell office:value-type="float" office:value="224.35" calcext:value-type="float">
            <text:p>224,35</text:p>
          </table:table-cell>
          <table:table-cell office:value-type="float" office:value="0" calcext:value-type="float">
            <text:p>0</text:p>
          </table:table-cell>
          <table:table-cell office:value-type="float" office:value="1663.26" calcext:value-type="float">
            <text:p>1663,26</text:p>
          </table:table-cell>
          <table:table-cell table:style-name="ce4" office:value-type="float" office:value="16706" calcext:value-type="float">
            <text:p>16706</text:p>
          </table:table-cell>
          <table:table-cell table:style-name="ce4" office:value-type="float" office:value="84638" calcext:value-type="float">
            <text:p>846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.44" calcext:value-type="float">
            <text:p>14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.46" calcext:value-type="float">
            <text:p>202,46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03" calcext:value-type="float">
            <text:p>51,03</text:p>
          </table:table-cell>
          <table:table-cell office:value-type="float" office:value="48.17" calcext:value-type="float">
            <text:p>48,17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9180" calcext:value-type="float">
            <text:p>9180</text:p>
          </table:table-cell>
          <table:table-cell table:style-name="ce4" office:value-type="float" office:value="46533" calcext:value-type="float">
            <text:p>465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6.04" calcext:value-type="float">
            <text:p>536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.29" calcext:value-type="float">
            <text:p>206,29</text:p>
          </table:table-cell>
          <table:table-cell office:value-type="float" office:value="0" calcext:value-type="float">
            <text:p>0</text:p>
          </table:table-cell>
          <table:table-cell office:value-type="float" office:value="3257.56" calcext:value-type="float">
            <text:p>3257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42" calcext:value-type="float">
            <text:p>75,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.13" calcext:value-type="float">
            <text:p>28,13</text:p>
          </table:table-cell>
          <table:table-cell office:value-type="float" office:value="0" calcext:value-type="float">
            <text:p>0</text:p>
          </table:table-cell>
          <table:table-cell office:value-type="float" office:value="-78.08" calcext:value-type="float">
            <text:p>-78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93" calcext:value-type="float">
            <text:p>9693</text:p>
          </table:table-cell>
          <table:table-cell table:style-name="ce4" office:value-type="float" office:value="49535" calcext:value-type="float">
            <text:p>495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89.86" calcext:value-type="float">
            <text:p>1289,86</text:p>
          </table:table-cell>
          <table:table-cell office:value-type="float" office:value="6781.26" calcext:value-type="float">
            <text:p>6781,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.68" calcext:value-type="float">
            <text:p>385,68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03" calcext:value-type="float">
            <text:p>81,03</text:p>
          </table:table-cell>
          <table:table-cell office:value-type="float" office:value="0" calcext:value-type="float">
            <text:p>0</text:p>
          </table:table-cell>
          <table:table-cell office:value-type="float" office:value="4719.53" calcext:value-type="float">
            <text:p>4719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7.53" calcext:value-type="float">
            <text:p>2297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117.12" calcext:value-type="float">
            <text:p>117,1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082" calcext:value-type="float">
            <text:p>10082</text:p>
          </table:table-cell>
          <table:table-cell table:style-name="ce4" office:value-type="float" office:value="45688" calcext:value-type="float">
            <text:p>456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59.94" calcext:value-type="float">
            <text:p>185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.53" calcext:value-type="float">
            <text:p>333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.13" calcext:value-type="float">
            <text:p>142,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26.5" calcext:value-type="float">
            <text:p>2926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7.67" calcext:value-type="float">
            <text:p>577,6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19" calcext:value-type="float">
            <text:p>9419</text:p>
          </table:table-cell>
          <table:table-cell table:style-name="ce4" office:value-type="float" office:value="45670" calcext:value-type="float">
            <text:p>456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88.75" calcext:value-type="float">
            <text:p>88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4" calcext:value-type="float">
            <text:p>80,24</text:p>
          </table:table-cell>
          <table:table-cell office:value-type="float" office:value="261.84" calcext:value-type="float">
            <text:p>261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3" calcext:value-type="float">
            <text:p>2,93</text:p>
          </table:table-cell>
          <table:table-cell office:value-type="float" office:value="1056.59" calcext:value-type="float">
            <text:p>1056,59</text:p>
          </table:table-cell>
          <table:table-cell office:value-type="float" office:value="142.91" calcext:value-type="float">
            <text:p>142,91</text:p>
          </table:table-cell>
          <table:table-cell office:value-type="float" office:value="17.52" calcext:value-type="float">
            <text:p>17,52</text:p>
          </table:table-cell>
          <table:table-cell office:value-type="float" office:value="0" calcext:value-type="float">
            <text:p>0</text:p>
          </table:table-cell>
          <table:table-cell office:value-type="float" office:value="338.62" calcext:value-type="float">
            <text:p>338,62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,14</text:p>
          </table:table-cell>
          <table:table-cell office:value-type="float" office:value="511.23" calcext:value-type="float">
            <text:p>511,23</text:p>
          </table:table-cell>
          <table:table-cell office:value-type="float" office:value="0" calcext:value-type="float">
            <text:p>0</text:p>
          </table:table-cell>
          <table:table-cell office:value-type="float" office:value="145.38" calcext:value-type="float">
            <text:p>145,38</text:p>
          </table:table-cell>
          <table:table-cell office:value-type="float" office:value="190.05" calcext:value-type="float">
            <text:p>190,05</text:p>
          </table:table-cell>
          <table:table-cell office:value-type="float" office:value="1065.21" calcext:value-type="float">
            <text:p>1065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31" calcext:value-type="float">
            <text:p>103,31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87" calcext:value-type="float">
            <text:p>9387</text:p>
          </table:table-cell>
          <table:table-cell table:style-name="ce4" office:value-type="float" office:value="46799" calcext:value-type="float">
            <text:p>467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5097.01" calcext:value-type="float">
            <text:p>205097,01</text:p>
          </table:table-cell>
          <table:table-cell office:value-type="float" office:value="3188.8" calcext:value-type="float">
            <text:p>3188,8</text:p>
          </table:table-cell>
          <table:table-cell office:value-type="float" office:value="125.37" calcext:value-type="float">
            <text:p>125,37</text:p>
          </table:table-cell>
          <table:table-cell office:value-type="float" office:value="336.08" calcext:value-type="float">
            <text:p>336,08</text:p>
          </table:table-cell>
          <table:table-cell office:value-type="float" office:value="0" calcext:value-type="float">
            <text:p>0</text:p>
          </table:table-cell>
          <table:table-cell office:value-type="float" office:value="1027.47" calcext:value-type="float">
            <text:p>1027,47</text:p>
          </table:table-cell>
          <table:table-cell office:value-type="float" office:value="1731.9" calcext:value-type="float">
            <text:p>1731,9</text:p>
          </table:table-cell>
          <table:table-cell office:value-type="float" office:value="5765.6" calcext:value-type="float">
            <text:p>5765,6</text:p>
          </table:table-cell>
          <table:table-cell office:value-type="float" office:value="11511.06" calcext:value-type="float">
            <text:p>11511,06</text:p>
          </table:table-cell>
          <table:table-cell office:value-type="float" office:value="0" calcext:value-type="float">
            <text:p>0</text:p>
          </table:table-cell>
          <table:table-cell office:value-type="float" office:value="5464.54" calcext:value-type="float">
            <text:p>5464,54</text:p>
          </table:table-cell>
          <table:table-cell office:value-type="float" office:value="1003.84" calcext:value-type="float">
            <text:p>1003,84</text:p>
          </table:table-cell>
          <table:table-cell office:value-type="float" office:value="0" calcext:value-type="float">
            <text:p>0</text:p>
          </table:table-cell>
          <table:table-cell office:value-type="float" office:value="8158.25" calcext:value-type="float">
            <text:p>8158,25</text:p>
          </table:table-cell>
          <table:table-cell office:value-type="float" office:value="0" calcext:value-type="float">
            <text:p>0</text:p>
          </table:table-cell>
          <table:table-cell office:value-type="float" office:value="51.79" calcext:value-type="float">
            <text:p>51,79</text:p>
          </table:table-cell>
          <table:table-cell office:value-type="float" office:value="0" calcext:value-type="float">
            <text:p>0</text:p>
          </table:table-cell>
          <table:table-cell office:value-type="float" office:value="205.18" calcext:value-type="float">
            <text:p>205,18</text:p>
          </table:table-cell>
          <table:table-cell office:value-type="float" office:value="2016.33" calcext:value-type="float">
            <text:p>2016,33</text:p>
          </table:table-cell>
          <table:table-cell office:value-type="float" office:value="295856.77" calcext:value-type="float">
            <text:p>295856,77</text:p>
          </table:table-cell>
          <table:table-cell office:value-type="float" office:value="35.87" calcext:value-type="float">
            <text:p>35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4" calcext:value-type="float">
            <text:p>72,14</text:p>
          </table:table-cell>
          <table:table-cell office:value-type="float" office:value="0" calcext:value-type="float">
            <text:p>0</text:p>
          </table:table-cell>
          <table:table-cell office:value-type="float" office:value="16186.48" calcext:value-type="float">
            <text:p>16186,48</text:p>
          </table:table-cell>
          <table:table-cell office:value-type="float" office:value="0" calcext:value-type="float">
            <text:p>0</text:p>
          </table:table-cell>
          <table:table-cell office:value-type="float" office:value="152.44" calcext:value-type="float">
            <text:p>152,44</text:p>
          </table:table-cell>
          <table:table-cell office:value-type="float" office:value="0" calcext:value-type="float">
            <text:p>0</text:p>
          </table:table-cell>
          <table:table-cell office:value-type="float" office:value="1474.68" calcext:value-type="float">
            <text:p>1474,68</text:p>
          </table:table-cell>
          <table:table-cell table:style-name="ce4" office:value-type="float" office:value="46051" calcext:value-type="float">
            <text:p>46051</text:p>
          </table:table-cell>
          <table:table-cell table:style-name="ce4" office:value-type="float" office:value="161078" calcext:value-type="float">
            <text:p>1610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687.97" calcext:value-type="float">
            <text:p>687,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0.29" calcext:value-type="float">
            <text:p>1140,2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300" calcext:value-type="float">
            <text:p>9300</text:p>
          </table:table-cell>
          <table:table-cell table:style-name="ce4" office:value-type="float" office:value="47045" calcext:value-type="float">
            <text:p>470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430.99" calcext:value-type="float">
            <text:p>92430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1.37" calcext:value-type="float">
            <text:p>1581,37</text:p>
          </table:table-cell>
          <table:table-cell office:value-type="float" office:value="88.2" calcext:value-type="float">
            <text:p>88,2</text:p>
          </table:table-cell>
          <table:table-cell office:value-type="float" office:value="154.41" calcext:value-type="float">
            <text:p>154,41</text:p>
          </table:table-cell>
          <table:table-cell office:value-type="float" office:value="832.19" calcext:value-type="float">
            <text:p>832,19</text:p>
          </table:table-cell>
          <table:table-cell office:value-type="float" office:value="13270.25" calcext:value-type="float">
            <text:p>13270,25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,36</text:p>
          </table:table-cell>
          <table:table-cell office:value-type="float" office:value="9.88" calcext:value-type="float">
            <text:p>9,88</text:p>
          </table:table-cell>
          <table:table-cell office:value-type="float" office:value="170.8" calcext:value-type="float">
            <text:p>17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.25" calcext:value-type="float">
            <text:p>925,25</text:p>
          </table:table-cell>
          <table:table-cell office:value-type="float" office:value="0" calcext:value-type="float">
            <text:p>0</text:p>
          </table:table-cell>
          <table:table-cell office:value-type="float" office:value="14.86" calcext:value-type="float">
            <text:p>14,86</text:p>
          </table:table-cell>
          <table:table-cell office:value-type="float" office:value="72.29" calcext:value-type="float">
            <text:p>72,29</text:p>
          </table:table-cell>
          <table:table-cell office:value-type="float" office:value="44465.55" calcext:value-type="float">
            <text:p>44465,55</text:p>
          </table:table-cell>
          <table:table-cell office:value-type="float" office:value="0" calcext:value-type="float">
            <text:p>0</text:p>
          </table:table-cell>
          <table:table-cell office:value-type="float" office:value="4563.11" calcext:value-type="float">
            <text:p>4563,11</text:p>
          </table:table-cell>
          <table:table-cell office:value-type="float" office:value="0" calcext:value-type="float">
            <text:p>0</text:p>
          </table:table-cell>
          <table:table-cell office:value-type="float" office:value="399.2" calcext:value-type="float">
            <text:p>399,2</text:p>
          </table:table-cell>
          <table:table-cell office:value-type="float" office:value="0" calcext:value-type="float">
            <text:p>0</text:p>
          </table:table-cell>
          <table:table-cell office:value-type="float" office:value="624.92" calcext:value-type="float">
            <text:p>624,9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6414" calcext:value-type="float">
            <text:p>26414</text:p>
          </table:table-cell>
          <table:table-cell table:style-name="ce4" office:value-type="float" office:value="125676" calcext:value-type="float">
            <text:p>1256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.64" calcext:value-type="float">
            <text:p>43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6.4" calcext:value-type="float">
            <text:p>3956,4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97.22" calcext:value-type="float">
            <text:p>97,22</text:p>
          </table:table-cell>
          <table:table-cell office:value-type="float" office:value="0" calcext:value-type="float">
            <text:p>0</text:p>
          </table:table-cell>
          <table:table-cell office:value-type="float" office:value="691.57" calcext:value-type="float">
            <text:p>691,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45" calcext:value-type="float">
            <text:p>35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5" calcext:value-type="float">
            <text:p>55,05</text:p>
          </table:table-cell>
          <table:table-cell office:value-type="float" office:value="0" calcext:value-type="float">
            <text:p>0</text:p>
          </table:table-cell>
          <table:table-cell office:value-type="float" office:value="-109.14" calcext:value-type="float">
            <text:p>-109,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790" calcext:value-type="float">
            <text:p>9790</text:p>
          </table:table-cell>
          <table:table-cell table:style-name="ce4" office:value-type="float" office:value="49878" calcext:value-type="float">
            <text:p>498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7.57" calcext:value-type="float">
            <text:p>457,57</text:p>
          </table:table-cell>
          <table:table-cell office:value-type="float" office:value="216.42" calcext:value-type="float">
            <text:p>216,42</text:p>
          </table:table-cell>
          <table:table-cell office:value-type="float" office:value="11012.27" calcext:value-type="float">
            <text:p>11012,27</text:p>
          </table:table-cell>
          <table:table-cell office:value-type="float" office:value="24686.78" calcext:value-type="float">
            <text:p>24686,78</text:p>
          </table:table-cell>
          <table:table-cell office:value-type="float" office:value="44410.34" calcext:value-type="float">
            <text:p>44410,34</text:p>
          </table:table-cell>
          <table:table-cell office:value-type="float" office:value="854.75" calcext:value-type="float">
            <text:p>854,75</text:p>
          </table:table-cell>
          <table:table-cell office:value-type="float" office:value="2108.79" calcext:value-type="float">
            <text:p>2108,79</text:p>
          </table:table-cell>
          <table:table-cell office:value-type="float" office:value="0" calcext:value-type="float">
            <text:p>0</text:p>
          </table:table-cell>
          <table:table-cell office:value-type="float" office:value="365.38" calcext:value-type="float">
            <text:p>365,38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,62</text:p>
          </table:table-cell>
          <table:table-cell office:value-type="float" office:value="14640.32" calcext:value-type="float">
            <text:p>14640,32</text:p>
          </table:table-cell>
          <table:table-cell office:value-type="float" office:value="940.62" calcext:value-type="float">
            <text:p>940,62</text:p>
          </table:table-cell>
          <table:table-cell office:value-type="float" office:value="179.73" calcext:value-type="float">
            <text:p>179,73</text:p>
          </table:table-cell>
          <table:table-cell office:value-type="float" office:value="0" calcext:value-type="float">
            <text:p>0</text:p>
          </table:table-cell>
          <table:table-cell office:value-type="float" office:value="8586.73" calcext:value-type="float">
            <text:p>8586,73</text:p>
          </table:table-cell>
          <table:table-cell office:value-type="float" office:value="0" calcext:value-type="float">
            <text:p>0</text:p>
          </table:table-cell>
          <table:table-cell office:value-type="float" office:value="1692.25" calcext:value-type="float">
            <text:p>1692,25</text:p>
          </table:table-cell>
          <table:table-cell office:value-type="float" office:value="121.33" calcext:value-type="float">
            <text:p>121,33</text:p>
          </table:table-cell>
          <table:table-cell office:value-type="float" office:value="209.86" calcext:value-type="float">
            <text:p>209,86</text:p>
          </table:table-cell>
          <table:table-cell office:value-type="float" office:value="3059.93" calcext:value-type="float">
            <text:p>3059,93</text:p>
          </table:table-cell>
          <table:table-cell office:value-type="float" office:value="24698.05" calcext:value-type="float">
            <text:p>24698,05</text:p>
          </table:table-cell>
          <table:table-cell office:value-type="float" office:value="12002.93" calcext:value-type="float">
            <text:p>12002,93</text:p>
          </table:table-cell>
          <table:table-cell office:value-type="float" office:value="330.73" calcext:value-type="float">
            <text:p>330,73</text:p>
          </table:table-cell>
          <table:table-cell office:value-type="float" office:value="0" calcext:value-type="float">
            <text:p>0</text:p>
          </table:table-cell>
          <table:table-cell office:value-type="float" office:value="56.11" calcext:value-type="float">
            <text:p>56,11</text:p>
          </table:table-cell>
          <table:table-cell office:value-type="float" office:value="0" calcext:value-type="float">
            <text:p>0</text:p>
          </table:table-cell>
          <table:table-cell office:value-type="float" office:value="130.67" calcext:value-type="float">
            <text:p>130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1575" calcext:value-type="float">
            <text:p>21575</text:p>
          </table:table-cell>
          <table:table-cell table:style-name="ce4" office:value-type="float" office:value="86258" calcext:value-type="float">
            <text:p>862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2.2" calcext:value-type="float">
            <text:p>2082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9.36" calcext:value-type="float">
            <text:p>229,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2.68" calcext:value-type="float">
            <text:p>122,6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483" calcext:value-type="float">
            <text:p>9483</text:p>
          </table:table-cell>
          <table:table-cell table:style-name="ce4" office:value-type="float" office:value="48088" calcext:value-type="float">
            <text:p>480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4.76" calcext:value-type="float">
            <text:p>304,76</text:p>
          </table:table-cell>
          <table:table-cell office:value-type="float" office:value="0" calcext:value-type="float">
            <text:p>0</text:p>
          </table:table-cell>
          <table:table-cell office:value-type="float" office:value="180.61" calcext:value-type="float">
            <text:p>180,61</text:p>
          </table:table-cell>
          <table:table-cell office:value-type="float" office:value="98.82" calcext:value-type="float">
            <text:p>98,82</text:p>
          </table:table-cell>
          <table:table-cell office:value-type="float" office:value="0" calcext:value-type="float">
            <text:p>0</text:p>
          </table:table-cell>
          <table:table-cell office:value-type="float" office:value="19.18" calcext:value-type="float">
            <text:p>19,18</text:p>
          </table:table-cell>
          <table:table-cell office:value-type="float" office:value="118.54" calcext:value-type="float">
            <text:p>118,54</text:p>
          </table:table-cell>
          <table:table-cell office:value-type="float" office:value="289.98" calcext:value-type="float">
            <text:p>289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office:value-type="float" office:value="68.44" calcext:value-type="float">
            <text:p>68,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0.26" calcext:value-type="float">
            <text:p>610,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,66</text:p>
          </table:table-cell>
          <table:table-cell table:style-name="ce4" office:value-type="float" office:value="9333" calcext:value-type="float">
            <text:p>9333</text:p>
          </table:table-cell>
          <table:table-cell table:style-name="ce4" office:value-type="float" office:value="47315" calcext:value-type="float">
            <text:p>473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1.5" calcext:value-type="float">
            <text:p>1251,5</text:p>
          </table:table-cell>
          <table:table-cell office:value-type="float" office:value="16.32" calcext:value-type="float">
            <text:p>16,32</text:p>
          </table:table-cell>
          <table:table-cell office:value-type="float" office:value="234.09" calcext:value-type="float">
            <text:p>234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7" calcext:value-type="float">
            <text:p>85,07</text:p>
          </table:table-cell>
          <table:table-cell office:value-type="float" office:value="362.82" calcext:value-type="float">
            <text:p>362,82</text:p>
          </table:table-cell>
          <table:table-cell office:value-type="float" office:value="1237.12" calcext:value-type="float">
            <text:p>1237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.71" calcext:value-type="float">
            <text:p>1628,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3.23" calcext:value-type="float">
            <text:p>1403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8" calcext:value-type="float">
            <text:p>58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8.98" calcext:value-type="float">
            <text:p>858,98</text:p>
          </table:table-cell>
          <table:table-cell table:style-name="ce4" office:value-type="float" office:value="10093" calcext:value-type="float">
            <text:p>10093</text:p>
          </table:table-cell>
          <table:table-cell table:style-name="ce4" office:value-type="float" office:value="53482" calcext:value-type="float">
            <text:p>534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3.89" calcext:value-type="float">
            <text:p>1123,89</text:p>
          </table:table-cell>
          <table:table-cell office:value-type="float" office:value="0" calcext:value-type="float">
            <text:p>0</text:p>
          </table:table-cell>
          <table:table-cell office:value-type="float" office:value="68.62" calcext:value-type="float">
            <text:p>68,62</text:p>
          </table:table-cell>
          <table:table-cell office:value-type="float" office:value="21.29" calcext:value-type="float">
            <text:p>21,29</text:p>
          </table:table-cell>
          <table:table-cell office:value-type="float" office:value="0" calcext:value-type="float">
            <text:p>0</text:p>
          </table:table-cell>
          <table:table-cell office:value-type="float" office:value="12135.45" calcext:value-type="float">
            <text:p>12135,45</text:p>
          </table:table-cell>
          <table:table-cell office:value-type="float" office:value="369.73" calcext:value-type="float">
            <text:p>369,73</text:p>
          </table:table-cell>
          <table:table-cell office:value-type="float" office:value="5.82" calcext:value-type="float">
            <text:p>5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84.08" calcext:value-type="float">
            <text:p>18084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11" calcext:value-type="float">
            <text:p>110,11</text:p>
          </table:table-cell>
          <table:table-cell office:value-type="float" office:value="0" calcext:value-type="float">
            <text:p>0</text:p>
          </table:table-cell>
          <table:table-cell office:value-type="float" office:value="197.4" calcext:value-type="float">
            <text:p>197,4</text:p>
          </table:table-cell>
          <table:table-cell office:value-type="float" office:value="349.8" calcext:value-type="float">
            <text:p>349,8</text:p>
          </table:table-cell>
          <table:table-cell office:value-type="float" office:value="332.69" calcext:value-type="float">
            <text:p>332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.71" calcext:value-type="float">
            <text:p>612,7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2244" calcext:value-type="float">
            <text:p>12244</text:p>
          </table:table-cell>
          <table:table-cell table:style-name="ce4" office:value-type="float" office:value="60279" calcext:value-type="float">
            <text:p>602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5.86" calcext:value-type="float">
            <text:p>205,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2.59" calcext:value-type="float">
            <text:p>402,59</text:p>
          </table:table-cell>
          <table:table-cell office:value-type="float" office:value="11289.25" calcext:value-type="float">
            <text:p>11289,25</text:p>
          </table:table-cell>
          <table:table-cell office:value-type="float" office:value="39.03" calcext:value-type="float">
            <text:p>39,03</text:p>
          </table:table-cell>
          <table:table-cell office:value-type="float" office:value="0" calcext:value-type="float">
            <text:p>0</text:p>
          </table:table-cell>
          <table:table-cell office:value-type="float" office:value="6163.45" calcext:value-type="float">
            <text:p>6163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.4" calcext:value-type="float">
            <text:p>85,4</text:p>
          </table:table-cell>
          <table:table-cell office:value-type="float" office:value="1010.68" calcext:value-type="float">
            <text:p>1010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49" calcext:value-type="float">
            <text:p>435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54" calcext:value-type="float">
            <text:p>18,54</text:p>
          </table:table-cell>
          <table:table-cell office:value-type="float" office:value="8646.58" calcext:value-type="float">
            <text:p>8646,58</text:p>
          </table:table-cell>
          <table:table-cell table:style-name="ce4" office:value-type="float" office:value="15073" calcext:value-type="float">
            <text:p>15073</text:p>
          </table:table-cell>
          <table:table-cell table:style-name="ce4" office:value-type="float" office:value="95099" calcext:value-type="float">
            <text:p>950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.74" calcext:value-type="float">
            <text:p>335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12.88" calcext:value-type="float">
            <text:p>6112,88</text:p>
          </table:table-cell>
          <table:table-cell office:value-type="float" office:value="1167.66" calcext:value-type="float">
            <text:p>1167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14.18" calcext:value-type="float">
            <text:p>8114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81" calcext:value-type="float">
            <text:p>68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3" calcext:value-type="float">
            <text:p>2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55" calcext:value-type="float">
            <text:p>428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2" calcext:value-type="float">
            <text:p>11,72</text:p>
          </table:table-cell>
          <table:table-cell office:value-type="float" office:value="357.02" calcext:value-type="float">
            <text:p>357,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975" calcext:value-type="float">
            <text:p>10975</text:p>
          </table:table-cell>
          <table:table-cell table:style-name="ce4" office:value-type="float" office:value="53862" calcext:value-type="float">
            <text:p>538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8.14" calcext:value-type="float">
            <text:p>288,14</text:p>
          </table:table-cell>
          <table:table-cell office:value-type="float" office:value="0" calcext:value-type="float">
            <text:p>0</text:p>
          </table:table-cell>
          <table:table-cell office:value-type="float" office:value="-35.26" calcext:value-type="float">
            <text:p>-35,26</text:p>
          </table:table-cell>
          <table:table-cell office:value-type="float" office:value="60.28" calcext:value-type="float">
            <text:p>60,28</text:p>
          </table:table-cell>
          <table:table-cell office:value-type="float" office:value="0" calcext:value-type="float">
            <text:p>0</text:p>
          </table:table-cell>
          <table:table-cell office:value-type="float" office:value="2296.55" calcext:value-type="float">
            <text:p>2296,55</text:p>
          </table:table-cell>
          <table:table-cell office:value-type="float" office:value="4.77" calcext:value-type="float">
            <text:p>4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17" calcext:value-type="float">
            <text:p>173,17</text:p>
          </table:table-cell>
          <table:table-cell office:value-type="float" office:value="0" calcext:value-type="float">
            <text:p>0</text:p>
          </table:table-cell>
          <table:table-cell office:value-type="float" office:value="1615.61" calcext:value-type="float">
            <text:p>1615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4.1" calcext:value-type="float">
            <text:p>7154,1</text:p>
          </table:table-cell>
          <table:table-cell office:value-type="float" office:value="0" calcext:value-type="float">
            <text:p>0</text:p>
          </table:table-cell>
          <table:table-cell office:value-type="float" office:value="146.22" calcext:value-type="float">
            <text:p>146,22</text:p>
          </table:table-cell>
          <table:table-cell office:value-type="float" office:value="0" calcext:value-type="float">
            <text:p>0</text:p>
          </table:table-cell>
          <table:table-cell office:value-type="float" office:value="14568.02" calcext:value-type="float">
            <text:p>14568,02</text:p>
          </table:table-cell>
          <table:table-cell office:value-type="float" office:value="4729.83" calcext:value-type="float">
            <text:p>472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2.21" calcext:value-type="float">
            <text:p>1962,21</text:p>
          </table:table-cell>
          <table:table-cell office:value-type="float" office:value="0" calcext:value-type="float">
            <text:p>0</text:p>
          </table:table-cell>
          <table:table-cell office:value-type="float" office:value="-153.21" calcext:value-type="float">
            <text:p>-153,21</text:p>
          </table:table-cell>
          <table:table-cell office:value-type="float" office:value="0" calcext:value-type="float">
            <text:p>0</text:p>
          </table:table-cell>
          <table:table-cell office:value-type="float" office:value="222.77" calcext:value-type="float">
            <text:p>222,77</text:p>
          </table:table-cell>
          <table:table-cell office:value-type="float" office:value="0" calcext:value-type="float">
            <text:p>0</text:p>
          </table:table-cell>
          <table:table-cell office:value-type="float" office:value="55.51" calcext:value-type="float">
            <text:p>55,51</text:p>
          </table:table-cell>
          <table:table-cell table:style-name="ce4" office:value-type="float" office:value="10749" calcext:value-type="float">
            <text:p>10749</text:p>
          </table:table-cell>
          <table:table-cell table:style-name="ce4" office:value-type="float" office:value="50969" calcext:value-type="float">
            <text:p>509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20.25" calcext:value-type="float">
            <text:p>1120,25</text:p>
          </table:table-cell>
          <table:table-cell office:value-type="float" office:value="25793.15" calcext:value-type="float">
            <text:p>25793,15</text:p>
          </table:table-cell>
          <table:table-cell office:value-type="float" office:value="5584.27" calcext:value-type="float">
            <text:p>5584,27</text:p>
          </table:table-cell>
          <table:table-cell office:value-type="float" office:value="1246.08" calcext:value-type="float">
            <text:p>1246,08</text:p>
          </table:table-cell>
          <table:table-cell office:value-type="float" office:value="0" calcext:value-type="float">
            <text:p>0</text:p>
          </table:table-cell>
          <table:table-cell office:value-type="float" office:value="515.48" calcext:value-type="float">
            <text:p>515,48</text:p>
          </table:table-cell>
          <table:table-cell office:value-type="float" office:value="325.26" calcext:value-type="float">
            <text:p>325,26</text:p>
          </table:table-cell>
          <table:table-cell office:value-type="float" office:value="0" calcext:value-type="float">
            <text:p>0</text:p>
          </table:table-cell>
          <table:table-cell office:value-type="float" office:value="128.09" calcext:value-type="float">
            <text:p>128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17.52" calcext:value-type="float">
            <text:p>14117,52</text:p>
          </table:table-cell>
          <table:table-cell office:value-type="float" office:value="0" calcext:value-type="float">
            <text:p>0</text:p>
          </table:table-cell>
          <table:table-cell office:value-type="float" office:value="22232.33" calcext:value-type="float">
            <text:p>22232,33</text:p>
          </table:table-cell>
          <table:table-cell office:value-type="float" office:value="0" calcext:value-type="float">
            <text:p>0</text:p>
          </table:table-cell>
          <table:table-cell office:value-type="float" office:value="170.02" calcext:value-type="float">
            <text:p>170,02</text:p>
          </table:table-cell>
          <table:table-cell office:value-type="float" office:value="0" calcext:value-type="float">
            <text:p>0</text:p>
          </table:table-cell>
          <table:table-cell office:value-type="float" office:value="116.66" calcext:value-type="float">
            <text:p>116,66</text:p>
          </table:table-cell>
          <table:table-cell office:value-type="float" office:value="0" calcext:value-type="float">
            <text:p>0</text:p>
          </table:table-cell>
          <table:table-cell office:value-type="float" office:value="50.51" calcext:value-type="float">
            <text:p>50,51</text:p>
          </table:table-cell>
          <table:table-cell office:value-type="float" office:value="18812.72" calcext:value-type="float">
            <text:p>18812,72</text:p>
          </table:table-cell>
          <table:table-cell office:value-type="float" office:value="0" calcext:value-type="float">
            <text:p>0</text:p>
          </table:table-cell>
          <table:table-cell office:value-type="float" office:value="186.39" calcext:value-type="float">
            <text:p>186,39</text:p>
          </table:table-cell>
          <table:table-cell office:value-type="float" office:value="608.77" calcext:value-type="float">
            <text:p>608,77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04.01" calcext:value-type="float">
            <text:p>204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761" calcext:value-type="float">
            <text:p>14761</text:p>
          </table:table-cell>
          <table:table-cell table:style-name="ce4" office:value-type="float" office:value="70344" calcext:value-type="float">
            <text:p>703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354.92" calcext:value-type="float">
            <text:p>67354,92</text:p>
          </table:table-cell>
          <table:table-cell office:value-type="float" office:value="0" calcext:value-type="float">
            <text:p>0</text:p>
          </table:table-cell>
          <table:table-cell office:value-type="float" office:value="2819.07" calcext:value-type="float">
            <text:p>2819,07</text:p>
          </table:table-cell>
          <table:table-cell office:value-type="float" office:value="474.72" calcext:value-type="float">
            <text:p>474,72</text:p>
          </table:table-cell>
          <table:table-cell office:value-type="float" office:value="0" calcext:value-type="float">
            <text:p>0</text:p>
          </table:table-cell>
          <table:table-cell office:value-type="float" office:value="1735.49" calcext:value-type="float">
            <text:p>1735,49</text:p>
          </table:table-cell>
          <table:table-cell office:value-type="float" office:value="400.01" calcext:value-type="float">
            <text:p>400,01</text:p>
          </table:table-cell>
          <table:table-cell office:value-type="float" office:value="658.52" calcext:value-type="float">
            <text:p>658,52</text:p>
          </table:table-cell>
          <table:table-cell office:value-type="float" office:value="9203.34" calcext:value-type="float">
            <text:p>9203,34</text:p>
          </table:table-cell>
          <table:table-cell office:value-type="float" office:value="0" calcext:value-type="float">
            <text:p>0</text:p>
          </table:table-cell>
          <table:table-cell office:value-type="float" office:value="115.84" calcext:value-type="float">
            <text:p>115,84</text:p>
          </table:table-cell>
          <table:table-cell office:value-type="float" office:value="217.83" calcext:value-type="float">
            <text:p>217,83</text:p>
          </table:table-cell>
          <table:table-cell office:value-type="float" office:value="351.52" calcext:value-type="float">
            <text:p>351,52</text:p>
          </table:table-cell>
          <table:table-cell office:value-type="float" office:value="27.43" calcext:value-type="float">
            <text:p>27,43</text:p>
          </table:table-cell>
          <table:table-cell office:value-type="float" office:value="0" calcext:value-type="float">
            <text:p>0</text:p>
          </table:table-cell>
          <table:table-cell office:value-type="float" office:value="126.17" calcext:value-type="float">
            <text:p>126,1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1484.22" calcext:value-type="float">
            <text:p>1484,22</text:p>
          </table:table-cell>
          <table:table-cell office:value-type="float" office:value="57593.42" calcext:value-type="float">
            <text:p>57593,42</text:p>
          </table:table-cell>
          <table:table-cell office:value-type="float" office:value="3936.6" calcext:value-type="float">
            <text:p>3936,6</text:p>
          </table:table-cell>
          <table:table-cell office:value-type="float" office:value="127.76" calcext:value-type="float">
            <text:p>127,76</text:p>
          </table:table-cell>
          <table:table-cell office:value-type="float" office:value="0" calcext:value-type="float">
            <text:p>0</text:p>
          </table:table-cell>
          <table:table-cell office:value-type="float" office:value="1729.03" calcext:value-type="float">
            <text:p>1729,03</text:p>
          </table:table-cell>
          <table:table-cell office:value-type="float" office:value="419.08" calcext:value-type="float">
            <text:p>419,08</text:p>
          </table:table-cell>
          <table:table-cell office:value-type="float" office:value="820.3" calcext:value-type="float">
            <text:p>820,3</text:p>
          </table:table-cell>
          <table:table-cell office:value-type="float" office:value="0" calcext:value-type="float">
            <text:p>0</text:p>
          </table:table-cell>
          <table:table-cell office:value-type="float" office:value="90.74" calcext:value-type="float">
            <text:p>90,74</text:p>
          </table:table-cell>
          <table:table-cell office:value-type="float" office:value="0" calcext:value-type="float">
            <text:p>0</text:p>
          </table:table-cell>
          <table:table-cell office:value-type="float" office:value="1025.21" calcext:value-type="float">
            <text:p>1025,21</text:p>
          </table:table-cell>
          <table:table-cell table:style-name="ce4" office:value-type="float" office:value="24104" calcext:value-type="float">
            <text:p>24104</text:p>
          </table:table-cell>
          <table:table-cell table:style-name="ce4" office:value-type="float" office:value="120010" calcext:value-type="float">
            <text:p>1200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48.64" calcext:value-type="float">
            <text:p>248,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44.31" calcext:value-type="float">
            <text:p>2244,3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220" calcext:value-type="float">
            <text:p>9220</text:p>
          </table:table-cell>
          <table:table-cell table:style-name="ce4" office:value-type="float" office:value="47191" calcext:value-type="float">
            <text:p>471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.95" calcext:value-type="float">
            <text:p>22,95</text:p>
          </table:table-cell>
          <table:table-cell office:value-type="float" office:value="3.05" calcext:value-type="float">
            <text:p>3,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9.7" calcext:value-type="float">
            <text:p>349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83" calcext:value-type="float">
            <text:p>118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.22" calcext:value-type="float">
            <text:p>264,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165" calcext:value-type="float">
            <text:p>9165</text:p>
          </table:table-cell>
          <table:table-cell table:style-name="ce4" office:value-type="float" office:value="46627" calcext:value-type="float">
            <text:p>466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3.21" calcext:value-type="float">
            <text:p>23,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2.23" calcext:value-type="float">
            <text:p>602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9" calcext:value-type="float">
            <text:p>26,3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166" calcext:value-type="float">
            <text:p>9166</text:p>
          </table:table-cell>
          <table:table-cell table:style-name="ce4" office:value-type="float" office:value="46629" calcext:value-type="float">
            <text:p>466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828.41" calcext:value-type="float">
            <text:p>1828,41</text:p>
          </table:table-cell>
          <table:table-cell office:value-type="float" office:value="3318.71" calcext:value-type="float">
            <text:p>3318,71</text:p>
          </table:table-cell>
          <table:table-cell office:value-type="float" office:value="20308.79" calcext:value-type="float">
            <text:p>20308,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.92" calcext:value-type="float">
            <text:p>20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6.45" calcext:value-type="float">
            <text:p>10666,45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,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.65" calcext:value-type="float">
            <text:p>27,6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546" calcext:value-type="float">
            <text:p>13546</text:p>
          </table:table-cell>
          <table:table-cell table:style-name="ce4" office:value-type="float" office:value="74923" calcext:value-type="float">
            <text:p>74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85.23" calcext:value-type="float">
            <text:p>2285,23</text:p>
          </table:table-cell>
          <table:table-cell office:value-type="float" office:value="7967.02" calcext:value-type="float">
            <text:p>7967,02</text:p>
          </table:table-cell>
          <table:table-cell office:value-type="float" office:value="21059.7" calcext:value-type="float">
            <text:p>21059,7</text:p>
          </table:table-cell>
          <table:table-cell office:value-type="float" office:value="1866.59" calcext:value-type="float">
            <text:p>1866,59</text:p>
          </table:table-cell>
          <table:table-cell office:value-type="float" office:value="107.05" calcext:value-type="float">
            <text:p>10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62.79" calcext:value-type="float">
            <text:p>8662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.86" calcext:value-type="float">
            <text:p>575,86</text:p>
          </table:table-cell>
          <table:table-cell office:value-type="float" office:value="0" calcext:value-type="float">
            <text:p>0</text:p>
          </table:table-cell>
          <table:table-cell office:value-type="float" office:value="73.93" calcext:value-type="float">
            <text:p>73,93</text:p>
          </table:table-cell>
          <table:table-cell office:value-type="float" office:value="4318.8" calcext:value-type="float">
            <text:p>4318,8</text:p>
          </table:table-cell>
          <table:table-cell office:value-type="float" office:value="0" calcext:value-type="float">
            <text:p>0</text:p>
          </table:table-cell>
          <table:table-cell office:value-type="float" office:value="117.49" calcext:value-type="float">
            <text:p>117,49</text:p>
          </table:table-cell>
          <table:table-cell office:value-type="float" office:value="15587.94" calcext:value-type="float">
            <text:p>15587,94</text:p>
          </table:table-cell>
          <table:table-cell office:value-type="float" office:value="2772.4" calcext:value-type="float">
            <text:p>2772,4</text:p>
          </table:table-cell>
          <table:table-cell office:value-type="float" office:value="8.05" calcext:value-type="float">
            <text:p>8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92" calcext:value-type="float">
            <text:p>245,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245" calcext:value-type="float">
            <text:p>15245</text:p>
          </table:table-cell>
          <table:table-cell table:style-name="ce4" office:value-type="float" office:value="73572" calcext:value-type="float">
            <text:p>735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5.84" calcext:value-type="float">
            <text:p>395,84</text:p>
          </table:table-cell>
          <table:table-cell office:value-type="float" office:value="10286.83" calcext:value-type="float">
            <text:p>10286,83</text:p>
          </table:table-cell>
          <table:table-cell office:value-type="float" office:value="4879.62" calcext:value-type="float">
            <text:p>4879,62</text:p>
          </table:table-cell>
          <table:table-cell office:value-type="float" office:value="11023.26" calcext:value-type="float">
            <text:p>11023,26</text:p>
          </table:table-cell>
          <table:table-cell office:value-type="float" office:value="3980.88" calcext:value-type="float">
            <text:p>3980,88</text:p>
          </table:table-cell>
          <table:table-cell office:value-type="float" office:value="164.84" calcext:value-type="float">
            <text:p>164,84</text:p>
          </table:table-cell>
          <table:table-cell office:value-type="float" office:value="53.34" calcext:value-type="float">
            <text:p>53,34</text:p>
          </table:table-cell>
          <table:table-cell office:value-type="float" office:value="0" calcext:value-type="float">
            <text:p>0</text:p>
          </table:table-cell>
          <table:table-cell office:value-type="float" office:value="26.83" calcext:value-type="float">
            <text:p>26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6.6" calcext:value-type="float">
            <text:p>11376,6</text:p>
          </table:table-cell>
          <table:table-cell office:value-type="float" office:value="0" calcext:value-type="float">
            <text:p>0</text:p>
          </table:table-cell>
          <table:table-cell office:value-type="float" office:value="5197.58" calcext:value-type="float">
            <text:p>5197,58</text:p>
          </table:table-cell>
          <table:table-cell office:value-type="float" office:value="0" calcext:value-type="float">
            <text:p>0</text:p>
          </table:table-cell>
          <table:table-cell office:value-type="float" office:value="3636.09" calcext:value-type="float">
            <text:p>3636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03" calcext:value-type="float">
            <text:p>531,03</text:p>
          </table:table-cell>
          <table:table-cell office:value-type="float" office:value="516.54" calcext:value-type="float">
            <text:p>516,54</text:p>
          </table:table-cell>
          <table:table-cell office:value-type="float" office:value="3100.7" calcext:value-type="float">
            <text:p>3100,7</text:p>
          </table:table-cell>
          <table:table-cell office:value-type="float" office:value="13851.92" calcext:value-type="float">
            <text:p>13851,92</text:p>
          </table:table-cell>
          <table:table-cell office:value-type="float" office:value="0" calcext:value-type="float">
            <text:p>0</text:p>
          </table:table-cell>
          <table:table-cell office:value-type="float" office:value="402.6" calcext:value-type="float">
            <text:p>402,6</text:p>
          </table:table-cell>
          <table:table-cell office:value-type="float" office:value="0" calcext:value-type="float">
            <text:p>0</text:p>
          </table:table-cell>
          <table:table-cell office:value-type="float" office:value="41.48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office:value-type="float" office:value="237.07" calcext:value-type="float">
            <text:p>237,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740" calcext:value-type="float">
            <text:p>13740</text:p>
          </table:table-cell>
          <table:table-cell table:style-name="ce4" office:value-type="float" office:value="66992" calcext:value-type="float">
            <text:p>669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748.08" calcext:value-type="float">
            <text:p>2748,08</text:p>
          </table:table-cell>
          <table:table-cell office:value-type="float" office:value="111.97" calcext:value-type="float">
            <text:p>111,97</text:p>
          </table:table-cell>
          <table:table-cell office:value-type="float" office:value="279.7" calcext:value-type="float">
            <text:p>279,7</text:p>
          </table:table-cell>
          <table:table-cell office:value-type="float" office:value="0" calcext:value-type="float">
            <text:p>0</text:p>
          </table:table-cell>
          <table:table-cell office:value-type="float" office:value="39.81" calcext:value-type="float">
            <text:p>39,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.59" calcext:value-type="float">
            <text:p>285,59</text:p>
          </table:table-cell>
          <table:table-cell office:value-type="float" office:value="0" calcext:value-type="float">
            <text:p>0</text:p>
          </table:table-cell>
          <table:table-cell office:value-type="float" office:value="247.9" calcext:value-type="float">
            <text:p>247,9</text:p>
          </table:table-cell>
          <table:table-cell office:value-type="float" office:value="0" calcext:value-type="float">
            <text:p>0</text:p>
          </table:table-cell>
          <table:table-cell office:value-type="float" office:value="1223.04" calcext:value-type="float">
            <text:p>1223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.05" calcext:value-type="float">
            <text:p>511,05</text:p>
          </table:table-cell>
          <table:table-cell office:value-type="float" office:value="0" calcext:value-type="float">
            <text:p>0</text:p>
          </table:table-cell>
          <table:table-cell office:value-type="float" office:value="117.12" calcext:value-type="float">
            <text:p>117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3" calcext:value-type="float">
            <text:p>15,13</text:p>
          </table:table-cell>
          <table:table-cell office:value-type="float" office:value="0" calcext:value-type="float">
            <text:p>0</text:p>
          </table:table-cell>
          <table:table-cell office:value-type="float" office:value="62.71" calcext:value-type="float">
            <text:p>62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653" calcext:value-type="float">
            <text:p>9653</text:p>
          </table:table-cell>
          <table:table-cell table:style-name="ce4" office:value-type="float" office:value="50131" calcext:value-type="float">
            <text:p>501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254.68" calcext:value-type="float">
            <text:p>4254,68</text:p>
          </table:table-cell>
          <table:table-cell office:value-type="float" office:value="8540.17" calcext:value-type="float">
            <text:p>8540,17</text:p>
          </table:table-cell>
          <table:table-cell office:value-type="float" office:value="108756.98" calcext:value-type="float">
            <text:p>108756,98</text:p>
          </table:table-cell>
          <table:table-cell office:value-type="float" office:value="3613" calcext:value-type="float">
            <text:p>3613</text:p>
          </table:table-cell>
          <table:table-cell office:value-type="float" office:value="605.08" calcext:value-type="float">
            <text:p>605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69.03" calcext:value-type="float">
            <text:p>7369,03</text:p>
          </table:table-cell>
          <table:table-cell office:value-type="float" office:value="0" calcext:value-type="float">
            <text:p>0</text:p>
          </table:table-cell>
          <table:table-cell office:value-type="float" office:value="203.96" calcext:value-type="float">
            <text:p>203,96</text:p>
          </table:table-cell>
          <table:table-cell office:value-type="float" office:value="0" calcext:value-type="float">
            <text:p>0</text:p>
          </table:table-cell>
          <table:table-cell office:value-type="float" office:value="3850.7" calcext:value-type="float">
            <text:p>3850,7</text:p>
          </table:table-cell>
          <table:table-cell office:value-type="float" office:value="0" calcext:value-type="float">
            <text:p>0</text:p>
          </table:table-cell>
          <table:table-cell office:value-type="float" office:value="83.31" calcext:value-type="float">
            <text:p>83,31</text:p>
          </table:table-cell>
          <table:table-cell office:value-type="float" office:value="0" calcext:value-type="float">
            <text:p>0</text:p>
          </table:table-cell>
          <table:table-cell office:value-type="float" office:value="135.33" calcext:value-type="float">
            <text:p>135,33</text:p>
          </table:table-cell>
          <table:table-cell office:value-type="float" office:value="1728.48" calcext:value-type="float">
            <text:p>1728,48</text:p>
          </table:table-cell>
          <table:table-cell office:value-type="float" office:value="67554.35" calcext:value-type="float">
            <text:p>67554,35</text:p>
          </table:table-cell>
          <table:table-cell office:value-type="float" office:value="4979.77" calcext:value-type="float">
            <text:p>4979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.69" calcext:value-type="float">
            <text:p>149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6025" calcext:value-type="float">
            <text:p>26025</text:p>
          </table:table-cell>
          <table:table-cell table:style-name="ce4" office:value-type="float" office:value="57651" calcext:value-type="float">
            <text:p>576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03.2" calcext:value-type="float">
            <text:p>1203,2</text:p>
          </table:table-cell>
          <table:table-cell office:value-type="float" office:value="362.34" calcext:value-type="float">
            <text:p>362,34</text:p>
          </table:table-cell>
          <table:table-cell office:value-type="float" office:value="474.97" calcext:value-type="float">
            <text:p>474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9" calcext:value-type="float">
            <text:p>2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6.79" calcext:value-type="float">
            <text:p>446,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67" calcext:value-type="float">
            <text:p>9267</text:p>
          </table:table-cell>
          <table:table-cell table:style-name="ce4" office:value-type="float" office:value="46484" calcext:value-type="float">
            <text:p>464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3.3" calcext:value-type="float">
            <text:p>303,3</text:p>
          </table:table-cell>
          <table:table-cell office:value-type="float" office:value="368.34" calcext:value-type="float">
            <text:p>368,34</text:p>
          </table:table-cell>
          <table:table-cell office:value-type="float" office:value="675.49" calcext:value-type="float">
            <text:p>675,49</text:p>
          </table:table-cell>
          <table:table-cell office:value-type="float" office:value="607.81" calcext:value-type="float">
            <text:p>607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83" calcext:value-type="float">
            <text:p>96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7.19" calcext:value-type="float">
            <text:p>717,19</text:p>
          </table:table-cell>
          <table:table-cell office:value-type="float" office:value="0" calcext:value-type="float">
            <text:p>0</text:p>
          </table:table-cell>
          <table:table-cell office:value-type="float" office:value="1514.02" calcext:value-type="float">
            <text:p>1514,02</text:p>
          </table:table-cell>
          <table:table-cell office:value-type="float" office:value="0" calcext:value-type="float">
            <text:p>0</text:p>
          </table:table-cell>
          <table:table-cell office:value-type="float" office:value="401.64" calcext:value-type="float">
            <text:p>401,64</text:p>
          </table:table-cell>
          <table:table-cell office:value-type="float" office:value="0" calcext:value-type="float">
            <text:p>0</text:p>
          </table:table-cell>
          <table:table-cell office:value-type="float" office:value="111.25" calcext:value-type="float">
            <text:p>111,25</text:p>
          </table:table-cell>
          <table:table-cell office:value-type="float" office:value="0" calcext:value-type="float">
            <text:p>0</text:p>
          </table:table-cell>
          <table:table-cell office:value-type="float" office:value="1208.06" calcext:value-type="float">
            <text:p>1208,06</text:p>
          </table:table-cell>
          <table:table-cell office:value-type="float" office:value="131.39" calcext:value-type="float">
            <text:p>131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3.16" calcext:value-type="float">
            <text:p>103,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66" calcext:value-type="float">
            <text:p>9566</text:p>
          </table:table-cell>
          <table:table-cell table:style-name="ce4" office:value-type="float" office:value="48731" calcext:value-type="float">
            <text:p>487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06.92" calcext:value-type="float">
            <text:p>406,92</text:p>
          </table:table-cell>
          <table:table-cell office:value-type="float" office:value="1816.47" calcext:value-type="float">
            <text:p>1816,47</text:p>
          </table:table-cell>
          <table:table-cell office:value-type="float" office:value="112.38" calcext:value-type="float">
            <text:p>112,38</text:p>
          </table:table-cell>
          <table:table-cell office:value-type="float" office:value="131.88" calcext:value-type="float">
            <text:p>131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1.86" calcext:value-type="float">
            <text:p>341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1" calcext:value-type="float">
            <text:p>12,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79" calcext:value-type="float">
            <text:p>117,79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560" calcext:value-type="float">
            <text:p>9560</text:p>
          </table:table-cell>
          <table:table-cell table:style-name="ce4" office:value-type="float" office:value="49001" calcext:value-type="float">
            <text:p>49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70.7" calcext:value-type="float">
            <text:p>37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64.68" calcext:value-type="float">
            <text:p>1064,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0.9" calcext:value-type="float">
            <text:p>420,9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9230" calcext:value-type="float">
            <text:p>9230</text:p>
          </table:table-cell>
          <table:table-cell table:style-name="ce4" office:value-type="float" office:value="47295" calcext:value-type="float">
            <text:p>472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026.25" calcext:value-type="float">
            <text:p>1026,25</text:p>
          </table:table-cell>
          <table:table-cell office:value-type="float" office:value="90.86" calcext:value-type="float">
            <text:p>9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,8</text:p>
          </table:table-cell>
          <table:table-cell office:value-type="float" office:value="10.16" calcext:value-type="float">
            <text:p>10,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57.89" calcext:value-type="float">
            <text:p>4457,8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412" calcext:value-type="float">
            <text:p>9412</text:p>
          </table:table-cell>
          <table:table-cell table:style-name="ce4" office:value-type="float" office:value="46003" calcext:value-type="float">
            <text:p>460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7.72" calcext:value-type="float">
            <text:p>258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,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8.93" calcext:value-type="float">
            <text:p>2998,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3.32" calcext:value-type="float">
            <text:p>193,3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764" calcext:value-type="float">
            <text:p>9764</text:p>
          </table:table-cell>
          <table:table-cell table:style-name="ce4" office:value-type="float" office:value="50550" calcext:value-type="float">
            <text:p>505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6.11" calcext:value-type="float">
            <text:p>2676,11</text:p>
          </table:table-cell>
          <table:table-cell office:value-type="float" office:value="4.74" calcext:value-type="float">
            <text:p>4,74</text:p>
          </table:table-cell>
          <table:table-cell office:value-type="float" office:value="213.16" calcext:value-type="float">
            <text:p>213,16</text:p>
          </table:table-cell>
          <table:table-cell office:value-type="float" office:value="0" calcext:value-type="float">
            <text:p>0</text:p>
          </table:table-cell>
          <table:table-cell office:value-type="float" office:value="67.41" calcext:value-type="float">
            <text:p>67,41</text:p>
          </table:table-cell>
          <table:table-cell office:value-type="float" office:value="511.63" calcext:value-type="float">
            <text:p>511,63</text:p>
          </table:table-cell>
          <table:table-cell office:value-type="float" office:value="402.31" calcext:value-type="float">
            <text:p>402,31</text:p>
          </table:table-cell>
          <table:table-cell office:value-type="float" office:value="168.6" calcext:value-type="float">
            <text:p>16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.59" calcext:value-type="float">
            <text:p>2016,59</text:p>
          </table:table-cell>
          <table:table-cell office:value-type="float" office:value="588.14" calcext:value-type="float">
            <text:p>588,14</text:p>
          </table:table-cell>
          <table:table-cell office:value-type="float" office:value="12152.9" calcext:value-type="float">
            <text:p>1215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4.67" calcext:value-type="float">
            <text:p>534,67</text:p>
          </table:table-cell>
          <table:table-cell office:value-type="float" office:value="0" calcext:value-type="float">
            <text:p>0</text:p>
          </table:table-cell>
          <table:table-cell office:value-type="float" office:value="89.88" calcext:value-type="float">
            <text:p>89,88</text:p>
          </table:table-cell>
          <table:table-cell office:value-type="float" office:value="300.12" calcext:value-type="float">
            <text:p>30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81" calcext:value-type="float">
            <text:p>285,81</text:p>
          </table:table-cell>
          <table:table-cell office:value-type="float" office:value="0" calcext:value-type="float">
            <text:p>0</text:p>
          </table:table-cell>
          <table:table-cell office:value-type="float" office:value="128.71" calcext:value-type="float">
            <text:p>128,71</text:p>
          </table:table-cell>
          <table:table-cell office:value-type="float" office:value="0" calcext:value-type="float">
            <text:p>0</text:p>
          </table:table-cell>
          <table:table-cell office:value-type="float" office:value="55.78" calcext:value-type="float">
            <text:p>55,78</text:p>
          </table:table-cell>
          <table:table-cell office:value-type="float" office:value="0" calcext:value-type="float">
            <text:p>0</text:p>
          </table:table-cell>
          <table:table-cell office:value-type="float" office:value="45.75" calcext:value-type="float">
            <text:p>45,75</text:p>
          </table:table-cell>
          <table:table-cell table:style-name="ce4" office:value-type="float" office:value="10957" calcext:value-type="float">
            <text:p>10957</text:p>
          </table:table-cell>
          <table:table-cell table:style-name="ce4" office:value-type="float" office:value="53645" calcext:value-type="float">
            <text:p>536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.74" calcext:value-type="float">
            <text:p>18,74</text:p>
          </table:table-cell>
          <table:table-cell office:value-type="float" office:value="0" calcext:value-type="float">
            <text:p>0</text:p>
          </table:table-cell>
          <table:table-cell office:value-type="float" office:value="155.18" calcext:value-type="float">
            <text:p>155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.07" calcext:value-type="float">
            <text:p>570,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4.2" calcext:value-type="float">
            <text:p>1364,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327" calcext:value-type="float">
            <text:p>9327</text:p>
          </table:table-cell>
          <table:table-cell table:style-name="ce4" office:value-type="float" office:value="47227" calcext:value-type="float">
            <text:p>472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110.14" calcext:value-type="float">
            <text:p>48110,14</text:p>
          </table:table-cell>
          <table:table-cell office:value-type="float" office:value="3182.87" calcext:value-type="float">
            <text:p>3182,87</text:p>
          </table:table-cell>
          <table:table-cell office:value-type="float" office:value="0" calcext:value-type="float">
            <text:p>0</text:p>
          </table:table-cell>
          <table:table-cell office:value-type="float" office:value="65940.02" calcext:value-type="float">
            <text:p>65940,02</text:p>
          </table:table-cell>
          <table:table-cell office:value-type="float" office:value="10.78" calcext:value-type="float">
            <text:p>10,78</text:p>
          </table:table-cell>
          <table:table-cell office:value-type="float" office:value="3958.53" calcext:value-type="float">
            <text:p>3958,53</text:p>
          </table:table-cell>
          <table:table-cell office:value-type="float" office:value="173.58" calcext:value-type="float">
            <text:p>173,58</text:p>
          </table:table-cell>
          <table:table-cell office:value-type="float" office:value="92.49" calcext:value-type="float">
            <text:p>92,49</text:p>
          </table:table-cell>
          <table:table-cell office:value-type="float" office:value="1029.6" calcext:value-type="float">
            <text:p>1029,6</text:p>
          </table:table-cell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,64</text:p>
          </table:table-cell>
          <table:table-cell office:value-type="float" office:value="15.54" calcext:value-type="float">
            <text:p>15,54</text:p>
          </table:table-cell>
          <table:table-cell office:value-type="float" office:value="12.69" calcext:value-type="float">
            <text:p>12,69</text:p>
          </table:table-cell>
          <table:table-cell office:value-type="float" office:value="168.43" calcext:value-type="float">
            <text:p>168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8" calcext:value-type="float">
            <text:p>20,08</text:p>
          </table:table-cell>
          <table:table-cell office:value-type="float" office:value="15863.82" calcext:value-type="float">
            <text:p>15863,82</text:p>
          </table:table-cell>
          <table:table-cell office:value-type="float" office:value="34723.43" calcext:value-type="float">
            <text:p>34723,43</text:p>
          </table:table-cell>
          <table:table-cell office:value-type="float" office:value="726.94" calcext:value-type="float">
            <text:p>726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3" calcext:value-type="float">
            <text:p>67,23</text:p>
          </table:table-cell>
          <table:table-cell office:value-type="float" office:value="942.45" calcext:value-type="float">
            <text:p>942,45</text:p>
          </table:table-cell>
          <table:table-cell office:value-type="float" office:value="451.64" calcext:value-type="float">
            <text:p>451,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32145" calcext:value-type="float">
            <text:p>32145</text:p>
          </table:table-cell>
          <table:table-cell table:style-name="ce4" office:value-type="float" office:value="190527" calcext:value-type="float">
            <text:p>1905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.7" calcext:value-type="float">
            <text:p>67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4.36" calcext:value-type="float">
            <text:p>1294,36</text:p>
          </table:table-cell>
          <table:table-cell office:value-type="float" office:value="2068.67" calcext:value-type="float">
            <text:p>2068,67</text:p>
          </table:table-cell>
          <table:table-cell office:value-type="float" office:value="238.87" calcext:value-type="float">
            <text:p>238,87</text:p>
          </table:table-cell>
          <table:table-cell office:value-type="float" office:value="0" calcext:value-type="float">
            <text:p>0</text:p>
          </table:table-cell>
          <table:table-cell office:value-type="float" office:value="173.24" calcext:value-type="float">
            <text:p>173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.62" calcext:value-type="float">
            <text:p>384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35" calcext:value-type="float">
            <text:p>71,35</text:p>
          </table:table-cell>
          <table:table-cell office:value-type="float" office:value="7.82" calcext:value-type="float">
            <text:p>7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4" calcext:value-type="float">
            <text:p>44,94</text:p>
          </table:table-cell>
          <table:table-cell office:value-type="float" office:value="7258.57" calcext:value-type="float">
            <text:p>7258,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808" calcext:value-type="float">
            <text:p>9808</text:p>
          </table:table-cell>
          <table:table-cell table:style-name="ce4" office:value-type="float" office:value="53903" calcext:value-type="float">
            <text:p>5390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29.15" calcext:value-type="float">
            <text:p>2929,15</text:p>
          </table:table-cell>
          <table:table-cell office:value-type="float" office:value="5803.84" calcext:value-type="float">
            <text:p>5803,84</text:p>
          </table:table-cell>
          <table:table-cell office:value-type="float" office:value="236.08" calcext:value-type="float">
            <text:p>236,08</text:p>
          </table:table-cell>
          <table:table-cell office:value-type="float" office:value="7.17" calcext:value-type="float">
            <text:p>7,17</text:p>
          </table:table-cell>
          <table:table-cell office:value-type="float" office:value="0" calcext:value-type="float">
            <text:p>0</text:p>
          </table:table-cell>
          <table:table-cell office:value-type="float" office:value="126.94" calcext:value-type="float">
            <text:p>126,94</text:p>
          </table:table-cell>
          <table:table-cell office:value-type="float" office:value="73.99" calcext:value-type="float">
            <text:p>73,99</text:p>
          </table:table-cell>
          <table:table-cell office:value-type="float" office:value="226.28" calcext:value-type="float">
            <text:p>226,28</text:p>
          </table:table-cell>
          <table:table-cell office:value-type="float" office:value="19.51" calcext:value-type="float">
            <text:p>19,51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129.92" calcext:value-type="float">
            <text:p>129,92</text:p>
          </table:table-cell>
          <table:table-cell office:value-type="float" office:value="0" calcext:value-type="float">
            <text:p>0</text:p>
          </table:table-cell>
          <table:table-cell office:value-type="float" office:value="3595.21" calcext:value-type="float">
            <text:p>3595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13" calcext:value-type="float">
            <text:p>22,13</text:p>
          </table:table-cell>
          <table:table-cell office:value-type="float" office:value="1632.87" calcext:value-type="float">
            <text:p>1632,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.8" calcext:value-type="float">
            <text:p>44,8</text:p>
          </table:table-cell>
          <table:table-cell table:style-name="ce4" office:value-type="float" office:value="10214" calcext:value-type="float">
            <text:p>10214</text:p>
          </table:table-cell>
          <table:table-cell table:style-name="ce4" office:value-type="float" office:value="47666" calcext:value-type="float">
            <text:p>476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.79" calcext:value-type="float">
            <text:p>150,79</text:p>
          </table:table-cell>
          <table:table-cell office:value-type="float" office:value="40.82" calcext:value-type="float">
            <text:p>40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.58" calcext:value-type="float">
            <text:p>190,58</text:p>
          </table:table-cell>
          <table:table-cell office:value-type="float" office:value="0" calcext:value-type="float">
            <text:p>0</text:p>
          </table:table-cell>
          <table:table-cell office:value-type="float" office:value="432.53" calcext:value-type="float">
            <text:p>432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7.74" calcext:value-type="float">
            <text:p>1907,74</text:p>
          </table:table-cell>
          <table:table-cell office:value-type="float" office:value="51.31" calcext:value-type="float">
            <text:p>51,31</text:p>
          </table:table-cell>
          <table:table-cell office:value-type="float" office:value="222.41" calcext:value-type="float">
            <text:p>222,41</text:p>
          </table:table-cell>
          <table:table-cell office:value-type="float" office:value="0" calcext:value-type="float">
            <text:p>0</text:p>
          </table:table-cell>
          <table:table-cell office:value-type="float" office:value="11.37" calcext:value-type="float">
            <text:p>11,3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98" calcext:value-type="float">
            <text:p>9298</text:p>
          </table:table-cell>
          <table:table-cell table:style-name="ce4" office:value-type="float" office:value="46987" calcext:value-type="float">
            <text:p>4698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56" calcext:value-type="float">
            <text:p>136,56</text:p>
          </table:table-cell>
          <table:table-cell office:value-type="float" office:value="67.88" calcext:value-type="float">
            <text:p>67,88</text:p>
          </table:table-cell>
          <table:table-cell office:value-type="float" office:value="0" calcext:value-type="float">
            <text:p>0</text:p>
          </table:table-cell>
          <table:table-cell office:value-type="float" office:value="208.51" calcext:value-type="float">
            <text:p>208,51</text:p>
          </table:table-cell>
          <table:table-cell office:value-type="float" office:value="0" calcext:value-type="float">
            <text:p>0</text:p>
          </table:table-cell>
          <table:table-cell office:value-type="float" office:value="17.11" calcext:value-type="float">
            <text:p>17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.8" calcext:value-type="float">
            <text:p>304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,86</text:p>
          </table:table-cell>
          <table:table-cell office:value-type="float" office:value="0" calcext:value-type="float">
            <text:p>0</text:p>
          </table:table-cell>
          <table:table-cell office:value-type="float" office:value="5535.88" calcext:value-type="float">
            <text:p>5535,88</text:p>
          </table:table-cell>
          <table:table-cell office:value-type="float" office:value="53.88" calcext:value-type="float">
            <text:p>53,88</text:p>
          </table:table-cell>
          <table:table-cell office:value-type="float" office:value="3209.99" calcext:value-type="float">
            <text:p>3209,99</text:p>
          </table:table-cell>
          <table:table-cell office:value-type="float" office:value="0" calcext:value-type="float">
            <text:p>0</text:p>
          </table:table-cell>
          <table:table-cell office:value-type="float" office:value="3030.96" calcext:value-type="float">
            <text:p>3030,96</text:p>
          </table:table-cell>
          <table:table-cell office:value-type="float" office:value="4.88" calcext:value-type="float">
            <text:p>4,88</text:p>
          </table:table-cell>
          <table:table-cell office:value-type="float" office:value="983.23" calcext:value-type="float">
            <text:p>983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936" calcext:value-type="float">
            <text:p>9936</text:p>
          </table:table-cell>
          <table:table-cell table:style-name="ce4" office:value-type="float" office:value="38549" calcext:value-type="float">
            <text:p>385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38" calcext:value-type="float">
            <text:p>265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" calcext:value-type="float">
            <text:p>42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66" calcext:value-type="float">
            <text:p>42,66</text:p>
          </table:table-cell>
          <table:table-cell office:value-type="float" office:value="0" calcext:value-type="float">
            <text:p>0</text:p>
          </table:table-cell>
          <table:table-cell office:value-type="float" office:value="136.3" calcext:value-type="float">
            <text:p>136,3</text:p>
          </table:table-cell>
          <table:table-cell office:value-type="float" office:value="45.1" calcext:value-type="float">
            <text:p>45,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1.18" calcext:value-type="float">
            <text:p>111,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30" calcext:value-type="float">
            <text:p>9230</text:p>
          </table:table-cell>
          <table:table-cell table:style-name="ce4" office:value-type="float" office:value="46867" calcext:value-type="float">
            <text:p>468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.47" calcext:value-type="float">
            <text:p>206,47</text:p>
          </table:table-cell>
          <table:table-cell office:value-type="float" office:value="42.81" calcext:value-type="float">
            <text:p>42,81</text:p>
          </table:table-cell>
          <table:table-cell office:value-type="float" office:value="0" calcext:value-type="float">
            <text:p>0</text:p>
          </table:table-cell>
          <table:table-cell office:value-type="float" office:value="-32.51" calcext:value-type="float">
            <text:p>-32,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2.37" calcext:value-type="float">
            <text:p>42,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78" calcext:value-type="float">
            <text:p>9178</text:p>
          </table:table-cell>
          <table:table-cell table:style-name="ce4" office:value-type="float" office:value="46522" calcext:value-type="float">
            <text:p>465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9.33" calcext:value-type="float">
            <text:p>129,33</text:p>
          </table:table-cell>
          <table:table-cell office:value-type="float" office:value="0" calcext:value-type="float">
            <text:p>0</text:p>
          </table:table-cell>
          <table:table-cell office:value-type="float" office:value="3095.6" calcext:value-type="float">
            <text:p>3095,6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06" calcext:value-type="float">
            <text:p>343,06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2" calcext:value-type="float">
            <text:p>57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45" calcext:value-type="float">
            <text:p>118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34" calcext:value-type="float">
            <text:p>460,34</text:p>
          </table:table-cell>
          <table:table-cell office:value-type="float" office:value="751.39" calcext:value-type="float">
            <text:p>751,39</text:p>
          </table:table-cell>
          <table:table-cell office:value-type="float" office:value="42.37" calcext:value-type="float">
            <text:p>4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" calcext:value-type="float">
            <text:p>33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style-name="ce4" office:value-type="float" office:value="9967" calcext:value-type="float">
            <text:p>9967</text:p>
          </table:table-cell>
          <table:table-cell table:style-name="ce4" office:value-type="float" office:value="53065" calcext:value-type="float">
            <text:p>530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96" calcext:value-type="float">
            <text:p>38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1" calcext:value-type="float">
            <text:p>30,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.43" calcext:value-type="float">
            <text:p>31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3" calcext:value-type="float">
            <text:p>2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2" calcext:value-type="float">
            <text:p>12,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.57" calcext:value-type="float">
            <text:p>62,57</text:p>
          </table:table-cell>
          <table:table-cell office:value-type="float" office:value="0" calcext:value-type="float">
            <text:p>0</text:p>
          </table:table-cell>
          <table:table-cell office:value-type="float" office:value="7.47" calcext:value-type="float">
            <text:p>7,47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5" calcext:value-type="float">
            <text:p>9185</text:p>
          </table:table-cell>
          <table:table-cell table:style-name="ce4" office:value-type="float" office:value="46524" calcext:value-type="float">
            <text:p>465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308.25" calcext:value-type="float">
            <text:p>52308,25</text:p>
          </table:table-cell>
          <table:table-cell office:value-type="float" office:value="28922.9" calcext:value-type="float">
            <text:p>28922,9</text:p>
          </table:table-cell>
          <table:table-cell office:value-type="float" office:value="158.44" calcext:value-type="float">
            <text:p>158,44</text:p>
          </table:table-cell>
          <table:table-cell office:value-type="float" office:value="5316.82" calcext:value-type="float">
            <text:p>5316,82</text:p>
          </table:table-cell>
          <table:table-cell office:value-type="float" office:value="335.18" calcext:value-type="float">
            <text:p>335,18</text:p>
          </table:table-cell>
          <table:table-cell office:value-type="float" office:value="4239.28" calcext:value-type="float">
            <text:p>4239,28</text:p>
          </table:table-cell>
          <table:table-cell office:value-type="float" office:value="854.27" calcext:value-type="float">
            <text:p>854,27</text:p>
          </table:table-cell>
          <table:table-cell office:value-type="float" office:value="1221.54" calcext:value-type="float">
            <text:p>1221,54</text:p>
          </table:table-cell>
          <table:table-cell office:value-type="float" office:value="1006.48" calcext:value-type="float">
            <text:p>1006,48</text:p>
          </table:table-cell>
          <table:table-cell office:value-type="float" office:value="0" calcext:value-type="float">
            <text:p>0</text:p>
          </table:table-cell>
          <table:table-cell office:value-type="float" office:value="883.44" calcext:value-type="float">
            <text:p>883,44</text:p>
          </table:table-cell>
          <table:table-cell office:value-type="float" office:value="2510.94" calcext:value-type="float">
            <text:p>2510,94</text:p>
          </table:table-cell>
          <table:table-cell office:value-type="float" office:value="1563.23" calcext:value-type="float">
            <text:p>1563,23</text:p>
          </table:table-cell>
          <table:table-cell office:value-type="float" office:value="16742.57" calcext:value-type="float">
            <text:p>16742,57</text:p>
          </table:table-cell>
          <table:table-cell office:value-type="float" office:value="0" calcext:value-type="float">
            <text:p>0</text:p>
          </table:table-cell>
          <table:table-cell office:value-type="float" office:value="104.14" calcext:value-type="float">
            <text:p>104,14</text:p>
          </table:table-cell>
          <table:table-cell office:value-type="float" office:value="0" calcext:value-type="float">
            <text:p>0</text:p>
          </table:table-cell>
          <table:table-cell office:value-type="float" office:value="88.54" calcext:value-type="float">
            <text:p>88,54</text:p>
          </table:table-cell>
          <table:table-cell office:value-type="float" office:value="502.52" calcext:value-type="float">
            <text:p>502,52</text:p>
          </table:table-cell>
          <table:table-cell office:value-type="float" office:value="78859.49" calcext:value-type="float">
            <text:p>78859,49</text:p>
          </table:table-cell>
          <table:table-cell office:value-type="float" office:value="229.7" calcext:value-type="float">
            <text:p>229,7</text:p>
          </table:table-cell>
          <table:table-cell office:value-type="float" office:value="69.36" calcext:value-type="float">
            <text:p>69,36</text:p>
          </table:table-cell>
          <table:table-cell office:value-type="float" office:value="0" calcext:value-type="float">
            <text:p>0</text:p>
          </table:table-cell>
          <table:table-cell office:value-type="float" office:value="10.69" calcext:value-type="float">
            <text:p>10,69</text:p>
          </table:table-cell>
          <table:table-cell office:value-type="float" office:value="0" calcext:value-type="float">
            <text:p>0</text:p>
          </table:table-cell>
          <table:table-cell office:value-type="float" office:value="-897.91" calcext:value-type="float">
            <text:p>-897,91</text:p>
          </table:table-cell>
          <table:table-cell office:value-type="float" office:value="0" calcext:value-type="float">
            <text:p>0</text:p>
          </table:table-cell>
          <table:table-cell office:value-type="float" office:value="116.12" calcext:value-type="float">
            <text:p>116,12</text:p>
          </table:table-cell>
          <table:table-cell office:value-type="float" office:value="0" calcext:value-type="float">
            <text:p>0</text:p>
          </table:table-cell>
          <table:table-cell office:value-type="float" office:value="123.74" calcext:value-type="float">
            <text:p>123,74</text:p>
          </table:table-cell>
          <table:table-cell table:style-name="ce4" office:value-type="float" office:value="22560" calcext:value-type="float">
            <text:p>22560</text:p>
          </table:table-cell>
          <table:table-cell table:style-name="ce4" office:value-type="float" office:value="92519" calcext:value-type="float">
            <text:p>925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73" calcext:value-type="float">
            <text:p>70,73</text:p>
          </table:table-cell>
          <table:table-cell office:value-type="float" office:value="14.77" calcext:value-type="float">
            <text:p>14,77</text:p>
          </table:table-cell>
          <table:table-cell office:value-type="float" office:value="66.42" calcext:value-type="float">
            <text:p>66,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3.95" calcext:value-type="float">
            <text:p>83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73.74" calcext:value-type="float">
            <text:p>73,74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55" calcext:value-type="float">
            <text:p>9255</text:p>
          </table:table-cell>
          <table:table-cell table:style-name="ce4" office:value-type="float" office:value="46670" calcext:value-type="float">
            <text:p>466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9" calcext:value-type="float">
            <text:p>94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96" calcext:value-type="float">
            <text:p>191,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.56" calcext:value-type="float">
            <text:p>267,56</text:p>
          </table:table-cell>
          <table:table-cell office:value-type="float" office:value="12.43" calcext:value-type="float">
            <text:p>12,43</text:p>
          </table:table-cell>
          <table:table-cell office:value-type="float" office:value="0" calcext:value-type="float">
            <text:p>0</text:p>
          </table:table-cell>
          <table:table-cell office:value-type="float" office:value="10.31" calcext:value-type="float">
            <text:p>1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16" calcext:value-type="float">
            <text:p>15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27.24" calcext:value-type="float">
            <text:p>27,24</text:p>
          </table:table-cell>
          <table:table-cell office:value-type="float" office:value="0" calcext:value-type="float">
            <text:p>0</text:p>
          </table:table-cell>
          <table:table-cell office:value-type="float" office:value="418.92" calcext:value-type="float">
            <text:p>418,9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156" calcext:value-type="float">
            <text:p>9156</text:p>
          </table:table-cell>
          <table:table-cell table:style-name="ce4" office:value-type="float" office:value="45364" calcext:value-type="float">
            <text:p>453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191.25" calcext:value-type="float">
            <text:p>1191,25</text:p>
          </table:table-cell>
          <table:table-cell office:value-type="float" office:value="115.28" calcext:value-type="float">
            <text:p>115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73" calcext:value-type="float">
            <text:p>51,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.62" calcext:value-type="float">
            <text:p>65,62</text:p>
          </table:table-cell>
          <table:table-cell office:value-type="float" office:value="69.43" calcext:value-type="float">
            <text:p>69,4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337" calcext:value-type="float">
            <text:p>9337</text:p>
          </table:table-cell>
          <table:table-cell table:style-name="ce4" office:value-type="float" office:value="48053" calcext:value-type="float">
            <text:p>480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94.67" calcext:value-type="float">
            <text:p>94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08" calcext:value-type="float">
            <text:p>25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8" calcext:value-type="float">
            <text:p>17,18</text:p>
          </table:table-cell>
          <table:table-cell office:value-type="float" office:value="0" calcext:value-type="float">
            <text:p>0</text:p>
          </table:table-cell>
          <table:table-cell office:value-type="float" office:value="36.84" calcext:value-type="float">
            <text:p>36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.95" calcext:value-type="float">
            <text:p>63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1" calcext:value-type="float">
            <text:p>11,61</text:p>
          </table:table-cell>
          <table:table-cell office:value-type="float" office:value="109.28" calcext:value-type="float">
            <text:p>109,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3" calcext:value-type="float">
            <text:p>9183</text:p>
          </table:table-cell>
          <table:table-cell table:style-name="ce4" office:value-type="float" office:value="46373" calcext:value-type="float">
            <text:p>463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63" calcext:value-type="float">
            <text:p>14,63</text:p>
          </table:table-cell>
          <table:table-cell office:value-type="float" office:value="0" calcext:value-type="float">
            <text:p>0</text:p>
          </table:table-cell>
          <table:table-cell office:value-type="float" office:value="30.45" calcext:value-type="float">
            <text:p>30,45</text:p>
          </table:table-cell>
          <table:table-cell office:value-type="float" office:value="1552.91" calcext:value-type="float">
            <text:p>1552,91</text:p>
          </table:table-cell>
          <table:table-cell office:value-type="float" office:value="4900.54" calcext:value-type="float">
            <text:p>4900,54</text:p>
          </table:table-cell>
          <table:table-cell office:value-type="float" office:value="2989.89" calcext:value-type="float">
            <text:p>2989,89</text:p>
          </table:table-cell>
          <table:table-cell office:value-type="float" office:value="4692.61" calcext:value-type="float">
            <text:p>4692,61</text:p>
          </table:table-cell>
          <table:table-cell office:value-type="float" office:value="0" calcext:value-type="float">
            <text:p>0</text:p>
          </table:table-cell>
          <table:table-cell office:value-type="float" office:value="180.9" calcext:value-type="float">
            <text:p>18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8.25" calcext:value-type="float">
            <text:p>4928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.94" calcext:value-type="float">
            <text:p>1189,94</text:p>
          </table:table-cell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,83</text:p>
          </table:table-cell>
          <table:table-cell office:value-type="float" office:value="129.3" calcext:value-type="float">
            <text:p>129,3</text:p>
          </table:table-cell>
          <table:table-cell office:value-type="float" office:value="10290.27" calcext:value-type="float">
            <text:p>10290,27</text:p>
          </table:table-cell>
          <table:table-cell office:value-type="float" office:value="278.79" calcext:value-type="float">
            <text:p>278,79</text:p>
          </table:table-cell>
          <table:table-cell office:value-type="float" office:value="273.83" calcext:value-type="float">
            <text:p>273,83</text:p>
          </table:table-cell>
          <table:table-cell office:value-type="float" office:value="0" calcext:value-type="float">
            <text:p>0</text:p>
          </table:table-cell>
          <table:table-cell office:value-type="float" office:value="121.29" calcext:value-type="float">
            <text:p>121,29</text:p>
          </table:table-cell>
          <table:table-cell office:value-type="float" office:value="78.59" calcext:value-type="float">
            <text:p>78,59</text:p>
          </table:table-cell>
          <table:table-cell office:value-type="float" office:value="2478.28" calcext:value-type="float">
            <text:p>2478,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923" calcext:value-type="float">
            <text:p>10923</text:p>
          </table:table-cell>
          <table:table-cell table:style-name="ce4" office:value-type="float" office:value="51213" calcext:value-type="float">
            <text:p>512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67.4" calcext:value-type="float">
            <text:p>14367,4</text:p>
          </table:table-cell>
          <table:table-cell office:value-type="float" office:value="8934.65" calcext:value-type="float">
            <text:p>8934,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782.3" calcext:value-type="float">
            <text:p>178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79" calcext:value-type="float">
            <text:p>182,79</text:p>
          </table:table-cell>
          <table:table-cell office:value-type="float" office:value="193.5" calcext:value-type="float">
            <text:p>193,5</text:p>
          </table:table-cell>
          <table:table-cell office:value-type="float" office:value="751.27" calcext:value-type="float">
            <text:p>751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.34" calcext:value-type="float">
            <text:p>830,34</text:p>
          </table:table-cell>
          <table:table-cell office:value-type="float" office:value="14.4" calcext:value-type="float">
            <text:p>14,4</text:p>
          </table:table-cell>
          <table:table-cell office:value-type="float" office:value="7911.7" calcext:value-type="float">
            <text:p>7911,7</text:p>
          </table:table-cell>
          <table:table-cell office:value-type="float" office:value="0" calcext:value-type="float">
            <text:p>0</text:p>
          </table:table-cell>
          <table:table-cell office:value-type="float" office:value="16.09" calcext:value-type="float">
            <text:p>16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5" calcext:value-type="float">
            <text:p>284,5</text:p>
          </table:table-cell>
          <table:table-cell office:value-type="float" office:value="6324.43" calcext:value-type="float">
            <text:p>6324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4" calcext:value-type="float">
            <text:p>7,54</text:p>
          </table:table-cell>
          <table:table-cell office:value-type="float" office:value="247.1" calcext:value-type="float">
            <text:p>247,1</text:p>
          </table:table-cell>
          <table:table-cell office:value-type="float" office:value="285.86" calcext:value-type="float">
            <text:p>285,86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,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937" calcext:value-type="float">
            <text:p>12937</text:p>
          </table:table-cell>
          <table:table-cell table:style-name="ce4" office:value-type="float" office:value="58941" calcext:value-type="float">
            <text:p>589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.07" calcext:value-type="float">
            <text:p>100,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.53" calcext:value-type="float">
            <text:p>105,53</text:p>
          </table:table-cell>
          <table:table-cell office:value-type="float" office:value="685.73" calcext:value-type="float">
            <text:p>685,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97" calcext:value-type="float">
            <text:p>9197</text:p>
          </table:table-cell>
          <table:table-cell table:style-name="ce4" office:value-type="float" office:value="46690" calcext:value-type="float">
            <text:p>466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5" calcext:value-type="float">
            <text:p>15,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.43" calcext:value-type="float">
            <text:p>835,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4" calcext:value-type="float">
            <text:p>5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25" calcext:value-type="float">
            <text:p>26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57" calcext:value-type="float">
            <text:p>9357</text:p>
          </table:table-cell>
          <table:table-cell table:style-name="ce4" office:value-type="float" office:value="48720" calcext:value-type="float">
            <text:p>487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73" calcext:value-type="float">
            <text:p>31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16" calcext:value-type="float">
            <text:p>123,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.59" calcext:value-type="float">
            <text:p>7,59</text:p>
          </table:table-cell>
          <table:table-cell office:value-type="float" office:value="0" calcext:value-type="float">
            <text:p>0</text:p>
          </table:table-cell>
          <table:table-cell office:value-type="float" office:value="6.22" calcext:value-type="float">
            <text:p>6,22</text:p>
          </table:table-cell>
          <table:table-cell office:value-type="float" office:value="75.49" calcext:value-type="float">
            <text:p>75,49</text:p>
          </table:table-cell>
          <table:table-cell office:value-type="float" office:value="99.55" calcext:value-type="float">
            <text:p>99,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74" calcext:value-type="float">
            <text:p>9374</text:p>
          </table:table-cell>
          <table:table-cell table:style-name="ce4" office:value-type="float" office:value="46555" calcext:value-type="float">
            <text:p>465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4.01" calcext:value-type="float">
            <text:p>634,01</text:p>
          </table:table-cell>
          <table:table-cell office:value-type="float" office:value="0" calcext:value-type="float">
            <text:p>0</text:p>
          </table:table-cell>
          <table:table-cell office:value-type="float" office:value="1046.52" calcext:value-type="float">
            <text:p>1046,52</text:p>
          </table:table-cell>
          <table:table-cell office:value-type="float" office:value="1190.87" calcext:value-type="float">
            <text:p>1190,87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,83</text:p>
          </table:table-cell>
          <table:table-cell office:value-type="float" office:value="4542.87" calcext:value-type="float">
            <text:p>4542,87</text:p>
          </table:table-cell>
          <table:table-cell office:value-type="float" office:value="43.35" calcext:value-type="float">
            <text:p>43,35</text:p>
          </table:table-cell>
          <table:table-cell office:value-type="float" office:value="35.59" calcext:value-type="float">
            <text:p>35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.55" calcext:value-type="float">
            <text:p>761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" calcext:value-type="float">
            <text:p>12,35</text:p>
          </table:table-cell>
          <table:table-cell office:value-type="float" office:value="494.98" calcext:value-type="float">
            <text:p>494,98</text:p>
          </table:table-cell>
          <table:table-cell office:value-type="float" office:value="0" calcext:value-type="float">
            <text:p>0</text:p>
          </table:table-cell>
          <table:table-cell office:value-type="float" office:value="569.35" calcext:value-type="float">
            <text:p>569,35</text:p>
          </table:table-cell>
          <table:table-cell office:value-type="float" office:value="0" calcext:value-type="float">
            <text:p>0</text:p>
          </table:table-cell>
          <table:table-cell office:value-type="float" office:value="359.8" calcext:value-type="float">
            <text:p>35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4.1" calcext:value-type="float">
            <text:p>3154,1</text:p>
          </table:table-cell>
          <table:table-cell office:value-type="float" office:value="0" calcext:value-type="float">
            <text:p>0</text:p>
          </table:table-cell>
          <table:table-cell office:value-type="float" office:value="578.82" calcext:value-type="float">
            <text:p>578,82</text:p>
          </table:table-cell>
          <table:table-cell office:value-type="float" office:value="1119.48" calcext:value-type="float">
            <text:p>1119,48</text:p>
          </table:table-cell>
          <table:table-cell office:value-type="float" office:value="3225.77" calcext:value-type="float">
            <text:p>3225,77</text:p>
          </table:table-cell>
          <table:table-cell office:value-type="float" office:value="420.46" calcext:value-type="float">
            <text:p>420,4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74" calcext:value-type="float">
            <text:p>14574</text:p>
          </table:table-cell>
          <table:table-cell table:style-name="ce4" office:value-type="float" office:value="55845" calcext:value-type="float">
            <text:p>558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15" calcext:value-type="float">
            <text:p>7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7.36" calcext:value-type="float">
            <text:p>107,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173" calcext:value-type="float">
            <text:p>9173</text:p>
          </table:table-cell>
          <table:table-cell table:style-name="ce4" office:value-type="float" office:value="46395" calcext:value-type="float">
            <text:p>463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.34" calcext:value-type="float">
            <text:p>55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1.34" calcext:value-type="float">
            <text:p>4031,34</text:p>
          </table:table-cell>
          <table:table-cell office:value-type="float" office:value="162.33" calcext:value-type="float">
            <text:p>162,33</text:p>
          </table:table-cell>
          <table:table-cell office:value-type="float" office:value="0" calcext:value-type="float">
            <text:p>0</text:p>
          </table:table-cell>
          <table:table-cell office:value-type="float" office:value="3278.12" calcext:value-type="float">
            <text:p>3278,12</text:p>
          </table:table-cell>
          <table:table-cell office:value-type="float" office:value="0" calcext:value-type="float">
            <text:p>0</text:p>
          </table:table-cell>
          <table:table-cell office:value-type="float" office:value="298.98" calcext:value-type="float">
            <text:p>298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6.88" calcext:value-type="float">
            <text:p>9756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2.25" calcext:value-type="float">
            <text:p>108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82" calcext:value-type="float">
            <text:p>79,82</text:p>
          </table:table-cell>
          <table:table-cell office:value-type="float" office:value="404.7" calcext:value-type="float">
            <text:p>404,7</text:p>
          </table:table-cell>
          <table:table-cell office:value-type="float" office:value="1189.6" calcext:value-type="float">
            <text:p>1189,6</text:p>
          </table:table-cell>
          <table:table-cell office:value-type="float" office:value="0" calcext:value-type="float">
            <text:p>0</text:p>
          </table:table-cell>
          <table:table-cell office:value-type="float" office:value="2047.44" calcext:value-type="float">
            <text:p>2047,44</text:p>
          </table:table-cell>
          <table:table-cell office:value-type="float" office:value="180.32" calcext:value-type="float">
            <text:p>180,32</text:p>
          </table:table-cell>
          <table:table-cell office:value-type="float" office:value="5571.67" calcext:value-type="float">
            <text:p>5571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591" calcext:value-type="float">
            <text:p>10591</text:p>
          </table:table-cell>
          <table:table-cell table:style-name="ce4" office:value-type="float" office:value="49450" calcext:value-type="float">
            <text:p>494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42" calcext:value-type="float">
            <text:p>6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72.04" calcext:value-type="float">
            <text:p>72,04</text:p>
          </table:table-cell>
          <table:table-cell office:value-type="float" office:value="37.58" calcext:value-type="float">
            <text:p>37,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.24" calcext:value-type="float">
            <text:p>143,24</text:p>
          </table:table-cell>
          <table:table-cell office:value-type="float" office:value="83.06" calcext:value-type="float">
            <text:p>83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6" calcext:value-type="float">
            <text:p>30,6</text:p>
          </table:table-cell>
          <table:table-cell office:value-type="float" office:value="0" calcext:value-type="float">
            <text:p>0</text:p>
          </table:table-cell>
          <table:table-cell office:value-type="float" office:value="169.46" calcext:value-type="float">
            <text:p>169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" calcext:value-type="float">
            <text:p>36,1</text:p>
          </table:table-cell>
          <table:table-cell office:value-type="float" office:value="97.6" calcext:value-type="float">
            <text:p>97,6</text:p>
          </table:table-cell>
          <table:table-cell office:value-type="float" office:value="55.95" calcext:value-type="float">
            <text:p>55,95</text:p>
          </table:table-cell>
          <table:table-cell office:value-type="float" office:value="3.54" calcext:value-type="float">
            <text:p>3,54</text:p>
          </table:table-cell>
          <table:table-cell office:value-type="float" office:value="18.09" calcext:value-type="float">
            <text:p>18,09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,03</text:p>
          </table:table-cell>
          <table:table-cell table:style-name="ce4" office:value-type="float" office:value="9161" calcext:value-type="float">
            <text:p>9161</text:p>
          </table:table-cell>
          <table:table-cell table:style-name="ce4" office:value-type="float" office:value="46068" calcext:value-type="float">
            <text:p>460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.31" calcext:value-type="float">
            <text:p>16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1360.75" calcext:value-type="float">
            <text:p>1360,75</text:p>
          </table:table-cell>
          <table:table-cell office:value-type="float" office:value="40.18" calcext:value-type="float">
            <text:p>40,18</text:p>
          </table:table-cell>
          <table:table-cell office:value-type="float" office:value="29.11" calcext:value-type="float">
            <text:p>29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8" calcext:value-type="float">
            <text:p>25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.66" calcext:value-type="float">
            <text:p>72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7" calcext:value-type="float">
            <text:p>19,07</text:p>
          </table:table-cell>
          <table:table-cell office:value-type="float" office:value="4.38" calcext:value-type="float">
            <text:p>4,38</text:p>
          </table:table-cell>
          <table:table-cell office:value-type="float" office:value="-16.84" calcext:value-type="float">
            <text:p>-16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4" calcext:value-type="float">
            <text:p>21,14</text:p>
          </table:table-cell>
          <table:table-cell office:value-type="float" office:value="0" calcext:value-type="float">
            <text:p>0</text:p>
          </table:table-cell>
          <table:table-cell office:value-type="float" office:value="12.44" calcext:value-type="float">
            <text:p>12,44</text:p>
          </table:table-cell>
          <table:table-cell office:value-type="float" office:value="8.6" calcext:value-type="float">
            <text:p>8,6</text:p>
          </table:table-cell>
          <table:table-cell office:value-type="float" office:value="17.71" calcext:value-type="float">
            <text:p>17,71</text:p>
          </table:table-cell>
          <table:table-cell office:value-type="float" office:value="1662.8" calcext:value-type="float">
            <text:p>1662,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502" calcext:value-type="float">
            <text:p>9502</text:p>
          </table:table-cell>
          <table:table-cell table:style-name="ce4" office:value-type="float" office:value="46497" calcext:value-type="float">
            <text:p>464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7.83" calcext:value-type="float">
            <text:p>117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8" calcext:value-type="float">
            <text:p>382,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.77" calcext:value-type="float">
            <text:p>217,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36" calcext:value-type="float">
            <text:p>16,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95" calcext:value-type="float">
            <text:p>9195</text:p>
          </table:table-cell>
          <table:table-cell table:style-name="ce4" office:value-type="float" office:value="46664" calcext:value-type="float">
            <text:p>466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.62" calcext:value-type="float">
            <text:p>161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588.12" calcext:value-type="float">
            <text:p>588,12</text:p>
          </table:table-cell>
          <table:table-cell office:value-type="float" office:value="196.36" calcext:value-type="float">
            <text:p>196,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5.93" calcext:value-type="float">
            <text:p>305,93</text:p>
          </table:table-cell>
          <table:table-cell office:value-type="float" office:value="0" calcext:value-type="float">
            <text:p>0</text:p>
          </table:table-cell>
          <table:table-cell office:value-type="float" office:value="104.86" calcext:value-type="float">
            <text:p>104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48" calcext:value-type="float">
            <text:p>120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59" calcext:value-type="float">
            <text:p>79,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003" calcext:value-type="float">
            <text:p>9003</text:p>
          </table:table-cell>
          <table:table-cell table:style-name="ce4" office:value-type="float" office:value="45251" calcext:value-type="float">
            <text:p>452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9" calcext:value-type="float">
            <text:p>76,59</text:p>
          </table:table-cell>
          <table:table-cell office:value-type="float" office:value="359.32" calcext:value-type="float">
            <text:p>359,32</text:p>
          </table:table-cell>
          <table:table-cell office:value-type="float" office:value="3198.85" calcext:value-type="float">
            <text:p>3198,85</text:p>
          </table:table-cell>
          <table:table-cell office:value-type="float" office:value="0" calcext:value-type="float">
            <text:p>0</text:p>
          </table:table-cell>
          <table:table-cell office:value-type="float" office:value="298.43" calcext:value-type="float">
            <text:p>298,43</text:p>
          </table:table-cell>
          <table:table-cell office:value-type="float" office:value="48.31" calcext:value-type="float">
            <text:p>48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84" calcext:value-type="float">
            <text:p>84,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.81" calcext:value-type="float">
            <text:p>16,8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709" calcext:value-type="float">
            <text:p>9709</text:p>
          </table:table-cell>
          <table:table-cell table:style-name="ce4" office:value-type="float" office:value="46925" calcext:value-type="float">
            <text:p>46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.64" calcext:value-type="float">
            <text:p>23,64</text:p>
          </table:table-cell>
          <table:table-cell office:value-type="float" office:value="473.85" calcext:value-type="float">
            <text:p>473,85</text:p>
          </table:table-cell>
          <table:table-cell office:value-type="float" office:value="457.87" calcext:value-type="float">
            <text:p>457,87</text:p>
          </table:table-cell>
          <table:table-cell office:value-type="float" office:value="1319.39" calcext:value-type="float">
            <text:p>1319,39</text:p>
          </table:table-cell>
          <table:table-cell office:value-type="float" office:value="0" calcext:value-type="float">
            <text:p>0</text:p>
          </table:table-cell>
          <table:table-cell office:value-type="float" office:value="27.01" calcext:value-type="float">
            <text:p>27,01</text:p>
          </table:table-cell>
          <table:table-cell office:value-type="float" office:value="678.12" calcext:value-type="float">
            <text:p>678,12</text:p>
          </table:table-cell>
          <table:table-cell office:value-type="float" office:value="11.21" calcext:value-type="float">
            <text:p>11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3.5" calcext:value-type="float">
            <text:p>1973,5</text:p>
          </table:table-cell>
          <table:table-cell office:value-type="float" office:value="0" calcext:value-type="float">
            <text:p>0</text:p>
          </table:table-cell>
          <table:table-cell office:value-type="float" office:value="140.91" calcext:value-type="float">
            <text:p>140,91</text:p>
          </table:table-cell>
          <table:table-cell office:value-type="float" office:value="0" calcext:value-type="float">
            <text:p>0</text:p>
          </table:table-cell>
          <table:table-cell office:value-type="float" office:value="66.58" calcext:value-type="float">
            <text:p>66,58</text:p>
          </table:table-cell>
          <table:table-cell office:value-type="float" office:value="0" calcext:value-type="float">
            <text:p>0</text:p>
          </table:table-cell>
          <table:table-cell office:value-type="float" office:value="246.79" calcext:value-type="float">
            <text:p>246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39" calcext:value-type="float">
            <text:p>-86,39</text:p>
          </table:table-cell>
          <table:table-cell office:value-type="float" office:value="0" calcext:value-type="float">
            <text:p>0</text:p>
          </table:table-cell>
          <table:table-cell office:value-type="float" office:value="67.36" calcext:value-type="float">
            <text:p>67,36</text:p>
          </table:table-cell>
          <table:table-cell office:value-type="float" office:value="765.04" calcext:value-type="float">
            <text:p>765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" calcext:value-type="float">
            <text:p>4,88</text:p>
          </table:table-cell>
          <table:table-cell office:value-type="float" office:value="562.49" calcext:value-type="float">
            <text:p>562,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85" calcext:value-type="float">
            <text:p>9785</text:p>
          </table:table-cell>
          <table:table-cell table:style-name="ce4" office:value-type="float" office:value="49510" calcext:value-type="float">
            <text:p>495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62" calcext:value-type="float">
            <text:p>420,62</text:p>
          </table:table-cell>
          <table:table-cell office:value-type="float" office:value="13560.92" calcext:value-type="float">
            <text:p>13560,92</text:p>
          </table:table-cell>
          <table:table-cell office:value-type="float" office:value="23018.27" calcext:value-type="float">
            <text:p>23018,27</text:p>
          </table:table-cell>
          <table:table-cell office:value-type="float" office:value="0" calcext:value-type="float">
            <text:p>0</text:p>
          </table:table-cell>
          <table:table-cell office:value-type="float" office:value="4415.06" calcext:value-type="float">
            <text:p>4415,06</text:p>
          </table:table-cell>
          <table:table-cell office:value-type="float" office:value="0" calcext:value-type="float">
            <text:p>0</text:p>
          </table:table-cell>
          <table:table-cell office:value-type="float" office:value="1063.27" calcext:value-type="float">
            <text:p>1063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7.66" calcext:value-type="float">
            <text:p>8817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.85" calcext:value-type="float">
            <text:p>696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33" calcext:value-type="float">
            <text:p>162,33</text:p>
          </table:table-cell>
          <table:table-cell office:value-type="float" office:value="9456.1" calcext:value-type="float">
            <text:p>9456,1</text:p>
          </table:table-cell>
          <table:table-cell office:value-type="float" office:value="30.49" calcext:value-type="float">
            <text:p>30,49</text:p>
          </table:table-cell>
          <table:table-cell office:value-type="float" office:value="542.56" calcext:value-type="float">
            <text:p>542,56</text:p>
          </table:table-cell>
          <table:table-cell office:value-type="float" office:value="0" calcext:value-type="float">
            <text:p>0</text:p>
          </table:table-cell>
          <table:table-cell office:value-type="float" office:value="592.29" calcext:value-type="float">
            <text:p>592,29</text:p>
          </table:table-cell>
          <table:table-cell office:value-type="float" office:value="299.68" calcext:value-type="float">
            <text:p>299,68</text:p>
          </table:table-cell>
          <table:table-cell office:value-type="float" office:value="2256.91" calcext:value-type="float">
            <text:p>2256,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6348" calcext:value-type="float">
            <text:p>16348</text:p>
          </table:table-cell>
          <table:table-cell table:style-name="ce4" office:value-type="float" office:value="64382" calcext:value-type="float">
            <text:p>643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,68</text:p>
          </table:table-cell>
          <table:table-cell office:value-type="float" office:value="0" calcext:value-type="float">
            <text:p>0</text:p>
          </table:table-cell>
          <table:table-cell office:value-type="float" office:value="39.93" calcext:value-type="float">
            <text:p>39,93</text:p>
          </table:table-cell>
          <table:table-cell office:value-type="float" office:value="0" calcext:value-type="float">
            <text:p>0</text:p>
          </table:table-cell>
          <table:table-cell office:value-type="float" office:value="697.68" calcext:value-type="float">
            <text:p>697,68</text:p>
          </table:table-cell>
          <table:table-cell office:value-type="float" office:value="131.48" calcext:value-type="float">
            <text:p>131,48</text:p>
          </table:table-cell>
          <table:table-cell office:value-type="float" office:value="11.26" calcext:value-type="float">
            <text:p>1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78" calcext:value-type="float">
            <text:p>20,78</text:p>
          </table:table-cell>
          <table:table-cell office:value-type="float" office:value="126.51" calcext:value-type="float">
            <text:p>126,51</text:p>
          </table:table-cell>
          <table:table-cell office:value-type="float" office:value="14.18" calcext:value-type="float">
            <text:p>14,18</text:p>
          </table:table-cell>
          <table:table-cell office:value-type="float" office:value="0" calcext:value-type="float">
            <text:p>0</text:p>
          </table:table-cell>
          <table:table-cell office:value-type="float" office:value="17.02" calcext:value-type="float">
            <text:p>17,02</text:p>
          </table:table-cell>
          <table:table-cell office:value-type="float" office:value="75.24" calcext:value-type="float">
            <text:p>75,24</text:p>
          </table:table-cell>
          <table:table-cell office:value-type="float" office:value="0" calcext:value-type="float">
            <text:p>0</text:p>
          </table:table-cell>
          <table:table-cell office:value-type="float" office:value="34.87" calcext:value-type="float">
            <text:p>34,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98" calcext:value-type="float">
            <text:p>15,98</text:p>
          </table:table-cell>
          <table:table-cell office:value-type="float" office:value="25.85" calcext:value-type="float">
            <text:p>25,85</text:p>
          </table:table-cell>
          <table:table-cell office:value-type="float" office:value="118.46" calcext:value-type="float">
            <text:p>118,4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81" calcext:value-type="float">
            <text:p>9281</text:p>
          </table:table-cell>
          <table:table-cell table:style-name="ce4" office:value-type="float" office:value="46253" calcext:value-type="float">
            <text:p>462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5.4" calcext:value-type="float">
            <text:p>280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3.66" calcext:value-type="float">
            <text:p>1193,66</text:p>
          </table:table-cell>
          <table:table-cell office:value-type="float" office:value="0" calcext:value-type="float">
            <text:p>0</text:p>
          </table:table-cell>
          <table:table-cell office:value-type="float" office:value="70.25" calcext:value-type="float">
            <text:p>7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3.85" calcext:value-type="float">
            <text:p>4323,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5.72" calcext:value-type="float">
            <text:p>145,7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119" calcext:value-type="float">
            <text:p>10119</text:p>
          </table:table-cell>
          <table:table-cell table:style-name="ce4" office:value-type="float" office:value="52044" calcext:value-type="float">
            <text:p>520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71" calcext:value-type="float">
            <text:p>3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4" calcext:value-type="float">
            <text:p>24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,27</text:p>
          </table:table-cell>
          <table:table-cell office:value-type="float" office:value="90.79" calcext:value-type="float">
            <text:p>90,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7.73" calcext:value-type="float">
            <text:p>1027,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08" calcext:value-type="float">
            <text:p>69,0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05" calcext:value-type="float">
            <text:p>9305</text:p>
          </table:table-cell>
          <table:table-cell table:style-name="ce4" office:value-type="float" office:value="47521" calcext:value-type="float">
            <text:p>475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.94" calcext:value-type="float">
            <text:p>98,94</text:p>
          </table:table-cell>
          <table:table-cell office:value-type="float" office:value="0" calcext:value-type="float">
            <text:p>0</text:p>
          </table:table-cell>
          <table:table-cell office:value-type="float" office:value="451.15" calcext:value-type="float">
            <text:p>451,15</text:p>
          </table:table-cell>
          <table:table-cell office:value-type="float" office:value="51.28" calcext:value-type="float">
            <text:p>51,28</text:p>
          </table:table-cell>
          <table:table-cell office:value-type="float" office:value="0" calcext:value-type="float">
            <text:p>0</text:p>
          </table:table-cell>
          <table:table-cell office:value-type="float" office:value="79.75" calcext:value-type="float">
            <text:p>79,75</text:p>
          </table:table-cell>
          <table:table-cell office:value-type="float" office:value="112.9" calcext:value-type="float">
            <text:p>112,9</text:p>
          </table:table-cell>
          <table:table-cell office:value-type="float" office:value="34.18" calcext:value-type="float">
            <text:p>34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.13" calcext:value-type="float">
            <text:p>208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9" calcext:value-type="float">
            <text:p>218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51" calcext:value-type="float">
            <text:p>44,51</text:p>
          </table:table-cell>
          <table:table-cell office:value-type="float" office:value="165.29" calcext:value-type="float">
            <text:p>165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95" calcext:value-type="float">
            <text:p>14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" calcext:value-type="float">
            <text:p>3,42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office:value-type="float" office:value="19.08" calcext:value-type="float">
            <text:p>19,08</text:p>
          </table:table-cell>
          <table:table-cell table:style-name="ce4" office:value-type="float" office:value="9369" calcext:value-type="float">
            <text:p>9369</text:p>
          </table:table-cell>
          <table:table-cell table:style-name="ce4" office:value-type="float" office:value="47623" calcext:value-type="float">
            <text:p>476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9" calcext:value-type="float">
            <text:p>9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.44" calcext:value-type="float">
            <text:p>181,44</text:p>
          </table:table-cell>
          <table:table-cell office:value-type="float" office:value="97.87" calcext:value-type="float">
            <text:p>97,87</text:p>
          </table:table-cell>
          <table:table-cell office:value-type="float" office:value="93.69" calcext:value-type="float">
            <text:p>93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55" calcext:value-type="float">
            <text:p>328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4" calcext:value-type="float">
            <text:p>14,34</text:p>
          </table:table-cell>
          <table:table-cell office:value-type="float" office:value="315.17" calcext:value-type="float">
            <text:p>315,17</text:p>
          </table:table-cell>
          <table:table-cell office:value-type="float" office:value="0" calcext:value-type="float">
            <text:p>0</text:p>
          </table:table-cell>
          <table:table-cell office:value-type="float" office:value="62.83" calcext:value-type="float">
            <text:p>62,83</text:p>
          </table:table-cell>
          <table:table-cell office:value-type="float" office:value="0" calcext:value-type="float">
            <text:p>0</text:p>
          </table:table-cell>
          <table:table-cell office:value-type="float" office:value="1303.11" calcext:value-type="float">
            <text:p>1303,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42" calcext:value-type="float">
            <text:p>11,42</text:p>
          </table:table-cell>
          <table:table-cell office:value-type="float" office:value="30.5" calcext:value-type="float">
            <text:p>30,5</text:p>
          </table:table-cell>
          <table:table-cell table:style-name="ce4" office:value-type="float" office:value="9190" calcext:value-type="float">
            <text:p>9190</text:p>
          </table:table-cell>
          <table:table-cell table:style-name="ce4" office:value-type="float" office:value="46454" calcext:value-type="float">
            <text:p>464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.16" calcext:value-type="float">
            <text:p>762,16</text:p>
          </table:table-cell>
          <table:table-cell office:value-type="float" office:value="0" calcext:value-type="float">
            <text:p>0</text:p>
          </table:table-cell>
          <table:table-cell office:value-type="float" office:value="1916.62" calcext:value-type="float">
            <text:p>1916,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3.86" calcext:value-type="float">
            <text:p>103,86</text:p>
          </table:table-cell>
          <table:table-cell office:value-type="float" office:value="0" calcext:value-type="float">
            <text:p>0</text:p>
          </table:table-cell>
          <table:table-cell office:value-type="float" office:value="6.64" calcext:value-type="float">
            <text:p>6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72" calcext:value-type="float">
            <text:p>23,72</text:p>
          </table:table-cell>
          <table:table-cell office:value-type="float" office:value="0" calcext:value-type="float">
            <text:p>0</text:p>
          </table:table-cell>
          <table:table-cell office:value-type="float" office:value="2246.02" calcext:value-type="float">
            <text:p>2246,02</text:p>
          </table:table-cell>
          <table:table-cell office:value-type="float" office:value="218.22" calcext:value-type="float">
            <text:p>218,22</text:p>
          </table:table-cell>
          <table:table-cell office:value-type="float" office:value="624.09" calcext:value-type="float">
            <text:p>624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983" calcext:value-type="float">
            <text:p>9983</text:p>
          </table:table-cell>
          <table:table-cell table:style-name="ce4" office:value-type="float" office:value="40300" calcext:value-type="float">
            <text:p>403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4.58" calcext:value-type="float">
            <text:p>974,58</text:p>
          </table:table-cell>
          <table:table-cell office:value-type="float" office:value="11018.18" calcext:value-type="float">
            <text:p>11018,18</text:p>
          </table:table-cell>
          <table:table-cell office:value-type="float" office:value="1530.35" calcext:value-type="float">
            <text:p>1530,35</text:p>
          </table:table-cell>
          <table:table-cell office:value-type="float" office:value="36843.35" calcext:value-type="float">
            <text:p>36843,35</text:p>
          </table:table-cell>
          <table:table-cell office:value-type="float" office:value="1470.82" calcext:value-type="float">
            <text:p>1470,82</text:p>
          </table:table-cell>
          <table:table-cell office:value-type="float" office:value="0" calcext:value-type="float">
            <text:p>0</text:p>
          </table:table-cell>
          <table:table-cell office:value-type="float" office:value="154.26" calcext:value-type="float">
            <text:p>154,26</text:p>
          </table:table-cell>
          <table:table-cell office:value-type="float" office:value="111.51" calcext:value-type="float">
            <text:p>111,51</text:p>
          </table:table-cell>
          <table:table-cell office:value-type="float" office:value="27.42" calcext:value-type="float">
            <text:p>27,42</text:p>
          </table:table-cell>
          <table:table-cell office:value-type="float" office:value="0" calcext:value-type="float">
            <text:p>0</text:p>
          </table:table-cell>
          <table:table-cell office:value-type="float" office:value="43.29" calcext:value-type="float">
            <text:p>43,29</text:p>
          </table:table-cell>
          <table:table-cell office:value-type="float" office:value="11583.84" calcext:value-type="float">
            <text:p>11583,84</text:p>
          </table:table-cell>
          <table:table-cell office:value-type="float" office:value="23.67" calcext:value-type="float">
            <text:p>23,67</text:p>
          </table:table-cell>
          <table:table-cell office:value-type="float" office:value="30852.81" calcext:value-type="float">
            <text:p>30852,81</text:p>
          </table:table-cell>
          <table:table-cell office:value-type="float" office:value="2033.7" calcext:value-type="float">
            <text:p>203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8.96" calcext:value-type="float">
            <text:p>638,96</text:p>
          </table:table-cell>
          <table:table-cell office:value-type="float" office:value="1306.5" calcext:value-type="float">
            <text:p>1306,5</text:p>
          </table:table-cell>
          <table:table-cell office:value-type="float" office:value="1167.16" calcext:value-type="float">
            <text:p>1167,16</text:p>
          </table:table-cell>
          <table:table-cell office:value-type="float" office:value="732.92" calcext:value-type="float">
            <text:p>732,92</text:p>
          </table:table-cell>
          <table:table-cell office:value-type="float" office:value="0" calcext:value-type="float">
            <text:p>0</text:p>
          </table:table-cell>
          <table:table-cell office:value-type="float" office:value="130.91" calcext:value-type="float">
            <text:p>130,91</text:p>
          </table:table-cell>
          <table:table-cell office:value-type="float" office:value="210.45" calcext:value-type="float">
            <text:p>210,45</text:p>
          </table:table-cell>
          <table:table-cell office:value-type="float" office:value="140.3" calcext:value-type="float">
            <text:p>140,3</text:p>
          </table:table-cell>
          <table:table-cell office:value-type="float" office:value="0" calcext:value-type="float">
            <text:p>0</text:p>
          </table:table-cell>
          <table:table-cell office:value-type="float" office:value="195.92" calcext:value-type="float">
            <text:p>195,92</text:p>
          </table:table-cell>
          <table:table-cell office:value-type="float" office:value="104.05" calcext:value-type="float">
            <text:p>104,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681" calcext:value-type="float">
            <text:p>21681</text:p>
          </table:table-cell>
          <table:table-cell table:style-name="ce4" office:value-type="float" office:value="111199" calcext:value-type="float">
            <text:p>1111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34.93" calcext:value-type="float">
            <text:p>934,93</text:p>
          </table:table-cell>
          <table:table-cell office:value-type="float" office:value="631.58" calcext:value-type="float">
            <text:p>631,58</text:p>
          </table:table-cell>
          <table:table-cell office:value-type="float" office:value="1671.71" calcext:value-type="float">
            <text:p>1671,71</text:p>
          </table:table-cell>
          <table:table-cell office:value-type="float" office:value="162.64" calcext:value-type="float">
            <text:p>162,64</text:p>
          </table:table-cell>
          <table:table-cell office:value-type="float" office:value="7348.61" calcext:value-type="float">
            <text:p>7348,61</text:p>
          </table:table-cell>
          <table:table-cell office:value-type="float" office:value="110.84" calcext:value-type="float">
            <text:p>110,84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1" calcext:value-type="float">
            <text:p>9,81</text:p>
          </table:table-cell>
          <table:table-cell office:value-type="float" office:value="1794.91" calcext:value-type="float">
            <text:p>1794,91</text:p>
          </table:table-cell>
          <table:table-cell office:value-type="float" office:value="84.05" calcext:value-type="float">
            <text:p>84,05</text:p>
          </table:table-cell>
          <table:table-cell office:value-type="float" office:value="516.67" calcext:value-type="float">
            <text:p>516,67</text:p>
          </table:table-cell>
          <table:table-cell office:value-type="float" office:value="0" calcext:value-type="float">
            <text:p>0</text:p>
          </table:table-cell>
          <table:table-cell office:value-type="float" office:value="1218.02" calcext:value-type="float">
            <text:p>121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3.82" calcext:value-type="float">
            <text:p>2843,82</text:p>
          </table:table-cell>
          <table:table-cell office:value-type="float" office:value="2914.18" calcext:value-type="float">
            <text:p>2914,18</text:p>
          </table:table-cell>
          <table:table-cell office:value-type="float" office:value="1743.78" calcext:value-type="float">
            <text:p>1743,78</text:p>
          </table:table-cell>
          <table:table-cell office:value-type="float" office:value="2936.3" calcext:value-type="float">
            <text:p>2936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350" calcext:value-type="float">
            <text:p>11350</text:p>
          </table:table-cell>
          <table:table-cell table:style-name="ce4" office:value-type="float" office:value="57588" calcext:value-type="float">
            <text:p>575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7.22" calcext:value-type="float">
            <text:p>217,22</text:p>
          </table:table-cell>
          <table:table-cell office:value-type="float" office:value="0" calcext:value-type="float">
            <text:p>0</text:p>
          </table:table-cell>
          <table:table-cell office:value-type="float" office:value="183.86" calcext:value-type="float">
            <text:p>183,86</text:p>
          </table:table-cell>
          <table:table-cell office:value-type="float" office:value="458.67" calcext:value-type="float">
            <text:p>458,67</text:p>
          </table:table-cell>
          <table:table-cell office:value-type="float" office:value="0" calcext:value-type="float">
            <text:p>0</text:p>
          </table:table-cell>
          <table:table-cell office:value-type="float" office:value="2792.26" calcext:value-type="float">
            <text:p>2792,26</text:p>
          </table:table-cell>
          <table:table-cell office:value-type="float" office:value="791.41" calcext:value-type="float">
            <text:p>791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office:value-type="float" office:value="55.99" calcext:value-type="float">
            <text:p>55,99</text:p>
          </table:table-cell>
          <table:table-cell office:value-type="float" office:value="34.82" calcext:value-type="float">
            <text:p>34,82</text:p>
          </table:table-cell>
          <table:table-cell office:value-type="float" office:value="0" calcext:value-type="float">
            <text:p>0</text:p>
          </table:table-cell>
          <table:table-cell office:value-type="float" office:value="2465.4" calcext:value-type="float">
            <text:p>2465,4</text:p>
          </table:table-cell>
          <table:table-cell office:value-type="float" office:value="20.01" calcext:value-type="float">
            <text:p>20,01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36.55" calcext:value-type="float">
            <text:p>36,55</text:p>
          </table:table-cell>
          <table:table-cell office:value-type="float" office:value="558.06" calcext:value-type="float">
            <text:p>558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14" calcext:value-type="float">
            <text:p>14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9" calcext:value-type="float">
            <text:p>44,19</text:p>
          </table:table-cell>
          <table:table-cell office:value-type="float" office:value="273.82" calcext:value-type="float">
            <text:p>273,82</text:p>
          </table:table-cell>
          <table:table-cell office:value-type="float" office:value="1212.44" calcext:value-type="float">
            <text:p>1212,44</text:p>
          </table:table-cell>
          <table:table-cell office:value-type="float" office:value="160.13" calcext:value-type="float">
            <text:p>160,13</text:p>
          </table:table-cell>
          <table:table-cell table:style-name="ce4" office:value-type="float" office:value="10304" calcext:value-type="float">
            <text:p>10304</text:p>
          </table:table-cell>
          <table:table-cell table:style-name="ce4" office:value-type="float" office:value="49506" calcext:value-type="float">
            <text:p>495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9.99" calcext:value-type="float">
            <text:p>269,99</text:p>
          </table:table-cell>
          <table:table-cell office:value-type="float" office:value="45.75" calcext:value-type="float">
            <text:p>45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.37" calcext:value-type="float">
            <text:p>802,37</text:p>
          </table:table-cell>
          <table:table-cell office:value-type="float" office:value="317.05" calcext:value-type="float">
            <text:p>3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1.57" calcext:value-type="float">
            <text:p>1541,5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4" calcext:value-type="float">
            <text:p>58,84</text:p>
          </table:table-cell>
          <table:table-cell office:value-type="float" office:value="1599.42" calcext:value-type="float">
            <text:p>1599,42</text:p>
          </table:table-cell>
          <table:table-cell office:value-type="float" office:value="157.04" calcext:value-type="float">
            <text:p>157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5" calcext:value-type="float">
            <text:p>68,25</text:p>
          </table:table-cell>
          <table:table-cell office:value-type="float" office:value="0" calcext:value-type="float">
            <text:p>0</text:p>
          </table:table-cell>
          <table:table-cell office:value-type="float" office:value="15.56" calcext:value-type="float">
            <text:p>15,56</text:p>
          </table:table-cell>
          <table:table-cell office:value-type="float" office:value="39.04" calcext:value-type="float">
            <text:p>39,04</text:p>
          </table:table-cell>
          <table:table-cell office:value-type="float" office:value="332.38" calcext:value-type="float">
            <text:p>332,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898" calcext:value-type="float">
            <text:p>9898</text:p>
          </table:table-cell>
          <table:table-cell table:style-name="ce4" office:value-type="float" office:value="52601" calcext:value-type="float">
            <text:p>526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62.35" calcext:value-type="float">
            <text:p>16662,35</text:p>
          </table:table-cell>
          <table:table-cell office:value-type="float" office:value="25.65" calcext:value-type="float">
            <text:p>25,65</text:p>
          </table:table-cell>
          <table:table-cell office:value-type="float" office:value="1646.63" calcext:value-type="float">
            <text:p>1646,63</text:p>
          </table:table-cell>
          <table:table-cell office:value-type="float" office:value="325.77" calcext:value-type="float">
            <text:p>325,77</text:p>
          </table:table-cell>
          <table:table-cell office:value-type="float" office:value="0" calcext:value-type="float">
            <text:p>0</text:p>
          </table:table-cell>
          <table:table-cell office:value-type="float" office:value="1930.11" calcext:value-type="float">
            <text:p>1930,11</text:p>
          </table:table-cell>
          <table:table-cell office:value-type="float" office:value="50.93" calcext:value-type="float">
            <text:p>50,93</text:p>
          </table:table-cell>
          <table:table-cell office:value-type="float" office:value="606.97" calcext:value-type="float">
            <text:p>606,97</text:p>
          </table:table-cell>
          <table:table-cell office:value-type="float" office:value="231.79" calcext:value-type="float">
            <text:p>231,79</text:p>
          </table:table-cell>
          <table:table-cell office:value-type="float" office:value="0" calcext:value-type="float">
            <text:p>0</text:p>
          </table:table-cell>
          <table:table-cell office:value-type="float" office:value="1706.54" calcext:value-type="float">
            <text:p>1706,54</text:p>
          </table:table-cell>
          <table:table-cell office:value-type="float" office:value="458.93" calcext:value-type="float">
            <text:p>458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3" calcext:value-type="float">
            <text:p>99,3</text:p>
          </table:table-cell>
          <table:table-cell office:value-type="float" office:value="1539.32" calcext:value-type="float">
            <text:p>1539,32</text:p>
          </table:table-cell>
          <table:table-cell office:value-type="float" office:value="11339.42" calcext:value-type="float">
            <text:p>11339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2" calcext:value-type="float">
            <text:p>58,52</text:p>
          </table:table-cell>
          <table:table-cell office:value-type="float" office:value="0" calcext:value-type="float">
            <text:p>0</text:p>
          </table:table-cell>
          <table:table-cell office:value-type="float" office:value="45.77" calcext:value-type="float">
            <text:p>45,77</text:p>
          </table:table-cell>
          <table:table-cell office:value-type="float" office:value="0" calcext:value-type="float">
            <text:p>0</text:p>
          </table:table-cell>
          <table:table-cell office:value-type="float" office:value="36.23" calcext:value-type="float">
            <text:p>36,23</text:p>
          </table:table-cell>
          <table:table-cell office:value-type="float" office:value="3.04" calcext:value-type="float">
            <text:p>3,04</text:p>
          </table:table-cell>
          <table:table-cell office:value-type="float" office:value="177.35" calcext:value-type="float">
            <text:p>177,35</text:p>
          </table:table-cell>
          <table:table-cell table:style-name="ce4" office:value-type="float" office:value="12716" calcext:value-type="float">
            <text:p>12716</text:p>
          </table:table-cell>
          <table:table-cell table:style-name="ce4" office:value-type="float" office:value="68189" calcext:value-type="float">
            <text:p>681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03" calcext:value-type="float">
            <text:p>194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67" calcext:value-type="float">
            <text:p>63,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.96" calcext:value-type="float">
            <text:p>24,9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office:value-type="float" office:value="52.78" calcext:value-type="float">
            <text:p>52,78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,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71" calcext:value-type="float">
            <text:p>9171</text:p>
          </table:table-cell>
          <table:table-cell table:style-name="ce4" office:value-type="float" office:value="46459" calcext:value-type="float">
            <text:p>464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.96" calcext:value-type="float">
            <text:p>235,96</text:p>
          </table:table-cell>
          <table:table-cell office:value-type="float" office:value="0" calcext:value-type="float">
            <text:p>0</text:p>
          </table:table-cell>
          <table:table-cell office:value-type="float" office:value="102.96" calcext:value-type="float">
            <text:p>102,96</text:p>
          </table:table-cell>
          <table:table-cell office:value-type="float" office:value="32.36" calcext:value-type="float">
            <text:p>32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4.39" calcext:value-type="float">
            <text:p>754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.93" calcext:value-type="float">
            <text:p>1225,93</text:p>
          </table:table-cell>
          <table:table-cell office:value-type="float" office:value="0" calcext:value-type="float">
            <text:p>0</text:p>
          </table:table-cell>
          <table:table-cell office:value-type="float" office:value="81.87" calcext:value-type="float">
            <text:p>8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2" calcext:value-type="float">
            <text:p>269,32</text:p>
          </table:table-cell>
          <table:table-cell office:value-type="float" office:value="119.1" calcext:value-type="float">
            <text:p>119,1</text:p>
          </table:table-cell>
          <table:table-cell office:value-type="float" office:value="50.5" calcext:value-type="float">
            <text:p>50,5</text:p>
          </table:table-cell>
          <table:table-cell office:value-type="float" office:value="26.02" calcext:value-type="float">
            <text:p>26,02</text:p>
          </table:table-cell>
          <table:table-cell office:value-type="float" office:value="0" calcext:value-type="float">
            <text:p>0</text:p>
          </table:table-cell>
          <table:table-cell office:value-type="float" office:value="362.11" calcext:value-type="float">
            <text:p>362,11</text:p>
          </table:table-cell>
          <table:table-cell office:value-type="float" office:value="90.04" calcext:value-type="float">
            <text:p>90,04</text:p>
          </table:table-cell>
          <table:table-cell office:value-type="float" office:value="315.03" calcext:value-type="float">
            <text:p>315,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48" calcext:value-type="float">
            <text:p>9348</text:p>
          </table:table-cell>
          <table:table-cell table:style-name="ce4" office:value-type="float" office:value="44961" calcext:value-type="float">
            <text:p>449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.63" calcext:value-type="float">
            <text:p>85,63</text:p>
          </table:table-cell>
          <table:table-cell office:value-type="float" office:value="29.74" calcext:value-type="float">
            <text:p>29,74</text:p>
          </table:table-cell>
          <table:table-cell office:value-type="float" office:value="7968.85" calcext:value-type="float">
            <text:p>7968,85</text:p>
          </table:table-cell>
          <table:table-cell office:value-type="float" office:value="9377.59" calcext:value-type="float">
            <text:p>9377,59</text:p>
          </table:table-cell>
          <table:table-cell office:value-type="float" office:value="773.93" calcext:value-type="float">
            <text:p>773,93</text:p>
          </table:table-cell>
          <table:table-cell office:value-type="float" office:value="5099.24" calcext:value-type="float">
            <text:p>5099,24</text:p>
          </table:table-cell>
          <table:table-cell office:value-type="float" office:value="0" calcext:value-type="float">
            <text:p>0</text:p>
          </table:table-cell>
          <table:table-cell office:value-type="float" office:value="2567.15" calcext:value-type="float">
            <text:p>2567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43.17" calcext:value-type="float">
            <text:p>14143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64" calcext:value-type="float">
            <text:p>18,64</text:p>
          </table:table-cell>
          <table:table-cell office:value-type="float" office:value="0" calcext:value-type="float">
            <text:p>0</text:p>
          </table:table-cell>
          <table:table-cell office:value-type="float" office:value="890.51" calcext:value-type="float">
            <text:p>890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5.74" calcext:value-type="float">
            <text:p>5775,74</text:p>
          </table:table-cell>
          <table:table-cell office:value-type="float" office:value="1109.31" calcext:value-type="float">
            <text:p>1109,31</text:p>
          </table:table-cell>
          <table:table-cell office:value-type="float" office:value="1935.41" calcext:value-type="float">
            <text:p>1935,41</text:p>
          </table:table-cell>
          <table:table-cell office:value-type="float" office:value="0" calcext:value-type="float">
            <text:p>0</text:p>
          </table:table-cell>
          <table:table-cell office:value-type="float" office:value="1290.22" calcext:value-type="float">
            <text:p>1290,22</text:p>
          </table:table-cell>
          <table:table-cell office:value-type="float" office:value="58.08" calcext:value-type="float">
            <text:p>58,08</text:p>
          </table:table-cell>
          <table:table-cell office:value-type="float" office:value="3709.19" calcext:value-type="float">
            <text:p>3709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181" calcext:value-type="float">
            <text:p>14181</text:p>
          </table:table-cell>
          <table:table-cell table:style-name="ce4" office:value-type="float" office:value="64011" calcext:value-type="float">
            <text:p>640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79.01" calcext:value-type="float">
            <text:p>679,01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.38" calcext:value-type="float">
            <text:p>472,38</text:p>
          </table:table-cell>
          <table:table-cell office:value-type="float" office:value="0" calcext:value-type="float">
            <text:p>0</text:p>
          </table:table-cell>
          <table:table-cell office:value-type="float" office:value="1207.07" calcext:value-type="float">
            <text:p>1207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2.5" calcext:value-type="float">
            <text:p>75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500" calcext:value-type="float">
            <text:p>9500</text:p>
          </table:table-cell>
          <table:table-cell table:style-name="ce4" office:value-type="float" office:value="47451" calcext:value-type="float">
            <text:p>474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5.74" calcext:value-type="float">
            <text:p>425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257.32" calcext:value-type="float">
            <text:p>257,32</text:p>
          </table:table-cell>
          <table:table-cell office:value-type="float" office:value="18.24" calcext:value-type="float">
            <text:p>18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78" calcext:value-type="float">
            <text:p>48,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4.61" calcext:value-type="float">
            <text:p>37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8" calcext:value-type="float">
            <text:p>96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3" calcext:value-type="float">
            <text:p>17,13</text:p>
          </table:table-cell>
          <table:table-cell office:value-type="float" office:value="152.5" calcext:value-type="float">
            <text:p>152,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35" calcext:value-type="float">
            <text:p>9335</text:p>
          </table:table-cell>
          <table:table-cell table:style-name="ce4" office:value-type="float" office:value="47050" calcext:value-type="float">
            <text:p>470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70.77" calcext:value-type="float">
            <text:p>4470,77</text:p>
          </table:table-cell>
          <table:table-cell office:value-type="float" office:value="1036.31" calcext:value-type="float">
            <text:p>1036,31</text:p>
          </table:table-cell>
          <table:table-cell office:value-type="float" office:value="1525.02" calcext:value-type="float">
            <text:p>1525,02</text:p>
          </table:table-cell>
          <table:table-cell office:value-type="float" office:value="1181.23" calcext:value-type="float">
            <text:p>1181,23</text:p>
          </table:table-cell>
          <table:table-cell office:value-type="float" office:value="392.66" calcext:value-type="float">
            <text:p>392,66</text:p>
          </table:table-cell>
          <table:table-cell office:value-type="float" office:value="61562.87" calcext:value-type="float">
            <text:p>61562,87</text:p>
          </table:table-cell>
          <table:table-cell office:value-type="float" office:value="3240.29" calcext:value-type="float">
            <text:p>3240,29</text:p>
          </table:table-cell>
          <table:table-cell office:value-type="float" office:value="3481.49" calcext:value-type="float">
            <text:p>3481,49</text:p>
          </table:table-cell>
          <table:table-cell office:value-type="float" office:value="71.96" calcext:value-type="float">
            <text:p>71,96</text:p>
          </table:table-cell>
          <table:table-cell office:value-type="float" office:value="0" calcext:value-type="float">
            <text:p>0</text:p>
          </table:table-cell>
          <table:table-cell office:value-type="float" office:value="2849.9" calcext:value-type="float">
            <text:p>2849,9</text:p>
          </table:table-cell>
          <table:table-cell office:value-type="float" office:value="512.72" calcext:value-type="float">
            <text:p>512,72</text:p>
          </table:table-cell>
          <table:table-cell office:value-type="float" office:value="492.53" calcext:value-type="float">
            <text:p>492,53</text:p>
          </table:table-cell>
          <table:table-cell office:value-type="float" office:value="4374.25" calcext:value-type="float">
            <text:p>4374,25</text:p>
          </table:table-cell>
          <table:table-cell office:value-type="float" office:value="41401.41" calcext:value-type="float">
            <text:p>41401,41</text:p>
          </table:table-cell>
          <table:table-cell office:value-type="float" office:value="1499.79" calcext:value-type="float">
            <text:p>1499,79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,66</text:p>
          </table:table-cell>
          <table:table-cell office:value-type="float" office:value="0" calcext:value-type="float">
            <text:p>0</text:p>
          </table:table-cell>
          <table:table-cell office:value-type="float" office:value="2024.29" calcext:value-type="float">
            <text:p>2024,29</text:p>
          </table:table-cell>
          <table:table-cell office:value-type="float" office:value="6517.09" calcext:value-type="float">
            <text:p>6517,09</text:p>
          </table:table-cell>
          <table:table-cell office:value-type="float" office:value="0" calcext:value-type="float">
            <text:p>0</text:p>
          </table:table-cell>
          <table:table-cell office:value-type="float" office:value="74.71" calcext:value-type="float">
            <text:p>74,71</text:p>
          </table:table-cell>
          <table:table-cell office:value-type="float" office:value="341.58" calcext:value-type="float">
            <text:p>341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.46" calcext:value-type="float">
            <text:p>285,46</text:p>
          </table:table-cell>
          <table:table-cell office:value-type="float" office:value="23868.84" calcext:value-type="float">
            <text:p>23868,84</text:p>
          </table:table-cell>
          <table:table-cell office:value-type="float" office:value="3049.98" calcext:value-type="float">
            <text:p>3049,98</text:p>
          </table:table-cell>
          <table:table-cell table:style-name="ce4" office:value-type="float" office:value="26305" calcext:value-type="float">
            <text:p>26305</text:p>
          </table:table-cell>
          <table:table-cell table:style-name="ce4" office:value-type="float" office:value="101474" calcext:value-type="float">
            <text:p>1014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67.94" calcext:value-type="float">
            <text:p>967,94</text:p>
          </table:table-cell>
          <table:table-cell office:value-type="float" office:value="46890.68" calcext:value-type="float">
            <text:p>46890,68</text:p>
          </table:table-cell>
          <table:table-cell office:value-type="float" office:value="3571.53" calcext:value-type="float">
            <text:p>3571,53</text:p>
          </table:table-cell>
          <table:table-cell office:value-type="float" office:value="8338.78" calcext:value-type="float">
            <text:p>8338,78</text:p>
          </table:table-cell>
          <table:table-cell office:value-type="float" office:value="425.27" calcext:value-type="float">
            <text:p>425,27</text:p>
          </table:table-cell>
          <table:table-cell office:value-type="float" office:value="979.21" calcext:value-type="float">
            <text:p>979,21</text:p>
          </table:table-cell>
          <table:table-cell office:value-type="float" office:value="1098.05" calcext:value-type="float">
            <text:p>1098,05</text:p>
          </table:table-cell>
          <table:table-cell office:value-type="float" office:value="0" calcext:value-type="float">
            <text:p>0</text:p>
          </table:table-cell>
          <table:table-cell office:value-type="float" office:value="341.56" calcext:value-type="float">
            <text:p>341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3.17" calcext:value-type="float">
            <text:p>13073,17</text:p>
          </table:table-cell>
          <table:table-cell office:value-type="float" office:value="0" calcext:value-type="float">
            <text:p>0</text:p>
          </table:table-cell>
          <table:table-cell office:value-type="float" office:value="28601.39" calcext:value-type="float">
            <text:p>28601,39</text:p>
          </table:table-cell>
          <table:table-cell office:value-type="float" office:value="597.74" calcext:value-type="float">
            <text:p>597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3" calcext:value-type="float">
            <text:p>76,53</text:p>
          </table:table-cell>
          <table:table-cell office:value-type="float" office:value="0" calcext:value-type="float">
            <text:p>0</text:p>
          </table:table-cell>
          <table:table-cell office:value-type="float" office:value="284.38" calcext:value-type="float">
            <text:p>284,38</text:p>
          </table:table-cell>
          <table:table-cell office:value-type="float" office:value="2800.9" calcext:value-type="float">
            <text:p>2800,9</text:p>
          </table:table-cell>
          <table:table-cell office:value-type="float" office:value="602.22" calcext:value-type="float">
            <text:p>602,22</text:p>
          </table:table-cell>
          <table:table-cell office:value-type="float" office:value="0" calcext:value-type="float">
            <text:p>0</text:p>
          </table:table-cell>
          <table:table-cell office:value-type="float" office:value="18.59" calcext:value-type="float">
            <text:p>18,59</text:p>
          </table:table-cell>
          <table:table-cell office:value-type="float" office:value="0" calcext:value-type="float">
            <text:p>0</text:p>
          </table:table-cell>
          <table:table-cell office:value-type="float" office:value="284.26" calcext:value-type="float">
            <text:p>284,26</text:p>
          </table:table-cell>
          <table:table-cell office:value-type="float" office:value="0" calcext:value-type="float">
            <text:p>0</text:p>
          </table:table-cell>
          <table:table-cell office:value-type="float" office:value="282.19" calcext:value-type="float">
            <text:p>282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843" calcext:value-type="float">
            <text:p>15843</text:p>
          </table:table-cell>
          <table:table-cell table:style-name="ce4" office:value-type="float" office:value="53872" calcext:value-type="float">
            <text:p>538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64.36" calcext:value-type="float">
            <text:p>1664,36</text:p>
          </table:table-cell>
          <table:table-cell office:value-type="float" office:value="0" calcext:value-type="float">
            <text:p>0</text:p>
          </table:table-cell>
          <table:table-cell office:value-type="float" office:value="1397.31" calcext:value-type="float">
            <text:p>1397,31</text:p>
          </table:table-cell>
          <table:table-cell office:value-type="float" office:value="92.29" calcext:value-type="float">
            <text:p>92,29</text:p>
          </table:table-cell>
          <table:table-cell office:value-type="float" office:value="0" calcext:value-type="float">
            <text:p>0</text:p>
          </table:table-cell>
          <table:table-cell office:value-type="float" office:value="3404.82" calcext:value-type="float">
            <text:p>3404,82</text:p>
          </table:table-cell>
          <table:table-cell office:value-type="float" office:value="113.91" calcext:value-type="float">
            <text:p>113,91</text:p>
          </table:table-cell>
          <table:table-cell office:value-type="float" office:value="10.92" calcext:value-type="float">
            <text:p>10,92</text:p>
          </table:table-cell>
          <table:table-cell office:value-type="float" office:value="39.04" calcext:value-type="float">
            <text:p>39,04</text:p>
          </table:table-cell>
          <table:table-cell office:value-type="float" office:value="0" calcext:value-type="float">
            <text:p>0</text:p>
          </table:table-cell>
          <table:table-cell office:value-type="float" office:value="78.49" calcext:value-type="float">
            <text:p>78,49</text:p>
          </table:table-cell>
          <table:table-cell office:value-type="float" office:value="0" calcext:value-type="float">
            <text:p>0</text:p>
          </table:table-cell>
          <table:table-cell office:value-type="float" office:value="1040.38" calcext:value-type="float">
            <text:p>1040,38</text:p>
          </table:table-cell>
          <table:table-cell office:value-type="float" office:value="4.53" calcext:value-type="float">
            <text:p>4,53</text:p>
          </table:table-cell>
          <table:table-cell office:value-type="float" office:value="0" calcext:value-type="float">
            <text:p>0</text:p>
          </table:table-cell>
          <table:table-cell office:value-type="float" office:value="788.45" calcext:value-type="float">
            <text:p>788,45</text:p>
          </table:table-cell>
          <table:table-cell office:value-type="float" office:value="0" calcext:value-type="float">
            <text:p>0</text:p>
          </table:table-cell>
          <table:table-cell office:value-type="float" office:value="-272.98" calcext:value-type="float">
            <text:p>-272,98</text:p>
          </table:table-cell>
          <table:table-cell office:value-type="float" office:value="531.96" calcext:value-type="float">
            <text:p>531,96</text:p>
          </table:table-cell>
          <table:table-cell office:value-type="float" office:value="3617.64" calcext:value-type="float">
            <text:p>3617,64</text:p>
          </table:table-cell>
          <table:table-cell office:value-type="float" office:value="3756.28" calcext:value-type="float">
            <text:p>3756,28</text:p>
          </table:table-cell>
          <table:table-cell office:value-type="float" office:value="1659.6" calcext:value-type="float">
            <text:p>1659,6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2" calcext:value-type="float">
            <text:p>1,42</text:p>
          </table:table-cell>
          <table:table-cell office:value-type="float" office:value="15.75" calcext:value-type="float">
            <text:p>15,75</text:p>
          </table:table-cell>
          <table:table-cell table:style-name="ce4" office:value-type="float" office:value="10817" calcext:value-type="float">
            <text:p>10817</text:p>
          </table:table-cell>
          <table:table-cell table:style-name="ce4" office:value-type="float" office:value="57325" calcext:value-type="float">
            <text:p>573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9.9" calcext:value-type="float">
            <text:p>259,9</text:p>
          </table:table-cell>
          <table:table-cell office:value-type="float" office:value="0" calcext:value-type="float">
            <text:p>0</text:p>
          </table:table-cell>
          <table:table-cell office:value-type="float" office:value="76.91" calcext:value-type="float">
            <text:p>76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2.66" calcext:value-type="float">
            <text:p>3252,66</text:p>
          </table:table-cell>
          <table:table-cell office:value-type="float" office:value="0" calcext:value-type="float">
            <text:p>0</text:p>
          </table:table-cell>
          <table:table-cell office:value-type="float" office:value="16.81" calcext:value-type="float">
            <text:p>16,81</text:p>
          </table:table-cell>
          <table:table-cell office:value-type="float" office:value="35.38" calcext:value-type="float">
            <text:p>35,38</text:p>
          </table:table-cell>
          <table:table-cell office:value-type="float" office:value="0" calcext:value-type="float">
            <text:p>0</text:p>
          </table:table-cell>
          <table:table-cell office:value-type="float" office:value="44.65" calcext:value-type="float">
            <text:p>44,65</text:p>
          </table:table-cell>
          <table:table-cell office:value-type="float" office:value="568.91" calcext:value-type="float">
            <text:p>568,91</text:p>
          </table:table-cell>
          <table:table-cell office:value-type="float" office:value="4945.65" calcext:value-type="float">
            <text:p>4945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" calcext:value-type="float">
            <text:p>18,25</text:p>
          </table:table-cell>
          <table:table-cell office:value-type="float" office:value="0" calcext:value-type="float">
            <text:p>0</text:p>
          </table:table-cell>
          <table:table-cell office:value-type="float" office:value="11.53" calcext:value-type="float">
            <text:p>11,53</text:p>
          </table:table-cell>
          <table:table-cell office:value-type="float" office:value="0" calcext:value-type="float">
            <text:p>0</text:p>
          </table:table-cell>
          <table:table-cell office:value-type="float" office:value="284.75" calcext:value-type="float">
            <text:p>284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3" calcext:value-type="float">
            <text:p>11,93</text:p>
          </table:table-cell>
          <table:table-cell office:value-type="float" office:value="0" calcext:value-type="float">
            <text:p>0</text:p>
          </table:table-cell>
          <table:table-cell office:value-type="float" office:value="15.86" calcext:value-type="float">
            <text:p>15,86</text:p>
          </table:table-cell>
          <table:table-cell office:value-type="float" office:value="0" calcext:value-type="float">
            <text:p>0</text:p>
          </table:table-cell>
          <table:table-cell office:value-type="float" office:value="41.05" calcext:value-type="float">
            <text:p>41,05</text:p>
          </table:table-cell>
          <table:table-cell office:value-type="float" office:value="91.7" calcext:value-type="float">
            <text:p>91,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960" calcext:value-type="float">
            <text:p>9960</text:p>
          </table:table-cell>
          <table:table-cell table:style-name="ce4" office:value-type="float" office:value="50126" calcext:value-type="float">
            <text:p>501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62" calcext:value-type="float">
            <text:p>10,62</text:p>
          </table:table-cell>
          <table:table-cell office:value-type="float" office:value="37.72" calcext:value-type="float">
            <text:p>37,72</text:p>
          </table:table-cell>
          <table:table-cell office:value-type="float" office:value="0" calcext:value-type="float">
            <text:p>0</text:p>
          </table:table-cell>
          <table:table-cell office:value-type="float" office:value="634.74" calcext:value-type="float">
            <text:p>634,74</text:p>
          </table:table-cell>
          <table:table-cell office:value-type="float" office:value="61.63" calcext:value-type="float">
            <text:p>61,63</text:p>
          </table:table-cell>
          <table:table-cell office:value-type="float" office:value="0" calcext:value-type="float">
            <text:p>0</text:p>
          </table:table-cell>
          <table:table-cell office:value-type="float" office:value="1142.91" calcext:value-type="float">
            <text:p>1142,91</text:p>
          </table:table-cell>
          <table:table-cell office:value-type="float" office:value="0" calcext:value-type="float">
            <text:p>0</text:p>
          </table:table-cell>
          <table:table-cell office:value-type="float" office:value="116.97" calcext:value-type="float">
            <text:p>116,97</text:p>
          </table:table-cell>
          <table:table-cell office:value-type="float" office:value="0" calcext:value-type="float">
            <text:p>0</text:p>
          </table:table-cell>
          <table:table-cell office:value-type="float" office:value="112.36" calcext:value-type="float">
            <text:p>112,36</text:p>
          </table:table-cell>
          <table:table-cell office:value-type="float" office:value="1693.16" calcext:value-type="float">
            <text:p>1693,16</text:p>
          </table:table-cell>
          <table:table-cell office:value-type="float" office:value="2.26" calcext:value-type="float">
            <text:p>2,26</text:p>
          </table:table-cell>
          <table:table-cell office:value-type="float" office:value="255.22" calcext:value-type="float">
            <text:p>255,22</text:p>
          </table:table-cell>
          <table:table-cell office:value-type="float" office:value="25.72" calcext:value-type="float">
            <text:p>25,72</text:p>
          </table:table-cell>
          <table:table-cell office:value-type="float" office:value="5.98" calcext:value-type="float">
            <text:p>5,98</text:p>
          </table:table-cell>
          <table:table-cell office:value-type="float" office:value="0" calcext:value-type="float">
            <text:p>0</text:p>
          </table:table-cell>
          <table:table-cell office:value-type="float" office:value="160.55" calcext:value-type="float">
            <text:p>160,55</text:p>
          </table:table-cell>
          <table:table-cell office:value-type="float" office:value="0" calcext:value-type="float">
            <text:p>0</text:p>
          </table:table-cell>
          <table:table-cell office:value-type="float" office:value="137.51" calcext:value-type="float">
            <text:p>137,51</text:p>
          </table:table-cell>
          <table:table-cell office:value-type="float" office:value="0" calcext:value-type="float">
            <text:p>0</text:p>
          </table:table-cell>
          <table:table-cell office:value-type="float" office:value="1544.98" calcext:value-type="float">
            <text:p>1544,98</text:p>
          </table:table-cell>
          <table:table-cell office:value-type="float" office:value="0" calcext:value-type="float">
            <text:p>0</text:p>
          </table:table-cell>
          <table:table-cell office:value-type="float" office:value="229.71" calcext:value-type="float">
            <text:p>229,71</text:p>
          </table:table-cell>
          <table:table-cell office:value-type="float" office:value="0" calcext:value-type="float">
            <text:p>0</text:p>
          </table:table-cell>
          <table:table-cell office:value-type="float" office:value="268.1" calcext:value-type="float">
            <text:p>268,1</text:p>
          </table:table-cell>
          <table:table-cell office:value-type="float" office:value="25.01" calcext:value-type="float">
            <text:p>25,01</text:p>
          </table:table-cell>
          <table:table-cell office:value-type="float" office:value="437.85" calcext:value-type="float">
            <text:p>437,85</text:p>
          </table:table-cell>
          <table:table-cell office:value-type="float" office:value="2.88" calcext:value-type="float">
            <text:p>2,88</text:p>
          </table:table-cell>
          <table:table-cell office:value-type="float" office:value="-19.08" calcext:value-type="float">
            <text:p>-19,08</text:p>
          </table:table-cell>
          <table:table-cell table:style-name="ce4" office:value-type="float" office:value="9633" calcext:value-type="float">
            <text:p>9633</text:p>
          </table:table-cell>
          <table:table-cell table:style-name="ce4" office:value-type="float" office:value="47761" calcext:value-type="float">
            <text:p>477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.28" calcext:value-type="float">
            <text:p>14,28</text:p>
          </table:table-cell>
          <table:table-cell office:value-type="float" office:value="8.31" calcext:value-type="float">
            <text:p>8,31</text:p>
          </table:table-cell>
          <table:table-cell office:value-type="float" office:value="3002.05" calcext:value-type="float">
            <text:p>3002,05</text:p>
          </table:table-cell>
          <table:table-cell office:value-type="float" office:value="6395.84" calcext:value-type="float">
            <text:p>6395,84</text:p>
          </table:table-cell>
          <table:table-cell office:value-type="float" office:value="977.8" calcext:value-type="float">
            <text:p>977,8</text:p>
          </table:table-cell>
          <table:table-cell office:value-type="float" office:value="50.33" calcext:value-type="float">
            <text:p>50,33</text:p>
          </table:table-cell>
          <table:table-cell office:value-type="float" office:value="2701.95" calcext:value-type="float">
            <text:p>2701,95</text:p>
          </table:table-cell>
          <table:table-cell office:value-type="float" office:value="0" calcext:value-type="float">
            <text:p>0</text:p>
          </table:table-cell>
          <table:table-cell office:value-type="float" office:value="1708.16" calcext:value-type="float">
            <text:p>170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2.68" calcext:value-type="float">
            <text:p>18452,68</text:p>
          </table:table-cell>
          <table:table-cell office:value-type="float" office:value="0" calcext:value-type="float">
            <text:p>0</text:p>
          </table:table-cell>
          <table:table-cell office:value-type="float" office:value="67.34" calcext:value-type="float">
            <text:p>67,34</text:p>
          </table:table-cell>
          <table:table-cell office:value-type="float" office:value="0" calcext:value-type="float">
            <text:p>0</text:p>
          </table:table-cell>
          <table:table-cell office:value-type="float" office:value="692.92" calcext:value-type="float">
            <text:p>692,92</text:p>
          </table:table-cell>
          <table:table-cell office:value-type="float" office:value="0" calcext:value-type="float">
            <text:p>0</text:p>
          </table:table-cell>
          <table:table-cell office:value-type="float" office:value="82.81" calcext:value-type="float">
            <text:p>82,81</text:p>
          </table:table-cell>
          <table:table-cell office:value-type="float" office:value="368.04" calcext:value-type="float">
            <text:p>368,04</text:p>
          </table:table-cell>
          <table:table-cell office:value-type="float" office:value="23.95" calcext:value-type="float">
            <text:p>23,95</text:p>
          </table:table-cell>
          <table:table-cell office:value-type="float" office:value="102.57" calcext:value-type="float">
            <text:p>102,57</text:p>
          </table:table-cell>
          <table:table-cell office:value-type="float" office:value="13027.77" calcext:value-type="float">
            <text:p>13027,77</text:p>
          </table:table-cell>
          <table:table-cell office:value-type="float" office:value="12479.44" calcext:value-type="float">
            <text:p>12479,44</text:p>
          </table:table-cell>
          <table:table-cell office:value-type="float" office:value="2759.55" calcext:value-type="float">
            <text:p>2759,55</text:p>
          </table:table-cell>
          <table:table-cell office:value-type="float" office:value="0" calcext:value-type="float">
            <text:p>0</text:p>
          </table:table-cell>
          <table:table-cell office:value-type="float" office:value="6903.96" calcext:value-type="float">
            <text:p>6903,96</text:p>
          </table:table-cell>
          <table:table-cell office:value-type="float" office:value="32.77" calcext:value-type="float">
            <text:p>32,77</text:p>
          </table:table-cell>
          <table:table-cell office:value-type="float" office:value="2366.14" calcext:value-type="float">
            <text:p>2366,14</text:p>
          </table:table-cell>
          <table:table-cell office:value-type="float" office:value="40.78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919" calcext:value-type="float">
            <text:p>13919</text:p>
          </table:table-cell>
          <table:table-cell table:style-name="ce4" office:value-type="float" office:value="53508" calcext:value-type="float">
            <text:p>535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93.11" calcext:value-type="float">
            <text:p>2493,11</text:p>
          </table:table-cell>
          <table:table-cell office:value-type="float" office:value="1491.92" calcext:value-type="float">
            <text:p>1491,92</text:p>
          </table:table-cell>
          <table:table-cell office:value-type="float" office:value="3915.28" calcext:value-type="float">
            <text:p>3915,28</text:p>
          </table:table-cell>
          <table:table-cell office:value-type="float" office:value="788.54" calcext:value-type="float">
            <text:p>788,54</text:p>
          </table:table-cell>
          <table:table-cell office:value-type="float" office:value="0" calcext:value-type="float">
            <text:p>0</text:p>
          </table:table-cell>
          <table:table-cell office:value-type="float" office:value="78164.57" calcext:value-type="float">
            <text:p>78164,57</text:p>
          </table:table-cell>
          <table:table-cell office:value-type="float" office:value="1201.92" calcext:value-type="float">
            <text:p>1201,92</text:p>
          </table:table-cell>
          <table:table-cell office:value-type="float" office:value="3478.71" calcext:value-type="float">
            <text:p>3478,71</text:p>
          </table:table-cell>
          <table:table-cell office:value-type="float" office:value="124.11" calcext:value-type="float">
            <text:p>124,11</text:p>
          </table:table-cell>
          <table:table-cell office:value-type="float" office:value="0" calcext:value-type="float">
            <text:p>0</text:p>
          </table:table-cell>
          <table:table-cell office:value-type="float" office:value="597.82" calcext:value-type="float">
            <text:p>597,82</text:p>
          </table:table-cell>
          <table:table-cell office:value-type="float" office:value="254.72" calcext:value-type="float">
            <text:p>254,72</text:p>
          </table:table-cell>
          <table:table-cell office:value-type="float" office:value="92.34" calcext:value-type="float">
            <text:p>92,34</text:p>
          </table:table-cell>
          <table:table-cell office:value-type="float" office:value="680.99" calcext:value-type="float">
            <text:p>680,99</text:p>
          </table:table-cell>
          <table:table-cell office:value-type="float" office:value="23235.89" calcext:value-type="float">
            <text:p>23235,89</text:p>
          </table:table-cell>
          <table:table-cell office:value-type="float" office:value="108.24" calcext:value-type="float">
            <text:p>108,24</text:p>
          </table:table-cell>
          <table:table-cell office:value-type="float" office:value="0" calcext:value-type="float">
            <text:p>0</text:p>
          </table:table-cell>
          <table:table-cell office:value-type="float" office:value="232.95" calcext:value-type="float">
            <text:p>232,95</text:p>
          </table:table-cell>
          <table:table-cell office:value-type="float" office:value="53.44" calcext:value-type="float">
            <text:p>53,44</text:p>
          </table:table-cell>
          <table:table-cell office:value-type="float" office:value="627.41" calcext:value-type="float">
            <text:p>627,4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06.88" calcext:value-type="float">
            <text:p>206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" calcext:value-type="float">
            <text:p>1,76</text:p>
          </table:table-cell>
          <table:table-cell office:value-type="float" office:value="384.29" calcext:value-type="float">
            <text:p>384,29</text:p>
          </table:table-cell>
          <table:table-cell office:value-type="float" office:value="7844.48" calcext:value-type="float">
            <text:p>7844,48</text:p>
          </table:table-cell>
          <table:table-cell office:value-type="float" office:value="937.58" calcext:value-type="float">
            <text:p>937,58</text:p>
          </table:table-cell>
          <table:table-cell table:style-name="ce4" office:value-type="float" office:value="23986" calcext:value-type="float">
            <text:p>23986</text:p>
          </table:table-cell>
          <table:table-cell table:style-name="ce4" office:value-type="float" office:value="103647" calcext:value-type="float">
            <text:p>1036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2.2" calcext:value-type="float">
            <text:p>118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6" calcext:value-type="float">
            <text:p>15,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59.84" calcext:value-type="float">
            <text:p>12859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6.79" calcext:value-type="float">
            <text:p>116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69" calcext:value-type="float">
            <text:p>287,6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027" calcext:value-type="float">
            <text:p>10027</text:p>
          </table:table-cell>
          <table:table-cell table:style-name="ce4" office:value-type="float" office:value="42366" calcext:value-type="float">
            <text:p>423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73.43" calcext:value-type="float">
            <text:p>7573,43</text:p>
          </table:table-cell>
          <table:table-cell office:value-type="float" office:value="34.59" calcext:value-type="float">
            <text:p>34,59</text:p>
          </table:table-cell>
          <table:table-cell office:value-type="float" office:value="0" calcext:value-type="float">
            <text:p>0</text:p>
          </table:table-cell>
          <table:table-cell office:value-type="float" office:value="18.29" calcext:value-type="float">
            <text:p>18,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8.13" calcext:value-type="float">
            <text:p>1798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9" calcext:value-type="float">
            <text:p>6,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.72" calcext:value-type="float">
            <text:p>10,72</text:p>
          </table:table-cell>
          <table:table-cell office:value-type="float" office:value="360.96" calcext:value-type="float">
            <text:p>360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326" calcext:value-type="float">
            <text:p>10326</text:p>
          </table:table-cell>
          <table:table-cell table:style-name="ce4" office:value-type="float" office:value="50902" calcext:value-type="float">
            <text:p>509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37" calcext:value-type="float">
            <text:p>10,37</text:p>
          </table:table-cell>
          <table:table-cell office:value-type="float" office:value="2.8" calcext:value-type="float">
            <text:p>2,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6.04" calcext:value-type="float">
            <text:p>126,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48" calcext:value-type="float">
            <text:p>9148</text:p>
          </table:table-cell>
          <table:table-cell table:style-name="ce4" office:value-type="float" office:value="46445" calcext:value-type="float">
            <text:p>46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182.55" calcext:value-type="float">
            <text:p>182,55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,56</text:p>
          </table:table-cell>
          <table:table-cell office:value-type="float" office:value="228.72" calcext:value-type="float">
            <text:p>228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7" calcext:value-type="float">
            <text:p>22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.88" calcext:value-type="float">
            <text:p>39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24" calcext:value-type="float">
            <text:p>152,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73" calcext:value-type="float">
            <text:p>9273</text:p>
          </table:table-cell>
          <table:table-cell table:style-name="ce4" office:value-type="float" office:value="47075" calcext:value-type="float">
            <text:p>470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98.18" calcext:value-type="float">
            <text:p>98,18</text:p>
          </table:table-cell>
          <table:table-cell office:value-type="float" office:value="0" calcext:value-type="float">
            <text:p>0</text:p>
          </table:table-cell>
          <table:table-cell office:value-type="float" office:value="82.11" calcext:value-type="float">
            <text:p>82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" calcext:value-type="float">
            <text:p>3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.73" calcext:value-type="float">
            <text:p>215,73</text:p>
          </table:table-cell>
          <table:table-cell office:value-type="float" office:value="44.31" calcext:value-type="float">
            <text:p>44,31</text:p>
          </table:table-cell>
          <table:table-cell office:value-type="float" office:value="0" calcext:value-type="float">
            <text:p>0</text:p>
          </table:table-cell>
          <table:table-cell office:value-type="float" office:value="75.37" calcext:value-type="float">
            <text:p>75,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.05" calcext:value-type="float">
            <text:p>12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72" calcext:value-type="float">
            <text:p>9172</text:p>
          </table:table-cell>
          <table:table-cell table:style-name="ce4" office:value-type="float" office:value="46396" calcext:value-type="float">
            <text:p>463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32.01" calcext:value-type="float">
            <text:p>532,01</text:p>
          </table:table-cell>
          <table:table-cell office:value-type="float" office:value="7396.71" calcext:value-type="float">
            <text:p>7396,71</text:p>
          </table:table-cell>
          <table:table-cell office:value-type="float" office:value="4367.25" calcext:value-type="float">
            <text:p>4367,25</text:p>
          </table:table-cell>
          <table:table-cell office:value-type="float" office:value="10841.56" calcext:value-type="float">
            <text:p>10841,56</text:p>
          </table:table-cell>
          <table:table-cell office:value-type="float" office:value="36499.98" calcext:value-type="float">
            <text:p>36499,98</text:p>
          </table:table-cell>
          <table:table-cell office:value-type="float" office:value="42.65" calcext:value-type="float">
            <text:p>42,65</text:p>
          </table:table-cell>
          <table:table-cell office:value-type="float" office:value="1857.86" calcext:value-type="float">
            <text:p>1857,86</text:p>
          </table:table-cell>
          <table:table-cell office:value-type="float" office:value="0" calcext:value-type="float">
            <text:p>0</text:p>
          </table:table-cell>
          <table:table-cell office:value-type="float" office:value="359.32" calcext:value-type="float">
            <text:p>359,32</text:p>
          </table:table-cell>
          <table:table-cell office:value-type="float" office:value="0" calcext:value-type="float">
            <text:p>0</text:p>
          </table:table-cell>
          <table:table-cell office:value-type="float" office:value="122.9" calcext:value-type="float">
            <text:p>122,9</text:p>
          </table:table-cell>
          <table:table-cell office:value-type="float" office:value="34224.79" calcext:value-type="float">
            <text:p>34224,79</text:p>
          </table:table-cell>
          <table:table-cell office:value-type="float" office:value="0" calcext:value-type="float">
            <text:p>0</text:p>
          </table:table-cell>
          <table:table-cell office:value-type="float" office:value="6553.78" calcext:value-type="float">
            <text:p>6553,78</text:p>
          </table:table-cell>
          <table:table-cell office:value-type="float" office:value="58.43" calcext:value-type="float">
            <text:p>58,43</text:p>
          </table:table-cell>
          <table:table-cell office:value-type="float" office:value="7371.79" calcext:value-type="float">
            <text:p>7371,79</text:p>
          </table:table-cell>
          <table:table-cell office:value-type="float" office:value="0" calcext:value-type="float">
            <text:p>0</text:p>
          </table:table-cell>
          <table:table-cell office:value-type="float" office:value="100.59" calcext:value-type="float">
            <text:p>100,59</text:p>
          </table:table-cell>
          <table:table-cell office:value-type="float" office:value="58.5" calcext:value-type="float">
            <text:p>58,5</text:p>
          </table:table-cell>
          <table:table-cell office:value-type="float" office:value="1185.32" calcext:value-type="float">
            <text:p>1185,32</text:p>
          </table:table-cell>
          <table:table-cell office:value-type="float" office:value="6122.16" calcext:value-type="float">
            <text:p>6122,16</text:p>
          </table:table-cell>
          <table:table-cell office:value-type="float" office:value="9407.7" calcext:value-type="float">
            <text:p>9407,7</text:p>
          </table:table-cell>
          <table:table-cell office:value-type="float" office:value="3287.28" calcext:value-type="float">
            <text:p>3287,28</text:p>
          </table:table-cell>
          <table:table-cell office:value-type="float" office:value="263.08" calcext:value-type="float">
            <text:p>263,08</text:p>
          </table:table-cell>
          <table:table-cell office:value-type="float" office:value="0" calcext:value-type="float">
            <text:p>0</text:p>
          </table:table-cell>
          <table:table-cell office:value-type="float" office:value="1326.05" calcext:value-type="float">
            <text:p>1326,05</text:p>
          </table:table-cell>
          <table:table-cell office:value-type="float" office:value="285.37" calcext:value-type="float">
            <text:p>285,37</text:p>
          </table:table-cell>
          <table:table-cell office:value-type="float" office:value="1410.42" calcext:value-type="float">
            <text:p>1410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0138" calcext:value-type="float">
            <text:p>20138</text:p>
          </table:table-cell>
          <table:table-cell table:style-name="ce4" office:value-type="float" office:value="76081" calcext:value-type="float">
            <text:p>760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1.53" calcext:value-type="float">
            <text:p>3871,53</text:p>
          </table:table-cell>
          <table:table-cell office:value-type="float" office:value="9334.82" calcext:value-type="float">
            <text:p>9334,82</text:p>
          </table:table-cell>
          <table:table-cell office:value-type="float" office:value="249.79" calcext:value-type="float">
            <text:p>249,79</text:p>
          </table:table-cell>
          <table:table-cell office:value-type="float" office:value="0" calcext:value-type="float">
            <text:p>0</text:p>
          </table:table-cell>
          <table:table-cell office:value-type="float" office:value="36.59" calcext:value-type="float">
            <text:p>3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.82" calcext:value-type="float">
            <text:p>807,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24" calcext:value-type="float">
            <text:p>16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95" calcext:value-type="float">
            <text:p>179,95</text:p>
          </table:table-cell>
          <table:table-cell office:value-type="float" office:value="378.98" calcext:value-type="float">
            <text:p>378,98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29.38" calcext:value-type="float">
            <text:p>29,38</text:p>
          </table:table-cell>
          <table:table-cell office:value-type="float" office:value="0" calcext:value-type="float">
            <text:p>0</text:p>
          </table:table-cell>
          <table:table-cell office:value-type="float" office:value="792.3" calcext:value-type="float">
            <text:p>792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068" calcext:value-type="float">
            <text:p>11068</text:p>
          </table:table-cell>
          <table:table-cell table:style-name="ce4" office:value-type="float" office:value="53967" calcext:value-type="float">
            <text:p>539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8727.29" calcext:value-type="float">
            <text:p>78727,29</text:p>
          </table:table-cell>
          <table:table-cell office:value-type="float" office:value="202.84" calcext:value-type="float">
            <text:p>202,84</text:p>
          </table:table-cell>
          <table:table-cell office:value-type="float" office:value="65001.63" calcext:value-type="float">
            <text:p>65001,63</text:p>
          </table:table-cell>
          <table:table-cell office:value-type="float" office:value="22962.62" calcext:value-type="float">
            <text:p>22962,62</text:p>
          </table:table-cell>
          <table:table-cell office:value-type="float" office:value="60226.38" calcext:value-type="float">
            <text:p>60226,38</text:p>
          </table:table-cell>
          <table:table-cell office:value-type="float" office:value="8334.19" calcext:value-type="float">
            <text:p>8334,19</text:p>
          </table:table-cell>
          <table:table-cell office:value-type="float" office:value="4231.37" calcext:value-type="float">
            <text:p>4231,37</text:p>
          </table:table-cell>
          <table:table-cell office:value-type="float" office:value="112.15" calcext:value-type="float">
            <text:p>112,15</text:p>
          </table:table-cell>
          <table:table-cell office:value-type="float" office:value="1387.06" calcext:value-type="float">
            <text:p>1387,06</text:p>
          </table:table-cell>
          <table:table-cell office:value-type="float" office:value="0" calcext:value-type="float">
            <text:p>0</text:p>
          </table:table-cell>
          <table:table-cell office:value-type="float" office:value="3602.4" calcext:value-type="float">
            <text:p>3602,4</text:p>
          </table:table-cell>
          <table:table-cell office:value-type="float" office:value="44019.11" calcext:value-type="float">
            <text:p>44019,11</text:p>
          </table:table-cell>
          <table:table-cell office:value-type="float" office:value="0" calcext:value-type="float">
            <text:p>0</text:p>
          </table:table-cell>
          <table:table-cell office:value-type="float" office:value="638.87" calcext:value-type="float">
            <text:p>638,87</text:p>
          </table:table-cell>
          <table:table-cell office:value-type="float" office:value="3509.26" calcext:value-type="float">
            <text:p>3509,26</text:p>
          </table:table-cell>
          <table:table-cell office:value-type="float" office:value="110215.39" calcext:value-type="float">
            <text:p>110215,39</text:p>
          </table:table-cell>
          <table:table-cell office:value-type="float" office:value="0" calcext:value-type="float">
            <text:p>0</text:p>
          </table:table-cell>
          <table:table-cell office:value-type="float" office:value="1784.47" calcext:value-type="float">
            <text:p>1784,47</text:p>
          </table:table-cell>
          <table:table-cell office:value-type="float" office:value="-239.4" calcext:value-type="float">
            <text:p>-239,4</text:p>
          </table:table-cell>
          <table:table-cell office:value-type="float" office:value="85041.06" calcext:value-type="float">
            <text:p>85041,06</text:p>
          </table:table-cell>
          <table:table-cell office:value-type="float" office:value="30708.33" calcext:value-type="float">
            <text:p>30708,33</text:p>
          </table:table-cell>
          <table:table-cell office:value-type="float" office:value="142300.07" calcext:value-type="float">
            <text:p>142300,07</text:p>
          </table:table-cell>
          <table:table-cell office:value-type="float" office:value="37203.89" calcext:value-type="float">
            <text:p>37203,89</text:p>
          </table:table-cell>
          <table:table-cell office:value-type="float" office:value="623.36" calcext:value-type="float">
            <text:p>623,36</text:p>
          </table:table-cell>
          <table:table-cell office:value-type="float" office:value="0" calcext:value-type="float">
            <text:p>0</text:p>
          </table:table-cell>
          <table:table-cell office:value-type="float" office:value="784.9" calcext:value-type="float">
            <text:p>784,9</text:p>
          </table:table-cell>
          <table:table-cell office:value-type="float" office:value="0" calcext:value-type="float">
            <text:p>0</text:p>
          </table:table-cell>
          <table:table-cell office:value-type="float" office:value="4515.81" calcext:value-type="float">
            <text:p>4515,81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,7</text:p>
          </table:table-cell>
          <table:table-cell table:style-name="ce4" office:value-type="float" office:value="49826" calcext:value-type="float">
            <text:p>49826</text:p>
          </table:table-cell>
          <table:table-cell table:style-name="ce4" office:value-type="float" office:value="215893" calcext:value-type="float">
            <text:p>2158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9.84" calcext:value-type="float">
            <text:p>129,84</text:p>
          </table:table-cell>
          <table:table-cell office:value-type="float" office:value="8.73" calcext:value-type="float">
            <text:p>8,73</text:p>
          </table:table-cell>
          <table:table-cell office:value-type="float" office:value="52.12" calcext:value-type="float">
            <text:p>52,12</text:p>
          </table:table-cell>
          <table:table-cell office:value-type="float" office:value="1999.26" calcext:value-type="float">
            <text:p>1999,26</text:p>
          </table:table-cell>
          <table:table-cell office:value-type="float" office:value="125.56" calcext:value-type="float">
            <text:p>125,56</text:p>
          </table:table-cell>
          <table:table-cell office:value-type="float" office:value="2534.67" calcext:value-type="float">
            <text:p>2534,67</text:p>
          </table:table-cell>
          <table:table-cell office:value-type="float" office:value="33.6" calcext:value-type="float">
            <text:p>3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30.85" calcext:value-type="float">
            <text:p>30,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31" calcext:value-type="float">
            <text:p>37,31</text:p>
          </table:table-cell>
          <table:table-cell office:value-type="float" office:value="0" calcext:value-type="float">
            <text:p>0</text:p>
          </table:table-cell>
          <table:table-cell office:value-type="float" office:value="2412.82" calcext:value-type="float">
            <text:p>2412,82</text:p>
          </table:table-cell>
          <table:table-cell office:value-type="float" office:value="1191.81" calcext:value-type="float">
            <text:p>1191,81</text:p>
          </table:table-cell>
          <table:table-cell office:value-type="float" office:value="52.7" calcext:value-type="float">
            <text:p>5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2" calcext:value-type="float">
            <text:p>6,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089" calcext:value-type="float">
            <text:p>10089</text:p>
          </table:table-cell>
          <table:table-cell table:style-name="ce4" office:value-type="float" office:value="51338" calcext:value-type="float">
            <text:p>513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4.12" calcext:value-type="float">
            <text:p>894,12</text:p>
          </table:table-cell>
          <table:table-cell office:value-type="float" office:value="758.38" calcext:value-type="float">
            <text:p>758,38</text:p>
          </table:table-cell>
          <table:table-cell office:value-type="float" office:value="28.4" calcext:value-type="float">
            <text:p>28,4</text:p>
          </table:table-cell>
          <table:table-cell office:value-type="float" office:value="2164.92" calcext:value-type="float">
            <text:p>2164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.76" calcext:value-type="float">
            <text:p>1226,76</text:p>
          </table:table-cell>
          <table:table-cell office:value-type="float" office:value="34.17" calcext:value-type="float">
            <text:p>34,17</text:p>
          </table:table-cell>
          <table:table-cell office:value-type="float" office:value="7.05" calcext:value-type="float">
            <text:p>7,05</text:p>
          </table:table-cell>
          <table:table-cell office:value-type="float" office:value="0" calcext:value-type="float">
            <text:p>0</text:p>
          </table:table-cell>
          <table:table-cell office:value-type="float" office:value="5.97" calcext:value-type="float">
            <text:p>5,97</text:p>
          </table:table-cell>
          <table:table-cell office:value-type="float" office:value="4712.32" calcext:value-type="float">
            <text:p>4712,32</text:p>
          </table:table-cell>
          <table:table-cell office:value-type="float" office:value="0" calcext:value-type="float">
            <text:p>0</text:p>
          </table:table-cell>
          <table:table-cell office:value-type="float" office:value="456.78" calcext:value-type="float">
            <text:p>456,78</text:p>
          </table:table-cell>
          <table:table-cell office:value-type="float" office:value="0" calcext:value-type="float">
            <text:p>0</text:p>
          </table:table-cell>
          <table:table-cell office:value-type="float" office:value="8.93" calcext:value-type="float">
            <text:p>8,93</text:p>
          </table:table-cell>
          <table:table-cell office:value-type="float" office:value="0" calcext:value-type="float">
            <text:p>0</text:p>
          </table:table-cell>
          <table:table-cell office:value-type="float" office:value="411.96" calcext:value-type="float">
            <text:p>411,96</text:p>
          </table:table-cell>
          <table:table-cell office:value-type="float" office:value="0" calcext:value-type="float">
            <text:p>0</text:p>
          </table:table-cell>
          <table:table-cell office:value-type="float" office:value="1334.61" calcext:value-type="float">
            <text:p>133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.77" calcext:value-type="float">
            <text:p>492,77</text:p>
          </table:table-cell>
          <table:table-cell office:value-type="float" office:value="0" calcext:value-type="float">
            <text:p>0</text:p>
          </table:table-cell>
          <table:table-cell office:value-type="float" office:value="214.72" calcext:value-type="float">
            <text:p>214,72</text:p>
          </table:table-cell>
          <table:table-cell office:value-type="float" office:value="0" calcext:value-type="float">
            <text:p>0</text:p>
          </table:table-cell>
          <table:table-cell office:value-type="float" office:value="818.34" calcext:value-type="float">
            <text:p>818,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057" calcext:value-type="float">
            <text:p>10057</text:p>
          </table:table-cell>
          <table:table-cell table:style-name="ce4" office:value-type="float" office:value="50341" calcext:value-type="float">
            <text:p>503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44.85" calcext:value-type="float">
            <text:p>11144,85</text:p>
          </table:table-cell>
          <table:table-cell office:value-type="float" office:value="0" calcext:value-type="float">
            <text:p>0</text:p>
          </table:table-cell>
          <table:table-cell office:value-type="float" office:value="746.4" calcext:value-type="float">
            <text:p>74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" calcext:value-type="float">
            <text:p>5,41</text:p>
          </table:table-cell>
          <table:table-cell office:value-type="float" office:value="27.45" calcext:value-type="float">
            <text:p>27,45</text:p>
          </table:table-cell>
          <table:table-cell office:value-type="float" office:value="0" calcext:value-type="float">
            <text:p>0</text:p>
          </table:table-cell>
          <table:table-cell office:value-type="float" office:value="222.03" calcext:value-type="float">
            <text:p>22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2" calcext:value-type="float">
            <text:p>11,42</text:p>
          </table:table-cell>
          <table:table-cell office:value-type="float" office:value="0" calcext:value-type="float">
            <text:p>0</text:p>
          </table:table-cell>
          <table:table-cell office:value-type="float" office:value="265.72" calcext:value-type="float">
            <text:p>265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" calcext:value-type="float">
            <text:p>4,98</text:p>
          </table:table-cell>
          <table:table-cell office:value-type="float" office:value="0" calcext:value-type="float">
            <text:p>0</text:p>
          </table:table-cell>
          <table:table-cell office:value-type="float" office:value="16873.59" calcext:value-type="float">
            <text:p>16873,59</text:p>
          </table:table-cell>
          <table:table-cell office:value-type="float" office:value="246.83" calcext:value-type="float">
            <text:p>246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" calcext:value-type="float">
            <text:p>25,79</text:p>
          </table:table-cell>
          <table:table-cell office:value-type="float" office:value="0" calcext:value-type="float">
            <text:p>0</text:p>
          </table:table-cell>
          <table:table-cell office:value-type="float" office:value="302.71" calcext:value-type="float">
            <text:p>302,71</text:p>
          </table:table-cell>
          <table:table-cell office:value-type="float" office:value="2.73" calcext:value-type="float">
            <text:p>2,73</text:p>
          </table:table-cell>
          <table:table-cell office:value-type="float" office:value="62.05" calcext:value-type="float">
            <text:p>62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149" calcext:value-type="float">
            <text:p>11149</text:p>
          </table:table-cell>
          <table:table-cell table:style-name="ce4" office:value-type="float" office:value="54672" calcext:value-type="float">
            <text:p>546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1.07" calcext:value-type="float">
            <text:p>281,07</text:p>
          </table:table-cell>
          <table:table-cell office:value-type="float" office:value="0" calcext:value-type="float">
            <text:p>0</text:p>
          </table:table-cell>
          <table:table-cell office:value-type="float" office:value="18721.27" calcext:value-type="float">
            <text:p>18721,27</text:p>
          </table:table-cell>
          <table:table-cell office:value-type="float" office:value="3271.11" calcext:value-type="float">
            <text:p>3271,11</text:p>
          </table:table-cell>
          <table:table-cell office:value-type="float" office:value="3363.49" calcext:value-type="float">
            <text:p>3363,49</text:p>
          </table:table-cell>
          <table:table-cell office:value-type="float" office:value="18444.82" calcext:value-type="float">
            <text:p>18444,82</text:p>
          </table:table-cell>
          <table:table-cell office:value-type="float" office:value="2367.01" calcext:value-type="float">
            <text:p>2367,01</text:p>
          </table:table-cell>
          <table:table-cell office:value-type="float" office:value="5.92" calcext:value-type="float">
            <text:p>5,92</text:p>
          </table:table-cell>
          <table:table-cell office:value-type="float" office:value="179.4" calcext:value-type="float">
            <text:p>17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4.94" calcext:value-type="float">
            <text:p>3054,94</text:p>
          </table:table-cell>
          <table:table-cell office:value-type="float" office:value="17895.06" calcext:value-type="float">
            <text:p>17895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6.82" calcext:value-type="float">
            <text:p>14426,82</text:p>
          </table:table-cell>
          <table:table-cell office:value-type="float" office:value="0" calcext:value-type="float">
            <text:p>0</text:p>
          </table:table-cell>
          <table:table-cell office:value-type="float" office:value="129.76" calcext:value-type="float">
            <text:p>129,76</text:p>
          </table:table-cell>
          <table:table-cell office:value-type="float" office:value="0" calcext:value-type="float">
            <text:p>0</text:p>
          </table:table-cell>
          <table:table-cell office:value-type="float" office:value="574.94" calcext:value-type="float">
            <text:p>574,94</text:p>
          </table:table-cell>
          <table:table-cell office:value-type="float" office:value="6410.54" calcext:value-type="float">
            <text:p>6410,54</text:p>
          </table:table-cell>
          <table:table-cell office:value-type="float" office:value="850.5" calcext:value-type="float">
            <text:p>850,5</text:p>
          </table:table-cell>
          <table:table-cell office:value-type="float" office:value="4304.49" calcext:value-type="float">
            <text:p>4304,49</text:p>
          </table:table-cell>
          <table:table-cell office:value-type="float" office:value="1620.94" calcext:value-type="float">
            <text:p>1620,94</text:p>
          </table:table-cell>
          <table:table-cell office:value-type="float" office:value="0" calcext:value-type="float">
            <text:p>0</text:p>
          </table:table-cell>
          <table:table-cell office:value-type="float" office:value="3.86" calcext:value-type="float">
            <text:p>3,86</text:p>
          </table:table-cell>
          <table:table-cell office:value-type="float" office:value="12.05" calcext:value-type="float">
            <text:p>12,05</text:p>
          </table:table-cell>
          <table:table-cell office:value-type="float" office:value="1235.38" calcext:value-type="float">
            <text:p>1235,38</text:p>
          </table:table-cell>
          <table:table-cell office:value-type="float" office:value="357.08" calcext:value-type="float">
            <text:p>357,0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416" calcext:value-type="float">
            <text:p>18416</text:p>
          </table:table-cell>
          <table:table-cell table:style-name="ce4" office:value-type="float" office:value="96432" calcext:value-type="float">
            <text:p>964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.9" calcext:value-type="float">
            <text:p>699,9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.51" calcext:value-type="float">
            <text:p>421,5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68" calcext:value-type="float">
            <text:p>9268</text:p>
          </table:table-cell>
          <table:table-cell table:style-name="ce4" office:value-type="float" office:value="46910" calcext:value-type="float">
            <text:p>469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4.03" calcext:value-type="float">
            <text:p>2344,03</text:p>
          </table:table-cell>
          <table:table-cell office:value-type="float" office:value="983.04" calcext:value-type="float">
            <text:p>983,04</text:p>
          </table:table-cell>
          <table:table-cell office:value-type="float" office:value="52.8" calcext:value-type="float">
            <text:p>52,8</text:p>
          </table:table-cell>
          <table:table-cell office:value-type="float" office:value="720.03" calcext:value-type="float">
            <text:p>720,03</text:p>
          </table:table-cell>
          <table:table-cell office:value-type="float" office:value="438.7" calcext:value-type="float">
            <text:p>438,7</text:p>
          </table:table-cell>
          <table:table-cell office:value-type="float" office:value="0" calcext:value-type="float">
            <text:p>0</text:p>
          </table:table-cell>
          <table:table-cell office:value-type="float" office:value="797.31" calcext:value-type="float">
            <text:p>797,31</text:p>
          </table:table-cell>
          <table:table-cell office:value-type="float" office:value="142.14" calcext:value-type="float">
            <text:p>142,14</text:p>
          </table:table-cell>
          <table:table-cell office:value-type="float" office:value="49.31" calcext:value-type="float">
            <text:p>49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.37" calcext:value-type="float">
            <text:p>688,37</text:p>
          </table:table-cell>
          <table:table-cell office:value-type="float" office:value="0" calcext:value-type="float">
            <text:p>0</text:p>
          </table:table-cell>
          <table:table-cell office:value-type="float" office:value="5137.36" calcext:value-type="float">
            <text:p>5137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  <table:table-cell office:value-type="float" office:value="0" calcext:value-type="float">
            <text:p>0</text:p>
          </table:table-cell>
          <table:table-cell office:value-type="float" office:value="1132.68" calcext:value-type="float">
            <text:p>1132,68</text:p>
          </table:table-cell>
          <table:table-cell office:value-type="float" office:value="0" calcext:value-type="float">
            <text:p>0</text:p>
          </table:table-cell>
          <table:table-cell office:value-type="float" office:value="319.4" calcext:value-type="float">
            <text:p>319,4</text:p>
          </table:table-cell>
          <table:table-cell office:value-type="float" office:value="0" calcext:value-type="float">
            <text:p>0</text:p>
          </table:table-cell>
          <table:table-cell office:value-type="float" office:value="79.15" calcext:value-type="float">
            <text:p>79,15</text:p>
          </table:table-cell>
          <table:table-cell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office:value-type="float" office:value="0" calcext:value-type="float">
            <text:p>0</text:p>
          </table:table-cell>
          <table:table-cell office:value-type="float" office:value="132.27" calcext:value-type="float">
            <text:p>132,27</text:p>
          </table:table-cell>
          <table:table-cell office:value-type="float" office:value="0" calcext:value-type="float">
            <text:p>0</text:p>
          </table:table-cell>
          <table:table-cell office:value-type="float" office:value="40.11" calcext:value-type="float">
            <text:p>40,11</text:p>
          </table:table-cell>
          <table:table-cell table:style-name="ce4" office:value-type="float" office:value="10754" calcext:value-type="float">
            <text:p>10754</text:p>
          </table:table-cell>
          <table:table-cell table:style-name="ce4" office:value-type="float" office:value="53810" calcext:value-type="float">
            <text:p>538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.2" calcext:value-type="float">
            <text:p>573,2</text:p>
          </table:table-cell>
          <table:table-cell office:value-type="float" office:value="15615.59" calcext:value-type="float">
            <text:p>15615,59</text:p>
          </table:table-cell>
          <table:table-cell office:value-type="float" office:value="0" calcext:value-type="float">
            <text:p>0</text:p>
          </table:table-cell>
          <table:table-cell office:value-type="float" office:value="4020.15" calcext:value-type="float">
            <text:p>402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8" calcext:value-type="float">
            <text:p>1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9.48" calcext:value-type="float">
            <text:p>10479,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73.33" calcext:value-type="float">
            <text:p>77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" calcext:value-type="float">
            <text:p>7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996" calcext:value-type="float">
            <text:p>12996</text:p>
          </table:table-cell>
          <table:table-cell table:style-name="ce4" office:value-type="float" office:value="70943" calcext:value-type="float">
            <text:p>709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71.29" calcext:value-type="float">
            <text:p>8171,29</text:p>
          </table:table-cell>
          <table:table-cell office:value-type="float" office:value="520.83" calcext:value-type="float">
            <text:p>520,83</text:p>
          </table:table-cell>
          <table:table-cell office:value-type="float" office:value="65478.77" calcext:value-type="float">
            <text:p>65478,77</text:p>
          </table:table-cell>
          <table:table-cell office:value-type="float" office:value="2861.96" calcext:value-type="float">
            <text:p>2861,96</text:p>
          </table:table-cell>
          <table:table-cell office:value-type="float" office:value="244837.43" calcext:value-type="float">
            <text:p>244837,43</text:p>
          </table:table-cell>
          <table:table-cell office:value-type="float" office:value="97151.9" calcext:value-type="float">
            <text:p>97151,9</text:p>
          </table:table-cell>
          <table:table-cell office:value-type="float" office:value="11151.7" calcext:value-type="float">
            <text:p>11151,7</text:p>
          </table:table-cell>
          <table:table-cell office:value-type="float" office:value="148.06" calcext:value-type="float">
            <text:p>148,06</text:p>
          </table:table-cell>
          <table:table-cell office:value-type="float" office:value="5153" calcext:value-type="float">
            <text:p>5153</text:p>
          </table:table-cell>
          <table:table-cell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office:value-type="float" office:value="3751.07" calcext:value-type="float">
            <text:p>3751,07</text:p>
          </table:table-cell>
          <table:table-cell office:value-type="float" office:value="56919.78" calcext:value-type="float">
            <text:p>56919,78</text:p>
          </table:table-cell>
          <table:table-cell office:value-type="float" office:value="277.05" calcext:value-type="float">
            <text:p>277,05</text:p>
          </table:table-cell>
          <table:table-cell office:value-type="float" office:value="47407.42" calcext:value-type="float">
            <text:p>47407,42</text:p>
          </table:table-cell>
          <table:table-cell office:value-type="float" office:value="92.34" calcext:value-type="float">
            <text:p>92,34</text:p>
          </table:table-cell>
          <table:table-cell office:value-type="float" office:value="0" calcext:value-type="float">
            <text:p>0</text:p>
          </table:table-cell>
          <table:table-cell office:value-type="float" office:value="2682.41" calcext:value-type="float">
            <text:p>2682,41</text:p>
          </table:table-cell>
          <table:table-cell office:value-type="float" office:value="0" calcext:value-type="float">
            <text:p>0</text:p>
          </table:table-cell>
          <table:table-cell office:value-type="float" office:value="37510.18" calcext:value-type="float">
            <text:p>37510,18</text:p>
          </table:table-cell>
          <table:table-cell office:value-type="float" office:value="70603.68" calcext:value-type="float">
            <text:p>70603,68</text:p>
          </table:table-cell>
          <table:table-cell office:value-type="float" office:value="230642.84" calcext:value-type="float">
            <text:p>230642,84</text:p>
          </table:table-cell>
          <table:table-cell office:value-type="float" office:value="93371.53" calcext:value-type="float">
            <text:p>93371,53</text:p>
          </table:table-cell>
          <table:table-cell office:value-type="float" office:value="1834.34" calcext:value-type="float">
            <text:p>1834,34</text:p>
          </table:table-cell>
          <table:table-cell office:value-type="float" office:value="369.21" calcext:value-type="float">
            <text:p>369,21</text:p>
          </table:table-cell>
          <table:table-cell office:value-type="float" office:value="5523.86" calcext:value-type="float">
            <text:p>5523,86</text:p>
          </table:table-cell>
          <table:table-cell office:value-type="float" office:value="116.66" calcext:value-type="float">
            <text:p>116,66</text:p>
          </table:table-cell>
          <table:table-cell office:value-type="float" office:value="9083.53" calcext:value-type="float">
            <text:p>9083,53</text:p>
          </table:table-cell>
          <table:table-cell office:value-type="float" office:value="2420.25" calcext:value-type="float">
            <text:p>2420,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4487" calcext:value-type="float">
            <text:p>84487</text:p>
          </table:table-cell>
          <table:table-cell table:style-name="ce4" office:value-type="float" office:value="255458" calcext:value-type="float">
            <text:p>2554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91" calcext:value-type="float">
            <text:p>151,91</text:p>
          </table:table-cell>
          <table:table-cell office:value-type="float" office:value="67761.14" calcext:value-type="float">
            <text:p>67761,14</text:p>
          </table:table-cell>
          <table:table-cell office:value-type="float" office:value="3982.44" calcext:value-type="float">
            <text:p>3982,44</text:p>
          </table:table-cell>
          <table:table-cell office:value-type="float" office:value="0" calcext:value-type="float">
            <text:p>0</text:p>
          </table:table-cell>
          <table:table-cell office:value-type="float" office:value="6342.22" calcext:value-type="float">
            <text:p>6342,22</text:p>
          </table:table-cell>
          <table:table-cell office:value-type="float" office:value="0" calcext:value-type="float">
            <text:p>0</text:p>
          </table:table-cell>
          <table:table-cell office:value-type="float" office:value="1210.64" calcext:value-type="float">
            <text:p>121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95.48" calcext:value-type="float">
            <text:p>73595,48</text:p>
          </table:table-cell>
          <table:table-cell office:value-type="float" office:value="1013.41" calcext:value-type="float">
            <text:p>1013,41</text:p>
          </table:table-cell>
          <table:table-cell office:value-type="float" office:value="156.62" calcext:value-type="float">
            <text:p>156,62</text:p>
          </table:table-cell>
          <table:table-cell office:value-type="float" office:value="17.87" calcext:value-type="float">
            <text:p>17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84" calcext:value-type="float">
            <text:p>92,84</text:p>
          </table:table-cell>
          <table:table-cell office:value-type="float" office:value="1226.1" calcext:value-type="float">
            <text:p>1226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1.01" calcext:value-type="float">
            <text:p>6501,01</text:p>
          </table:table-cell>
          <table:table-cell office:value-type="float" office:value="67.06" calcext:value-type="float">
            <text:p>67,06</text:p>
          </table:table-cell>
          <table:table-cell office:value-type="float" office:value="0" calcext:value-type="float">
            <text:p>0</text:p>
          </table:table-cell>
          <table:table-cell office:value-type="float" office:value="859.48" calcext:value-type="float">
            <text:p>859,48</text:p>
          </table:table-cell>
          <table:table-cell office:value-type="float" office:value="733.77" calcext:value-type="float">
            <text:p>733,77</text:p>
          </table:table-cell>
          <table:table-cell office:value-type="float" office:value="1137.05" calcext:value-type="float">
            <text:p>1137,05</text:p>
          </table:table-cell>
          <table:table-cell office:value-type="float" office:value="1190.72" calcext:value-type="float">
            <text:p>1190,7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354" calcext:value-type="float">
            <text:p>29354</text:p>
          </table:table-cell>
          <table:table-cell table:style-name="ce4" office:value-type="float" office:value="163348" calcext:value-type="float">
            <text:p>1633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73" calcext:value-type="float">
            <text:p>73,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15.77" calcext:value-type="float">
            <text:p>215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.35" calcext:value-type="float">
            <text:p>82,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66" calcext:value-type="float">
            <text:p>9166</text:p>
          </table:table-cell>
          <table:table-cell table:style-name="ce4" office:value-type="float" office:value="46476" calcext:value-type="float">
            <text:p>464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7.52" calcext:value-type="float">
            <text:p>1367,52</text:p>
          </table:table-cell>
          <table:table-cell office:value-type="float" office:value="1171.66" calcext:value-type="float">
            <text:p>1171,66</text:p>
          </table:table-cell>
          <table:table-cell office:value-type="float" office:value="20.91" calcext:value-type="float">
            <text:p>20,91</text:p>
          </table:table-cell>
          <table:table-cell office:value-type="float" office:value="1344.17" calcext:value-type="float">
            <text:p>1344,17</text:p>
          </table:table-cell>
          <table:table-cell office:value-type="float" office:value="11.26" calcext:value-type="float">
            <text:p>1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8.75" calcext:value-type="float">
            <text:p>2798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.73" calcext:value-type="float">
            <text:p>23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8.81" calcext:value-type="float">
            <text:p>4018,81</text:p>
          </table:table-cell>
          <table:table-cell office:value-type="float" office:value="0" calcext:value-type="float">
            <text:p>0</text:p>
          </table:table-cell>
          <table:table-cell office:value-type="float" office:value="244.88" calcext:value-type="float">
            <text:p>244,88</text:p>
          </table:table-cell>
          <table:table-cell office:value-type="float" office:value="0" calcext:value-type="float">
            <text:p>0</text:p>
          </table:table-cell>
          <table:table-cell office:value-type="float" office:value="21.97" calcext:value-type="float">
            <text:p>21,97</text:p>
          </table:table-cell>
          <table:table-cell office:value-type="float" office:value="258.2" calcext:value-type="float">
            <text:p>258,2</text:p>
          </table:table-cell>
          <table:table-cell office:value-type="float" office:value="645.99" calcext:value-type="float">
            <text:p>645,99</text:p>
          </table:table-cell>
          <table:table-cell office:value-type="float" office:value="0" calcext:value-type="float">
            <text:p>0</text:p>
          </table:table-cell>
          <table:table-cell office:value-type="float" office:value="45.75" calcext:value-type="float">
            <text:p>45,75</text:p>
          </table:table-cell>
          <table:table-cell table:style-name="ce4" office:value-type="float" office:value="10578" calcext:value-type="float">
            <text:p>10578</text:p>
          </table:table-cell>
          <table:table-cell table:style-name="ce4" office:value-type="float" office:value="49950" calcext:value-type="float">
            <text:p>499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4.28" calcext:value-type="float">
            <text:p>314,28</text:p>
          </table:table-cell>
          <table:table-cell office:value-type="float" office:value="91.31" calcext:value-type="float">
            <text:p>91,31</text:p>
          </table:table-cell>
          <table:table-cell office:value-type="float" office:value="485.91" calcext:value-type="float">
            <text:p>485,91</text:p>
          </table:table-cell>
          <table:table-cell office:value-type="float" office:value="1643.47" calcext:value-type="float">
            <text:p>1643,47</text:p>
          </table:table-cell>
          <table:table-cell office:value-type="float" office:value="0" calcext:value-type="float">
            <text:p>0</text:p>
          </table:table-cell>
          <table:table-cell office:value-type="float" office:value="1289.48" calcext:value-type="float">
            <text:p>1289,48</text:p>
          </table:table-cell>
          <table:table-cell office:value-type="float" office:value="409.02" calcext:value-type="float">
            <text:p>409,02</text:p>
          </table:table-cell>
          <table:table-cell office:value-type="float" office:value="10.08" calcext:value-type="float">
            <text:p>10,08</text:p>
          </table:table-cell>
          <table:table-cell office:value-type="float" office:value="90.84" calcext:value-type="float">
            <text:p>90,84</text:p>
          </table:table-cell>
          <table:table-cell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office:value-type="float" office:value="1741.34" calcext:value-type="float">
            <text:p>1741,34</text:p>
          </table:table-cell>
          <table:table-cell office:value-type="float" office:value="15.86" calcext:value-type="float">
            <text:p>15,86</text:p>
          </table:table-cell>
          <table:table-cell office:value-type="float" office:value="970.9" calcext:value-type="float">
            <text:p>970,9</text:p>
          </table:table-cell>
          <table:table-cell office:value-type="float" office:value="47.69" calcext:value-type="float">
            <text:p>4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84" calcext:value-type="float">
            <text:p>300,84</text:p>
          </table:table-cell>
          <table:table-cell office:value-type="float" office:value="34.98" calcext:value-type="float">
            <text:p>34,98</text:p>
          </table:table-cell>
          <table:table-cell office:value-type="float" office:value="751.25" calcext:value-type="float">
            <text:p>751,25</text:p>
          </table:table-cell>
          <table:table-cell office:value-type="float" office:value="35.14" calcext:value-type="float">
            <text:p>3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12" calcext:value-type="float">
            <text:p>219,12</text:p>
          </table:table-cell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,05</text:p>
          </table:table-cell>
          <table:table-cell office:value-type="float" office:value="0" calcext:value-type="float">
            <text:p>0</text:p>
          </table:table-cell>
          <table:table-cell office:value-type="float" office:value="100.26" calcext:value-type="float">
            <text:p>100,26</text:p>
          </table:table-cell>
          <table:table-cell office:value-type="float" office:value="19.59" calcext:value-type="float">
            <text:p>19,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847" calcext:value-type="float">
            <text:p>9847</text:p>
          </table:table-cell>
          <table:table-cell table:style-name="ce4" office:value-type="float" office:value="50342" calcext:value-type="float">
            <text:p>503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  <table:table-cell office:value-type="float" office:value="332.68" calcext:value-type="float">
            <text:p>332,68</text:p>
          </table:table-cell>
          <table:table-cell office:value-type="float" office:value="1571.63" calcext:value-type="float">
            <text:p>1571,63</text:p>
          </table:table-cell>
          <table:table-cell office:value-type="float" office:value="575.71" calcext:value-type="float">
            <text:p>575,71</text:p>
          </table:table-cell>
          <table:table-cell office:value-type="float" office:value="31.08" calcext:value-type="float">
            <text:p>31,08</text:p>
          </table:table-cell>
          <table:table-cell office:value-type="float" office:value="2733.19" calcext:value-type="float">
            <text:p>2733,19</text:p>
          </table:table-cell>
          <table:table-cell office:value-type="float" office:value="51.47" calcext:value-type="float">
            <text:p>51,47</text:p>
          </table:table-cell>
          <table:table-cell office:value-type="float" office:value="122.22" calcext:value-type="float">
            <text:p>122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.01" calcext:value-type="float">
            <text:p>3907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0" calcext:value-type="float">
            <text:p>0</text:p>
          </table:table-cell>
          <table:table-cell office:value-type="float" office:value="156.76" calcext:value-type="float">
            <text:p>156,76</text:p>
          </table:table-cell>
          <table:table-cell office:value-type="float" office:value="-0.01" calcext:value-type="float">
            <text:p>-0,01</text:p>
          </table:table-cell>
          <table:table-cell office:value-type="float" office:value="26.67" calcext:value-type="float">
            <text:p>26,67</text:p>
          </table:table-cell>
          <table:table-cell office:value-type="float" office:value="629.47" calcext:value-type="float">
            <text:p>629,47</text:p>
          </table:table-cell>
          <table:table-cell office:value-type="float" office:value="0" calcext:value-type="float">
            <text:p>0</text:p>
          </table:table-cell>
          <table:table-cell office:value-type="float" office:value="401.87" calcext:value-type="float">
            <text:p>401,87</text:p>
          </table:table-cell>
          <table:table-cell office:value-type="float" office:value="497.38" calcext:value-type="float">
            <text:p>497,38</text:p>
          </table:table-cell>
          <table:table-cell office:value-type="float" office:value="0" calcext:value-type="float">
            <text:p>0</text:p>
          </table:table-cell>
          <table:table-cell office:value-type="float" office:value="45.57" calcext:value-type="float">
            <text:p>45,57</text:p>
          </table:table-cell>
          <table:table-cell office:value-type="float" office:value="249.72" calcext:value-type="float">
            <text:p>249,72</text:p>
          </table:table-cell>
          <table:table-cell office:value-type="float" office:value="952.64" calcext:value-type="float">
            <text:p>952,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264" calcext:value-type="float">
            <text:p>11264</text:p>
          </table:table-cell>
          <table:table-cell table:style-name="ce4" office:value-type="float" office:value="54366" calcext:value-type="float">
            <text:p>543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2.58" calcext:value-type="float">
            <text:p>1032,58</text:p>
          </table:table-cell>
          <table:table-cell office:value-type="float" office:value="48.61" calcext:value-type="float">
            <text:p>48,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87.25" calcext:value-type="float">
            <text:p>3987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6.22" calcext:value-type="float">
            <text:p>186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 office:value-type="float" office:value="0" calcext:value-type="float">
            <text:p>0</text:p>
          </table:table-cell>
          <table:table-cell office:value-type="float" office:value="32.55" calcext:value-type="float">
            <text:p>32,55</text:p>
          </table:table-cell>
          <table:table-cell office:value-type="float" office:value="8.78" calcext:value-type="float">
            <text:p>8,78</text:p>
          </table:table-cell>
          <table:table-cell office:value-type="float" office:value="108.6" calcext:value-type="float">
            <text:p>108,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91" calcext:value-type="float">
            <text:p>9291</text:p>
          </table:table-cell>
          <table:table-cell table:style-name="ce4" office:value-type="float" office:value="48002" calcext:value-type="float">
            <text:p>48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88" calcext:value-type="float">
            <text:p>7,88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office:value-type="float" office:value="112.6" calcext:value-type="float">
            <text:p>112,6</text:p>
          </table:table-cell>
          <table:table-cell office:value-type="float" office:value="0" calcext:value-type="float">
            <text:p>0</text:p>
          </table:table-cell>
          <table:table-cell office:value-type="float" office:value="424.07" calcext:value-type="float">
            <text:p>424,07</text:p>
          </table:table-cell>
          <table:table-cell office:value-type="float" office:value="234.84" calcext:value-type="float">
            <text:p>234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6.14" calcext:value-type="float">
            <text:p>196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" calcext:value-type="float">
            <text:p>17,96</text:p>
          </table:table-cell>
          <table:table-cell office:value-type="float" office:value="38.3" calcext:value-type="float">
            <text:p>38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74" calcext:value-type="float">
            <text:p>9374</text:p>
          </table:table-cell>
          <table:table-cell table:style-name="ce4" office:value-type="float" office:value="47188" calcext:value-type="float">
            <text:p>471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67" calcext:value-type="float">
            <text:p>196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80.88" calcext:value-type="float">
            <text:p>19680,88</text:p>
          </table:table-cell>
          <table:table-cell office:value-type="float" office:value="27.35" calcext:value-type="float">
            <text:p>27,35</text:p>
          </table:table-cell>
          <table:table-cell office:value-type="float" office:value="0" calcext:value-type="float">
            <text:p>0</text:p>
          </table:table-cell>
          <table:table-cell office:value-type="float" office:value="-464.96" calcext:value-type="float">
            <text:p>-464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85.76" calcext:value-type="float">
            <text:p>25985,76</text:p>
          </table:table-cell>
          <table:table-cell office:value-type="float" office:value="0" calcext:value-type="float">
            <text:p>0</text:p>
          </table:table-cell>
          <table:table-cell office:value-type="float" office:value="8.17" calcext:value-type="float">
            <text:p>8,1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67" calcext:value-type="float">
            <text:p>109,67</text:p>
          </table:table-cell>
          <table:table-cell office:value-type="float" office:value="0" calcext:value-type="float">
            <text:p>0</text:p>
          </table:table-cell>
          <table:table-cell office:value-type="float" office:value="782.65" calcext:value-type="float">
            <text:p>782,65</text:p>
          </table:table-cell>
          <table:table-cell office:value-type="float" office:value="0" calcext:value-type="float">
            <text:p>0</text:p>
          </table:table-cell>
          <table:table-cell office:value-type="float" office:value="64.26" calcext:value-type="float">
            <text:p>64,26</text:p>
          </table:table-cell>
          <table:table-cell office:value-type="float" office:value="0" calcext:value-type="float">
            <text:p>0</text:p>
          </table:table-cell>
          <table:table-cell office:value-type="float" office:value="-391.47" calcext:value-type="float">
            <text:p>-391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.35" calcext:value-type="float">
            <text:p>1062,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451" calcext:value-type="float">
            <text:p>13451</text:p>
          </table:table-cell>
          <table:table-cell table:style-name="ce4" office:value-type="float" office:value="66582" calcext:value-type="float">
            <text:p>665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0.32" calcext:value-type="float">
            <text:p>310,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.87" calcext:value-type="float">
            <text:p>289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.75" calcext:value-type="float">
            <text:p>79,7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39" calcext:value-type="float">
            <text:p>9239</text:p>
          </table:table-cell>
          <table:table-cell table:style-name="ce4" office:value-type="float" office:value="46846" calcext:value-type="float">
            <text:p>468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7.33" calcext:value-type="float">
            <text:p>117,33</text:p>
          </table:table-cell>
          <table:table-cell office:value-type="float" office:value="411.93" calcext:value-type="float">
            <text:p>411,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8.84" calcext:value-type="float">
            <text:p>568,84</text:p>
          </table:table-cell>
          <table:table-cell office:value-type="float" office:value="14981.37" calcext:value-type="float">
            <text:p>14981,37</text:p>
          </table:table-cell>
          <table:table-cell office:value-type="float" office:value="50.65" calcext:value-type="float">
            <text:p>50,65</text:p>
          </table:table-cell>
          <table:table-cell office:value-type="float" office:value="0" calcext:value-type="float">
            <text:p>0</text:p>
          </table:table-cell>
          <table:table-cell office:value-type="float" office:value="8301.87" calcext:value-type="float">
            <text:p>8301,87</text:p>
          </table:table-cell>
          <table:table-cell office:value-type="float" office:value="71.68" calcext:value-type="float">
            <text:p>71,68</text:p>
          </table:table-cell>
          <table:table-cell office:value-type="float" office:value="0" calcext:value-type="float">
            <text:p>0</text:p>
          </table:table-cell>
          <table:table-cell office:value-type="float" office:value="615.27" calcext:value-type="float">
            <text:p>615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68" calcext:value-type="float">
            <text:p>153,68</text:p>
          </table:table-cell>
          <table:table-cell office:value-type="float" office:value="11579.86" calcext:value-type="float">
            <text:p>11579,86</text:p>
          </table:table-cell>
          <table:table-cell office:value-type="float" office:value="221.94" calcext:value-type="float">
            <text:p>221,94</text:p>
          </table:table-cell>
          <table:table-cell office:value-type="float" office:value="0" calcext:value-type="float">
            <text:p>0</text:p>
          </table:table-cell>
          <table:table-cell office:value-type="float" office:value="800.32" calcext:value-type="float">
            <text:p>800,32</text:p>
          </table:table-cell>
          <table:table-cell office:value-type="float" office:value="0" calcext:value-type="float">
            <text:p>0</text:p>
          </table:table-cell>
          <table:table-cell office:value-type="float" office:value="152.95" calcext:value-type="float">
            <text:p>152,95</text:p>
          </table:table-cell>
          <table:table-cell office:value-type="float" office:value="0" calcext:value-type="float">
            <text:p>0</text:p>
          </table:table-cell>
          <table:table-cell office:value-type="float" office:value="354.58" calcext:value-type="float">
            <text:p>354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13.63" calcext:value-type="float">
            <text:p>9313,63</text:p>
          </table:table-cell>
          <table:table-cell table:style-name="ce4" office:value-type="float" office:value="18315" calcext:value-type="float">
            <text:p>18315</text:p>
          </table:table-cell>
          <table:table-cell table:style-name="ce4" office:value-type="float" office:value="129456" calcext:value-type="float">
            <text:p>1294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97.86" calcext:value-type="float">
            <text:p>197,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.3" calcext:value-type="float">
            <text:p>517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.83" calcext:value-type="float">
            <text:p>234,83</text:p>
          </table:table-cell>
          <table:table-cell office:value-type="float" office:value="1620.71" calcext:value-type="float">
            <text:p>1620,71</text:p>
          </table:table-cell>
          <table:table-cell office:value-type="float" office:value="125.2" calcext:value-type="float">
            <text:p>12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25" calcext:value-type="float">
            <text:p>38,25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04" calcext:value-type="float">
            <text:p>9304</text:p>
          </table:table-cell>
          <table:table-cell table:style-name="ce4" office:value-type="float" office:value="49399" calcext:value-type="float">
            <text:p>493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6.43" calcext:value-type="float">
            <text:p>246,43</text:p>
          </table:table-cell>
          <table:table-cell office:value-type="float" office:value="23.36" calcext:value-type="float">
            <text:p>23,36</text:p>
          </table:table-cell>
          <table:table-cell office:value-type="float" office:value="0" calcext:value-type="float">
            <text:p>0</text:p>
          </table:table-cell>
          <table:table-cell office:value-type="float" office:value="29.77" calcext:value-type="float">
            <text:p>2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26" calcext:value-type="float">
            <text:p>14,26</text:p>
          </table:table-cell>
          <table:table-cell office:value-type="float" office:value="0" calcext:value-type="float">
            <text:p>0</text:p>
          </table:table-cell>
          <table:table-cell office:value-type="float" office:value="1059.68" calcext:value-type="float">
            <text:p>1059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46" calcext:value-type="float">
            <text:p>-70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7" calcext:value-type="float">
            <text:p>17,17</text:p>
          </table:table-cell>
          <table:table-cell table:style-name="ce4" office:value-type="float" office:value="9226" calcext:value-type="float">
            <text:p>9226</text:p>
          </table:table-cell>
          <table:table-cell table:style-name="ce4" office:value-type="float" office:value="46897" calcext:value-type="float">
            <text:p>468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.91" calcext:value-type="float">
            <text:p>78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2" calcext:value-type="float">
            <text:p>3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4" calcext:value-type="float">
            <text:p>67,74</text:p>
          </table:table-cell>
          <table:table-cell office:value-type="float" office:value="274.82" calcext:value-type="float">
            <text:p>274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7" calcext:value-type="float">
            <text:p>7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56" calcext:value-type="float">
            <text:p>8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.25" calcext:value-type="float">
            <text:p>80,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40" calcext:value-type="float">
            <text:p>9240</text:p>
          </table:table-cell>
          <table:table-cell table:style-name="ce4" office:value-type="float" office:value="46613" calcext:value-type="float">
            <text:p>466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3.64" calcext:value-type="float">
            <text:p>773,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6.11" calcext:value-type="float">
            <text:p>276,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8.75" calcext:value-type="float">
            <text:p>138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.58" calcext:value-type="float">
            <text:p>108,5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34" calcext:value-type="float">
            <text:p>9234</text:p>
          </table:table-cell>
          <table:table-cell table:style-name="ce4" office:value-type="float" office:value="46549" calcext:value-type="float">
            <text:p>465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63.93" calcext:value-type="float">
            <text:p>63,93</text:p>
          </table:table-cell>
          <table:table-cell office:value-type="float" office:value="903.2" calcext:value-type="float">
            <text:p>903,2</text:p>
          </table:table-cell>
          <table:table-cell office:value-type="float" office:value="12.44" calcext:value-type="float">
            <text:p>12,44</text:p>
          </table:table-cell>
          <table:table-cell office:value-type="float" office:value="73.16" calcext:value-type="float">
            <text:p>73,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.32" calcext:value-type="float">
            <text:p>550,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96.11" calcext:value-type="float">
            <text:p>1796,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514" calcext:value-type="float">
            <text:p>9514</text:p>
          </table:table-cell>
          <table:table-cell table:style-name="ce4" office:value-type="float" office:value="47737" calcext:value-type="float">
            <text:p>477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0.82" calcext:value-type="float">
            <text:p>150,82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,84</text:p>
          </table:table-cell>
          <table:table-cell office:value-type="float" office:value="123.88" calcext:value-type="float">
            <text:p>123,88</text:p>
          </table:table-cell>
          <table:table-cell office:value-type="float" office:value="0" calcext:value-type="float">
            <text:p>0</text:p>
          </table:table-cell>
          <table:table-cell office:value-type="float" office:value="123.82" calcext:value-type="float">
            <text:p>123,82</text:p>
          </table:table-cell>
          <table:table-cell office:value-type="float" office:value="10437.84" calcext:value-type="float">
            <text:p>10437,84</text:p>
          </table:table-cell>
          <table:table-cell office:value-type="float" office:value="0" calcext:value-type="float">
            <text:p>0</text:p>
          </table:table-cell>
          <table:table-cell office:value-type="float" office:value="390.27" calcext:value-type="float">
            <text:p>39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3" calcext:value-type="float">
            <text:p>7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7" calcext:value-type="float">
            <text:p>9,47</text:p>
          </table:table-cell>
          <table:table-cell office:value-type="float" office:value="0" calcext:value-type="float">
            <text:p>0</text:p>
          </table:table-cell>
          <table:table-cell office:value-type="float" office:value="8.41" calcext:value-type="float">
            <text:p>8,41</text:p>
          </table:table-cell>
          <table:table-cell office:value-type="float" office:value="5.78" calcext:value-type="float">
            <text:p>5,78</text:p>
          </table:table-cell>
          <table:table-cell office:value-type="float" office:value="452.61" calcext:value-type="float">
            <text:p>452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24" calcext:value-type="float">
            <text:p>60,24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,06</text:p>
          </table:table-cell>
          <table:table-cell office:value-type="float" office:value="0" calcext:value-type="float">
            <text:p>0</text:p>
          </table:table-cell>
          <table:table-cell office:value-type="float" office:value="9659.75" calcext:value-type="float">
            <text:p>9659,7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table:style-name="ce4" office:value-type="float" office:value="12165" calcext:value-type="float">
            <text:p>12165</text:p>
          </table:table-cell>
          <table:table-cell table:style-name="ce4" office:value-type="float" office:value="66452" calcext:value-type="float">
            <text:p>664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.79" calcext:value-type="float">
            <text:p>667,79</text:p>
          </table:table-cell>
          <table:table-cell office:value-type="float" office:value="9152.11" calcext:value-type="float">
            <text:p>9152,11</text:p>
          </table:table-cell>
          <table:table-cell office:value-type="float" office:value="59152" calcext:value-type="float">
            <text:p>59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93.95" calcext:value-type="float">
            <text:p>9793,95</text:p>
          </table:table-cell>
          <table:table-cell office:value-type="float" office:value="41.77" calcext:value-type="float">
            <text:p>41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3" calcext:value-type="float">
            <text:p>66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57" calcext:value-type="float">
            <text:p>101,57</text:p>
          </table:table-cell>
          <table:table-cell office:value-type="float" office:value="1229.76" calcext:value-type="float">
            <text:p>1229,76</text:p>
          </table:table-cell>
          <table:table-cell office:value-type="float" office:value="60508.57" calcext:value-type="float">
            <text:p>60508,57</text:p>
          </table:table-cell>
          <table:table-cell office:value-type="float" office:value="8656.33" calcext:value-type="float">
            <text:p>8656,33</text:p>
          </table:table-cell>
          <table:table-cell office:value-type="float" office:value="160.55" calcext:value-type="float">
            <text:p>160,55</text:p>
          </table:table-cell>
          <table:table-cell office:value-type="float" office:value="0" calcext:value-type="float">
            <text:p>0</text:p>
          </table:table-cell>
          <table:table-cell office:value-type="float" office:value="16.86" calcext:value-type="float">
            <text:p>16,86</text:p>
          </table:table-cell>
          <table:table-cell office:value-type="float" office:value="20.13" calcext:value-type="float">
            <text:p>20,13</text:p>
          </table:table-cell>
          <table:table-cell office:value-type="float" office:value="275.05" calcext:value-type="float">
            <text:p>275,05</text:p>
          </table:table-cell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,92</text:p>
          </table:table-cell>
          <table:table-cell table:style-name="ce4" office:value-type="float" office:value="19640" calcext:value-type="float">
            <text:p>19640</text:p>
          </table:table-cell>
          <table:table-cell table:style-name="ce4" office:value-type="float" office:value="60471" calcext:value-type="float">
            <text:p>604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05.66" calcext:value-type="float">
            <text:p>7305,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82.88" calcext:value-type="float">
            <text:p>2382,88</text:p>
          </table:table-cell>
          <table:table-cell office:value-type="float" office:value="123.21" calcext:value-type="float">
            <text:p>123,21</text:p>
          </table:table-cell>
          <table:table-cell office:value-type="float" office:value="0" calcext:value-type="float">
            <text:p>0</text:p>
          </table:table-cell>
          <table:table-cell office:value-type="float" office:value="6702.96" calcext:value-type="float">
            <text:p>6702,9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3.02" calcext:value-type="float">
            <text:p>233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.63" calcext:value-type="float">
            <text:p>807,63</text:p>
          </table:table-cell>
          <table:table-cell table:style-name="ce4" office:value-type="float" office:value="10931" calcext:value-type="float">
            <text:p>10931</text:p>
          </table:table-cell>
          <table:table-cell table:style-name="ce4" office:value-type="float" office:value="59698" calcext:value-type="float">
            <text:p>596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274.64" calcext:value-type="float">
            <text:p>2274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5.97" calcext:value-type="float">
            <text:p>1095,97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516" calcext:value-type="float">
            <text:p>9516</text:p>
          </table:table-cell>
          <table:table-cell table:style-name="ce4" office:value-type="float" office:value="48134" calcext:value-type="float">
            <text:p>481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.06" calcext:value-type="float">
            <text:p>5,06</text:p>
          </table:table-cell>
          <table:table-cell office:value-type="float" office:value="64.9" calcext:value-type="float">
            <text:p>64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.3" calcext:value-type="float">
            <text:p>63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5" calcext:value-type="float">
            <text:p>10,75</text:p>
          </table:table-cell>
          <table:table-cell office:value-type="float" office:value="0" calcext:value-type="float">
            <text:p>0</text:p>
          </table:table-cell>
          <table:table-cell office:value-type="float" office:value="83.59" calcext:value-type="float">
            <text:p>83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.48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8.27" calcext:value-type="float">
            <text:p>68,2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9280" calcext:value-type="float">
            <text:p>9280</text:p>
          </table:table-cell>
          <table:table-cell table:style-name="ce4" office:value-type="float" office:value="46005" calcext:value-type="float">
            <text:p>460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1232.36" calcext:value-type="float">
            <text:p>1232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.02" calcext:value-type="float">
            <text:p>975,0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369" calcext:value-type="float">
            <text:p>9369</text:p>
          </table:table-cell>
          <table:table-cell table:style-name="ce4" office:value-type="float" office:value="47759" calcext:value-type="float">
            <text:p>477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9.54" calcext:value-type="float">
            <text:p>809,54</text:p>
          </table:table-cell>
          <table:table-cell office:value-type="float" office:value="1716.2" calcext:value-type="float">
            <text:p>1716,2</text:p>
          </table:table-cell>
          <table:table-cell office:value-type="float" office:value="506.11" calcext:value-type="float">
            <text:p>506,11</text:p>
          </table:table-cell>
          <table:table-cell office:value-type="float" office:value="1966.23" calcext:value-type="float">
            <text:p>1966,23</text:p>
          </table:table-cell>
          <table:table-cell office:value-type="float" office:value="23951.6" calcext:value-type="float">
            <text:p>23951,6</text:p>
          </table:table-cell>
          <table:table-cell office:value-type="float" office:value="1103.66" calcext:value-type="float">
            <text:p>1103,66</text:p>
          </table:table-cell>
          <table:table-cell office:value-type="float" office:value="401.85" calcext:value-type="float">
            <text:p>401,85</text:p>
          </table:table-cell>
          <table:table-cell office:value-type="float" office:value="0" calcext:value-type="float">
            <text:p>0</text:p>
          </table:table-cell>
          <table:table-cell office:value-type="float" office:value="-30.48" calcext:value-type="float">
            <text:p>-30,48</text:p>
          </table:table-cell>
          <table:table-cell office:value-type="float" office:value="0" calcext:value-type="float">
            <text:p>0</text:p>
          </table:table-cell>
          <table:table-cell office:value-type="float" office:value="32.84" calcext:value-type="float">
            <text:p>32,84</text:p>
          </table:table-cell>
          <table:table-cell office:value-type="float" office:value="1153.4" calcext:value-type="float">
            <text:p>1153,4</text:p>
          </table:table-cell>
          <table:table-cell office:value-type="float" office:value="116.92" calcext:value-type="float">
            <text:p>116,92</text:p>
          </table:table-cell>
          <table:table-cell office:value-type="float" office:value="422.8" calcext:value-type="float">
            <text:p>422,8</text:p>
          </table:table-cell>
          <table:table-cell office:value-type="float" office:value="0" calcext:value-type="float">
            <text:p>0</text:p>
          </table:table-cell>
          <table:table-cell office:value-type="float" office:value="450.67" calcext:value-type="float">
            <text:p>450,67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1329.29" calcext:value-type="float">
            <text:p>1329,29</text:p>
          </table:table-cell>
          <table:table-cell office:value-type="float" office:value="300.96" calcext:value-type="float">
            <text:p>300,96</text:p>
          </table:table-cell>
          <table:table-cell office:value-type="float" office:value="8111.13" calcext:value-type="float">
            <text:p>8111,13</text:p>
          </table:table-cell>
          <table:table-cell office:value-type="float" office:value="2754.99" calcext:value-type="float">
            <text:p>2754,99</text:p>
          </table:table-cell>
          <table:table-cell office:value-type="float" office:value="358.84" calcext:value-type="float">
            <text:p>358,84</text:p>
          </table:table-cell>
          <table:table-cell office:value-type="float" office:value="0" calcext:value-type="float">
            <text:p>0</text:p>
          </table:table-cell>
          <table:table-cell office:value-type="float" office:value="115.66" calcext:value-type="float">
            <text:p>115,66</text:p>
          </table:table-cell>
          <table:table-cell office:value-type="float" office:value="188.27" calcext:value-type="float">
            <text:p>188,27</text:p>
          </table:table-cell>
          <table:table-cell office:value-type="float" office:value="194.22" calcext:value-type="float">
            <text:p>194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939" calcext:value-type="float">
            <text:p>13939</text:p>
          </table:table-cell>
          <table:table-cell table:style-name="ce4" office:value-type="float" office:value="49804" calcext:value-type="float">
            <text:p>498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6571.82" calcext:value-type="float">
            <text:p>9657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67" calcext:value-type="float">
            <text:p>173,67</text:p>
          </table:table-cell>
          <table:table-cell office:value-type="float" office:value="0" calcext:value-type="float">
            <text:p>0</text:p>
          </table:table-cell>
          <table:table-cell office:value-type="float" office:value="933.72" calcext:value-type="float">
            <text:p>933,72</text:p>
          </table:table-cell>
          <table:table-cell office:value-type="float" office:value="2127.6" calcext:value-type="float">
            <text:p>2127,6</text:p>
          </table:table-cell>
          <table:table-cell office:value-type="float" office:value="0" calcext:value-type="float">
            <text:p>0</text:p>
          </table:table-cell>
          <table:table-cell office:value-type="float" office:value="-1074.11" calcext:value-type="float">
            <text:p>-107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.54" calcext:value-type="float">
            <text:p>858,54</text:p>
          </table:table-cell>
          <table:table-cell office:value-type="float" office:value="580.95" calcext:value-type="float">
            <text:p>580,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044.47" calcext:value-type="float">
            <text:p>7304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.14" calcext:value-type="float">
            <text:p>648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.96" calcext:value-type="float">
            <text:p>1363,96</text:p>
          </table:table-cell>
          <table:table-cell office:value-type="float" office:value="0" calcext:value-type="float">
            <text:p>0</text:p>
          </table:table-cell>
          <table:table-cell office:value-type="float" office:value="105.77" calcext:value-type="float">
            <text:p>105,77</text:p>
          </table:table-cell>
          <table:table-cell office:value-type="float" office:value="0" calcext:value-type="float">
            <text:p>0</text:p>
          </table:table-cell>
          <table:table-cell office:value-type="float" office:value="56.74" calcext:value-type="float">
            <text:p>56,74</text:p>
          </table:table-cell>
          <table:table-cell table:style-name="ce4" office:value-type="float" office:value="24026" calcext:value-type="float">
            <text:p>24026</text:p>
          </table:table-cell>
          <table:table-cell table:style-name="ce4" office:value-type="float" office:value="113065" calcext:value-type="float">
            <text:p>1130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.06" calcext:value-type="float">
            <text:p>184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5.16" calcext:value-type="float">
            <text:p>555,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98.73" calcext:value-type="float">
            <text:p>98,7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08" calcext:value-type="float">
            <text:p>9208</text:p>
          </table:table-cell>
          <table:table-cell table:style-name="ce4" office:value-type="float" office:value="46252" calcext:value-type="float">
            <text:p>462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5.57" calcext:value-type="float">
            <text:p>455,57</text:p>
          </table:table-cell>
          <table:table-cell office:value-type="float" office:value="25.96" calcext:value-type="float">
            <text:p>25,96</text:p>
          </table:table-cell>
          <table:table-cell office:value-type="float" office:value="467.93" calcext:value-type="float">
            <text:p>467,93</text:p>
          </table:table-cell>
          <table:table-cell office:value-type="float" office:value="68165.82" calcext:value-type="float">
            <text:p>68165,82</text:p>
          </table:table-cell>
          <table:table-cell office:value-type="float" office:value="42844.18" calcext:value-type="float">
            <text:p>42844,18</text:p>
          </table:table-cell>
          <table:table-cell office:value-type="float" office:value="339.71" calcext:value-type="float">
            <text:p>339,71</text:p>
          </table:table-cell>
          <table:table-cell office:value-type="float" office:value="1906.94" calcext:value-type="float">
            <text:p>1906,94</text:p>
          </table:table-cell>
          <table:table-cell office:value-type="float" office:value="0" calcext:value-type="float">
            <text:p>0</text:p>
          </table:table-cell>
          <table:table-cell office:value-type="float" office:value="173.29" calcext:value-type="float">
            <text:p>173,29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,34</text:p>
          </table:table-cell>
          <table:table-cell office:value-type="float" office:value="23029.7" calcext:value-type="float">
            <text:p>23029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39" calcext:value-type="float">
            <text:p>190,39</text:p>
          </table:table-cell>
          <table:table-cell office:value-type="float" office:value="0" calcext:value-type="float">
            <text:p>0</text:p>
          </table:table-cell>
          <table:table-cell office:value-type="float" office:value="450.07" calcext:value-type="float">
            <text:p>450,07</text:p>
          </table:table-cell>
          <table:table-cell office:value-type="float" office:value="0" calcext:value-type="float">
            <text:p>0</text:p>
          </table:table-cell>
          <table:table-cell office:value-type="float" office:value="426.45" calcext:value-type="float">
            <text:p>426,45</text:p>
          </table:table-cell>
          <table:table-cell office:value-type="float" office:value="0" calcext:value-type="float">
            <text:p>0</text:p>
          </table:table-cell>
          <table:table-cell office:value-type="float" office:value="41714.18" calcext:value-type="float">
            <text:p>41714,18</text:p>
          </table:table-cell>
          <table:table-cell office:value-type="float" office:value="6892.61" calcext:value-type="float">
            <text:p>6892,61</text:p>
          </table:table-cell>
          <table:table-cell office:value-type="float" office:value="384.28" calcext:value-type="float">
            <text:p>384,28</text:p>
          </table:table-cell>
          <table:table-cell office:value-type="float" office:value="0" calcext:value-type="float">
            <text:p>0</text:p>
          </table:table-cell>
          <table:table-cell office:value-type="float" office:value="428.35" calcext:value-type="float">
            <text:p>428,35</text:p>
          </table:table-cell>
          <table:table-cell office:value-type="float" office:value="0" calcext:value-type="float">
            <text:p>0</text:p>
          </table:table-cell>
          <table:table-cell office:value-type="float" office:value="461.05" calcext:value-type="float">
            <text:p>461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8303" calcext:value-type="float">
            <text:p>28303</text:p>
          </table:table-cell>
          <table:table-cell table:style-name="ce4" office:value-type="float" office:value="125358" calcext:value-type="float">
            <text:p>1253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46.56" calcext:value-type="float">
            <text:p>14546,56</text:p>
          </table:table-cell>
          <table:table-cell office:value-type="float" office:value="138.32" calcext:value-type="float">
            <text:p>138,32</text:p>
          </table:table-cell>
          <table:table-cell office:value-type="float" office:value="23698.46" calcext:value-type="float">
            <text:p>23698,46</text:p>
          </table:table-cell>
          <table:table-cell office:value-type="float" office:value="39.88" calcext:value-type="float">
            <text:p>39,88</text:p>
          </table:table-cell>
          <table:table-cell office:value-type="float" office:value="41.7" calcext:value-type="float">
            <text:p>41,7</text:p>
          </table:table-cell>
          <table:table-cell office:value-type="float" office:value="764.49" calcext:value-type="float">
            <text:p>764,49</text:p>
          </table:table-cell>
          <table:table-cell office:value-type="float" office:value="0" calcext:value-type="float">
            <text:p>0</text:p>
          </table:table-cell>
          <table:table-cell office:value-type="float" office:value="142.72" calcext:value-type="float">
            <text:p>142,72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,3</text:p>
          </table:table-cell>
          <table:table-cell office:value-type="float" office:value="28204.77" calcext:value-type="float">
            <text:p>28204,77</text:p>
          </table:table-cell>
          <table:table-cell office:value-type="float" office:value="0" calcext:value-type="float">
            <text:p>0</text:p>
          </table:table-cell>
          <table:table-cell office:value-type="float" office:value="30721.28" calcext:value-type="float">
            <text:p>30721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77.25" calcext:value-type="float">
            <text:p>77,25</text:p>
          </table:table-cell>
          <table:table-cell office:value-type="float" office:value="0" calcext:value-type="float">
            <text:p>0</text:p>
          </table:table-cell>
          <table:table-cell office:value-type="float" office:value="778.15" calcext:value-type="float">
            <text:p>778,15</text:p>
          </table:table-cell>
          <table:table-cell office:value-type="float" office:value="0" calcext:value-type="float">
            <text:p>0</text:p>
          </table:table-cell>
          <table:table-cell office:value-type="float" office:value="124.73" calcext:value-type="float">
            <text:p>124,73</text:p>
          </table:table-cell>
          <table:table-cell office:value-type="float" office:value="0" calcext:value-type="float">
            <text:p>0</text:p>
          </table:table-cell>
          <table:table-cell office:value-type="float" office:value="210.12" calcext:value-type="float">
            <text:p>210,12</text:p>
          </table:table-cell>
          <table:table-cell office:value-type="float" office:value="0" calcext:value-type="float">
            <text:p>0</text:p>
          </table:table-cell>
          <table:table-cell office:value-type="float" office:value="160.64" calcext:value-type="float">
            <text:p>160,64</text:p>
          </table:table-cell>
          <table:table-cell office:value-type="float" office:value="0" calcext:value-type="float">
            <text:p>0</text:p>
          </table:table-cell>
          <table:table-cell office:value-type="float" office:value="5.31" calcext:value-type="float">
            <text:p>5,31</text:p>
          </table:table-cell>
          <table:table-cell table:style-name="ce4" office:value-type="float" office:value="19315" calcext:value-type="float">
            <text:p>19315</text:p>
          </table:table-cell>
          <table:table-cell table:style-name="ce4" office:value-type="float" office:value="99446" calcext:value-type="float">
            <text:p>994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4.53" calcext:value-type="float">
            <text:p>2584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5.28" calcext:value-type="float">
            <text:p>17285,28</text:p>
          </table:table-cell>
          <table:table-cell office:value-type="float" office:value="0" calcext:value-type="float">
            <text:p>0</text:p>
          </table:table-cell>
          <table:table-cell office:value-type="float" office:value="35.49" calcext:value-type="float">
            <text:p>35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.07" calcext:value-type="float">
            <text:p>1023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2.73" calcext:value-type="float">
            <text:p>122,73</text:p>
          </table:table-cell>
          <table:table-cell office:value-type="float" office:value="0" calcext:value-type="float">
            <text:p>0</text:p>
          </table:table-cell>
          <table:table-cell office:value-type="float" office:value="163.09" calcext:value-type="float">
            <text:p>163,09</text:p>
          </table:table-cell>
          <table:table-cell office:value-type="float" office:value="2181.97" calcext:value-type="float">
            <text:p>2181,97</text:p>
          </table:table-cell>
          <table:table-cell office:value-type="float" office:value="12553.47" calcext:value-type="float">
            <text:p>12553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0596" calcext:value-type="float">
            <text:p>20596</text:p>
          </table:table-cell>
          <table:table-cell table:style-name="ce4" office:value-type="float" office:value="80071" calcext:value-type="float">
            <text:p>800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170" calcext:value-type="float">
            <text:p>9170</text:p>
          </table:table-cell>
          <table:table-cell table:style-name="ce4" office:value-type="float" office:value="46472" calcext:value-type="float">
            <text:p>464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7.33" calcext:value-type="float">
            <text:p>37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24" calcext:value-type="float">
            <text:p>27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81" calcext:value-type="float">
            <text:p>13,81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.43" calcext:value-type="float">
            <text:p>26,4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58" calcext:value-type="float">
            <text:p>9158</text:p>
          </table:table-cell>
          <table:table-cell table:style-name="ce4" office:value-type="float" office:value="46405" calcext:value-type="float">
            <text:p>464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9.2" calcext:value-type="float">
            <text:p>369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.01" calcext:value-type="float">
            <text:p>133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office:value-type="float" office:value="0" calcext:value-type="float">
            <text:p>0</text:p>
          </table:table-cell>
          <table:table-cell office:value-type="float" office:value="6.54" calcext:value-type="float">
            <text:p>6,5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2.05" calcext:value-type="float">
            <text:p>12,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20" calcext:value-type="float">
            <text:p>9220</text:p>
          </table:table-cell>
          <table:table-cell table:style-name="ce4" office:value-type="float" office:value="46738" calcext:value-type="float">
            <text:p>467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29.33" calcext:value-type="float">
            <text:p>329,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6.75" calcext:value-type="float">
            <text:p>36,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29" calcext:value-type="float">
            <text:p>9229</text:p>
          </table:table-cell>
          <table:table-cell table:style-name="ce4" office:value-type="float" office:value="46723" calcext:value-type="float">
            <text:p>467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0.05" calcext:value-type="float">
            <text:p>310,05</text:p>
          </table:table-cell>
          <table:table-cell office:value-type="float" office:value="69072.27" calcext:value-type="float">
            <text:p>69072,27</text:p>
          </table:table-cell>
          <table:table-cell office:value-type="float" office:value="4214.38" calcext:value-type="float">
            <text:p>4214,38</text:p>
          </table:table-cell>
          <table:table-cell office:value-type="float" office:value="43602.5" calcext:value-type="float">
            <text:p>43602,5</text:p>
          </table:table-cell>
          <table:table-cell office:value-type="float" office:value="707.05" calcext:value-type="float">
            <text:p>707,05</text:p>
          </table:table-cell>
          <table:table-cell office:value-type="float" office:value="0" calcext:value-type="float">
            <text:p>0</text:p>
          </table:table-cell>
          <table:table-cell office:value-type="float" office:value="270.23" calcext:value-type="float">
            <text:p>270,23</text:p>
          </table:table-cell>
          <table:table-cell office:value-type="float" office:value="170.08" calcext:value-type="float">
            <text:p>170,08</text:p>
          </table:table-cell>
          <table:table-cell office:value-type="float" office:value="1594.14" calcext:value-type="float">
            <text:p>1594,14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29923.67" calcext:value-type="float">
            <text:p>29923,67</text:p>
          </table:table-cell>
          <table:table-cell office:value-type="float" office:value="0" calcext:value-type="float">
            <text:p>0</text:p>
          </table:table-cell>
          <table:table-cell office:value-type="float" office:value="38406.17" calcext:value-type="float">
            <text:p>38406,17</text:p>
          </table:table-cell>
          <table:table-cell office:value-type="float" office:value="0" calcext:value-type="float">
            <text:p>0</text:p>
          </table:table-cell>
          <table:table-cell office:value-type="float" office:value="48.5" calcext:value-type="float">
            <text:p>48,5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,4</text:p>
          </table:table-cell>
          <table:table-cell office:value-type="float" office:value="0" calcext:value-type="float">
            <text:p>0</text:p>
          </table:table-cell>
          <table:table-cell office:value-type="float" office:value="369.06" calcext:value-type="float">
            <text:p>369,06</text:p>
          </table:table-cell>
          <table:table-cell office:value-type="float" office:value="5709.01" calcext:value-type="float">
            <text:p>5709,01</text:p>
          </table:table-cell>
          <table:table-cell office:value-type="float" office:value="2032.91" calcext:value-type="float">
            <text:p>2032,91</text:p>
          </table:table-cell>
          <table:table-cell office:value-type="float" office:value="50.81" calcext:value-type="float">
            <text:p>50,81</text:p>
          </table:table-cell>
          <table:table-cell office:value-type="float" office:value="0" calcext:value-type="float">
            <text:p>0</text:p>
          </table:table-cell>
          <table:table-cell office:value-type="float" office:value="473.35" calcext:value-type="float">
            <text:p>473,35</text:p>
          </table:table-cell>
          <table:table-cell office:value-type="float" office:value="551.01" calcext:value-type="float">
            <text:p>551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.01" calcext:value-type="float">
            <text:p>409,01</text:p>
          </table:table-cell>
          <table:table-cell table:style-name="ce4" office:value-type="float" office:value="24053" calcext:value-type="float">
            <text:p>24053</text:p>
          </table:table-cell>
          <table:table-cell table:style-name="ce4" office:value-type="float" office:value="90141" calcext:value-type="float">
            <text:p>901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11.36" calcext:value-type="float">
            <text:p>111,36</text:p>
          </table:table-cell>
          <table:table-cell office:value-type="float" office:value="0" calcext:value-type="float">
            <text:p>0</text:p>
          </table:table-cell>
          <table:table-cell office:value-type="float" office:value="59.11" calcext:value-type="float">
            <text:p>59,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19.37" calcext:value-type="float">
            <text:p>1819,37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217" calcext:value-type="float">
            <text:p>9217</text:p>
          </table:table-cell>
          <table:table-cell table:style-name="ce4" office:value-type="float" office:value="47164" calcext:value-type="float">
            <text:p>471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.29" calcext:value-type="float">
            <text:p>26,29</text:p>
          </table:table-cell>
          <table:table-cell office:value-type="float" office:value="155.32" calcext:value-type="float">
            <text:p>15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6" calcext:value-type="float">
            <text:p>7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 office:value-type="float" office:value="17.67" calcext:value-type="float">
            <text:p>17,67</text:p>
          </table:table-cell>
          <table:table-cell office:value-type="float" office:value="28.45" calcext:value-type="float">
            <text:p>28,45</text:p>
          </table:table-cell>
          <table:table-cell office:value-type="float" office:value="56.64" calcext:value-type="float">
            <text:p>56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.29" calcext:value-type="float">
            <text:p>21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5" calcext:value-type="float">
            <text:p>4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54" calcext:value-type="float">
            <text:p>16,54</text:p>
          </table:table-cell>
          <table:table-cell office:value-type="float" office:value="0" calcext:value-type="float">
            <text:p>0</text:p>
          </table:table-cell>
          <table:table-cell office:value-type="float" office:value="90.18" calcext:value-type="float">
            <text:p>90,18</text:p>
          </table:table-cell>
          <table:table-cell table:style-name="ce4" office:value-type="float" office:value="9224" calcext:value-type="float">
            <text:p>9224</text:p>
          </table:table-cell>
          <table:table-cell table:style-name="ce4" office:value-type="float" office:value="47039" calcext:value-type="float">
            <text:p>470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64" calcext:value-type="float">
            <text:p>7,64</text:p>
          </table:table-cell>
          <table:table-cell office:value-type="float" office:value="0.41" calcext:value-type="float">
            <text:p>0,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82" calcext:value-type="float">
            <text:p>22,82</text:p>
          </table:table-cell>
          <table:table-cell office:value-type="float" office:value="80.82" calcext:value-type="float">
            <text:p>80,82</text:p>
          </table:table-cell>
          <table:table-cell office:value-type="float" office:value="30.88" calcext:value-type="float">
            <text:p>30,88</text:p>
          </table:table-cell>
          <table:table-cell office:value-type="float" office:value="0" calcext:value-type="float">
            <text:p>0</text:p>
          </table:table-cell>
          <table:table-cell office:value-type="float" office:value="184.67" calcext:value-type="float">
            <text:p>184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.14" calcext:value-type="float">
            <text:p>538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52" calcext:value-type="float">
            <text:p>13,52</text:p>
          </table:table-cell>
          <table:table-cell office:value-type="float" office:value="0" calcext:value-type="float">
            <text:p>0</text:p>
          </table:table-cell>
          <table:table-cell office:value-type="float" office:value="104.26" calcext:value-type="float">
            <text:p>104,26</text:p>
          </table:table-cell>
          <table:table-cell office:value-type="float" office:value="9.17" calcext:value-type="float">
            <text:p>9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8" calcext:value-type="float">
            <text:p>72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82" calcext:value-type="float">
            <text:p>201,82</text:p>
          </table:table-cell>
          <table:table-cell office:value-type="float" office:value="0" calcext:value-type="float">
            <text:p>0</text:p>
          </table:table-cell>
          <table:table-cell office:value-type="float" office:value="40.87" calcext:value-type="float">
            <text:p>40,87</text:p>
          </table:table-cell>
          <table:table-cell table:style-name="ce4" office:value-type="float" office:value="9290" calcext:value-type="float">
            <text:p>9290</text:p>
          </table:table-cell>
          <table:table-cell table:style-name="ce4" office:value-type="float" office:value="47376" calcext:value-type="float">
            <text:p>473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4.69" calcext:value-type="float">
            <text:p>24,69</text:p>
          </table:table-cell>
          <table:table-cell office:value-type="float" office:value="22.19" calcext:value-type="float">
            <text:p>22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7" calcext:value-type="float">
            <text:p>23,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.45" calcext:value-type="float">
            <text:p>124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.71" calcext:value-type="float">
            <text:p>32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52" calcext:value-type="float">
            <text:p>9152</text:p>
          </table:table-cell>
          <table:table-cell table:style-name="ce4" office:value-type="float" office:value="46407" calcext:value-type="float">
            <text:p>464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5.66" calcext:value-type="float">
            <text:p>15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8" calcext:value-type="float">
            <text:p>24,8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4.88" calcext:value-type="float">
            <text:p>114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44" calcext:value-type="float">
            <text:p>9144</text:p>
          </table:table-cell>
          <table:table-cell table:style-name="ce4" office:value-type="float" office:value="46454" calcext:value-type="float">
            <text:p>464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34.86" calcext:value-type="float">
            <text:p>534,86</text:p>
          </table:table-cell>
          <table:table-cell office:value-type="float" office:value="3029.42" calcext:value-type="float">
            <text:p>3029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98" calcext:value-type="float">
            <text:p>140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0.17" calcext:value-type="float">
            <text:p>2430,17</text:p>
          </table:table-cell>
          <table:table-cell office:value-type="float" office:value="0" calcext:value-type="float">
            <text:p>0</text:p>
          </table:table-cell>
          <table:table-cell office:value-type="float" office:value="14.18" calcext:value-type="float">
            <text:p>14,18</text:p>
          </table:table-cell>
          <table:table-cell office:value-type="float" office:value="0" calcext:value-type="float">
            <text:p>0</text:p>
          </table:table-cell>
          <table:table-cell office:value-type="float" office:value="226.83" calcext:value-type="float">
            <text:p>226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2" calcext:value-type="float">
            <text:p>13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45" calcext:value-type="float">
            <text:p>140,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892" calcext:value-type="float">
            <text:p>9892</text:p>
          </table:table-cell>
          <table:table-cell table:style-name="ce4" office:value-type="float" office:value="51413" calcext:value-type="float">
            <text:p>514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29.9" calcext:value-type="float">
            <text:p>2029,9</text:p>
          </table:table-cell>
          <table:table-cell office:value-type="float" office:value="13479.06" calcext:value-type="float">
            <text:p>13479,06</text:p>
          </table:table-cell>
          <table:table-cell office:value-type="float" office:value="143.99" calcext:value-type="float">
            <text:p>143,99</text:p>
          </table:table-cell>
          <table:table-cell office:value-type="float" office:value="1059.54" calcext:value-type="float">
            <text:p>1059,54</text:p>
          </table:table-cell>
          <table:table-cell office:value-type="float" office:value="525.19" calcext:value-type="float">
            <text:p>525,19</text:p>
          </table:table-cell>
          <table:table-cell office:value-type="float" office:value="82.12" calcext:value-type="float">
            <text:p>82,12</text:p>
          </table:table-cell>
          <table:table-cell office:value-type="float" office:value="302.73" calcext:value-type="float">
            <text:p>302,73</text:p>
          </table:table-cell>
          <table:table-cell office:value-type="float" office:value="814.13" calcext:value-type="float">
            <text:p>814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72" calcext:value-type="float">
            <text:p>336,72</text:p>
          </table:table-cell>
          <table:table-cell office:value-type="float" office:value="4197.75" calcext:value-type="float">
            <text:p>4197,75</text:p>
          </table:table-cell>
          <table:table-cell office:value-type="float" office:value="0" calcext:value-type="float">
            <text:p>0</text:p>
          </table:table-cell>
          <table:table-cell office:value-type="float" office:value="25446" calcext:value-type="float">
            <text:p>25446</text:p>
          </table:table-cell>
          <table:table-cell office:value-type="float" office:value="10.59" calcext:value-type="float">
            <text:p>10,59</text:p>
          </table:table-cell>
          <table:table-cell office:value-type="float" office:value="254.91" calcext:value-type="float">
            <text:p>254,91</text:p>
          </table:table-cell>
          <table:table-cell office:value-type="float" office:value="0" calcext:value-type="float">
            <text:p>0</text:p>
          </table:table-cell>
          <table:table-cell office:value-type="float" office:value="47.3" calcext:value-type="float">
            <text:p>47,3</text:p>
          </table:table-cell>
          <table:table-cell office:value-type="float" office:value="0" calcext:value-type="float">
            <text:p>0</text:p>
          </table:table-cell>
          <table:table-cell office:value-type="float" office:value="12322.71" calcext:value-type="float">
            <text:p>12322,71</text:p>
          </table:table-cell>
          <table:table-cell office:value-type="float" office:value="87.69" calcext:value-type="float">
            <text:p>8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5" calcext:value-type="float">
            <text:p>65,05</text:p>
          </table:table-cell>
          <table:table-cell office:value-type="float" office:value="0" calcext:value-type="float">
            <text:p>0</text:p>
          </table:table-cell>
          <table:table-cell office:value-type="float" office:value="-178.16" calcext:value-type="float">
            <text:p>-178,16</text:p>
          </table:table-cell>
          <table:table-cell office:value-type="float" office:value="0" calcext:value-type="float">
            <text:p>0</text:p>
          </table:table-cell>
          <table:table-cell office:value-type="float" office:value="171.85" calcext:value-type="float">
            <text:p>171,85</text:p>
          </table:table-cell>
          <table:table-cell office:value-type="float" office:value="0" calcext:value-type="float">
            <text:p>0</text:p>
          </table:table-cell>
          <table:table-cell office:value-type="float" office:value="303.32" calcext:value-type="float">
            <text:p>303,32</text:p>
          </table:table-cell>
          <table:table-cell table:style-name="ce4" office:value-type="float" office:value="14244" calcext:value-type="float">
            <text:p>14244</text:p>
          </table:table-cell>
          <table:table-cell table:style-name="ce4" office:value-type="float" office:value="64789" calcext:value-type="float">
            <text:p>647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44" calcext:value-type="float">
            <text:p>9144</text:p>
          </table:table-cell>
          <table:table-cell table:style-name="ce4" office:value-type="float" office:value="46351" calcext:value-type="float">
            <text:p>463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.99" calcext:value-type="float">
            <text:p>52,99</text:p>
          </table:table-cell>
          <table:table-cell office:value-type="float" office:value="37.74" calcext:value-type="float">
            <text:p>37,74</text:p>
          </table:table-cell>
          <table:table-cell office:value-type="float" office:value="9777.85" calcext:value-type="float">
            <text:p>9777,85</text:p>
          </table:table-cell>
          <table:table-cell office:value-type="float" office:value="2380.34" calcext:value-type="float">
            <text:p>2380,34</text:p>
          </table:table-cell>
          <table:table-cell office:value-type="float" office:value="49973.4" calcext:value-type="float">
            <text:p>49973,4</text:p>
          </table:table-cell>
          <table:table-cell office:value-type="float" office:value="16.45" calcext:value-type="float">
            <text:p>16,45</text:p>
          </table:table-cell>
          <table:table-cell office:value-type="float" office:value="547.05" calcext:value-type="float">
            <text:p>54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9.42" calcext:value-type="float">
            <text:p>2849,42</text:p>
          </table:table-cell>
          <table:table-cell office:value-type="float" office:value="57.06" calcext:value-type="float">
            <text:p>57,06</text:p>
          </table:table-cell>
          <table:table-cell office:value-type="float" office:value="21.96" calcext:value-type="float">
            <text:p>21,96</text:p>
          </table:table-cell>
          <table:table-cell office:value-type="float" office:value="15.96" calcext:value-type="float">
            <text:p>15,96</text:p>
          </table:table-cell>
          <table:table-cell office:value-type="float" office:value="2075.9" calcext:value-type="float">
            <text:p>2075,9</text:p>
          </table:table-cell>
          <table:table-cell office:value-type="float" office:value="0" calcext:value-type="float">
            <text:p>0</text:p>
          </table:table-cell>
          <table:table-cell office:value-type="float" office:value="216.48" calcext:value-type="float">
            <text:p>216,48</text:p>
          </table:table-cell>
          <table:table-cell office:value-type="float" office:value="0" calcext:value-type="float">
            <text:p>0</text:p>
          </table:table-cell>
          <table:table-cell office:value-type="float" office:value="54.09" calcext:value-type="float">
            <text:p>54,09</text:p>
          </table:table-cell>
          <table:table-cell office:value-type="float" office:value="35.86" calcext:value-type="float">
            <text:p>35,86</text:p>
          </table:table-cell>
          <table:table-cell office:value-type="float" office:value="18891.29" calcext:value-type="float">
            <text:p>18891,29</text:p>
          </table:table-cell>
          <table:table-cell office:value-type="float" office:value="2907.24" calcext:value-type="float">
            <text:p>2907,24</text:p>
          </table:table-cell>
          <table:table-cell office:value-type="float" office:value="131.69" calcext:value-type="float">
            <text:p>131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.62" calcext:value-type="float">
            <text:p>324,62</text:p>
          </table:table-cell>
          <table:table-cell office:value-type="float" office:value="659.24" calcext:value-type="float">
            <text:p>659,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8326" calcext:value-type="float">
            <text:p>18326</text:p>
          </table:table-cell>
          <table:table-cell table:style-name="ce4" office:value-type="float" office:value="58640" calcext:value-type="float">
            <text:p>586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2.69" calcext:value-type="float">
            <text:p>82,69</text:p>
          </table:table-cell>
          <table:table-cell office:value-type="float" office:value="0" calcext:value-type="float">
            <text:p>0</text:p>
          </table:table-cell>
          <table:table-cell office:value-type="float" office:value="37.42" calcext:value-type="float">
            <text:p>37,42</text:p>
          </table:table-cell>
          <table:table-cell office:value-type="float" office:value="592.02" calcext:value-type="float">
            <text:p>592,02</text:p>
          </table:table-cell>
          <table:table-cell office:value-type="float" office:value="167.35" calcext:value-type="float">
            <text:p>167,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.86" calcext:value-type="float">
            <text:p>47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27" calcext:value-type="float">
            <text:p>155,27</text:p>
          </table:table-cell>
          <table:table-cell office:value-type="float" office:value="154.68" calcext:value-type="float">
            <text:p>154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63" calcext:value-type="float">
            <text:p>9763</text:p>
          </table:table-cell>
          <table:table-cell table:style-name="ce4" office:value-type="float" office:value="47225" calcext:value-type="float">
            <text:p>472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4.58" calcext:value-type="float">
            <text:p>334,58</text:p>
          </table:table-cell>
          <table:table-cell office:value-type="float" office:value="214.63" calcext:value-type="float">
            <text:p>214,63</text:p>
          </table:table-cell>
          <table:table-cell office:value-type="float" office:value="347.03" calcext:value-type="float">
            <text:p>347,03</text:p>
          </table:table-cell>
          <table:table-cell office:value-type="float" office:value="276.23" calcext:value-type="float">
            <text:p>276,23</text:p>
          </table:table-cell>
          <table:table-cell office:value-type="float" office:value="7709.19" calcext:value-type="float">
            <text:p>7709,19</text:p>
          </table:table-cell>
          <table:table-cell office:value-type="float" office:value="0" calcext:value-type="float">
            <text:p>0</text:p>
          </table:table-cell>
          <table:table-cell office:value-type="float" office:value="43.98" calcext:value-type="float">
            <text:p>43,98</text:p>
          </table:table-cell>
          <table:table-cell office:value-type="float" office:value="377.4" calcext:value-type="float">
            <text:p>37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3" calcext:value-type="float">
            <text:p>34,53</text:p>
          </table:table-cell>
          <table:table-cell office:value-type="float" office:value="590.64" calcext:value-type="float">
            <text:p>590,64</text:p>
          </table:table-cell>
          <table:table-cell office:value-type="float" office:value="36.66" calcext:value-type="float">
            <text:p>36,66</text:p>
          </table:table-cell>
          <table:table-cell office:value-type="float" office:value="41.05" calcext:value-type="float">
            <text:p>41,05</text:p>
          </table:table-cell>
          <table:table-cell office:value-type="float" office:value="0" calcext:value-type="float">
            <text:p>0</text:p>
          </table:table-cell>
          <table:table-cell office:value-type="float" office:value="102.42" calcext:value-type="float">
            <text:p>102,42</text:p>
          </table:table-cell>
          <table:table-cell office:value-type="float" office:value="0" calcext:value-type="float">
            <text:p>0</text:p>
          </table:table-cell>
          <table:table-cell office:value-type="float" office:value="47.3" calcext:value-type="float">
            <text:p>47,3</text:p>
          </table:table-cell>
          <table:table-cell office:value-type="float" office:value="0" calcext:value-type="float">
            <text:p>0</text:p>
          </table:table-cell>
          <table:table-cell office:value-type="float" office:value="14.27" calcext:value-type="float">
            <text:p>14,27</text:p>
          </table:table-cell>
          <table:table-cell office:value-type="float" office:value="1201.8" calcext:value-type="float">
            <text:p>1201,8</text:p>
          </table:table-cell>
          <table:table-cell office:value-type="float" office:value="7068.5" calcext:value-type="float">
            <text:p>7068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.95" calcext:value-type="float">
            <text:p>112,95</text:p>
          </table:table-cell>
          <table:table-cell office:value-type="float" office:value="0" calcext:value-type="float">
            <text:p>0</text:p>
          </table:table-cell>
          <table:table-cell office:value-type="float" office:value="80.17" calcext:value-type="float">
            <text:p>80,17</text:p>
          </table:table-cell>
          <table:table-cell table:style-name="ce4" office:value-type="float" office:value="10348" calcext:value-type="float">
            <text:p>10348</text:p>
          </table:table-cell>
          <table:table-cell table:style-name="ce4" office:value-type="float" office:value="47505" calcext:value-type="float">
            <text:p>475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45" calcext:value-type="float">
            <text:p>10,45</text:p>
          </table:table-cell>
          <table:table-cell office:value-type="float" office:value="123" calcext:value-type="float">
            <text:p>1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.91" calcext:value-type="float">
            <text:p>2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59" calcext:value-type="float">
            <text:p>253,59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9179" calcext:value-type="float">
            <text:p>9179</text:p>
          </table:table-cell>
          <table:table-cell table:style-name="ce4" office:value-type="float" office:value="46471" calcext:value-type="float">
            <text:p>46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99.56" calcext:value-type="float">
            <text:p>499,56</text:p>
          </table:table-cell>
          <table:table-cell office:value-type="float" office:value="0" calcext:value-type="float">
            <text:p>0</text:p>
          </table:table-cell>
          <table:table-cell office:value-type="float" office:value="94.24" calcext:value-type="float">
            <text:p>94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08" calcext:value-type="float">
            <text:p>78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5" calcext:value-type="float">
            <text:p>67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.02" calcext:value-type="float">
            <text:p>426,02</text:p>
          </table:table-cell>
          <table:table-cell office:value-type="float" office:value="0" calcext:value-type="float">
            <text:p>0</text:p>
          </table:table-cell>
          <table:table-cell office:value-type="float" office:value="19.86" calcext:value-type="float">
            <text:p>19,86</text:p>
          </table:table-cell>
          <table:table-cell office:value-type="float" office:value="0" calcext:value-type="float">
            <text:p>0</text:p>
          </table:table-cell>
          <table:table-cell office:value-type="float" office:value="285.96" calcext:value-type="float">
            <text:p>285,96</text:p>
          </table:table-cell>
          <table:table-cell office:value-type="float" office:value="102.92" calcext:value-type="float">
            <text:p>102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66" calcext:value-type="float">
            <text:p>64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05" calcext:value-type="float">
            <text:p>9205</text:p>
          </table:table-cell>
          <table:table-cell table:style-name="ce4" office:value-type="float" office:value="46341" calcext:value-type="float">
            <text:p>463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42.74" calcext:value-type="float">
            <text:p>42,74</text:p>
          </table:table-cell>
          <table:table-cell office:value-type="float" office:value="0" calcext:value-type="float">
            <text:p>0</text:p>
          </table:table-cell>
          <table:table-cell office:value-type="float" office:value="441.4" calcext:value-type="float">
            <text:p>441,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.52" calcext:value-type="float">
            <text:p>13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.35" calcext:value-type="float">
            <text:p>110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2" calcext:value-type="float">
            <text:p>28,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94" calcext:value-type="float">
            <text:p>9294</text:p>
          </table:table-cell>
          <table:table-cell table:style-name="ce4" office:value-type="float" office:value="46893" calcext:value-type="float">
            <text:p>468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00.06" calcext:value-type="float">
            <text:p>17600,06</text:p>
          </table:table-cell>
          <table:table-cell office:value-type="float" office:value="221.01" calcext:value-type="float">
            <text:p>221,01</text:p>
          </table:table-cell>
          <table:table-cell office:value-type="float" office:value="4923.15" calcext:value-type="float">
            <text:p>4923,15</text:p>
          </table:table-cell>
          <table:table-cell office:value-type="float" office:value="186.01" calcext:value-type="float">
            <text:p>186,01</text:p>
          </table:table-cell>
          <table:table-cell office:value-type="float" office:value="0" calcext:value-type="float">
            <text:p>0</text:p>
          </table:table-cell>
          <table:table-cell office:value-type="float" office:value="40.04" calcext:value-type="float">
            <text:p>40,04</text:p>
          </table:table-cell>
          <table:table-cell office:value-type="float" office:value="1352.48" calcext:value-type="float">
            <text:p>1352,48</text:p>
          </table:table-cell>
          <table:table-cell office:value-type="float" office:value="14.51" calcext:value-type="float">
            <text:p>1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53" calcext:value-type="float">
            <text:p>106,53</text:p>
          </table:table-cell>
          <table:table-cell office:value-type="float" office:value="316.24" calcext:value-type="float">
            <text:p>316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2.94" calcext:value-type="float">
            <text:p>552,94</text:p>
          </table:table-cell>
          <table:table-cell office:value-type="float" office:value="0" calcext:value-type="float">
            <text:p>0</text:p>
          </table:table-cell>
          <table:table-cell office:value-type="float" office:value="16175.11" calcext:value-type="float">
            <text:p>16175,11</text:p>
          </table:table-cell>
          <table:table-cell office:value-type="float" office:value="5980.66" calcext:value-type="float">
            <text:p>5980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.98" calcext:value-type="float">
            <text:p>974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25" calcext:value-type="float">
            <text:p>52,25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943" calcext:value-type="float">
            <text:p>12943</text:p>
          </table:table-cell>
          <table:table-cell table:style-name="ce4" office:value-type="float" office:value="68004" calcext:value-type="float">
            <text:p>680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office:value-type="float" office:value="7.66" calcext:value-type="float">
            <text:p>7,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95.89" calcext:value-type="float">
            <text:p>695,8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54" calcext:value-type="float">
            <text:p>9154</text:p>
          </table:table-cell>
          <table:table-cell table:style-name="ce4" office:value-type="float" office:value="46328" calcext:value-type="float">
            <text:p>463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4.41" calcext:value-type="float">
            <text:p>694,41</text:p>
          </table:table-cell>
          <table:table-cell office:value-type="float" office:value="6765.94" calcext:value-type="float">
            <text:p>6765,94</text:p>
          </table:table-cell>
          <table:table-cell office:value-type="float" office:value="37235.11" calcext:value-type="float">
            <text:p>37235,11</text:p>
          </table:table-cell>
          <table:table-cell office:value-type="float" office:value="27595.2" calcext:value-type="float">
            <text:p>27595,2</text:p>
          </table:table-cell>
          <table:table-cell office:value-type="float" office:value="81117.67" calcext:value-type="float">
            <text:p>81117,67</text:p>
          </table:table-cell>
          <table:table-cell office:value-type="float" office:value="46985.05" calcext:value-type="float">
            <text:p>46985,05</text:p>
          </table:table-cell>
          <table:table-cell office:value-type="float" office:value="9810.87" calcext:value-type="float">
            <text:p>9810,87</text:p>
          </table:table-cell>
          <table:table-cell office:value-type="float" office:value="190.36" calcext:value-type="float">
            <text:p>190,36</text:p>
          </table:table-cell>
          <table:table-cell office:value-type="float" office:value="414.03" calcext:value-type="float">
            <text:p>414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8.78" calcext:value-type="float">
            <text:p>71148,78</text:p>
          </table:table-cell>
          <table:table-cell office:value-type="float" office:value="64574.51" calcext:value-type="float">
            <text:p>64574,51</text:p>
          </table:table-cell>
          <table:table-cell office:value-type="float" office:value="5835.28" calcext:value-type="float">
            <text:p>5835,28</text:p>
          </table:table-cell>
          <table:table-cell office:value-type="float" office:value="17.35" calcext:value-type="float">
            <text:p>17,35</text:p>
          </table:table-cell>
          <table:table-cell office:value-type="float" office:value="40980.69" calcext:value-type="float">
            <text:p>40980,69</text:p>
          </table:table-cell>
          <table:table-cell office:value-type="float" office:value="0" calcext:value-type="float">
            <text:p>0</text:p>
          </table:table-cell>
          <table:table-cell office:value-type="float" office:value="2992.46" calcext:value-type="float">
            <text:p>2992,46</text:p>
          </table:table-cell>
          <table:table-cell office:value-type="float" office:value="3498.66" calcext:value-type="float">
            <text:p>3498,66</text:p>
          </table:table-cell>
          <table:table-cell office:value-type="float" office:value="108.6" calcext:value-type="float">
            <text:p>108,6</text:p>
          </table:table-cell>
          <table:table-cell office:value-type="float" office:value="12175.23" calcext:value-type="float">
            <text:p>12175,23</text:p>
          </table:table-cell>
          <table:table-cell office:value-type="float" office:value="169743.05" calcext:value-type="float">
            <text:p>169743,05</text:p>
          </table:table-cell>
          <table:table-cell office:value-type="float" office:value="17347.45" calcext:value-type="float">
            <text:p>17347,45</text:p>
          </table:table-cell>
          <table:table-cell office:value-type="float" office:value="8134.87" calcext:value-type="float">
            <text:p>8134,87</text:p>
          </table:table-cell>
          <table:table-cell office:value-type="float" office:value="0" calcext:value-type="float">
            <text:p>0</text:p>
          </table:table-cell>
          <table:table-cell office:value-type="float" office:value="1606.56" calcext:value-type="float">
            <text:p>1606,56</text:p>
          </table:table-cell>
          <table:table-cell office:value-type="float" office:value="449.24" calcext:value-type="float">
            <text:p>449,24</text:p>
          </table:table-cell>
          <table:table-cell office:value-type="float" office:value="9023.43" calcext:value-type="float">
            <text:p>9023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9736" calcext:value-type="float">
            <text:p>49736</text:p>
          </table:table-cell>
          <table:table-cell table:style-name="ce4" office:value-type="float" office:value="202072" calcext:value-type="float">
            <text:p>2020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82" calcext:value-type="float">
            <text:p>50,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49" calcext:value-type="float">
            <text:p>8,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3.73" calcext:value-type="float">
            <text:p>443,73</text:p>
          </table:table-cell>
          <table:table-cell office:value-type="float" office:value="250.72" calcext:value-type="float">
            <text:p>250,72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199.32" calcext:value-type="float">
            <text:p>199,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43" calcext:value-type="float">
            <text:p>9143</text:p>
          </table:table-cell>
          <table:table-cell table:style-name="ce4" office:value-type="float" office:value="45620" calcext:value-type="float">
            <text:p>456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2.38" calcext:value-type="float">
            <text:p>72,38</text:p>
          </table:table-cell>
          <table:table-cell office:value-type="float" office:value="1184.82" calcext:value-type="float">
            <text:p>1184,82</text:p>
          </table:table-cell>
          <table:table-cell office:value-type="float" office:value="92.49" calcext:value-type="float">
            <text:p>92,49</text:p>
          </table:table-cell>
          <table:table-cell office:value-type="float" office:value="0" calcext:value-type="float">
            <text:p>0</text:p>
          </table:table-cell>
          <table:table-cell office:value-type="float" office:value="416.87" calcext:value-type="float">
            <text:p>416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6.01" calcext:value-type="float">
            <text:p>1196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.02" calcext:value-type="float">
            <text:p>92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8.25" calcext:value-type="float">
            <text:p>348,25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,34</text:p>
          </table:table-cell>
          <table:table-cell office:value-type="float" office:value="134.05" calcext:value-type="float">
            <text:p>134,05</text:p>
          </table:table-cell>
          <table:table-cell office:value-type="float" office:value="2345.54" calcext:value-type="float">
            <text:p>2345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941" calcext:value-type="float">
            <text:p>9941</text:p>
          </table:table-cell>
          <table:table-cell table:style-name="ce4" office:value-type="float" office:value="50462" calcext:value-type="float">
            <text:p>504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460.46" calcext:value-type="float">
            <text:p>1460,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13.48" calcext:value-type="float">
            <text:p>1513,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2.68" calcext:value-type="float">
            <text:p>672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15" calcext:value-type="float">
            <text:p>248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8075" calcext:value-type="float">
            <text:p>8075</text:p>
          </table:table-cell>
          <table:table-cell table:style-name="ce4" office:value-type="float" office:value="38903" calcext:value-type="float">
            <text:p>389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08.81" calcext:value-type="float">
            <text:p>308,8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5.99" calcext:value-type="float">
            <text:p>25,99</text:p>
          </table:table-cell>
          <table:table-cell office:value-type="float" office:value="625.51" calcext:value-type="float">
            <text:p>625,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96" calcext:value-type="float">
            <text:p>9296</text:p>
          </table:table-cell>
          <table:table-cell table:style-name="ce4" office:value-type="float" office:value="47191" calcext:value-type="float">
            <text:p>471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94.47" calcext:value-type="float">
            <text:p>194,47</text:p>
          </table:table-cell>
          <table:table-cell office:value-type="float" office:value="11992.27" calcext:value-type="float">
            <text:p>11992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8" calcext:value-type="float">
            <text:p>97,48</text:p>
          </table:table-cell>
          <table:table-cell office:value-type="float" office:value="0" calcext:value-type="float">
            <text:p>0</text:p>
          </table:table-cell>
          <table:table-cell office:value-type="float" office:value="492.88" calcext:value-type="float">
            <text:p>492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7.38" calcext:value-type="float">
            <text:p>12277,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222.79" calcext:value-type="float">
            <text:p>3222,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191" calcext:value-type="float">
            <text:p>11191</text:p>
          </table:table-cell>
          <table:table-cell table:style-name="ce4" office:value-type="float" office:value="51441" calcext:value-type="float">
            <text:p>514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1.68" calcext:value-type="float">
            <text:p>41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" calcext:value-type="float">
            <text:p>10,4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76" calcext:value-type="float">
            <text:p>2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,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9157" calcext:value-type="float">
            <text:p>9157</text:p>
          </table:table-cell>
          <table:table-cell table:style-name="ce4" office:value-type="float" office:value="46388" calcext:value-type="float">
            <text:p>463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51" calcext:value-type="float">
            <text:p>492,51</text:p>
          </table:table-cell>
          <table:table-cell office:value-type="float" office:value="0" calcext:value-type="float">
            <text:p>0</text:p>
          </table:table-cell>
          <table:table-cell office:value-type="float" office:value="45.14" calcext:value-type="float">
            <text:p>4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.76" calcext:value-type="float">
            <text:p>439,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5.45" calcext:value-type="float">
            <text:p>605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48" calcext:value-type="float">
            <text:p>94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62" calcext:value-type="float">
            <text:p>9562</text:p>
          </table:table-cell>
          <table:table-cell table:style-name="ce4" office:value-type="float" office:value="48076" calcext:value-type="float">
            <text:p>480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29.58" calcext:value-type="float">
            <text:p>2729,58</text:p>
          </table:table-cell>
          <table:table-cell office:value-type="float" office:value="134244.53" calcext:value-type="float">
            <text:p>134244,53</text:p>
          </table:table-cell>
          <table:table-cell office:value-type="float" office:value="4516.12" calcext:value-type="float">
            <text:p>4516,12</text:p>
          </table:table-cell>
          <table:table-cell office:value-type="float" office:value="20592.79" calcext:value-type="float">
            <text:p>20592,79</text:p>
          </table:table-cell>
          <table:table-cell office:value-type="float" office:value="18736.74" calcext:value-type="float">
            <text:p>18736,74</text:p>
          </table:table-cell>
          <table:table-cell office:value-type="float" office:value="0" calcext:value-type="float">
            <text:p>0</text:p>
          </table:table-cell>
          <table:table-cell office:value-type="float" office:value="755.42" calcext:value-type="float">
            <text:p>755,42</text:p>
          </table:table-cell>
          <table:table-cell office:value-type="float" office:value="0" calcext:value-type="float">
            <text:p>0</text:p>
          </table:table-cell>
          <table:table-cell office:value-type="float" office:value="408.56" calcext:value-type="float">
            <text:p>408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31.24" calcext:value-type="float">
            <text:p>14731,24</text:p>
          </table:table-cell>
          <table:table-cell office:value-type="float" office:value="0" calcext:value-type="float">
            <text:p>0</text:p>
          </table:table-cell>
          <table:table-cell office:value-type="float" office:value="1631.85" calcext:value-type="float">
            <text:p>1631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348" calcext:value-type="float">
            <text:p>16348</text:p>
          </table:table-cell>
          <table:table-cell office:value-type="float" office:value="0" calcext:value-type="float">
            <text:p>0</text:p>
          </table:table-cell>
          <table:table-cell office:value-type="float" office:value="24456.06" calcext:value-type="float">
            <text:p>24456,06</text:p>
          </table:table-cell>
          <table:table-cell office:value-type="float" office:value="8993.84" calcext:value-type="float">
            <text:p>8993,84</text:p>
          </table:table-cell>
          <table:table-cell office:value-type="float" office:value="167.25" calcext:value-type="float">
            <text:p>167,25</text:p>
          </table:table-cell>
          <table:table-cell office:value-type="float" office:value="0" calcext:value-type="float">
            <text:p>0</text:p>
          </table:table-cell>
          <table:table-cell office:value-type="float" office:value="1095.29" calcext:value-type="float">
            <text:p>1095,29</text:p>
          </table:table-cell>
          <table:table-cell office:value-type="float" office:value="0" calcext:value-type="float">
            <text:p>0</text:p>
          </table:table-cell>
          <table:table-cell office:value-type="float" office:value="45.51" calcext:value-type="float">
            <text:p>45,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511" calcext:value-type="float">
            <text:p>15511</text:p>
          </table:table-cell>
          <table:table-cell table:style-name="ce4" office:value-type="float" office:value="-30307" calcext:value-type="float">
            <text:p>-303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84.14" calcext:value-type="float">
            <text:p>84,14</text:p>
          </table:table-cell>
          <table:table-cell office:value-type="float" office:value="0" calcext:value-type="float">
            <text:p>0</text:p>
          </table:table-cell>
          <table:table-cell office:value-type="float" office:value="670.11" calcext:value-type="float">
            <text:p>670,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9.78" calcext:value-type="float">
            <text:p>199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.21" calcext:value-type="float">
            <text:p>36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3" calcext:value-type="float">
            <text:p>17,13</text:p>
          </table:table-cell>
          <table:table-cell office:value-type="float" office:value="14.53" calcext:value-type="float">
            <text:p>14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65" calcext:value-type="float">
            <text:p>9165</text:p>
          </table:table-cell>
          <table:table-cell table:style-name="ce4" office:value-type="float" office:value="45800" calcext:value-type="float">
            <text:p>458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9.45" calcext:value-type="float">
            <text:p>9,45</text:p>
          </table:table-cell>
          <table:table-cell office:value-type="float" office:value="313.01" calcext:value-type="float">
            <text:p>313,01</text:p>
          </table:table-cell>
          <table:table-cell office:value-type="float" office:value="289.9" calcext:value-type="float">
            <text:p>289,9</text:p>
          </table:table-cell>
          <table:table-cell office:value-type="float" office:value="0" calcext:value-type="float">
            <text:p>0</text:p>
          </table:table-cell>
          <table:table-cell office:value-type="float" office:value="479.96" calcext:value-type="float">
            <text:p>479,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.43" calcext:value-type="float">
            <text:p>895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.03" calcext:value-type="float">
            <text:p>19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.12" calcext:value-type="float">
            <text:p>388,12</text:p>
          </table:table-cell>
          <table:table-cell office:value-type="float" office:value="23.17" calcext:value-type="float">
            <text:p>23,17</text:p>
          </table:table-cell>
          <table:table-cell office:value-type="float" office:value="0" calcext:value-type="float">
            <text:p>0</text:p>
          </table:table-cell>
          <table:table-cell office:value-type="float" office:value="49.41" calcext:value-type="float">
            <text:p>49,41</text:p>
          </table:table-cell>
          <table:table-cell office:value-type="float" office:value="0" calcext:value-type="float">
            <text:p>0</text:p>
          </table:table-cell>
          <table:table-cell office:value-type="float" office:value="274.23" calcext:value-type="float">
            <text:p>274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18" calcext:value-type="float">
            <text:p>9418</text:p>
          </table:table-cell>
          <table:table-cell table:style-name="ce4" office:value-type="float" office:value="47734" calcext:value-type="float">
            <text:p>477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62.17" calcext:value-type="float">
            <text:p>17862,17</text:p>
          </table:table-cell>
          <table:table-cell office:value-type="float" office:value="54776.08" calcext:value-type="float">
            <text:p>54776,08</text:p>
          </table:table-cell>
          <table:table-cell office:value-type="float" office:value="92722.86" calcext:value-type="float">
            <text:p>92722,86</text:p>
          </table:table-cell>
          <table:table-cell office:value-type="float" office:value="0" calcext:value-type="float">
            <text:p>0</text:p>
          </table:table-cell>
          <table:table-cell office:value-type="float" office:value="12506.08" calcext:value-type="float">
            <text:p>12506,08</text:p>
          </table:table-cell>
          <table:table-cell office:value-type="float" office:value="0" calcext:value-type="float">
            <text:p>0</text:p>
          </table:table-cell>
          <table:table-cell office:value-type="float" office:value="2642.3" calcext:value-type="float">
            <text:p>264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82.78" calcext:value-type="float">
            <text:p>72882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64.49" calcext:value-type="float">
            <text:p>3564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76.22" calcext:value-type="float">
            <text:p>21776,22</text:p>
          </table:table-cell>
          <table:table-cell office:value-type="float" office:value="48697.61" calcext:value-type="float">
            <text:p>48697,61</text:p>
          </table:table-cell>
          <table:table-cell office:value-type="float" office:value="21179.57" calcext:value-type="float">
            <text:p>21179,57</text:p>
          </table:table-cell>
          <table:table-cell office:value-type="float" office:value="3053.83" calcext:value-type="float">
            <text:p>3053,83</text:p>
          </table:table-cell>
          <table:table-cell office:value-type="float" office:value="0" calcext:value-type="float">
            <text:p>0</text:p>
          </table:table-cell>
          <table:table-cell office:value-type="float" office:value="448.81" calcext:value-type="float">
            <text:p>448,81</text:p>
          </table:table-cell>
          <table:table-cell office:value-type="float" office:value="289.66" calcext:value-type="float">
            <text:p>289,66</text:p>
          </table:table-cell>
          <table:table-cell office:value-type="float" office:value="9675.1" calcext:value-type="float">
            <text:p>9675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0497" calcext:value-type="float">
            <text:p>40497</text:p>
          </table:table-cell>
          <table:table-cell table:style-name="ce4" office:value-type="float" office:value="178094" calcext:value-type="float">
            <text:p>1780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2.24" calcext:value-type="float">
            <text:p>4262,24</text:p>
          </table:table-cell>
          <table:table-cell office:value-type="float" office:value="0" calcext:value-type="float">
            <text:p>0</text:p>
          </table:table-cell>
          <table:table-cell office:value-type="float" office:value="106.87" calcext:value-type="float">
            <text:p>106,87</text:p>
          </table:table-cell>
          <table:table-cell office:value-type="float" office:value="0" calcext:value-type="float">
            <text:p>0</text:p>
          </table:table-cell>
          <table:table-cell office:value-type="float" office:value="85.4" calcext:value-type="float">
            <text:p>8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732" calcext:value-type="float">
            <text:p>9732</text:p>
          </table:table-cell>
          <table:table-cell table:style-name="ce4" office:value-type="float" office:value="46142" calcext:value-type="float">
            <text:p>461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6.24" calcext:value-type="float">
            <text:p>1686,24</text:p>
          </table:table-cell>
          <table:table-cell office:value-type="float" office:value="1435.25" calcext:value-type="float">
            <text:p>1435,25</text:p>
          </table:table-cell>
          <table:table-cell office:value-type="float" office:value="0" calcext:value-type="float">
            <text:p>0</text:p>
          </table:table-cell>
          <table:table-cell office:value-type="float" office:value="695.91" calcext:value-type="float">
            <text:p>695,91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.75" calcext:value-type="float">
            <text:p>2932,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7.06" calcext:value-type="float">
            <text:p>87,06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office:value-type="float" office:value="147.12" calcext:value-type="float">
            <text:p>147,12</text:p>
          </table:table-cell>
          <table:table-cell office:value-type="float" office:value="704.56" calcext:value-type="float">
            <text:p>704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362" calcext:value-type="float">
            <text:p>10362</text:p>
          </table:table-cell>
          <table:table-cell table:style-name="ce4" office:value-type="float" office:value="50610" calcext:value-type="float">
            <text:p>506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2.75" calcext:value-type="float">
            <text:p>42,75</text:p>
          </table:table-cell>
          <table:table-cell office:value-type="float" office:value="586.59" calcext:value-type="float">
            <text:p>58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.05" calcext:value-type="float">
            <text:p>663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9.8" calcext:value-type="float">
            <text:p>60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52" calcext:value-type="float">
            <text:p>324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.06" calcext:value-type="float">
            <text:p>109,06</text:p>
          </table:table-cell>
          <table:table-cell office:value-type="float" office:value="0" calcext:value-type="float">
            <text:p>0</text:p>
          </table:table-cell>
          <table:table-cell office:value-type="float" office:value="184.13" calcext:value-type="float">
            <text:p>184,13</text:p>
          </table:table-cell>
          <table:table-cell office:value-type="float" office:value="67.84" calcext:value-type="float">
            <text:p>67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15" calcext:value-type="float">
            <text:p>186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04" calcext:value-type="float">
            <text:p>9504</text:p>
          </table:table-cell>
          <table:table-cell table:style-name="ce4" office:value-type="float" office:value="48281" calcext:value-type="float">
            <text:p>482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.97" calcext:value-type="float">
            <text:p>252,97</text:p>
          </table:table-cell>
          <table:table-cell office:value-type="float" office:value="398.35" calcext:value-type="float">
            <text:p>398,35</text:p>
          </table:table-cell>
          <table:table-cell office:value-type="float" office:value="17781.7" calcext:value-type="float">
            <text:p>17781,7</text:p>
          </table:table-cell>
          <table:table-cell office:value-type="float" office:value="0" calcext:value-type="float">
            <text:p>0</text:p>
          </table:table-cell>
          <table:table-cell office:value-type="float" office:value="1707.55" calcext:value-type="float">
            <text:p>1707,55</text:p>
          </table:table-cell>
          <table:table-cell office:value-type="float" office:value="0" calcext:value-type="float">
            <text:p>0</text:p>
          </table:table-cell>
          <table:table-cell office:value-type="float" office:value="158.6" calcext:value-type="float">
            <text:p>15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2.75" calcext:value-type="float">
            <text:p>10142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9.16" calcext:value-type="float">
            <text:p>889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85" calcext:value-type="float">
            <text:p>123,85</text:p>
          </table:table-cell>
          <table:table-cell office:value-type="float" office:value="68841.72" calcext:value-type="float">
            <text:p>68841,72</text:p>
          </table:table-cell>
          <table:table-cell office:value-type="float" office:value="953.89" calcext:value-type="float">
            <text:p>953,89</text:p>
          </table:table-cell>
          <table:table-cell office:value-type="float" office:value="54.05" calcext:value-type="float">
            <text:p>54,05</text:p>
          </table:table-cell>
          <table:table-cell office:value-type="float" office:value="0" calcext:value-type="float">
            <text:p>0</text:p>
          </table:table-cell>
          <table:table-cell office:value-type="float" office:value="-82.96" calcext:value-type="float">
            <text:p>-82,96</text:p>
          </table:table-cell>
          <table:table-cell office:value-type="float" office:value="22.12" calcext:value-type="float">
            <text:p>22,12</text:p>
          </table:table-cell>
          <table:table-cell office:value-type="float" office:value="2635.27" calcext:value-type="float">
            <text:p>2635,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522" calcext:value-type="float">
            <text:p>11522</text:p>
          </table:table-cell>
          <table:table-cell table:style-name="ce4" office:value-type="float" office:value="47601" calcext:value-type="float">
            <text:p>476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54" calcext:value-type="float">
            <text:p>194,54</text:p>
          </table:table-cell>
          <table:table-cell office:value-type="float" office:value="12638.08" calcext:value-type="float">
            <text:p>12638,08</text:p>
          </table:table-cell>
          <table:table-cell office:value-type="float" office:value="294.04" calcext:value-type="float">
            <text:p>294,04</text:p>
          </table:table-cell>
          <table:table-cell office:value-type="float" office:value="10.85" calcext:value-type="float">
            <text:p>10,85</text:p>
          </table:table-cell>
          <table:table-cell office:value-type="float" office:value="162.51" calcext:value-type="float">
            <text:p>162,51</text:p>
          </table:table-cell>
          <table:table-cell office:value-type="float" office:value="0" calcext:value-type="float">
            <text:p>0</text:p>
          </table:table-cell>
          <table:table-cell office:value-type="float" office:value="310.42" calcext:value-type="float">
            <text:p>31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74.78" calcext:value-type="float">
            <text:p>12674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93" calcext:value-type="float">
            <text:p>7,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82" calcext:value-type="float">
            <text:p>67,82</text:p>
          </table:table-cell>
          <table:table-cell office:value-type="float" office:value="36.47" calcext:value-type="float">
            <text:p>36,47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office:value-type="float" office:value="66.09" calcext:value-type="float">
            <text:p>66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165" calcext:value-type="float">
            <text:p>12165</text:p>
          </table:table-cell>
          <table:table-cell table:style-name="ce4" office:value-type="float" office:value="66118" calcext:value-type="float">
            <text:p>661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53" calcext:value-type="float">
            <text:p>49,53</text:p>
          </table:table-cell>
          <table:table-cell office:value-type="float" office:value="115.7" calcext:value-type="float">
            <text:p>115,7</text:p>
          </table:table-cell>
          <table:table-cell office:value-type="float" office:value="0" calcext:value-type="float">
            <text:p>0</text:p>
          </table:table-cell>
          <table:table-cell office:value-type="float" office:value="455.44" calcext:value-type="float">
            <text:p>455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1.01" calcext:value-type="float">
            <text:p>1051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5.03" calcext:value-type="float">
            <text:p>635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0.58" calcext:value-type="float">
            <text:p>3890,58</text:p>
          </table:table-cell>
          <table:table-cell office:value-type="float" office:value="386.41" calcext:value-type="float">
            <text:p>386,41</text:p>
          </table:table-cell>
          <table:table-cell office:value-type="float" office:value="405.05" calcext:value-type="float">
            <text:p>405,05</text:p>
          </table:table-cell>
          <table:table-cell office:value-type="float" office:value="0" calcext:value-type="float">
            <text:p>0</text:p>
          </table:table-cell>
          <table:table-cell office:value-type="float" office:value="80.52" calcext:value-type="float">
            <text:p>80,52</text:p>
          </table:table-cell>
          <table:table-cell office:value-type="float" office:value="0" calcext:value-type="float">
            <text:p>0</text:p>
          </table:table-cell>
          <table:table-cell office:value-type="float" office:value="560.83" calcext:value-type="float">
            <text:p>560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8799" calcext:value-type="float">
            <text:p>8799</text:p>
          </table:table-cell>
          <table:table-cell table:style-name="ce4" office:value-type="float" office:value="43881" calcext:value-type="float">
            <text:p>438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2.73" calcext:value-type="float">
            <text:p>8712,73</text:p>
          </table:table-cell>
          <table:table-cell office:value-type="float" office:value="18344.01" calcext:value-type="float">
            <text:p>18344,01</text:p>
          </table:table-cell>
          <table:table-cell office:value-type="float" office:value="0" calcext:value-type="float">
            <text:p>0</text:p>
          </table:table-cell>
          <table:table-cell office:value-type="float" office:value="1217.42" calcext:value-type="float">
            <text:p>1217,42</text:p>
          </table:table-cell>
          <table:table-cell office:value-type="float" office:value="0" calcext:value-type="float">
            <text:p>0</text:p>
          </table:table-cell>
          <table:table-cell office:value-type="float" office:value="213.48" calcext:value-type="float">
            <text:p>213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6.35" calcext:value-type="float">
            <text:p>13176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3.85" calcext:value-type="float">
            <text:p>1173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1.6" calcext:value-type="float">
            <text:p>4311,6</text:p>
          </table:table-cell>
          <table:table-cell office:value-type="float" office:value="23975.45" calcext:value-type="float">
            <text:p>23975,45</text:p>
          </table:table-cell>
          <table:table-cell office:value-type="float" office:value="504.43" calcext:value-type="float">
            <text:p>504,43</text:p>
          </table:table-cell>
          <table:table-cell office:value-type="float" office:value="538.87" calcext:value-type="float">
            <text:p>538,87</text:p>
          </table:table-cell>
          <table:table-cell office:value-type="float" office:value="0" calcext:value-type="float">
            <text:p>0</text:p>
          </table:table-cell>
          <table:table-cell office:value-type="float" office:value="450.18" calcext:value-type="float">
            <text:p>450,18</text:p>
          </table:table-cell>
          <table:table-cell office:value-type="float" office:value="0" calcext:value-type="float">
            <text:p>0</text:p>
          </table:table-cell>
          <table:table-cell office:value-type="float" office:value="347.31" calcext:value-type="float">
            <text:p>347,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785" calcext:value-type="float">
            <text:p>12785</text:p>
          </table:table-cell>
          <table:table-cell table:style-name="ce4" office:value-type="float" office:value="54703" calcext:value-type="float">
            <text:p>547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6.93" calcext:value-type="float">
            <text:p>906,93</text:p>
          </table:table-cell>
          <table:table-cell office:value-type="float" office:value="11769.24" calcext:value-type="float">
            <text:p>11769,24</text:p>
          </table:table-cell>
          <table:table-cell office:value-type="float" office:value="61370.42" calcext:value-type="float">
            <text:p>61370,42</text:p>
          </table:table-cell>
          <table:table-cell office:value-type="float" office:value="2359.25" calcext:value-type="float">
            <text:p>2359,25</text:p>
          </table:table-cell>
          <table:table-cell office:value-type="float" office:value="109.96" calcext:value-type="float">
            <text:p>109,96</text:p>
          </table:table-cell>
          <table:table-cell office:value-type="float" office:value="312.36" calcext:value-type="float">
            <text:p>312,36</text:p>
          </table:table-cell>
          <table:table-cell office:value-type="float" office:value="0" calcext:value-type="float">
            <text:p>0</text:p>
          </table:table-cell>
          <table:table-cell office:value-type="float" office:value="719.73" calcext:value-type="float">
            <text:p>71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13.91" calcext:value-type="float">
            <text:p>46213,91</text:p>
          </table:table-cell>
          <table:table-cell office:value-type="float" office:value="0" calcext:value-type="float">
            <text:p>0</text:p>
          </table:table-cell>
          <table:table-cell office:value-type="float" office:value="222.04" calcext:value-type="float">
            <text:p>222,04</text:p>
          </table:table-cell>
          <table:table-cell office:value-type="float" office:value="0" calcext:value-type="float">
            <text:p>0</text:p>
          </table:table-cell>
          <table:table-cell office:value-type="float" office:value="811.89" calcext:value-type="float">
            <text:p>811,89</text:p>
          </table:table-cell>
          <table:table-cell office:value-type="float" office:value="0" calcext:value-type="float">
            <text:p>0</text:p>
          </table:table-cell>
          <table:table-cell office:value-type="float" office:value="693.78" calcext:value-type="float">
            <text:p>693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06" calcext:value-type="float">
            <text:p>373,06</text:p>
          </table:table-cell>
          <table:table-cell office:value-type="float" office:value="3801.52" calcext:value-type="float">
            <text:p>3801,52</text:p>
          </table:table-cell>
          <table:table-cell office:value-type="float" office:value="-378.42" calcext:value-type="float">
            <text:p>-378,42</text:p>
          </table:table-cell>
          <table:table-cell office:value-type="float" office:value="13.05" calcext:value-type="float">
            <text:p>13,05</text:p>
          </table:table-cell>
          <table:table-cell office:value-type="float" office:value="0" calcext:value-type="float">
            <text:p>0</text:p>
          </table:table-cell>
          <table:table-cell office:value-type="float" office:value="1737.89" calcext:value-type="float">
            <text:p>1737,89</text:p>
          </table:table-cell>
          <table:table-cell office:value-type="float" office:value="0" calcext:value-type="float">
            <text:p>0</text:p>
          </table:table-cell>
          <table:table-cell office:value-type="float" office:value="110.96" calcext:value-type="float">
            <text:p>110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2598" calcext:value-type="float">
            <text:p>22598</text:p>
          </table:table-cell>
          <table:table-cell table:style-name="ce4" office:value-type="float" office:value="133857" calcext:value-type="float">
            <text:p>1338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04.95" calcext:value-type="float">
            <text:p>204,95</text:p>
          </table:table-cell>
          <table:table-cell office:value-type="float" office:value="403.76" calcext:value-type="float">
            <text:p>403,76</text:p>
          </table:table-cell>
          <table:table-cell office:value-type="float" office:value="0" calcext:value-type="float">
            <text:p>0</text:p>
          </table:table-cell>
          <table:table-cell office:value-type="float" office:value="317.19" calcext:value-type="float">
            <text:p>317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23" calcext:value-type="float">
            <text:p>79,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.11" calcext:value-type="float">
            <text:p>121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12" calcext:value-type="float">
            <text:p>23,12</text:p>
          </table:table-cell>
          <table:table-cell office:value-type="float" office:value="144.66" calcext:value-type="float">
            <text:p>14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" calcext:value-type="float">
            <text:p>3,42</text:p>
          </table:table-cell>
          <table:table-cell office:value-type="float" office:value="64.59" calcext:value-type="float">
            <text:p>64,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46" calcext:value-type="float">
            <text:p>9246</text:p>
          </table:table-cell>
          <table:table-cell table:style-name="ce4" office:value-type="float" office:value="46341" calcext:value-type="float">
            <text:p>463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0.01" calcext:value-type="float">
            <text:p>21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7.46" calcext:value-type="float">
            <text:p>77,46</text:p>
          </table:table-cell>
          <table:table-cell office:value-type="float" office:value="1790.59" calcext:value-type="float">
            <text:p>1790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81.91" calcext:value-type="float">
            <text:p>15781,91</text:p>
          </table:table-cell>
          <table:table-cell office:value-type="float" office:value="3257.4" calcext:value-type="float">
            <text:p>325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48" calcext:value-type="float">
            <text:p>163,48</text:p>
          </table:table-cell>
          <table:table-cell office:value-type="float" office:value="0" calcext:value-type="float">
            <text:p>0</text:p>
          </table:table-cell>
          <table:table-cell office:value-type="float" office:value="196.42" calcext:value-type="float">
            <text:p>196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863" calcext:value-type="float">
            <text:p>9863</text:p>
          </table:table-cell>
          <table:table-cell table:style-name="ce4" office:value-type="float" office:value="51857" calcext:value-type="float">
            <text:p>518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0.59" calcext:value-type="float">
            <text:p>5010,59</text:p>
          </table:table-cell>
          <table:table-cell office:value-type="float" office:value="19475.55" calcext:value-type="float">
            <text:p>19475,55</text:p>
          </table:table-cell>
          <table:table-cell office:value-type="float" office:value="5181.55" calcext:value-type="float">
            <text:p>5181,55</text:p>
          </table:table-cell>
          <table:table-cell office:value-type="float" office:value="1632.31" calcext:value-type="float">
            <text:p>1632,31</text:p>
          </table:table-cell>
          <table:table-cell office:value-type="float" office:value="0" calcext:value-type="float">
            <text:p>0</text:p>
          </table:table-cell>
          <table:table-cell office:value-type="float" office:value="243.99" calcext:value-type="float">
            <text:p>243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1.06" calcext:value-type="float">
            <text:p>4751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67" calcext:value-type="float">
            <text:p>56,67</text:p>
          </table:table-cell>
          <table:table-cell office:value-type="float" office:value="0" calcext:value-type="float">
            <text:p>0</text:p>
          </table:table-cell>
          <table:table-cell office:value-type="float" office:value="277.28" calcext:value-type="float">
            <text:p>277,28</text:p>
          </table:table-cell>
          <table:table-cell office:value-type="float" office:value="2764.76" calcext:value-type="float">
            <text:p>2764,76</text:p>
          </table:table-cell>
          <table:table-cell office:value-type="float" office:value="60.29" calcext:value-type="float">
            <text:p>60,29</text:p>
          </table:table-cell>
          <table:table-cell office:value-type="float" office:value="444.56" calcext:value-type="float">
            <text:p>444,56</text:p>
          </table:table-cell>
          <table:table-cell office:value-type="float" office:value="2570.95" calcext:value-type="float">
            <text:p>2570,95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5.06" calcext:value-type="float">
            <text:p>145,06</text:p>
          </table:table-cell>
          <table:table-cell office:value-type="float" office:value="0" calcext:value-type="float">
            <text:p>0</text:p>
          </table:table-cell>
          <table:table-cell office:value-type="float" office:value="401.99" calcext:value-type="float">
            <text:p>401,99</text:p>
          </table:table-cell>
          <table:table-cell office:value-type="float" office:value="135.35" calcext:value-type="float">
            <text:p>135,35</text:p>
          </table:table-cell>
          <table:table-cell office:value-type="float" office:value="2992.68" calcext:value-type="float">
            <text:p>2992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552" calcext:value-type="float">
            <text:p>14552</text:p>
          </table:table-cell>
          <table:table-cell table:style-name="ce4" office:value-type="float" office:value="64844" calcext:value-type="float">
            <text:p>648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6.88" calcext:value-type="float">
            <text:p>1576,88</text:p>
          </table:table-cell>
          <table:table-cell office:value-type="float" office:value="30642.67" calcext:value-type="float">
            <text:p>30642,67</text:p>
          </table:table-cell>
          <table:table-cell office:value-type="float" office:value="13985.73" calcext:value-type="float">
            <text:p>13985,73</text:p>
          </table:table-cell>
          <table:table-cell office:value-type="float" office:value="532.77" calcext:value-type="float">
            <text:p>532,77</text:p>
          </table:table-cell>
          <table:table-cell office:value-type="float" office:value="2847.66" calcext:value-type="float">
            <text:p>2847,66</text:p>
          </table:table-cell>
          <table:table-cell office:value-type="float" office:value="0" calcext:value-type="float">
            <text:p>0</text:p>
          </table:table-cell>
          <table:table-cell office:value-type="float" office:value="841.84" calcext:value-type="float">
            <text:p>841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62.3" calcext:value-type="float">
            <text:p>36762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.58" calcext:value-type="float">
            <text:p>131,5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28.6" calcext:value-type="float">
            <text:p>128,6</text:p>
          </table:table-cell>
          <table:table-cell office:value-type="float" office:value="8854.27" calcext:value-type="float">
            <text:p>8854,27</text:p>
          </table:table-cell>
          <table:table-cell office:value-type="float" office:value="1334.47" calcext:value-type="float">
            <text:p>133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.57" calcext:value-type="float">
            <text:p>868,57</text:p>
          </table:table-cell>
          <table:table-cell office:value-type="float" office:value="0" calcext:value-type="float">
            <text:p>0</text:p>
          </table:table-cell>
          <table:table-cell office:value-type="float" office:value="1981.5" calcext:value-type="float">
            <text:p>198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8770" calcext:value-type="float">
            <text:p>18770</text:p>
          </table:table-cell>
          <table:table-cell table:style-name="ce4" office:value-type="float" office:value="98629" calcext:value-type="float">
            <text:p>986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5.19" calcext:value-type="float">
            <text:p>185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9" calcext:value-type="float">
            <text:p>34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03" calcext:value-type="float">
            <text:p>114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4.46" calcext:value-type="float">
            <text:p>454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26" calcext:value-type="float">
            <text:p>14,26</text:p>
          </table:table-cell>
          <table:table-cell office:value-type="float" office:value="966.02" calcext:value-type="float">
            <text:p>966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04" calcext:value-type="float">
            <text:p>67,04</text:p>
          </table:table-cell>
          <table:table-cell office:value-type="float" office:value="0" calcext:value-type="float">
            <text:p>0</text:p>
          </table:table-cell>
          <table:table-cell office:value-type="float" office:value="29.87" calcext:value-type="float">
            <text:p>29,87</text:p>
          </table:table-cell>
          <table:table-cell office:value-type="float" office:value="7.15" calcext:value-type="float">
            <text:p>7,15</text:p>
          </table:table-cell>
          <table:table-cell office:value-type="float" office:value="27.69" calcext:value-type="float">
            <text:p>27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60" calcext:value-type="float">
            <text:p>9460</text:p>
          </table:table-cell>
          <table:table-cell table:style-name="ce4" office:value-type="float" office:value="49372" calcext:value-type="float">
            <text:p>493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8.03" calcext:value-type="float">
            <text:p>28,03</text:p>
          </table:table-cell>
          <table:table-cell office:value-type="float" office:value="67.22" calcext:value-type="float">
            <text:p>67,22</text:p>
          </table:table-cell>
          <table:table-cell office:value-type="float" office:value="59.07" calcext:value-type="float">
            <text:p>59,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7" calcext:value-type="float">
            <text:p>11,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.35" calcext:value-type="float">
            <text:p>115,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177" calcext:value-type="float">
            <text:p>9177</text:p>
          </table:table-cell>
          <table:table-cell table:style-name="ce4" office:value-type="float" office:value="46515" calcext:value-type="float">
            <text:p>465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3.28" calcext:value-type="float">
            <text:p>33,28</text:p>
          </table:table-cell>
          <table:table-cell office:value-type="float" office:value="0" calcext:value-type="float">
            <text:p>0</text:p>
          </table:table-cell>
          <table:table-cell office:value-type="float" office:value="182.32" calcext:value-type="float">
            <text:p>182,32</text:p>
          </table:table-cell>
          <table:table-cell office:value-type="float" office:value="0" calcext:value-type="float">
            <text:p>0</text:p>
          </table:table-cell>
          <table:table-cell office:value-type="float" office:value="142.33" calcext:value-type="float">
            <text:p>142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95" calcext:value-type="float">
            <text:p>47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0.64" calcext:value-type="float">
            <text:p>2930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9.25" calcext:value-type="float">
            <text:p>1459,25</text:p>
          </table:table-cell>
          <table:table-cell office:value-type="float" office:value="975.19" calcext:value-type="float">
            <text:p>975,19</text:p>
          </table:table-cell>
          <table:table-cell office:value-type="float" office:value="942.39" calcext:value-type="float">
            <text:p>942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office:value-type="float" office:value="333.77" calcext:value-type="float">
            <text:p>333,77</text:p>
          </table:table-cell>
          <table:table-cell office:value-type="float" office:value="99.67" calcext:value-type="float">
            <text:p>99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299" calcext:value-type="float">
            <text:p>10299</text:p>
          </table:table-cell>
          <table:table-cell table:style-name="ce4" office:value-type="float" office:value="46842" calcext:value-type="float">
            <text:p>468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58.45" calcext:value-type="float">
            <text:p>458,45</text:p>
          </table:table-cell>
          <table:table-cell office:value-type="float" office:value="2417.77" calcext:value-type="float">
            <text:p>2417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.47" calcext:value-type="float">
            <text:p>644,47</text:p>
          </table:table-cell>
          <table:table-cell office:value-type="float" office:value="0" calcext:value-type="float">
            <text:p>0</text:p>
          </table:table-cell>
          <table:table-cell office:value-type="float" office:value="157.72" calcext:value-type="float">
            <text:p>15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6.96" calcext:value-type="float">
            <text:p>1996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4.17" calcext:value-type="float">
            <text:p>694,17</text:p>
          </table:table-cell>
          <table:table-cell office:value-type="float" office:value="0" calcext:value-type="float">
            <text:p>0</text:p>
          </table:table-cell>
          <table:table-cell office:value-type="float" office:value="130.83" calcext:value-type="float">
            <text:p>130,83</text:p>
          </table:table-cell>
          <table:table-cell office:value-type="float" office:value="1252.04" calcext:value-type="float">
            <text:p>1252,04</text:p>
          </table:table-cell>
          <table:table-cell office:value-type="float" office:value="0" calcext:value-type="float">
            <text:p>0</text:p>
          </table:table-cell>
          <table:table-cell office:value-type="float" office:value="122.04" calcext:value-type="float">
            <text:p>122,04</text:p>
          </table:table-cell>
          <table:table-cell office:value-type="float" office:value="218.7" calcext:value-type="float">
            <text:p>218,7</text:p>
          </table:table-cell>
          <table:table-cell office:value-type="float" office:value="0" calcext:value-type="float">
            <text:p>0</text:p>
          </table:table-cell>
          <table:table-cell office:value-type="float" office:value="56.82" calcext:value-type="float">
            <text:p>56,82</text:p>
          </table:table-cell>
          <table:table-cell office:value-type="float" office:value="0" calcext:value-type="float">
            <text:p>0</text:p>
          </table:table-cell>
          <table:table-cell office:value-type="float" office:value="636.32" calcext:value-type="float">
            <text:p>636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55" calcext:value-type="float">
            <text:p>9255</text:p>
          </table:table-cell>
          <table:table-cell table:style-name="ce4" office:value-type="float" office:value="47902" calcext:value-type="float">
            <text:p>479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91.35" calcext:value-type="float">
            <text:p>91,35</text:p>
          </table:table-cell>
          <table:table-cell office:value-type="float" office:value="2398.58" calcext:value-type="float">
            <text:p>2398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14" calcext:value-type="float">
            <text:p>134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95" calcext:value-type="float">
            <text:p>307,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77.46" calcext:value-type="float">
            <text:p>577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15" calcext:value-type="float">
            <text:p>168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857" calcext:value-type="float">
            <text:p>9857</text:p>
          </table:table-cell>
          <table:table-cell table:style-name="ce4" office:value-type="float" office:value="50086" calcext:value-type="float">
            <text:p>50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50.12" calcext:value-type="float">
            <text:p>5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.46" calcext:value-type="float">
            <text:p>4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81" calcext:value-type="float">
            <text:p>472,81</text:p>
          </table:table-cell>
          <table:table-cell office:value-type="float" office:value="0" calcext:value-type="float">
            <text:p>0</text:p>
          </table:table-cell>
          <table:table-cell office:value-type="float" office:value="31.67" calcext:value-type="float">
            <text:p>31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43" calcext:value-type="float">
            <text:p>226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1.38" calcext:value-type="float">
            <text:p>101,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26" calcext:value-type="float">
            <text:p>9126</text:p>
          </table:table-cell>
          <table:table-cell table:style-name="ce4" office:value-type="float" office:value="46204" calcext:value-type="float">
            <text:p>462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.77" calcext:value-type="float">
            <text:p>418,77</text:p>
          </table:table-cell>
          <table:table-cell office:value-type="float" office:value="6262.96" calcext:value-type="float">
            <text:p>6262,96</text:p>
          </table:table-cell>
          <table:table-cell office:value-type="float" office:value="6344.93" calcext:value-type="float">
            <text:p>6344,93</text:p>
          </table:table-cell>
          <table:table-cell office:value-type="float" office:value="413.26" calcext:value-type="float">
            <text:p>413,26</text:p>
          </table:table-cell>
          <table:table-cell office:value-type="float" office:value="503.38" calcext:value-type="float">
            <text:p>503,38</text:p>
          </table:table-cell>
          <table:table-cell office:value-type="float" office:value="133.96" calcext:value-type="float">
            <text:p>133,96</text:p>
          </table:table-cell>
          <table:table-cell office:value-type="float" office:value="0" calcext:value-type="float">
            <text:p>0</text:p>
          </table:table-cell>
          <table:table-cell office:value-type="float" office:value="74.51" calcext:value-type="float">
            <text:p>7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4.76" calcext:value-type="float">
            <text:p>7604,76</text:p>
          </table:table-cell>
          <table:table-cell office:value-type="float" office:value="0" calcext:value-type="float">
            <text:p>0</text:p>
          </table:table-cell>
          <table:table-cell office:value-type="float" office:value="421.56" calcext:value-type="float">
            <text:p>421,56</text:p>
          </table:table-cell>
          <table:table-cell office:value-type="float" office:value="0" calcext:value-type="float">
            <text:p>0</text:p>
          </table:table-cell>
          <table:table-cell office:value-type="float" office:value="325.73" calcext:value-type="float">
            <text:p>325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1.87" calcext:value-type="float">
            <text:p>861,87</text:p>
          </table:table-cell>
          <table:table-cell office:value-type="float" office:value="0" calcext:value-type="float">
            <text:p>0</text:p>
          </table:table-cell>
          <table:table-cell office:value-type="float" office:value="1634.8" calcext:value-type="float">
            <text:p>1634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" calcext:value-type="float">
            <text:p>42,99</text:p>
          </table:table-cell>
          <table:table-cell office:value-type="float" office:value="0" calcext:value-type="float">
            <text:p>0</text:p>
          </table:table-cell>
          <table:table-cell office:value-type="float" office:value="168.73" calcext:value-type="float">
            <text:p>168,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835" calcext:value-type="float">
            <text:p>11835</text:p>
          </table:table-cell>
          <table:table-cell table:style-name="ce4" office:value-type="float" office:value="66210" calcext:value-type="float">
            <text:p>662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793.52" calcext:value-type="float">
            <text:p>1793,52</text:p>
          </table:table-cell>
          <table:table-cell office:value-type="float" office:value="3987.12" calcext:value-type="float">
            <text:p>3987,12</text:p>
          </table:table-cell>
          <table:table-cell office:value-type="float" office:value="3706.5" calcext:value-type="float">
            <text:p>3706,5</text:p>
          </table:table-cell>
          <table:table-cell office:value-type="float" office:value="164.25" calcext:value-type="float">
            <text:p>164,25</text:p>
          </table:table-cell>
          <table:table-cell office:value-type="float" office:value="233.84" calcext:value-type="float">
            <text:p>233,84</text:p>
          </table:table-cell>
          <table:table-cell office:value-type="float" office:value="0" calcext:value-type="float">
            <text:p>0</text:p>
          </table:table-cell>
          <table:table-cell office:value-type="float" office:value="60.99" calcext:value-type="float">
            <text:p>6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0.65" calcext:value-type="float">
            <text:p>1860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57" calcext:value-type="float">
            <text:p>10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.85" calcext:value-type="float">
            <text:p>698,85</text:p>
          </table:table-cell>
          <table:table-cell office:value-type="float" office:value="0" calcext:value-type="float">
            <text:p>0</text:p>
          </table:table-cell>
          <table:table-cell office:value-type="float" office:value="115.9" calcext:value-type="float">
            <text:p>115,9</text:p>
          </table:table-cell>
          <table:table-cell office:value-type="float" office:value="154.22" calcext:value-type="float">
            <text:p>154,22</text:p>
          </table:table-cell>
          <table:table-cell office:value-type="float" office:value="0" calcext:value-type="float">
            <text:p>0</text:p>
          </table:table-cell>
          <table:table-cell office:value-type="float" office:value="40.1" calcext:value-type="float">
            <text:p>40,1</text:p>
          </table:table-cell>
          <table:table-cell office:value-type="float" office:value="0" calcext:value-type="float">
            <text:p>0</text:p>
          </table:table-cell>
          <table:table-cell office:value-type="float" office:value="147.72" calcext:value-type="float">
            <text:p>147,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83" calcext:value-type="float">
            <text:p>10783</text:p>
          </table:table-cell>
          <table:table-cell table:style-name="ce4" office:value-type="float" office:value="54215" calcext:value-type="float">
            <text:p>542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64.42" calcext:value-type="float">
            <text:p>17164,42</text:p>
          </table:table-cell>
          <table:table-cell office:value-type="float" office:value="5947.92" calcext:value-type="float">
            <text:p>5947,92</text:p>
          </table:table-cell>
          <table:table-cell office:value-type="float" office:value="57788.15" calcext:value-type="float">
            <text:p>57788,15</text:p>
          </table:table-cell>
          <table:table-cell office:value-type="float" office:value="0" calcext:value-type="float">
            <text:p>0</text:p>
          </table:table-cell>
          <table:table-cell office:value-type="float" office:value="907.18" calcext:value-type="float">
            <text:p>907,18</text:p>
          </table:table-cell>
          <table:table-cell office:value-type="float" office:value="0" calcext:value-type="float">
            <text:p>0</text:p>
          </table:table-cell>
          <table:table-cell office:value-type="float" office:value="238.02" calcext:value-type="float">
            <text:p>238,02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office:value-type="float" office:value="11010.98" calcext:value-type="float">
            <text:p>11010,98</text:p>
          </table:table-cell>
          <table:table-cell office:value-type="float" office:value="0" calcext:value-type="float">
            <text:p>0</text:p>
          </table:table-cell>
          <table:table-cell office:value-type="float" office:value="82.59" calcext:value-type="float">
            <text:p>82,59</text:p>
          </table:table-cell>
          <table:table-cell office:value-type="float" office:value="0" calcext:value-type="float">
            <text:p>0</text:p>
          </table:table-cell>
          <table:table-cell office:value-type="float" office:value="3012.4" calcext:value-type="float">
            <text:p>3012,4</text:p>
          </table:table-cell>
          <table:table-cell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office:value-type="float" office:value="114.56" calcext:value-type="float">
            <text:p>114,56</text:p>
          </table:table-cell>
          <table:table-cell office:value-type="float" office:value="0" calcext:value-type="float">
            <text:p>0</text:p>
          </table:table-cell>
          <table:table-cell office:value-type="float" office:value="5805.52" calcext:value-type="float">
            <text:p>5805,52</text:p>
          </table:table-cell>
          <table:table-cell office:value-type="float" office:value="53870.86" calcext:value-type="float">
            <text:p>53870,86</text:p>
          </table:table-cell>
          <table:table-cell office:value-type="float" office:value="3075.16" calcext:value-type="float">
            <text:p>3075,16</text:p>
          </table:table-cell>
          <table:table-cell office:value-type="float" office:value="591.3" calcext:value-type="float">
            <text:p>591,3</text:p>
          </table:table-cell>
          <table:table-cell office:value-type="float" office:value="0" calcext:value-type="float">
            <text:p>0</text:p>
          </table:table-cell>
          <table:table-cell office:value-type="float" office:value="147.6" calcext:value-type="float">
            <text:p>147,6</text:p>
          </table:table-cell>
          <table:table-cell office:value-type="float" office:value="22.35" calcext:value-type="float">
            <text:p>22,35</text:p>
          </table:table-cell>
          <table:table-cell office:value-type="float" office:value="499.13" calcext:value-type="float">
            <text:p>499,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1153" calcext:value-type="float">
            <text:p>21153</text:p>
          </table:table-cell>
          <table:table-cell table:style-name="ce4" office:value-type="float" office:value="78738" calcext:value-type="float">
            <text:p>787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91" calcext:value-type="float">
            <text:p>325,91</text:p>
          </table:table-cell>
          <table:table-cell office:value-type="float" office:value="1346.63" calcext:value-type="float">
            <text:p>1346,63</text:p>
          </table:table-cell>
          <table:table-cell office:value-type="float" office:value="1590.65" calcext:value-type="float">
            <text:p>1590,65</text:p>
          </table:table-cell>
          <table:table-cell office:value-type="float" office:value="0" calcext:value-type="float">
            <text:p>0</text:p>
          </table:table-cell>
          <table:table-cell office:value-type="float" office:value="3175.89" calcext:value-type="float">
            <text:p>3175,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3" calcext:value-type="float">
            <text:p>4,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.06" calcext:value-type="float">
            <text:p>300,06</text:p>
          </table:table-cell>
          <table:table-cell office:value-type="float" office:value="0" calcext:value-type="float">
            <text:p>0</text:p>
          </table:table-cell>
          <table:table-cell office:value-type="float" office:value="68.25" calcext:value-type="float">
            <text:p>6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.42" calcext:value-type="float">
            <text:p>264,4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417.73" calcext:value-type="float">
            <text:p>417,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254" calcext:value-type="float">
            <text:p>10254</text:p>
          </table:table-cell>
          <table:table-cell table:style-name="ce4" office:value-type="float" office:value="50185" calcext:value-type="float">
            <text:p>501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4.62" calcext:value-type="float">
            <text:p>274,62</text:p>
          </table:table-cell>
          <table:table-cell office:value-type="float" office:value="867.08" calcext:value-type="float">
            <text:p>867,08</text:p>
          </table:table-cell>
          <table:table-cell office:value-type="float" office:value="112.18" calcext:value-type="float">
            <text:p>112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19" calcext:value-type="float">
            <text:p>274,19</text:p>
          </table:table-cell>
          <table:table-cell office:value-type="float" office:value="73.31" calcext:value-type="float">
            <text:p>73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57" calcext:value-type="float">
            <text:p>165,57</text:p>
          </table:table-cell>
          <table:table-cell office:value-type="float" office:value="105.38" calcext:value-type="float">
            <text:p>105,38</text:p>
          </table:table-cell>
          <table:table-cell office:value-type="float" office:value="0" calcext:value-type="float">
            <text:p>0</text:p>
          </table:table-cell>
          <table:table-cell office:value-type="float" office:value="390.68" calcext:value-type="float">
            <text:p>390,68</text:p>
          </table:table-cell>
          <table:table-cell office:value-type="float" office:value="0" calcext:value-type="float">
            <text:p>0</text:p>
          </table:table-cell>
          <table:table-cell office:value-type="float" office:value="63.59" calcext:value-type="float">
            <text:p>63,59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647.8" calcext:value-type="float">
            <text:p>647,8</text:p>
          </table:table-cell>
          <table:table-cell office:value-type="float" office:value="481.07" calcext:value-type="float">
            <text:p>481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.37" calcext:value-type="float">
            <text:p>325,37</text:p>
          </table:table-cell>
          <table:table-cell office:value-type="float" office:value="0" calcext:value-type="float">
            <text:p>0</text:p>
          </table:table-cell>
          <table:table-cell office:value-type="float" office:value="53.97" calcext:value-type="float">
            <text:p>53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4" calcext:value-type="float">
            <text:p>12,44</text:p>
          </table:table-cell>
          <table:table-cell office:value-type="float" office:value="322.89" calcext:value-type="float">
            <text:p>322,89</text:p>
          </table:table-cell>
          <table:table-cell table:style-name="ce4" office:value-type="float" office:value="9822" calcext:value-type="float">
            <text:p>9822</text:p>
          </table:table-cell>
          <table:table-cell table:style-name="ce4" office:value-type="float" office:value="51464" calcext:value-type="float">
            <text:p>514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.91" calcext:value-type="float">
            <text:p>31,91</text:p>
          </table:table-cell>
          <table:table-cell office:value-type="float" office:value="740.34" calcext:value-type="float">
            <text:p>740,34</text:p>
          </table:table-cell>
          <table:table-cell office:value-type="float" office:value="981.98" calcext:value-type="float">
            <text:p>981,98</text:p>
          </table:table-cell>
          <table:table-cell office:value-type="float" office:value="2310.39" calcext:value-type="float">
            <text:p>2310,39</text:p>
          </table:table-cell>
          <table:table-cell office:value-type="float" office:value="3522.63" calcext:value-type="float">
            <text:p>3522,63</text:p>
          </table:table-cell>
          <table:table-cell office:value-type="float" office:value="169.69" calcext:value-type="float">
            <text:p>169,69</text:p>
          </table:table-cell>
          <table:table-cell office:value-type="float" office:value="395.86" calcext:value-type="float">
            <text:p>395,86</text:p>
          </table:table-cell>
          <table:table-cell office:value-type="float" office:value="0" calcext:value-type="float">
            <text:p>0</text:p>
          </table:table-cell>
          <table:table-cell office:value-type="float" office:value="120.11" calcext:value-type="float">
            <text:p>12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2.17" calcext:value-type="float">
            <text:p>3862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0.27" calcext:value-type="float">
            <text:p>1140,27</text:p>
          </table:table-cell>
          <table:table-cell office:value-type="float" office:value="0" calcext:value-type="float">
            <text:p>0</text:p>
          </table:table-cell>
          <table:table-cell office:value-type="float" office:value="117.53" calcext:value-type="float">
            <text:p>117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.76" calcext:value-type="float">
            <text:p>1057,76</text:p>
          </table:table-cell>
          <table:table-cell office:value-type="float" office:value="948.46" calcext:value-type="float">
            <text:p>948,46</text:p>
          </table:table-cell>
          <table:table-cell office:value-type="float" office:value="3922.51" calcext:value-type="float">
            <text:p>3922,51</text:p>
          </table:table-cell>
          <table:table-cell office:value-type="float" office:value="35.53" calcext:value-type="float">
            <text:p>35,53</text:p>
          </table:table-cell>
          <table:table-cell office:value-type="float" office:value="0" calcext:value-type="float">
            <text:p>0</text:p>
          </table:table-cell>
          <table:table-cell office:value-type="float" office:value="64.66" calcext:value-type="float">
            <text:p>64,66</text:p>
          </table:table-cell>
          <table:table-cell office:value-type="float" office:value="8" calcext:value-type="float">
            <text:p>8</text:p>
          </table:table-cell>
          <table:table-cell office:value-type="float" office:value="226.37" calcext:value-type="float">
            <text:p>226,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95" calcext:value-type="float">
            <text:p>10795</text:p>
          </table:table-cell>
          <table:table-cell table:style-name="ce4" office:value-type="float" office:value="53157" calcext:value-type="float">
            <text:p>531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06" calcext:value-type="float">
            <text:p>274,06</text:p>
          </table:table-cell>
          <table:table-cell office:value-type="float" office:value="7006.74" calcext:value-type="float">
            <text:p>7006,74</text:p>
          </table:table-cell>
          <table:table-cell office:value-type="float" office:value="2064.24" calcext:value-type="float">
            <text:p>2064,24</text:p>
          </table:table-cell>
          <table:table-cell office:value-type="float" office:value="0" calcext:value-type="float">
            <text:p>0</text:p>
          </table:table-cell>
          <table:table-cell office:value-type="float" office:value="980.13" calcext:value-type="float">
            <text:p>980,13</text:p>
          </table:table-cell>
          <table:table-cell office:value-type="float" office:value="0" calcext:value-type="float">
            <text:p>0</text:p>
          </table:table-cell>
          <table:table-cell office:value-type="float" office:value="368.14" calcext:value-type="float">
            <text:p>368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.89" calcext:value-type="float">
            <text:p>2354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4" calcext:value-type="float">
            <text:p>163,14</text:p>
          </table:table-cell>
          <table:table-cell office:value-type="float" office:value="0" calcext:value-type="float">
            <text:p>0</text:p>
          </table:table-cell>
          <table:table-cell office:value-type="float" office:value="520.37" calcext:value-type="float">
            <text:p>520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.92" calcext:value-type="float">
            <text:p>2026,92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3" calcext:value-type="float">
            <text:p>346,3</text:p>
          </table:table-cell>
          <table:table-cell office:value-type="float" office:value="97.76" calcext:value-type="float">
            <text:p>97,76</text:p>
          </table:table-cell>
          <table:table-cell office:value-type="float" office:value="1248.16" calcext:value-type="float">
            <text:p>1248,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90" calcext:value-type="float">
            <text:p>10790</text:p>
          </table:table-cell>
          <table:table-cell table:style-name="ce4" office:value-type="float" office:value="52642" calcext:value-type="float">
            <text:p>526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1010.43" calcext:value-type="float">
            <text:p>11010,43</text:p>
          </table:table-cell>
          <table:table-cell office:value-type="float" office:value="0" calcext:value-type="float">
            <text:p>0</text:p>
          </table:table-cell>
          <table:table-cell office:value-type="float" office:value="743.31" calcext:value-type="float">
            <text:p>743,31</text:p>
          </table:table-cell>
          <table:table-cell office:value-type="float" office:value="0" calcext:value-type="float">
            <text:p>0</text:p>
          </table:table-cell>
          <table:table-cell office:value-type="float" office:value="42.57" calcext:value-type="float">
            <text:p>42,5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52.16" calcext:value-type="float">
            <text:p>552,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580" calcext:value-type="float">
            <text:p>10580</text:p>
          </table:table-cell>
          <table:table-cell table:style-name="ce4" office:value-type="float" office:value="43858" calcext:value-type="float">
            <text:p>438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.45" calcext:value-type="float">
            <text:p>22,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.64" calcext:value-type="float">
            <text:p>67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146" calcext:value-type="float">
            <text:p>9146</text:p>
          </table:table-cell>
          <table:table-cell table:style-name="ce4" office:value-type="float" office:value="46398" calcext:value-type="float">
            <text:p>463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457.93" calcext:value-type="float">
            <text:p>2457,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942.33" calcext:value-type="float">
            <text:p>12942,3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69.62" calcext:value-type="float">
            <text:p>269,62</text:p>
          </table:table-cell>
          <table:table-cell office:value-type="float" office:value="0" calcext:value-type="float">
            <text:p>0</text:p>
          </table:table-cell>
          <table:table-cell office:value-type="float" office:value="855.21" calcext:value-type="float">
            <text:p>855,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008" calcext:value-type="float">
            <text:p>10008</text:p>
          </table:table-cell>
          <table:table-cell table:style-name="ce4" office:value-type="float" office:value="54542" calcext:value-type="float">
            <text:p>545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6.04" calcext:value-type="float">
            <text:p>2606,04</text:p>
          </table:table-cell>
          <table:table-cell office:value-type="float" office:value="0" calcext:value-type="float">
            <text:p>0</text:p>
          </table:table-cell>
          <table:table-cell office:value-type="float" office:value="39.77" calcext:value-type="float">
            <text:p>39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78" calcext:value-type="float">
            <text:p>123,78</text:p>
          </table:table-cell>
          <table:table-cell office:value-type="float" office:value="1668.12" calcext:value-type="float">
            <text:p>1668,12</text:p>
          </table:table-cell>
          <table:table-cell office:value-type="float" office:value="69.86" calcext:value-type="float">
            <text:p>69,86</text:p>
          </table:table-cell>
          <table:table-cell office:value-type="float" office:value="-86.68" calcext:value-type="float">
            <text:p>-86,68</text:p>
          </table:table-cell>
          <table:table-cell office:value-type="float" office:value="0" calcext:value-type="float">
            <text:p>0</text:p>
          </table:table-cell>
          <table:table-cell office:value-type="float" office:value="1328.43" calcext:value-type="float">
            <text:p>1328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6" calcext:value-type="float">
            <text:p>37,36</text:p>
          </table:table-cell>
          <table:table-cell office:value-type="float" office:value="18.3" calcext:value-type="float">
            <text:p>18,3</text:p>
          </table:table-cell>
          <table:table-cell office:value-type="float" office:value="2036.06" calcext:value-type="float">
            <text:p>2036,06</text:p>
          </table:table-cell>
          <table:table-cell office:value-type="float" office:value="285.05" calcext:value-type="float">
            <text:p>285,0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567" calcext:value-type="float">
            <text:p>9567</text:p>
          </table:table-cell>
          <table:table-cell table:style-name="ce4" office:value-type="float" office:value="46541" calcext:value-type="float">
            <text:p>465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.88" calcext:value-type="float">
            <text:p>159,88</text:p>
          </table:table-cell>
          <table:table-cell office:value-type="float" office:value="5113.64" calcext:value-type="float">
            <text:p>5113,64</text:p>
          </table:table-cell>
          <table:table-cell office:value-type="float" office:value="2490.16" calcext:value-type="float">
            <text:p>2490,16</text:p>
          </table:table-cell>
          <table:table-cell office:value-type="float" office:value="4108.99" calcext:value-type="float">
            <text:p>4108,99</text:p>
          </table:table-cell>
          <table:table-cell office:value-type="float" office:value="1356.78" calcext:value-type="float">
            <text:p>1356,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11.57" calcext:value-type="float">
            <text:p>511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.84" calcext:value-type="float">
            <text:p>884,84</text:p>
          </table:table-cell>
          <table:table-cell office:value-type="float" office:value="9.75" calcext:value-type="float">
            <text:p>9,75</text:p>
          </table:table-cell>
          <table:table-cell office:value-type="float" office:value="1417.76" calcext:value-type="float">
            <text:p>1417,76</text:p>
          </table:table-cell>
          <table:table-cell office:value-type="float" office:value="0" calcext:value-type="float">
            <text:p>0</text:p>
          </table:table-cell>
          <table:table-cell office:value-type="float" office:value="1399.24" calcext:value-type="float">
            <text:p>1399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95" calcext:value-type="float">
            <text:p>213,95</text:p>
          </table:table-cell>
          <table:table-cell office:value-type="float" office:value="1745.52" calcext:value-type="float">
            <text:p>1745,52</text:p>
          </table:table-cell>
          <table:table-cell office:value-type="float" office:value="2521.7" calcext:value-type="float">
            <text:p>2521,7</text:p>
          </table:table-cell>
          <table:table-cell office:value-type="float" office:value="103.85" calcext:value-type="float">
            <text:p>103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4" calcext:value-type="float">
            <text:p>85,4</text:p>
          </table:table-cell>
          <table:table-cell office:value-type="float" office:value="0" calcext:value-type="float">
            <text:p>0</text:p>
          </table:table-cell>
          <table:table-cell office:value-type="float" office:value="140.3" calcext:value-type="float">
            <text:p>140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93" calcext:value-type="float">
            <text:p>10793</text:p>
          </table:table-cell>
          <table:table-cell table:style-name="ce4" office:value-type="float" office:value="52008" calcext:value-type="float">
            <text:p>520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3.61" calcext:value-type="float">
            <text:p>213,61</text:p>
          </table:table-cell>
          <table:table-cell office:value-type="float" office:value="0" calcext:value-type="float">
            <text:p>0</text:p>
          </table:table-cell>
          <table:table-cell office:value-type="float" office:value="28.69" calcext:value-type="float">
            <text:p>28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9.24" calcext:value-type="float">
            <text:p>5629,24</text:p>
          </table:table-cell>
          <table:table-cell office:value-type="float" office:value="6.53" calcext:value-type="float">
            <text:p>6,53</text:p>
          </table:table-cell>
          <table:table-cell office:value-type="float" office:value="4.69" calcext:value-type="float">
            <text:p>4,69</text:p>
          </table:table-cell>
          <table:table-cell office:value-type="float" office:value="4.87" calcext:value-type="float">
            <text:p>4,87</text:p>
          </table:table-cell>
          <table:table-cell office:value-type="float" office:value="0" calcext:value-type="float">
            <text:p>0</text:p>
          </table:table-cell>
          <table:table-cell office:value-type="float" office:value="78.74" calcext:value-type="float">
            <text:p>78,74</text:p>
          </table:table-cell>
          <table:table-cell office:value-type="float" office:value="118.58" calcext:value-type="float">
            <text:p>118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2" calcext:value-type="float">
            <text:p>68,72</text:p>
          </table:table-cell>
          <table:table-cell office:value-type="float" office:value="105.7" calcext:value-type="float">
            <text:p>10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77" calcext:value-type="float">
            <text:p>161,77</text:p>
          </table:table-cell>
          <table:table-cell office:value-type="float" office:value="3099.59" calcext:value-type="float">
            <text:p>3099,59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1.43" calcext:value-type="float">
            <text:p>931,4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118" calcext:value-type="float">
            <text:p>10118</text:p>
          </table:table-cell>
          <table:table-cell table:style-name="ce4" office:value-type="float" office:value="50610" calcext:value-type="float">
            <text:p>506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359.4" calcext:value-type="float">
            <text:p>2359,4</text:p>
          </table:table-cell>
          <table:table-cell office:value-type="float" office:value="533.13" calcext:value-type="float">
            <text:p>533,13</text:p>
          </table:table-cell>
          <table:table-cell office:value-type="float" office:value="23577.06" calcext:value-type="float">
            <text:p>23577,06</text:p>
          </table:table-cell>
          <table:table-cell office:value-type="float" office:value="0" calcext:value-type="float">
            <text:p>0</text:p>
          </table:table-cell>
          <table:table-cell office:value-type="float" office:value="151.06" calcext:value-type="float">
            <text:p>151,06</text:p>
          </table:table-cell>
          <table:table-cell office:value-type="float" office:value="0" calcext:value-type="float">
            <text:p>0</text:p>
          </table:table-cell>
          <table:table-cell office:value-type="float" office:value="219.58" calcext:value-type="float">
            <text:p>21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41" calcext:value-type="float">
            <text:p>55,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16" calcext:value-type="float">
            <text:p>8,16</text:p>
          </table:table-cell>
          <table:table-cell office:value-type="float" office:value="0" calcext:value-type="float">
            <text:p>0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6.74" calcext:value-type="float">
            <text:p>2936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08" calcext:value-type="float">
            <text:p>119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867" calcext:value-type="float">
            <text:p>12867</text:p>
          </table:table-cell>
          <table:table-cell table:style-name="ce4" office:value-type="float" office:value="50033" calcext:value-type="float">
            <text:p>500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5.82" calcext:value-type="float">
            <text:p>525,82</text:p>
          </table:table-cell>
          <table:table-cell office:value-type="float" office:value="0" calcext:value-type="float">
            <text:p>0</text:p>
          </table:table-cell>
          <table:table-cell office:value-type="float" office:value="867.74" calcext:value-type="float">
            <text:p>867,74</text:p>
          </table:table-cell>
          <table:table-cell office:value-type="float" office:value="208.95" calcext:value-type="float">
            <text:p>208,95</text:p>
          </table:table-cell>
          <table:table-cell office:value-type="float" office:value="0" calcext:value-type="float">
            <text:p>0</text:p>
          </table:table-cell>
          <table:table-cell office:value-type="float" office:value="50.58" calcext:value-type="float">
            <text:p>50,58</text:p>
          </table:table-cell>
          <table:table-cell office:value-type="float" office:value="204.64" calcext:value-type="float">
            <text:p>204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.86" calcext:value-type="float">
            <text:p>248,86</text:p>
          </table:table-cell>
          <table:table-cell office:value-type="float" office:value="482.31" calcext:value-type="float">
            <text:p>482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85" calcext:value-type="float">
            <text:p>184,85</text:p>
          </table:table-cell>
          <table:table-cell office:value-type="float" office:value="0" calcext:value-type="float">
            <text:p>0</text:p>
          </table:table-cell>
          <table:table-cell office:value-type="float" office:value="49.04" calcext:value-type="float">
            <text:p>49,04</text:p>
          </table:table-cell>
          <table:table-cell office:value-type="float" office:value="0" calcext:value-type="float">
            <text:p>0</text:p>
          </table:table-cell>
          <table:table-cell office:value-type="float" office:value="650.75" calcext:value-type="float">
            <text:p>650,7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420" calcext:value-type="float">
            <text:p>9420</text:p>
          </table:table-cell>
          <table:table-cell table:style-name="ce4" office:value-type="float" office:value="48095" calcext:value-type="float">
            <text:p>480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78" calcext:value-type="float">
            <text:p>7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7.17" calcext:value-type="float">
            <text:p>3617,17</text:p>
          </table:table-cell>
          <table:table-cell office:value-type="float" office:value="0" calcext:value-type="float">
            <text:p>0</text:p>
          </table:table-cell>
          <table:table-cell office:value-type="float" office:value="13.66" calcext:value-type="float">
            <text:p>13,66</text:p>
          </table:table-cell>
          <table:table-cell office:value-type="float" office:value="19.51" calcext:value-type="float">
            <text:p>19,51</text:p>
          </table:table-cell>
          <table:table-cell office:value-type="float" office:value="7.59" calcext:value-type="float">
            <text:p>7,59</text:p>
          </table:table-cell>
          <table:table-cell office:value-type="float" office:value="30.6" calcext:value-type="float">
            <text:p>3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3" calcext:value-type="float">
            <text:p>4,53</text:p>
          </table:table-cell>
          <table:table-cell office:value-type="float" office:value="0" calcext:value-type="float">
            <text:p>0</text:p>
          </table:table-cell>
          <table:table-cell office:value-type="float" office:value="131.91" calcext:value-type="float">
            <text:p>131,91</text:p>
          </table:table-cell>
          <table:table-cell office:value-type="float" office:value="46.57" calcext:value-type="float">
            <text:p>46,5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795" calcext:value-type="float">
            <text:p>9795</text:p>
          </table:table-cell>
          <table:table-cell table:style-name="ce4" office:value-type="float" office:value="50116" calcext:value-type="float">
            <text:p>501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140.01" calcext:value-type="float">
            <text:p>3140,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30.55" calcext:value-type="float">
            <text:p>330,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991" calcext:value-type="float">
            <text:p>9991</text:p>
          </table:table-cell>
          <table:table-cell table:style-name="ce4" office:value-type="float" office:value="50076" calcext:value-type="float">
            <text:p>500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3.77" calcext:value-type="float">
            <text:p>733,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80.92" calcext:value-type="float">
            <text:p>6580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2.94" calcext:value-type="float">
            <text:p>1742,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.18" calcext:value-type="float">
            <text:p>206,1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17" calcext:value-type="float">
            <text:p>9617</text:p>
          </table:table-cell>
          <table:table-cell table:style-name="ce4" office:value-type="float" office:value="47336" calcext:value-type="float">
            <text:p>473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3.42" calcext:value-type="float">
            <text:p>13,42</text:p>
          </table:table-cell>
          <table:table-cell office:value-type="float" office:value="411.7" calcext:value-type="float">
            <text:p>411,7</text:p>
          </table:table-cell>
          <table:table-cell office:value-type="float" office:value="0" calcext:value-type="float">
            <text:p>0</text:p>
          </table:table-cell>
          <table:table-cell office:value-type="float" office:value="168.35" calcext:value-type="float">
            <text:p>168,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54" calcext:value-type="float">
            <text:p>16,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22" calcext:value-type="float">
            <text:p>13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1" calcext:value-type="float">
            <text:p>32,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43" calcext:value-type="float">
            <text:p>9243</text:p>
          </table:table-cell>
          <table:table-cell table:style-name="ce4" office:value-type="float" office:value="46529" calcext:value-type="float">
            <text:p>465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721.18" calcext:value-type="float">
            <text:p>1721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65.07" calcext:value-type="float">
            <text:p>1665,07</text:p>
          </table:table-cell>
          <table:table-cell office:value-type="float" office:value="1494.74" calcext:value-type="float">
            <text:p>1494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527" calcext:value-type="float">
            <text:p>9527</text:p>
          </table:table-cell>
          <table:table-cell table:style-name="ce4" office:value-type="float" office:value="46893" calcext:value-type="float">
            <text:p>468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13.78" calcext:value-type="float">
            <text:p>16113,78</text:p>
          </table:table-cell>
          <table:table-cell office:value-type="float" office:value="8659.28" calcext:value-type="float">
            <text:p>8659,28</text:p>
          </table:table-cell>
          <table:table-cell office:value-type="float" office:value="7998.4" calcext:value-type="float">
            <text:p>7998,4</text:p>
          </table:table-cell>
          <table:table-cell office:value-type="float" office:value="8643.97" calcext:value-type="float">
            <text:p>8643,97</text:p>
          </table:table-cell>
          <table:table-cell office:value-type="float" office:value="14286.22" calcext:value-type="float">
            <text:p>14286,22</text:p>
          </table:table-cell>
          <table:table-cell office:value-type="float" office:value="1790.5" calcext:value-type="float">
            <text:p>1790,5</text:p>
          </table:table-cell>
          <table:table-cell office:value-type="float" office:value="1153.03" calcext:value-type="float">
            <text:p>1153,03</text:p>
          </table:table-cell>
          <table:table-cell office:value-type="float" office:value="2301.19" calcext:value-type="float">
            <text:p>2301,19</text:p>
          </table:table-cell>
          <table:table-cell office:value-type="float" office:value="811.81" calcext:value-type="float">
            <text:p>811,81</text:p>
          </table:table-cell>
          <table:table-cell office:value-type="float" office:value="0" calcext:value-type="float">
            <text:p>0</text:p>
          </table:table-cell>
          <table:table-cell office:value-type="float" office:value="411.81" calcext:value-type="float">
            <text:p>411,81</text:p>
          </table:table-cell>
          <table:table-cell office:value-type="float" office:value="12134.6" calcext:value-type="float">
            <text:p>12134,6</text:p>
          </table:table-cell>
          <table:table-cell office:value-type="float" office:value="349.38" calcext:value-type="float">
            <text:p>349,38</text:p>
          </table:table-cell>
          <table:table-cell office:value-type="float" office:value="4439.68" calcext:value-type="float">
            <text:p>4439,68</text:p>
          </table:table-cell>
          <table:table-cell office:value-type="float" office:value="0" calcext:value-type="float">
            <text:p>0</text:p>
          </table:table-cell>
          <table:table-cell office:value-type="float" office:value="3336.03" calcext:value-type="float">
            <text:p>3336,03</text:p>
          </table:table-cell>
          <table:table-cell office:value-type="float" office:value="0" calcext:value-type="float">
            <text:p>0</text:p>
          </table:table-cell>
          <table:table-cell office:value-type="float" office:value="201.15" calcext:value-type="float">
            <text:p>201,15</text:p>
          </table:table-cell>
          <table:table-cell office:value-type="float" office:value="150.47" calcext:value-type="float">
            <text:p>150,47</text:p>
          </table:table-cell>
          <table:table-cell office:value-type="float" office:value="4377.63" calcext:value-type="float">
            <text:p>4377,63</text:p>
          </table:table-cell>
          <table:table-cell office:value-type="float" office:value="2558.17" calcext:value-type="float">
            <text:p>2558,17</text:p>
          </table:table-cell>
          <table:table-cell office:value-type="float" office:value="21882.38" calcext:value-type="float">
            <text:p>21882,38</text:p>
          </table:table-cell>
          <table:table-cell office:value-type="float" office:value="347.32" calcext:value-type="float">
            <text:p>347,32</text:p>
          </table:table-cell>
          <table:table-cell office:value-type="float" office:value="1456.89" calcext:value-type="float">
            <text:p>1456,89</text:p>
          </table:table-cell>
          <table:table-cell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office:value-type="float" office:value="0" calcext:value-type="float">
            <text:p>0</text:p>
          </table:table-cell>
          <table:table-cell office:value-type="float" office:value="624.46" calcext:value-type="float">
            <text:p>624,46</text:p>
          </table:table-cell>
          <table:table-cell office:value-type="float" office:value="12.91" calcext:value-type="float">
            <text:p>12,91</text:p>
          </table:table-cell>
          <table:table-cell office:value-type="float" office:value="394.73" calcext:value-type="float">
            <text:p>394,73</text:p>
          </table:table-cell>
          <table:table-cell table:style-name="ce4" office:value-type="float" office:value="18559" calcext:value-type="float">
            <text:p>18559</text:p>
          </table:table-cell>
          <table:table-cell table:style-name="ce4" office:value-type="float" office:value="84620" calcext:value-type="float">
            <text:p>846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0.82" calcext:value-type="float">
            <text:p>1690,82</text:p>
          </table:table-cell>
          <table:table-cell office:value-type="float" office:value="0" calcext:value-type="float">
            <text:p>0</text:p>
          </table:table-cell>
          <table:table-cell office:value-type="float" office:value="401.8" calcext:value-type="float">
            <text:p>401,8</text:p>
          </table:table-cell>
          <table:table-cell office:value-type="float" office:value="20.06" calcext:value-type="float">
            <text:p>20,06</text:p>
          </table:table-cell>
          <table:table-cell office:value-type="float" office:value="0" calcext:value-type="float">
            <text:p>0</text:p>
          </table:table-cell>
          <table:table-cell office:value-type="float" office:value="24630.62" calcext:value-type="float">
            <text:p>24630,62</text:p>
          </table:table-cell>
          <table:table-cell office:value-type="float" office:value="647.68" calcext:value-type="float">
            <text:p>647,68</text:p>
          </table:table-cell>
          <table:table-cell office:value-type="float" office:value="435.76" calcext:value-type="float">
            <text:p>435,76</text:p>
          </table:table-cell>
          <table:table-cell office:value-type="float" office:value="145.65" calcext:value-type="float">
            <text:p>145,65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,44</text:p>
          </table:table-cell>
          <table:table-cell office:value-type="float" office:value="270.67" calcext:value-type="float">
            <text:p>270,67</text:p>
          </table:table-cell>
          <table:table-cell office:value-type="float" office:value="19097.26" calcext:value-type="float">
            <text:p>19097,26</text:p>
          </table:table-cell>
          <table:table-cell office:value-type="float" office:value="133.1" calcext:value-type="float">
            <text:p>133,1</text:p>
          </table:table-cell>
          <table:table-cell office:value-type="float" office:value="0" calcext:value-type="float">
            <text:p>0</text:p>
          </table:table-cell>
          <table:table-cell office:value-type="float" office:value="293.41" calcext:value-type="float">
            <text:p>293,41</text:p>
          </table:table-cell>
          <table:table-cell office:value-type="float" office:value="0" calcext:value-type="float">
            <text:p>0</text:p>
          </table:table-cell>
          <table:table-cell office:value-type="float" office:value="60.94" calcext:value-type="float">
            <text:p>60,94</text:p>
          </table:table-cell>
          <table:table-cell office:value-type="float" office:value="217.61" calcext:value-type="float">
            <text:p>217,61</text:p>
          </table:table-cell>
          <table:table-cell office:value-type="float" office:value="396.98" calcext:value-type="float">
            <text:p>396,98</text:p>
          </table:table-cell>
          <table:table-cell office:value-type="float" office:value="186.39" calcext:value-type="float">
            <text:p>186,39</text:p>
          </table:table-cell>
          <table:table-cell office:value-type="float" office:value="0" calcext:value-type="float">
            <text:p>0</text:p>
          </table:table-cell>
          <table:table-cell office:value-type="float" office:value="100.26" calcext:value-type="float">
            <text:p>100,26</text:p>
          </table:table-cell>
          <table:table-cell office:value-type="float" office:value="240.58" calcext:value-type="float">
            <text:p>240,58</text:p>
          </table:table-cell>
          <table:table-cell office:value-type="float" office:value="0" calcext:value-type="float">
            <text:p>0</text:p>
          </table:table-cell>
          <table:table-cell office:value-type="float" office:value="-736.94" calcext:value-type="float">
            <text:p>-736,94</text:p>
          </table:table-cell>
          <table:table-cell office:value-type="float" office:value="21.39" calcext:value-type="float">
            <text:p>21,39</text:p>
          </table:table-cell>
          <table:table-cell office:value-type="float" office:value="136.68" calcext:value-type="float">
            <text:p>136,68</text:p>
          </table:table-cell>
          <table:table-cell office:value-type="float" office:value="844.51" calcext:value-type="float">
            <text:p>844,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618" calcext:value-type="float">
            <text:p>14618</text:p>
          </table:table-cell>
          <table:table-cell table:style-name="ce4" office:value-type="float" office:value="73984" calcext:value-type="float">
            <text:p>739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21" calcext:value-type="float">
            <text:p>163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8.46" calcext:value-type="float">
            <text:p>1058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.71" calcext:value-type="float">
            <text:p>306,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1.03" calcext:value-type="float">
            <text:p>741,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.69" calcext:value-type="float">
            <text:p>343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87" calcext:value-type="float">
            <text:p>198,87</text:p>
          </table:table-cell>
          <table:table-cell office:value-type="float" office:value="76.62" calcext:value-type="float">
            <text:p>76,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25" calcext:value-type="float">
            <text:p>9325</text:p>
          </table:table-cell>
          <table:table-cell table:style-name="ce4" office:value-type="float" office:value="43545" calcext:value-type="float">
            <text:p>435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.78" calcext:value-type="float">
            <text:p>49,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.55" calcext:value-type="float">
            <text:p>178,55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163" calcext:value-type="float">
            <text:p>9163</text:p>
          </table:table-cell>
          <table:table-cell table:style-name="ce4" office:value-type="float" office:value="46407" calcext:value-type="float">
            <text:p>464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.16" calcext:value-type="float">
            <text:p>3828,16</text:p>
          </table:table-cell>
          <table:table-cell office:value-type="float" office:value="147.36" calcext:value-type="float">
            <text:p>147,36</text:p>
          </table:table-cell>
          <table:table-cell office:value-type="float" office:value="2382.34" calcext:value-type="float">
            <text:p>2382,34</text:p>
          </table:table-cell>
          <table:table-cell office:value-type="float" office:value="46.31" calcext:value-type="float">
            <text:p>46,31</text:p>
          </table:table-cell>
          <table:table-cell office:value-type="float" office:value="528.72" calcext:value-type="float">
            <text:p>528,72</text:p>
          </table:table-cell>
          <table:table-cell office:value-type="float" office:value="0" calcext:value-type="float">
            <text:p>0</text:p>
          </table:table-cell>
          <table:table-cell office:value-type="float" office:value="128.02" calcext:value-type="float">
            <text:p>12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9" calcext:value-type="float">
            <text:p>96,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.21" calcext:value-type="float">
            <text:p>59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8" calcext:value-type="float">
            <text:p>14,48</text:p>
          </table:table-cell>
          <table:table-cell office:value-type="float" office:value="0" calcext:value-type="float">
            <text:p>0</text:p>
          </table:table-cell>
          <table:table-cell office:value-type="float" office:value="14.77" calcext:value-type="float">
            <text:p>14,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170" calcext:value-type="float">
            <text:p>10170</text:p>
          </table:table-cell>
          <table:table-cell table:style-name="ce4" office:value-type="float" office:value="51925" calcext:value-type="float">
            <text:p>519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27.15" calcext:value-type="float">
            <text:p>227,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4.37" calcext:value-type="float">
            <text:p>224,37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8921" calcext:value-type="float">
            <text:p>8921</text:p>
          </table:table-cell>
          <table:table-cell table:style-name="ce4" office:value-type="float" office:value="45057" calcext:value-type="float">
            <text:p>450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716.3" calcext:value-type="float">
            <text:p>4716,3</text:p>
          </table:table-cell>
          <table:table-cell office:value-type="float" office:value="390.72" calcext:value-type="float">
            <text:p>390,72</text:p>
          </table:table-cell>
          <table:table-cell office:value-type="float" office:value="269.62" calcext:value-type="float">
            <text:p>269,62</text:p>
          </table:table-cell>
          <table:table-cell office:value-type="float" office:value="283.51" calcext:value-type="float">
            <text:p>283,51</text:p>
          </table:table-cell>
          <table:table-cell office:value-type="float" office:value="0" calcext:value-type="float">
            <text:p>0</text:p>
          </table:table-cell>
          <table:table-cell office:value-type="float" office:value="7148.04" calcext:value-type="float">
            <text:p>7148,04</text:p>
          </table:table-cell>
          <table:table-cell office:value-type="float" office:value="377.12" calcext:value-type="float">
            <text:p>377,12</text:p>
          </table:table-cell>
          <table:table-cell office:value-type="float" office:value="1010.09" calcext:value-type="float">
            <text:p>1010,09</text:p>
          </table:table-cell>
          <table:table-cell office:value-type="float" office:value="344.03" calcext:value-type="float">
            <text:p>344,03</text:p>
          </table:table-cell>
          <table:table-cell office:value-type="float" office:value="0" calcext:value-type="float">
            <text:p>0</text:p>
          </table:table-cell>
          <table:table-cell office:value-type="float" office:value="970.19" calcext:value-type="float">
            <text:p>970,19</text:p>
          </table:table-cell>
          <table:table-cell office:value-type="float" office:value="436.41" calcext:value-type="float">
            <text:p>436,41</text:p>
          </table:table-cell>
          <table:table-cell office:value-type="float" office:value="2093.62" calcext:value-type="float">
            <text:p>2093,62</text:p>
          </table:table-cell>
          <table:table-cell office:value-type="float" office:value="1291.03" calcext:value-type="float">
            <text:p>1291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08" calcext:value-type="float">
            <text:p>463,08</text:p>
          </table:table-cell>
          <table:table-cell office:value-type="float" office:value="9452.47" calcext:value-type="float">
            <text:p>9452,47</text:p>
          </table:table-cell>
          <table:table-cell office:value-type="float" office:value="7106.41" calcext:value-type="float">
            <text:p>7106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.07" calcext:value-type="float">
            <text:p>804,07</text:p>
          </table:table-cell>
          <table:table-cell office:value-type="float" office:value="0" calcext:value-type="float">
            <text:p>0</text:p>
          </table:table-cell>
          <table:table-cell office:value-type="float" office:value="316.39" calcext:value-type="float">
            <text:p>316,39</text:p>
          </table:table-cell>
          <table:table-cell office:value-type="float" office:value="0" calcext:value-type="float">
            <text:p>0</text:p>
          </table:table-cell>
          <table:table-cell office:value-type="float" office:value="177.9" calcext:value-type="float">
            <text:p>177,9</text:p>
          </table:table-cell>
          <table:table-cell office:value-type="float" office:value="0" calcext:value-type="float">
            <text:p>0</text:p>
          </table:table-cell>
          <table:table-cell office:value-type="float" office:value="1149.19" calcext:value-type="float">
            <text:p>1149,19</text:p>
          </table:table-cell>
          <table:table-cell table:style-name="ce4" office:value-type="float" office:value="14064" calcext:value-type="float">
            <text:p>14064</text:p>
          </table:table-cell>
          <table:table-cell table:style-name="ce4" office:value-type="float" office:value="86406" calcext:value-type="float">
            <text:p>864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85.7" calcext:value-type="float">
            <text:p>585,7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67" calcext:value-type="float">
            <text:p>101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8" calcext:value-type="float">
            <text:p>37,88</text:p>
          </table:table-cell>
          <table:table-cell office:value-type="float" office:value="0" calcext:value-type="float">
            <text:p>0</text:p>
          </table:table-cell>
          <table:table-cell office:value-type="float" office:value="2317.39" calcext:value-type="float">
            <text:p>2317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84" calcext:value-type="float">
            <text:p>87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99" calcext:value-type="float">
            <text:p>23,99</text:p>
          </table:table-cell>
          <table:table-cell office:value-type="float" office:value="0" calcext:value-type="float">
            <text:p>0</text:p>
          </table:table-cell>
          <table:table-cell office:value-type="float" office:value="160.91" calcext:value-type="float">
            <text:p>160,9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506" calcext:value-type="float">
            <text:p>9506</text:p>
          </table:table-cell>
          <table:table-cell table:style-name="ce4" office:value-type="float" office:value="47357" calcext:value-type="float">
            <text:p>473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5.15" calcext:value-type="float">
            <text:p>1165,15</text:p>
          </table:table-cell>
          <table:table-cell office:value-type="float" office:value="73265.55" calcext:value-type="float">
            <text:p>73265,55</text:p>
          </table:table-cell>
          <table:table-cell office:value-type="float" office:value="1689.14" calcext:value-type="float">
            <text:p>1689,14</text:p>
          </table:table-cell>
          <table:table-cell office:value-type="float" office:value="44056.18" calcext:value-type="float">
            <text:p>44056,18</text:p>
          </table:table-cell>
          <table:table-cell office:value-type="float" office:value="16401.91" calcext:value-type="float">
            <text:p>16401,91</text:p>
          </table:table-cell>
          <table:table-cell office:value-type="float" office:value="3722.55" calcext:value-type="float">
            <text:p>3722,55</text:p>
          </table:table-cell>
          <table:table-cell office:value-type="float" office:value="12.06" calcext:value-type="float">
            <text:p>12,06</text:p>
          </table:table-cell>
          <table:table-cell office:value-type="float" office:value="8.65" calcext:value-type="float">
            <text:p>8,65</text:p>
          </table:table-cell>
          <table:table-cell office:value-type="float" office:value="1527.86" calcext:value-type="float">
            <text:p>1527,86</text:p>
          </table:table-cell>
          <table:table-cell office:value-type="float" office:value="0" calcext:value-type="float">
            <text:p>0</text:p>
          </table:table-cell>
          <table:table-cell office:value-type="float" office:value="410.29" calcext:value-type="float">
            <text:p>410,29</text:p>
          </table:table-cell>
          <table:table-cell office:value-type="float" office:value="35067.23" calcext:value-type="float">
            <text:p>35067,23</text:p>
          </table:table-cell>
          <table:table-cell office:value-type="float" office:value="0" calcext:value-type="float">
            <text:p>0</text:p>
          </table:table-cell>
          <table:table-cell office:value-type="float" office:value="30773.26" calcext:value-type="float">
            <text:p>30773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.89" calcext:value-type="float">
            <text:p>125,89</text:p>
          </table:table-cell>
          <table:table-cell office:value-type="float" office:value="1399.84" calcext:value-type="float">
            <text:p>1399,84</text:p>
          </table:table-cell>
          <table:table-cell office:value-type="float" office:value="13535.91" calcext:value-type="float">
            <text:p>13535,91</text:p>
          </table:table-cell>
          <table:table-cell office:value-type="float" office:value="454.45" calcext:value-type="float">
            <text:p>454,45</text:p>
          </table:table-cell>
          <table:table-cell office:value-type="float" office:value="42.85" calcext:value-type="float">
            <text:p>42,85</text:p>
          </table:table-cell>
          <table:table-cell office:value-type="float" office:value="0" calcext:value-type="float">
            <text:p>0</text:p>
          </table:table-cell>
          <table:table-cell office:value-type="float" office:value="1086.9" calcext:value-type="float">
            <text:p>1086,9</text:p>
          </table:table-cell>
          <table:table-cell office:value-type="float" office:value="0" calcext:value-type="float">
            <text:p>0</text:p>
          </table:table-cell>
          <table:table-cell office:value-type="float" office:value="1135.08" calcext:value-type="float">
            <text:p>1135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4708" calcext:value-type="float">
            <text:p>24708</text:p>
          </table:table-cell>
          <table:table-cell table:style-name="ce4" office:value-type="float" office:value="76120" calcext:value-type="float">
            <text:p>76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3.32" calcext:value-type="float">
            <text:p>13,32</text:p>
          </table:table-cell>
          <table:table-cell office:value-type="float" office:value="98.82" calcext:value-type="float">
            <text:p>98,82</text:p>
          </table:table-cell>
          <table:table-cell office:value-type="float" office:value="0" calcext:value-type="float">
            <text:p>0</text:p>
          </table:table-cell>
          <table:table-cell office:value-type="float" office:value="51.28" calcext:value-type="float">
            <text:p>51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.89" calcext:value-type="float">
            <text:p>128,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.96" calcext:value-type="float">
            <text:p>15,96</text:p>
          </table:table-cell>
          <table:table-cell office:value-type="float" office:value="101.87" calcext:value-type="float">
            <text:p>101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46549" calcext:value-type="float">
            <text:p>465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.89" calcext:value-type="float">
            <text:p>2317,89</text:p>
          </table:table-cell>
          <table:table-cell office:value-type="float" office:value="622.03" calcext:value-type="float">
            <text:p>622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5.55" calcext:value-type="float">
            <text:p>2225,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4.37" calcext:value-type="float">
            <text:p>4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186" calcext:value-type="float">
            <text:p>10186</text:p>
          </table:table-cell>
          <table:table-cell table:style-name="ce4" office:value-type="float" office:value="50363" calcext:value-type="float">
            <text:p>503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69.8" calcext:value-type="float">
            <text:p>166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15" calcext:value-type="float">
            <text:p>167,15</text:p>
          </table:table-cell>
          <table:table-cell office:value-type="float" office:value="0" calcext:value-type="float">
            <text:p>0</text:p>
          </table:table-cell>
          <table:table-cell office:value-type="float" office:value="89.21" calcext:value-type="float">
            <text:p>89,21</text:p>
          </table:table-cell>
          <table:table-cell office:value-type="float" office:value="0" calcext:value-type="float">
            <text:p>0</text:p>
          </table:table-cell>
          <table:table-cell office:value-type="float" office:value="52.89" calcext:value-type="float">
            <text:p>52,89</text:p>
          </table:table-cell>
          <table:table-cell office:value-type="float" office:value="31.72" calcext:value-type="float">
            <text:p>31,72</text:p>
          </table:table-cell>
          <table:table-cell office:value-type="float" office:value="0" calcext:value-type="float">
            <text:p>0</text:p>
          </table:table-cell>
          <table:table-cell office:value-type="float" office:value="74.26" calcext:value-type="float">
            <text:p>74,26</text:p>
          </table:table-cell>
          <table:table-cell office:value-type="float" office:value="23.42" calcext:value-type="float">
            <text:p>23,4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6.12" calcext:value-type="float">
            <text:p>46,12</text:p>
          </table:table-cell>
          <table:table-cell table:style-name="ce4" office:value-type="float" office:value="9446" calcext:value-type="float">
            <text:p>9446</text:p>
          </table:table-cell>
          <table:table-cell table:style-name="ce4" office:value-type="float" office:value="48089" calcext:value-type="float">
            <text:p>480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510.68" calcext:value-type="float">
            <text:p>2510,68</text:p>
          </table:table-cell>
          <table:table-cell office:value-type="float" office:value="45.41" calcext:value-type="float">
            <text:p>45,41</text:p>
          </table:table-cell>
          <table:table-cell office:value-type="float" office:value="2236.36" calcext:value-type="float">
            <text:p>2236,36</text:p>
          </table:table-cell>
          <table:table-cell office:value-type="float" office:value="0" calcext:value-type="float">
            <text:p>0</text:p>
          </table:table-cell>
          <table:table-cell office:value-type="float" office:value="939.74" calcext:value-type="float">
            <text:p>939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.06" calcext:value-type="float">
            <text:p>171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74" calcext:value-type="float">
            <text:p>92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7.51" calcext:value-type="float">
            <text:p>1397,51</text:p>
          </table:table-cell>
          <table:table-cell office:value-type="float" office:value="596.41" calcext:value-type="float">
            <text:p>596,41</text:p>
          </table:table-cell>
          <table:table-cell office:value-type="float" office:value="27.61" calcext:value-type="float">
            <text:p>27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01" calcext:value-type="float">
            <text:p>288,01</text:p>
          </table:table-cell>
          <table:table-cell office:value-type="float" office:value="1652.08" calcext:value-type="float">
            <text:p>1652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914" calcext:value-type="float">
            <text:p>10914</text:p>
          </table:table-cell>
          <table:table-cell table:style-name="ce4" office:value-type="float" office:value="52356" calcext:value-type="float">
            <text:p>523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39.86" calcext:value-type="float">
            <text:p>39,86</text:p>
          </table:table-cell>
          <table:table-cell office:value-type="float" office:value="346.53" calcext:value-type="float">
            <text:p>346,53</text:p>
          </table:table-cell>
          <table:table-cell office:value-type="float" office:value="170.06" calcext:value-type="float">
            <text:p>170,06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6" calcext:value-type="float">
            <text:p>3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15" calcext:value-type="float">
            <text:p>8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.33" calcext:value-type="float">
            <text:p>181,33</text:p>
          </table:table-cell>
          <table:table-cell office:value-type="float" office:value="12.08" calcext:value-type="float">
            <text:p>12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54" calcext:value-type="float">
            <text:p>150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64" calcext:value-type="float">
            <text:p>9264</text:p>
          </table:table-cell>
          <table:table-cell table:style-name="ce4" office:value-type="float" office:value="46974" calcext:value-type="float">
            <text:p>469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9.86" calcext:value-type="float">
            <text:p>329,86</text:p>
          </table:table-cell>
          <table:table-cell office:value-type="float" office:value="31414.35" calcext:value-type="float">
            <text:p>31414,35</text:p>
          </table:table-cell>
          <table:table-cell office:value-type="float" office:value="732.34" calcext:value-type="float">
            <text:p>732,34</text:p>
          </table:table-cell>
          <table:table-cell office:value-type="float" office:value="1253.39" calcext:value-type="float">
            <text:p>1253,39</text:p>
          </table:table-cell>
          <table:table-cell office:value-type="float" office:value="1523.25" calcext:value-type="float">
            <text:p>1523,25</text:p>
          </table:table-cell>
          <table:table-cell office:value-type="float" office:value="2146.77" calcext:value-type="float">
            <text:p>2146,77</text:p>
          </table:table-cell>
          <table:table-cell office:value-type="float" office:value="46.34" calcext:value-type="float">
            <text:p>46,34</text:p>
          </table:table-cell>
          <table:table-cell office:value-type="float" office:value="98.81" calcext:value-type="float">
            <text:p>98,81</text:p>
          </table:table-cell>
          <table:table-cell office:value-type="float" office:value="97.57" calcext:value-type="float">
            <text:p>97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0.01" calcext:value-type="float">
            <text:p>2030,01</text:p>
          </table:table-cell>
          <table:table-cell office:value-type="float" office:value="0" calcext:value-type="float">
            <text:p>0</text:p>
          </table:table-cell>
          <table:table-cell office:value-type="float" office:value="28140.92" calcext:value-type="float">
            <text:p>28140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8.88" calcext:value-type="float">
            <text:p>118,88</text:p>
          </table:table-cell>
          <table:table-cell office:value-type="float" office:value="1015.42" calcext:value-type="float">
            <text:p>1015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959" calcext:value-type="float">
            <text:p>13959</text:p>
          </table:table-cell>
          <table:table-cell table:style-name="ce4" office:value-type="float" office:value="49266" calcext:value-type="float">
            <text:p>492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.94" calcext:value-type="float">
            <text:p>144,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49.94" calcext:value-type="float">
            <text:p>1749,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104.26" calcext:value-type="float">
            <text:p>20104,26</text:p>
          </table:table-cell>
          <table:table-cell office:value-type="float" office:value="207.86" calcext:value-type="float">
            <text:p>207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.76" calcext:value-type="float">
            <text:p>192,76</text:p>
          </table:table-cell>
          <table:table-cell office:value-type="float" office:value="0" calcext:value-type="float">
            <text:p>0</text:p>
          </table:table-cell>
          <table:table-cell office:value-type="float" office:value="929.47" calcext:value-type="float">
            <text:p>929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78" calcext:value-type="float">
            <text:p>9578</text:p>
          </table:table-cell>
          <table:table-cell table:style-name="ce4" office:value-type="float" office:value="47236" calcext:value-type="float">
            <text:p>472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586.88" calcext:value-type="float">
            <text:p>1586,88</text:p>
          </table:table-cell>
          <table:table-cell office:value-type="float" office:value="303.49" calcext:value-type="float">
            <text:p>303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1.94" calcext:value-type="float">
            <text:p>4341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8.97" calcext:value-type="float">
            <text:p>1138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.99" calcext:value-type="float">
            <text:p>68,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2.61" calcext:value-type="float">
            <text:p>1872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4.81" calcext:value-type="float">
            <text:p>1854,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324" calcext:value-type="float">
            <text:p>11324</text:p>
          </table:table-cell>
          <table:table-cell table:style-name="ce4" office:value-type="float" office:value="57517" calcext:value-type="float">
            <text:p>575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5.16" calcext:value-type="float">
            <text:p>205,16</text:p>
          </table:table-cell>
          <table:table-cell office:value-type="float" office:value="107.12" calcext:value-type="float">
            <text:p>107,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.87" calcext:value-type="float">
            <text:p>20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.43" calcext:value-type="float">
            <text:p>460,4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14" calcext:value-type="float">
            <text:p>9214</text:p>
          </table:table-cell>
          <table:table-cell table:style-name="ce4" office:value-type="float" office:value="46587" calcext:value-type="float">
            <text:p>4658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4.37" calcext:value-type="float">
            <text:p>5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4.05" calcext:value-type="float">
            <text:p>1314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28" calcext:value-type="float">
            <text:p>8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82" calcext:value-type="float">
            <text:p>17,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" calcext:value-type="float">
            <text:p>9,61</text:p>
          </table:table-cell>
          <table:table-cell office:value-type="float" office:value="1091.7" calcext:value-type="float">
            <text:p>1091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82" calcext:value-type="float">
            <text:p>9582</text:p>
          </table:table-cell>
          <table:table-cell table:style-name="ce4" office:value-type="float" office:value="48854" calcext:value-type="float">
            <text:p>488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79.91" calcext:value-type="float">
            <text:p>579,91</text:p>
          </table:table-cell>
          <table:table-cell office:value-type="float" office:value="180.44" calcext:value-type="float">
            <text:p>180,44</text:p>
          </table:table-cell>
          <table:table-cell office:value-type="float" office:value="0" calcext:value-type="float">
            <text:p>0</text:p>
          </table:table-cell>
          <table:table-cell office:value-type="float" office:value="1052.3" calcext:value-type="float">
            <text:p>1052,3</text:p>
          </table:table-cell>
          <table:table-cell office:value-type="float" office:value="0" calcext:value-type="float">
            <text:p>0</text:p>
          </table:table-cell>
          <table:table-cell office:value-type="float" office:value="150.14" calcext:value-type="float">
            <text:p>15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.28" calcext:value-type="float">
            <text:p>36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8.89" calcext:value-type="float">
            <text:p>398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49" calcext:value-type="float">
            <text:p>127,49</text:p>
          </table:table-cell>
          <table:table-cell office:value-type="float" office:value="0" calcext:value-type="float">
            <text:p>0</text:p>
          </table:table-cell>
          <table:table-cell office:value-type="float" office:value="195.98" calcext:value-type="float">
            <text:p>195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7" calcext:value-type="float">
            <text:p>39,77</text:p>
          </table:table-cell>
          <table:table-cell office:value-type="float" office:value="893.17" calcext:value-type="float">
            <text:p>893,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35" calcext:value-type="float">
            <text:p>9335</text:p>
          </table:table-cell>
          <table:table-cell table:style-name="ce4" office:value-type="float" office:value="46743" calcext:value-type="float">
            <text:p>467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0.6" calcext:value-type="float">
            <text:p>480,6</text:p>
          </table:table-cell>
          <table:table-cell office:value-type="float" office:value="46.87" calcext:value-type="float">
            <text:p>46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91" calcext:value-type="float">
            <text:p>1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.98" calcext:value-type="float">
            <text:p>767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" calcext:value-type="float">
            <text:p>7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office:value-type="float" office:value="728.27" calcext:value-type="float">
            <text:p>728,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6.14" calcext:value-type="float">
            <text:p>6,14</text:p>
          </table:table-cell>
          <table:table-cell office:value-type="float" office:value="0" calcext:value-type="float">
            <text:p>0</text:p>
          </table:table-cell>
          <table:table-cell office:value-type="float" office:value="99.84" calcext:value-type="float">
            <text:p>99,84</text:p>
          </table:table-cell>
          <table:table-cell table:style-name="ce4" office:value-type="float" office:value="9281" calcext:value-type="float">
            <text:p>9281</text:p>
          </table:table-cell>
          <table:table-cell table:style-name="ce4" office:value-type="float" office:value="47551" calcext:value-type="float">
            <text:p>475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793.78" calcext:value-type="float">
            <text:p>793,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89.22" calcext:value-type="float">
            <text:p>989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54" calcext:value-type="float">
            <text:p>9354</text:p>
          </table:table-cell>
          <table:table-cell table:style-name="ce4" office:value-type="float" office:value="47996" calcext:value-type="float">
            <text:p>479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,6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.49" calcext:value-type="float">
            <text:p>74,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7.18" calcext:value-type="float">
            <text:p>847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02" calcext:value-type="float">
            <text:p>5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57" calcext:value-type="float">
            <text:p>9157</text:p>
          </table:table-cell>
          <table:table-cell table:style-name="ce4" office:value-type="float" office:value="46138" calcext:value-type="float">
            <text:p>461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74.42" calcext:value-type="float">
            <text:p>574,42</text:p>
          </table:table-cell>
          <table:table-cell office:value-type="float" office:value="0" calcext:value-type="float">
            <text:p>0</text:p>
          </table:table-cell>
          <table:table-cell office:value-type="float" office:value="318.3" calcext:value-type="float">
            <text:p>318,3</text:p>
          </table:table-cell>
          <table:table-cell office:value-type="float" office:value="0" calcext:value-type="float">
            <text:p>0</text:p>
          </table:table-cell>
          <table:table-cell office:value-type="float" office:value="14.39" calcext:value-type="float">
            <text:p>14,39</text:p>
          </table:table-cell>
          <table:table-cell office:value-type="float" office:value="0" calcext:value-type="float">
            <text:p>0</text:p>
          </table:table-cell>
          <table:table-cell office:value-type="float" office:value="14.64" calcext:value-type="float">
            <text:p>14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8.46" calcext:value-type="float">
            <text:p>2028,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53.91" calcext:value-type="float">
            <text:p>385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4" calcext:value-type="float">
            <text:p>14,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713" calcext:value-type="float">
            <text:p>9713</text:p>
          </table:table-cell>
          <table:table-cell table:style-name="ce4" office:value-type="float" office:value="48445" calcext:value-type="float">
            <text:p>484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.31" calcext:value-type="float">
            <text:p>31,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2.81" calcext:value-type="float">
            <text:p>612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.61" calcext:value-type="float">
            <text:p>712,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78" calcext:value-type="float">
            <text:p>7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16" calcext:value-type="float">
            <text:p>365,16</text:p>
          </table:table-cell>
          <table:table-cell table:style-name="ce4" office:value-type="float" office:value="9408" calcext:value-type="float">
            <text:p>9408</text:p>
          </table:table-cell>
          <table:table-cell table:style-name="ce4" office:value-type="float" office:value="48611" calcext:value-type="float">
            <text:p>486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8.51" calcext:value-type="float">
            <text:p>468,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.7" calcext:value-type="float">
            <text:p>10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64" calcext:value-type="float">
            <text:p>453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7.44" calcext:value-type="float">
            <text:p>1537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7.54" calcext:value-type="float">
            <text:p>717,54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886" calcext:value-type="float">
            <text:p>9886</text:p>
          </table:table-cell>
          <table:table-cell table:style-name="ce4" office:value-type="float" office:value="51796" calcext:value-type="float">
            <text:p>517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484.7" calcext:value-type="float">
            <text:p>484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.97" calcext:value-type="float">
            <text:p>431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1" calcext:value-type="float">
            <text:p>3,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07" calcext:value-type="float">
            <text:p>107,07</text:p>
          </table:table-cell>
          <table:table-cell office:value-type="float" office:value="876.41" calcext:value-type="float">
            <text:p>876,41</text:p>
          </table:table-cell>
          <table:table-cell office:value-type="float" office:value="0" calcext:value-type="float">
            <text:p>0</text:p>
          </table:table-cell>
          <table:table-cell office:value-type="float" office:value="21.96" calcext:value-type="float">
            <text:p>21,96</text:p>
          </table:table-cell>
          <table:table-cell office:value-type="float" office:value="64.51" calcext:value-type="float">
            <text:p>64,51</text:p>
          </table:table-cell>
          <table:table-cell office:value-type="float" office:value="60.7" calcext:value-type="float">
            <text:p>6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836" calcext:value-type="float">
            <text:p>9836</text:p>
          </table:table-cell>
          <table:table-cell table:style-name="ce4" office:value-type="float" office:value="48286" calcext:value-type="float">
            <text:p>482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.39" calcext:value-type="float">
            <text:p>4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6" calcext:value-type="float">
            <text:p>284,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.46" calcext:value-type="float">
            <text:p>155,46</text:p>
          </table:table-cell>
          <table:table-cell office:value-type="float" office:value="528.06" calcext:value-type="float">
            <text:p>528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office:value-type="float" office:value="92.22" calcext:value-type="float">
            <text:p>92,2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88" calcext:value-type="float">
            <text:p>9188</text:p>
          </table:table-cell>
          <table:table-cell table:style-name="ce4" office:value-type="float" office:value="46802" calcext:value-type="float">
            <text:p>468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066.32" calcext:value-type="float">
            <text:p>15066,32</text:p>
          </table:table-cell>
          <table:table-cell office:value-type="float" office:value="116.98" calcext:value-type="float">
            <text:p>116,98</text:p>
          </table:table-cell>
          <table:table-cell office:value-type="float" office:value="1515.6" calcext:value-type="float">
            <text:p>151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.79" calcext:value-type="float">
            <text:p>556,79</text:p>
          </table:table-cell>
          <table:table-cell office:value-type="float" office:value="434.17" calcext:value-type="float">
            <text:p>434,17</text:p>
          </table:table-cell>
          <table:table-cell office:value-type="float" office:value="1426.15" calcext:value-type="float">
            <text:p>1426,15</text:p>
          </table:table-cell>
          <table:table-cell office:value-type="float" office:value="446.54" calcext:value-type="float">
            <text:p>446,54</text:p>
          </table:table-cell>
          <table:table-cell office:value-type="float" office:value="0" calcext:value-type="float">
            <text:p>0</text:p>
          </table:table-cell>
          <table:table-cell office:value-type="float" office:value="10.61" calcext:value-type="float">
            <text:p>10,61</text:p>
          </table:table-cell>
          <table:table-cell office:value-type="float" office:value="0" calcext:value-type="float">
            <text:p>0</text:p>
          </table:table-cell>
          <table:table-cell office:value-type="float" office:value="719.87" calcext:value-type="float">
            <text:p>71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.2" calcext:value-type="float">
            <text:p>206,2</text:p>
          </table:table-cell>
          <table:table-cell office:value-type="float" office:value="0" calcext:value-type="float">
            <text:p>0</text:p>
          </table:table-cell>
          <table:table-cell office:value-type="float" office:value="328.36" calcext:value-type="float">
            <text:p>328,36</text:p>
          </table:table-cell>
          <table:table-cell office:value-type="float" office:value="230.06" calcext:value-type="float">
            <text:p>230,06</text:p>
          </table:table-cell>
          <table:table-cell office:value-type="float" office:value="31236.79" calcext:value-type="float">
            <text:p>31236,79</text:p>
          </table:table-cell>
          <table:table-cell office:value-type="float" office:value="969.51" calcext:value-type="float">
            <text:p>969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4" calcext:value-type="float">
            <text:p>108,4</text:p>
          </table:table-cell>
          <table:table-cell office:value-type="float" office:value="16.47" calcext:value-type="float">
            <text:p>16,47</text:p>
          </table:table-cell>
          <table:table-cell office:value-type="float" office:value="-215.94" calcext:value-type="float">
            <text:p>-215,94</text:p>
          </table:table-cell>
          <table:table-cell office:value-type="float" office:value="0" calcext:value-type="float">
            <text:p>0</text:p>
          </table:table-cell>
          <table:table-cell office:value-type="float" office:value="77.04" calcext:value-type="float">
            <text:p>77,04</text:p>
          </table:table-cell>
          <table:table-cell office:value-type="float" office:value="0" calcext:value-type="float">
            <text:p>0</text:p>
          </table:table-cell>
          <table:table-cell office:value-type="float" office:value="125.49" calcext:value-type="float">
            <text:p>125,49</text:p>
          </table:table-cell>
          <table:table-cell table:style-name="ce4" office:value-type="float" office:value="12496" calcext:value-type="float">
            <text:p>12496</text:p>
          </table:table-cell>
          <table:table-cell table:style-name="ce4" office:value-type="float" office:value="61484" calcext:value-type="float">
            <text:p>614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.95" calcext:value-type="float">
            <text:p>23,95</text:p>
          </table:table-cell>
          <table:table-cell office:value-type="float" office:value="48.55" calcext:value-type="float">
            <text:p>48,55</text:p>
          </table:table-cell>
          <table:table-cell office:value-type="float" office:value="47.36" calcext:value-type="float">
            <text:p>47,36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office:value-type="float" office:value="80.88" calcext:value-type="float">
            <text:p>80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8.53" calcext:value-type="float">
            <text:p>268,53</text:p>
          </table:table-cell>
          <table:table-cell office:value-type="float" office:value="1203.48" calcext:value-type="float">
            <text:p>1203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38" calcext:value-type="float">
            <text:p>44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4" calcext:value-type="float">
            <text:p>99,84</text:p>
          </table:table-cell>
          <table:table-cell office:value-type="float" office:value="307.43" calcext:value-type="float">
            <text:p>307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.96" calcext:value-type="float">
            <text:p>46,9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69" calcext:value-type="float">
            <text:p>9269</text:p>
          </table:table-cell>
          <table:table-cell table:style-name="ce4" office:value-type="float" office:value="46679" calcext:value-type="float">
            <text:p>466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53.23" calcext:value-type="float">
            <text:p>153,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3.1" calcext:value-type="float">
            <text:p>103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8" calcext:value-type="float">
            <text:p>11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4" calcext:value-type="float">
            <text:p>14,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076" calcext:value-type="float">
            <text:p>9076</text:p>
          </table:table-cell>
          <table:table-cell table:style-name="ce4" office:value-type="float" office:value="45852" calcext:value-type="float">
            <text:p>458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1.99" calcext:value-type="float">
            <text:p>831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.1" calcext:value-type="float">
            <text:p>595,1</text:p>
          </table:table-cell>
          <table:table-cell office:value-type="float" office:value="242.56" calcext:value-type="float">
            <text:p>242,56</text:p>
          </table:table-cell>
          <table:table-cell office:value-type="float" office:value="298.83" calcext:value-type="float">
            <text:p>298,83</text:p>
          </table:table-cell>
          <table:table-cell office:value-type="float" office:value="76.41" calcext:value-type="float">
            <text:p>76,41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42.18" calcext:value-type="float">
            <text:p>242,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1.47" calcext:value-type="float">
            <text:p>331,47</text:p>
          </table:table-cell>
          <table:table-cell office:value-type="float" office:value="178.53" calcext:value-type="float">
            <text:p>178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95" calcext:value-type="float">
            <text:p>306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0.07" calcext:value-type="float">
            <text:p>320,07</text:p>
          </table:table-cell>
          <table:table-cell table:style-name="ce4" office:value-type="float" office:value="9823" calcext:value-type="float">
            <text:p>9823</text:p>
          </table:table-cell>
          <table:table-cell table:style-name="ce4" office:value-type="float" office:value="50633" calcext:value-type="float">
            <text:p>506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1.55" calcext:value-type="float">
            <text:p>3201,55</text:p>
          </table:table-cell>
          <table:table-cell office:value-type="float" office:value="2122.53" calcext:value-type="float">
            <text:p>2122,53</text:p>
          </table:table-cell>
          <table:table-cell office:value-type="float" office:value="1068.96" calcext:value-type="float">
            <text:p>1068,96</text:p>
          </table:table-cell>
          <table:table-cell office:value-type="float" office:value="0" calcext:value-type="float">
            <text:p>0</text:p>
          </table:table-cell>
          <table:table-cell office:value-type="float" office:value="768.06" calcext:value-type="float">
            <text:p>768,06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.79" calcext:value-type="float">
            <text:p>1710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63" calcext:value-type="float">
            <text:p>443,63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7.09" calcext:value-type="float">
            <text:p>767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.7" calcext:value-type="float">
            <text:p>206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676" calcext:value-type="float">
            <text:p>10676</text:p>
          </table:table-cell>
          <table:table-cell table:style-name="ce4" office:value-type="float" office:value="55152" calcext:value-type="float">
            <text:p>551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7.76" calcext:value-type="float">
            <text:p>927,76</text:p>
          </table:table-cell>
          <table:table-cell office:value-type="float" office:value="0" calcext:value-type="float">
            <text:p>0</text:p>
          </table:table-cell>
          <table:table-cell office:value-type="float" office:value="217381.9" calcext:value-type="float">
            <text:p>217381,9</text:p>
          </table:table-cell>
          <table:table-cell office:value-type="float" office:value="336.02" calcext:value-type="float">
            <text:p>336,02</text:p>
          </table:table-cell>
          <table:table-cell office:value-type="float" office:value="1667.32" calcext:value-type="float">
            <text:p>1667,32</text:p>
          </table:table-cell>
          <table:table-cell office:value-type="float" office:value="2758.18" calcext:value-type="float">
            <text:p>2758,18</text:p>
          </table:table-cell>
          <table:table-cell office:value-type="float" office:value="4443.97" calcext:value-type="float">
            <text:p>4443,97</text:p>
          </table:table-cell>
          <table:table-cell office:value-type="float" office:value="0" calcext:value-type="float">
            <text:p>0</text:p>
          </table:table-cell>
          <table:table-cell office:value-type="float" office:value="602.46" calcext:value-type="float">
            <text:p>602,46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,83</text:p>
          </table:table-cell>
          <table:table-cell office:value-type="float" office:value="0" calcext:value-type="float">
            <text:p>0</text:p>
          </table:table-cell>
          <table:table-cell office:value-type="float" office:value="38.47" calcext:value-type="float">
            <text:p>38,47</text:p>
          </table:table-cell>
          <table:table-cell office:value-type="float" office:value="26.99" calcext:value-type="float">
            <text:p>26,99</text:p>
          </table:table-cell>
          <table:table-cell office:value-type="float" office:value="0" calcext:value-type="float">
            <text:p>0</text:p>
          </table:table-cell>
          <table:table-cell office:value-type="float" office:value="185306.45" calcext:value-type="float">
            <text:p>185306,45</text:p>
          </table:table-cell>
          <table:table-cell office:value-type="float" office:value="0" calcext:value-type="float">
            <text:p>0</text:p>
          </table:table-cell>
          <table:table-cell office:value-type="float" office:value="376.94" calcext:value-type="float">
            <text:p>376,94</text:p>
          </table:table-cell>
          <table:table-cell office:value-type="float" office:value="125.54" calcext:value-type="float">
            <text:p>125,54</text:p>
          </table:table-cell>
          <table:table-cell office:value-type="float" office:value="2794.18" calcext:value-type="float">
            <text:p>2794,18</text:p>
          </table:table-cell>
          <table:table-cell office:value-type="float" office:value="10146.62" calcext:value-type="float">
            <text:p>1014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.51" calcext:value-type="float">
            <text:p>2068,51</text:p>
          </table:table-cell>
          <table:table-cell office:value-type="float" office:value="0" calcext:value-type="float">
            <text:p>0</text:p>
          </table:table-cell>
          <table:table-cell office:value-type="float" office:value="663.91" calcext:value-type="float">
            <text:p>663,91</text:p>
          </table:table-cell>
          <table:table-cell office:value-type="float" office:value="0" calcext:value-type="float">
            <text:p>0</text:p>
          </table:table-cell>
          <table:table-cell office:value-type="float" office:value="1034.27" calcext:value-type="float">
            <text:p>1034,27</text:p>
          </table:table-cell>
          <table:table-cell office:value-type="float" office:value="242.52" calcext:value-type="float">
            <text:p>242,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1366" calcext:value-type="float">
            <text:p>41366</text:p>
          </table:table-cell>
          <table:table-cell table:style-name="ce4" office:value-type="float" office:value="257083" calcext:value-type="float">
            <text:p>2570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49" calcext:value-type="float">
            <text:p>64,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9" calcext:value-type="float">
            <text:p>58,6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56" calcext:value-type="float">
            <text:p>9156</text:p>
          </table:table-cell>
          <table:table-cell table:style-name="ce4" office:value-type="float" office:value="46390" calcext:value-type="float">
            <text:p>463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.44" calcext:value-type="float">
            <text:p>132,44</text:p>
          </table:table-cell>
          <table:table-cell office:value-type="float" office:value="0" calcext:value-type="float">
            <text:p>0</text:p>
          </table:table-cell>
          <table:table-cell office:value-type="float" office:value="257.23" calcext:value-type="float">
            <text:p>257,23</text:p>
          </table:table-cell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office:value-type="float" office:value="222.65" calcext:value-type="float">
            <text:p>222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0.51" calcext:value-type="float">
            <text:p>840,51</text:p>
          </table:table-cell>
          <table:table-cell office:value-type="float" office:value="85.02" calcext:value-type="float">
            <text:p>85,0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71" calcext:value-type="float">
            <text:p>9271</text:p>
          </table:table-cell>
          <table:table-cell table:style-name="ce4" office:value-type="float" office:value="47356" calcext:value-type="float">
            <text:p>473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5.43" calcext:value-type="float">
            <text:p>205,43</text:p>
          </table:table-cell>
          <table:table-cell office:value-type="float" office:value="0" calcext:value-type="float">
            <text:p>0</text:p>
          </table:table-cell>
          <table:table-cell office:value-type="float" office:value="5599.43" calcext:value-type="float">
            <text:p>5599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8.35" calcext:value-type="float">
            <text:p>6998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71.16" calcext:value-type="float">
            <text:p>18971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4.05" calcext:value-type="float">
            <text:p>244,05</text:p>
          </table:table-cell>
          <table:table-cell office:value-type="float" office:value="11779.62" calcext:value-type="float">
            <text:p>11779,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444" calcext:value-type="float">
            <text:p>12444</text:p>
          </table:table-cell>
          <table:table-cell table:style-name="ce4" office:value-type="float" office:value="68714" calcext:value-type="float">
            <text:p>687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3" calcext:value-type="float">
            <text:p>19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9.72" calcext:value-type="float">
            <text:p>6449,72</text:p>
          </table:table-cell>
          <table:table-cell office:value-type="float" office:value="40.58" calcext:value-type="float">
            <text:p>40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41" calcext:value-type="float">
            <text:p>20,41</text:p>
          </table:table-cell>
          <table:table-cell office:value-type="float" office:value="1461.08" calcext:value-type="float">
            <text:p>1461,08</text:p>
          </table:table-cell>
          <table:table-cell office:value-type="float" office:value="4476.29" calcext:value-type="float">
            <text:p>4476,29</text:p>
          </table:table-cell>
          <table:table-cell office:value-type="float" office:value="6345.35" calcext:value-type="float">
            <text:p>6345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22.43" calcext:value-type="float">
            <text:p>10022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69" calcext:value-type="float">
            <text:p>117,69</text:p>
          </table:table-cell>
          <table:table-cell office:value-type="float" office:value="0" calcext:value-type="float">
            <text:p>0</text:p>
          </table:table-cell>
          <table:table-cell office:value-type="float" office:value="1149.12" calcext:value-type="float">
            <text:p>1149,12</text:p>
          </table:table-cell>
          <table:table-cell office:value-type="float" office:value="0" calcext:value-type="float">
            <text:p>0</text:p>
          </table:table-cell>
          <table:table-cell office:value-type="float" office:value="9.56" calcext:value-type="float">
            <text:p>9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376" calcext:value-type="float">
            <text:p>11376</text:p>
          </table:table-cell>
          <table:table-cell table:style-name="ce4" office:value-type="float" office:value="53239" calcext:value-type="float">
            <text:p>532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58.29" calcext:value-type="float">
            <text:p>11258,29</text:p>
          </table:table-cell>
          <table:table-cell office:value-type="float" office:value="7996.54" calcext:value-type="float">
            <text:p>7996,54</text:p>
          </table:table-cell>
          <table:table-cell office:value-type="float" office:value="1553.73" calcext:value-type="float">
            <text:p>1553,73</text:p>
          </table:table-cell>
          <table:table-cell office:value-type="float" office:value="2622.05" calcext:value-type="float">
            <text:p>2622,05</text:p>
          </table:table-cell>
          <table:table-cell office:value-type="float" office:value="398.92" calcext:value-type="float">
            <text:p>398,92</text:p>
          </table:table-cell>
          <table:table-cell office:value-type="float" office:value="647.61" calcext:value-type="float">
            <text:p>647,61</text:p>
          </table:table-cell>
          <table:table-cell office:value-type="float" office:value="961.63" calcext:value-type="float">
            <text:p>961,63</text:p>
          </table:table-cell>
          <table:table-cell office:value-type="float" office:value="335.77" calcext:value-type="float">
            <text:p>335,77</text:p>
          </table:table-cell>
          <table:table-cell office:value-type="float" office:value="125.64" calcext:value-type="float">
            <text:p>125,64</text:p>
          </table:table-cell>
          <table:table-cell office:value-type="float" office:value="0" calcext:value-type="float">
            <text:p>0</text:p>
          </table:table-cell>
          <table:table-cell office:value-type="float" office:value="97.44" calcext:value-type="float">
            <text:p>97,44</text:p>
          </table:table-cell>
          <table:table-cell office:value-type="float" office:value="1184.11" calcext:value-type="float">
            <text:p>1184,11</text:p>
          </table:table-cell>
          <table:table-cell office:value-type="float" office:value="66.65" calcext:value-type="float">
            <text:p>66,65</text:p>
          </table:table-cell>
          <table:table-cell office:value-type="float" office:value="3355.31" calcext:value-type="float">
            <text:p>3355,31</text:p>
          </table:table-cell>
          <table:table-cell office:value-type="float" office:value="0" calcext:value-type="float">
            <text:p>0</text:p>
          </table:table-cell>
          <table:table-cell office:value-type="float" office:value="399.04" calcext:value-type="float">
            <text:p>399,04</text:p>
          </table:table-cell>
          <table:table-cell office:value-type="float" office:value="0" calcext:value-type="float">
            <text:p>0</text:p>
          </table:table-cell>
          <table:table-cell office:value-type="float" office:value="59.45" calcext:value-type="float">
            <text:p>59,45</text:p>
          </table:table-cell>
          <table:table-cell office:value-type="float" office:value="0" calcext:value-type="float">
            <text:p>0</text:p>
          </table:table-cell>
          <table:table-cell office:value-type="float" office:value="11729.18" calcext:value-type="float">
            <text:p>11729,18</text:p>
          </table:table-cell>
          <table:table-cell office:value-type="float" office:value="396.51" calcext:value-type="float">
            <text:p>396,51</text:p>
          </table:table-cell>
          <table:table-cell office:value-type="float" office:value="2427.65" calcext:value-type="float">
            <text:p>2427,65</text:p>
          </table:table-cell>
          <table:table-cell office:value-type="float" office:value="0" calcext:value-type="float">
            <text:p>0</text:p>
          </table:table-cell>
          <table:table-cell office:value-type="float" office:value="502.73" calcext:value-type="float">
            <text:p>502,73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office:value-type="float" office:value="0" calcext:value-type="float">
            <text:p>0</text:p>
          </table:table-cell>
          <table:table-cell office:value-type="float" office:value="101.14" calcext:value-type="float">
            <text:p>101,14</text:p>
          </table:table-cell>
          <table:table-cell office:value-type="float" office:value="14.04" calcext:value-type="float">
            <text:p>14,04</text:p>
          </table:table-cell>
          <table:table-cell office:value-type="float" office:value="280.45" calcext:value-type="float">
            <text:p>280,45</text:p>
          </table:table-cell>
          <table:table-cell table:style-name="ce4" office:value-type="float" office:value="12720" calcext:value-type="float">
            <text:p>12720</text:p>
          </table:table-cell>
          <table:table-cell table:style-name="ce4" office:value-type="float" office:value="58878" calcext:value-type="float">
            <text:p>588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98" calcext:value-type="float">
            <text:p>57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.69" calcext:value-type="float">
            <text:p>2821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8.2" calcext:value-type="float">
            <text:p>3278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.91" calcext:value-type="float">
            <text:p>509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40" calcext:value-type="float">
            <text:p>9340</text:p>
          </table:table-cell>
          <table:table-cell table:style-name="ce4" office:value-type="float" office:value="46445" calcext:value-type="float">
            <text:p>46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4.61" calcext:value-type="float">
            <text:p>6774,61</text:p>
          </table:table-cell>
          <table:table-cell office:value-type="float" office:value="706.5" calcext:value-type="float">
            <text:p>706,5</text:p>
          </table:table-cell>
          <table:table-cell office:value-type="float" office:value="0" calcext:value-type="float">
            <text:p>0</text:p>
          </table:table-cell>
          <table:table-cell office:value-type="float" office:value="258.32" calcext:value-type="float">
            <text:p>258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46.01" calcext:value-type="float">
            <text:p>7046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231.92" calcext:value-type="float">
            <text:p>231,92</text:p>
          </table:table-cell>
          <table:table-cell office:value-type="float" office:value="0" calcext:value-type="float">
            <text:p>0</text:p>
          </table:table-cell>
          <table:table-cell office:value-type="float" office:value="39.14" calcext:value-type="float">
            <text:p>39,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06" calcext:value-type="float">
            <text:p>10706</text:p>
          </table:table-cell>
          <table:table-cell table:style-name="ce4" office:value-type="float" office:value="55869" calcext:value-type="float">
            <text:p>558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881.69" calcext:value-type="float">
            <text:p>10881,69</text:p>
          </table:table-cell>
          <table:table-cell office:value-type="float" office:value="571.27" calcext:value-type="float">
            <text:p>571,27</text:p>
          </table:table-cell>
          <table:table-cell office:value-type="float" office:value="357.82" calcext:value-type="float">
            <text:p>357,82</text:p>
          </table:table-cell>
          <table:table-cell office:value-type="float" office:value="687.42" calcext:value-type="float">
            <text:p>687,42</text:p>
          </table:table-cell>
          <table:table-cell office:value-type="float" office:value="58.56" calcext:value-type="float">
            <text:p>58,56</text:p>
          </table:table-cell>
          <table:table-cell office:value-type="float" office:value="74.3" calcext:value-type="float">
            <text:p>74,3</text:p>
          </table:table-cell>
          <table:table-cell office:value-type="float" office:value="634.65" calcext:value-type="float">
            <text:p>634,65</text:p>
          </table:table-cell>
          <table:table-cell office:value-type="float" office:value="570.51" calcext:value-type="float">
            <text:p>570,51</text:p>
          </table:table-cell>
          <table:table-cell office:value-type="float" office:value="380.41" calcext:value-type="float">
            <text:p>380,41</text:p>
          </table:table-cell>
          <table:table-cell office:value-type="float" office:value="0" calcext:value-type="float">
            <text:p>0</text:p>
          </table:table-cell>
          <table:table-cell office:value-type="float" office:value="38.25" calcext:value-type="float">
            <text:p>38,25</text:p>
          </table:table-cell>
          <table:table-cell office:value-type="float" office:value="1131.96" calcext:value-type="float">
            <text:p>1131,96</text:p>
          </table:table-cell>
          <table:table-cell office:value-type="float" office:value="66.08" calcext:value-type="float">
            <text:p>66,08</text:p>
          </table:table-cell>
          <table:table-cell office:value-type="float" office:value="96.84" calcext:value-type="float">
            <text:p>96,84</text:p>
          </table:table-cell>
          <table:table-cell office:value-type="float" office:value="0" calcext:value-type="float">
            <text:p>0</text:p>
          </table:table-cell>
          <table:table-cell office:value-type="float" office:value="117.55" calcext:value-type="float">
            <text:p>117,55</text:p>
          </table:table-cell>
          <table:table-cell office:value-type="float" office:value="0" calcext:value-type="float">
            <text:p>0</text:p>
          </table:table-cell>
          <table:table-cell office:value-type="float" office:value="38.98" calcext:value-type="float">
            <text:p>38,98</text:p>
          </table:table-cell>
          <table:table-cell office:value-type="float" office:value="30.3" calcext:value-type="float">
            <text:p>30,3</text:p>
          </table:table-cell>
          <table:table-cell office:value-type="float" office:value="4432.17" calcext:value-type="float">
            <text:p>4432,17</text:p>
          </table:table-cell>
          <table:table-cell office:value-type="float" office:value="0" calcext:value-type="float">
            <text:p>0</text:p>
          </table:table-cell>
          <table:table-cell office:value-type="float" office:value="84.18" calcext:value-type="float">
            <text:p>84,18</text:p>
          </table:table-cell>
          <table:table-cell office:value-type="float" office:value="0" calcext:value-type="float">
            <text:p>0</text:p>
          </table:table-cell>
          <table:table-cell office:value-type="float" office:value="87.74" calcext:value-type="float">
            <text:p>87,74</text:p>
          </table:table-cell>
          <table:table-cell office:value-type="float" office:value="0" calcext:value-type="float">
            <text:p>0</text:p>
          </table:table-cell>
          <table:table-cell office:value-type="float" office:value="137.86" calcext:value-type="float">
            <text:p>137,86</text:p>
          </table:table-cell>
          <table:table-cell office:value-type="float" office:value="0" calcext:value-type="float">
            <text:p>0</text:p>
          </table:table-cell>
          <table:table-cell office:value-type="float" office:value="129.91" calcext:value-type="float">
            <text:p>129,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287" calcext:value-type="float">
            <text:p>11287</text:p>
          </table:table-cell>
          <table:table-cell table:style-name="ce4" office:value-type="float" office:value="56237" calcext:value-type="float">
            <text:p>562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2.26" calcext:value-type="float">
            <text:p>12,2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8.73" calcext:value-type="float">
            <text:p>28,7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9224" calcext:value-type="float">
            <text:p>9224</text:p>
          </table:table-cell>
          <table:table-cell table:style-name="ce4" office:value-type="float" office:value="46366" calcext:value-type="float">
            <text:p>463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.45" calcext:value-type="float">
            <text:p>59,45</text:p>
          </table:table-cell>
          <table:table-cell office:value-type="float" office:value="150.8" calcext:value-type="float">
            <text:p>15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57" calcext:value-type="float">
            <text:p>88,57</text:p>
          </table:table-cell>
          <table:table-cell office:value-type="float" office:value="62.38" calcext:value-type="float">
            <text:p>62,38</text:p>
          </table:table-cell>
          <table:table-cell office:value-type="float" office:value="9171.63" calcext:value-type="float">
            <text:p>9171,63</text:p>
          </table:table-cell>
          <table:table-cell office:value-type="float" office:value="170.79" calcext:value-type="float">
            <text:p>170,79</text:p>
          </table:table-cell>
          <table:table-cell office:value-type="float" office:value="0" calcext:value-type="float">
            <text:p>0</text:p>
          </table:table-cell>
          <table:table-cell office:value-type="float" office:value="8337.97" calcext:value-type="float">
            <text:p>8337,97</text:p>
          </table:table-cell>
          <table:table-cell office:value-type="float" office:value="160.02" calcext:value-type="float">
            <text:p>160,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0.56" calcext:value-type="float">
            <text:p>180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2.15" calcext:value-type="float">
            <text:p>1232,15</text:p>
          </table:table-cell>
          <table:table-cell table:style-name="ce4" office:value-type="float" office:value="11268" calcext:value-type="float">
            <text:p>11268</text:p>
          </table:table-cell>
          <table:table-cell table:style-name="ce4" office:value-type="float" office:value="59764" calcext:value-type="float">
            <text:p>597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01.98" calcext:value-type="float">
            <text:p>1901,98</text:p>
          </table:table-cell>
          <table:table-cell office:value-type="float" office:value="956.39" calcext:value-type="float">
            <text:p>956,39</text:p>
          </table:table-cell>
          <table:table-cell office:value-type="float" office:value="138.86" calcext:value-type="float">
            <text:p>138,86</text:p>
          </table:table-cell>
          <table:table-cell office:value-type="float" office:value="15.84" calcext:value-type="float">
            <text:p>15,84</text:p>
          </table:table-cell>
          <table:table-cell office:value-type="float" office:value="0" calcext:value-type="float">
            <text:p>0</text:p>
          </table:table-cell>
          <table:table-cell office:value-type="float" office:value="3127.27" calcext:value-type="float">
            <text:p>3127,27</text:p>
          </table:table-cell>
          <table:table-cell office:value-type="float" office:value="61.18" calcext:value-type="float">
            <text:p>61,18</text:p>
          </table:table-cell>
          <table:table-cell office:value-type="float" office:value="82.81" calcext:value-type="float">
            <text:p>82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75" calcext:value-type="float">
            <text:p>40,75</text:p>
          </table:table-cell>
          <table:table-cell office:value-type="float" office:value="1620.21" calcext:value-type="float">
            <text:p>1620,21</text:p>
          </table:table-cell>
          <table:table-cell office:value-type="float" office:value="317.42" calcext:value-type="float">
            <text:p>317,42</text:p>
          </table:table-cell>
          <table:table-cell office:value-type="float" office:value="0" calcext:value-type="float">
            <text:p>0</text:p>
          </table:table-cell>
          <table:table-cell office:value-type="float" office:value="172.02" calcext:value-type="float">
            <text:p>172,02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4554.59" calcext:value-type="float">
            <text:p>4554,59</text:p>
          </table:table-cell>
          <table:table-cell office:value-type="float" office:value="126.04" calcext:value-type="float">
            <text:p>126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8" calcext:value-type="float">
            <text:p>53,28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14" calcext:value-type="float">
            <text:p>40,14</text:p>
          </table:table-cell>
          <table:table-cell table:style-name="ce4" office:value-type="float" office:value="10142" calcext:value-type="float">
            <text:p>10142</text:p>
          </table:table-cell>
          <table:table-cell table:style-name="ce4" office:value-type="float" office:value="50108" calcext:value-type="float">
            <text:p>501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724.76" calcext:value-type="float">
            <text:p>724,76</text:p>
          </table:table-cell>
          <table:table-cell office:value-type="float" office:value="0" calcext:value-type="float">
            <text:p>0</text:p>
          </table:table-cell>
          <table:table-cell office:value-type="float" office:value="109.53" calcext:value-type="float">
            <text:p>109,53</text:p>
          </table:table-cell>
          <table:table-cell office:value-type="float" office:value="1635" calcext:value-type="float">
            <text:p>1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7.09" calcext:value-type="float">
            <text:p>2607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.85" calcext:value-type="float">
            <text:p>209,85</text:p>
          </table:table-cell>
          <table:table-cell office:value-type="float" office:value="0" calcext:value-type="float">
            <text:p>0</text:p>
          </table:table-cell>
          <table:table-cell office:value-type="float" office:value="771.6" calcext:value-type="float">
            <text:p>771,6</text:p>
          </table:table-cell>
          <table:table-cell office:value-type="float" office:value="109.53" calcext:value-type="float">
            <text:p>109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24" calcext:value-type="float">
            <text:p>61,24</text:p>
          </table:table-cell>
          <table:table-cell office:value-type="float" office:value="177.33" calcext:value-type="float">
            <text:p>177,33</text:p>
          </table:table-cell>
          <table:table-cell office:value-type="float" office:value="24.49" calcext:value-type="float">
            <text:p>24,49</text:p>
          </table:table-cell>
          <table:table-cell office:value-type="float" office:value="0" calcext:value-type="float">
            <text:p>0</text:p>
          </table:table-cell>
          <table:table-cell office:value-type="float" office:value="111.07" calcext:value-type="float">
            <text:p>111,07</text:p>
          </table:table-cell>
          <table:table-cell office:value-type="float" office:value="76.25" calcext:value-type="float">
            <text:p>76,25</text:p>
          </table:table-cell>
          <table:table-cell office:value-type="float" office:value="953.38" calcext:value-type="float">
            <text:p>953,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45728" calcext:value-type="float">
            <text:p>457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3.24" calcext:value-type="float">
            <text:p>383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89.9" calcext:value-type="float">
            <text:p>89,9</text:p>
          </table:table-cell>
          <table:table-cell office:value-type="float" office:value="710.81" calcext:value-type="float">
            <text:p>71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52" calcext:value-type="float">
            <text:p>197,52</text:p>
          </table:table-cell>
          <table:table-cell office:value-type="float" office:value="36.97" calcext:value-type="float">
            <text:p>36,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48.25" calcext:value-type="float">
            <text:p>6448,25</text:p>
          </table:table-cell>
          <table:table-cell office:value-type="float" office:value="2198.57" calcext:value-type="float">
            <text:p>2198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25" calcext:value-type="float">
            <text:p>138,25</text:p>
          </table:table-cell>
          <table:table-cell office:value-type="float" office:value="0" calcext:value-type="float">
            <text:p>0</text:p>
          </table:table-cell>
          <table:table-cell office:value-type="float" office:value="107.36" calcext:value-type="float">
            <text:p>107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.18" calcext:value-type="float">
            <text:p>826,18</text:p>
          </table:table-cell>
          <table:table-cell table:style-name="ce4" office:value-type="float" office:value="11231" calcext:value-type="float">
            <text:p>11231</text:p>
          </table:table-cell>
          <table:table-cell table:style-name="ce4" office:value-type="float" office:value="68274" calcext:value-type="float">
            <text:p>682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301.42" calcext:value-type="float">
            <text:p>301,42</text:p>
          </table:table-cell>
          <table:table-cell office:value-type="float" office:value="0" calcext:value-type="float">
            <text:p>0</text:p>
          </table:table-cell>
          <table:table-cell office:value-type="float" office:value="1599.65" calcext:value-type="float">
            <text:p>1599,6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6.18" calcext:value-type="float">
            <text:p>76,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610" calcext:value-type="float">
            <text:p>9610</text:p>
          </table:table-cell>
          <table:table-cell table:style-name="ce4" office:value-type="float" office:value="48138" calcext:value-type="float">
            <text:p>481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99.83" calcext:value-type="float">
            <text:p>29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16" calcext:value-type="float">
            <text:p>783,16</text:p>
          </table:table-cell>
          <table:table-cell office:value-type="float" office:value="117.76" calcext:value-type="float">
            <text:p>117,76</text:p>
          </table:table-cell>
          <table:table-cell office:value-type="float" office:value="2213.02" calcext:value-type="float">
            <text:p>2213,02</text:p>
          </table:table-cell>
          <table:table-cell office:value-type="float" office:value="270.88" calcext:value-type="float">
            <text:p>270,88</text:p>
          </table:table-cell>
          <table:table-cell office:value-type="float" office:value="1484.12" calcext:value-type="float">
            <text:p>1484,12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73.66" calcext:value-type="float">
            <text:p>73,66</text:p>
          </table:table-cell>
          <table:table-cell office:value-type="float" office:value="110.68" calcext:value-type="float">
            <text:p>110,68</text:p>
          </table:table-cell>
          <table:table-cell office:value-type="float" office:value="891.15" calcext:value-type="float">
            <text:p>891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42" calcext:value-type="float">
            <text:p>19,42</text:p>
          </table:table-cell>
          <table:table-cell office:value-type="float" office:value="1111.36" calcext:value-type="float">
            <text:p>1111,36</text:p>
          </table:table-cell>
          <table:table-cell office:value-type="float" office:value="6440" calcext:value-type="float">
            <text:p>6440</text:p>
          </table:table-cell>
          <table:table-cell office:value-type="float" office:value="112.73" calcext:value-type="float">
            <text:p>112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6" calcext:value-type="float">
            <text:p>113,46</text:p>
          </table:table-cell>
          <table:table-cell office:value-type="float" office:value="0" calcext:value-type="float">
            <text:p>0</text:p>
          </table:table-cell>
          <table:table-cell office:value-type="float" office:value="-92.72" calcext:value-type="float">
            <text:p>-92,7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6.87" calcext:value-type="float">
            <text:p>6,87</text:p>
          </table:table-cell>
          <table:table-cell office:value-type="float" office:value="6.58" calcext:value-type="float">
            <text:p>6,58</text:p>
          </table:table-cell>
          <table:table-cell table:style-name="ce4" office:value-type="float" office:value="10543" calcext:value-type="float">
            <text:p>10543</text:p>
          </table:table-cell>
          <table:table-cell table:style-name="ce4" office:value-type="float" office:value="53516" calcext:value-type="float">
            <text:p>53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07.67" calcext:value-type="float">
            <text:p>707,67</text:p>
          </table:table-cell>
          <table:table-cell office:value-type="float" office:value="11765.21" calcext:value-type="float">
            <text:p>11765,21</text:p>
          </table:table-cell>
          <table:table-cell office:value-type="float" office:value="5581.48" calcext:value-type="float">
            <text:p>5581,48</text:p>
          </table:table-cell>
          <table:table-cell office:value-type="float" office:value="0" calcext:value-type="float">
            <text:p>0</text:p>
          </table:table-cell>
          <table:table-cell office:value-type="float" office:value="102.77" calcext:value-type="float">
            <text:p>102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0.09" calcext:value-type="float">
            <text:p>10230,09</text:p>
          </table:table-cell>
          <table:table-cell office:value-type="float" office:value="0" calcext:value-type="float">
            <text:p>0</text:p>
          </table:table-cell>
          <table:table-cell office:value-type="float" office:value="321.71" calcext:value-type="float">
            <text:p>321,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.92" calcext:value-type="float">
            <text:p>24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437" calcext:value-type="float">
            <text:p>12437</text:p>
          </table:table-cell>
          <table:table-cell table:style-name="ce4" office:value-type="float" office:value="63921" calcext:value-type="float">
            <text:p>639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1.53" calcext:value-type="float">
            <text:p>741,53</text:p>
          </table:table-cell>
          <table:table-cell office:value-type="float" office:value="0" calcext:value-type="float">
            <text:p>0</text:p>
          </table:table-cell>
          <table:table-cell office:value-type="float" office:value="272.96" calcext:value-type="float">
            <text:p>272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15" calcext:value-type="float">
            <text:p>70,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334" calcext:value-type="float">
            <text:p>9334</text:p>
          </table:table-cell>
          <table:table-cell table:style-name="ce4" office:value-type="float" office:value="47313" calcext:value-type="float">
            <text:p>473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05.32" calcext:value-type="float">
            <text:p>705,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42" calcext:value-type="float">
            <text:p>9142</text:p>
          </table:table-cell>
          <table:table-cell table:style-name="ce4" office:value-type="float" office:value="46113" calcext:value-type="float">
            <text:p>461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.71" calcext:value-type="float">
            <text:p>15,71</text:p>
          </table:table-cell>
          <table:table-cell office:value-type="float" office:value="797.33" calcext:value-type="float">
            <text:p>797,33</text:p>
          </table:table-cell>
          <table:table-cell office:value-type="float" office:value="1426.41" calcext:value-type="float">
            <text:p>1426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8" calcext:value-type="float">
            <text:p>32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.89" calcext:value-type="float">
            <text:p>230,89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,7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9513" calcext:value-type="float">
            <text:p>9513</text:p>
          </table:table-cell>
          <table:table-cell table:style-name="ce4" office:value-type="float" office:value="48929" calcext:value-type="float">
            <text:p>489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.72" calcext:value-type="float">
            <text:p>39,72</text:p>
          </table:table-cell>
          <table:table-cell office:value-type="float" office:value="362.13" calcext:value-type="float">
            <text:p>362,13</text:p>
          </table:table-cell>
          <table:table-cell office:value-type="float" office:value="14951.24" calcext:value-type="float">
            <text:p>14951,24</text:p>
          </table:table-cell>
          <table:table-cell office:value-type="float" office:value="12528.42" calcext:value-type="float">
            <text:p>12528,42</text:p>
          </table:table-cell>
          <table:table-cell office:value-type="float" office:value="19192.93" calcext:value-type="float">
            <text:p>19192,93</text:p>
          </table:table-cell>
          <table:table-cell office:value-type="float" office:value="2135.28" calcext:value-type="float">
            <text:p>2135,28</text:p>
          </table:table-cell>
          <table:table-cell office:value-type="float" office:value="961.18" calcext:value-type="float">
            <text:p>961,18</text:p>
          </table:table-cell>
          <table:table-cell office:value-type="float" office:value="0" calcext:value-type="float">
            <text:p>0</text:p>
          </table:table-cell>
          <table:table-cell office:value-type="float" office:value="1021.13" calcext:value-type="float">
            <text:p>102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37.36" calcext:value-type="float">
            <text:p>117137,36</text:p>
          </table:table-cell>
          <table:table-cell office:value-type="float" office:value="539.24" calcext:value-type="float">
            <text:p>539,24</text:p>
          </table:table-cell>
          <table:table-cell office:value-type="float" office:value="472.14" calcext:value-type="float">
            <text:p>472,14</text:p>
          </table:table-cell>
          <table:table-cell office:value-type="float" office:value="0" calcext:value-type="float">
            <text:p>0</text:p>
          </table:table-cell>
          <table:table-cell office:value-type="float" office:value="10457.16" calcext:value-type="float">
            <text:p>10457,16</text:p>
          </table:table-cell>
          <table:table-cell office:value-type="float" office:value="0" calcext:value-type="float">
            <text:p>0</text:p>
          </table:table-cell>
          <table:table-cell office:value-type="float" office:value="382.18" calcext:value-type="float">
            <text:p>382,18</text:p>
          </table:table-cell>
          <table:table-cell office:value-type="float" office:value="0" calcext:value-type="float">
            <text:p>0</text:p>
          </table:table-cell>
          <table:table-cell office:value-type="float" office:value="453.23" calcext:value-type="float">
            <text:p>453,23</text:p>
          </table:table-cell>
          <table:table-cell office:value-type="float" office:value="10913.58" calcext:value-type="float">
            <text:p>10913,58</text:p>
          </table:table-cell>
          <table:table-cell office:value-type="float" office:value="0" calcext:value-type="float">
            <text:p>0</text:p>
          </table:table-cell>
          <table:table-cell office:value-type="float" office:value="3588.9" calcext:value-type="float">
            <text:p>3588,9</text:p>
          </table:table-cell>
          <table:table-cell office:value-type="float" office:value="528.98" calcext:value-type="float">
            <text:p>528,98</text:p>
          </table:table-cell>
          <table:table-cell office:value-type="float" office:value="0" calcext:value-type="float">
            <text:p>0</text:p>
          </table:table-cell>
          <table:table-cell office:value-type="float" office:value="896.7" calcext:value-type="float">
            <text:p>896,7</text:p>
          </table:table-cell>
          <table:table-cell office:value-type="float" office:value="0" calcext:value-type="float">
            <text:p>0</text:p>
          </table:table-cell>
          <table:table-cell office:value-type="float" office:value="81.54" calcext:value-type="float">
            <text:p>81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1537" calcext:value-type="float">
            <text:p>21537</text:p>
          </table:table-cell>
          <table:table-cell table:style-name="ce4" office:value-type="float" office:value="134633" calcext:value-type="float">
            <text:p>1346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.13" calcext:value-type="float">
            <text:p>23,13</text:p>
          </table:table-cell>
          <table:table-cell office:value-type="float" office:value="0" calcext:value-type="float">
            <text:p>0</text:p>
          </table:table-cell>
          <table:table-cell office:value-type="float" office:value="173.41" calcext:value-type="float">
            <text:p>173,41</text:p>
          </table:table-cell>
          <table:table-cell office:value-type="float" office:value="157.74" calcext:value-type="float">
            <text:p>157,74</text:p>
          </table:table-cell>
          <table:table-cell office:value-type="float" office:value="0" calcext:value-type="float">
            <text:p>0</text:p>
          </table:table-cell>
          <table:table-cell office:value-type="float" office:value="54.89" calcext:value-type="float">
            <text:p>54,89</text:p>
          </table:table-cell>
          <table:table-cell office:value-type="float" office:value="15.67" calcext:value-type="float">
            <text:p>15,67</text:p>
          </table:table-cell>
          <table:table-cell office:value-type="float" office:value="22.67" calcext:value-type="float">
            <text:p>22,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12" calcext:value-type="float">
            <text:p>14,12</text:p>
          </table:table-cell>
          <table:table-cell office:value-type="float" office:value="50.39" calcext:value-type="float">
            <text:p>50,39</text:p>
          </table:table-cell>
          <table:table-cell office:value-type="float" office:value="470.38" calcext:value-type="float">
            <text:p>470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11" calcext:value-type="float">
            <text:p>31,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22" calcext:value-type="float">
            <text:p>9222</text:p>
          </table:table-cell>
          <table:table-cell table:style-name="ce4" office:value-type="float" office:value="46956" calcext:value-type="float">
            <text:p>469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04" calcext:value-type="float">
            <text:p>83,04</text:p>
          </table:table-cell>
          <table:table-cell office:value-type="float" office:value="156.36" calcext:value-type="float">
            <text:p>156,36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34" calcext:value-type="float">
            <text:p>83,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.26" calcext:value-type="float">
            <text:p>50,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0.54" calcext:value-type="float">
            <text:p>140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31" calcext:value-type="float">
            <text:p>9131</text:p>
          </table:table-cell>
          <table:table-cell table:style-name="ce4" office:value-type="float" office:value="46245" calcext:value-type="float">
            <text:p>462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.44" calcext:value-type="float">
            <text:p>29,44</text:p>
          </table:table-cell>
          <table:table-cell office:value-type="float" office:value="386.76" calcext:value-type="float">
            <text:p>386,76</text:p>
          </table:table-cell>
          <table:table-cell office:value-type="float" office:value="0" calcext:value-type="float">
            <text:p>0</text:p>
          </table:table-cell>
          <table:table-cell office:value-type="float" office:value="3695.63" calcext:value-type="float">
            <text:p>3695,63</text:p>
          </table:table-cell>
          <table:table-cell office:value-type="float" office:value="1064.87" calcext:value-type="float">
            <text:p>1064,87</text:p>
          </table:table-cell>
          <table:table-cell office:value-type="float" office:value="0" calcext:value-type="float">
            <text:p>0</text:p>
          </table:table-cell>
          <table:table-cell office:value-type="float" office:value="492.65" calcext:value-type="float">
            <text:p>492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4.87" calcext:value-type="float">
            <text:p>131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117.41" calcext:value-type="float">
            <text:p>117,41</text:p>
          </table:table-cell>
          <table:table-cell office:value-type="float" office:value="0" calcext:value-type="float">
            <text:p>0</text:p>
          </table:table-cell>
          <table:table-cell office:value-type="float" office:value="22.34" calcext:value-type="float">
            <text:p>22,34</text:p>
          </table:table-cell>
          <table:table-cell office:value-type="float" office:value="67.71" calcext:value-type="float">
            <text:p>67,71</text:p>
          </table:table-cell>
          <table:table-cell office:value-type="float" office:value="1994.02" calcext:value-type="float">
            <text:p>1994,02</text:p>
          </table:table-cell>
          <table:table-cell office:value-type="float" office:value="1956.53" calcext:value-type="float">
            <text:p>1956,53</text:p>
          </table:table-cell>
          <table:table-cell office:value-type="float" office:value="87.57" calcext:value-type="float">
            <text:p>87,57</text:p>
          </table:table-cell>
          <table:table-cell office:value-type="float" office:value="0" calcext:value-type="float">
            <text:p>0</text:p>
          </table:table-cell>
          <table:table-cell office:value-type="float" office:value="58.95" calcext:value-type="float">
            <text:p>58,95</text:p>
          </table:table-cell>
          <table:table-cell office:value-type="float" office:value="0" calcext:value-type="float">
            <text:p>0</text:p>
          </table:table-cell>
          <table:table-cell office:value-type="float" office:value="378.15" calcext:value-type="float">
            <text:p>378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320" calcext:value-type="float">
            <text:p>10320</text:p>
          </table:table-cell>
          <table:table-cell table:style-name="ce4" office:value-type="float" office:value="51484" calcext:value-type="float">
            <text:p>514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.05" calcext:value-type="float">
            <text:p>63,05</text:p>
          </table:table-cell>
          <table:table-cell office:value-type="float" office:value="855.79" calcext:value-type="float">
            <text:p>855,79</text:p>
          </table:table-cell>
          <table:table-cell office:value-type="float" office:value="0" calcext:value-type="float">
            <text:p>0</text:p>
          </table:table-cell>
          <table:table-cell office:value-type="float" office:value="505.47" calcext:value-type="float">
            <text:p>505,47</text:p>
          </table:table-cell>
          <table:table-cell office:value-type="float" office:value="0" calcext:value-type="float">
            <text:p>0</text:p>
          </table:table-cell>
          <table:table-cell office:value-type="float" office:value="22.38" calcext:value-type="float">
            <text:p>22,38</text:p>
          </table:table-cell>
          <table:table-cell office:value-type="float" office:value="965.07" calcext:value-type="float">
            <text:p>965,07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256.49" calcext:value-type="float">
            <text:p>256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.94" calcext:value-type="float">
            <text:p>224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15" calcext:value-type="float">
            <text:p>130,15</text:p>
          </table:table-cell>
          <table:table-cell office:value-type="float" office:value="3.77" calcext:value-type="float">
            <text:p>3,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616" calcext:value-type="float">
            <text:p>9616</text:p>
          </table:table-cell>
          <table:table-cell table:style-name="ce4" office:value-type="float" office:value="48002" calcext:value-type="float">
            <text:p>480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290.88" calcext:value-type="float">
            <text:p>9290,88</text:p>
          </table:table-cell>
          <table:table-cell office:value-type="float" office:value="2299.5" calcext:value-type="float">
            <text:p>2299,5</text:p>
          </table:table-cell>
          <table:table-cell office:value-type="float" office:value="632.78" calcext:value-type="float">
            <text:p>632,78</text:p>
          </table:table-cell>
          <table:table-cell office:value-type="float" office:value="590.32" calcext:value-type="float">
            <text:p>590,32</text:p>
          </table:table-cell>
          <table:table-cell office:value-type="float" office:value="5220.41" calcext:value-type="float">
            <text:p>5220,41</text:p>
          </table:table-cell>
          <table:table-cell office:value-type="float" office:value="3269.88" calcext:value-type="float">
            <text:p>3269,88</text:p>
          </table:table-cell>
          <table:table-cell office:value-type="float" office:value="1749.86" calcext:value-type="float">
            <text:p>1749,86</text:p>
          </table:table-cell>
          <table:table-cell office:value-type="float" office:value="166.81" calcext:value-type="float">
            <text:p>166,81</text:p>
          </table:table-cell>
          <table:table-cell office:value-type="float" office:value="21.33" calcext:value-type="float">
            <text:p>21,33</text:p>
          </table:table-cell>
          <table:table-cell office:value-type="float" office:value="0" calcext:value-type="float">
            <text:p>0</text:p>
          </table:table-cell>
          <table:table-cell office:value-type="float" office:value="397.94" calcext:value-type="float">
            <text:p>397,94</text:p>
          </table:table-cell>
          <table:table-cell office:value-type="float" office:value="100.31" calcext:value-type="float">
            <text:p>100,31</text:p>
          </table:table-cell>
          <table:table-cell office:value-type="float" office:value="631.24" calcext:value-type="float">
            <text:p>631,24</text:p>
          </table:table-cell>
          <table:table-cell office:value-type="float" office:value="1095.85" calcext:value-type="float">
            <text:p>1095,85</text:p>
          </table:table-cell>
          <table:table-cell office:value-type="float" office:value="0" calcext:value-type="float">
            <text:p>0</text:p>
          </table:table-cell>
          <table:table-cell office:value-type="float" office:value="890.67" calcext:value-type="float">
            <text:p>890,67</text:p>
          </table:table-cell>
          <table:table-cell office:value-type="float" office:value="0" calcext:value-type="float">
            <text:p>0</text:p>
          </table:table-cell>
          <table:table-cell office:value-type="float" office:value="455.47" calcext:value-type="float">
            <text:p>455,47</text:p>
          </table:table-cell>
          <table:table-cell office:value-type="float" office:value="692.23" calcext:value-type="float">
            <text:p>692,23</text:p>
          </table:table-cell>
          <table:table-cell office:value-type="float" office:value="9362.87" calcext:value-type="float">
            <text:p>9362,87</text:p>
          </table:table-cell>
          <table:table-cell office:value-type="float" office:value="3777.05" calcext:value-type="float">
            <text:p>3777,05</text:p>
          </table:table-cell>
          <table:table-cell office:value-type="float" office:value="0" calcext:value-type="float">
            <text:p>0</text:p>
          </table:table-cell>
          <table:table-cell office:value-type="float" office:value="175.77" calcext:value-type="float">
            <text:p>175,77</text:p>
          </table:table-cell>
          <table:table-cell office:value-type="float" office:value="1919.95" calcext:value-type="float">
            <text:p>1919,95</text:p>
          </table:table-cell>
          <table:table-cell office:value-type="float" office:value="0" calcext:value-type="float">
            <text:p>0</text:p>
          </table:table-cell>
          <table:table-cell office:value-type="float" office:value="-165.92" calcext:value-type="float">
            <text:p>-165,92</text:p>
          </table:table-cell>
          <table:table-cell office:value-type="float" office:value="0" calcext:value-type="float">
            <text:p>0</text:p>
          </table:table-cell>
          <table:table-cell office:value-type="float" office:value="178.64" calcext:value-type="float">
            <text:p>178,64</text:p>
          </table:table-cell>
          <table:table-cell office:value-type="float" office:value="587.47" calcext:value-type="float">
            <text:p>587,47</text:p>
          </table:table-cell>
          <table:table-cell office:value-type="float" office:value="91.2" calcext:value-type="float">
            <text:p>91,2</text:p>
          </table:table-cell>
          <table:table-cell table:style-name="ce4" office:value-type="float" office:value="13242" calcext:value-type="float">
            <text:p>13242</text:p>
          </table:table-cell>
          <table:table-cell table:style-name="ce4" office:value-type="float" office:value="62046" calcext:value-type="float">
            <text:p>620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57" calcext:value-type="float">
            <text:p>10,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2.11" calcext:value-type="float">
            <text:p>122,11</text:p>
          </table:table-cell>
          <table:table-cell office:value-type="float" office:value="0" calcext:value-type="float">
            <text:p>0</text:p>
          </table:table-cell>
          <table:table-cell office:value-type="float" office:value="288.74" calcext:value-type="float">
            <text:p>288,74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0" calcext:value-type="float">
            <text:p>0</text:p>
          </table:table-cell>
          <table:table-cell office:value-type="float" office:value="397.71" calcext:value-type="float">
            <text:p>397,71</text:p>
          </table:table-cell>
          <table:table-cell office:value-type="float" office:value="57.78" calcext:value-type="float">
            <text:p>57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35" calcext:value-type="float">
            <text:p>9135</text:p>
          </table:table-cell>
          <table:table-cell table:style-name="ce4" office:value-type="float" office:value="45965" calcext:value-type="float">
            <text:p>459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6.15" calcext:value-type="float">
            <text:p>2246,15</text:p>
          </table:table-cell>
          <table:table-cell office:value-type="float" office:value="0" calcext:value-type="float">
            <text:p>0</text:p>
          </table:table-cell>
          <table:table-cell office:value-type="float" office:value="53.98" calcext:value-type="float">
            <text:p>53,98</text:p>
          </table:table-cell>
          <table:table-cell office:value-type="float" office:value="200.23" calcext:value-type="float">
            <text:p>200,23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,1</text:p>
          </table:table-cell>
          <table:table-cell office:value-type="float" office:value="0" calcext:value-type="float">
            <text:p>0</text:p>
          </table:table-cell>
          <table:table-cell office:value-type="float" office:value="37.43" calcext:value-type="float">
            <text:p>37,43</text:p>
          </table:table-cell>
          <table:table-cell office:value-type="float" office:value="20.74" calcext:value-type="float">
            <text:p>20,74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,92</text:p>
          </table:table-cell>
          <table:table-cell office:value-type="float" office:value="19.13" calcext:value-type="float">
            <text:p>19,13</text:p>
          </table:table-cell>
          <table:table-cell office:value-type="float" office:value="197.05" calcext:value-type="float">
            <text:p>197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.8" calcext:value-type="float">
            <text:p>56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.75" calcext:value-type="float">
            <text:p>1055,75</text:p>
          </table:table-cell>
          <table:table-cell office:value-type="float" office:value="2876.03" calcext:value-type="float">
            <text:p>2876,03</text:p>
          </table:table-cell>
          <table:table-cell office:value-type="float" office:value="370.88" calcext:value-type="float">
            <text:p>370,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39" calcext:value-type="float">
            <text:p>9,39</text:p>
          </table:table-cell>
          <table:table-cell table:style-name="ce4" office:value-type="float" office:value="9834" calcext:value-type="float">
            <text:p>9834</text:p>
          </table:table-cell>
          <table:table-cell table:style-name="ce4" office:value-type="float" office:value="51246" calcext:value-type="float">
            <text:p>512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9.16" calcext:value-type="float">
            <text:p>939,16</text:p>
          </table:table-cell>
          <table:table-cell office:value-type="float" office:value="49.47" calcext:value-type="float">
            <text:p>49,47</text:p>
          </table:table-cell>
          <table:table-cell office:value-type="float" office:value="0" calcext:value-type="float">
            <text:p>0</text:p>
          </table:table-cell>
          <table:table-cell office:value-type="float" office:value="65.88" calcext:value-type="float">
            <text:p>65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5.08" calcext:value-type="float">
            <text:p>1575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84" calcext:value-type="float">
            <text:p>125,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7.94" calcext:value-type="float">
            <text:p>97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3.48" calcext:value-type="float">
            <text:p>2273,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506" calcext:value-type="float">
            <text:p>9506</text:p>
          </table:table-cell>
          <table:table-cell table:style-name="ce4" office:value-type="float" office:value="46237" calcext:value-type="float">
            <text:p>462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86.25" calcext:value-type="float">
            <text:p>6586,25</text:p>
          </table:table-cell>
          <table:table-cell office:value-type="float" office:value="1398.31" calcext:value-type="float">
            <text:p>1398,31</text:p>
          </table:table-cell>
          <table:table-cell office:value-type="float" office:value="16" calcext:value-type="float">
            <text:p>16</text:p>
          </table:table-cell>
          <table:table-cell office:value-type="float" office:value="789.33" calcext:value-type="float">
            <text:p>789,33</text:p>
          </table:table-cell>
          <table:table-cell office:value-type="float" office:value="0" calcext:value-type="float">
            <text:p>0</text:p>
          </table:table-cell>
          <table:table-cell office:value-type="float" office:value="33.87" calcext:value-type="float">
            <text:p>33,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21" calcext:value-type="float">
            <text:p>5,21</text:p>
          </table:table-cell>
          <table:table-cell office:value-type="float" office:value="5017.93" calcext:value-type="float">
            <text:p>5017,93</text:p>
          </table:table-cell>
          <table:table-cell office:value-type="float" office:value="580.83" calcext:value-type="float">
            <text:p>580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85" calcext:value-type="float">
            <text:p>25,85</text:p>
          </table:table-cell>
          <table:table-cell office:value-type="float" office:value="0" calcext:value-type="float">
            <text:p>0</text:p>
          </table:table-cell>
          <table:table-cell office:value-type="float" office:value="215.33" calcext:value-type="float">
            <text:p>215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7" calcext:value-type="float">
            <text:p>12,77</text:p>
          </table:table-cell>
          <table:table-cell table:style-name="ce4" office:value-type="float" office:value="11753" calcext:value-type="float">
            <text:p>11753</text:p>
          </table:table-cell>
          <table:table-cell table:style-name="ce4" office:value-type="float" office:value="66216" calcext:value-type="float">
            <text:p>662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5.35" calcext:value-type="float">
            <text:p>45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79" calcext:value-type="float">
            <text:p>265,79</text:p>
          </table:table-cell>
          <table:table-cell office:value-type="float" office:value="0" calcext:value-type="float">
            <text:p>0</text:p>
          </table:table-cell>
          <table:table-cell office:value-type="float" office:value="104.11" calcext:value-type="float">
            <text:p>10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02" calcext:value-type="float">
            <text:p>119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01" calcext:value-type="float">
            <text:p>152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.96" calcext:value-type="float">
            <text:p>86,96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358.34" calcext:value-type="float">
            <text:p>358,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86" calcext:value-type="float">
            <text:p>9286</text:p>
          </table:table-cell>
          <table:table-cell table:style-name="ce4" office:value-type="float" office:value="47164" calcext:value-type="float">
            <text:p>471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2188.52" calcext:value-type="float">
            <text:p>2188,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1.95" calcext:value-type="float">
            <text:p>641,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4.78" calcext:value-type="float">
            <text:p>374,78</text:p>
          </table:table-cell>
          <table:table-cell office:value-type="float" office:value="0" calcext:value-type="float">
            <text:p>0</text:p>
          </table:table-cell>
          <table:table-cell office:value-type="float" office:value="468.48" calcext:value-type="float">
            <text:p>468,48</text:p>
          </table:table-cell>
          <table:table-cell office:value-type="float" office:value="0" calcext:value-type="float">
            <text:p>0</text:p>
          </table:table-cell>
          <table:table-cell office:value-type="float" office:value="45.16" calcext:value-type="float">
            <text:p>45,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652" calcext:value-type="float">
            <text:p>9652</text:p>
          </table:table-cell>
          <table:table-cell table:style-name="ce4" office:value-type="float" office:value="50198" calcext:value-type="float">
            <text:p>501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,82</text:p>
          </table:table-cell>
          <table:table-cell office:value-type="float" office:value="135.66" calcext:value-type="float">
            <text:p>135,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.9" calcext:value-type="float">
            <text:p>24,9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9168" calcext:value-type="float">
            <text:p>9168</text:p>
          </table:table-cell>
          <table:table-cell table:style-name="ce4" office:value-type="float" office:value="46515" calcext:value-type="float">
            <text:p>465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.32" calcext:value-type="float">
            <text:p>68,3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8.62" calcext:value-type="float">
            <text:p>18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129.41" calcext:value-type="float">
            <text:p>129,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71" calcext:value-type="float">
            <text:p>6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55" calcext:value-type="float">
            <text:p>9155</text:p>
          </table:table-cell>
          <table:table-cell table:style-name="ce4" office:value-type="float" office:value="46447" calcext:value-type="float">
            <text:p>464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4.98" calcext:value-type="float">
            <text:p>1834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32.27" calcext:value-type="float">
            <text:p>99532,27</text:p>
          </table:table-cell>
          <table:table-cell office:value-type="float" office:value="0" calcext:value-type="float">
            <text:p>0</text:p>
          </table:table-cell>
          <table:table-cell office:value-type="float" office:value="73.72" calcext:value-type="float">
            <text:p>73,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0.3" calcext:value-type="float">
            <text:p>140,3</text:p>
          </table:table-cell>
          <table:table-cell office:value-type="float" office:value="0" calcext:value-type="float">
            <text:p>0</text:p>
          </table:table-cell>
          <table:table-cell office:value-type="float" office:value="72.71" calcext:value-type="float">
            <text:p>72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358" calcext:value-type="float">
            <text:p>13358</text:p>
          </table:table-cell>
          <table:table-cell table:style-name="ce4" office:value-type="float" office:value="95410" calcext:value-type="float">
            <text:p>954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8.55" calcext:value-type="float">
            <text:p>998,55</text:p>
          </table:table-cell>
          <table:table-cell office:value-type="float" office:value="0" calcext:value-type="float">
            <text:p>0</text:p>
          </table:table-cell>
          <table:table-cell office:value-type="float" office:value="7.42" calcext:value-type="float">
            <text:p>7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8.06" calcext:value-type="float">
            <text:p>1408,06</text:p>
          </table:table-cell>
          <table:table-cell office:value-type="float" office:value="885.49" calcext:value-type="float">
            <text:p>885,49</text:p>
          </table:table-cell>
          <table:table-cell office:value-type="float" office:value="94.17" calcext:value-type="float">
            <text:p>94,17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36" calcext:value-type="float">
            <text:p>159,36</text:p>
          </table:table-cell>
          <table:table-cell office:value-type="float" office:value="2426.46" calcext:value-type="float">
            <text:p>2426,46</text:p>
          </table:table-cell>
          <table:table-cell office:value-type="float" office:value="5.11" calcext:value-type="float">
            <text:p>5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.01" calcext:value-type="float">
            <text:p>381,01</text:p>
          </table:table-cell>
          <table:table-cell office:value-type="float" office:value="3478.44" calcext:value-type="float">
            <text:p>3478,44</text:p>
          </table:table-cell>
          <table:table-cell office:value-type="float" office:value="5944.01" calcext:value-type="float">
            <text:p>5944,01</text:p>
          </table:table-cell>
          <table:table-cell office:value-type="float" office:value="30.74" calcext:value-type="float">
            <text:p>30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2.98" calcext:value-type="float">
            <text:p>852,98</text:p>
          </table:table-cell>
          <table:table-cell office:value-type="float" office:value="0" calcext:value-type="float">
            <text:p>0</text:p>
          </table:table-cell>
          <table:table-cell office:value-type="float" office:value="128.1" calcext:value-type="float">
            <text:p>128,1</text:p>
          </table:table-cell>
          <table:table-cell office:value-type="float" office:value="0" calcext:value-type="float">
            <text:p>0</text:p>
          </table:table-cell>
          <table:table-cell office:value-type="float" office:value="200.09" calcext:value-type="float">
            <text:p>200,09</text:p>
          </table:table-cell>
          <table:table-cell office:value-type="float" office:value="0" calcext:value-type="float">
            <text:p>0</text:p>
          </table:table-cell>
          <table:table-cell office:value-type="float" office:value="278.55" calcext:value-type="float">
            <text:p>278,55</text:p>
          </table:table-cell>
          <table:table-cell table:style-name="ce4" office:value-type="float" office:value="10794" calcext:value-type="float">
            <text:p>10794</text:p>
          </table:table-cell>
          <table:table-cell table:style-name="ce4" office:value-type="float" office:value="58655" calcext:value-type="float">
            <text:p>586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6.7" calcext:value-type="float">
            <text:p>486,7</text:p>
          </table:table-cell>
          <table:table-cell office:value-type="float" office:value="1493.88" calcext:value-type="float">
            <text:p>1493,88</text:p>
          </table:table-cell>
          <table:table-cell office:value-type="float" office:value="1709.41" calcext:value-type="float">
            <text:p>1709,41</text:p>
          </table:table-cell>
          <table:table-cell office:value-type="float" office:value="12064.3" calcext:value-type="float">
            <text:p>12064,3</text:p>
          </table:table-cell>
          <table:table-cell office:value-type="float" office:value="11666.97" calcext:value-type="float">
            <text:p>11666,97</text:p>
          </table:table-cell>
          <table:table-cell office:value-type="float" office:value="0" calcext:value-type="float">
            <text:p>0</text:p>
          </table:table-cell>
          <table:table-cell office:value-type="float" office:value="3271.9" calcext:value-type="float">
            <text:p>3271,9</text:p>
          </table:table-cell>
          <table:table-cell office:value-type="float" office:value="0" calcext:value-type="float">
            <text:p>0</text:p>
          </table:table-cell>
          <table:table-cell office:value-type="float" office:value="88.68" calcext:value-type="float">
            <text:p>88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89.14" calcext:value-type="float">
            <text:p>10589,14</text:p>
          </table:table-cell>
          <table:table-cell office:value-type="float" office:value="0" calcext:value-type="float">
            <text:p>0</text:p>
          </table:table-cell>
          <table:table-cell office:value-type="float" office:value="1180.94" calcext:value-type="float">
            <text:p>1180,94</text:p>
          </table:table-cell>
          <table:table-cell office:value-type="float" office:value="0" calcext:value-type="float">
            <text:p>0</text:p>
          </table:table-cell>
          <table:table-cell office:value-type="float" office:value="133.68" calcext:value-type="float">
            <text:p>133,68</text:p>
          </table:table-cell>
          <table:table-cell office:value-type="float" office:value="0" calcext:value-type="float">
            <text:p>0</text:p>
          </table:table-cell>
          <table:table-cell office:value-type="float" office:value="273.23" calcext:value-type="float">
            <text:p>273,23</text:p>
          </table:table-cell>
          <table:table-cell office:value-type="float" office:value="22.19" calcext:value-type="float">
            <text:p>22,19</text:p>
          </table:table-cell>
          <table:table-cell office:value-type="float" office:value="0" calcext:value-type="float">
            <text:p>0</text:p>
          </table:table-cell>
          <table:table-cell office:value-type="float" office:value="6129.19" calcext:value-type="float">
            <text:p>6129,19</text:p>
          </table:table-cell>
          <table:table-cell office:value-type="float" office:value="4301.59" calcext:value-type="float">
            <text:p>4301,59</text:p>
          </table:table-cell>
          <table:table-cell office:value-type="float" office:value="76.52" calcext:value-type="float">
            <text:p>76,52</text:p>
          </table:table-cell>
          <table:table-cell office:value-type="float" office:value="427.61" calcext:value-type="float">
            <text:p>427,61</text:p>
          </table:table-cell>
          <table:table-cell office:value-type="float" office:value="0" calcext:value-type="float">
            <text:p>0</text:p>
          </table:table-cell>
          <table:table-cell office:value-type="float" office:value="389.64" calcext:value-type="float">
            <text:p>389,64</text:p>
          </table:table-cell>
          <table:table-cell office:value-type="float" office:value="0" calcext:value-type="float">
            <text:p>0</text:p>
          </table:table-cell>
          <table:table-cell office:value-type="float" office:value="557.81" calcext:value-type="float">
            <text:p>557,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548" calcext:value-type="float">
            <text:p>14548</text:p>
          </table:table-cell>
          <table:table-cell table:style-name="ce4" office:value-type="float" office:value="69661" calcext:value-type="float">
            <text:p>696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06.43" calcext:value-type="float">
            <text:p>106,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0.15" calcext:value-type="float">
            <text:p>140,15</text:p>
          </table:table-cell>
          <table:table-cell office:value-type="float" office:value="103.77" calcext:value-type="float">
            <text:p>103,7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9016" calcext:value-type="float">
            <text:p>9016</text:p>
          </table:table-cell>
          <table:table-cell table:style-name="ce4" office:value-type="float" office:value="45746" calcext:value-type="float">
            <text:p>457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.74" calcext:value-type="float">
            <text:p>34,74</text:p>
          </table:table-cell>
          <table:table-cell office:value-type="float" office:value="0" calcext:value-type="float">
            <text:p>0</text:p>
          </table:table-cell>
          <table:table-cell office:value-type="float" office:value="1859.75" calcext:value-type="float">
            <text:p>1859,75</text:p>
          </table:table-cell>
          <table:table-cell office:value-type="float" office:value="73.08" calcext:value-type="float">
            <text:p>73,08</text:p>
          </table:table-cell>
          <table:table-cell office:value-type="float" office:value="0" calcext:value-type="float">
            <text:p>0</text:p>
          </table:table-cell>
          <table:table-cell office:value-type="float" office:value="93.34" calcext:value-type="float">
            <text:p>93,34</text:p>
          </table:table-cell>
          <table:table-cell office:value-type="float" office:value="65.91" calcext:value-type="float">
            <text:p>65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08" calcext:value-type="float">
            <text:p>73,08</text:p>
          </table:table-cell>
          <table:table-cell office:value-type="float" office:value="176.49" calcext:value-type="float">
            <text:p>176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.11" calcext:value-type="float">
            <text:p>1399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49" calcext:value-type="float">
            <text:p>17,49</text:p>
          </table:table-cell>
          <table:table-cell office:value-type="float" office:value="95.36" calcext:value-type="float">
            <text:p>95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" calcext:value-type="float">
            <text:p>17,9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462" calcext:value-type="float">
            <text:p>9462</text:p>
          </table:table-cell>
          <table:table-cell table:style-name="ce4" office:value-type="float" office:value="48488" calcext:value-type="float">
            <text:p>484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.51" calcext:value-type="float">
            <text:p>4,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.49" calcext:value-type="float">
            <text:p>65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6" calcext:value-type="float">
            <text:p>36,26</text:p>
          </table:table-cell>
          <table:table-cell office:value-type="float" office:value="0" calcext:value-type="float">
            <text:p>0</text:p>
          </table:table-cell>
          <table:table-cell office:value-type="float" office:value="1048.71" calcext:value-type="float">
            <text:p>1048,7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46996" calcext:value-type="float">
            <text:p>469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7.36" calcext:value-type="float">
            <text:p>297,36</text:p>
          </table:table-cell>
          <table:table-cell office:value-type="float" office:value="184.66" calcext:value-type="float">
            <text:p>184,66</text:p>
          </table:table-cell>
          <table:table-cell office:value-type="float" office:value="23400.82" calcext:value-type="float">
            <text:p>23400,82</text:p>
          </table:table-cell>
          <table:table-cell office:value-type="float" office:value="45147.44" calcext:value-type="float">
            <text:p>45147,44</text:p>
          </table:table-cell>
          <table:table-cell office:value-type="float" office:value="143240.37" calcext:value-type="float">
            <text:p>143240,37</text:p>
          </table:table-cell>
          <table:table-cell office:value-type="float" office:value="5698.15" calcext:value-type="float">
            <text:p>5698,15</text:p>
          </table:table-cell>
          <table:table-cell office:value-type="float" office:value="2094.37" calcext:value-type="float">
            <text:p>2094,37</text:p>
          </table:table-cell>
          <table:table-cell office:value-type="float" office:value="173.15" calcext:value-type="float">
            <text:p>173,15</text:p>
          </table:table-cell>
          <table:table-cell office:value-type="float" office:value="1179.04" calcext:value-type="float">
            <text:p>1179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61.2" calcext:value-type="float">
            <text:p>49861,2</text:p>
          </table:table-cell>
          <table:table-cell office:value-type="float" office:value="73.79" calcext:value-type="float">
            <text:p>73,79</text:p>
          </table:table-cell>
          <table:table-cell office:value-type="float" office:value="2185.07" calcext:value-type="float">
            <text:p>2185,07</text:p>
          </table:table-cell>
          <table:table-cell office:value-type="float" office:value="0" calcext:value-type="float">
            <text:p>0</text:p>
          </table:table-cell>
          <table:table-cell office:value-type="float" office:value="5913.62" calcext:value-type="float">
            <text:p>5913,62</text:p>
          </table:table-cell>
          <table:table-cell office:value-type="float" office:value="0" calcext:value-type="float">
            <text:p>0</text:p>
          </table:table-cell>
          <table:table-cell office:value-type="float" office:value="1404.42" calcext:value-type="float">
            <text:p>1404,42</text:p>
          </table:table-cell>
          <table:table-cell office:value-type="float" office:value="0" calcext:value-type="float">
            <text:p>0</text:p>
          </table:table-cell>
          <table:table-cell office:value-type="float" office:value="349.96" calcext:value-type="float">
            <text:p>349,96</text:p>
          </table:table-cell>
          <table:table-cell office:value-type="float" office:value="9555.97" calcext:value-type="float">
            <text:p>9555,97</text:p>
          </table:table-cell>
          <table:table-cell office:value-type="float" office:value="135558.54" calcext:value-type="float">
            <text:p>135558,54</text:p>
          </table:table-cell>
          <table:table-cell office:value-type="float" office:value="21440.73" calcext:value-type="float">
            <text:p>21440,73</text:p>
          </table:table-cell>
          <table:table-cell office:value-type="float" office:value="700.85" calcext:value-type="float">
            <text:p>700,85</text:p>
          </table:table-cell>
          <table:table-cell office:value-type="float" office:value="0" calcext:value-type="float">
            <text:p>0</text:p>
          </table:table-cell>
          <table:table-cell office:value-type="float" office:value="1442.65" calcext:value-type="float">
            <text:p>1442,65</text:p>
          </table:table-cell>
          <table:table-cell office:value-type="float" office:value="0" calcext:value-type="float">
            <text:p>0</text:p>
          </table:table-cell>
          <table:table-cell office:value-type="float" office:value="464.04" calcext:value-type="float">
            <text:p>464,04</text:p>
          </table:table-cell>
          <table:table-cell office:value-type="float" office:value="0" calcext:value-type="float">
            <text:p>0</text:p>
          </table:table-cell>
          <table:table-cell office:value-type="float" office:value="103.7" calcext:value-type="float">
            <text:p>103,7</text:p>
          </table:table-cell>
          <table:table-cell table:style-name="ce4" office:value-type="float" office:value="42979" calcext:value-type="float">
            <text:p>42979</text:p>
          </table:table-cell>
          <table:table-cell table:style-name="ce4" office:value-type="float" office:value="140775" calcext:value-type="float">
            <text:p>1407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8.27" calcext:value-type="float">
            <text:p>138,27</text:p>
          </table:table-cell>
          <table:table-cell office:value-type="float" office:value="361.12" calcext:value-type="float">
            <text:p>361,12</text:p>
          </table:table-cell>
          <table:table-cell office:value-type="float" office:value="1603.58" calcext:value-type="float">
            <text:p>1603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42" calcext:value-type="float">
            <text:p>314,42</text:p>
          </table:table-cell>
          <table:table-cell office:value-type="float" office:value="767.13" calcext:value-type="float">
            <text:p>767,13</text:p>
          </table:table-cell>
          <table:table-cell office:value-type="float" office:value="0" calcext:value-type="float">
            <text:p>0</text:p>
          </table:table-cell>
          <table:table-cell office:value-type="float" office:value="91.26" calcext:value-type="float">
            <text:p>91,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.41" calcext:value-type="float">
            <text:p>117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3" calcext:value-type="float">
            <text:p>21,53</text:p>
          </table:table-cell>
          <table:table-cell office:value-type="float" office:value="46335.44" calcext:value-type="float">
            <text:p>46335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02" calcext:value-type="float">
            <text:p>113,02</text:p>
          </table:table-cell>
          <table:table-cell office:value-type="float" office:value="0" calcext:value-type="float">
            <text:p>0</text:p>
          </table:table-cell>
          <table:table-cell office:value-type="float" office:value="87.84" calcext:value-type="float">
            <text:p>87,8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845" calcext:value-type="float">
            <text:p>10845</text:p>
          </table:table-cell>
          <table:table-cell table:style-name="ce4" office:value-type="float" office:value="49232" calcext:value-type="float">
            <text:p>492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53" calcext:value-type="float">
            <text:p>81,53</text:p>
          </table:table-cell>
          <table:table-cell office:value-type="float" office:value="0" calcext:value-type="float">
            <text:p>0</text:p>
          </table:table-cell>
          <table:table-cell office:value-type="float" office:value="494.06" calcext:value-type="float">
            <text:p>494,06</text:p>
          </table:table-cell>
          <table:table-cell office:value-type="float" office:value="28.11" calcext:value-type="float">
            <text:p>28,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3.27" calcext:value-type="float">
            <text:p>133,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.93" calcext:value-type="float">
            <text:p>38,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66" calcext:value-type="float">
            <text:p>9266</text:p>
          </table:table-cell>
          <table:table-cell table:style-name="ce4" office:value-type="float" office:value="47186" calcext:value-type="float">
            <text:p>471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08" calcext:value-type="float">
            <text:p>271,08</text:p>
          </table:table-cell>
          <table:table-cell office:value-type="float" office:value="73.2" calcext:value-type="float">
            <text:p>73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.16" calcext:value-type="float">
            <text:p>45,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3.31" calcext:value-type="float">
            <text:p>123,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2" calcext:value-type="float">
            <text:p>7,8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07" calcext:value-type="float">
            <text:p>9207</text:p>
          </table:table-cell>
          <table:table-cell table:style-name="ce4" office:value-type="float" office:value="46662" calcext:value-type="float">
            <text:p>466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5.54" calcext:value-type="float">
            <text:p>1545,54</text:p>
          </table:table-cell>
          <table:table-cell office:value-type="float" office:value="1713.91" calcext:value-type="float">
            <text:p>1713,91</text:p>
          </table:table-cell>
          <table:table-cell office:value-type="float" office:value="126.39" calcext:value-type="float">
            <text:p>12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9" calcext:value-type="float">
            <text:p>8,49</text:p>
          </table:table-cell>
          <table:table-cell office:value-type="float" office:value="275.74" calcext:value-type="float">
            <text:p>275,74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440.62" calcext:value-type="float">
            <text:p>440,62</text:p>
          </table:table-cell>
          <table:table-cell office:value-type="float" office:value="0" calcext:value-type="float">
            <text:p>0</text:p>
          </table:table-cell>
          <table:table-cell office:value-type="float" office:value="82.75" calcext:value-type="float">
            <text:p>82,75</text:p>
          </table:table-cell>
          <table:table-cell office:value-type="float" office:value="10160.44" calcext:value-type="float">
            <text:p>10160,44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" calcext:value-type="float">
            <text:p>15,37</text:p>
          </table:table-cell>
          <table:table-cell office:value-type="float" office:value="246.45" calcext:value-type="float">
            <text:p>246,45</text:p>
          </table:table-cell>
          <table:table-cell office:value-type="float" office:value="23.91" calcext:value-type="float">
            <text:p>23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.6" calcext:value-type="float">
            <text:p>158,6</text:p>
          </table:table-cell>
          <table:table-cell office:value-type="float" office:value="0" calcext:value-type="float">
            <text:p>0</text:p>
          </table:table-cell>
          <table:table-cell office:value-type="float" office:value="86.12" calcext:value-type="float">
            <text:p>86,12</text:p>
          </table:table-cell>
          <table:table-cell office:value-type="float" office:value="1.92" calcext:value-type="float">
            <text:p>1,92</text:p>
          </table:table-cell>
          <table:table-cell office:value-type="float" office:value="499.6" calcext:value-type="float">
            <text:p>499,6</text:p>
          </table:table-cell>
          <table:table-cell table:style-name="ce4" office:value-type="float" office:value="11249" calcext:value-type="float">
            <text:p>11249</text:p>
          </table:table-cell>
          <table:table-cell table:style-name="ce4" office:value-type="float" office:value="57510" calcext:value-type="float">
            <text:p>575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84.03" calcext:value-type="float">
            <text:p>3384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1.15" calcext:value-type="float">
            <text:p>481,15</text:p>
          </table:table-cell>
          <table:table-cell office:value-type="float" office:value="127.78" calcext:value-type="float">
            <text:p>127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7.61" calcext:value-type="float">
            <text:p>727,61</text:p>
          </table:table-cell>
          <table:table-cell office:value-type="float" office:value="1165.86" calcext:value-type="float">
            <text:p>1165,86</text:p>
          </table:table-cell>
          <table:table-cell office:value-type="float" office:value="115.75" calcext:value-type="float">
            <text:p>115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6.22" calcext:value-type="float">
            <text:p>316,22</text:p>
          </table:table-cell>
          <table:table-cell office:value-type="float" office:value="7052.39" calcext:value-type="float">
            <text:p>7052,39</text:p>
          </table:table-cell>
          <table:table-cell office:value-type="float" office:value="99.02" calcext:value-type="float">
            <text:p>99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97" calcext:value-type="float">
            <text:p>785,97</text:p>
          </table:table-cell>
          <table:table-cell office:value-type="float" office:value="0" calcext:value-type="float">
            <text:p>0</text:p>
          </table:table-cell>
          <table:table-cell office:value-type="float" office:value="331.51" calcext:value-type="float">
            <text:p>331,5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261" calcext:value-type="float">
            <text:p>10261</text:p>
          </table:table-cell>
          <table:table-cell table:style-name="ce4" office:value-type="float" office:value="50869" calcext:value-type="float">
            <text:p>508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5.18" calcext:value-type="float">
            <text:p>125,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25.7" calcext:value-type="float">
            <text:p>-225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97" calcext:value-type="float">
            <text:p>9197</text:p>
          </table:table-cell>
          <table:table-cell table:style-name="ce4" office:value-type="float" office:value="47249" calcext:value-type="float">
            <text:p>472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7.58" calcext:value-type="float">
            <text:p>247,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51" calcext:value-type="float">
            <text:p>307,51</text:p>
          </table:table-cell>
          <table:table-cell office:value-type="float" office:value="338.85" calcext:value-type="float">
            <text:p>338,85</text:p>
          </table:table-cell>
          <table:table-cell office:value-type="float" office:value="1326.53" calcext:value-type="float">
            <text:p>1326,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5.08" calcext:value-type="float">
            <text:p>135,08</text:p>
          </table:table-cell>
          <table:table-cell office:value-type="float" office:value="1779.96" calcext:value-type="float">
            <text:p>1779,96</text:p>
          </table:table-cell>
          <table:table-cell office:value-type="float" office:value="28.12" calcext:value-type="float">
            <text:p>28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8.69" calcext:value-type="float">
            <text:p>2408,69</text:p>
          </table:table-cell>
          <table:table-cell office:value-type="float" office:value="0" calcext:value-type="float">
            <text:p>0</text:p>
          </table:table-cell>
          <table:table-cell office:value-type="float" office:value="-53.8" calcext:value-type="float">
            <text:p>-53,8</text:p>
          </table:table-cell>
          <table:table-cell office:value-type="float" office:value="0" calcext:value-type="float">
            <text:p>0</text:p>
          </table:table-cell>
          <table:table-cell office:value-type="float" office:value="110.31" calcext:value-type="float">
            <text:p>110,31</text:p>
          </table:table-cell>
          <table:table-cell office:value-type="float" office:value="0" calcext:value-type="float">
            <text:p>0</text:p>
          </table:table-cell>
          <table:table-cell office:value-type="float" office:value="7.09" calcext:value-type="float">
            <text:p>7,09</text:p>
          </table:table-cell>
          <table:table-cell table:style-name="ce4" office:value-type="float" office:value="10790" calcext:value-type="float">
            <text:p>10790</text:p>
          </table:table-cell>
          <table:table-cell table:style-name="ce4" office:value-type="float" office:value="54970" calcext:value-type="float">
            <text:p>549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2.72" calcext:value-type="float">
            <text:p>122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66" calcext:value-type="float">
            <text:p>10,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.77" calcext:value-type="float">
            <text:p>55,7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60" calcext:value-type="float">
            <text:p>9160</text:p>
          </table:table-cell>
          <table:table-cell table:style-name="ce4" office:value-type="float" office:value="46428" calcext:value-type="float">
            <text:p>464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3.43" calcext:value-type="float">
            <text:p>1183,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9.04" calcext:value-type="float">
            <text:p>319,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47732" calcext:value-type="float">
            <text:p>477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42.54" calcext:value-type="float">
            <text:p>4842,54</text:p>
          </table:table-cell>
          <table:table-cell office:value-type="float" office:value="35.18" calcext:value-type="float">
            <text:p>35,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86.26" calcext:value-type="float">
            <text:p>5886,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177" calcext:value-type="float">
            <text:p>10177</text:p>
          </table:table-cell>
          <table:table-cell table:style-name="ce4" office:value-type="float" office:value="50964" calcext:value-type="float">
            <text:p>509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6735.94" calcext:value-type="float">
            <text:p>46735,94</text:p>
          </table:table-cell>
          <table:table-cell office:value-type="float" office:value="28296.43" calcext:value-type="float">
            <text:p>28296,43</text:p>
          </table:table-cell>
          <table:table-cell office:value-type="float" office:value="142.36" calcext:value-type="float">
            <text:p>142,36</text:p>
          </table:table-cell>
          <table:table-cell office:value-type="float" office:value="3313.59" calcext:value-type="float">
            <text:p>3313,59</text:p>
          </table:table-cell>
          <table:table-cell office:value-type="float" office:value="0" calcext:value-type="float">
            <text:p>0</text:p>
          </table:table-cell>
          <table:table-cell office:value-type="float" office:value="267.48" calcext:value-type="float">
            <text:p>267,48</text:p>
          </table:table-cell>
          <table:table-cell office:value-type="float" office:value="5720.98" calcext:value-type="float">
            <text:p>5720,98</text:p>
          </table:table-cell>
          <table:table-cell office:value-type="float" office:value="1442.94" calcext:value-type="float">
            <text:p>1442,94</text:p>
          </table:table-cell>
          <table:table-cell office:value-type="float" office:value="3001.92" calcext:value-type="float">
            <text:p>3001,92</text:p>
          </table:table-cell>
          <table:table-cell office:value-type="float" office:value="0" calcext:value-type="float">
            <text:p>0</text:p>
          </table:table-cell>
          <table:table-cell office:value-type="float" office:value="2117.99" calcext:value-type="float">
            <text:p>2117,99</text:p>
          </table:table-cell>
          <table:table-cell office:value-type="float" office:value="3128.73" calcext:value-type="float">
            <text:p>3128,73</text:p>
          </table:table-cell>
          <table:table-cell office:value-type="float" office:value="687.1" calcext:value-type="float">
            <text:p>687,1</text:p>
          </table:table-cell>
          <table:table-cell office:value-type="float" office:value="27312.36" calcext:value-type="float">
            <text:p>27312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.63" calcext:value-type="float">
            <text:p>1228,63</text:p>
          </table:table-cell>
          <table:table-cell office:value-type="float" office:value="702.21" calcext:value-type="float">
            <text:p>702,21</text:p>
          </table:table-cell>
          <table:table-cell office:value-type="float" office:value="75783.74" calcext:value-type="float">
            <text:p>75783,74</text:p>
          </table:table-cell>
          <table:table-cell office:value-type="float" office:value="2678.94" calcext:value-type="float">
            <text:p>2678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0.98" calcext:value-type="float">
            <text:p>6620,98</text:p>
          </table:table-cell>
          <table:table-cell office:value-type="float" office:value="-121.65" calcext:value-type="float">
            <text:p>-121,65</text:p>
          </table:table-cell>
          <table:table-cell office:value-type="float" office:value="4156.71" calcext:value-type="float">
            <text:p>4156,71</text:p>
          </table:table-cell>
          <table:table-cell office:value-type="float" office:value="0" calcext:value-type="float">
            <text:p>0</text:p>
          </table:table-cell>
          <table:table-cell office:value-type="float" office:value="349.26" calcext:value-type="float">
            <text:p>349,26</text:p>
          </table:table-cell>
          <table:table-cell office:value-type="float" office:value="63.49" calcext:value-type="float">
            <text:p>63,49</text:p>
          </table:table-cell>
          <table:table-cell office:value-type="float" office:value="2583.87" calcext:value-type="float">
            <text:p>2583,87</text:p>
          </table:table-cell>
          <table:table-cell table:style-name="ce4" office:value-type="float" office:value="25897" calcext:value-type="float">
            <text:p>25897</text:p>
          </table:table-cell>
          <table:table-cell table:style-name="ce4" office:value-type="float" office:value="95263" calcext:value-type="float">
            <text:p>952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9.81" calcext:value-type="float">
            <text:p>449,81</text:p>
          </table:table-cell>
          <table:table-cell office:value-type="float" office:value="7129.88" calcext:value-type="float">
            <text:p>7129,88</text:p>
          </table:table-cell>
          <table:table-cell office:value-type="float" office:value="1149.2" calcext:value-type="float">
            <text:p>1149,2</text:p>
          </table:table-cell>
          <table:table-cell office:value-type="float" office:value="7140.51" calcext:value-type="float">
            <text:p>7140,51</text:p>
          </table:table-cell>
          <table:table-cell office:value-type="float" office:value="-1283.74" calcext:value-type="float">
            <text:p>-1283,74</text:p>
          </table:table-cell>
          <table:table-cell office:value-type="float" office:value="0" calcext:value-type="float">
            <text:p>0</text:p>
          </table:table-cell>
          <table:table-cell office:value-type="float" office:value="171.03" calcext:value-type="float">
            <text:p>171,03</text:p>
          </table:table-cell>
          <table:table-cell office:value-type="float" office:value="0" calcext:value-type="float">
            <text:p>0</text:p>
          </table:table-cell>
          <table:table-cell office:value-type="float" office:value="76.85" calcext:value-type="float">
            <text:p>76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4.92" calcext:value-type="float">
            <text:p>5664,92</text:p>
          </table:table-cell>
          <table:table-cell office:value-type="float" office:value="213.09" calcext:value-type="float">
            <text:p>213,09</text:p>
          </table:table-cell>
          <table:table-cell office:value-type="float" office:value="12193.19" calcext:value-type="float">
            <text:p>12193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2" calcext:value-type="float">
            <text:p>77,2</text:p>
          </table:table-cell>
          <table:table-cell office:value-type="float" office:value="104.87" calcext:value-type="float">
            <text:p>104,87</text:p>
          </table:table-cell>
          <table:table-cell office:value-type="float" office:value="2837.38" calcext:value-type="float">
            <text:p>2837,38</text:p>
          </table:table-cell>
          <table:table-cell office:value-type="float" office:value="4375.15" calcext:value-type="float">
            <text:p>4375,15</text:p>
          </table:table-cell>
          <table:table-cell office:value-type="float" office:value="6690.09" calcext:value-type="float">
            <text:p>66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9" calcext:value-type="float">
            <text:p>73,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432" calcext:value-type="float">
            <text:p>13432</text:p>
          </table:table-cell>
          <table:table-cell table:style-name="ce4" office:value-type="float" office:value="68554" calcext:value-type="float">
            <text:p>685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86.34" calcext:value-type="float">
            <text:p>2186,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0.52" calcext:value-type="float">
            <text:p>760,52</text:p>
          </table:table-cell>
          <table:table-cell office:value-type="float" office:value="116.74" calcext:value-type="float">
            <text:p>116,74</text:p>
          </table:table-cell>
          <table:table-cell office:value-type="float" office:value="10.13" calcext:value-type="float">
            <text:p>10,13</text:p>
          </table:table-cell>
          <table:table-cell office:value-type="float" office:value="40.26" calcext:value-type="float">
            <text:p>40,26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,27</text:p>
          </table:table-cell>
          <table:table-cell office:value-type="float" office:value="0" calcext:value-type="float">
            <text:p>0</text:p>
          </table:table-cell>
          <table:table-cell office:value-type="float" office:value="190.67" calcext:value-type="float">
            <text:p>19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51" calcext:value-type="float">
            <text:p>4751</text:p>
          </table:table-cell>
          <table:table-cell office:value-type="float" office:value="6870.61" calcext:value-type="float">
            <text:p>6870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26" calcext:value-type="float">
            <text:p>77,26</text:p>
          </table:table-cell>
          <table:table-cell office:value-type="float" office:value="0" calcext:value-type="float">
            <text:p>0</text:p>
          </table:table-cell>
          <table:table-cell office:value-type="float" office:value="599.5" calcext:value-type="float">
            <text:p>599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table:style-name="ce4" office:value-type="float" office:value="10910" calcext:value-type="float">
            <text:p>10910</text:p>
          </table:table-cell>
          <table:table-cell table:style-name="ce4" office:value-type="float" office:value="60054" calcext:value-type="float">
            <text:p>600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98" calcext:value-type="float">
            <text:p>237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27" calcext:value-type="float">
            <text:p>280,2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.18" calcext:value-type="float">
            <text:p>18,1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96" calcext:value-type="float">
            <text:p>9196</text:p>
          </table:table-cell>
          <table:table-cell table:style-name="ce4" office:value-type="float" office:value="46639" calcext:value-type="float">
            <text:p>466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5.41" calcext:value-type="float">
            <text:p>8725,41</text:p>
          </table:table-cell>
          <table:table-cell office:value-type="float" office:value="0" calcext:value-type="float">
            <text:p>0</text:p>
          </table:table-cell>
          <table:table-cell office:value-type="float" office:value="7679.31" calcext:value-type="float">
            <text:p>7679,31</text:p>
          </table:table-cell>
          <table:table-cell office:value-type="float" office:value="0" calcext:value-type="float">
            <text:p>0</text:p>
          </table:table-cell>
          <table:table-cell office:value-type="float" office:value="36.13" calcext:value-type="float">
            <text:p>36,1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1.46" calcext:value-type="float">
            <text:p>1351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.04" calcext:value-type="float">
            <text:p>682,04</text:p>
          </table:table-cell>
          <table:table-cell office:value-type="float" office:value="1060.18" calcext:value-type="float">
            <text:p>1060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318" calcext:value-type="float">
            <text:p>11318</text:p>
          </table:table-cell>
          <table:table-cell table:style-name="ce4" office:value-type="float" office:value="56466" calcext:value-type="float">
            <text:p>564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53" calcext:value-type="float">
            <text:p>106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" calcext:value-type="float">
            <text:p>98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9.26" calcext:value-type="float">
            <text:p>129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.4" calcext:value-type="float">
            <text:p>1618,4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office:value-type="float" office:value="0" calcext:value-type="float">
            <text:p>0</text:p>
          </table:table-cell>
          <table:table-cell office:value-type="float" office:value="45.46" calcext:value-type="float">
            <text:p>45,46</text:p>
          </table:table-cell>
          <table:table-cell office:value-type="float" office:value="87.6" calcext:value-type="float">
            <text:p>8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4" calcext:value-type="float">
            <text:p>41,6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96" calcext:value-type="float">
            <text:p>9196</text:p>
          </table:table-cell>
          <table:table-cell table:style-name="ce4" office:value-type="float" office:value="45953" calcext:value-type="float">
            <text:p>459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.64" calcext:value-type="float">
            <text:p>68,64</text:p>
          </table:table-cell>
          <table:table-cell office:value-type="float" office:value="780.02" calcext:value-type="float">
            <text:p>780,02</text:p>
          </table:table-cell>
          <table:table-cell office:value-type="float" office:value="174.52" calcext:value-type="float">
            <text:p>174,52</text:p>
          </table:table-cell>
          <table:table-cell office:value-type="float" office:value="141.05" calcext:value-type="float">
            <text:p>141,05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351.35" calcext:value-type="float">
            <text:p>351,35</text:p>
          </table:table-cell>
          <table:table-cell office:value-type="float" office:value="5.54" calcext:value-type="float">
            <text:p>5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4" calcext:value-type="float">
            <text:p>78,4</text:p>
          </table:table-cell>
          <table:table-cell office:value-type="float" office:value="0" calcext:value-type="float">
            <text:p>0</text:p>
          </table:table-cell>
          <table:table-cell office:value-type="float" office:value="813.61" calcext:value-type="float">
            <text:p>813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52" calcext:value-type="float">
            <text:p>275,52</text:p>
          </table:table-cell>
          <table:table-cell office:value-type="float" office:value="21.96" calcext:value-type="float">
            <text:p>21,96</text:p>
          </table:table-cell>
          <table:table-cell office:value-type="float" office:value="163.2" calcext:value-type="float">
            <text:p>16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89" calcext:value-type="float">
            <text:p>47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,54</text:p>
          </table:table-cell>
          <table:table-cell table:style-name="ce4" office:value-type="float" office:value="9130" calcext:value-type="float">
            <text:p>9130</text:p>
          </table:table-cell>
          <table:table-cell table:style-name="ce4" office:value-type="float" office:value="45536" calcext:value-type="float">
            <text:p>455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9.73" calcext:value-type="float">
            <text:p>419,73</text:p>
          </table:table-cell>
          <table:table-cell office:value-type="float" office:value="0" calcext:value-type="float">
            <text:p>0</text:p>
          </table:table-cell>
          <table:table-cell office:value-type="float" office:value="10335.65" calcext:value-type="float">
            <text:p>10335,65</text:p>
          </table:table-cell>
          <table:table-cell office:value-type="float" office:value="17.2" calcext:value-type="float">
            <text:p>17,2</text:p>
          </table:table-cell>
          <table:table-cell office:value-type="float" office:value="2078.82" calcext:value-type="float">
            <text:p>2078,82</text:p>
          </table:table-cell>
          <table:table-cell office:value-type="float" office:value="0" calcext:value-type="float">
            <text:p>0</text:p>
          </table:table-cell>
          <table:table-cell office:value-type="float" office:value="256.12" calcext:value-type="float">
            <text:p>256,12</text:p>
          </table:table-cell>
          <table:table-cell office:value-type="float" office:value="0" calcext:value-type="float">
            <text:p>0</text:p>
          </table:table-cell>
          <table:table-cell office:value-type="float" office:value="28.66" calcext:value-type="float">
            <text:p>28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8" calcext:value-type="float">
            <text:p>83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25.85" calcext:value-type="float">
            <text:p>8325,85</text:p>
          </table:table-cell>
          <table:table-cell office:value-type="float" office:value="0" calcext:value-type="float">
            <text:p>0</text:p>
          </table:table-cell>
          <table:table-cell office:value-type="float" office:value="14.27" calcext:value-type="float">
            <text:p>14,27</text:p>
          </table:table-cell>
          <table:table-cell office:value-type="float" office:value="0" calcext:value-type="float">
            <text:p>0</text:p>
          </table:table-cell>
          <table:table-cell office:value-type="float" office:value="254.19" calcext:value-type="float">
            <text:p>254,19</text:p>
          </table:table-cell>
          <table:table-cell office:value-type="float" office:value="3759.45" calcext:value-type="float">
            <text:p>3759,45</text:p>
          </table:table-cell>
          <table:table-cell office:value-type="float" office:value="2615.75" calcext:value-type="float">
            <text:p>2615,75</text:p>
          </table:table-cell>
          <table:table-cell office:value-type="float" office:value="0" calcext:value-type="float">
            <text:p>0</text:p>
          </table:table-cell>
          <table:table-cell office:value-type="float" office:value="258.99" calcext:value-type="float">
            <text:p>258,99</text:p>
          </table:table-cell>
          <table:table-cell office:value-type="float" office:value="0" calcext:value-type="float">
            <text:p>0</text:p>
          </table:table-cell>
          <table:table-cell office:value-type="float" office:value="222.16" calcext:value-type="float">
            <text:p>222,16</text:p>
          </table:table-cell>
          <table:table-cell office:value-type="float" office:value="0" calcext:value-type="float">
            <text:p>0</text:p>
          </table:table-cell>
          <table:table-cell office:value-type="float" office:value="74.44" calcext:value-type="float">
            <text:p>74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105" calcext:value-type="float">
            <text:p>11105</text:p>
          </table:table-cell>
          <table:table-cell table:style-name="ce4" office:value-type="float" office:value="57833" calcext:value-type="float">
            <text:p>578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.38" calcext:value-type="float">
            <text:p>755,38</text:p>
          </table:table-cell>
          <table:table-cell office:value-type="float" office:value="720.83" calcext:value-type="float">
            <text:p>720,83</text:p>
          </table:table-cell>
          <table:table-cell office:value-type="float" office:value="7558.82" calcext:value-type="float">
            <text:p>7558,82</text:p>
          </table:table-cell>
          <table:table-cell office:value-type="float" office:value="879.28" calcext:value-type="float">
            <text:p>879,28</text:p>
          </table:table-cell>
          <table:table-cell office:value-type="float" office:value="1110.86" calcext:value-type="float">
            <text:p>1110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.86" calcext:value-type="float">
            <text:p>112,86</text:p>
          </table:table-cell>
          <table:table-cell office:value-type="float" office:value="4086.63" calcext:value-type="float">
            <text:p>4086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5" calcext:value-type="float">
            <text:p>33,5</text:p>
          </table:table-cell>
          <table:table-cell office:value-type="float" office:value="124.4" calcext:value-type="float">
            <text:p>12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1.96" calcext:value-type="float">
            <text:p>1921,96</text:p>
          </table:table-cell>
          <table:table-cell office:value-type="float" office:value="1729.86" calcext:value-type="float">
            <text:p>1729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19" calcext:value-type="float">
            <text:p>284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906" calcext:value-type="float">
            <text:p>11906</text:p>
          </table:table-cell>
          <table:table-cell table:style-name="ce4" office:value-type="float" office:value="53922" calcext:value-type="float">
            <text:p>539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,15</text:p>
          </table:table-cell>
          <table:table-cell office:value-type="float" office:value="0" calcext:value-type="float">
            <text:p>0</text:p>
          </table:table-cell>
          <table:table-cell office:value-type="float" office:value="93.7" calcext:value-type="float">
            <text:p>9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1" calcext:value-type="float">
            <text:p>51,51</text:p>
          </table:table-cell>
          <table:table-cell office:value-type="float" office:value="351.24" calcext:value-type="float">
            <text:p>351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21" calcext:value-type="float">
            <text:p>32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1" calcext:value-type="float">
            <text:p>86,21</text:p>
          </table:table-cell>
          <table:table-cell office:value-type="float" office:value="0" calcext:value-type="float">
            <text:p>0</text:p>
          </table:table-cell>
          <table:table-cell office:value-type="float" office:value="72.07" calcext:value-type="float">
            <text:p>72,07</text:p>
          </table:table-cell>
          <table:table-cell office:value-type="float" office:value="0" calcext:value-type="float">
            <text:p>0</text:p>
          </table:table-cell>
          <table:table-cell office:value-type="float" office:value="210.27" calcext:value-type="float">
            <text:p>210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.21" calcext:value-type="float">
            <text:p>289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5" calcext:value-type="float">
            <text:p>36,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46784" calcext:value-type="float">
            <text:p>467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88.18" calcext:value-type="float">
            <text:p>3688,18</text:p>
          </table:table-cell>
          <table:table-cell office:value-type="float" office:value="9277.38" calcext:value-type="float">
            <text:p>9277,38</text:p>
          </table:table-cell>
          <table:table-cell office:value-type="float" office:value="92.66" calcext:value-type="float">
            <text:p>92,66</text:p>
          </table:table-cell>
          <table:table-cell office:value-type="float" office:value="499.49" calcext:value-type="float">
            <text:p>499,49</text:p>
          </table:table-cell>
          <table:table-cell office:value-type="float" office:value="0" calcext:value-type="float">
            <text:p>0</text:p>
          </table:table-cell>
          <table:table-cell office:value-type="float" office:value="246.99" calcext:value-type="float">
            <text:p>246,99</text:p>
          </table:table-cell>
          <table:table-cell office:value-type="float" office:value="694.78" calcext:value-type="float">
            <text:p>694,78</text:p>
          </table:table-cell>
          <table:table-cell office:value-type="float" office:value="221.22" calcext:value-type="float">
            <text:p>221,22</text:p>
          </table:table-cell>
          <table:table-cell office:value-type="float" office:value="64.88" calcext:value-type="float">
            <text:p>64,88</text:p>
          </table:table-cell>
          <table:table-cell office:value-type="float" office:value="0" calcext:value-type="float">
            <text:p>0</text:p>
          </table:table-cell>
          <table:table-cell office:value-type="float" office:value="153.81" calcext:value-type="float">
            <text:p>153,81</text:p>
          </table:table-cell>
          <table:table-cell office:value-type="float" office:value="22.45" calcext:value-type="float">
            <text:p>22,45</text:p>
          </table:table-cell>
          <table:table-cell office:value-type="float" office:value="321.14" calcext:value-type="float">
            <text:p>321,14</text:p>
          </table:table-cell>
          <table:table-cell office:value-type="float" office:value="84.53" calcext:value-type="float">
            <text:p>84,53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,96</text:p>
          </table:table-cell>
          <table:table-cell office:value-type="float" office:value="3359.56" calcext:value-type="float">
            <text:p>3359,56</text:p>
          </table:table-cell>
          <table:table-cell office:value-type="float" office:value="3208.4" calcext:value-type="float">
            <text:p>3208,4</text:p>
          </table:table-cell>
          <table:table-cell office:value-type="float" office:value="5.12" calcext:value-type="float">
            <text:p>5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.47" calcext:value-type="float">
            <text:p>485,47</text:p>
          </table:table-cell>
          <table:table-cell office:value-type="float" office:value="0" calcext:value-type="float">
            <text:p>0</text:p>
          </table:table-cell>
          <table:table-cell office:value-type="float" office:value="133.53" calcext:value-type="float">
            <text:p>133,53</text:p>
          </table:table-cell>
          <table:table-cell office:value-type="float" office:value="0" calcext:value-type="float">
            <text:p>0</text:p>
          </table:table-cell>
          <table:table-cell office:value-type="float" office:value="16.64" calcext:value-type="float">
            <text:p>16,64</text:p>
          </table:table-cell>
          <table:table-cell office:value-type="float" office:value="0" calcext:value-type="float">
            <text:p>0</text:p>
          </table:table-cell>
          <table:table-cell office:value-type="float" office:value="239.43" calcext:value-type="float">
            <text:p>239,43</text:p>
          </table:table-cell>
          <table:table-cell table:style-name="ce4" office:value-type="float" office:value="10919" calcext:value-type="float">
            <text:p>10919</text:p>
          </table:table-cell>
          <table:table-cell table:style-name="ce4" office:value-type="float" office:value="53271" calcext:value-type="float">
            <text:p>532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11" calcext:value-type="float">
            <text:p>192,11</text:p>
          </table:table-cell>
          <table:table-cell office:value-type="float" office:value="16607.49" calcext:value-type="float">
            <text:p>16607,49</text:p>
          </table:table-cell>
          <table:table-cell office:value-type="float" office:value="11750.77" calcext:value-type="float">
            <text:p>11750,77</text:p>
          </table:table-cell>
          <table:table-cell office:value-type="float" office:value="9491.42" calcext:value-type="float">
            <text:p>9491,42</text:p>
          </table:table-cell>
          <table:table-cell office:value-type="float" office:value="68.77" calcext:value-type="float">
            <text:p>68,77</text:p>
          </table:table-cell>
          <table:table-cell office:value-type="float" office:value="0" calcext:value-type="float">
            <text:p>0</text:p>
          </table:table-cell>
          <table:table-cell office:value-type="float" office:value="676.96" calcext:value-type="float">
            <text:p>676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3.55" calcext:value-type="float">
            <text:p>12913,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.39" calcext:value-type="float">
            <text:p>55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.63" calcext:value-type="float">
            <text:p>421,63</text:p>
          </table:table-cell>
          <table:table-cell office:value-type="float" office:value="0" calcext:value-type="float">
            <text:p>0</text:p>
          </table:table-cell>
          <table:table-cell office:value-type="float" office:value="6768.5" calcext:value-type="float">
            <text:p>676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26" calcext:value-type="float">
            <text:p>223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6220" calcext:value-type="float">
            <text:p>16220</text:p>
          </table:table-cell>
          <table:table-cell table:style-name="ce4" office:value-type="float" office:value="79020" calcext:value-type="float">
            <text:p>790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12.08" calcext:value-type="float">
            <text:p>3012,08</text:p>
          </table:table-cell>
          <table:table-cell office:value-type="float" office:value="6285.43" calcext:value-type="float">
            <text:p>6285,43</text:p>
          </table:table-cell>
          <table:table-cell office:value-type="float" office:value="2620.77" calcext:value-type="float">
            <text:p>2620,77</text:p>
          </table:table-cell>
          <table:table-cell office:value-type="float" office:value="409.91" calcext:value-type="float">
            <text:p>409,91</text:p>
          </table:table-cell>
          <table:table-cell office:value-type="float" office:value="0" calcext:value-type="float">
            <text:p>0</text:p>
          </table:table-cell>
          <table:table-cell office:value-type="float" office:value="95.3" calcext:value-type="float">
            <text:p>95,3</text:p>
          </table:table-cell>
          <table:table-cell office:value-type="float" office:value="508.92" calcext:value-type="float">
            <text:p>508,92</text:p>
          </table:table-cell>
          <table:table-cell office:value-type="float" office:value="375.64" calcext:value-type="float">
            <text:p>375,6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79.25" calcext:value-type="float">
            <text:p>379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.16" calcext:value-type="float">
            <text:p>461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8.69" calcext:value-type="float">
            <text:p>618,69</text:p>
          </table:table-cell>
          <table:table-cell office:value-type="float" office:value="49.85" calcext:value-type="float">
            <text:p>49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68" calcext:value-type="float">
            <text:p>-53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1" calcext:value-type="float">
            <text:p>23,81</text:p>
          </table:table-cell>
          <table:table-cell table:style-name="ce4" office:value-type="float" office:value="10295" calcext:value-type="float">
            <text:p>10295</text:p>
          </table:table-cell>
          <table:table-cell table:style-name="ce4" office:value-type="float" office:value="49234" calcext:value-type="float">
            <text:p>492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1.3" calcext:value-type="float">
            <text:p>361,3</text:p>
          </table:table-cell>
          <table:table-cell office:value-type="float" office:value="0" calcext:value-type="float">
            <text:p>0</text:p>
          </table:table-cell>
          <table:table-cell office:value-type="float" office:value="176.59" calcext:value-type="float">
            <text:p>17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77" calcext:value-type="float">
            <text:p>380,77</text:p>
          </table:table-cell>
          <table:table-cell office:value-type="float" office:value="421.49" calcext:value-type="float">
            <text:p>421,49</text:p>
          </table:table-cell>
          <table:table-cell office:value-type="float" office:value="15126.75" calcext:value-type="float">
            <text:p>15126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9.43" calcext:value-type="float">
            <text:p>4289,43</text:p>
          </table:table-cell>
          <table:table-cell office:value-type="float" office:value="77.85" calcext:value-type="float">
            <text:p>7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4" calcext:value-type="float">
            <text:p>90,54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6.88" calcext:value-type="float">
            <text:p>6,88</text:p>
          </table:table-cell>
          <table:table-cell office:value-type="float" office:value="610.99" calcext:value-type="float">
            <text:p>610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18" calcext:value-type="float">
            <text:p>113,18</text:p>
          </table:table-cell>
          <table:table-cell office:value-type="float" office:value="0" calcext:value-type="float">
            <text:p>0</text:p>
          </table:table-cell>
          <table:table-cell office:value-type="float" office:value="154.94" calcext:value-type="float">
            <text:p>154,94</text:p>
          </table:table-cell>
          <table:table-cell office:value-type="float" office:value="0" calcext:value-type="float">
            <text:p>0</text:p>
          </table:table-cell>
          <table:table-cell office:value-type="float" office:value="106.12" calcext:value-type="float">
            <text:p>106,12</text:p>
          </table:table-cell>
          <table:table-cell office:value-type="float" office:value="0" calcext:value-type="float">
            <text:p>0</text:p>
          </table:table-cell>
          <table:table-cell office:value-type="float" office:value="2039.35" calcext:value-type="float">
            <text:p>2039,35</text:p>
          </table:table-cell>
          <table:table-cell table:style-name="ce4" office:value-type="float" office:value="12694" calcext:value-type="float">
            <text:p>12694</text:p>
          </table:table-cell>
          <table:table-cell table:style-name="ce4" office:value-type="float" office:value="63360" calcext:value-type="float">
            <text:p>633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14.22" calcext:value-type="float">
            <text:p>2314,22</text:p>
          </table:table-cell>
          <table:table-cell office:value-type="float" office:value="0" calcext:value-type="float">
            <text:p>0</text:p>
          </table:table-cell>
          <table:table-cell office:value-type="float" office:value="55427.8" calcext:value-type="float">
            <text:p>55427,8</text:p>
          </table:table-cell>
          <table:table-cell office:value-type="float" office:value="55.83" calcext:value-type="float">
            <text:p>55,83</text:p>
          </table:table-cell>
          <table:table-cell office:value-type="float" office:value="424.6" calcext:value-type="float">
            <text:p>424,6</text:p>
          </table:table-cell>
          <table:table-cell office:value-type="float" office:value="46433.33" calcext:value-type="float">
            <text:p>46433,33</text:p>
          </table:table-cell>
          <table:table-cell office:value-type="float" office:value="3191.88" calcext:value-type="float">
            <text:p>3191,88</text:p>
          </table:table-cell>
          <table:table-cell office:value-type="float" office:value="0" calcext:value-type="float">
            <text:p>0</text:p>
          </table:table-cell>
          <table:table-cell office:value-type="float" office:value="358.6" calcext:value-type="float">
            <text:p>35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.13" calcext:value-type="float">
            <text:p>1047,13</text:p>
          </table:table-cell>
          <table:table-cell office:value-type="float" office:value="82090.48" calcext:value-type="float">
            <text:p>8209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17.99" calcext:value-type="float">
            <text:p>46917,99</text:p>
          </table:table-cell>
          <table:table-cell office:value-type="float" office:value="0" calcext:value-type="float">
            <text:p>0</text:p>
          </table:table-cell>
          <table:table-cell office:value-type="float" office:value="1045.47" calcext:value-type="float">
            <text:p>1045,47</text:p>
          </table:table-cell>
          <table:table-cell office:value-type="float" office:value="0" calcext:value-type="float">
            <text:p>0</text:p>
          </table:table-cell>
          <table:table-cell office:value-type="float" office:value="3628.35" calcext:value-type="float">
            <text:p>3628,35</text:p>
          </table:table-cell>
          <table:table-cell office:value-type="float" office:value="6391.13" calcext:value-type="float">
            <text:p>63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.65" calcext:value-type="float">
            <text:p>1087,65</text:p>
          </table:table-cell>
          <table:table-cell office:value-type="float" office:value="0" calcext:value-type="float">
            <text:p>0</text:p>
          </table:table-cell>
          <table:table-cell office:value-type="float" office:value="521.03" calcext:value-type="float">
            <text:p>521,03</text:p>
          </table:table-cell>
          <table:table-cell office:value-type="float" office:value="0" calcext:value-type="float">
            <text:p>0</text:p>
          </table:table-cell>
          <table:table-cell office:value-type="float" office:value="257.52" calcext:value-type="float">
            <text:p>257,5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689" calcext:value-type="float">
            <text:p>28689</text:p>
          </table:table-cell>
          <table:table-cell table:style-name="ce4" office:value-type="float" office:value="147946" calcext:value-type="float">
            <text:p>1479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.58" calcext:value-type="float">
            <text:p>94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.27" calcext:value-type="float">
            <text:p>31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0.98" calcext:value-type="float">
            <text:p>2510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85" calcext:value-type="float">
            <text:p>53,85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office:value-type="float" office:value="344.63" calcext:value-type="float">
            <text:p>344,63</text:p>
          </table:table-cell>
          <table:table-cell office:value-type="float" office:value="52.81" calcext:value-type="float">
            <text:p>52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0" calcext:value-type="float">
            <text:p>0</text:p>
          </table:table-cell>
          <table:table-cell office:value-type="float" office:value="99.83" calcext:value-type="float">
            <text:p>99,83</text:p>
          </table:table-cell>
          <table:table-cell office:value-type="float" office:value="0" calcext:value-type="float">
            <text:p>0</text:p>
          </table:table-cell>
          <table:table-cell office:value-type="float" office:value="356.81" calcext:value-type="float">
            <text:p>356,81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67" calcext:value-type="float">
            <text:p>9267</text:p>
          </table:table-cell>
          <table:table-cell table:style-name="ce4" office:value-type="float" office:value="47528" calcext:value-type="float">
            <text:p>475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0.84" calcext:value-type="float">
            <text:p>640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12" calcext:value-type="float">
            <text:p>41,12</text:p>
          </table:table-cell>
          <table:table-cell office:value-type="float" office:value="319.92" calcext:value-type="float">
            <text:p>319,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145.23" calcext:value-type="float">
            <text:p>145,23</text:p>
          </table:table-cell>
          <table:table-cell office:value-type="float" office:value="81.26" calcext:value-type="float">
            <text:p>8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office:value-type="float" office:value="0" calcext:value-type="float">
            <text:p>0</text:p>
          </table:table-cell>
          <table:table-cell office:value-type="float" office:value="-22.57" calcext:value-type="float">
            <text:p>-22,57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88" calcext:value-type="float">
            <text:p>9388</text:p>
          </table:table-cell>
          <table:table-cell table:style-name="ce4" office:value-type="float" office:value="47728" calcext:value-type="float">
            <text:p>477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8.99" calcext:value-type="float">
            <text:p>15188,99</text:p>
          </table:table-cell>
          <table:table-cell office:value-type="float" office:value="39137.35" calcext:value-type="float">
            <text:p>39137,35</text:p>
          </table:table-cell>
          <table:table-cell office:value-type="float" office:value="4677.26" calcext:value-type="float">
            <text:p>4677,26</text:p>
          </table:table-cell>
          <table:table-cell office:value-type="float" office:value="21.7" calcext:value-type="float">
            <text:p>2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.56" calcext:value-type="float">
            <text:p>585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3.49" calcext:value-type="float">
            <text:p>23553,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9.58" calcext:value-type="float">
            <text:p>78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55" calcext:value-type="float">
            <text:p>216,5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0459" calcext:value-type="float">
            <text:p>20459</text:p>
          </table:table-cell>
          <table:table-cell table:style-name="ce4" office:value-type="float" office:value="117257" calcext:value-type="float">
            <text:p>1172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6.73" calcext:value-type="float">
            <text:p>126,73</text:p>
          </table:table-cell>
          <table:table-cell office:value-type="float" office:value="841.12" calcext:value-type="float">
            <text:p>841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76" calcext:value-type="float">
            <text:p>9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21" calcext:value-type="float">
            <text:p>36,21</text:p>
          </table:table-cell>
          <table:table-cell office:value-type="float" office:value="2174.59" calcext:value-type="float">
            <text:p>2174,59</text:p>
          </table:table-cell>
          <table:table-cell office:value-type="float" office:value="48.93" calcext:value-type="float">
            <text:p>48,93</text:p>
          </table:table-cell>
          <table:table-cell office:value-type="float" office:value="8799.02" calcext:value-type="float">
            <text:p>8799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41" calcext:value-type="float">
            <text:p>54,41</text:p>
          </table:table-cell>
          <table:table-cell office:value-type="float" office:value="30.45" calcext:value-type="float">
            <text:p>30,45</text:p>
          </table:table-cell>
          <table:table-cell office:value-type="float" office:value="8840.28" calcext:value-type="float">
            <text:p>8840,28</text:p>
          </table:table-cell>
          <table:table-cell office:value-type="float" office:value="0" calcext:value-type="float">
            <text:p>0</text:p>
          </table:table-cell>
          <table:table-cell office:value-type="float" office:value="2319.71" calcext:value-type="float">
            <text:p>2319,71</text:p>
          </table:table-cell>
          <table:table-cell office:value-type="float" office:value="0" calcext:value-type="float">
            <text:p>0</text:p>
          </table:table-cell>
          <table:table-cell office:value-type="float" office:value="225.33" calcext:value-type="float">
            <text:p>225,33</text:p>
          </table:table-cell>
          <table:table-cell office:value-type="float" office:value="0" calcext:value-type="float">
            <text:p>0</text:p>
          </table:table-cell>
          <table:table-cell office:value-type="float" office:value="543.14" calcext:value-type="float">
            <text:p>543,14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45" calcext:value-type="float">
            <text:p>10745</text:p>
          </table:table-cell>
          <table:table-cell table:style-name="ce4" office:value-type="float" office:value="52156" calcext:value-type="float">
            <text:p>521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3.43" calcext:value-type="float">
            <text:p>7003,43</text:p>
          </table:table-cell>
          <table:table-cell office:value-type="float" office:value="231.14" calcext:value-type="float">
            <text:p>231,14</text:p>
          </table:table-cell>
          <table:table-cell office:value-type="float" office:value="2084.06" calcext:value-type="float">
            <text:p>2084,06</text:p>
          </table:table-cell>
          <table:table-cell office:value-type="float" office:value="0" calcext:value-type="float">
            <text:p>0</text:p>
          </table:table-cell>
          <table:table-cell office:value-type="float" office:value="46.21" calcext:value-type="float">
            <text:p>46,21</text:p>
          </table:table-cell>
          <table:table-cell office:value-type="float" office:value="0" calcext:value-type="float">
            <text:p>0</text:p>
          </table:table-cell>
          <table:table-cell office:value-type="float" office:value="167.84" calcext:value-type="float">
            <text:p>167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.21" calcext:value-type="float">
            <text:p>625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.73" calcext:value-type="float">
            <text:p>7965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.06" calcext:value-type="float">
            <text:p>770,06</text:p>
          </table:table-cell>
          <table:table-cell office:value-type="float" office:value="24.3" calcext:value-type="float">
            <text:p>24,3</text:p>
          </table:table-cell>
          <table:table-cell office:value-type="float" office:value="4731.66" calcext:value-type="float">
            <text:p>4731,66</text:p>
          </table:table-cell>
          <table:table-cell office:value-type="float" office:value="2622.22" calcext:value-type="float">
            <text:p>2622,22</text:p>
          </table:table-cell>
          <table:table-cell office:value-type="float" office:value="574.35" calcext:value-type="float">
            <text:p>574,35</text:p>
          </table:table-cell>
          <table:table-cell office:value-type="float" office:value="127.1" calcext:value-type="float">
            <text:p>127,1</text:p>
          </table:table-cell>
          <table:table-cell office:value-type="float" office:value="0" calcext:value-type="float">
            <text:p>0</text:p>
          </table:table-cell>
          <table:table-cell office:value-type="float" office:value="-464.37" calcext:value-type="float">
            <text:p>-464,37</text:p>
          </table:table-cell>
          <table:table-cell office:value-type="float" office:value="0" calcext:value-type="float">
            <text:p>0</text:p>
          </table:table-cell>
          <table:table-cell office:value-type="float" office:value="62.23" calcext:value-type="float">
            <text:p>62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147" calcext:value-type="float">
            <text:p>11147</text:p>
          </table:table-cell>
          <table:table-cell table:style-name="ce4" office:value-type="float" office:value="59846" calcext:value-type="float">
            <text:p>598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.92" calcext:value-type="float">
            <text:p>43,92</text:p>
          </table:table-cell>
          <table:table-cell office:value-type="float" office:value="367.64" calcext:value-type="float">
            <text:p>367,6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234.19" calcext:value-type="float">
            <text:p>234,19</text:p>
          </table:table-cell>
          <table:table-cell office:value-type="float" office:value="432.99" calcext:value-type="float">
            <text:p>432,99</text:p>
          </table:table-cell>
          <table:table-cell office:value-type="float" office:value="81.06" calcext:value-type="float">
            <text:p>8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33" calcext:value-type="float">
            <text:p>213,33</text:p>
          </table:table-cell>
          <table:table-cell office:value-type="float" office:value="0" calcext:value-type="float">
            <text:p>0</text:p>
          </table:table-cell>
          <table:table-cell office:value-type="float" office:value="184.42" calcext:value-type="float">
            <text:p>184,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5.92" calcext:value-type="float">
            <text:p>195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8" calcext:value-type="float">
            <text:p>37,7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452" calcext:value-type="float">
            <text:p>9452</text:p>
          </table:table-cell>
          <table:table-cell table:style-name="ce4" office:value-type="float" office:value="47059" calcext:value-type="float">
            <text:p>470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4030.77" calcext:value-type="float">
            <text:p>54030,77</text:p>
          </table:table-cell>
          <table:table-cell office:value-type="float" office:value="0" calcext:value-type="float">
            <text:p>0</text:p>
          </table:table-cell>
          <table:table-cell office:value-type="float" office:value="50.01" calcext:value-type="float">
            <text:p>50,01</text:p>
          </table:table-cell>
          <table:table-cell office:value-type="float" office:value="2023.41" calcext:value-type="float">
            <text:p>2023,41</text:p>
          </table:table-cell>
          <table:table-cell office:value-type="float" office:value="0" calcext:value-type="float">
            <text:p>0</text:p>
          </table:table-cell>
          <table:table-cell office:value-type="float" office:value="244.28" calcext:value-type="float">
            <text:p>244,28</text:p>
          </table:table-cell>
          <table:table-cell office:value-type="float" office:value="124.73" calcext:value-type="float">
            <text:p>124,73</text:p>
          </table:table-cell>
          <table:table-cell office:value-type="float" office:value="0" calcext:value-type="float">
            <text:p>0</text:p>
          </table:table-cell>
          <table:table-cell office:value-type="float" office:value="4368.18" calcext:value-type="float">
            <text:p>4368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07" calcext:value-type="float">
            <text:p>132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3" calcext:value-type="float">
            <text:p>13,73</text:p>
          </table:table-cell>
          <table:table-cell office:value-type="float" office:value="0" calcext:value-type="float">
            <text:p>0</text:p>
          </table:table-cell>
          <table:table-cell office:value-type="float" office:value="50981.93" calcext:value-type="float">
            <text:p>50981,93</text:p>
          </table:table-cell>
          <table:table-cell office:value-type="float" office:value="4879.16" calcext:value-type="float">
            <text:p>4879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4" calcext:value-type="float">
            <text:p>92,4</text:p>
          </table:table-cell>
          <table:table-cell office:value-type="float" office:value="0" calcext:value-type="float">
            <text:p>0</text:p>
          </table:table-cell>
          <table:table-cell office:value-type="float" office:value="1532.04" calcext:value-type="float">
            <text:p>1532,04</text:p>
          </table:table-cell>
          <table:table-cell office:value-type="float" office:value="0" calcext:value-type="float">
            <text:p>0</text:p>
          </table:table-cell>
          <table:table-cell office:value-type="float" office:value="95.98" calcext:value-type="float">
            <text:p>95,98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,83</text:p>
          </table:table-cell>
          <table:table-cell table:style-name="ce4" office:value-type="float" office:value="19163" calcext:value-type="float">
            <text:p>19163</text:p>
          </table:table-cell>
          <table:table-cell table:style-name="ce4" office:value-type="float" office:value="89086" calcext:value-type="float">
            <text:p>89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3.84" calcext:value-type="float">
            <text:p>763,84</text:p>
          </table:table-cell>
          <table:table-cell office:value-type="float" office:value="0" calcext:value-type="float">
            <text:p>0</text:p>
          </table:table-cell>
          <table:table-cell office:value-type="float" office:value="1085.55" calcext:value-type="float">
            <text:p>1085,5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11373.98" calcext:value-type="float">
            <text:p>11373,98</text:p>
          </table:table-cell>
          <table:table-cell office:value-type="float" office:value="844" calcext:value-type="float">
            <text:p>844</text:p>
          </table:table-cell>
          <table:table-cell office:value-type="float" office:value="214.82" calcext:value-type="float">
            <text:p>214,82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,51</text:p>
          </table:table-cell>
          <table:table-cell office:value-type="float" office:value="0" calcext:value-type="float">
            <text:p>0</text:p>
          </table:table-cell>
          <table:table-cell office:value-type="float" office:value="6095.03" calcext:value-type="float">
            <text:p>6095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85" calcext:value-type="float">
            <text:p>124,85</text:p>
          </table:table-cell>
          <table:table-cell office:value-type="float" office:value="0" calcext:value-type="float">
            <text:p>0</text:p>
          </table:table-cell>
          <table:table-cell office:value-type="float" office:value="60.22" calcext:value-type="float">
            <text:p>60,22</text:p>
          </table:table-cell>
          <table:table-cell office:value-type="float" office:value="0" calcext:value-type="float">
            <text:p>0</text:p>
          </table:table-cell>
          <table:table-cell office:value-type="float" office:value="585.53" calcext:value-type="float">
            <text:p>585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.74" calcext:value-type="float">
            <text:p>606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68" calcext:value-type="float">
            <text:p>48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780" calcext:value-type="float">
            <text:p>11780</text:p>
          </table:table-cell>
          <table:table-cell table:style-name="ce4" office:value-type="float" office:value="58833" calcext:value-type="float">
            <text:p>588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94.52" calcext:value-type="float">
            <text:p>3594,52</text:p>
          </table:table-cell>
          <table:table-cell office:value-type="float" office:value="1312.25" calcext:value-type="float">
            <text:p>1312,25</text:p>
          </table:table-cell>
          <table:table-cell office:value-type="float" office:value="10632.39" calcext:value-type="float">
            <text:p>10632,39</text:p>
          </table:table-cell>
          <table:table-cell office:value-type="float" office:value="90.76" calcext:value-type="float">
            <text:p>90,76</text:p>
          </table:table-cell>
          <table:table-cell office:value-type="float" office:value="0" calcext:value-type="float">
            <text:p>0</text:p>
          </table:table-cell>
          <table:table-cell office:value-type="float" office:value="39418.83" calcext:value-type="float">
            <text:p>39418,83</text:p>
          </table:table-cell>
          <table:table-cell office:value-type="float" office:value="225.32" calcext:value-type="float">
            <text:p>225,32</text:p>
          </table:table-cell>
          <table:table-cell office:value-type="float" office:value="49.46" calcext:value-type="float">
            <text:p>49,46</text:p>
          </table:table-cell>
          <table:table-cell office:value-type="float" office:value="188.3" calcext:value-type="float">
            <text:p>18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99.31" calcext:value-type="float">
            <text:p>51099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8" calcext:value-type="float">
            <text:p>82,68</text:p>
          </table:table-cell>
          <table:table-cell office:value-type="float" office:value="0" calcext:value-type="float">
            <text:p>0</text:p>
          </table:table-cell>
          <table:table-cell office:value-type="float" office:value="48.36" calcext:value-type="float">
            <text:p>48,36</text:p>
          </table:table-cell>
          <table:table-cell office:value-type="float" office:value="0" calcext:value-type="float">
            <text:p>0</text:p>
          </table:table-cell>
          <table:table-cell office:value-type="float" office:value="2220.97" calcext:value-type="float">
            <text:p>222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7" calcext:value-type="float">
            <text:p>463,7</text:p>
          </table:table-cell>
          <table:table-cell office:value-type="float" office:value="0" calcext:value-type="float">
            <text:p>0</text:p>
          </table:table-cell>
          <table:table-cell office:value-type="float" office:value="461.05" calcext:value-type="float">
            <text:p>461,05</text:p>
          </table:table-cell>
          <table:table-cell office:value-type="float" office:value="0" calcext:value-type="float">
            <text:p>0</text:p>
          </table:table-cell>
          <table:table-cell office:value-type="float" office:value="52.86" calcext:value-type="float">
            <text:p>52,86</text:p>
          </table:table-cell>
          <table:table-cell office:value-type="float" office:value="437.74" calcext:value-type="float">
            <text:p>437,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697" calcext:value-type="float">
            <text:p>19697</text:p>
          </table:table-cell>
          <table:table-cell table:style-name="ce4" office:value-type="float" office:value="98112" calcext:value-type="float">
            <text:p>981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94.06" calcext:value-type="float">
            <text:p>3694,06</text:p>
          </table:table-cell>
          <table:table-cell office:value-type="float" office:value="377.98" calcext:value-type="float">
            <text:p>377,98</text:p>
          </table:table-cell>
          <table:table-cell office:value-type="float" office:value="906.66" calcext:value-type="float">
            <text:p>906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08" calcext:value-type="float">
            <text:p>310,08</text:p>
          </table:table-cell>
          <table:table-cell office:value-type="float" office:value="158.75" calcext:value-type="float">
            <text:p>158,75</text:p>
          </table:table-cell>
          <table:table-cell office:value-type="float" office:value="0" calcext:value-type="float">
            <text:p>0</text:p>
          </table:table-cell>
          <table:table-cell office:value-type="float" office:value="53.12" calcext:value-type="float">
            <text:p>53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.39" calcext:value-type="float">
            <text:p>81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5" calcext:value-type="float">
            <text:p>43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.33" calcext:value-type="float">
            <text:p>825,33</text:p>
          </table:table-cell>
          <table:table-cell office:value-type="float" office:value="417.24" calcext:value-type="float">
            <text:p>417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 office:value-type="float" office:value="196.32" calcext:value-type="float">
            <text:p>196,32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930" calcext:value-type="float">
            <text:p>9930</text:p>
          </table:table-cell>
          <table:table-cell table:style-name="ce4" office:value-type="float" office:value="50394" calcext:value-type="float">
            <text:p>503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office:value-type="float" office:value="2620.89" calcext:value-type="float">
            <text:p>2620,89</text:p>
          </table:table-cell>
          <table:table-cell office:value-type="float" office:value="10281.68" calcext:value-type="float">
            <text:p>10281,68</text:p>
          </table:table-cell>
          <table:table-cell office:value-type="float" office:value="30.25" calcext:value-type="float">
            <text:p>30,25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,56</text:p>
          </table:table-cell>
          <table:table-cell office:value-type="float" office:value="8610.66" calcext:value-type="float">
            <text:p>8610,66</text:p>
          </table:table-cell>
          <table:table-cell office:value-type="float" office:value="88.96" calcext:value-type="float">
            <text:p>88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.81" calcext:value-type="float">
            <text:p>2390,81</text:p>
          </table:table-cell>
          <table:table-cell office:value-type="float" office:value="0" calcext:value-type="float">
            <text:p>0</text:p>
          </table:table-cell>
          <table:table-cell office:value-type="float" office:value="471.47" calcext:value-type="float">
            <text:p>471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" calcext:value-type="float">
            <text:p>6293</text:p>
          </table:table-cell>
          <table:table-cell office:value-type="float" office:value="46.77" calcext:value-type="float">
            <text:p>46,77</text:p>
          </table:table-cell>
          <table:table-cell office:value-type="float" office:value="97.97" calcext:value-type="float">
            <text:p>97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9" calcext:value-type="float">
            <text:p>56,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761" calcext:value-type="float">
            <text:p>10761</text:p>
          </table:table-cell>
          <table:table-cell table:style-name="ce4" office:value-type="float" office:value="48362" calcext:value-type="float">
            <text:p>483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3.99" calcext:value-type="float">
            <text:p>2103,99</text:p>
          </table:table-cell>
          <table:table-cell office:value-type="float" office:value="0" calcext:value-type="float">
            <text:p>0</text:p>
          </table:table-cell>
          <table:table-cell office:value-type="float" office:value="20.11" calcext:value-type="float">
            <text:p>2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1" calcext:value-type="float">
            <text:p>53,91</text:p>
          </table:table-cell>
          <table:table-cell office:value-type="float" office:value="451.07" calcext:value-type="float">
            <text:p>451,07</text:p>
          </table:table-cell>
          <table:table-cell office:value-type="float" office:value="3328.99" calcext:value-type="float">
            <text:p>3328,99</text:p>
          </table:table-cell>
          <table:table-cell office:value-type="float" office:value="54.9" calcext:value-type="float">
            <text:p>5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03" calcext:value-type="float">
            <text:p>371,0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10116" calcext:value-type="float">
            <text:p>10116</text:p>
          </table:table-cell>
          <table:table-cell table:style-name="ce4" office:value-type="float" office:value="49415" calcext:value-type="float">
            <text:p>49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7.42" calcext:value-type="float">
            <text:p>1667,42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4.7" calcext:value-type="float">
            <text:p>6024,7</text:p>
          </table:table-cell>
          <table:table-cell office:value-type="float" office:value="71.33" calcext:value-type="float">
            <text:p>71,33</text:p>
          </table:table-cell>
          <table:table-cell office:value-type="float" office:value="0" calcext:value-type="float">
            <text:p>0</text:p>
          </table:table-cell>
          <table:table-cell office:value-type="float" office:value="36.59" calcext:value-type="float">
            <text:p>36,59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13278.07" calcext:value-type="float">
            <text:p>13278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3" calcext:value-type="float">
            <text:p>25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3.2" calcext:value-type="float">
            <text:p>3573,2</text:p>
          </table:table-cell>
          <table:table-cell office:value-type="float" office:value="558.93" calcext:value-type="float">
            <text:p>558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.62" calcext:value-type="float">
            <text:p>475,6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1303" calcext:value-type="float">
            <text:p>11303</text:p>
          </table:table-cell>
          <table:table-cell table:style-name="ce4" office:value-type="float" office:value="55507" calcext:value-type="float">
            <text:p>555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" calcext:value-type="float">
            <text:p>38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.04" calcext:value-type="float">
            <text:p>80,0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152" calcext:value-type="float">
            <text:p>9152</text:p>
          </table:table-cell>
          <table:table-cell table:style-name="ce4" office:value-type="float" office:value="46420" calcext:value-type="float">
            <text:p>464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61.6" calcext:value-type="float">
            <text:p>7761,6</text:p>
          </table:table-cell>
          <table:table-cell office:value-type="float" office:value="2864.02" calcext:value-type="float">
            <text:p>2864,02</text:p>
          </table:table-cell>
          <table:table-cell office:value-type="float" office:value="0" calcext:value-type="float">
            <text:p>0</text:p>
          </table:table-cell>
          <table:table-cell office:value-type="float" office:value="188.56" calcext:value-type="float">
            <text:p>188,56</text:p>
          </table:table-cell>
          <table:table-cell office:value-type="float" office:value="2950.16" calcext:value-type="float">
            <text:p>2950,16</text:p>
          </table:table-cell>
          <table:table-cell office:value-type="float" office:value="17027.83" calcext:value-type="float">
            <text:p>17027,83</text:p>
          </table:table-cell>
          <table:table-cell office:value-type="float" office:value="27.14" calcext:value-type="float">
            <text:p>27,14</text:p>
          </table:table-cell>
          <table:table-cell office:value-type="float" office:value="0" calcext:value-type="float">
            <text:p>0</text:p>
          </table:table-cell>
          <table:table-cell office:value-type="float" office:value="163.46" calcext:value-type="float">
            <text:p>163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9.63" calcext:value-type="float">
            <text:p>7739,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71.12" calcext:value-type="float">
            <text:p>2471,12</text:p>
          </table:table-cell>
          <table:table-cell office:value-type="float" office:value="0" calcext:value-type="float">
            <text:p>0</text:p>
          </table:table-cell>
          <table:table-cell office:value-type="float" office:value="3787.93" calcext:value-type="float">
            <text:p>3787,93</text:p>
          </table:table-cell>
          <table:table-cell office:value-type="float" office:value="0" calcext:value-type="float">
            <text:p>0</text:p>
          </table:table-cell>
          <table:table-cell office:value-type="float" office:value="60.38" calcext:value-type="float">
            <text:p>60,38</text:p>
          </table:table-cell>
          <table:table-cell office:value-type="float" office:value="0" calcext:value-type="float">
            <text:p>0</text:p>
          </table:table-cell>
          <table:table-cell office:value-type="float" office:value="148.08" calcext:value-type="float">
            <text:p>148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445" calcext:value-type="float">
            <text:p>13445</text:p>
          </table:table-cell>
          <table:table-cell table:style-name="ce4" office:value-type="float" office:value="62416" calcext:value-type="float">
            <text:p>624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73.69" calcext:value-type="float">
            <text:p>73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1.48" calcext:value-type="float">
            <text:p>1661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.64" calcext:value-type="float">
            <text:p>140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.3" calcext:value-type="float">
            <text:p>90,3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,94</text:p>
          </table:table-cell>
          <table:table-cell office:value-type="float" office:value="155.86" calcext:value-type="float">
            <text:p>155,86</text:p>
          </table:table-cell>
          <table:table-cell office:value-type="float" office:value="2724.49" calcext:value-type="float">
            <text:p>2724,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076" calcext:value-type="float">
            <text:p>10076</text:p>
          </table:table-cell>
          <table:table-cell table:style-name="ce4" office:value-type="float" office:value="50620" calcext:value-type="float">
            <text:p>506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office:value-type="float" office:value="2311.98" calcext:value-type="float">
            <text:p>2311,98</text:p>
          </table:table-cell>
          <table:table-cell office:value-type="float" office:value="4311.12" calcext:value-type="float">
            <text:p>4311,12</text:p>
          </table:table-cell>
          <table:table-cell office:value-type="float" office:value="0" calcext:value-type="float">
            <text:p>0</text:p>
          </table:table-cell>
          <table:table-cell office:value-type="float" office:value="549.49" calcext:value-type="float">
            <text:p>549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.32" calcext:value-type="float">
            <text:p>671,32</text:p>
          </table:table-cell>
          <table:table-cell office:value-type="float" office:value="23317.05" calcext:value-type="float">
            <text:p>233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93" calcext:value-type="float">
            <text:p>29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19.18" calcext:value-type="float">
            <text:p>12019,18</text:p>
          </table:table-cell>
          <table:table-cell office:value-type="float" office:value="9063.71" calcext:value-type="float">
            <text:p>906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6" calcext:value-type="float">
            <text:p>42,66</text:p>
          </table:table-cell>
          <table:table-cell office:value-type="float" office:value="0" calcext:value-type="float">
            <text:p>0</text:p>
          </table:table-cell>
          <table:table-cell office:value-type="float" office:value="22.63" calcext:value-type="float">
            <text:p>22,63</text:p>
          </table:table-cell>
          <table:table-cell office:value-type="float" office:value="2897.7" calcext:value-type="float">
            <text:p>2897,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88" calcext:value-type="float">
            <text:p>12788</text:p>
          </table:table-cell>
          <table:table-cell table:style-name="ce4" office:value-type="float" office:value="57984" calcext:value-type="float">
            <text:p>579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09.43" calcext:value-type="float">
            <text:p>1609,43</text:p>
          </table:table-cell>
          <table:table-cell office:value-type="float" office:value="1356.53" calcext:value-type="float">
            <text:p>1356,53</text:p>
          </table:table-cell>
          <table:table-cell office:value-type="float" office:value="887.36" calcext:value-type="float">
            <text:p>887,36</text:p>
          </table:table-cell>
          <table:table-cell office:value-type="float" office:value="891.53" calcext:value-type="float">
            <text:p>891,53</text:p>
          </table:table-cell>
          <table:table-cell office:value-type="float" office:value="0" calcext:value-type="float">
            <text:p>0</text:p>
          </table:table-cell>
          <table:table-cell office:value-type="float" office:value="24173.04" calcext:value-type="float">
            <text:p>24173,04</text:p>
          </table:table-cell>
          <table:table-cell office:value-type="float" office:value="6096.46" calcext:value-type="float">
            <text:p>6096,46</text:p>
          </table:table-cell>
          <table:table-cell office:value-type="float" office:value="1180.91" calcext:value-type="float">
            <text:p>118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2.74" calcext:value-type="float">
            <text:p>2492,74</text:p>
          </table:table-cell>
          <table:table-cell office:value-type="float" office:value="34.79" calcext:value-type="float">
            <text:p>34,79</text:p>
          </table:table-cell>
          <table:table-cell office:value-type="float" office:value="90.84" calcext:value-type="float">
            <text:p>90,84</text:p>
          </table:table-cell>
          <table:table-cell office:value-type="float" office:value="726.69" calcext:value-type="float">
            <text:p>726,69</text:p>
          </table:table-cell>
          <table:table-cell office:value-type="float" office:value="20273.44" calcext:value-type="float">
            <text:p>20273,44</text:p>
          </table:table-cell>
          <table:table-cell office:value-type="float" office:value="172.97" calcext:value-type="float">
            <text:p>172,97</text:p>
          </table:table-cell>
          <table:table-cell office:value-type="float" office:value="0" calcext:value-type="float">
            <text:p>0</text:p>
          </table:table-cell>
          <table:table-cell office:value-type="float" office:value="4894.38" calcext:value-type="float">
            <text:p>4894,38</text:p>
          </table:table-cell>
          <table:table-cell office:value-type="float" office:value="5.45" calcext:value-type="float">
            <text:p>5,45</text:p>
          </table:table-cell>
          <table:table-cell office:value-type="float" office:value="1698.53" calcext:value-type="float">
            <text:p>1698,53</text:p>
          </table:table-cell>
          <table:table-cell office:value-type="float" office:value="5854" calcext:value-type="float">
            <text:p>5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58" calcext:value-type="float">
            <text:p>348,58</text:p>
          </table:table-cell>
          <table:table-cell office:value-type="float" office:value="0" calcext:value-type="float">
            <text:p>0</text:p>
          </table:table-cell>
          <table:table-cell office:value-type="float" office:value="75.76" calcext:value-type="float">
            <text:p>75,76</text:p>
          </table:table-cell>
          <table:table-cell office:value-type="float" office:value="0" calcext:value-type="float">
            <text:p>0</text:p>
          </table:table-cell>
          <table:table-cell office:value-type="float" office:value="2966.64" calcext:value-type="float">
            <text:p>2966,64</text:p>
          </table:table-cell>
          <table:table-cell office:value-type="float" office:value="16346.77" calcext:value-type="float">
            <text:p>16346,77</text:p>
          </table:table-cell>
          <table:table-cell office:value-type="float" office:value="306.76" calcext:value-type="float">
            <text:p>306,76</text:p>
          </table:table-cell>
          <table:table-cell table:style-name="ce4" office:value-type="float" office:value="11930" calcext:value-type="float">
            <text:p>11930</text:p>
          </table:table-cell>
          <table:table-cell table:style-name="ce4" office:value-type="float" office:value="37067" calcext:value-type="float">
            <text:p>370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168.81" calcext:value-type="float">
            <text:p>117168,81</text:p>
          </table:table-cell>
          <table:table-cell office:value-type="float" office:value="13845.91" calcext:value-type="float">
            <text:p>13845,91</text:p>
          </table:table-cell>
          <table:table-cell office:value-type="float" office:value="359.87" calcext:value-type="float">
            <text:p>359,87</text:p>
          </table:table-cell>
          <table:table-cell office:value-type="float" office:value="645.95" calcext:value-type="float">
            <text:p>645,95</text:p>
          </table:table-cell>
          <table:table-cell office:value-type="float" office:value="2881.23" calcext:value-type="float">
            <text:p>2881,23</text:p>
          </table:table-cell>
          <table:table-cell office:value-type="float" office:value="3402.3" calcext:value-type="float">
            <text:p>3402,3</text:p>
          </table:table-cell>
          <table:table-cell office:value-type="float" office:value="1916.32" calcext:value-type="float">
            <text:p>1916,32</text:p>
          </table:table-cell>
          <table:table-cell office:value-type="float" office:value="1681.63" calcext:value-type="float">
            <text:p>1681,63</text:p>
          </table:table-cell>
          <table:table-cell office:value-type="float" office:value="1642.01" calcext:value-type="float">
            <text:p>1642,01</text:p>
          </table:table-cell>
          <table:table-cell office:value-type="float" office:value="0" calcext:value-type="float">
            <text:p>0</text:p>
          </table:table-cell>
          <table:table-cell office:value-type="float" office:value="5991.4" calcext:value-type="float">
            <text:p>5991,4</text:p>
          </table:table-cell>
          <table:table-cell office:value-type="float" office:value="425.22" calcext:value-type="float">
            <text:p>425,22</text:p>
          </table:table-cell>
          <table:table-cell office:value-type="float" office:value="2332.42" calcext:value-type="float">
            <text:p>2332,42</text:p>
          </table:table-cell>
          <table:table-cell office:value-type="float" office:value="1243.08" calcext:value-type="float">
            <text:p>1243,08</text:p>
          </table:table-cell>
          <table:table-cell office:value-type="float" office:value="0" calcext:value-type="float">
            <text:p>0</text:p>
          </table:table-cell>
          <table:table-cell office:value-type="float" office:value="1490.02" calcext:value-type="float">
            <text:p>1490,02</text:p>
          </table:table-cell>
          <table:table-cell office:value-type="float" office:value="0" calcext:value-type="float">
            <text:p>0</text:p>
          </table:table-cell>
          <table:table-cell office:value-type="float" office:value="552.14" calcext:value-type="float">
            <text:p>552,14</text:p>
          </table:table-cell>
          <table:table-cell office:value-type="float" office:value="3893.28" calcext:value-type="float">
            <text:p>3893,28</text:p>
          </table:table-cell>
          <table:table-cell office:value-type="float" office:value="176929.94" calcext:value-type="float">
            <text:p>176929,94</text:p>
          </table:table-cell>
          <table:table-cell office:value-type="float" office:value="2020.65" calcext:value-type="float">
            <text:p>2020,65</text:p>
          </table:table-cell>
          <table:table-cell office:value-type="float" office:value="437.86" calcext:value-type="float">
            <text:p>437,86</text:p>
          </table:table-cell>
          <table:table-cell office:value-type="float" office:value="0" calcext:value-type="float">
            <text:p>0</text:p>
          </table:table-cell>
          <table:table-cell office:value-type="float" office:value="1360.41" calcext:value-type="float">
            <text:p>1360,41</text:p>
          </table:table-cell>
          <table:table-cell office:value-type="float" office:value="0" calcext:value-type="float">
            <text:p>0</text:p>
          </table:table-cell>
          <table:table-cell office:value-type="float" office:value="-3877.76" calcext:value-type="float">
            <text:p>-3877,76</text:p>
          </table:table-cell>
          <table:table-cell office:value-type="float" office:value="0" calcext:value-type="float">
            <text:p>0</text:p>
          </table:table-cell>
          <table:table-cell office:value-type="float" office:value="265.58" calcext:value-type="float">
            <text:p>265,58</text:p>
          </table:table-cell>
          <table:table-cell office:value-type="float" office:value="0" calcext:value-type="float">
            <text:p>0</text:p>
          </table:table-cell>
          <table:table-cell office:value-type="float" office:value="3261.83" calcext:value-type="float">
            <text:p>3261,83</text:p>
          </table:table-cell>
          <table:table-cell table:style-name="ce4" office:value-type="float" office:value="33897" calcext:value-type="float">
            <text:p>33897</text:p>
          </table:table-cell>
          <table:table-cell table:style-name="ce4" office:value-type="float" office:value="173394" calcext:value-type="float">
            <text:p>1733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6.95" calcext:value-type="float">
            <text:p>6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5.85" calcext:value-type="float">
            <text:p>2875,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2.63" calcext:value-type="float">
            <text:p>112,63</text:p>
          </table:table-cell>
          <table:table-cell office:value-type="float" office:value="0" calcext:value-type="float">
            <text:p>0</text:p>
          </table:table-cell>
          <table:table-cell office:value-type="float" office:value="306.85" calcext:value-type="float">
            <text:p>306,85</text:p>
          </table:table-cell>
          <table:table-cell office:value-type="float" office:value="0" calcext:value-type="float">
            <text:p>0</text:p>
          </table:table-cell>
          <table:table-cell office:value-type="float" office:value="168.6" calcext:value-type="float">
            <text:p>168,6</text:p>
          </table:table-cell>
          <table:table-cell office:value-type="float" office:value="625.53" calcext:value-type="float">
            <text:p>625,5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9609" calcext:value-type="float">
            <text:p>9609</text:p>
          </table:table-cell>
          <table:table-cell table:style-name="ce4" office:value-type="float" office:value="47936" calcext:value-type="float">
            <text:p>479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.38" calcext:value-type="float">
            <text:p>389,38</text:p>
          </table:table-cell>
          <table:table-cell office:value-type="float" office:value="0" calcext:value-type="float">
            <text:p>0</text:p>
          </table:table-cell>
          <table:table-cell office:value-type="float" office:value="3987.33" calcext:value-type="float">
            <text:p>3987,33</text:p>
          </table:table-cell>
          <table:table-cell office:value-type="float" office:value="0" calcext:value-type="float">
            <text:p>0</text:p>
          </table:table-cell>
          <table:table-cell office:value-type="float" office:value="1547.94" calcext:value-type="float">
            <text:p>1547,94</text:p>
          </table:table-cell>
          <table:table-cell office:value-type="float" office:value="169.5" calcext:value-type="float">
            <text:p>169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07" calcext:value-type="float">
            <text:p>472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.69" calcext:value-type="float">
            <text:p>24,6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144" calcext:value-type="float">
            <text:p>10144</text:p>
          </table:table-cell>
          <table:table-cell table:style-name="ce4" office:value-type="float" office:value="51542" calcext:value-type="float">
            <text:p>51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6.67" calcext:value-type="float">
            <text:p>1016,67</text:p>
          </table:table-cell>
          <table:table-cell office:value-type="float" office:value="0" calcext:value-type="float">
            <text:p>0</text:p>
          </table:table-cell>
          <table:table-cell office:value-type="float" office:value="5072.73" calcext:value-type="float">
            <text:p>5072,73</text:p>
          </table:table-cell>
          <table:table-cell office:value-type="float" office:value="960.85" calcext:value-type="float">
            <text:p>960,85</text:p>
          </table:table-cell>
          <table:table-cell office:value-type="float" office:value="444.81" calcext:value-type="float">
            <text:p>444,81</text:p>
          </table:table-cell>
          <table:table-cell office:value-type="float" office:value="107.63" calcext:value-type="float">
            <text:p>107,63</text:p>
          </table:table-cell>
          <table:table-cell office:value-type="float" office:value="148.91" calcext:value-type="float">
            <text:p>148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25" calcext:value-type="float">
            <text:p>77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0.99" calcext:value-type="float">
            <text:p>6710,99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,12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742.35" calcext:value-type="float">
            <text:p>742,35</text:p>
          </table:table-cell>
          <table:table-cell office:value-type="float" office:value="0" calcext:value-type="float">
            <text:p>0</text:p>
          </table:table-cell>
          <table:table-cell office:value-type="float" office:value="1791.66" calcext:value-type="float">
            <text:p>1791,6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0470" calcext:value-type="float">
            <text:p>10470</text:p>
          </table:table-cell>
          <table:table-cell table:style-name="ce4" office:value-type="float" office:value="53306" calcext:value-type="float">
            <text:p>5330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.95" calcext:value-type="float">
            <text:p>71,95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.84" calcext:value-type="float">
            <text:p>207,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04" calcext:value-type="float">
            <text:p>4,04</text:p>
          </table:table-cell>
          <table:table-cell office:value-type="float" office:value="3.27" calcext:value-type="float">
            <text:p>3,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175" calcext:value-type="float">
            <text:p>9175</text:p>
          </table:table-cell>
          <table:table-cell table:style-name="ce4" office:value-type="float" office:value="46538" calcext:value-type="float">
            <text:p>465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2.99" calcext:value-type="float">
            <text:p>392,99</text:p>
          </table:table-cell>
          <table:table-cell office:value-type="float" office:value="14.18" calcext:value-type="float">
            <text:p>14,18</text:p>
          </table:table-cell>
          <table:table-cell office:value-type="float" office:value="5916.96" calcext:value-type="float">
            <text:p>5916,96</text:p>
          </table:table-cell>
          <table:table-cell office:value-type="float" office:value="605.11" calcext:value-type="float">
            <text:p>605,11</text:p>
          </table:table-cell>
          <table:table-cell office:value-type="float" office:value="141.77" calcext:value-type="float">
            <text:p>141,77</text:p>
          </table:table-cell>
          <table:table-cell office:value-type="float" office:value="1579.44" calcext:value-type="float">
            <text:p>1579,44</text:p>
          </table:table-cell>
          <table:table-cell office:value-type="float" office:value="1328.73" calcext:value-type="float">
            <text:p>1328,73</text:p>
          </table:table-cell>
          <table:table-cell office:value-type="float" office:value="0" calcext:value-type="float">
            <text:p>0</text:p>
          </table:table-cell>
          <table:table-cell office:value-type="float" office:value="219.34" calcext:value-type="float">
            <text:p>219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.1" calcext:value-type="float">
            <text:p>506,1</text:p>
          </table:table-cell>
          <table:table-cell office:value-type="float" office:value="1363.56" calcext:value-type="float">
            <text:p>1363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.76" calcext:value-type="float">
            <text:p>623,76</text:p>
          </table:table-cell>
          <table:table-cell office:value-type="float" office:value="0" calcext:value-type="float">
            <text:p>0</text:p>
          </table:table-cell>
          <table:table-cell office:value-type="float" office:value="511.28" calcext:value-type="float">
            <text:p>511,28</text:p>
          </table:table-cell>
          <table:table-cell office:value-type="float" office:value="34.76" calcext:value-type="float">
            <text:p>34,76</text:p>
          </table:table-cell>
          <table:table-cell office:value-type="float" office:value="586.54" calcext:value-type="float">
            <text:p>586,54</text:p>
          </table:table-cell>
          <table:table-cell office:value-type="float" office:value="828.84" calcext:value-type="float">
            <text:p>828,84</text:p>
          </table:table-cell>
          <table:table-cell office:value-type="float" office:value="0" calcext:value-type="float">
            <text:p>0</text:p>
          </table:table-cell>
          <table:table-cell office:value-type="float" office:value="218.94" calcext:value-type="float">
            <text:p>218,94</text:p>
          </table:table-cell>
          <table:table-cell office:value-type="float" office:value="134.72" calcext:value-type="float">
            <text:p>134,72</text:p>
          </table:table-cell>
          <table:table-cell office:value-type="float" office:value="0" calcext:value-type="float">
            <text:p>0</text:p>
          </table:table-cell>
          <table:table-cell office:value-type="float" office:value="74.92" calcext:value-type="float">
            <text:p>74,92</text:p>
          </table:table-cell>
          <table:table-cell office:value-type="float" office:value="66.45" calcext:value-type="float">
            <text:p>66,45</text:p>
          </table:table-cell>
          <table:table-cell office:value-type="float" office:value="761.22" calcext:value-type="float">
            <text:p>761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559" calcext:value-type="float">
            <text:p>10559</text:p>
          </table:table-cell>
          <table:table-cell table:style-name="ce4" office:value-type="float" office:value="55574" calcext:value-type="float">
            <text:p>555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.52" calcext:value-type="float">
            <text:p>26,52</text:p>
          </table:table-cell>
          <table:table-cell office:value-type="float" office:value="0" calcext:value-type="float">
            <text:p>0</text:p>
          </table:table-cell>
          <table:table-cell office:value-type="float" office:value="141.27" calcext:value-type="float">
            <text:p>141,27</text:p>
          </table:table-cell>
          <table:table-cell office:value-type="float" office:value="760.73" calcext:value-type="float">
            <text:p>760,73</text:p>
          </table:table-cell>
          <table:table-cell office:value-type="float" office:value="50.17" calcext:value-type="float">
            <text:p>50,17</text:p>
          </table:table-cell>
          <table:table-cell office:value-type="float" office:value="0" calcext:value-type="float">
            <text:p>0</text:p>
          </table:table-cell>
          <table:table-cell office:value-type="float" office:value="110.81" calcext:value-type="float">
            <text:p>110,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0.56" calcext:value-type="float">
            <text:p>1270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.87" calcext:value-type="float">
            <text:p>90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8.98" calcext:value-type="float">
            <text:p>-288,98</text:p>
          </table:table-cell>
          <table:table-cell office:value-type="float" office:value="747.57" calcext:value-type="float">
            <text:p>747,57</text:p>
          </table:table-cell>
          <table:table-cell office:value-type="float" office:value="30.01" calcext:value-type="float">
            <text:p>3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08" calcext:value-type="float">
            <text:p>90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96" calcext:value-type="float">
            <text:p>9396</text:p>
          </table:table-cell>
          <table:table-cell table:style-name="ce4" office:value-type="float" office:value="48004" calcext:value-type="float">
            <text:p>480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26.35" calcext:value-type="float">
            <text:p>54826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44" calcext:value-type="float">
            <text:p>59,44</text:p>
          </table:table-cell>
          <table:table-cell office:value-type="float" office:value="0" calcext:value-type="float">
            <text:p>0</text:p>
          </table:table-cell>
          <table:table-cell office:value-type="float" office:value="204.94" calcext:value-type="float">
            <text:p>204,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.9" calcext:value-type="float">
            <text:p>157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616.22" calcext:value-type="float">
            <text:p>4361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8" calcext:value-type="float">
            <text:p>75,8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8147" calcext:value-type="float">
            <text:p>18147</text:p>
          </table:table-cell>
          <table:table-cell table:style-name="ce4" office:value-type="float" office:value="140733" calcext:value-type="float">
            <text:p>1407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15" calcext:value-type="float">
            <text:p>24,15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,52</text:p>
          </table:table-cell>
          <table:table-cell office:value-type="float" office:value="27.89" calcext:value-type="float">
            <text:p>27,89</text:p>
          </table:table-cell>
          <table:table-cell office:value-type="float" office:value="0" calcext:value-type="float">
            <text:p>0</text:p>
          </table:table-cell>
          <table:table-cell office:value-type="float" office:value="133.13" calcext:value-type="float">
            <text:p>133,13</text:p>
          </table:table-cell>
          <table:table-cell office:value-type="float" office:value="638.95" calcext:value-type="float">
            <text:p>638,95</text:p>
          </table:table-cell>
          <table:table-cell office:value-type="float" office:value="178.37" calcext:value-type="float">
            <text:p>178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.41" calcext:value-type="float">
            <text:p>374,41</text:p>
          </table:table-cell>
          <table:table-cell office:value-type="float" office:value="428.7" calcext:value-type="float">
            <text:p>428,7</text:p>
          </table:table-cell>
          <table:table-cell office:value-type="float" office:value="383.35" calcext:value-type="float">
            <text:p>383,35</text:p>
          </table:table-cell>
          <table:table-cell office:value-type="float" office:value="125.03" calcext:value-type="float">
            <text:p>125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8.93" calcext:value-type="float">
            <text:p>1038,93</text:p>
          </table:table-cell>
          <table:table-cell office:value-type="float" office:value="0" calcext:value-type="float">
            <text:p>0</text:p>
          </table:table-cell>
          <table:table-cell office:value-type="float" office:value="280.48" calcext:value-type="float">
            <text:p>280,48</text:p>
          </table:table-cell>
          <table:table-cell office:value-type="float" office:value="-248.49" calcext:value-type="float">
            <text:p>-248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39" calcext:value-type="float">
            <text:p>285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1" calcext:value-type="float">
            <text:p>27,51</text:p>
          </table:table-cell>
          <table:table-cell office:value-type="float" office:value="153.07" calcext:value-type="float">
            <text:p>153,07</text:p>
          </table:table-cell>
          <table:table-cell office:value-type="float" office:value="74.54" calcext:value-type="float">
            <text:p>74,54</text:p>
          </table:table-cell>
          <table:table-cell table:style-name="ce4" office:value-type="float" office:value="8394" calcext:value-type="float">
            <text:p>8394</text:p>
          </table:table-cell>
          <table:table-cell table:style-name="ce4" office:value-type="float" office:value="41480" calcext:value-type="float">
            <text:p>414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5.44" calcext:value-type="float">
            <text:p>195,44</text:p>
          </table:table-cell>
          <table:table-cell office:value-type="float" office:value="0" calcext:value-type="float">
            <text:p>0</text:p>
          </table:table-cell>
          <table:table-cell office:value-type="float" office:value="137.91" calcext:value-type="float">
            <text:p>137,91</text:p>
          </table:table-cell>
          <table:table-cell office:value-type="float" office:value="3.51" calcext:value-type="float">
            <text:p>3,51</text:p>
          </table:table-cell>
          <table:table-cell office:value-type="float" office:value="338.78" calcext:value-type="float">
            <text:p>338,78</text:p>
          </table:table-cell>
          <table:table-cell office:value-type="float" office:value="16.35" calcext:value-type="float">
            <text:p>16,35</text:p>
          </table:table-cell>
          <table:table-cell office:value-type="float" office:value="119.1" calcext:value-type="float">
            <text:p>119,1</text:p>
          </table:table-cell>
          <table:table-cell office:value-type="float" office:value="35.27" calcext:value-type="float">
            <text:p>35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" calcext:value-type="float">
            <text:p>9,33</text:p>
          </table:table-cell>
          <table:table-cell office:value-type="float" office:value="0" calcext:value-type="float">
            <text:p>0</text:p>
          </table:table-cell>
          <table:table-cell office:value-type="float" office:value="11.27" calcext:value-type="float">
            <text:p>11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" calcext:value-type="float">
            <text:p>21,42</text:p>
          </table:table-cell>
          <table:table-cell office:value-type="float" office:value="0" calcext:value-type="float">
            <text:p>0</text:p>
          </table:table-cell>
          <table:table-cell office:value-type="float" office:value="23.13" calcext:value-type="float">
            <text:p>23,13</text:p>
          </table:table-cell>
          <table:table-cell office:value-type="float" office:value="0" calcext:value-type="float">
            <text:p>0</text:p>
          </table:table-cell>
          <table:table-cell office:value-type="float" office:value="204.34" calcext:value-type="float">
            <text:p>204,34</text:p>
          </table:table-cell>
          <table:table-cell office:value-type="float" office:value="0" calcext:value-type="float">
            <text:p>0</text:p>
          </table:table-cell>
          <table:table-cell office:value-type="float" office:value="1482.02" calcext:value-type="float">
            <text:p>1482,02</text:p>
          </table:table-cell>
          <table:table-cell office:value-type="float" office:value="0" calcext:value-type="float">
            <text:p>0</text:p>
          </table:table-cell>
          <table:table-cell office:value-type="float" office:value="120.37" calcext:value-type="float">
            <text:p>120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2" calcext:value-type="float">
            <text:p>23,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23" calcext:value-type="float">
            <text:p>9323</text:p>
          </table:table-cell>
          <table:table-cell table:style-name="ce4" office:value-type="float" office:value="46775" calcext:value-type="float">
            <text:p>467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9.22" calcext:value-type="float">
            <text:p>1429,22</text:p>
          </table:table-cell>
          <table:table-cell office:value-type="float" office:value="1143.9" calcext:value-type="float">
            <text:p>1143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7.09" calcext:value-type="float">
            <text:p>5907,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.75" calcext:value-type="float">
            <text:p>50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,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67" calcext:value-type="float">
            <text:p>9767</text:p>
          </table:table-cell>
          <table:table-cell table:style-name="ce4" office:value-type="float" office:value="50517" calcext:value-type="float">
            <text:p>505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3.11" calcext:value-type="float">
            <text:p>1003,11</text:p>
          </table:table-cell>
          <table:table-cell office:value-type="float" office:value="45.64" calcext:value-type="float">
            <text:p>45,64</text:p>
          </table:table-cell>
          <table:table-cell office:value-type="float" office:value="1000.51" calcext:value-type="float">
            <text:p>1000,51</text:p>
          </table:table-cell>
          <table:table-cell office:value-type="float" office:value="517.86" calcext:value-type="float">
            <text:p>517,86</text:p>
          </table:table-cell>
          <table:table-cell office:value-type="float" office:value="1363.64" calcext:value-type="float">
            <text:p>1363,64</text:p>
          </table:table-cell>
          <table:table-cell office:value-type="float" office:value="5882.98" calcext:value-type="float">
            <text:p>5882,98</text:p>
          </table:table-cell>
          <table:table-cell office:value-type="float" office:value="1389.45" calcext:value-type="float">
            <text:p>1389,45</text:p>
          </table:table-cell>
          <table:table-cell office:value-type="float" office:value="337.45" calcext:value-type="float">
            <text:p>337,45</text:p>
          </table:table-cell>
          <table:table-cell office:value-type="float" office:value="65.88" calcext:value-type="float">
            <text:p>65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47" calcext:value-type="float">
            <text:p>158,47</text:p>
          </table:table-cell>
          <table:table-cell office:value-type="float" office:value="3239.1" calcext:value-type="float">
            <text:p>3239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.19" calcext:value-type="float">
            <text:p>1262,19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office:value-type="float" office:value="3790.72" calcext:value-type="float">
            <text:p>3790,72</text:p>
          </table:table-cell>
          <table:table-cell office:value-type="float" office:value="11.37" calcext:value-type="float">
            <text:p>11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16" calcext:value-type="float">
            <text:p>100,16</text:p>
          </table:table-cell>
          <table:table-cell office:value-type="float" office:value="36.32" calcext:value-type="float">
            <text:p>36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03" calcext:value-type="float">
            <text:p>328,03</text:p>
          </table:table-cell>
          <table:table-cell office:value-type="float" office:value="806.35" calcext:value-type="float">
            <text:p>806,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025" calcext:value-type="float">
            <text:p>12025</text:p>
          </table:table-cell>
          <table:table-cell table:style-name="ce4" office:value-type="float" office:value="65044" calcext:value-type="float">
            <text:p>650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3.24" calcext:value-type="float">
            <text:p>373,24</text:p>
          </table:table-cell>
          <table:table-cell office:value-type="float" office:value="0" calcext:value-type="float">
            <text:p>0</text:p>
          </table:table-cell>
          <table:table-cell office:value-type="float" office:value="210.6" calcext:value-type="float">
            <text:p>21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6.57" calcext:value-type="float">
            <text:p>9946,57</text:p>
          </table:table-cell>
          <table:table-cell office:value-type="float" office:value="1002.12" calcext:value-type="float">
            <text:p>1002,12</text:p>
          </table:table-cell>
          <table:table-cell office:value-type="float" office:value="31.51" calcext:value-type="float">
            <text:p>31,51</text:p>
          </table:table-cell>
          <table:table-cell office:value-type="float" office:value="-42.21" calcext:value-type="float">
            <text:p>-42,21</text:p>
          </table:table-cell>
          <table:table-cell office:value-type="float" office:value="0" calcext:value-type="float">
            <text:p>0</text:p>
          </table:table-cell>
          <table:table-cell office:value-type="float" office:value="420.72" calcext:value-type="float">
            <text:p>420,72</text:p>
          </table:table-cell>
          <table:table-cell office:value-type="float" office:value="0" calcext:value-type="float">
            <text:p>0</text:p>
          </table:table-cell>
          <table:table-cell office:value-type="float" office:value="27479.15" calcext:value-type="float">
            <text:p>27479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98" calcext:value-type="float">
            <text:p>75,98</text:p>
          </table:table-cell>
          <table:table-cell office:value-type="float" office:value="0" calcext:value-type="float">
            <text:p>0</text:p>
          </table:table-cell>
          <table:table-cell office:value-type="float" office:value="223.17" calcext:value-type="float">
            <text:p>223,17</text:p>
          </table:table-cell>
          <table:table-cell office:value-type="float" office:value="36.7" calcext:value-type="float">
            <text:p>3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3.98" calcext:value-type="float">
            <text:p>1533,98</text:p>
          </table:table-cell>
          <table:table-cell office:value-type="float" office:value="0" calcext:value-type="float">
            <text:p>0</text:p>
          </table:table-cell>
          <table:table-cell office:value-type="float" office:value="100.28" calcext:value-type="float">
            <text:p>100,28</text:p>
          </table:table-cell>
          <table:table-cell office:value-type="float" office:value="0" calcext:value-type="float">
            <text:p>0</text:p>
          </table:table-cell>
          <table:table-cell office:value-type="float" office:value="34.03" calcext:value-type="float">
            <text:p>34,03</text:p>
          </table:table-cell>
          <table:table-cell office:value-type="float" office:value="149.21" calcext:value-type="float">
            <text:p>149,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05" calcext:value-type="float">
            <text:p>13005</text:p>
          </table:table-cell>
          <table:table-cell table:style-name="ce4" office:value-type="float" office:value="62015" calcext:value-type="float">
            <text:p>620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82.05" calcext:value-type="float">
            <text:p>582,05</text:p>
          </table:table-cell>
          <table:table-cell office:value-type="float" office:value="0" calcext:value-type="float">
            <text:p>0</text:p>
          </table:table-cell>
          <table:table-cell office:value-type="float" office:value="5313.18" calcext:value-type="float">
            <text:p>5313,18</text:p>
          </table:table-cell>
          <table:table-cell office:value-type="float" office:value="4.47" calcext:value-type="float">
            <text:p>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float" office:value="0" calcext:value-type="float">
            <text:p>0</text:p>
          </table:table-cell>
          <table:table-cell office:value-type="float" office:value="121.99" calcext:value-type="float">
            <text:p>121,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9.27" calcext:value-type="float">
            <text:p>5129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53" calcext:value-type="float">
            <text:p>237,53</text:p>
          </table:table-cell>
          <table:table-cell office:value-type="float" office:value="2877.11" calcext:value-type="float">
            <text:p>2877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.39" calcext:value-type="float">
            <text:p>610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46" calcext:value-type="float">
            <text:p>112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356" calcext:value-type="float">
            <text:p>10356</text:p>
          </table:table-cell>
          <table:table-cell table:style-name="ce4" office:value-type="float" office:value="54046" calcext:value-type="float">
            <text:p>5404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.55" calcext:value-type="float">
            <text:p>100,55</text:p>
          </table:table-cell>
          <table:table-cell office:value-type="float" office:value="53.27" calcext:value-type="float">
            <text:p>53,27</text:p>
          </table:table-cell>
          <table:table-cell office:value-type="float" office:value="37.48" calcext:value-type="float">
            <text:p>37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06" calcext:value-type="float">
            <text:p>245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04" calcext:value-type="float">
            <text:p>93,04</text:p>
          </table:table-cell>
          <table:table-cell office:value-type="float" office:value="35.23" calcext:value-type="float">
            <text:p>35,23</text:p>
          </table:table-cell>
          <table:table-cell office:value-type="float" office:value="992.59" calcext:value-type="float">
            <text:p>992,59</text:p>
          </table:table-cell>
          <table:table-cell office:value-type="float" office:value="0" calcext:value-type="float">
            <text:p>0</text:p>
          </table:table-cell>
          <table:table-cell office:value-type="float" office:value="118.1" calcext:value-type="float">
            <text:p>118,1</text:p>
          </table:table-cell>
          <table:table-cell office:value-type="float" office:value="0" calcext:value-type="float">
            <text:p>0</text:p>
          </table:table-cell>
          <table:table-cell office:value-type="float" office:value="159.77" calcext:value-type="float">
            <text:p>159,77</text:p>
          </table:table-cell>
          <table:table-cell office:value-type="float" office:value="0" calcext:value-type="float">
            <text:p>0</text:p>
          </table:table-cell>
          <table:table-cell office:value-type="float" office:value="309.84" calcext:value-type="float">
            <text:p>309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04" calcext:value-type="float">
            <text:p>131,04</text:p>
          </table:table-cell>
          <table:table-cell office:value-type="float" office:value="0" calcext:value-type="float">
            <text:p>0</text:p>
          </table:table-cell>
          <table:table-cell office:value-type="float" office:value="92.99" calcext:value-type="float">
            <text:p>92,99</text:p>
          </table:table-cell>
          <table:table-cell office:value-type="float" office:value="0" calcext:value-type="float">
            <text:p>0</text:p>
          </table:table-cell>
          <table:table-cell office:value-type="float" office:value="40.39" calcext:value-type="float">
            <text:p>40,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45" calcext:value-type="float">
            <text:p>9245</text:p>
          </table:table-cell>
          <table:table-cell table:style-name="ce4" office:value-type="float" office:value="46284" calcext:value-type="float">
            <text:p>462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827.36" calcext:value-type="float">
            <text:p>10827,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26.34" calcext:value-type="float">
            <text:p>2526,34</text:p>
          </table:table-cell>
          <table:table-cell office:value-type="float" office:value="929.8" calcext:value-type="float">
            <text:p>929,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1.67" calcext:value-type="float">
            <text:p>131,67</text:p>
          </table:table-cell>
          <table:table-cell table:style-name="ce4" office:value-type="float" office:value="11297" calcext:value-type="float">
            <text:p>11297</text:p>
          </table:table-cell>
          <table:table-cell table:style-name="ce4" office:value-type="float" office:value="56450" calcext:value-type="float">
            <text:p>564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.44" calcext:value-type="float">
            <text:p>154,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9.77" calcext:value-type="float">
            <text:p>39,77</text:p>
          </table:table-cell>
          <table:table-cell table:style-name="ce4" office:value-type="float" office:value="9177" calcext:value-type="float">
            <text:p>9177</text:p>
          </table:table-cell>
          <table:table-cell table:style-name="ce4" office:value-type="float" office:value="46625" calcext:value-type="float">
            <text:p>46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5.89" calcext:value-type="float">
            <text:p>555,89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,37</text:p>
          </table:table-cell>
          <table:table-cell office:value-type="float" office:value="27.53" calcext:value-type="float">
            <text:p>27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" calcext:value-type="float">
            <text:p>10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1.85" calcext:value-type="float">
            <text:p>971,85</text:p>
          </table:table-cell>
          <table:table-cell office:value-type="float" office:value="393.32" calcext:value-type="float">
            <text:p>393,32</text:p>
          </table:table-cell>
          <table:table-cell office:value-type="float" office:value="49.74" calcext:value-type="float">
            <text:p>49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3" calcext:value-type="float">
            <text:p>37,53</text:p>
          </table:table-cell>
          <table:table-cell office:value-type="float" office:value="237.73" calcext:value-type="float">
            <text:p>237,73</text:p>
          </table:table-cell>
          <table:table-cell office:value-type="float" office:value="193.75" calcext:value-type="float">
            <text:p>193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.82" calcext:value-type="float">
            <text:p>628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45" calcext:value-type="float">
            <text:p>36,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73" calcext:value-type="float">
            <text:p>9573</text:p>
          </table:table-cell>
          <table:table-cell table:style-name="ce4" office:value-type="float" office:value="48636" calcext:value-type="float">
            <text:p>486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976.99" calcext:value-type="float">
            <text:p>976,99</text:p>
          </table:table-cell>
          <table:table-cell office:value-type="float" office:value="0" calcext:value-type="float">
            <text:p>0</text:p>
          </table:table-cell>
          <table:table-cell office:value-type="float" office:value="3114.8" calcext:value-type="float">
            <text:p>3114,8</text:p>
          </table:table-cell>
          <table:table-cell office:value-type="float" office:value="501.54" calcext:value-type="float">
            <text:p>501,54</text:p>
          </table:table-cell>
          <table:table-cell office:value-type="float" office:value="265.29" calcext:value-type="float">
            <text:p>265,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66" calcext:value-type="float">
            <text:p>14,66</text:p>
          </table:table-cell>
          <table:table-cell office:value-type="float" office:value="1287.83" calcext:value-type="float">
            <text:p>1287,83</text:p>
          </table:table-cell>
          <table:table-cell office:value-type="float" office:value="202.2" calcext:value-type="float">
            <text:p>202,2</text:p>
          </table:table-cell>
          <table:table-cell office:value-type="float" office:value="0" calcext:value-type="float">
            <text:p>0</text:p>
          </table:table-cell>
          <table:table-cell office:value-type="float" office:value="763.4" calcext:value-type="float">
            <text:p>76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08" calcext:value-type="float">
            <text:p>113,08</text:p>
          </table:table-cell>
          <table:table-cell office:value-type="float" office:value="210.29" calcext:value-type="float">
            <text:p>210,29</text:p>
          </table:table-cell>
          <table:table-cell office:value-type="float" office:value="85.4" calcext:value-type="float">
            <text:p>85,4</text:p>
          </table:table-cell>
          <table:table-cell office:value-type="float" office:value="1303.9" calcext:value-type="float">
            <text:p>1303,9</text:p>
          </table:table-cell>
          <table:table-cell office:value-type="float" office:value="15.36" calcext:value-type="float">
            <text:p>15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48" calcext:value-type="float">
            <text:p>36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098" calcext:value-type="float">
            <text:p>10098</text:p>
          </table:table-cell>
          <table:table-cell table:style-name="ce4" office:value-type="float" office:value="49138" calcext:value-type="float">
            <text:p>491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9.42" calcext:value-type="float">
            <text:p>319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44.11" calcext:value-type="float">
            <text:p>344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89" calcext:value-type="float">
            <text:p>9189</text:p>
          </table:table-cell>
          <table:table-cell table:style-name="ce4" office:value-type="float" office:value="46403" calcext:value-type="float">
            <text:p>464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5.69" calcext:value-type="float">
            <text:p>3215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7" calcext:value-type="float">
            <text:p>7,27</text:p>
          </table:table-cell>
          <table:table-cell office:value-type="float" office:value="45.69" calcext:value-type="float">
            <text:p>45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office:value-type="float" office:value="35.14" calcext:value-type="float">
            <text:p>35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16.41" calcext:value-type="float">
            <text:p>10116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4" calcext:value-type="float">
            <text:p>38,14</text:p>
          </table:table-cell>
          <table:table-cell office:value-type="float" office:value="1411.27" calcext:value-type="float">
            <text:p>1411,27</text:p>
          </table:table-cell>
          <table:table-cell office:value-type="float" office:value="0" calcext:value-type="float">
            <text:p>0</text:p>
          </table:table-cell>
          <table:table-cell office:value-type="float" office:value="464.64" calcext:value-type="float">
            <text:p>464,64</text:p>
          </table:table-cell>
          <table:table-cell office:value-type="float" office:value="13.05" calcext:value-type="float">
            <text:p>13,0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700" calcext:value-type="float">
            <text:p>9700</text:p>
          </table:table-cell>
          <table:table-cell table:style-name="ce4" office:value-type="float" office:value="47323" calcext:value-type="float">
            <text:p>473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.59" calcext:value-type="float">
            <text:p>67,59</text:p>
          </table:table-cell>
          <table:table-cell office:value-type="float" office:value="0" calcext:value-type="float">
            <text:p>0</text:p>
          </table:table-cell>
          <table:table-cell office:value-type="float" office:value="616.37" calcext:value-type="float">
            <text:p>616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7" calcext:value-type="float">
            <text:p>32,57</text:p>
          </table:table-cell>
          <table:table-cell office:value-type="float" office:value="-60.18" calcext:value-type="float">
            <text:p>-60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3" calcext:value-type="float">
            <text:p>3,73</text:p>
          </table:table-cell>
          <table:table-cell office:value-type="float" office:value="644.6" calcext:value-type="float">
            <text:p>64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4" calcext:value-type="float">
            <text:p>52,44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,01</text:p>
          </table:table-cell>
          <table:table-cell office:value-type="float" office:value="136.82" calcext:value-type="float">
            <text:p>136,82</text:p>
          </table:table-cell>
          <table:table-cell office:value-type="float" office:value="0" calcext:value-type="float">
            <text:p>0</text:p>
          </table:table-cell>
          <table:table-cell office:value-type="float" office:value="42.94" calcext:value-type="float">
            <text:p>42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" calcext:value-type="float">
            <text:p>36,78</text:p>
          </table:table-cell>
          <table:table-cell office:value-type="float" office:value="591.26" calcext:value-type="float">
            <text:p>591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46" calcext:value-type="float">
            <text:p>179,46</text:p>
          </table:table-cell>
          <table:table-cell office:value-type="float" office:value="285.16" calcext:value-type="float">
            <text:p>285,16</text:p>
          </table:table-cell>
          <table:table-cell office:value-type="float" office:value="6.8" calcext:value-type="float">
            <text:p>6,8</text:p>
          </table:table-cell>
          <table:table-cell table:style-name="ce4" office:value-type="float" office:value="9327" calcext:value-type="float">
            <text:p>9327</text:p>
          </table:table-cell>
          <table:table-cell table:style-name="ce4" office:value-type="float" office:value="47172" calcext:value-type="float">
            <text:p>471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69" calcext:value-type="float">
            <text:p>21,69</text:p>
          </table:table-cell>
          <table:table-cell office:value-type="float" office:value="0" calcext:value-type="float">
            <text:p>0</text:p>
          </table:table-cell>
          <table:table-cell office:value-type="float" office:value="315.48" calcext:value-type="float">
            <text:p>315,48</text:p>
          </table:table-cell>
          <table:table-cell office:value-type="float" office:value="8.01" calcext:value-type="float">
            <text:p>8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8.29" calcext:value-type="float">
            <text:p>58,2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193" calcext:value-type="float">
            <text:p>9193</text:p>
          </table:table-cell>
          <table:table-cell table:style-name="ce4" office:value-type="float" office:value="46734" calcext:value-type="float">
            <text:p>467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4.2" calcext:value-type="float">
            <text:p>1074,2</text:p>
          </table:table-cell>
          <table:table-cell office:value-type="float" office:value="910.91" calcext:value-type="float">
            <text:p>910,91</text:p>
          </table:table-cell>
          <table:table-cell office:value-type="float" office:value="5471.58" calcext:value-type="float">
            <text:p>5471,58</text:p>
          </table:table-cell>
          <table:table-cell office:value-type="float" office:value="9393.86" calcext:value-type="float">
            <text:p>9393,86</text:p>
          </table:table-cell>
          <table:table-cell office:value-type="float" office:value="3954.96" calcext:value-type="float">
            <text:p>3954,96</text:p>
          </table:table-cell>
          <table:table-cell office:value-type="float" office:value="2464.82" calcext:value-type="float">
            <text:p>2464,82</text:p>
          </table:table-cell>
          <table:table-cell office:value-type="float" office:value="1294.85" calcext:value-type="float">
            <text:p>1294,85</text:p>
          </table:table-cell>
          <table:table-cell office:value-type="float" office:value="67.9" calcext:value-type="float">
            <text:p>67,9</text:p>
          </table:table-cell>
          <table:table-cell office:value-type="float" office:value="30.58" calcext:value-type="float">
            <text:p>30,58</text:p>
          </table:table-cell>
          <table:table-cell office:value-type="float" office:value="0" calcext:value-type="float">
            <text:p>0</text:p>
          </table:table-cell>
          <table:table-cell office:value-type="float" office:value="89.62" calcext:value-type="float">
            <text:p>89,62</text:p>
          </table:table-cell>
          <table:table-cell office:value-type="float" office:value="3909.75" calcext:value-type="float">
            <text:p>3909,75</text:p>
          </table:table-cell>
          <table:table-cell office:value-type="float" office:value="1322.03" calcext:value-type="float">
            <text:p>1322,03</text:p>
          </table:table-cell>
          <table:table-cell office:value-type="float" office:value="66.45" calcext:value-type="float">
            <text:p>66,45</text:p>
          </table:table-cell>
          <table:table-cell office:value-type="float" office:value="0" calcext:value-type="float">
            <text:p>0</text:p>
          </table:table-cell>
          <table:table-cell office:value-type="float" office:value="2254.95" calcext:value-type="float">
            <text:p>2254,95</text:p>
          </table:table-cell>
          <table:table-cell office:value-type="float" office:value="0" calcext:value-type="float">
            <text:p>0</text:p>
          </table:table-cell>
          <table:table-cell office:value-type="float" office:value="251.37" calcext:value-type="float">
            <text:p>251,37</text:p>
          </table:table-cell>
          <table:table-cell office:value-type="float" office:value="0" calcext:value-type="float">
            <text:p>0</text:p>
          </table:table-cell>
          <table:table-cell office:value-type="float" office:value="731.79" calcext:value-type="float">
            <text:p>731,79</text:p>
          </table:table-cell>
          <table:table-cell office:value-type="float" office:value="671.82" calcext:value-type="float">
            <text:p>671,82</text:p>
          </table:table-cell>
          <table:table-cell office:value-type="float" office:value="14646.17" calcext:value-type="float">
            <text:p>14646,17</text:p>
          </table:table-cell>
          <table:table-cell office:value-type="float" office:value="264.09" calcext:value-type="float">
            <text:p>264,09</text:p>
          </table:table-cell>
          <table:table-cell office:value-type="float" office:value="76.01" calcext:value-type="float">
            <text:p>76,01</text:p>
          </table:table-cell>
          <table:table-cell office:value-type="float" office:value="0" calcext:value-type="float">
            <text:p>0</text:p>
          </table:table-cell>
          <table:table-cell office:value-type="float" office:value="23.18" calcext:value-type="float">
            <text:p>23,18</text:p>
          </table:table-cell>
          <table:table-cell office:value-type="float" office:value="0" calcext:value-type="float">
            <text:p>0</text:p>
          </table:table-cell>
          <table:table-cell office:value-type="float" office:value="443.31" calcext:value-type="float">
            <text:p>443,31</text:p>
          </table:table-cell>
          <table:table-cell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table:style-name="ce4" office:value-type="float" office:value="12904" calcext:value-type="float">
            <text:p>12904</text:p>
          </table:table-cell>
          <table:table-cell table:style-name="ce4" office:value-type="float" office:value="66007" calcext:value-type="float">
            <text:p>660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85.36" calcext:value-type="float">
            <text:p>17685,36</text:p>
          </table:table-cell>
          <table:table-cell office:value-type="float" office:value="2182.59" calcext:value-type="float">
            <text:p>2182,59</text:p>
          </table:table-cell>
          <table:table-cell office:value-type="float" office:value="99.91" calcext:value-type="float">
            <text:p>99,91</text:p>
          </table:table-cell>
          <table:table-cell office:value-type="float" office:value="173.1" calcext:value-type="float">
            <text:p>17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.36" calcext:value-type="float">
            <text:p>693,36</text:p>
          </table:table-cell>
          <table:table-cell office:value-type="float" office:value="0" calcext:value-type="float">
            <text:p>0</text:p>
          </table:table-cell>
          <table:table-cell office:value-type="float" office:value="1368.73" calcext:value-type="float">
            <text:p>1368,73</text:p>
          </table:table-cell>
          <table:table-cell office:value-type="float" office:value="0" calcext:value-type="float">
            <text:p>0</text:p>
          </table:table-cell>
          <table:table-cell office:value-type="float" office:value="525.92" calcext:value-type="float">
            <text:p>525,92</text:p>
          </table:table-cell>
          <table:table-cell office:value-type="float" office:value="857.4" calcext:value-type="float">
            <text:p>857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14.08" calcext:value-type="float">
            <text:p>3014,08</text:p>
          </table:table-cell>
          <table:table-cell office:value-type="float" office:value="10828.84" calcext:value-type="float">
            <text:p>10828,84</text:p>
          </table:table-cell>
          <table:table-cell office:value-type="float" office:value="0" calcext:value-type="float">
            <text:p>0</text:p>
          </table:table-cell>
          <table:table-cell office:value-type="float" office:value="7141.42" calcext:value-type="float">
            <text:p>7141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.92" calcext:value-type="float">
            <text:p>226,92</text:p>
          </table:table-cell>
          <table:table-cell office:value-type="float" office:value="0" calcext:value-type="float">
            <text:p>0</text:p>
          </table:table-cell>
          <table:table-cell office:value-type="float" office:value="119.65" calcext:value-type="float">
            <text:p>119,65</text:p>
          </table:table-cell>
          <table:table-cell office:value-type="float" office:value="0" calcext:value-type="float">
            <text:p>0</text:p>
          </table:table-cell>
          <table:table-cell office:value-type="float" office:value="481.6" calcext:value-type="float">
            <text:p>481,6</text:p>
          </table:table-cell>
          <table:table-cell table:style-name="ce4" office:value-type="float" office:value="13158" calcext:value-type="float">
            <text:p>13158</text:p>
          </table:table-cell>
          <table:table-cell table:style-name="ce4" office:value-type="float" office:value="69960" calcext:value-type="float">
            <text:p>699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604.28" calcext:value-type="float">
            <text:p>604,28</text:p>
          </table:table-cell>
          <table:table-cell office:value-type="float" office:value="103.11" calcext:value-type="float">
            <text:p>103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.14" calcext:value-type="float">
            <text:p>238,14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64" calcext:value-type="float">
            <text:p>9264</text:p>
          </table:table-cell>
          <table:table-cell table:style-name="ce4" office:value-type="float" office:value="46911" calcext:value-type="float">
            <text:p>469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3.3" calcext:value-type="float">
            <text:p>363,3</text:p>
          </table:table-cell>
          <table:table-cell office:value-type="float" office:value="0" calcext:value-type="float">
            <text:p>0</text:p>
          </table:table-cell>
          <table:table-cell office:value-type="float" office:value="41642.89" calcext:value-type="float">
            <text:p>41642,89</text:p>
          </table:table-cell>
          <table:table-cell office:value-type="float" office:value="331.85" calcext:value-type="float">
            <text:p>331,85</text:p>
          </table:table-cell>
          <table:table-cell office:value-type="float" office:value="635.74" calcext:value-type="float">
            <text:p>635,74</text:p>
          </table:table-cell>
          <table:table-cell office:value-type="float" office:value="0" calcext:value-type="float">
            <text:p>0</text:p>
          </table:table-cell>
          <table:table-cell office:value-type="float" office:value="1555.3" calcext:value-type="float">
            <text:p>1555,3</text:p>
          </table:table-cell>
          <table:table-cell office:value-type="float" office:value="0" calcext:value-type="float">
            <text:p>0</text:p>
          </table:table-cell>
          <table:table-cell office:value-type="float" office:value="651.46" calcext:value-type="float">
            <text:p>651,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432.98" calcext:value-type="float">
            <text:p>31432,98</text:p>
          </table:table-cell>
          <table:table-cell office:value-type="float" office:value="0" calcext:value-type="float">
            <text:p>0</text:p>
          </table:table-cell>
          <table:table-cell office:value-type="float" office:value="668.32" calcext:value-type="float">
            <text:p>668,32</text:p>
          </table:table-cell>
          <table:table-cell office:value-type="float" office:value="0" calcext:value-type="float">
            <text:p>0</text:p>
          </table:table-cell>
          <table:table-cell office:value-type="float" office:value="375.15" calcext:value-type="float">
            <text:p>375,15</text:p>
          </table:table-cell>
          <table:table-cell office:value-type="float" office:value="9680.05" calcext:value-type="float">
            <text:p>9680,05</text:p>
          </table:table-cell>
          <table:table-cell office:value-type="float" office:value="0" calcext:value-type="float">
            <text:p>0</text:p>
          </table:table-cell>
          <table:table-cell office:value-type="float" office:value="255.5" calcext:value-type="float">
            <text:p>255,5</text:p>
          </table:table-cell>
          <table:table-cell office:value-type="float" office:value="250.44" calcext:value-type="float">
            <text:p>250,44</text:p>
          </table:table-cell>
          <table:table-cell office:value-type="float" office:value="0" calcext:value-type="float">
            <text:p>0</text:p>
          </table:table-cell>
          <table:table-cell office:value-type="float" office:value="858.88" calcext:value-type="float">
            <text:p>858,88</text:p>
          </table:table-cell>
          <table:table-cell office:value-type="float" office:value="0" calcext:value-type="float">
            <text:p>0</text:p>
          </table:table-cell>
          <table:table-cell office:value-type="float" office:value="252.26" calcext:value-type="float">
            <text:p>252,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065" calcext:value-type="float">
            <text:p>15065</text:p>
          </table:table-cell>
          <table:table-cell table:style-name="ce4" office:value-type="float" office:value="86959" calcext:value-type="float">
            <text:p>8695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05.88" calcext:value-type="float">
            <text:p>505,8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07.47" calcext:value-type="float">
            <text:p>707,4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502" calcext:value-type="float">
            <text:p>9502</text:p>
          </table:table-cell>
          <table:table-cell table:style-name="ce4" office:value-type="float" office:value="47619" calcext:value-type="float">
            <text:p>476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5" calcext:value-type="float">
            <text:p>51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3.89" calcext:value-type="float">
            <text:p>153,8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66" calcext:value-type="float">
            <text:p>5,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49" calcext:value-type="float">
            <text:p>9249</text:p>
          </table:table-cell>
          <table:table-cell table:style-name="ce4" office:value-type="float" office:value="47089" calcext:value-type="float">
            <text:p>470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67.89" calcext:value-type="float">
            <text:p>67,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2" calcext:value-type="float">
            <text:p>6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21" calcext:value-type="float">
            <text:p>61,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.44" calcext:value-type="float">
            <text:p>7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49" calcext:value-type="float">
            <text:p>9149</text:p>
          </table:table-cell>
          <table:table-cell table:style-name="ce4" office:value-type="float" office:value="46407" calcext:value-type="float">
            <text:p>464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9.97" calcext:value-type="float">
            <text:p>49,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.13" calcext:value-type="float">
            <text:p>191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25" calcext:value-type="float">
            <text:p>109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6.22" calcext:value-type="float">
            <text:p>846,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68" calcext:value-type="float">
            <text:p>9168</text:p>
          </table:table-cell>
          <table:table-cell table:style-name="ce4" office:value-type="float" office:value="46624" calcext:value-type="float">
            <text:p>466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4" calcext:value-type="float">
            <text:p>48,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.99" calcext:value-type="float">
            <text:p>24,9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153" calcext:value-type="float">
            <text:p>9153</text:p>
          </table:table-cell>
          <table:table-cell table:style-name="ce4" office:value-type="float" office:value="46385" calcext:value-type="float">
            <text:p>463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1.28" calcext:value-type="float">
            <text:p>41,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145" calcext:value-type="float">
            <text:p>9145</text:p>
          </table:table-cell>
          <table:table-cell table:style-name="ce4" office:value-type="float" office:value="46373" calcext:value-type="float">
            <text:p>463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447.8" calcext:value-type="float">
            <text:p>12447,8</text:p>
          </table:table-cell>
          <table:table-cell office:value-type="float" office:value="5191.43" calcext:value-type="float">
            <text:p>5191,43</text:p>
          </table:table-cell>
          <table:table-cell office:value-type="float" office:value="319.58" calcext:value-type="float">
            <text:p>319,58</text:p>
          </table:table-cell>
          <table:table-cell office:value-type="float" office:value="209.5" calcext:value-type="float">
            <text:p>209,5</text:p>
          </table:table-cell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,44</text:p>
          </table:table-cell>
          <table:table-cell office:value-type="float" office:value="13.71" calcext:value-type="float">
            <text:p>13,71</text:p>
          </table:table-cell>
          <table:table-cell office:value-type="float" office:value="465.25" calcext:value-type="float">
            <text:p>465,25</text:p>
          </table:table-cell>
          <table:table-cell office:value-type="float" office:value="50.68" calcext:value-type="float">
            <text:p>50,68</text:p>
          </table:table-cell>
          <table:table-cell office:value-type="float" office:value="0" calcext:value-type="float">
            <text:p>0</text:p>
          </table:table-cell>
          <table:table-cell office:value-type="float" office:value="138.47" calcext:value-type="float">
            <text:p>138,47</text:p>
          </table:table-cell>
          <table:table-cell office:value-type="float" office:value="0" calcext:value-type="float">
            <text:p>0</text:p>
          </table:table-cell>
          <table:table-cell office:value-type="float" office:value="90.52" calcext:value-type="float">
            <text:p>90,52</text:p>
          </table:table-cell>
          <table:table-cell office:value-type="float" office:value="769.38" calcext:value-type="float">
            <text:p>769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14540.62" calcext:value-type="float">
            <text:p>14540,62</text:p>
          </table:table-cell>
          <table:table-cell office:value-type="float" office:value="35.48" calcext:value-type="float">
            <text:p>35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.58" calcext:value-type="float">
            <text:p>445,58</text:p>
          </table:table-cell>
          <table:table-cell office:value-type="float" office:value="58.15" calcext:value-type="float">
            <text:p>58,15</text:p>
          </table:table-cell>
          <table:table-cell office:value-type="float" office:value="465.83" calcext:value-type="float">
            <text:p>465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62" calcext:value-type="float">
            <text:p>138,62</text:p>
          </table:table-cell>
          <table:table-cell table:style-name="ce4" office:value-type="float" office:value="11453" calcext:value-type="float">
            <text:p>11453</text:p>
          </table:table-cell>
          <table:table-cell table:style-name="ce4" office:value-type="float" office:value="51662" calcext:value-type="float">
            <text:p>516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1.67" calcext:value-type="float">
            <text:p>521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.69" calcext:value-type="float">
            <text:p>94,69</text:p>
          </table:table-cell>
          <table:table-cell office:value-type="float" office:value="112.42" calcext:value-type="float">
            <text:p>112,42</text:p>
          </table:table-cell>
          <table:table-cell office:value-type="float" office:value="24.39" calcext:value-type="float">
            <text:p>24,3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5.51" calcext:value-type="float">
            <text:p>355,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58" calcext:value-type="float">
            <text:p>9258</text:p>
          </table:table-cell>
          <table:table-cell table:style-name="ce4" office:value-type="float" office:value="46768" calcext:value-type="float">
            <text:p>467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6.67" calcext:value-type="float">
            <text:p>646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211.85" calcext:value-type="float">
            <text:p>211,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4.71" calcext:value-type="float">
            <text:p>404,7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84" calcext:value-type="float">
            <text:p>9284</text:p>
          </table:table-cell>
          <table:table-cell table:style-name="ce4" office:value-type="float" office:value="46868" calcext:value-type="float">
            <text:p>468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22.39" calcext:value-type="float">
            <text:p>4022,39</text:p>
          </table:table-cell>
          <table:table-cell office:value-type="float" office:value="0" calcext:value-type="float">
            <text:p>0</text:p>
          </table:table-cell>
          <table:table-cell office:value-type="float" office:value="48.52" calcext:value-type="float">
            <text:p>48,52</text:p>
          </table:table-cell>
          <table:table-cell office:value-type="float" office:value="193.66" calcext:value-type="float">
            <text:p>193,66</text:p>
          </table:table-cell>
          <table:table-cell office:value-type="float" office:value="0" calcext:value-type="float">
            <text:p>0</text:p>
          </table:table-cell>
          <table:table-cell office:value-type="float" office:value="327.41" calcext:value-type="float">
            <text:p>327,41</text:p>
          </table:table-cell>
          <table:table-cell office:value-type="float" office:value="1301.55" calcext:value-type="float">
            <text:p>1301,55</text:p>
          </table:table-cell>
          <table:table-cell office:value-type="float" office:value="277.14" calcext:value-type="float">
            <text:p>277,14</text:p>
          </table:table-cell>
          <table:table-cell office:value-type="float" office:value="-50.02" calcext:value-type="float">
            <text:p>-50,02</text:p>
          </table:table-cell>
          <table:table-cell office:value-type="float" office:value="0" calcext:value-type="float">
            <text:p>0</text:p>
          </table:table-cell>
          <table:table-cell office:value-type="float" office:value="219.8" calcext:value-type="float">
            <text:p>219,8</text:p>
          </table:table-cell>
          <table:table-cell office:value-type="float" office:value="531.63" calcext:value-type="float">
            <text:p>531,63</text:p>
          </table:table-cell>
          <table:table-cell office:value-type="float" office:value="195.8" calcext:value-type="float">
            <text:p>195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.29" calcext:value-type="float">
            <text:p>122,29</text:p>
          </table:table-cell>
          <table:table-cell office:value-type="float" office:value="0" calcext:value-type="float">
            <text:p>0</text:p>
          </table:table-cell>
          <table:table-cell office:value-type="float" office:value="8250.57" calcext:value-type="float">
            <text:p>8250,57</text:p>
          </table:table-cell>
          <table:table-cell office:value-type="float" office:value="277.79" calcext:value-type="float">
            <text:p>277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.37" calcext:value-type="float">
            <text:p>1023,37</text:p>
          </table:table-cell>
          <table:table-cell office:value-type="float" office:value="124.73" calcext:value-type="float">
            <text:p>124,7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71.83" calcext:value-type="float">
            <text:p>271,83</text:p>
          </table:table-cell>
          <table:table-cell office:value-type="float" office:value="0" calcext:value-type="float">
            <text:p>0</text:p>
          </table:table-cell>
          <table:table-cell office:value-type="float" office:value="146.72" calcext:value-type="float">
            <text:p>146,72</text:p>
          </table:table-cell>
          <table:table-cell table:style-name="ce4" office:value-type="float" office:value="10677" calcext:value-type="float">
            <text:p>10677</text:p>
          </table:table-cell>
          <table:table-cell table:style-name="ce4" office:value-type="float" office:value="52542" calcext:value-type="float">
            <text:p>52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.39" calcext:value-type="float">
            <text:p>215,39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82" calcext:value-type="float">
            <text:p>86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.49" calcext:value-type="float">
            <text:p>434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.5" calcext:value-type="float">
            <text:p>345,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190" calcext:value-type="float">
            <text:p>9190</text:p>
          </table:table-cell>
          <table:table-cell table:style-name="ce4" office:value-type="float" office:value="46381" calcext:value-type="float">
            <text:p>463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81.8" calcext:value-type="float">
            <text:p>9681,8</text:p>
          </table:table-cell>
          <table:table-cell office:value-type="float" office:value="22305.51" calcext:value-type="float">
            <text:p>22305,51</text:p>
          </table:table-cell>
          <table:table-cell office:value-type="float" office:value="0" calcext:value-type="float">
            <text:p>0</text:p>
          </table:table-cell>
          <table:table-cell office:value-type="float" office:value="69.68" calcext:value-type="float">
            <text:p>69,68</text:p>
          </table:table-cell>
          <table:table-cell office:value-type="float" office:value="0" calcext:value-type="float">
            <text:p>0</text:p>
          </table:table-cell>
          <table:table-cell office:value-type="float" office:value="579.49" calcext:value-type="float">
            <text:p>579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9.23" calcext:value-type="float">
            <text:p>4929,23</text:p>
          </table:table-cell>
          <table:table-cell office:value-type="float" office:value="0" calcext:value-type="float">
            <text:p>0</text:p>
          </table:table-cell>
          <table:table-cell office:value-type="float" office:value="163.46" calcext:value-type="float">
            <text:p>163,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72.93" calcext:value-type="float">
            <text:p>3672,93</text:p>
          </table:table-cell>
          <table:table-cell office:value-type="float" office:value="733.29" calcext:value-type="float">
            <text:p>733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98" calcext:value-type="float">
            <text:p>283,98</text:p>
          </table:table-cell>
          <table:table-cell office:value-type="float" office:value="0" calcext:value-type="float">
            <text:p>0</text:p>
          </table:table-cell>
          <table:table-cell office:value-type="float" office:value="244.32" calcext:value-type="float">
            <text:p>244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969" calcext:value-type="float">
            <text:p>13969</text:p>
          </table:table-cell>
          <table:table-cell table:style-name="ce4" office:value-type="float" office:value="56784" calcext:value-type="float">
            <text:p>567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17.62" calcext:value-type="float">
            <text:p>4017,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2.11" calcext:value-type="float">
            <text:p>282,11</text:p>
          </table:table-cell>
          <table:table-cell office:value-type="float" office:value="433.42" calcext:value-type="float">
            <text:p>433,42</text:p>
          </table:table-cell>
          <table:table-cell office:value-type="float" office:value="0" calcext:value-type="float">
            <text:p>0</text:p>
          </table:table-cell>
          <table:table-cell office:value-type="float" office:value="586.43" calcext:value-type="float">
            <text:p>58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1" calcext:value-type="float">
            <text:p>103,2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99" calcext:value-type="float">
            <text:p>189,99</text:p>
          </table:table-cell>
          <table:table-cell table:style-name="ce4" office:value-type="float" office:value="9943" calcext:value-type="float">
            <text:p>9943</text:p>
          </table:table-cell>
          <table:table-cell table:style-name="ce4" office:value-type="float" office:value="51085" calcext:value-type="float">
            <text:p>510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6.63" calcext:value-type="float">
            <text:p>756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82.94" calcext:value-type="float">
            <text:p>13982,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.84" calcext:value-type="float">
            <text:p>87,8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050" calcext:value-type="float">
            <text:p>10050</text:p>
          </table:table-cell>
          <table:table-cell table:style-name="ce4" office:value-type="float" office:value="49445" calcext:value-type="float">
            <text:p>49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679.08" calcext:value-type="float">
            <text:p>1679,08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06.72" calcext:value-type="float">
            <text:p>606,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93" calcext:value-type="float">
            <text:p>9593</text:p>
          </table:table-cell>
          <table:table-cell table:style-name="ce4" office:value-type="float" office:value="48667" calcext:value-type="float">
            <text:p>486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81" calcext:value-type="float">
            <text:p>13,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.19" calcext:value-type="float">
            <text:p>114,1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87" calcext:value-type="float">
            <text:p>9187</text:p>
          </table:table-cell>
          <table:table-cell table:style-name="ce4" office:value-type="float" office:value="46382" calcext:value-type="float">
            <text:p>463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1.05" calcext:value-type="float">
            <text:p>261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.33" calcext:value-type="float">
            <text:p>163,33</text:p>
          </table:table-cell>
          <table:table-cell office:value-type="float" office:value="496.72" calcext:value-type="float">
            <text:p>496,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89" calcext:value-type="float">
            <text:p>30,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38" calcext:value-type="float">
            <text:p>58,38</text:p>
          </table:table-cell>
          <table:table-cell office:value-type="float" office:value="0" calcext:value-type="float">
            <text:p>0</text:p>
          </table:table-cell>
          <table:table-cell office:value-type="float" office:value="1687.58" calcext:value-type="float">
            <text:p>1687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-159.21" calcext:value-type="float">
            <text:p>-159,21</text:p>
          </table:table-cell>
          <table:table-cell office:value-type="float" office:value="0" calcext:value-type="float">
            <text:p>0</text:p>
          </table:table-cell>
          <table:table-cell office:value-type="float" office:value="52.29" calcext:value-type="float">
            <text:p>52,29</text:p>
          </table:table-cell>
          <table:table-cell office:value-type="float" office:value="0" calcext:value-type="float">
            <text:p>0</text:p>
          </table:table-cell>
          <table:table-cell office:value-type="float" office:value="60.94" calcext:value-type="float">
            <text:p>60,94</text:p>
          </table:table-cell>
          <table:table-cell table:style-name="ce4" office:value-type="float" office:value="9363" calcext:value-type="float">
            <text:p>9363</text:p>
          </table:table-cell>
          <table:table-cell table:style-name="ce4" office:value-type="float" office:value="47576" calcext:value-type="float">
            <text:p>475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.43" calcext:value-type="float">
            <text:p>38,43</text:p>
          </table:table-cell>
          <table:table-cell office:value-type="float" office:value="0" calcext:value-type="float">
            <text:p>0</text:p>
          </table:table-cell>
          <table:table-cell office:value-type="float" office:value="318.67" calcext:value-type="float">
            <text:p>318,67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1250.88" calcext:value-type="float">
            <text:p>1250,88</text:p>
          </table:table-cell>
          <table:table-cell office:value-type="float" office:value="148.91" calcext:value-type="float">
            <text:p>148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" calcext:value-type="float">
            <text:p>2,32</text:p>
          </table:table-cell>
          <table:table-cell office:value-type="float" office:value="7.32" calcext:value-type="float">
            <text:p>7,32</text:p>
          </table:table-cell>
          <table:table-cell office:value-type="float" office:value="912.23" calcext:value-type="float">
            <text:p>912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71" calcext:value-type="float">
            <text:p>375,71</text:p>
          </table:table-cell>
          <table:table-cell office:value-type="float" office:value="0" calcext:value-type="float">
            <text:p>0</text:p>
          </table:table-cell>
          <table:table-cell office:value-type="float" office:value="34.34" calcext:value-type="float">
            <text:p>34,34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" calcext:value-type="float">
            <text:p>2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49" calcext:value-type="float">
            <text:p>9449</text:p>
          </table:table-cell>
          <table:table-cell table:style-name="ce4" office:value-type="float" office:value="47628" calcext:value-type="float">
            <text:p>476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.81" calcext:value-type="float">
            <text:p>64,81</text:p>
          </table:table-cell>
          <table:table-cell office:value-type="float" office:value="88.84" calcext:value-type="float">
            <text:p>88,84</text:p>
          </table:table-cell>
          <table:table-cell office:value-type="float" office:value="6975.46" calcext:value-type="float">
            <text:p>697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8.18" calcext:value-type="float">
            <text:p>18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2" calcext:value-type="float">
            <text:p>31,52</text:p>
          </table:table-cell>
          <table:table-cell office:value-type="float" office:value="203.63" calcext:value-type="float">
            <text:p>203,63</text:p>
          </table:table-cell>
          <table:table-cell office:value-type="float" office:value="0" calcext:value-type="float">
            <text:p>0</text:p>
          </table:table-cell>
          <table:table-cell office:value-type="float" office:value="68.59" calcext:value-type="float">
            <text:p>68,59</text:p>
          </table:table-cell>
          <table:table-cell office:value-type="float" office:value="0" calcext:value-type="float">
            <text:p>0</text:p>
          </table:table-cell>
          <table:table-cell office:value-type="float" office:value="165.27" calcext:value-type="float">
            <text:p>165,27</text:p>
          </table:table-cell>
          <table:table-cell office:value-type="float" office:value="0" calcext:value-type="float">
            <text:p>0</text:p>
          </table:table-cell>
          <table:table-cell office:value-type="float" office:value="336.98" calcext:value-type="float">
            <text:p>336,98</text:p>
          </table:table-cell>
          <table:table-cell office:value-type="float" office:value="0" calcext:value-type="float">
            <text:p>0</text:p>
          </table:table-cell>
          <table:table-cell office:value-type="float" office:value="28.11" calcext:value-type="float">
            <text:p>28,11</text:p>
          </table:table-cell>
          <table:table-cell office:value-type="float" office:value="7611.89" calcext:value-type="float">
            <text:p>7611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4" calcext:value-type="float">
            <text:p>93,64</text:p>
          </table:table-cell>
          <table:table-cell office:value-type="float" office:value="0" calcext:value-type="float">
            <text:p>0</text:p>
          </table:table-cell>
          <table:table-cell office:value-type="float" office:value="101.26" calcext:value-type="float">
            <text:p>101,26</text:p>
          </table:table-cell>
          <table:table-cell office:value-type="float" office:value="0" calcext:value-type="float">
            <text:p>0</text:p>
          </table:table-cell>
          <table:table-cell office:value-type="float" office:value="71.91" calcext:value-type="float">
            <text:p>71,91</text:p>
          </table:table-cell>
          <table:table-cell office:value-type="float" office:value="0" calcext:value-type="float">
            <text:p>0</text:p>
          </table:table-cell>
          <table:table-cell office:value-type="float" office:value="321.8" calcext:value-type="float">
            <text:p>321,8</text:p>
          </table:table-cell>
          <table:table-cell table:style-name="ce4" office:value-type="float" office:value="10243" calcext:value-type="float">
            <text:p>10243</text:p>
          </table:table-cell>
          <table:table-cell table:style-name="ce4" office:value-type="float" office:value="58905" calcext:value-type="float">
            <text:p>589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795.84" calcext:value-type="float">
            <text:p>26795,84</text:p>
          </table:table-cell>
          <table:table-cell office:value-type="float" office:value="291.8" calcext:value-type="float">
            <text:p>291,8</text:p>
          </table:table-cell>
          <table:table-cell office:value-type="float" office:value="32.36" calcext:value-type="float">
            <text:p>32,36</text:p>
          </table:table-cell>
          <table:table-cell office:value-type="float" office:value="99.65" calcext:value-type="float">
            <text:p>99,65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</text:p>
          </table:table-cell>
          <table:table-cell office:value-type="float" office:value="25259.5" calcext:value-type="float">
            <text:p>25259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.82" calcext:value-type="float">
            <text:p>41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43" calcext:value-type="float">
            <text:p>148,43</text:p>
          </table:table-cell>
          <table:table-cell office:value-type="float" office:value="0" calcext:value-type="float">
            <text:p>0</text:p>
          </table:table-cell>
          <table:table-cell office:value-type="float" office:value="249.61" calcext:value-type="float">
            <text:p>249,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4456" calcext:value-type="float">
            <text:p>14456</text:p>
          </table:table-cell>
          <table:table-cell table:style-name="ce4" office:value-type="float" office:value="69809" calcext:value-type="float">
            <text:p>698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64.11" calcext:value-type="float">
            <text:p>8464,11</text:p>
          </table:table-cell>
          <table:table-cell office:value-type="float" office:value="86632.15" calcext:value-type="float">
            <text:p>86632,15</text:p>
          </table:table-cell>
          <table:table-cell office:value-type="float" office:value="1291.13" calcext:value-type="float">
            <text:p>1291,13</text:p>
          </table:table-cell>
          <table:table-cell office:value-type="float" office:value="5244.99" calcext:value-type="float">
            <text:p>5244,99</text:p>
          </table:table-cell>
          <table:table-cell office:value-type="float" office:value="4507.15" calcext:value-type="float">
            <text:p>4507,15</text:p>
          </table:table-cell>
          <table:table-cell office:value-type="float" office:value="8.2" calcext:value-type="float">
            <text:p>8,2</text:p>
          </table:table-cell>
          <table:table-cell office:value-type="float" office:value="3947.09" calcext:value-type="float">
            <text:p>3947,09</text:p>
          </table:table-cell>
          <table:table-cell office:value-type="float" office:value="0" calcext:value-type="float">
            <text:p>0</text:p>
          </table:table-cell>
          <table:table-cell office:value-type="float" office:value="740.72" calcext:value-type="float">
            <text:p>740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.88" calcext:value-type="float">
            <text:p>5928,88</text:p>
          </table:table-cell>
          <table:table-cell office:value-type="float" office:value="0" calcext:value-type="float">
            <text:p>0</text:p>
          </table:table-cell>
          <table:table-cell office:value-type="float" office:value="97038.17" calcext:value-type="float">
            <text:p>97038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41" calcext:value-type="float">
            <text:p>17,41</text:p>
          </table:table-cell>
          <table:table-cell office:value-type="float" office:value="0" calcext:value-type="float">
            <text:p>0</text:p>
          </table:table-cell>
          <table:table-cell office:value-type="float" office:value="5272.6" calcext:value-type="float">
            <text:p>5272,6</text:p>
          </table:table-cell>
          <table:table-cell office:value-type="float" office:value="569.53" calcext:value-type="float">
            <text:p>569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7.37" calcext:value-type="float">
            <text:p>2907,37</text:p>
          </table:table-cell>
          <table:table-cell office:value-type="float" office:value="0" calcext:value-type="float">
            <text:p>0</text:p>
          </table:table-cell>
          <table:table-cell office:value-type="float" office:value="1251.72" calcext:value-type="float">
            <text:p>1251,72</text:p>
          </table:table-cell>
          <table:table-cell office:value-type="float" office:value="0" calcext:value-type="float">
            <text:p>0</text:p>
          </table:table-cell>
          <table:table-cell office:value-type="float" office:value="20.63" calcext:value-type="float">
            <text:p>20,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8145" calcext:value-type="float">
            <text:p>28145</text:p>
          </table:table-cell>
          <table:table-cell table:style-name="ce4" office:value-type="float" office:value="77698" calcext:value-type="float">
            <text:p>776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71.61" calcext:value-type="float">
            <text:p>1271,61</text:p>
          </table:table-cell>
          <table:table-cell office:value-type="float" office:value="0" calcext:value-type="float">
            <text:p>0</text:p>
          </table:table-cell>
          <table:table-cell office:value-type="float" office:value="300.13" calcext:value-type="float">
            <text:p>300,13</text:p>
          </table:table-cell>
          <table:table-cell office:value-type="float" office:value="51.44" calcext:value-type="float">
            <text:p>51,44</text:p>
          </table:table-cell>
          <table:table-cell office:value-type="float" office:value="0" calcext:value-type="float">
            <text:p>0</text:p>
          </table:table-cell>
          <table:table-cell office:value-type="float" office:value="759.65" calcext:value-type="float">
            <text:p>759,65</text:p>
          </table:table-cell>
          <table:table-cell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office:value-type="float" office:value="-40.53" calcext:value-type="float">
            <text:p>-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34" calcext:value-type="float">
            <text:p>155,34</text:p>
          </table:table-cell>
          <table:table-cell office:value-type="float" office:value="827.37" calcext:value-type="float">
            <text:p>827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77" calcext:value-type="float">
            <text:p>174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.25" calcext:value-type="float">
            <text:p>593,25</text:p>
          </table:table-cell>
          <table:table-cell office:value-type="float" office:value="2170.48" calcext:value-type="float">
            <text:p>2170,48</text:p>
          </table:table-cell>
          <table:table-cell office:value-type="float" office:value="353.56" calcext:value-type="float">
            <text:p>353,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56" calcext:value-type="float">
            <text:p>58,5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98" calcext:value-type="float">
            <text:p>9698</text:p>
          </table:table-cell>
          <table:table-cell table:style-name="ce4" office:value-type="float" office:value="49912" calcext:value-type="float">
            <text:p>499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9.67" calcext:value-type="float">
            <text:p>499,67</text:p>
          </table:table-cell>
          <table:table-cell office:value-type="float" office:value="0" calcext:value-type="float">
            <text:p>0</text:p>
          </table:table-cell>
          <table:table-cell office:value-type="float" office:value="348.06" calcext:value-type="float">
            <text:p>348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33.36" calcext:value-type="float">
            <text:p>28533,36</text:p>
          </table:table-cell>
          <table:table-cell office:value-type="float" office:value="985.64" calcext:value-type="float">
            <text:p>985,64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38.65" calcext:value-type="float">
            <text:p>12938,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1.73" calcext:value-type="float">
            <text:p>961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.6" calcext:value-type="float">
            <text:p>219,6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86" calcext:value-type="float">
            <text:p>216,8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351" calcext:value-type="float">
            <text:p>14351</text:p>
          </table:table-cell>
          <table:table-cell table:style-name="ce4" office:value-type="float" office:value="70943" calcext:value-type="float">
            <text:p>709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0.03" calcext:value-type="float">
            <text:p>110,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6" calcext:value-type="float">
            <text:p>28,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58" calcext:value-type="float">
            <text:p>35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5" calcext:value-type="float">
            <text:p>27,4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05" calcext:value-type="float">
            <text:p>9205</text:p>
          </table:table-cell>
          <table:table-cell table:style-name="ce4" office:value-type="float" office:value="46539" calcext:value-type="float">
            <text:p>465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91" calcext:value-type="float">
            <text:p>14,91</text:p>
          </table:table-cell>
          <table:table-cell office:value-type="float" office:value="410.93" calcext:value-type="float">
            <text:p>410,93</text:p>
          </table:table-cell>
          <table:table-cell office:value-type="float" office:value="0" calcext:value-type="float">
            <text:p>0</text:p>
          </table:table-cell>
          <table:table-cell office:value-type="float" office:value="139.93" calcext:value-type="float">
            <text:p>139,93</text:p>
          </table:table-cell>
          <table:table-cell office:value-type="float" office:value="0" calcext:value-type="float">
            <text:p>0</text:p>
          </table:table-cell>
          <table:table-cell office:value-type="float" office:value="762.25" calcext:value-type="float">
            <text:p>762,25</text:p>
          </table:table-cell>
          <table:table-cell office:value-type="float" office:value="16.91" calcext:value-type="float">
            <text:p>16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9.32" calcext:value-type="float">
            <text:p>1569,32</text:p>
          </table:table-cell>
          <table:table-cell office:value-type="float" office:value="0" calcext:value-type="float">
            <text:p>0</text:p>
          </table:table-cell>
          <table:table-cell office:value-type="float" office:value="7225.77" calcext:value-type="float">
            <text:p>7225,77</text:p>
          </table:table-cell>
          <table:table-cell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8.13" calcext:value-type="float">
            <text:p>688,13</text:p>
          </table:table-cell>
          <table:table-cell office:value-type="float" office:value="0" calcext:value-type="float">
            <text:p>0</text:p>
          </table:table-cell>
          <table:table-cell office:value-type="float" office:value="18.71" calcext:value-type="float">
            <text:p>18,7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0.88" calcext:value-type="float">
            <text:p>90,88</text:p>
          </table:table-cell>
          <table:table-cell office:value-type="float" office:value="1890.56" calcext:value-type="float">
            <text:p>1890,5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596" calcext:value-type="float">
            <text:p>10596</text:p>
          </table:table-cell>
          <table:table-cell table:style-name="ce4" office:value-type="float" office:value="52985" calcext:value-type="float">
            <text:p>529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7" calcext:value-type="float">
            <text:p>18,67</text:p>
          </table:table-cell>
          <table:table-cell office:value-type="float" office:value="6634.56" calcext:value-type="float">
            <text:p>6634,56</text:p>
          </table:table-cell>
          <table:table-cell office:value-type="float" office:value="22890.85" calcext:value-type="float">
            <text:p>22890,85</text:p>
          </table:table-cell>
          <table:table-cell office:value-type="float" office:value="3123.07" calcext:value-type="float">
            <text:p>3123,07</text:p>
          </table:table-cell>
          <table:table-cell office:value-type="float" office:value="105.91" calcext:value-type="float">
            <text:p>105,91</text:p>
          </table:table-cell>
          <table:table-cell office:value-type="float" office:value="60.98" calcext:value-type="float">
            <text:p>60,98</text:p>
          </table:table-cell>
          <table:table-cell office:value-type="float" office:value="201.59" calcext:value-type="float">
            <text:p>201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6.55" calcext:value-type="float">
            <text:p>334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.53" calcext:value-type="float">
            <text:p>712,53</text:p>
          </table:table-cell>
          <table:table-cell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office:value-type="float" office:value="2672.08" calcext:value-type="float">
            <text:p>2672,08</text:p>
          </table:table-cell>
          <table:table-cell office:value-type="float" office:value="0" calcext:value-type="float">
            <text:p>0</text:p>
          </table:table-cell>
          <table:table-cell office:value-type="float" office:value="1031.17" calcext:value-type="float">
            <text:p>1031,17</text:p>
          </table:table-cell>
          <table:table-cell office:value-type="float" office:value="11534.76" calcext:value-type="float">
            <text:p>11534,76</text:p>
          </table:table-cell>
          <table:table-cell office:value-type="float" office:value="7231.76" calcext:value-type="float">
            <text:p>7231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.2" calcext:value-type="float">
            <text:p>317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5117" calcext:value-type="float">
            <text:p>15117</text:p>
          </table:table-cell>
          <table:table-cell table:style-name="ce4" office:value-type="float" office:value="65121" calcext:value-type="float">
            <text:p>65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28.29" calcext:value-type="float">
            <text:p>5228,29</text:p>
          </table:table-cell>
          <table:table-cell office:value-type="float" office:value="0" calcext:value-type="float">
            <text:p>0</text:p>
          </table:table-cell>
          <table:table-cell office:value-type="float" office:value="234.64" calcext:value-type="float">
            <text:p>234,64</text:p>
          </table:table-cell>
          <table:table-cell office:value-type="float" office:value="280.01" calcext:value-type="float">
            <text:p>280,01</text:p>
          </table:table-cell>
          <table:table-cell office:value-type="float" office:value="0" calcext:value-type="float">
            <text:p>0</text:p>
          </table:table-cell>
          <table:table-cell office:value-type="float" office:value="575.81" calcext:value-type="float">
            <text:p>575,81</text:p>
          </table:table-cell>
          <table:table-cell office:value-type="float" office:value="904.76" calcext:value-type="float">
            <text:p>904,76</text:p>
          </table:table-cell>
          <table:table-cell office:value-type="float" office:value="114.45" calcext:value-type="float">
            <text:p>114,45</text:p>
          </table:table-cell>
          <table:table-cell office:value-type="float" office:value="34.15" calcext:value-type="float">
            <text:p>34,15</text:p>
          </table:table-cell>
          <table:table-cell office:value-type="float" office:value="0" calcext:value-type="float">
            <text:p>0</text:p>
          </table:table-cell>
          <table:table-cell office:value-type="float" office:value="54.11" calcext:value-type="float">
            <text:p>54,11</text:p>
          </table:table-cell>
          <table:table-cell office:value-type="float" office:value="573.38" calcext:value-type="float">
            <text:p>573,38</text:p>
          </table:table-cell>
          <table:table-cell office:value-type="float" office:value="260.78" calcext:value-type="float">
            <text:p>260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25" calcext:value-type="float">
            <text:p>51,25</text:p>
          </table:table-cell>
          <table:table-cell office:value-type="float" office:value="491.39" calcext:value-type="float">
            <text:p>491,39</text:p>
          </table:table-cell>
          <table:table-cell office:value-type="float" office:value="18332.26" calcext:value-type="float">
            <text:p>18332,26</text:p>
          </table:table-cell>
          <table:table-cell office:value-type="float" office:value="650.71" calcext:value-type="float">
            <text:p>65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.01" calcext:value-type="float">
            <text:p>1401,01</text:p>
          </table:table-cell>
          <table:table-cell office:value-type="float" office:value="78.39" calcext:value-type="float">
            <text:p>78,39</text:p>
          </table:table-cell>
          <table:table-cell office:value-type="float" office:value="523.73" calcext:value-type="float">
            <text:p>523,73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,8</text:p>
          </table:table-cell>
          <table:table-cell office:value-type="float" office:value="0" calcext:value-type="float">
            <text:p>0</text:p>
          </table:table-cell>
          <table:table-cell office:value-type="float" office:value="125.66" calcext:value-type="float">
            <text:p>125,66</text:p>
          </table:table-cell>
          <table:table-cell table:style-name="ce4" office:value-type="float" office:value="11267" calcext:value-type="float">
            <text:p>11267</text:p>
          </table:table-cell>
          <table:table-cell table:style-name="ce4" office:value-type="float" office:value="54021" calcext:value-type="float">
            <text:p>540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.01" calcext:value-type="float">
            <text:p>572,01</text:p>
          </table:table-cell>
          <table:table-cell office:value-type="float" office:value="2512.32" calcext:value-type="float">
            <text:p>2512,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58.14" calcext:value-type="float">
            <text:p>2358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8" calcext:value-type="float">
            <text:p>98,38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float" office:value="9801" calcext:value-type="float">
            <text:p>9801</text:p>
          </table:table-cell>
          <table:table-cell table:style-name="ce4" office:value-type="float" office:value="50752" calcext:value-type="float">
            <text:p>507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34.05" calcext:value-type="float">
            <text:p>8534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6.28" calcext:value-type="float">
            <text:p>3036,28</text:p>
          </table:table-cell>
          <table:table-cell office:value-type="float" office:value="0" calcext:value-type="float">
            <text:p>0</text:p>
          </table:table-cell>
          <table:table-cell office:value-type="float" office:value="240.51" calcext:value-type="float">
            <text:p>240,51</text:p>
          </table:table-cell>
          <table:table-cell office:value-type="float" office:value="68.38" calcext:value-type="float">
            <text:p>68,38</text:p>
          </table:table-cell>
          <table:table-cell office:value-type="float" office:value="14.79" calcext:value-type="float">
            <text:p>14,79</text:p>
          </table:table-cell>
          <table:table-cell office:value-type="float" office:value="81.73" calcext:value-type="float">
            <text:p>81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.6" calcext:value-type="float">
            <text:p>52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29.28" calcext:value-type="float">
            <text:p>6929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18.71" calcext:value-type="float">
            <text:p>118,71</text:p>
          </table:table-cell>
          <table:table-cell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0" calcext:value-type="float">
            <text:p>0</text:p>
          </table:table-cell>
          <table:table-cell office:value-type="float" office:value="268.23" calcext:value-type="float">
            <text:p>268,23</text:p>
          </table:table-cell>
          <table:table-cell table:style-name="ce4" office:value-type="float" office:value="11147" calcext:value-type="float">
            <text:p>11147</text:p>
          </table:table-cell>
          <table:table-cell table:style-name="ce4" office:value-type="float" office:value="56886" calcext:value-type="float">
            <text:p>568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28.71" calcext:value-type="float">
            <text:p>128,71</text:p>
          </table:table-cell>
          <table:table-cell office:value-type="float" office:value="0" calcext:value-type="float">
            <text:p>0</text:p>
          </table:table-cell>
          <table:table-cell office:value-type="float" office:value="48.03" calcext:value-type="float">
            <text:p>48,03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.53" calcext:value-type="float">
            <text:p>1899,53</text:p>
          </table:table-cell>
          <table:table-cell office:value-type="float" office:value="700.57" calcext:value-type="float">
            <text:p>700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2.31" calcext:value-type="float">
            <text:p>7782,31</text:p>
          </table:table-cell>
          <table:table-cell office:value-type="float" office:value="0" calcext:value-type="float">
            <text:p>0</text:p>
          </table:table-cell>
          <table:table-cell office:value-type="float" office:value="63.21" calcext:value-type="float">
            <text:p>63,21</text:p>
          </table:table-cell>
          <table:table-cell office:value-type="float" office:value="0" calcext:value-type="float">
            <text:p>0</text:p>
          </table:table-cell>
          <table:table-cell office:value-type="float" office:value="198.07" calcext:value-type="float">
            <text:p>198,07</text:p>
          </table:table-cell>
          <table:table-cell office:value-type="float" office:value="1511.23" calcext:value-type="float">
            <text:p>1511,23</text:p>
          </table:table-cell>
          <table:table-cell office:value-type="float" office:value="0" calcext:value-type="float">
            <text:p>0</text:p>
          </table:table-cell>
          <table:table-cell office:value-type="float" office:value="2276.32" calcext:value-type="float">
            <text:p>2276,32</text:p>
          </table:table-cell>
          <table:table-cell office:value-type="float" office:value="36.62" calcext:value-type="float">
            <text:p>36,62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,1</text:p>
          </table:table-cell>
          <table:table-cell office:value-type="float" office:value="0" calcext:value-type="float">
            <text:p>0</text:p>
          </table:table-cell>
          <table:table-cell office:value-type="float" office:value="56.88" calcext:value-type="float">
            <text:p>56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34" calcext:value-type="float">
            <text:p>9534</text:p>
          </table:table-cell>
          <table:table-cell table:style-name="ce4" office:value-type="float" office:value="45948" calcext:value-type="float">
            <text:p>459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38" calcext:value-type="float">
            <text:p>98,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7.81" calcext:value-type="float">
            <text:p>927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.69" calcext:value-type="float">
            <text:p>18,6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9232" calcext:value-type="float">
            <text:p>9232</text:p>
          </table:table-cell>
          <table:table-cell table:style-name="ce4" office:value-type="float" office:value="46663" calcext:value-type="float">
            <text:p>466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7.82" calcext:value-type="float">
            <text:p>707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16" calcext:value-type="float">
            <text:p>83,16</text:p>
          </table:table-cell>
          <table:table-cell office:value-type="float" office:value="121.08" calcext:value-type="float">
            <text:p>121,08</text:p>
          </table:table-cell>
          <table:table-cell office:value-type="float" office:value="214.35" calcext:value-type="float">
            <text:p>214,35</text:p>
          </table:table-cell>
          <table:table-cell office:value-type="float" office:value="4.35" calcext:value-type="float">
            <text:p>4,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72" calcext:value-type="float">
            <text:p>5,72</text:p>
          </table:table-cell>
          <table:table-cell office:value-type="float" office:value="1880.13" calcext:value-type="float">
            <text:p>1880,13</text:p>
          </table:table-cell>
          <table:table-cell office:value-type="float" office:value="474.26" calcext:value-type="float">
            <text:p>474,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1.8" calcext:value-type="float">
            <text:p>211,8</text:p>
          </table:table-cell>
          <table:table-cell table:style-name="ce4" office:value-type="float" office:value="9829" calcext:value-type="float">
            <text:p>9829</text:p>
          </table:table-cell>
          <table:table-cell table:style-name="ce4" office:value-type="float" office:value="53170" calcext:value-type="float">
            <text:p>531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251.25" calcext:value-type="float">
            <text:p>251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25" calcext:value-type="float">
            <text:p>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48.53" calcext:value-type="float">
            <text:p>48,53</text:p>
          </table:table-cell>
          <table:table-cell office:value-type="float" office:value="0" calcext:value-type="float">
            <text:p>0</text:p>
          </table:table-cell>
          <table:table-cell office:value-type="float" office:value="1046.04" calcext:value-type="float">
            <text:p>1046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3.87" calcext:value-type="float">
            <text:p>443,87</text:p>
          </table:table-cell>
          <table:table-cell office:value-type="float" office:value="39.38" calcext:value-type="float">
            <text:p>39,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21" calcext:value-type="float">
            <text:p>9321</text:p>
          </table:table-cell>
          <table:table-cell table:style-name="ce4" office:value-type="float" office:value="47134" calcext:value-type="float">
            <text:p>471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72.82" calcext:value-type="float">
            <text:p>1572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33" calcext:value-type="float">
            <text:p>90,33</text:p>
          </table:table-cell>
          <table:table-cell office:value-type="float" office:value="0" calcext:value-type="float">
            <text:p>0</text:p>
          </table:table-cell>
          <table:table-cell office:value-type="float" office:value="342.07" calcext:value-type="float">
            <text:p>342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3.44" calcext:value-type="float">
            <text:p>223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07" calcext:value-type="float">
            <text:p>9407</text:p>
          </table:table-cell>
          <table:table-cell table:style-name="ce4" office:value-type="float" office:value="47296" calcext:value-type="float">
            <text:p>472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43.01" calcext:value-type="float">
            <text:p>143,01</text:p>
          </table:table-cell>
          <table:table-cell office:value-type="float" office:value="0" calcext:value-type="float">
            <text:p>0</text:p>
          </table:table-cell>
          <table:table-cell office:value-type="float" office:value="89.92" calcext:value-type="float">
            <text:p>89,92</text:p>
          </table:table-cell>
          <table:table-cell office:value-type="float" office:value="71.85" calcext:value-type="float">
            <text:p>71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.14" calcext:value-type="float">
            <text:p>561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.79" calcext:value-type="float">
            <text:p>78,79</text:p>
          </table:table-cell>
          <table:table-cell office:value-type="float" office:value="163.6" calcext:value-type="float">
            <text:p>16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56" calcext:value-type="float">
            <text:p>63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3" calcext:value-type="float">
            <text:p>177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90" calcext:value-type="float">
            <text:p>9190</text:p>
          </table:table-cell>
          <table:table-cell table:style-name="ce4" office:value-type="float" office:value="47029" calcext:value-type="float">
            <text:p>470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6.41" calcext:value-type="float">
            <text:p>186,41</text:p>
          </table:table-cell>
          <table:table-cell office:value-type="float" office:value="2311.92" calcext:value-type="float">
            <text:p>2311,92</text:p>
          </table:table-cell>
          <table:table-cell office:value-type="float" office:value="1353.83" calcext:value-type="float">
            <text:p>1353,83</text:p>
          </table:table-cell>
          <table:table-cell office:value-type="float" office:value="1492.33" calcext:value-type="float">
            <text:p>1492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99" calcext:value-type="float">
            <text:p>121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4.91" calcext:value-type="float">
            <text:p>1474,91</text:p>
          </table:table-cell>
          <table:table-cell office:value-type="float" office:value="134.44" calcext:value-type="float">
            <text:p>134,44</text:p>
          </table:table-cell>
          <table:table-cell office:value-type="float" office:value="438.22" calcext:value-type="float">
            <text:p>438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.38" calcext:value-type="float">
            <text:p>1145,38</text:p>
          </table:table-cell>
          <table:table-cell office:value-type="float" office:value="0" calcext:value-type="float">
            <text:p>0</text:p>
          </table:table-cell>
          <table:table-cell office:value-type="float" office:value="15.81" calcext:value-type="float">
            <text:p>15,8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224" calcext:value-type="float">
            <text:p>10224</text:p>
          </table:table-cell>
          <table:table-cell table:style-name="ce4" office:value-type="float" office:value="50477" calcext:value-type="float">
            <text:p>504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5.48" calcext:value-type="float">
            <text:p>30195,48</text:p>
          </table:table-cell>
          <table:table-cell office:value-type="float" office:value="0" calcext:value-type="float">
            <text:p>0</text:p>
          </table:table-cell>
          <table:table-cell office:value-type="float" office:value="8451.01" calcext:value-type="float">
            <text:p>8451,01</text:p>
          </table:table-cell>
          <table:table-cell office:value-type="float" office:value="6.29" calcext:value-type="float">
            <text:p>6,29</text:p>
          </table:table-cell>
          <table:table-cell office:value-type="float" office:value="439.65" calcext:value-type="float">
            <text:p>439,65</text:p>
          </table:table-cell>
          <table:table-cell office:value-type="float" office:value="0" calcext:value-type="float">
            <text:p>0</text:p>
          </table:table-cell>
          <table:table-cell office:value-type="float" office:value="433.08" calcext:value-type="float">
            <text:p>433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9" calcext:value-type="float">
            <text:p>4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3.19" calcext:value-type="float">
            <text:p>37493,19</text:p>
          </table:table-cell>
          <table:table-cell office:value-type="float" office:value="0" calcext:value-type="float">
            <text:p>0</text:p>
          </table:table-cell>
          <table:table-cell office:value-type="float" office:value="69.05" calcext:value-type="float">
            <text:p>69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26.95" calcext:value-type="float">
            <text:p>19326,95</text:p>
          </table:table-cell>
          <table:table-cell office:value-type="float" office:value="0" calcext:value-type="float">
            <text:p>0</text:p>
          </table:table-cell>
          <table:table-cell office:value-type="float" office:value="1502.61" calcext:value-type="float">
            <text:p>1502,61</text:p>
          </table:table-cell>
          <table:table-cell office:value-type="float" office:value="302.82" calcext:value-type="float">
            <text:p>302,82</text:p>
          </table:table-cell>
          <table:table-cell office:value-type="float" office:value="0" calcext:value-type="float">
            <text:p>0</text:p>
          </table:table-cell>
          <table:table-cell office:value-type="float" office:value="932.69" calcext:value-type="float">
            <text:p>932,69</text:p>
          </table:table-cell>
          <table:table-cell office:value-type="float" office:value="0" calcext:value-type="float">
            <text:p>0</text:p>
          </table:table-cell>
          <table:table-cell office:value-type="float" office:value="304.83" calcext:value-type="float">
            <text:p>304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170" calcext:value-type="float">
            <text:p>15170</text:p>
          </table:table-cell>
          <table:table-cell table:style-name="ce4" office:value-type="float" office:value="77126" calcext:value-type="float">
            <text:p>77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office:value-type="float" office:value="87.97" calcext:value-type="float">
            <text:p>87,97</text:p>
          </table:table-cell>
          <table:table-cell office:value-type="float" office:value="346.76" calcext:value-type="float">
            <text:p>346,76</text:p>
          </table:table-cell>
          <table:table-cell office:value-type="float" office:value="0" calcext:value-type="float">
            <text:p>0</text:p>
          </table:table-cell>
          <table:table-cell office:value-type="float" office:value="502.77" calcext:value-type="float">
            <text:p>502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734.83" calcext:value-type="float">
            <text:p>734,83</text:p>
          </table:table-cell>
          <table:table-cell office:value-type="float" office:value="138.59" calcext:value-type="float">
            <text:p>138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7" calcext:value-type="float">
            <text:p>47,57</text:p>
          </table:table-cell>
          <table:table-cell office:value-type="float" office:value="0" calcext:value-type="float">
            <text:p>0</text:p>
          </table:table-cell>
          <table:table-cell office:value-type="float" office:value="31.81" calcext:value-type="float">
            <text:p>31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14" calcext:value-type="float">
            <text:p>106,14</text:p>
          </table:table-cell>
          <table:table-cell office:value-type="float" office:value="386.19" calcext:value-type="float">
            <text:p>386,19</text:p>
          </table:table-cell>
          <table:table-cell office:value-type="float" office:value="282.26" calcext:value-type="float">
            <text:p>282,26</text:p>
          </table:table-cell>
          <table:table-cell office:value-type="float" office:value="358.36" calcext:value-type="float">
            <text:p>358,36</text:p>
          </table:table-cell>
          <table:table-cell office:value-type="float" office:value="0" calcext:value-type="float">
            <text:p>0</text:p>
          </table:table-cell>
          <table:table-cell office:value-type="float" office:value="36.34" calcext:value-type="float">
            <text:p>36,34</text:p>
          </table:table-cell>
          <table:table-cell office:value-type="float" office:value="0" calcext:value-type="float">
            <text:p>0</text:p>
          </table:table-cell>
          <table:table-cell office:value-type="float" office:value="33.17" calcext:value-type="float">
            <text:p>33,17</text:p>
          </table:table-cell>
          <table:table-cell office:value-type="float" office:value="215.89" calcext:value-type="float">
            <text:p>215,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70" calcext:value-type="float">
            <text:p>9470</text:p>
          </table:table-cell>
          <table:table-cell table:style-name="ce4" office:value-type="float" office:value="47770" calcext:value-type="float">
            <text:p>477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.92" calcext:value-type="float">
            <text:p>254,92</text:p>
          </table:table-cell>
          <table:table-cell office:value-type="float" office:value="0" calcext:value-type="float">
            <text:p>0</text:p>
          </table:table-cell>
          <table:table-cell office:value-type="float" office:value="90.2" calcext:value-type="float">
            <text:p>90,2</text:p>
          </table:table-cell>
          <table:table-cell office:value-type="float" office:value="0" calcext:value-type="float">
            <text:p>0</text:p>
          </table:table-cell>
          <table:table-cell office:value-type="float" office:value="235.46" calcext:value-type="float">
            <text:p>235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.98" calcext:value-type="float">
            <text:p>64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.28" calcext:value-type="float">
            <text:p>239,28</text:p>
          </table:table-cell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67" calcext:value-type="float">
            <text:p>61,67</text:p>
          </table:table-cell>
          <table:table-cell office:value-type="float" office:value="54.46" calcext:value-type="float">
            <text:p>54,46</text:p>
          </table:table-cell>
          <table:table-cell office:value-type="float" office:value="0" calcext:value-type="float">
            <text:p>0</text:p>
          </table:table-cell>
          <table:table-cell office:value-type="float" office:value="915.6" calcext:value-type="float">
            <text:p>915,6</text:p>
          </table:table-cell>
          <table:table-cell office:value-type="float" office:value="18.84" calcext:value-type="float">
            <text:p>18,84</text:p>
          </table:table-cell>
          <table:table-cell office:value-type="float" office:value="212.94" calcext:value-type="float">
            <text:p>212,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43" calcext:value-type="float">
            <text:p>9143</text:p>
          </table:table-cell>
          <table:table-cell table:style-name="ce4" office:value-type="float" office:value="43052" calcext:value-type="float">
            <text:p>430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57.22" calcext:value-type="float">
            <text:p>3557,22</text:p>
          </table:table-cell>
          <table:table-cell office:value-type="float" office:value="3.98" calcext:value-type="float">
            <text:p>3,98</text:p>
          </table:table-cell>
          <table:table-cell office:value-type="float" office:value="7201.55" calcext:value-type="float">
            <text:p>7201,55</text:p>
          </table:table-cell>
          <table:table-cell office:value-type="float" office:value="179.39" calcext:value-type="float">
            <text:p>179,39</text:p>
          </table:table-cell>
          <table:table-cell office:value-type="float" office:value="0" calcext:value-type="float">
            <text:p>0</text:p>
          </table:table-cell>
          <table:table-cell office:value-type="float" office:value="30500.9" calcext:value-type="float">
            <text:p>30500,9</text:p>
          </table:table-cell>
          <table:table-cell office:value-type="float" office:value="2557.08" calcext:value-type="float">
            <text:p>2557,08</text:p>
          </table:table-cell>
          <table:table-cell office:value-type="float" office:value="111.19" calcext:value-type="float">
            <text:p>111,19</text:p>
          </table:table-cell>
          <table:table-cell office:value-type="float" office:value="-422.26" calcext:value-type="float">
            <text:p>-422,26</text:p>
          </table:table-cell>
          <table:table-cell office:value-type="float" office:value="0" calcext:value-type="float">
            <text:p>0</text:p>
          </table:table-cell>
          <table:table-cell office:value-type="float" office:value="71.77" calcext:value-type="float">
            <text:p>71,77</text:p>
          </table:table-cell>
          <table:table-cell office:value-type="float" office:value="41.21" calcext:value-type="float">
            <text:p>41,21</text:p>
          </table:table-cell>
          <table:table-cell office:value-type="float" office:value="39923.85" calcext:value-type="float">
            <text:p>39923,85</text:p>
          </table:table-cell>
          <table:table-cell office:value-type="float" office:value="4.22" calcext:value-type="float">
            <text:p>4,22</text:p>
          </table:table-cell>
          <table:table-cell office:value-type="float" office:value="0" calcext:value-type="float">
            <text:p>0</text:p>
          </table:table-cell>
          <table:table-cell office:value-type="float" office:value="50.57" calcext:value-type="float">
            <text:p>50,57</text:p>
          </table:table-cell>
          <table:table-cell office:value-type="float" office:value="0" calcext:value-type="float">
            <text:p>0</text:p>
          </table:table-cell>
          <table:table-cell office:value-type="float" office:value="850.38" calcext:value-type="float">
            <text:p>850,38</text:p>
          </table:table-cell>
          <table:table-cell office:value-type="float" office:value="6688.92" calcext:value-type="float">
            <text:p>6688,92</text:p>
          </table:table-cell>
          <table:table-cell office:value-type="float" office:value="7705.61" calcext:value-type="float">
            <text:p>7705,61</text:p>
          </table:table-cell>
          <table:table-cell office:value-type="float" office:value="6155" calcext:value-type="float">
            <text:p>6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.91" calcext:value-type="float">
            <text:p>749,91</text:p>
          </table:table-cell>
          <table:table-cell office:value-type="float" office:value="0" calcext:value-type="float">
            <text:p>0</text:p>
          </table:table-cell>
          <table:table-cell office:value-type="float" office:value="215.94" calcext:value-type="float">
            <text:p>215,94</text:p>
          </table:table-cell>
          <table:table-cell office:value-type="float" office:value="0" calcext:value-type="float">
            <text:p>0</text:p>
          </table:table-cell>
          <table:table-cell office:value-type="float" office:value="4.37" calcext:value-type="float">
            <text:p>4,37</text:p>
          </table:table-cell>
          <table:table-cell office:value-type="float" office:value="430.97" calcext:value-type="float">
            <text:p>430,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935" calcext:value-type="float">
            <text:p>18935</text:p>
          </table:table-cell>
          <table:table-cell table:style-name="ce4" office:value-type="float" office:value="106133" calcext:value-type="float">
            <text:p>1061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3.58" calcext:value-type="float">
            <text:p>293,58</text:p>
          </table:table-cell>
          <table:table-cell office:value-type="float" office:value="54.95" calcext:value-type="float">
            <text:p>54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.07" calcext:value-type="float">
            <text:p>144,07</text:p>
          </table:table-cell>
          <table:table-cell office:value-type="float" office:value="35.38" calcext:value-type="float">
            <text:p>35,38</text:p>
          </table:table-cell>
          <table:table-cell office:value-type="float" office:value="0" calcext:value-type="float">
            <text:p>0</text:p>
          </table:table-cell>
          <table:table-cell office:value-type="float" office:value="142.01" calcext:value-type="float">
            <text:p>142,01</text:p>
          </table:table-cell>
          <table:table-cell office:value-type="float" office:value="377.39" calcext:value-type="float">
            <text:p>377,39</text:p>
          </table:table-cell>
          <table:table-cell office:value-type="float" office:value="30.85" calcext:value-type="float">
            <text:p>30,85</text:p>
          </table:table-cell>
          <table:table-cell office:value-type="float" office:value="234.61" calcext:value-type="float">
            <text:p>23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19" calcext:value-type="float">
            <text:p>66,19</text:p>
          </table:table-cell>
          <table:table-cell office:value-type="float" office:value="0" calcext:value-type="float">
            <text:p>0</text:p>
          </table:table-cell>
          <table:table-cell office:value-type="float" office:value="26.89" calcext:value-type="float">
            <text:p>26,89</text:p>
          </table:table-cell>
          <table:table-cell office:value-type="float" office:value="746.64" calcext:value-type="float">
            <text:p>746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82" calcext:value-type="float">
            <text:p>69,82</text:p>
          </table:table-cell>
          <table:table-cell office:value-type="float" office:value="5.31" calcext:value-type="float">
            <text:p>5,31</text:p>
          </table:table-cell>
          <table:table-cell office:value-type="float" office:value="84.74" calcext:value-type="float">
            <text:p>84,74</text:p>
          </table:table-cell>
          <table:table-cell table:style-name="ce4" office:value-type="float" office:value="9252" calcext:value-type="float">
            <text:p>9252</text:p>
          </table:table-cell>
          <table:table-cell table:style-name="ce4" office:value-type="float" office:value="47486" calcext:value-type="float">
            <text:p>474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08" calcext:value-type="float">
            <text:p>7,08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,25</text:p>
          </table:table-cell>
          <table:table-cell office:value-type="float" office:value="82.35" calcext:value-type="float">
            <text:p>82,35</text:p>
          </table:table-cell>
          <table:table-cell office:value-type="float" office:value="0" calcext:value-type="float">
            <text:p>0</text:p>
          </table:table-cell>
          <table:table-cell office:value-type="float" office:value="104.8" calcext:value-type="float">
            <text:p>104,8</text:p>
          </table:table-cell>
          <table:table-cell office:value-type="float" office:value="56.02" calcext:value-type="float">
            <text:p>56,02</text:p>
          </table:table-cell>
          <table:table-cell office:value-type="float" office:value="3.96" calcext:value-type="float">
            <text:p>3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4" calcext:value-type="float">
            <text:p>78,54</text:p>
          </table:table-cell>
          <table:table-cell office:value-type="float" office:value="321.99" calcext:value-type="float">
            <text:p>321,99</text:p>
          </table:table-cell>
          <table:table-cell office:value-type="float" office:value="645.58" calcext:value-type="float">
            <text:p>645,58</text:p>
          </table:table-cell>
          <table:table-cell office:value-type="float" office:value="189.36" calcext:value-type="float">
            <text:p>189,36</text:p>
          </table:table-cell>
          <table:table-cell office:value-type="float" office:value="0" calcext:value-type="float">
            <text:p>0</text:p>
          </table:table-cell>
          <table:table-cell office:value-type="float" office:value="317.35" calcext:value-type="float">
            <text:p>317,35</text:p>
          </table:table-cell>
          <table:table-cell office:value-type="float" office:value="0" calcext:value-type="float">
            <text:p>0</text:p>
          </table:table-cell>
          <table:table-cell office:value-type="float" office:value="119.97" calcext:value-type="float">
            <text:p>119,97</text:p>
          </table:table-cell>
          <table:table-cell office:value-type="float" office:value="814.81" calcext:value-type="float">
            <text:p>814,81</text:p>
          </table:table-cell>
          <table:table-cell office:value-type="float" office:value="3322.78" calcext:value-type="float">
            <text:p>3322,78</text:p>
          </table:table-cell>
          <table:table-cell office:value-type="float" office:value="316.16" calcext:value-type="float">
            <text:p>316,16</text:p>
          </table:table-cell>
          <table:table-cell office:value-type="float" office:value="0" calcext:value-type="float">
            <text:p>0</text:p>
          </table:table-cell>
          <table:table-cell office:value-type="float" office:value="163.26" calcext:value-type="float">
            <text:p>163,26</text:p>
          </table:table-cell>
          <table:table-cell office:value-type="float" office:value="365.62" calcext:value-type="float">
            <text:p>365,62</text:p>
          </table:table-cell>
          <table:table-cell office:value-type="float" office:value="0" calcext:value-type="float">
            <text:p>0</text:p>
          </table:table-cell>
          <table:table-cell office:value-type="float" office:value="429.56" calcext:value-type="float">
            <text:p>429,56</text:p>
          </table:table-cell>
          <table:table-cell office:value-type="float" office:value="0" calcext:value-type="float">
            <text:p>0</text:p>
          </table:table-cell>
          <table:table-cell office:value-type="float" office:value="186.75" calcext:value-type="float">
            <text:p>186,75</text:p>
          </table:table-cell>
          <table:table-cell office:value-type="float" office:value="0" calcext:value-type="float">
            <text:p>0</text:p>
          </table:table-cell>
          <table:table-cell office:value-type="float" office:value="302.62" calcext:value-type="float">
            <text:p>302,62</text:p>
          </table:table-cell>
          <table:table-cell table:style-name="ce4" office:value-type="float" office:value="9602" calcext:value-type="float">
            <text:p>9602</text:p>
          </table:table-cell>
          <table:table-cell table:style-name="ce4" office:value-type="float" office:value="48822" calcext:value-type="float">
            <text:p>488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2.39" calcext:value-type="float">
            <text:p>252,39</text:p>
          </table:table-cell>
          <table:table-cell office:value-type="float" office:value="0" calcext:value-type="float">
            <text:p>0</text:p>
          </table:table-cell>
          <table:table-cell office:value-type="float" office:value="69.21" calcext:value-type="float">
            <text:p>69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92" calcext:value-type="float">
            <text:p>15,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7.96" calcext:value-type="float">
            <text:p>467,9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94" calcext:value-type="float">
            <text:p>9194</text:p>
          </table:table-cell>
          <table:table-cell table:style-name="ce4" office:value-type="float" office:value="46600" calcext:value-type="float">
            <text:p>466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.73" calcext:value-type="float">
            <text:p>87,73</text:p>
          </table:table-cell>
          <table:table-cell office:value-type="float" office:value="8320.95" calcext:value-type="float">
            <text:p>8320,95</text:p>
          </table:table-cell>
          <table:table-cell office:value-type="float" office:value="30.86" calcext:value-type="float">
            <text:p>30,86</text:p>
          </table:table-cell>
          <table:table-cell office:value-type="float" office:value="4608.84" calcext:value-type="float">
            <text:p>4608,84</text:p>
          </table:table-cell>
          <table:table-cell office:value-type="float" office:value="2360.58" calcext:value-type="float">
            <text:p>2360,58</text:p>
          </table:table-cell>
          <table:table-cell office:value-type="float" office:value="0" calcext:value-type="float">
            <text:p>0</text:p>
          </table:table-cell>
          <table:table-cell office:value-type="float" office:value="327.6" calcext:value-type="float">
            <text:p>327,6</text:p>
          </table:table-cell>
          <table:table-cell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office:value-type="float" office:value="0" calcext:value-type="float">
            <text:p>0</text:p>
          </table:table-cell>
          <table:table-cell office:value-type="float" office:value="141.64" calcext:value-type="float">
            <text:p>141,64</text:p>
          </table:table-cell>
          <table:table-cell office:value-type="float" office:value="14414.4" calcext:value-type="float">
            <text:p>14414,4</text:p>
          </table:table-cell>
          <table:table-cell office:value-type="float" office:value="0" calcext:value-type="float">
            <text:p>0</text:p>
          </table:table-cell>
          <table:table-cell office:value-type="float" office:value="17538.15" calcext:value-type="float">
            <text:p>17538,15</text:p>
          </table:table-cell>
          <table:table-cell office:value-type="float" office:value="0" calcext:value-type="float">
            <text:p>0</text:p>
          </table:table-cell>
          <table:table-cell office:value-type="float" office:value="658.58" calcext:value-type="float">
            <text:p>658,5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94.54" calcext:value-type="float">
            <text:p>94,54</text:p>
          </table:table-cell>
          <table:table-cell office:value-type="float" office:value="6241.36" calcext:value-type="float">
            <text:p>6241,36</text:p>
          </table:table-cell>
          <table:table-cell office:value-type="float" office:value="6115.25" calcext:value-type="float">
            <text:p>6115,25</text:p>
          </table:table-cell>
          <table:table-cell office:value-type="float" office:value="0" calcext:value-type="float">
            <text:p>0</text:p>
          </table:table-cell>
          <table:table-cell office:value-type="float" office:value="523.23" calcext:value-type="float">
            <text:p>523,23</text:p>
          </table:table-cell>
          <table:table-cell office:value-type="float" office:value="0" calcext:value-type="float">
            <text:p>0</text:p>
          </table:table-cell>
          <table:table-cell office:value-type="float" office:value="352.58" calcext:value-type="float">
            <text:p>352,58</text:p>
          </table:table-cell>
          <table:table-cell office:value-type="float" office:value="0" calcext:value-type="float">
            <text:p>0</text:p>
          </table:table-cell>
          <table:table-cell office:value-type="float" office:value="514.54" calcext:value-type="float">
            <text:p>514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750" calcext:value-type="float">
            <text:p>13750</text:p>
          </table:table-cell>
          <table:table-cell table:style-name="ce4" office:value-type="float" office:value="68448" calcext:value-type="float">
            <text:p>684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.05" calcext:value-type="float">
            <text:p>41,05</text:p>
          </table:table-cell>
          <table:table-cell office:value-type="float" office:value="250.96" calcext:value-type="float">
            <text:p>250,96</text:p>
          </table:table-cell>
          <table:table-cell office:value-type="float" office:value="371.56" calcext:value-type="float">
            <text:p>371,56</text:p>
          </table:table-cell>
          <table:table-cell office:value-type="float" office:value="0" calcext:value-type="float">
            <text:p>0</text:p>
          </table:table-cell>
          <table:table-cell office:value-type="float" office:value="1001.5" calcext:value-type="float">
            <text:p>1001,5</text:p>
          </table:table-cell>
          <table:table-cell office:value-type="float" office:value="0" calcext:value-type="float">
            <text:p>0</text:p>
          </table:table-cell>
          <table:table-cell office:value-type="float" office:value="21.16" calcext:value-type="float">
            <text:p>21,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1.06" calcext:value-type="float">
            <text:p>31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59" calcext:value-type="float">
            <text:p>44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.29" calcext:value-type="float">
            <text:p>176,29</text:p>
          </table:table-cell>
          <table:table-cell table:style-name="ce4" office:value-type="float" office:value="9426" calcext:value-type="float">
            <text:p>9426</text:p>
          </table:table-cell>
          <table:table-cell table:style-name="ce4" office:value-type="float" office:value="47522" calcext:value-type="float">
            <text:p>475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,7</text:p>
          </table:table-cell>
          <table:table-cell office:value-type="float" office:value="388.98" calcext:value-type="float">
            <text:p>388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43.02" calcext:value-type="float">
            <text:p>43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9.77" calcext:value-type="float">
            <text:p>219,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5.9" calcext:value-type="float">
            <text:p>45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08" calcext:value-type="float">
            <text:p>9208</text:p>
          </table:table-cell>
          <table:table-cell table:style-name="ce4" office:value-type="float" office:value="46346" calcext:value-type="float">
            <text:p>463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88.68" calcext:value-type="float">
            <text:p>6388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.17" calcext:value-type="float">
            <text:p>2958,17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10212" calcext:value-type="float">
            <text:p>10212</text:p>
          </table:table-cell>
          <table:table-cell table:style-name="ce4" office:value-type="float" office:value="51416" calcext:value-type="float">
            <text:p>514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.16" calcext:value-type="float">
            <text:p>94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21.75" calcext:value-type="float">
            <text:p>75421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7.98" calcext:value-type="float">
            <text:p>-487,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12.93" calcext:value-type="float">
            <text:p>612,93</text:p>
          </table:table-cell>
          <table:table-cell office:value-type="float" office:value="0" calcext:value-type="float">
            <text:p>0</text:p>
          </table:table-cell>
          <table:table-cell office:value-type="float" office:value="88544.83" calcext:value-type="float">
            <text:p>88544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99" calcext:value-type="float">
            <text:p>-157,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8298" calcext:value-type="float">
            <text:p>18298</text:p>
          </table:table-cell>
          <table:table-cell table:style-name="ce4" office:value-type="float" office:value="37274" calcext:value-type="float">
            <text:p>372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139.7" calcext:value-type="float">
            <text:p>40139,7</text:p>
          </table:table-cell>
          <table:table-cell office:value-type="float" office:value="402.3" calcext:value-type="float">
            <text:p>402,3</text:p>
          </table:table-cell>
          <table:table-cell office:value-type="float" office:value="14.04" calcext:value-type="float">
            <text:p>14,04</text:p>
          </table:table-cell>
          <table:table-cell office:value-type="float" office:value="221.2" calcext:value-type="float">
            <text:p>221,2</text:p>
          </table:table-cell>
          <table:table-cell office:value-type="float" office:value="0" calcext:value-type="float">
            <text:p>0</text:p>
          </table:table-cell>
          <table:table-cell office:value-type="float" office:value="523.09" calcext:value-type="float">
            <text:p>523,09</text:p>
          </table:table-cell>
          <table:table-cell office:value-type="float" office:value="647.02" calcext:value-type="float">
            <text:p>647,02</text:p>
          </table:table-cell>
          <table:table-cell office:value-type="float" office:value="1957.98" calcext:value-type="float">
            <text:p>1957,98</text:p>
          </table:table-cell>
          <table:table-cell office:value-type="float" office:value="1675.51" calcext:value-type="float">
            <text:p>1675,51</text:p>
          </table:table-cell>
          <table:table-cell office:value-type="float" office:value="0" calcext:value-type="float">
            <text:p>0</text:p>
          </table:table-cell>
          <table:table-cell office:value-type="float" office:value="1042.11" calcext:value-type="float">
            <text:p>1042,11</text:p>
          </table:table-cell>
          <table:table-cell office:value-type="float" office:value="685.34" calcext:value-type="float">
            <text:p>685,34</text:p>
          </table:table-cell>
          <table:table-cell office:value-type="float" office:value="0" calcext:value-type="float">
            <text:p>0</text:p>
          </table:table-cell>
          <table:table-cell office:value-type="float" office:value="354.37" calcext:value-type="float">
            <text:p>354,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.29" calcext:value-type="float">
            <text:p>118,29</text:p>
          </table:table-cell>
          <table:table-cell office:value-type="float" office:value="25238.21" calcext:value-type="float">
            <text:p>25238,21</text:p>
          </table:table-cell>
          <table:table-cell office:value-type="float" office:value="168.16" calcext:value-type="float">
            <text:p>16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.06" calcext:value-type="float">
            <text:p>1007,06</text:p>
          </table:table-cell>
          <table:table-cell office:value-type="float" office:value="0" calcext:value-type="float">
            <text:p>0</text:p>
          </table:table-cell>
          <table:table-cell office:value-type="float" office:value="854.74" calcext:value-type="float">
            <text:p>854,74</text:p>
          </table:table-cell>
          <table:table-cell office:value-type="float" office:value="0" calcext:value-type="float">
            <text:p>0</text:p>
          </table:table-cell>
          <table:table-cell office:value-type="float" office:value="210.17" calcext:value-type="float">
            <text:p>210,17</text:p>
          </table:table-cell>
          <table:table-cell office:value-type="float" office:value="0" calcext:value-type="float">
            <text:p>0</text:p>
          </table:table-cell>
          <table:table-cell office:value-type="float" office:value="480.39" calcext:value-type="float">
            <text:p>480,39</text:p>
          </table:table-cell>
          <table:table-cell table:style-name="ce4" office:value-type="float" office:value="16681" calcext:value-type="float">
            <text:p>16681</text:p>
          </table:table-cell>
          <table:table-cell table:style-name="ce4" office:value-type="float" office:value="80408" calcext:value-type="float">
            <text:p>804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0.95" calcext:value-type="float">
            <text:p>420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office:value-type="float" office:value="0" calcext:value-type="float">
            <text:p>0</text:p>
          </table:table-cell>
          <table:table-cell office:value-type="float" office:value="7.81" calcext:value-type="float">
            <text:p>7,81</text:p>
          </table:table-cell>
          <table:table-cell office:value-type="float" office:value="0" calcext:value-type="float">
            <text:p>0</text:p>
          </table:table-cell>
          <table:table-cell office:value-type="float" office:value="71.39" calcext:value-type="float">
            <text:p>71,39</text:p>
          </table:table-cell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office:value-type="float" office:value="64.46" calcext:value-type="float">
            <text:p>6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109.12" calcext:value-type="float">
            <text:p>109,12</text:p>
          </table:table-cell>
          <table:table-cell office:value-type="float" office:value="1453.57" calcext:value-type="float">
            <text:p>145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9" calcext:value-type="float">
            <text:p>112,9</text:p>
          </table:table-cell>
          <table:table-cell office:value-type="float" office:value="0" calcext:value-type="float">
            <text:p>0</text:p>
          </table:table-cell>
          <table:table-cell office:value-type="float" office:value="215.94" calcext:value-type="float">
            <text:p>215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2" calcext:value-type="float">
            <text:p>56,72</text:p>
          </table:table-cell>
          <table:table-cell table:style-name="ce4" office:value-type="float" office:value="9285" calcext:value-type="float">
            <text:p>9285</text:p>
          </table:table-cell>
          <table:table-cell table:style-name="ce4" office:value-type="float" office:value="46515" calcext:value-type="float">
            <text:p>465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4.67" calcext:value-type="float">
            <text:p>644,67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12" calcext:value-type="float">
            <text:p>44,12</text:p>
          </table:table-cell>
          <table:table-cell office:value-type="float" office:value="86.24" calcext:value-type="float">
            <text:p>86,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06.81" calcext:value-type="float">
            <text:p>4506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.5" calcext:value-type="float">
            <text:p>396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67" calcext:value-type="float">
            <text:p>9267</text:p>
          </table:table-cell>
          <table:table-cell table:style-name="ce4" office:value-type="float" office:value="45205" calcext:value-type="float">
            <text:p>452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19.94" calcext:value-type="float">
            <text:p>519,9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86.96" calcext:value-type="float">
            <text:p>386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233" calcext:value-type="float">
            <text:p>9233</text:p>
          </table:table-cell>
          <table:table-cell table:style-name="ce4" office:value-type="float" office:value="46563" calcext:value-type="float">
            <text:p>465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1927.34" calcext:value-type="float">
            <text:p>61927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4" calcext:value-type="float">
            <text:p>44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69" calcext:value-type="float">
            <text:p>164,69</text:p>
          </table:table-cell>
          <table:table-cell office:value-type="float" office:value="0" calcext:value-type="float">
            <text:p>0</text:p>
          </table:table-cell>
          <table:table-cell office:value-type="float" office:value="1427.39" calcext:value-type="float">
            <text:p>1427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2" calcext:value-type="float">
            <text:p>65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9.72" calcext:value-type="float">
            <text:p>1129,72</text:p>
          </table:table-cell>
          <table:table-cell office:value-type="float" office:value="0" calcext:value-type="float">
            <text:p>0</text:p>
          </table:table-cell>
          <table:table-cell office:value-type="float" office:value="109483.01" calcext:value-type="float">
            <text:p>109483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92" calcext:value-type="float">
            <text:p>267,92</text:p>
          </table:table-cell>
          <table:table-cell office:value-type="float" office:value="0" calcext:value-type="float">
            <text:p>0</text:p>
          </table:table-cell>
          <table:table-cell office:value-type="float" office:value="3407.46" calcext:value-type="float">
            <text:p>3407,46</text:p>
          </table:table-cell>
          <table:table-cell office:value-type="float" office:value="0" calcext:value-type="float">
            <text:p>0</text:p>
          </table:table-cell>
          <table:table-cell office:value-type="float" office:value="54.41" calcext:value-type="float">
            <text:p>54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8192" calcext:value-type="float">
            <text:p>18192</text:p>
          </table:table-cell>
          <table:table-cell table:style-name="ce4" office:value-type="float" office:value="70671" calcext:value-type="float">
            <text:p>706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.95" calcext:value-type="float">
            <text:p>62,95</text:p>
          </table:table-cell>
          <table:table-cell office:value-type="float" office:value="161.59" calcext:value-type="float">
            <text:p>161,59</text:p>
          </table:table-cell>
          <table:table-cell office:value-type="float" office:value="988.58" calcext:value-type="float">
            <text:p>988,58</text:p>
          </table:table-cell>
          <table:table-cell office:value-type="float" office:value="356.06" calcext:value-type="float">
            <text:p>356,06</text:p>
          </table:table-cell>
          <table:table-cell office:value-type="float" office:value="82.85" calcext:value-type="float">
            <text:p>82,85</text:p>
          </table:table-cell>
          <table:table-cell office:value-type="float" office:value="1244.37" calcext:value-type="float">
            <text:p>1244,37</text:p>
          </table:table-cell>
          <table:table-cell office:value-type="float" office:value="261.94" calcext:value-type="float">
            <text:p>261,94</text:p>
          </table:table-cell>
          <table:table-cell office:value-type="float" office:value="127.6" calcext:value-type="float">
            <text:p>12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6" calcext:value-type="float">
            <text:p>182,6</text:p>
          </table:table-cell>
          <table:table-cell office:value-type="float" office:value="0" calcext:value-type="float">
            <text:p>0</text:p>
          </table:table-cell>
          <table:table-cell office:value-type="float" office:value="1752.08" calcext:value-type="float">
            <text:p>1752,08</text:p>
          </table:table-cell>
          <table:table-cell office:value-type="float" office:value="107.6" calcext:value-type="float">
            <text:p>107,6</text:p>
          </table:table-cell>
          <table:table-cell office:value-type="float" office:value="0" calcext:value-type="float">
            <text:p>0</text:p>
          </table:table-cell>
          <table:table-cell office:value-type="float" office:value="158.15" calcext:value-type="float">
            <text:p>158,15</text:p>
          </table:table-cell>
          <table:table-cell office:value-type="float" office:value="0" calcext:value-type="float">
            <text:p>0</text:p>
          </table:table-cell>
          <table:table-cell office:value-type="float" office:value="56.61" calcext:value-type="float">
            <text:p>56,61</text:p>
          </table:table-cell>
          <table:table-cell office:value-type="float" office:value="0" calcext:value-type="float">
            <text:p>0</text:p>
          </table:table-cell>
          <table:table-cell office:value-type="float" office:value="339.51" calcext:value-type="float">
            <text:p>339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57" calcext:value-type="float">
            <text:p>142,57</text:p>
          </table:table-cell>
          <table:table-cell office:value-type="float" office:value="19.46" calcext:value-type="float">
            <text:p>19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34" calcext:value-type="float">
            <text:p>9734</text:p>
          </table:table-cell>
          <table:table-cell table:style-name="ce4" office:value-type="float" office:value="49345" calcext:value-type="float">
            <text:p>493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1.26" calcext:value-type="float">
            <text:p>1721,26</text:p>
          </table:table-cell>
          <table:table-cell office:value-type="float" office:value="0" calcext:value-type="float">
            <text:p>0</text:p>
          </table:table-cell>
          <table:table-cell office:value-type="float" office:value="23064.44" calcext:value-type="float">
            <text:p>23064,44</text:p>
          </table:table-cell>
          <table:table-cell office:value-type="float" office:value="46.36" calcext:value-type="float">
            <text:p>46,36</text:p>
          </table:table-cell>
          <table:table-cell office:value-type="float" office:value="0" calcext:value-type="float">
            <text:p>0</text:p>
          </table:table-cell>
          <table:table-cell office:value-type="float" office:value="3281.7" calcext:value-type="float">
            <text:p>3281,7</text:p>
          </table:table-cell>
          <table:table-cell office:value-type="float" office:value="267.76" calcext:value-type="float">
            <text:p>267,76</text:p>
          </table:table-cell>
          <table:table-cell office:value-type="float" office:value="0" calcext:value-type="float">
            <text:p>0</text:p>
          </table:table-cell>
          <table:table-cell office:value-type="float" office:value="647.11" calcext:value-type="float">
            <text:p>647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.12" calcext:value-type="float">
            <text:p>1159,12</text:p>
          </table:table-cell>
          <table:table-cell office:value-type="float" office:value="732.68" calcext:value-type="float">
            <text:p>732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2.61" calcext:value-type="float">
            <text:p>29962,61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,4</text:p>
          </table:table-cell>
          <table:table-cell office:value-type="float" office:value="0" calcext:value-type="float">
            <text:p>0</text:p>
          </table:table-cell>
          <table:table-cell office:value-type="float" office:value="303.77" calcext:value-type="float">
            <text:p>303,77</text:p>
          </table:table-cell>
          <table:table-cell office:value-type="float" office:value="1652.39" calcext:value-type="float">
            <text:p>1652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.62" calcext:value-type="float">
            <text:p>625,62</text:p>
          </table:table-cell>
          <table:table-cell office:value-type="float" office:value="0" calcext:value-type="float">
            <text:p>0</text:p>
          </table:table-cell>
          <table:table-cell office:value-type="float" office:value="549.01" calcext:value-type="float">
            <text:p>549,01</text:p>
          </table:table-cell>
          <table:table-cell office:value-type="float" office:value="0" calcext:value-type="float">
            <text:p>0</text:p>
          </table:table-cell>
          <table:table-cell office:value-type="float" office:value="114.44" calcext:value-type="float">
            <text:p>114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468" calcext:value-type="float">
            <text:p>13468</text:p>
          </table:table-cell>
          <table:table-cell table:style-name="ce4" office:value-type="float" office:value="67692" calcext:value-type="float">
            <text:p>6769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95.24" calcext:value-type="float">
            <text:p>10695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4" calcext:value-type="float">
            <text:p>57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99" calcext:value-type="float">
            <text:p>182,9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606.07" calcext:value-type="float">
            <text:p>2606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854" calcext:value-type="float">
            <text:p>10854</text:p>
          </table:table-cell>
          <table:table-cell table:style-name="ce4" office:value-type="float" office:value="61469" calcext:value-type="float">
            <text:p>614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704.07" calcext:value-type="float">
            <text:p>704,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.33" calcext:value-type="float">
            <text:p>100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9" calcext:value-type="float">
            <text:p>30,59</text:p>
          </table:table-cell>
          <table:table-cell office:value-type="float" office:value="1799.56" calcext:value-type="float">
            <text:p>1799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58" calcext:value-type="float">
            <text:p>9458</text:p>
          </table:table-cell>
          <table:table-cell table:style-name="ce4" office:value-type="float" office:value="48701" calcext:value-type="float">
            <text:p>487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7.13" calcext:value-type="float">
            <text:p>187,13</text:p>
          </table:table-cell>
          <table:table-cell office:value-type="float" office:value="0" calcext:value-type="float">
            <text:p>0</text:p>
          </table:table-cell>
          <table:table-cell office:value-type="float" office:value="4258.95" calcext:value-type="float">
            <text:p>4258,95</text:p>
          </table:table-cell>
          <table:table-cell office:value-type="float" office:value="356.1" calcext:value-type="float">
            <text:p>356,1</text:p>
          </table:table-cell>
          <table:table-cell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1051.68" calcext:value-type="float">
            <text:p>1051,68</text:p>
          </table:table-cell>
          <table:table-cell office:value-type="float" office:value="39.96" calcext:value-type="float">
            <text:p>39,96</text:p>
          </table:table-cell>
          <table:table-cell office:value-type="float" office:value="18.29" calcext:value-type="float">
            <text:p>18,29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,53</text:p>
          </table:table-cell>
          <table:table-cell office:value-type="float" office:value="284.87" calcext:value-type="float">
            <text:p>284,87</text:p>
          </table:table-cell>
          <table:table-cell office:value-type="float" office:value="889.08" calcext:value-type="float">
            <text:p>889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7.3" calcext:value-type="float">
            <text:p>1187,3</text:p>
          </table:table-cell>
          <table:table-cell office:value-type="float" office:value="0" calcext:value-type="float">
            <text:p>0</text:p>
          </table:table-cell>
          <table:table-cell office:value-type="float" office:value="20.75" calcext:value-type="float">
            <text:p>20,75</text:p>
          </table:table-cell>
          <table:table-cell office:value-type="float" office:value="0" calcext:value-type="float">
            <text:p>0</text:p>
          </table:table-cell>
          <table:table-cell office:value-type="float" office:value="84.88" calcext:value-type="float">
            <text:p>84,88</text:p>
          </table:table-cell>
          <table:table-cell office:value-type="float" office:value="179.16" calcext:value-type="float">
            <text:p>179,16</text:p>
          </table:table-cell>
          <table:table-cell office:value-type="float" office:value="0" calcext:value-type="float">
            <text:p>0</text:p>
          </table:table-cell>
          <table:table-cell office:value-type="float" office:value="233.28" calcext:value-type="float">
            <text:p>233,28</text:p>
          </table:table-cell>
          <table:table-cell office:value-type="float" office:value="238.52" calcext:value-type="float">
            <text:p>238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" calcext:value-type="float">
            <text:p>65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272" calcext:value-type="float">
            <text:p>11272</text:p>
          </table:table-cell>
          <table:table-cell table:style-name="ce4" office:value-type="float" office:value="58756" calcext:value-type="float">
            <text:p>587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.24" calcext:value-type="float">
            <text:p>78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71" calcext:value-type="float">
            <text:p>185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7" calcext:value-type="float">
            <text:p>73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4" calcext:value-type="float">
            <text:p>5,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19" calcext:value-type="float">
            <text:p>56,19</text:p>
          </table:table-cell>
          <table:table-cell office:value-type="float" office:value="424.84" calcext:value-type="float">
            <text:p>424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26" calcext:value-type="float">
            <text:p>9226</text:p>
          </table:table-cell>
          <table:table-cell table:style-name="ce4" office:value-type="float" office:value="46820" calcext:value-type="float">
            <text:p>468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1.41" calcext:value-type="float">
            <text:p>3541,4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193.24" calcext:value-type="float">
            <text:p>3193,2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9600" calcext:value-type="float">
            <text:p>9600</text:p>
          </table:table-cell>
          <table:table-cell table:style-name="ce4" office:value-type="float" office:value="45949" calcext:value-type="float">
            <text:p>459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74.35" calcext:value-type="float">
            <text:p>174,35</text:p>
          </table:table-cell>
          <table:table-cell office:value-type="float" office:value="0" calcext:value-type="float">
            <text:p>0</text:p>
          </table:table-cell>
          <table:table-cell office:value-type="float" office:value="93.53" calcext:value-type="float">
            <text:p>93,53</text:p>
          </table:table-cell>
          <table:table-cell office:value-type="float" office:value="1036.83" calcext:value-type="float">
            <text:p>1036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.77" calcext:value-type="float">
            <text:p>340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.6" calcext:value-type="float">
            <text:p>35,6</text:p>
          </table:table-cell>
          <table:table-cell office:value-type="float" office:value="142.98" calcext:value-type="float">
            <text:p>142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8" calcext:value-type="float">
            <text:p>57,8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office:value-type="float" office:value="11.99" calcext:value-type="float">
            <text:p>11,99</text:p>
          </table:table-cell>
          <table:table-cell office:value-type="float" office:value="24.83" calcext:value-type="float">
            <text:p>24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22" calcext:value-type="float">
            <text:p>9522</text:p>
          </table:table-cell>
          <table:table-cell table:style-name="ce4" office:value-type="float" office:value="48066" calcext:value-type="float">
            <text:p>480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.71" calcext:value-type="float">
            <text:p>49,71</text:p>
          </table:table-cell>
          <table:table-cell office:value-type="float" office:value="83.74" calcext:value-type="float">
            <text:p>83,74</text:p>
          </table:table-cell>
          <table:table-cell office:value-type="float" office:value="1198.53" calcext:value-type="float">
            <text:p>1198,53</text:p>
          </table:table-cell>
          <table:table-cell office:value-type="float" office:value="185.06" calcext:value-type="float">
            <text:p>185,06</text:p>
          </table:table-cell>
          <table:table-cell office:value-type="float" office:value="73.78" calcext:value-type="float">
            <text:p>73,78</text:p>
          </table:table-cell>
          <table:table-cell office:value-type="float" office:value="51.66" calcext:value-type="float">
            <text:p>51,66</text:p>
          </table:table-cell>
          <table:table-cell office:value-type="float" office:value="20.25" calcext:value-type="float">
            <text:p>20,25</text:p>
          </table:table-cell>
          <table:table-cell office:value-type="float" office:value="175.17" calcext:value-type="float">
            <text:p>175,1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21.9" calcext:value-type="float">
            <text:p>121,9</text:p>
          </table:table-cell>
          <table:table-cell office:value-type="float" office:value="827.55" calcext:value-type="float">
            <text:p>827,55</text:p>
          </table:table-cell>
          <table:table-cell office:value-type="float" office:value="0" calcext:value-type="float">
            <text:p>0</text:p>
          </table:table-cell>
          <table:table-cell office:value-type="float" office:value="12.93" calcext:value-type="float">
            <text:p>12,93</text:p>
          </table:table-cell>
          <table:table-cell office:value-type="float" office:value="3.77" calcext:value-type="float">
            <text:p>3,77</text:p>
          </table:table-cell>
          <table:table-cell office:value-type="float" office:value="1068.02" calcext:value-type="float">
            <text:p>1068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.63" calcext:value-type="float">
            <text:p>465,63</text:p>
          </table:table-cell>
          <table:table-cell office:value-type="float" office:value="423.45" calcext:value-type="float">
            <text:p>423,45</text:p>
          </table:table-cell>
          <table:table-cell office:value-type="float" office:value="0" calcext:value-type="float">
            <text:p>0</text:p>
          </table:table-cell>
          <table:table-cell office:value-type="float" office:value="167.18" calcext:value-type="float">
            <text:p>167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83" calcext:value-type="float">
            <text:p>-120,83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,61</text:p>
          </table:table-cell>
          <table:table-cell office:value-type="float" office:value="58.89" calcext:value-type="float">
            <text:p>58,89</text:p>
          </table:table-cell>
          <table:table-cell office:value-type="float" office:value="262.01" calcext:value-type="float">
            <text:p>262,01</text:p>
          </table:table-cell>
          <table:table-cell table:style-name="ce4" office:value-type="float" office:value="9630" calcext:value-type="float">
            <text:p>9630</text:p>
          </table:table-cell>
          <table:table-cell table:style-name="ce4" office:value-type="float" office:value="50277" calcext:value-type="float">
            <text:p>502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.64" calcext:value-type="float">
            <text:p>8,64</text:p>
          </table:table-cell>
          <table:table-cell office:value-type="float" office:value="323.88" calcext:value-type="float">
            <text:p>323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7.48" calcext:value-type="float">
            <text:p>747,48</text:p>
          </table:table-cell>
          <table:table-cell office:value-type="float" office:value="80.82" calcext:value-type="float">
            <text:p>80,82</text:p>
          </table:table-cell>
          <table:table-cell office:value-type="float" office:value="135.52" calcext:value-type="float">
            <text:p>135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" calcext:value-type="float">
            <text:p>53,3</text:p>
          </table:table-cell>
          <table:table-cell office:value-type="float" office:value="2792.99" calcext:value-type="float">
            <text:p>2792,99</text:p>
          </table:table-cell>
          <table:table-cell office:value-type="float" office:value="457.5" calcext:value-type="float">
            <text:p>457,5</text:p>
          </table:table-cell>
          <table:table-cell office:value-type="float" office:value="6863.5" calcext:value-type="float">
            <text:p>6863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26" calcext:value-type="float">
            <text:p>140,26</text:p>
          </table:table-cell>
          <table:table-cell office:value-type="float" office:value="0" calcext:value-type="float">
            <text:p>0</text:p>
          </table:table-cell>
          <table:table-cell office:value-type="float" office:value="1104.31" calcext:value-type="float">
            <text:p>1104,31</text:p>
          </table:table-cell>
          <table:table-cell office:value-type="float" office:value="37.31" calcext:value-type="float">
            <text:p>37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8.25" calcext:value-type="float">
            <text:p>168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7.72" calcext:value-type="float">
            <text:p>517,72</text:p>
          </table:table-cell>
          <table:table-cell office:value-type="float" office:value="10.83" calcext:value-type="float">
            <text:p>10,83</text:p>
          </table:table-cell>
          <table:table-cell office:value-type="float" office:value="194.93" calcext:value-type="float">
            <text:p>194,93</text:p>
          </table:table-cell>
          <table:table-cell table:style-name="ce4" office:value-type="float" office:value="11168" calcext:value-type="float">
            <text:p>11168</text:p>
          </table:table-cell>
          <table:table-cell table:style-name="ce4" office:value-type="float" office:value="56846" calcext:value-type="float">
            <text:p>568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69.31" calcext:value-type="float">
            <text:p>1869,31</text:p>
          </table:table-cell>
          <table:table-cell office:value-type="float" office:value="0" calcext:value-type="float">
            <text:p>0</text:p>
          </table:table-cell>
          <table:table-cell office:value-type="float" office:value="13824.76" calcext:value-type="float">
            <text:p>13824,76</text:p>
          </table:table-cell>
          <table:table-cell office:value-type="float" office:value="25.17" calcext:value-type="float">
            <text:p>25,17</text:p>
          </table:table-cell>
          <table:table-cell office:value-type="float" office:value="0" calcext:value-type="float">
            <text:p>0</text:p>
          </table:table-cell>
          <table:table-cell office:value-type="float" office:value="8804.63" calcext:value-type="float">
            <text:p>8804,63</text:p>
          </table:table-cell>
          <table:table-cell office:value-type="float" office:value="517.93" calcext:value-type="float">
            <text:p>517,93</text:p>
          </table:table-cell>
          <table:table-cell office:value-type="float" office:value="88.33" calcext:value-type="float">
            <text:p>88,33</text:p>
          </table:table-cell>
          <table:table-cell office:value-type="float" office:value="70.74" calcext:value-type="float">
            <text:p>70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3.44" calcext:value-type="float">
            <text:p>763,44</text:p>
          </table:table-cell>
          <table:table-cell office:value-type="float" office:value="1493.63" calcext:value-type="float">
            <text:p>1493,63</text:p>
          </table:table-cell>
          <table:table-cell office:value-type="float" office:value="98.59" calcext:value-type="float">
            <text:p>98,59</text:p>
          </table:table-cell>
          <table:table-cell office:value-type="float" office:value="0" calcext:value-type="float">
            <text:p>0</text:p>
          </table:table-cell>
          <table:table-cell office:value-type="float" office:value="14597.48" calcext:value-type="float">
            <text:p>14597,48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,08</text:p>
          </table:table-cell>
          <table:table-cell office:value-type="float" office:value="144.61" calcext:value-type="float">
            <text:p>144,61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555.71" calcext:value-type="float">
            <text:p>555,71</text:p>
          </table:table-cell>
          <table:table-cell office:value-type="float" office:value="0" calcext:value-type="float">
            <text:p>0</text:p>
          </table:table-cell>
          <table:table-cell office:value-type="float" office:value="158.08" calcext:value-type="float">
            <text:p>158,08</text:p>
          </table:table-cell>
          <table:table-cell office:value-type="float" office:value="335.93" calcext:value-type="float">
            <text:p>335,93</text:p>
          </table:table-cell>
          <table:table-cell office:value-type="float" office:value="6.04" calcext:value-type="float">
            <text:p>6,04</text:p>
          </table:table-cell>
          <table:table-cell office:value-type="float" office:value="0" calcext:value-type="float">
            <text:p>0</text:p>
          </table:table-cell>
          <table:table-cell office:value-type="float" office:value="52.86" calcext:value-type="float">
            <text:p>52,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975" calcext:value-type="float">
            <text:p>12975</text:p>
          </table:table-cell>
          <table:table-cell table:style-name="ce4" office:value-type="float" office:value="66984" calcext:value-type="float">
            <text:p>6698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742.09" calcext:value-type="float">
            <text:p>1742,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33.65" calcext:value-type="float">
            <text:p>1633,6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506" calcext:value-type="float">
            <text:p>9506</text:p>
          </table:table-cell>
          <table:table-cell table:style-name="ce4" office:value-type="float" office:value="48885" calcext:value-type="float">
            <text:p>488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68.36" calcext:value-type="float">
            <text:p>3268,36</text:p>
          </table:table-cell>
          <table:table-cell office:value-type="float" office:value="80.97" calcext:value-type="float">
            <text:p>80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05" calcext:value-type="float">
            <text:p>23,05</text:p>
          </table:table-cell>
          <table:table-cell office:value-type="float" office:value="536.92" calcext:value-type="float">
            <text:p>536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2" calcext:value-type="float">
            <text:p>19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1" calcext:value-type="float">
            <text:p>36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3" calcext:value-type="float">
            <text:p>1,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666" calcext:value-type="float">
            <text:p>9666</text:p>
          </table:table-cell>
          <table:table-cell table:style-name="ce4" office:value-type="float" office:value="48856" calcext:value-type="float">
            <text:p>488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5.64" calcext:value-type="float">
            <text:p>795,64</text:p>
          </table:table-cell>
          <table:table-cell office:value-type="float" office:value="30.62" calcext:value-type="float">
            <text:p>30,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.15" calcext:value-type="float">
            <text:p>202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92" calcext:value-type="float">
            <text:p>72,92</text:p>
          </table:table-cell>
          <table:table-cell office:value-type="float" office:value="0" calcext:value-type="float">
            <text:p>0</text:p>
          </table:table-cell>
          <table:table-cell office:value-type="float" office:value="39.75" calcext:value-type="float">
            <text:p>39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1" calcext:value-type="float">
            <text:p>21,8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311" calcext:value-type="float">
            <text:p>9311</text:p>
          </table:table-cell>
          <table:table-cell table:style-name="ce4" office:value-type="float" office:value="47153" calcext:value-type="float">
            <text:p>471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3.12" calcext:value-type="float">
            <text:p>313,12</text:p>
          </table:table-cell>
          <table:table-cell office:value-type="float" office:value="542.43" calcext:value-type="float">
            <text:p>542,43</text:p>
          </table:table-cell>
          <table:table-cell office:value-type="float" office:value="1340.79" calcext:value-type="float">
            <text:p>1340,79</text:p>
          </table:table-cell>
          <table:table-cell office:value-type="float" office:value="10122.5" calcext:value-type="float">
            <text:p>10122,5</text:p>
          </table:table-cell>
          <table:table-cell office:value-type="float" office:value="1742.14" calcext:value-type="float">
            <text:p>1742,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.71" calcext:value-type="float">
            <text:p>41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2.26" calcext:value-type="float">
            <text:p>9852,26</text:p>
          </table:table-cell>
          <table:table-cell office:value-type="float" office:value="0" calcext:value-type="float">
            <text:p>0</text:p>
          </table:table-cell>
          <table:table-cell office:value-type="float" office:value="130.72" calcext:value-type="float">
            <text:p>130,72</text:p>
          </table:table-cell>
          <table:table-cell office:value-type="float" office:value="0" calcext:value-type="float">
            <text:p>0</text:p>
          </table:table-cell>
          <table:table-cell office:value-type="float" office:value="198.87" calcext:value-type="float">
            <text:p>198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.46" calcext:value-type="float">
            <text:p>179,46</text:p>
          </table:table-cell>
          <table:table-cell office:value-type="float" office:value="2020.31" calcext:value-type="float">
            <text:p>2020,31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,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2.96" calcext:value-type="float">
            <text:p>52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773" calcext:value-type="float">
            <text:p>11773</text:p>
          </table:table-cell>
          <table:table-cell table:style-name="ce4" office:value-type="float" office:value="62707" calcext:value-type="float">
            <text:p>627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7.84" calcext:value-type="float">
            <text:p>1107,84</text:p>
          </table:table-cell>
          <table:table-cell office:value-type="float" office:value="62.77" calcext:value-type="float">
            <text:p>62,77</text:p>
          </table:table-cell>
          <table:table-cell office:value-type="float" office:value="350.35" calcext:value-type="float">
            <text:p>350,35</text:p>
          </table:table-cell>
          <table:table-cell office:value-type="float" office:value="42.31" calcext:value-type="float">
            <text:p>42,31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,17</text:p>
          </table:table-cell>
          <table:table-cell office:value-type="float" office:value="357.71" calcext:value-type="float">
            <text:p>357,71</text:p>
          </table:table-cell>
          <table:table-cell office:value-type="float" office:value="83.95" calcext:value-type="float">
            <text:p>83,95</text:p>
          </table:table-cell>
          <table:table-cell office:value-type="float" office:value="47.58" calcext:value-type="float">
            <text:p>47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99" calcext:value-type="float">
            <text:p>128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28" calcext:value-type="float">
            <text:p>193,28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0" calcext:value-type="float">
            <text:p>0</text:p>
          </table:table-cell>
          <table:table-cell office:value-type="float" office:value="438.7" calcext:value-type="float">
            <text:p>438,7</text:p>
          </table:table-cell>
          <table:table-cell office:value-type="float" office:value="417.55" calcext:value-type="float">
            <text:p>417,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.98" calcext:value-type="float">
            <text:p>6,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98" calcext:value-type="float">
            <text:p>8,98</text:p>
          </table:table-cell>
          <table:table-cell table:style-name="ce4" office:value-type="float" office:value="9478" calcext:value-type="float">
            <text:p>9478</text:p>
          </table:table-cell>
          <table:table-cell table:style-name="ce4" office:value-type="float" office:value="48116" calcext:value-type="float">
            <text:p>481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96.25" calcext:value-type="float">
            <text:p>396,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2.99" calcext:value-type="float">
            <text:p>242,9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08" calcext:value-type="float">
            <text:p>9208</text:p>
          </table:table-cell>
          <table:table-cell table:style-name="ce4" office:value-type="float" office:value="46654" calcext:value-type="float">
            <text:p>466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38.44" calcext:value-type="float">
            <text:p>1038,44</text:p>
          </table:table-cell>
          <table:table-cell office:value-type="float" office:value="611.57" calcext:value-type="float">
            <text:p>611,57</text:p>
          </table:table-cell>
          <table:table-cell office:value-type="float" office:value="2200.9" calcext:value-type="float">
            <text:p>2200,9</text:p>
          </table:table-cell>
          <table:table-cell office:value-type="float" office:value="1083.91" calcext:value-type="float">
            <text:p>1083,91</text:p>
          </table:table-cell>
          <table:table-cell office:value-type="float" office:value="0" calcext:value-type="float">
            <text:p>0</text:p>
          </table:table-cell>
          <table:table-cell office:value-type="float" office:value="132.01" calcext:value-type="float">
            <text:p>132,01</text:p>
          </table:table-cell>
          <table:table-cell office:value-type="float" office:value="611.76" calcext:value-type="float">
            <text:p>611,76</text:p>
          </table:table-cell>
          <table:table-cell office:value-type="float" office:value="0" calcext:value-type="float">
            <text:p>0</text:p>
          </table:table-cell>
          <table:table-cell office:value-type="float" office:value="9.92" calcext:value-type="float">
            <text:p>9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03" calcext:value-type="float">
            <text:p>158,03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952" calcext:value-type="float">
            <text:p>9952</text:p>
          </table:table-cell>
          <table:table-cell table:style-name="ce4" office:value-type="float" office:value="51317" calcext:value-type="float">
            <text:p>513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3.14" calcext:value-type="float">
            <text:p>323,14</text:p>
          </table:table-cell>
          <table:table-cell office:value-type="float" office:value="10191.14" calcext:value-type="float">
            <text:p>10191,14</text:p>
          </table:table-cell>
          <table:table-cell office:value-type="float" office:value="51397.49" calcext:value-type="float">
            <text:p>51397,49</text:p>
          </table:table-cell>
          <table:table-cell office:value-type="float" office:value="28315.97" calcext:value-type="float">
            <text:p>28315,97</text:p>
          </table:table-cell>
          <table:table-cell office:value-type="float" office:value="1.84" calcext:value-type="float">
            <text:p>1,84</text:p>
          </table:table-cell>
          <table:table-cell office:value-type="float" office:value="1765.65" calcext:value-type="float">
            <text:p>1765,65</text:p>
          </table:table-cell>
          <table:table-cell office:value-type="float" office:value="0" calcext:value-type="float">
            <text:p>0</text:p>
          </table:table-cell>
          <table:table-cell office:value-type="float" office:value="66.19" calcext:value-type="float">
            <text:p>66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9.99" calcext:value-type="float">
            <text:p>9549,99</text:p>
          </table:table-cell>
          <table:table-cell office:value-type="float" office:value="0" calcext:value-type="float">
            <text:p>0</text:p>
          </table:table-cell>
          <table:table-cell office:value-type="float" office:value="298.14" calcext:value-type="float">
            <text:p>298,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8.67" calcext:value-type="float">
            <text:p>688,67</text:p>
          </table:table-cell>
          <table:table-cell office:value-type="float" office:value="6325.11" calcext:value-type="float">
            <text:p>6325,11</text:p>
          </table:table-cell>
          <table:table-cell office:value-type="float" office:value="12614.93" calcext:value-type="float">
            <text:p>12614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9" calcext:value-type="float">
            <text:p>72,59</text:p>
          </table:table-cell>
          <table:table-cell office:value-type="float" office:value="0" calcext:value-type="float">
            <text:p>0</text:p>
          </table:table-cell>
          <table:table-cell office:value-type="float" office:value="149.52" calcext:value-type="float">
            <text:p>149,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5407" calcext:value-type="float">
            <text:p>25407</text:p>
          </table:table-cell>
          <table:table-cell table:style-name="ce4" office:value-type="float" office:value="123333" calcext:value-type="float">
            <text:p>1233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3.54" calcext:value-type="float">
            <text:p>7713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48" calcext:value-type="float">
            <text:p>163,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235.88" calcext:value-type="float">
            <text:p>12235,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.25" calcext:value-type="float">
            <text:p>108,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0289" calcext:value-type="float">
            <text:p>10289</text:p>
          </table:table-cell>
          <table:table-cell table:style-name="ce4" office:value-type="float" office:value="51337" calcext:value-type="float">
            <text:p>5133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96.2" calcext:value-type="float">
            <text:p>6196,2</text:p>
          </table:table-cell>
          <table:table-cell office:value-type="float" office:value="553.13" calcext:value-type="float">
            <text:p>553,13</text:p>
          </table:table-cell>
          <table:table-cell office:value-type="float" office:value="202.62" calcext:value-type="float">
            <text:p>202,62</text:p>
          </table:table-cell>
          <table:table-cell office:value-type="float" office:value="24.02" calcext:value-type="float">
            <text:p>24,02</text:p>
          </table:table-cell>
          <table:table-cell office:value-type="float" office:value="0" calcext:value-type="float">
            <text:p>0</text:p>
          </table:table-cell>
          <table:table-cell office:value-type="float" office:value="3813.24" calcext:value-type="float">
            <text:p>3813,24</text:p>
          </table:table-cell>
          <table:table-cell office:value-type="float" office:value="2707.54" calcext:value-type="float">
            <text:p>2707,54</text:p>
          </table:table-cell>
          <table:table-cell office:value-type="float" office:value="606.81" calcext:value-type="float">
            <text:p>606,81</text:p>
          </table:table-cell>
          <table:table-cell office:value-type="float" office:value="479.63" calcext:value-type="float">
            <text:p>479,63</text:p>
          </table:table-cell>
          <table:table-cell office:value-type="float" office:value="0" calcext:value-type="float">
            <text:p>0</text:p>
          </table:table-cell>
          <table:table-cell office:value-type="float" office:value="258.02" calcext:value-type="float">
            <text:p>258,02</text:p>
          </table:table-cell>
          <table:table-cell office:value-type="float" office:value="53.78" calcext:value-type="float">
            <text:p>53,78</text:p>
          </table:table-cell>
          <table:table-cell office:value-type="float" office:value="1284.62" calcext:value-type="float">
            <text:p>1284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3" calcext:value-type="float">
            <text:p>17,53</text:p>
          </table:table-cell>
          <table:table-cell office:value-type="float" office:value="0" calcext:value-type="float">
            <text:p>0</text:p>
          </table:table-cell>
          <table:table-cell office:value-type="float" office:value="110.76" calcext:value-type="float">
            <text:p>110,76</text:p>
          </table:table-cell>
          <table:table-cell office:value-type="float" office:value="1012.66" calcext:value-type="float">
            <text:p>1012,66</text:p>
          </table:table-cell>
          <table:table-cell office:value-type="float" office:value="5628.13" calcext:value-type="float">
            <text:p>5628,13</text:p>
          </table:table-cell>
          <table:table-cell office:value-type="float" office:value="130.63" calcext:value-type="float">
            <text:p>13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.6" calcext:value-type="float">
            <text:p>2335,6</text:p>
          </table:table-cell>
          <table:table-cell office:value-type="float" office:value="0" calcext:value-type="float">
            <text:p>0</text:p>
          </table:table-cell>
          <table:table-cell office:value-type="float" office:value="163.75" calcext:value-type="float">
            <text:p>163,75</text:p>
          </table:table-cell>
          <table:table-cell office:value-type="float" office:value="0" calcext:value-type="float">
            <text:p>0</text:p>
          </table:table-cell>
          <table:table-cell office:value-type="float" office:value="80.86" calcext:value-type="float">
            <text:p>80,86</text:p>
          </table:table-cell>
          <table:table-cell office:value-type="float" office:value="12.03" calcext:value-type="float">
            <text:p>12,03</text:p>
          </table:table-cell>
          <table:table-cell office:value-type="float" office:value="169.48" calcext:value-type="float">
            <text:p>169,48</text:p>
          </table:table-cell>
          <table:table-cell table:style-name="ce4" office:value-type="float" office:value="12790" calcext:value-type="float">
            <text:p>12790</text:p>
          </table:table-cell>
          <table:table-cell table:style-name="ce4" office:value-type="float" office:value="62759" calcext:value-type="float">
            <text:p>627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4" calcext:value-type="float">
            <text:p>46,84</text:p>
          </table:table-cell>
          <table:table-cell office:value-type="float" office:value="5225.14" calcext:value-type="float">
            <text:p>522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97" calcext:value-type="float">
            <text:p>481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.71" calcext:value-type="float">
            <text:p>209,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75" calcext:value-type="float">
            <text:p>24,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69" calcext:value-type="float">
            <text:p>11,69</text:p>
          </table:table-cell>
          <table:table-cell office:value-type="float" office:value="0" calcext:value-type="float">
            <text:p>0</text:p>
          </table:table-cell>
          <table:table-cell office:value-type="float" office:value="14.05" calcext:value-type="float">
            <text:p>14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171" calcext:value-type="float">
            <text:p>10171</text:p>
          </table:table-cell>
          <table:table-cell table:style-name="ce4" office:value-type="float" office:value="52149" calcext:value-type="float">
            <text:p>52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3" calcext:value-type="float">
            <text:p>24,33</text:p>
          </table:table-cell>
          <table:table-cell office:value-type="float" office:value="56.77" calcext:value-type="float">
            <text:p>56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" calcext:value-type="float">
            <text:p>29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float" office:value="422.32" calcext:value-type="float">
            <text:p>422,32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5.73" calcext:value-type="float">
            <text:p>395,73</text:p>
          </table:table-cell>
          <table:table-cell office:value-type="float" office:value="0" calcext:value-type="float">
            <text:p>0</text:p>
          </table:table-cell>
          <table:table-cell office:value-type="float" office:value="111.85" calcext:value-type="float">
            <text:p>111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office:value-type="float" office:value="232.93" calcext:value-type="float">
            <text:p>232,93</text:p>
          </table:table-cell>
          <table:table-cell office:value-type="float" office:value="29.45" calcext:value-type="float">
            <text:p>29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15" calcext:value-type="float">
            <text:p>28,15</text:p>
          </table:table-cell>
          <table:table-cell office:value-type="float" office:value="0" calcext:value-type="float">
            <text:p>0</text:p>
          </table:table-cell>
          <table:table-cell office:value-type="float" office:value="19.64" calcext:value-type="float">
            <text:p>19,64</text:p>
          </table:table-cell>
          <table:table-cell table:style-name="ce4" office:value-type="float" office:value="9105" calcext:value-type="float">
            <text:p>9105</text:p>
          </table:table-cell>
          <table:table-cell table:style-name="ce4" office:value-type="float" office:value="46057" calcext:value-type="float">
            <text:p>460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2.44" calcext:value-type="float">
            <text:p>372,44</text:p>
          </table:table-cell>
          <table:table-cell office:value-type="float" office:value="51.05" calcext:value-type="float">
            <text:p>51,05</text:p>
          </table:table-cell>
          <table:table-cell office:value-type="float" office:value="0" calcext:value-type="float">
            <text:p>0</text:p>
          </table:table-cell>
          <table:table-cell office:value-type="float" office:value="-36.82" calcext:value-type="float">
            <text:p>-36,82</text:p>
          </table:table-cell>
          <table:table-cell office:value-type="float" office:value="0" calcext:value-type="float">
            <text:p>0</text:p>
          </table:table-cell>
          <table:table-cell office:value-type="float" office:value="-407.6" calcext:value-type="float">
            <text:p>-407,6</text:p>
          </table:table-cell>
          <table:table-cell office:value-type="float" office:value="407.28" calcext:value-type="float">
            <text:p>407,28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2.91" calcext:value-type="float">
            <text:p>8062,91</text:p>
          </table:table-cell>
          <table:table-cell office:value-type="float" office:value="1415.7" calcext:value-type="float">
            <text:p>1415,7</text:p>
          </table:table-cell>
          <table:table-cell office:value-type="float" office:value="8198.81" calcext:value-type="float">
            <text:p>8198,81</text:p>
          </table:table-cell>
          <table:table-cell office:value-type="float" office:value="0" calcext:value-type="float">
            <text:p>0</text:p>
          </table:table-cell>
          <table:table-cell office:value-type="float" office:value="254.32" calcext:value-type="float">
            <text:p>254,32</text:p>
          </table:table-cell>
          <table:table-cell office:value-type="float" office:value="0" calcext:value-type="float">
            <text:p>0</text:p>
          </table:table-cell>
          <table:table-cell office:value-type="float" office:value="431.77" calcext:value-type="float">
            <text:p>431,77</text:p>
          </table:table-cell>
          <table:table-cell office:value-type="float" office:value="1271.74" calcext:value-type="float">
            <text:p>1271,74</text:p>
          </table:table-cell>
          <table:table-cell office:value-type="float" office:value="22075.19" calcext:value-type="float">
            <text:p>22075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26" calcext:value-type="float">
            <text:p>184,26</text:p>
          </table:table-cell>
          <table:table-cell office:value-type="float" office:value="0" calcext:value-type="float">
            <text:p>0</text:p>
          </table:table-cell>
          <table:table-cell office:value-type="float" office:value="477.84" calcext:value-type="float">
            <text:p>477,84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28.05" calcext:value-type="float">
            <text:p>28,05</text:p>
          </table:table-cell>
          <table:table-cell table:style-name="ce4" office:value-type="float" office:value="11149" calcext:value-type="float">
            <text:p>11149</text:p>
          </table:table-cell>
          <table:table-cell table:style-name="ce4" office:value-type="float" office:value="56892" calcext:value-type="float">
            <text:p>568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79" calcext:value-type="float">
            <text:p>354,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1.38" calcext:value-type="float">
            <text:p>471,38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226" calcext:value-type="float">
            <text:p>9226</text:p>
          </table:table-cell>
          <table:table-cell table:style-name="ce4" office:value-type="float" office:value="46922" calcext:value-type="float">
            <text:p>469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80.68" calcext:value-type="float">
            <text:p>480,68</text:p>
          </table:table-cell>
          <table:table-cell office:value-type="float" office:value="55.8" calcext:value-type="float">
            <text:p>55,8</text:p>
          </table:table-cell>
          <table:table-cell office:value-type="float" office:value="0" calcext:value-type="float">
            <text:p>0</text:p>
          </table:table-cell>
          <table:table-cell office:value-type="float" office:value="1928.76" calcext:value-type="float">
            <text:p>1928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.88" calcext:value-type="float">
            <text:p>219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0" calcext:value-type="float">
            <text:p>0</text:p>
          </table:table-cell>
          <table:table-cell office:value-type="float" office:value="176.68" calcext:value-type="float">
            <text:p>176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99.68" calcext:value-type="float">
            <text:p>349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1" calcext:value-type="float">
            <text:p>49,81</text:p>
          </table:table-cell>
          <table:table-cell office:value-type="float" office:value="71.15" calcext:value-type="float">
            <text:p>71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148" calcext:value-type="float">
            <text:p>11148</text:p>
          </table:table-cell>
          <table:table-cell table:style-name="ce4" office:value-type="float" office:value="52605" calcext:value-type="float">
            <text:p>526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4.19" calcext:value-type="float">
            <text:p>104,19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9213" calcext:value-type="float">
            <text:p>9213</text:p>
          </table:table-cell>
          <table:table-cell table:style-name="ce4" office:value-type="float" office:value="46480" calcext:value-type="float">
            <text:p>464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46.98" calcext:value-type="float">
            <text:p>2946,98</text:p>
          </table:table-cell>
          <table:table-cell office:value-type="float" office:value="877.47" calcext:value-type="float">
            <text:p>877,47</text:p>
          </table:table-cell>
          <table:table-cell office:value-type="float" office:value="1080.09" calcext:value-type="float">
            <text:p>1080,09</text:p>
          </table:table-cell>
          <table:table-cell office:value-type="float" office:value="1682.7" calcext:value-type="float">
            <text:p>1682,7</text:p>
          </table:table-cell>
          <table:table-cell office:value-type="float" office:value="0" calcext:value-type="float">
            <text:p>0</text:p>
          </table:table-cell>
          <table:table-cell office:value-type="float" office:value="931.53" calcext:value-type="float">
            <text:p>931,53</text:p>
          </table:table-cell>
          <table:table-cell office:value-type="float" office:value="72.28" calcext:value-type="float">
            <text:p>72,28</text:p>
          </table:table-cell>
          <table:table-cell office:value-type="float" office:value="1649.66" calcext:value-type="float">
            <text:p>1649,66</text:p>
          </table:table-cell>
          <table:table-cell office:value-type="float" office:value="97.01" calcext:value-type="float">
            <text:p>97,01</text:p>
          </table:table-cell>
          <table:table-cell office:value-type="float" office:value="0" calcext:value-type="float">
            <text:p>0</text:p>
          </table:table-cell>
          <table:table-cell office:value-type="float" office:value="263.9" calcext:value-type="float">
            <text:p>263,9</text:p>
          </table:table-cell>
          <table:table-cell office:value-type="float" office:value="1242.07" calcext:value-type="float">
            <text:p>1242,07</text:p>
          </table:table-cell>
          <table:table-cell office:value-type="float" office:value="339.83" calcext:value-type="float">
            <text:p>339,83</text:p>
          </table:table-cell>
          <table:table-cell office:value-type="float" office:value="400.42" calcext:value-type="float">
            <text:p>400,42</text:p>
          </table:table-cell>
          <table:table-cell office:value-type="float" office:value="0" calcext:value-type="float">
            <text:p>0</text:p>
          </table:table-cell>
          <table:table-cell office:value-type="float" office:value="951.86" calcext:value-type="float">
            <text:p>951,86</text:p>
          </table:table-cell>
          <table:table-cell office:value-type="float" office:value="0" calcext:value-type="float">
            <text:p>0</text:p>
          </table:table-cell>
          <table:table-cell office:value-type="float" office:value="64.27" calcext:value-type="float">
            <text:p>64,27</text:p>
          </table:table-cell>
          <table:table-cell office:value-type="float" office:value="0" calcext:value-type="float">
            <text:p>0</text:p>
          </table:table-cell>
          <table:table-cell office:value-type="float" office:value="9253.77" calcext:value-type="float">
            <text:p>9253,77</text:p>
          </table:table-cell>
          <table:table-cell office:value-type="float" office:value="224.36" calcext:value-type="float">
            <text:p>224,36</text:p>
          </table:table-cell>
          <table:table-cell office:value-type="float" office:value="8651.78" calcext:value-type="float">
            <text:p>8651,78</text:p>
          </table:table-cell>
          <table:table-cell office:value-type="float" office:value="505.79" calcext:value-type="float">
            <text:p>505,79</text:p>
          </table:table-cell>
          <table:table-cell office:value-type="float" office:value="195.36" calcext:value-type="float">
            <text:p>195,36</text:p>
          </table:table-cell>
          <table:table-cell office:value-type="float" office:value="0" calcext:value-type="float">
            <text:p>0</text:p>
          </table:table-cell>
          <table:table-cell office:value-type="float" office:value="474.92" calcext:value-type="float">
            <text:p>474,92</text:p>
          </table:table-cell>
          <table:table-cell office:value-type="float" office:value="0" calcext:value-type="float">
            <text:p>0</text:p>
          </table:table-cell>
          <table:table-cell office:value-type="float" office:value="320.41" calcext:value-type="float">
            <text:p>320,41</text:p>
          </table:table-cell>
          <table:table-cell office:value-type="float" office:value="0" calcext:value-type="float">
            <text:p>0</text:p>
          </table:table-cell>
          <table:table-cell office:value-type="float" office:value="141.61" calcext:value-type="float">
            <text:p>141,61</text:p>
          </table:table-cell>
          <table:table-cell table:style-name="ce4" office:value-type="float" office:value="10769" calcext:value-type="float">
            <text:p>10769</text:p>
          </table:table-cell>
          <table:table-cell table:style-name="ce4" office:value-type="float" office:value="51722" calcext:value-type="float">
            <text:p>517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8.96" calcext:value-type="float">
            <text:p>458,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59.4" calcext:value-type="float">
            <text:p>859,4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9409" calcext:value-type="float">
            <text:p>9409</text:p>
          </table:table-cell>
          <table:table-cell table:style-name="ce4" office:value-type="float" office:value="49006" calcext:value-type="float">
            <text:p>490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2204.57" calcext:value-type="float">
            <text:p>52204,57</text:p>
          </table:table-cell>
          <table:table-cell office:value-type="float" office:value="94.69" calcext:value-type="float">
            <text:p>94,69</text:p>
          </table:table-cell>
          <table:table-cell office:value-type="float" office:value="755.34" calcext:value-type="float">
            <text:p>755,34</text:p>
          </table:table-cell>
          <table:table-cell office:value-type="float" office:value="4730.58" calcext:value-type="float">
            <text:p>4730,58</text:p>
          </table:table-cell>
          <table:table-cell office:value-type="float" office:value="0" calcext:value-type="float">
            <text:p>0</text:p>
          </table:table-cell>
          <table:table-cell office:value-type="float" office:value="1077.64" calcext:value-type="float">
            <text:p>1077,64</text:p>
          </table:table-cell>
          <table:table-cell office:value-type="float" office:value="49.01" calcext:value-type="float">
            <text:p>49,01</text:p>
          </table:table-cell>
          <table:table-cell office:value-type="float" office:value="14.71" calcext:value-type="float">
            <text:p>14,71</text:p>
          </table:table-cell>
          <table:table-cell office:value-type="float" office:value="8853.45" calcext:value-type="float">
            <text:p>8853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.24" calcext:value-type="float">
            <text:p>1487,24</text:p>
          </table:table-cell>
          <table:table-cell office:value-type="float" office:value="47503.8" calcext:value-type="float">
            <text:p>47503,8</text:p>
          </table:table-cell>
          <table:table-cell office:value-type="float" office:value="1939.15" calcext:value-type="float">
            <text:p>193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6" calcext:value-type="float">
            <text:p>21,76</text:p>
          </table:table-cell>
          <table:table-cell office:value-type="float" office:value="0" calcext:value-type="float">
            <text:p>0</text:p>
          </table:table-cell>
          <table:table-cell office:value-type="float" office:value="70558.07" calcext:value-type="float">
            <text:p>70558,07</text:p>
          </table:table-cell>
          <table:table-cell office:value-type="float" office:value="487.18" calcext:value-type="float">
            <text:p>487,18</text:p>
          </table:table-cell>
          <table:table-cell office:value-type="float" office:value="0" calcext:value-type="float">
            <text:p>0</text:p>
          </table:table-cell>
          <table:table-cell office:value-type="float" office:value="489.4" calcext:value-type="float">
            <text:p>48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8.94" calcext:value-type="float">
            <text:p>6658,9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2747" calcext:value-type="float">
            <text:p>22747</text:p>
          </table:table-cell>
          <table:table-cell table:style-name="ce4" office:value-type="float" office:value="84488" calcext:value-type="float">
            <text:p>844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5.12" calcext:value-type="float">
            <text:p>615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48" calcext:value-type="float">
            <text:p>63,48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,75</text:p>
          </table:table-cell>
          <table:table-cell office:value-type="float" office:value="406.47" calcext:value-type="float">
            <text:p>406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.5" calcext:value-type="float">
            <text:p>89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.54" calcext:value-type="float">
            <text:p>71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57" calcext:value-type="float">
            <text:p>55,5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412" calcext:value-type="float">
            <text:p>9412</text:p>
          </table:table-cell>
          <table:table-cell table:style-name="ce4" office:value-type="float" office:value="47804" calcext:value-type="float">
            <text:p>478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66.28" calcext:value-type="float">
            <text:p>3866,28</text:p>
          </table:table-cell>
          <table:table-cell office:value-type="float" office:value="0" calcext:value-type="float">
            <text:p>0</text:p>
          </table:table-cell>
          <table:table-cell office:value-type="float" office:value="296.82" calcext:value-type="float">
            <text:p>296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84" calcext:value-type="float">
            <text:p>148,84</text:p>
          </table:table-cell>
          <table:table-cell office:value-type="float" office:value="6.06" calcext:value-type="float">
            <text:p>6,06</text:p>
          </table:table-cell>
          <table:table-cell office:value-type="float" office:value="0" calcext:value-type="float">
            <text:p>0</text:p>
          </table:table-cell>
          <table:table-cell office:value-type="float" office:value="10.36" calcext:value-type="float">
            <text:p>10,36</text:p>
          </table:table-cell>
          <table:table-cell office:value-type="float" office:value="0" calcext:value-type="float">
            <text:p>0</text:p>
          </table:table-cell>
          <table:table-cell office:value-type="float" office:value="57.19" calcext:value-type="float">
            <text:p>57,19</text:p>
          </table:table-cell>
          <table:table-cell office:value-type="float" office:value="0" calcext:value-type="float">
            <text:p>0</text:p>
          </table:table-cell>
          <table:table-cell office:value-type="float" office:value="198.73" calcext:value-type="float">
            <text:p>198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 office:value-type="float" office:value="0" calcext:value-type="float">
            <text:p>0</text:p>
          </table:table-cell>
          <table:table-cell office:value-type="float" office:value="17543.23" calcext:value-type="float">
            <text:p>17543,23</text:p>
          </table:table-cell>
          <table:table-cell office:value-type="float" office:value="150.43" calcext:value-type="float">
            <text:p>15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3" calcext:value-type="float">
            <text:p>13,63</text:p>
          </table:table-cell>
          <table:table-cell office:value-type="float" office:value="0" calcext:value-type="float">
            <text:p>0</text:p>
          </table:table-cell>
          <table:table-cell office:value-type="float" office:value="1814.45" calcext:value-type="float">
            <text:p>1814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7.63" calcext:value-type="float">
            <text:p>747,63</text:p>
          </table:table-cell>
          <table:table-cell table:style-name="ce4" office:value-type="float" office:value="10016" calcext:value-type="float">
            <text:p>10016</text:p>
          </table:table-cell>
          <table:table-cell table:style-name="ce4" office:value-type="float" office:value="45325" calcext:value-type="float">
            <text:p>453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57.88" calcext:value-type="float">
            <text:p>495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2.47" calcext:value-type="float">
            <text:p>3282,47</text:p>
          </table:table-cell>
          <table:table-cell office:value-type="float" office:value="8150.92" calcext:value-type="float">
            <text:p>815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2" calcext:value-type="float">
            <text:p>2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.32" calcext:value-type="float">
            <text:p>700,32</text:p>
          </table:table-cell>
          <table:table-cell office:value-type="float" office:value="10845.84" calcext:value-type="float">
            <text:p>10845,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8.38" calcext:value-type="float">
            <text:p>368,38</text:p>
          </table:table-cell>
          <table:table-cell office:value-type="float" office:value="0" calcext:value-type="float">
            <text:p>0</text:p>
          </table:table-cell>
          <table:table-cell office:value-type="float" office:value="2653.55" calcext:value-type="float">
            <text:p>2653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328" calcext:value-type="float">
            <text:p>12328</text:p>
          </table:table-cell>
          <table:table-cell table:style-name="ce4" office:value-type="float" office:value="59542" calcext:value-type="float">
            <text:p>59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<text:s text:c="5"/></text:p>
          </table:table-cell>
          <table:table-cell office:value-type="float" office:value="67.76" calcext:value-type="float">
            <text:p>67,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9.94" calcext:value-type="float">
            <text:p>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.6" calcext:value-type="float">
            <text:p>19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9" calcext:value-type="float">
            <text:p>12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" calcext:value-type="float">
            <text:p>29,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386" calcext:value-type="float">
            <text:p>9386</text:p>
          </table:table-cell>
          <table:table-cell table:style-name="ce4" office:value-type="float" office:value="46625" calcext:value-type="float">
            <text:p>46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.55" calcext:value-type="float">
            <text:p>159,55</text:p>
          </table:table-cell>
          <table:table-cell office:value-type="float" office:value="0" calcext:value-type="float">
            <text:p>0</text:p>
          </table:table-cell>
          <table:table-cell office:value-type="float" office:value="27.38" calcext:value-type="float">
            <text:p>27,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02.47" calcext:value-type="float">
            <text:p>902,4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89" calcext:value-type="float">
            <text:p>9189</text:p>
          </table:table-cell>
          <table:table-cell table:style-name="ce4" office:value-type="float" office:value="46482" calcext:value-type="float">
            <text:p>464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8.28" calcext:value-type="float">
            <text:p>258,28</text:p>
          </table:table-cell>
          <table:table-cell office:value-type="float" office:value="0" calcext:value-type="float">
            <text:p>0</text:p>
          </table:table-cell>
          <table:table-cell office:value-type="float" office:value="16.81" calcext:value-type="float">
            <text:p>16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9.93" calcext:value-type="float">
            <text:p>2629,93</text:p>
          </table:table-cell>
          <table:table-cell office:value-type="float" office:value="145.56" calcext:value-type="float">
            <text:p>145,56</text:p>
          </table:table-cell>
          <table:table-cell office:value-type="float" office:value="19.19" calcext:value-type="float">
            <text:p>19,19</text:p>
          </table:table-cell>
          <table:table-cell office:value-type="float" office:value="26.18" calcext:value-type="float">
            <text:p>26,18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,96</text:p>
          </table:table-cell>
          <table:table-cell office:value-type="float" office:value="13.2" calcext:value-type="float">
            <text:p>13,2</text:p>
          </table:table-cell>
          <table:table-cell office:value-type="float" office:value="2913.23" calcext:value-type="float">
            <text:p>2913,23</text:p>
          </table:table-cell>
          <table:table-cell office:value-type="float" office:value="152.5" calcext:value-type="float">
            <text:p>152,5</text:p>
          </table:table-cell>
          <table:table-cell office:value-type="float" office:value="0" calcext:value-type="float">
            <text:p>0</text:p>
          </table:table-cell>
          <table:table-cell office:value-type="float" office:value="277.89" calcext:value-type="float">
            <text:p>277,89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,12</text:p>
          </table:table-cell>
          <table:table-cell office:value-type="float" office:value="0" calcext:value-type="float">
            <text:p>0</text:p>
          </table:table-cell>
          <table:table-cell office:value-type="float" office:value="328.38" calcext:value-type="float">
            <text:p>328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58" calcext:value-type="float">
            <text:p>80,58</text:p>
          </table:table-cell>
          <table:table-cell office:value-type="float" office:value="0" calcext:value-type="float">
            <text:p>0</text:p>
          </table:table-cell>
          <table:table-cell office:value-type="float" office:value="-4.88" calcext:value-type="float">
            <text:p>-4,88</text:p>
          </table:table-cell>
          <table:table-cell office:value-type="float" office:value="0" calcext:value-type="float">
            <text:p>0</text:p>
          </table:table-cell>
          <table:table-cell office:value-type="float" office:value="11.18" calcext:value-type="float">
            <text:p>11,18</text:p>
          </table:table-cell>
          <table:table-cell office:value-type="float" office:value="0" calcext:value-type="float">
            <text:p>0</text:p>
          </table:table-cell>
          <table:table-cell office:value-type="float" office:value="9.03" calcext:value-type="float">
            <text:p>9,03</text:p>
          </table:table-cell>
          <table:table-cell table:style-name="ce4" office:value-type="float" office:value="9810" calcext:value-type="float">
            <text:p>9810</text:p>
          </table:table-cell>
          <table:table-cell table:style-name="ce4" office:value-type="float" office:value="49246" calcext:value-type="float">
            <text:p>492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5.02" calcext:value-type="float">
            <text:p>285,0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3.98" calcext:value-type="float">
            <text:p>73,9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36" calcext:value-type="float">
            <text:p>9236</text:p>
          </table:table-cell>
          <table:table-cell table:style-name="ce4" office:value-type="float" office:value="46585" calcext:value-type="float">
            <text:p>465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7.66" calcext:value-type="float">
            <text:p>1067,66</text:p>
          </table:table-cell>
          <table:table-cell office:value-type="float" office:value="0" calcext:value-type="float">
            <text:p>0</text:p>
          </table:table-cell>
          <table:table-cell office:value-type="float" office:value="132.03" calcext:value-type="float">
            <text:p>13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15.26" calcext:value-type="float">
            <text:p>20415,26</text:p>
          </table:table-cell>
          <table:table-cell office:value-type="float" office:value="480.58" calcext:value-type="float">
            <text:p>480,58</text:p>
          </table:table-cell>
          <table:table-cell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float" office:value="0" calcext:value-type="float">
            <text:p>0</text:p>
          </table:table-cell>
          <table:table-cell office:value-type="float" office:value="9.08" calcext:value-type="float">
            <text:p>9,08</text:p>
          </table:table-cell>
          <table:table-cell office:value-type="float" office:value="0" calcext:value-type="float">
            <text:p>0</text:p>
          </table:table-cell>
          <table:table-cell office:value-type="float" office:value="22417.06" calcext:value-type="float">
            <text:p>22417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76" calcext:value-type="float">
            <text:p>119,76</text:p>
          </table:table-cell>
          <table:table-cell office:value-type="float" office:value="0" calcext:value-type="float">
            <text:p>0</text:p>
          </table:table-cell>
          <table:table-cell office:value-type="float" office:value="1693.23" calcext:value-type="float">
            <text:p>1693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.09" calcext:value-type="float">
            <text:p>495,09</text:p>
          </table:table-cell>
          <table:table-cell office:value-type="float" office:value="0" calcext:value-type="float">
            <text:p>0</text:p>
          </table:table-cell>
          <table:table-cell office:value-type="float" office:value="51.08" calcext:value-type="float">
            <text:p>51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644" calcext:value-type="float">
            <text:p>13644</text:p>
          </table:table-cell>
          <table:table-cell table:style-name="ce4" office:value-type="float" office:value="66317" calcext:value-type="float">
            <text:p>663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5.83" calcext:value-type="float">
            <text:p>55,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4.27" calcext:value-type="float">
            <text:p>14,2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53" calcext:value-type="float">
            <text:p>9153</text:p>
          </table:table-cell>
          <table:table-cell table:style-name="ce4" office:value-type="float" office:value="46386" calcext:value-type="float">
            <text:p>463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.52" calcext:value-type="float">
            <text:p>543,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9.75" calcext:value-type="float">
            <text:p>259,75</text:p>
          </table:table-cell>
          <table:table-cell office:value-type="float" office:value="41.18" calcext:value-type="float">
            <text:p>41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11" calcext:value-type="float">
            <text:p>95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45" calcext:value-type="float">
            <text:p>313,45</text:p>
          </table:table-cell>
          <table:table-cell office:value-type="float" office:value="32.32" calcext:value-type="float">
            <text:p>32,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315" calcext:value-type="float">
            <text:p>9315</text:p>
          </table:table-cell>
          <table:table-cell table:style-name="ce4" office:value-type="float" office:value="47209" calcext:value-type="float">
            <text:p>472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<text:s text:c="5"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.25" calcext:value-type="float">
            <text:p>83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office:value-type="float" office:value="305.16" calcext:value-type="float">
            <text:p>305,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.82" calcext:value-type="float">
            <text:p>26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" calcext:value-type="float">
            <text:p>4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230" calcext:value-type="float">
            <text:p>12230</text:p>
          </table:table-cell>
          <table:table-cell table:style-name="ce4" office:value-type="float" office:value="49315" calcext:value-type="float">
            <text:p>493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797.29" calcext:value-type="float">
            <text:p>16797,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29" calcext:value-type="float">
            <text:p>87,29</text:p>
          </table:table-cell>
          <table:table-cell office:value-type="float" office:value="0" calcext:value-type="float">
            <text:p>0</text:p>
          </table:table-cell>
          <table:table-cell office:value-type="float" office:value="342.56" calcext:value-type="float">
            <text:p>342,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6265.65" calcext:value-type="float">
            <text:p>66265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34" calcext:value-type="float">
            <text:p>296,34</text:p>
          </table:table-cell>
          <table:table-cell office:value-type="float" office:value="0" calcext:value-type="float">
            <text:p>0</text:p>
          </table:table-cell>
          <table:table-cell office:value-type="float" office:value="411.63" calcext:value-type="float">
            <text:p>411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860" calcext:value-type="float">
            <text:p>12860</text:p>
          </table:table-cell>
          <table:table-cell table:style-name="ce4" office:value-type="float" office:value="57357" calcext:value-type="float">
            <text:p>573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4.07" calcext:value-type="float">
            <text:p>604,07</text:p>
          </table:table-cell>
          <table:table-cell office:value-type="float" office:value="34.53" calcext:value-type="float">
            <text:p>34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office:value-type="float" office:value="3493.1" calcext:value-type="float">
            <text:p>3493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93" calcext:value-type="float">
            <text:p>9,93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.46" calcext:value-type="float">
            <text:p>47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8" calcext:value-type="float">
            <text:p>6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627" calcext:value-type="float">
            <text:p>9627</text:p>
          </table:table-cell>
          <table:table-cell table:style-name="ce4" office:value-type="float" office:value="48102" calcext:value-type="float">
            <text:p>481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3.97" calcext:value-type="float">
            <text:p>13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3" calcext:value-type="float">
            <text:p>201,3</text:p>
          </table:table-cell>
          <table:table-cell office:value-type="float" office:value="25.01" calcext:value-type="float">
            <text:p>25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28" calcext:value-type="float">
            <text:p>80,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.44" calcext:value-type="float">
            <text:p>24,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14" calcext:value-type="float">
            <text:p>9214</text:p>
          </table:table-cell>
          <table:table-cell table:style-name="ce4" office:value-type="float" office:value="46625" calcext:value-type="float">
            <text:p>46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7.22" calcext:value-type="float">
            <text:p>117,22</text:p>
          </table:table-cell>
          <table:table-cell office:value-type="float" office:value="0" calcext:value-type="float">
            <text:p>0</text:p>
          </table:table-cell>
          <table:table-cell office:value-type="float" office:value="979.16" calcext:value-type="float">
            <text:p>979,16</text:p>
          </table:table-cell>
          <table:table-cell office:value-type="float" office:value="6.15" calcext:value-type="float">
            <text:p>6,15</text:p>
          </table:table-cell>
          <table:table-cell office:value-type="float" office:value="0" calcext:value-type="float">
            <text:p>0</text:p>
          </table:table-cell>
          <table:table-cell office:value-type="float" office:value="27.57" calcext:value-type="float">
            <text:p>27,57</text:p>
          </table:table-cell>
          <table:table-cell office:value-type="float" office:value="1027.56" calcext:value-type="float">
            <text:p>1027,56</text:p>
          </table:table-cell>
          <table:table-cell office:value-type="float" office:value="76.25" calcext:value-type="float">
            <text:p>76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3.34" calcext:value-type="float">
            <text:p>1853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4" calcext:value-type="float">
            <text:p>64,4</text:p>
          </table:table-cell>
          <table:table-cell office:value-type="float" office:value="313.59" calcext:value-type="float">
            <text:p>313,59</text:p>
          </table:table-cell>
          <table:table-cell office:value-type="float" office:value="0" calcext:value-type="float">
            <text:p>0</text:p>
          </table:table-cell>
          <table:table-cell office:value-type="float" office:value="112.86" calcext:value-type="float">
            <text:p>112,86</text:p>
          </table:table-cell>
          <table:table-cell office:value-type="float" office:value="10.03" calcext:value-type="float">
            <text:p>10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77" calcext:value-type="float">
            <text:p>73,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640" calcext:value-type="float">
            <text:p>9640</text:p>
          </table:table-cell>
          <table:table-cell table:style-name="ce4" office:value-type="float" office:value="48410" calcext:value-type="float">
            <text:p>484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70.55" calcext:value-type="float">
            <text:p>55370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.57" calcext:value-type="float">
            <text:p>402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3.16" calcext:value-type="float">
            <text:p>55003,16</text:p>
          </table:table-cell>
          <table:table-cell office:value-type="float" office:value="0" calcext:value-type="float">
            <text:p>0</text:p>
          </table:table-cell>
          <table:table-cell office:value-type="float" office:value="664.29" calcext:value-type="float">
            <text:p>664,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38.9" calcext:value-type="float">
            <text:p>338,9</text:p>
          </table:table-cell>
          <table:table-cell office:value-type="float" office:value="0" calcext:value-type="float">
            <text:p>0</text:p>
          </table:table-cell>
          <table:table-cell office:value-type="float" office:value="83.95" calcext:value-type="float">
            <text:p>83,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1097" calcext:value-type="float">
            <text:p>21097</text:p>
          </table:table-cell>
          <table:table-cell table:style-name="ce4" office:value-type="float" office:value="128761" calcext:value-type="float">
            <text:p>1287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12" calcext:value-type="float">
            <text:p>132,12</text:p>
          </table:table-cell>
          <table:table-cell office:value-type="float" office:value="156.03" calcext:value-type="float">
            <text:p>156,0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4.57" calcext:value-type="float">
            <text:p>54,5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313" calcext:value-type="float">
            <text:p>9313</text:p>
          </table:table-cell>
          <table:table-cell table:style-name="ce4" office:value-type="float" office:value="46803" calcext:value-type="float">
            <text:p>468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77.23" calcext:value-type="float">
            <text:p>3077,23</text:p>
          </table:table-cell>
          <table:table-cell office:value-type="float" office:value="0" calcext:value-type="float">
            <text:p>0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office:value-type="float" office:value="70.15" calcext:value-type="float">
            <text:p>70,15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office:value-type="float" office:value="0" calcext:value-type="float">
            <text:p>0</text:p>
          </table:table-cell>
          <table:table-cell office:value-type="float" office:value="207.24" calcext:value-type="float">
            <text:p>207,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565" calcext:value-type="float">
            <text:p>9565</text:p>
          </table:table-cell>
          <table:table-cell table:style-name="ce4" office:value-type="float" office:value="48231" calcext:value-type="float">
            <text:p>482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63.77" calcext:value-type="float">
            <text:p>863,77</text:p>
          </table:table-cell>
          <table:table-cell office:value-type="float" office:value="85.82" calcext:value-type="float">
            <text:p>85,82</text:p>
          </table:table-cell>
          <table:table-cell office:value-type="float" office:value="0" calcext:value-type="float">
            <text:p>0</text:p>
          </table:table-cell>
          <table:table-cell office:value-type="float" office:value="670.69" calcext:value-type="float">
            <text:p>670,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9.75" calcext:value-type="float">
            <text:p>1849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.06" calcext:value-type="float">
            <text:p>38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75" calcext:value-type="float">
            <text:p>481,75</text:p>
          </table:table-cell>
          <table:table-cell office:value-type="float" office:value="9851.83" calcext:value-type="float">
            <text:p>9851,83</text:p>
          </table:table-cell>
          <table:table-cell office:value-type="float" office:value="444.65" calcext:value-type="float">
            <text:p>444,65</text:p>
          </table:table-cell>
          <table:table-cell office:value-type="float" office:value="22.61" calcext:value-type="float">
            <text:p>22,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47.28" calcext:value-type="float">
            <text:p>247,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75" calcext:value-type="float">
            <text:p>9575</text:p>
          </table:table-cell>
          <table:table-cell table:style-name="ce4" office:value-type="float" office:value="48779" calcext:value-type="float">
            <text:p>487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14.22" calcext:value-type="float">
            <text:p>214,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7.89" calcext:value-type="float">
            <text:p>427,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.11" calcext:value-type="float">
            <text:p>26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6" calcext:value-type="float">
            <text:p>79,9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203" calcext:value-type="float">
            <text:p>9203</text:p>
          </table:table-cell>
          <table:table-cell table:style-name="ce4" office:value-type="float" office:value="46799" calcext:value-type="float">
            <text:p>467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4.15" calcext:value-type="float">
            <text:p>2994,15</text:p>
          </table:table-cell>
          <table:table-cell office:value-type="float" office:value="0" calcext:value-type="float">
            <text:p>0</text:p>
          </table:table-cell>
          <table:table-cell office:value-type="float" office:value="196.33" calcext:value-type="float">
            <text:p>196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.74" calcext:value-type="float">
            <text:p>422,74</text:p>
          </table:table-cell>
          <table:table-cell office:value-type="float" office:value="1063.47" calcext:value-type="float">
            <text:p>1063,47</text:p>
          </table:table-cell>
          <table:table-cell office:value-type="float" office:value="42448.35" calcext:value-type="float">
            <text:p>42448,35</text:p>
          </table:table-cell>
          <table:table-cell office:value-type="float" office:value="841.77" calcext:value-type="float">
            <text:p>841,77</text:p>
          </table:table-cell>
          <table:table-cell office:value-type="float" office:value="0" calcext:value-type="float">
            <text:p>0</text:p>
          </table:table-cell>
          <table:table-cell office:value-type="float" office:value="7524.05" calcext:value-type="float">
            <text:p>7524,05</text:p>
          </table:table-cell>
          <table:table-cell office:value-type="float" office:value="154.82" calcext:value-type="float">
            <text:p>154,82</text:p>
          </table:table-cell>
          <table:table-cell office:value-type="float" office:value="0" calcext:value-type="float">
            <text:p>0</text:p>
          </table:table-cell>
          <table:table-cell office:value-type="float" office:value="19.31" calcext:value-type="float">
            <text:p>19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7" calcext:value-type="float">
            <text:p>17,67</text:p>
          </table:table-cell>
          <table:table-cell office:value-type="float" office:value="0" calcext:value-type="float">
            <text:p>0</text:p>
          </table:table-cell>
          <table:table-cell office:value-type="float" office:value="524.23" calcext:value-type="float">
            <text:p>524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0.26" calcext:value-type="float">
            <text:p>3650,26</text:p>
          </table:table-cell>
          <table:table-cell office:value-type="float" office:value="0" calcext:value-type="float">
            <text:p>0</text:p>
          </table:table-cell>
          <table:table-cell office:value-type="float" office:value="131.15" calcext:value-type="float">
            <text:p>131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65.4" calcext:value-type="float">
            <text:p>25665,4</text:p>
          </table:table-cell>
          <table:table-cell table:style-name="ce4" office:value-type="float" office:value="29364" calcext:value-type="float">
            <text:p>29364</text:p>
          </table:table-cell>
          <table:table-cell table:style-name="ce4" office:value-type="float" office:value="190819" calcext:value-type="float">
            <text:p>1908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864.4" calcext:value-type="float">
            <text:p>2864,4</text:p>
          </table:table-cell>
          <table:table-cell office:value-type="float" office:value="1457.27" calcext:value-type="float">
            <text:p>1457,27</text:p>
          </table:table-cell>
          <table:table-cell office:value-type="float" office:value="2300.5" calcext:value-type="float">
            <text:p>2300,5</text:p>
          </table:table-cell>
          <table:table-cell office:value-type="float" office:value="0" calcext:value-type="float">
            <text:p>0</text:p>
          </table:table-cell>
          <table:table-cell office:value-type="float" office:value="1476.68" calcext:value-type="float">
            <text:p>1476,68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72" calcext:value-type="float">
            <text:p>468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1.99" calcext:value-type="float">
            <text:p>3241,99</text:p>
          </table:table-cell>
          <table:table-cell office:value-type="float" office:value="0" calcext:value-type="float">
            <text:p>0</text:p>
          </table:table-cell>
          <table:table-cell office:value-type="float" office:value="54.14" calcext:value-type="float">
            <text:p>54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.71" calcext:value-type="float">
            <text:p>1105,71</text:p>
          </table:table-cell>
          <table:table-cell office:value-type="float" office:value="0" calcext:value-type="float">
            <text:p>0</text:p>
          </table:table-cell>
          <table:table-cell office:value-type="float" office:value="1299.62" calcext:value-type="float">
            <text:p>1299,62</text:p>
          </table:table-cell>
          <table:table-cell office:value-type="float" office:value="1177.51" calcext:value-type="float">
            <text:p>1177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32" calcext:value-type="float">
            <text:p>107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098" calcext:value-type="float">
            <text:p>11098</text:p>
          </table:table-cell>
          <table:table-cell table:style-name="ce4" office:value-type="float" office:value="54448" calcext:value-type="float">
            <text:p>544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.74" calcext:value-type="float">
            <text:p>74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.97" calcext:value-type="float">
            <text:p>34,9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2.68" calcext:value-type="float">
            <text:p>52,6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81" calcext:value-type="float">
            <text:p>9181</text:p>
          </table:table-cell>
          <table:table-cell table:style-name="ce4" office:value-type="float" office:value="46491" calcext:value-type="float">
            <text:p>464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4.31" calcext:value-type="float">
            <text:p>784,31</text:p>
          </table:table-cell>
          <table:table-cell office:value-type="float" office:value="25.12" calcext:value-type="float">
            <text:p>25,12</text:p>
          </table:table-cell>
          <table:table-cell office:value-type="float" office:value="1377.04" calcext:value-type="float">
            <text:p>1377,04</text:p>
          </table:table-cell>
          <table:table-cell office:value-type="float" office:value="7957.1" calcext:value-type="float">
            <text:p>7957,1</text:p>
          </table:table-cell>
          <table:table-cell office:value-type="float" office:value="0" calcext:value-type="float">
            <text:p>0</text:p>
          </table:table-cell>
          <table:table-cell office:value-type="float" office:value="10786.26" calcext:value-type="float">
            <text:p>10786,26</text:p>
          </table:table-cell>
          <table:table-cell office:value-type="float" office:value="1034.67" calcext:value-type="float">
            <text:p>1034,67</text:p>
          </table:table-cell>
          <table:table-cell office:value-type="float" office:value="105.17" calcext:value-type="float">
            <text:p>105,17</text:p>
          </table:table-cell>
          <table:table-cell office:value-type="float" office:value="99.74" calcext:value-type="float">
            <text:p>99,74</text:p>
          </table:table-cell>
          <table:table-cell office:value-type="float" office:value="0" calcext:value-type="float">
            <text:p>0</text:p>
          </table:table-cell>
          <table:table-cell office:value-type="float" office:value="46.06" calcext:value-type="float">
            <text:p>46,06</text:p>
          </table:table-cell>
          <table:table-cell office:value-type="float" office:value="1049.98" calcext:value-type="float">
            <text:p>1049,98</text:p>
          </table:table-cell>
          <table:table-cell office:value-type="float" office:value="3504" calcext:value-type="float">
            <text:p>3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.03" calcext:value-type="float">
            <text:p>1118,03</text:p>
          </table:table-cell>
          <table:table-cell office:value-type="float" office:value="0" calcext:value-type="float">
            <text:p>0</text:p>
          </table:table-cell>
          <table:table-cell office:value-type="float" office:value="21.37" calcext:value-type="float">
            <text:p>21,37</text:p>
          </table:table-cell>
          <table:table-cell office:value-type="float" office:value="0" calcext:value-type="float">
            <text:p>0</text:p>
          </table:table-cell>
          <table:table-cell office:value-type="float" office:value="2338.46" calcext:value-type="float">
            <text:p>2338,46</text:p>
          </table:table-cell>
          <table:table-cell office:value-type="float" office:value="869.95" calcext:value-type="float">
            <text:p>869,95</text:p>
          </table:table-cell>
          <table:table-cell office:value-type="float" office:value="0" calcext:value-type="float">
            <text:p>0</text:p>
          </table:table-cell>
          <table:table-cell office:value-type="float" office:value="59.96" calcext:value-type="float">
            <text:p>59,96</text:p>
          </table:table-cell>
          <table:table-cell office:value-type="float" office:value="128.39" calcext:value-type="float">
            <text:p>128,39</text:p>
          </table:table-cell>
          <table:table-cell office:value-type="float" office:value="0" calcext:value-type="float">
            <text:p>0</text:p>
          </table:table-cell>
          <table:table-cell office:value-type="float" office:value="258.71" calcext:value-type="float">
            <text:p>258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1" calcext:value-type="float">
            <text:p>24,51</text:p>
          </table:table-cell>
          <table:table-cell table:style-name="ce4" office:value-type="float" office:value="12944" calcext:value-type="float">
            <text:p>12944</text:p>
          </table:table-cell>
          <table:table-cell table:style-name="ce4" office:value-type="float" office:value="65837" calcext:value-type="float">
            <text:p>658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5.88" calcext:value-type="float">
            <text:p>425,88</text:p>
          </table:table-cell>
          <table:table-cell office:value-type="float" office:value="223.33" calcext:value-type="float">
            <text:p>223,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66" calcext:value-type="float">
            <text:p>-3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.64" calcext:value-type="float">
            <text:p>185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4" calcext:value-type="float">
            <text:p>8,14</text:p>
          </table:table-cell>
          <table:table-cell office:value-type="float" office:value="125.03" calcext:value-type="float">
            <text:p>125,03</text:p>
          </table:table-cell>
          <table:table-cell office:value-type="float" office:value="871.89" calcext:value-type="float">
            <text:p>871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4" calcext:value-type="float">
            <text:p>23,74</text:p>
          </table:table-cell>
          <table:table-cell office:value-type="float" office:value="0" calcext:value-type="float">
            <text:p>0</text:p>
          </table:table-cell>
          <table:table-cell office:value-type="float" office:value="5.49" calcext:value-type="float">
            <text:p>5,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79" calcext:value-type="float">
            <text:p>9279</text:p>
          </table:table-cell>
          <table:table-cell table:style-name="ce4" office:value-type="float" office:value="46910" calcext:value-type="float">
            <text:p>469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20.21" calcext:value-type="float">
            <text:p>3320,21</text:p>
          </table:table-cell>
          <table:table-cell office:value-type="float" office:value="6.04" calcext:value-type="float">
            <text:p>6,04</text:p>
          </table:table-cell>
          <table:table-cell office:value-type="float" office:value="6.77" calcext:value-type="float">
            <text:p>6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11" calcext:value-type="float">
            <text:p>110,11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3.19" calcext:value-type="float">
            <text:p>1213,19</text:p>
          </table:table-cell>
          <table:table-cell office:value-type="float" office:value="61.96" calcext:value-type="float">
            <text:p>61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37" calcext:value-type="float">
            <text:p>11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66" calcext:value-type="float">
            <text:p>205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7" calcext:value-type="float">
            <text:p>8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83" calcext:value-type="float">
            <text:p>9283</text:p>
          </table:table-cell>
          <table:table-cell table:style-name="ce4" office:value-type="float" office:value="44307" calcext:value-type="float">
            <text:p>443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002.16" calcext:value-type="float">
            <text:p>41002,16</text:p>
          </table:table-cell>
          <table:table-cell office:value-type="float" office:value="24981.04" calcext:value-type="float">
            <text:p>24981,04</text:p>
          </table:table-cell>
          <table:table-cell office:value-type="float" office:value="1614.58" calcext:value-type="float">
            <text:p>1614,58</text:p>
          </table:table-cell>
          <table:table-cell office:value-type="float" office:value="1177.31" calcext:value-type="float">
            <text:p>1177,31</text:p>
          </table:table-cell>
          <table:table-cell office:value-type="float" office:value="0" calcext:value-type="float">
            <text:p>0</text:p>
          </table:table-cell>
          <table:table-cell office:value-type="float" office:value="7898.1" calcext:value-type="float">
            <text:p>7898,1</text:p>
          </table:table-cell>
          <table:table-cell office:value-type="float" office:value="782.27" calcext:value-type="float">
            <text:p>782,27</text:p>
          </table:table-cell>
          <table:table-cell office:value-type="float" office:value="842.9" calcext:value-type="float">
            <text:p>842,9</text:p>
          </table:table-cell>
          <table:table-cell office:value-type="float" office:value="-367.29" calcext:value-type="float">
            <text:p>-367,29</text:p>
          </table:table-cell>
          <table:table-cell office:value-type="float" office:value="0" calcext:value-type="float">
            <text:p>0</text:p>
          </table:table-cell>
          <table:table-cell office:value-type="float" office:value="889.79" calcext:value-type="float">
            <text:p>889,79</text:p>
          </table:table-cell>
          <table:table-cell office:value-type="float" office:value="1437.39" calcext:value-type="float">
            <text:p>1437,39</text:p>
          </table:table-cell>
          <table:table-cell office:value-type="float" office:value="501.3" calcext:value-type="float">
            <text:p>501,3</text:p>
          </table:table-cell>
          <table:table-cell office:value-type="float" office:value="29773.25" calcext:value-type="float">
            <text:p>29773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2" calcext:value-type="float">
            <text:p>84,62</text:p>
          </table:table-cell>
          <table:table-cell office:value-type="float" office:value="530.63" calcext:value-type="float">
            <text:p>530,63</text:p>
          </table:table-cell>
          <table:table-cell office:value-type="float" office:value="34816.97" calcext:value-type="float">
            <text:p>34816,97</text:p>
          </table:table-cell>
          <table:table-cell office:value-type="float" office:value="1222.44" calcext:value-type="float">
            <text:p>1222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.72" calcext:value-type="float">
            <text:p>1291,72</text:p>
          </table:table-cell>
          <table:table-cell office:value-type="float" office:value="133.04" calcext:value-type="float">
            <text:p>133,04</text:p>
          </table:table-cell>
          <table:table-cell office:value-type="float" office:value="1743.65" calcext:value-type="float">
            <text:p>1743,65</text:p>
          </table:table-cell>
          <table:table-cell office:value-type="float" office:value="0" calcext:value-type="float">
            <text:p>0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5" calcext:value-type="float">
            <text:p>10,55</text:p>
          </table:table-cell>
          <table:table-cell office:value-type="float" office:value="442.49" calcext:value-type="float">
            <text:p>442,49</text:p>
          </table:table-cell>
          <table:table-cell table:style-name="ce4" office:value-type="float" office:value="21912" calcext:value-type="float">
            <text:p>21912</text:p>
          </table:table-cell>
          <table:table-cell table:style-name="ce4" office:value-type="float" office:value="89295" calcext:value-type="float">
            <text:p>892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34.31" calcext:value-type="float">
            <text:p>1234,31</text:p>
          </table:table-cell>
          <table:table-cell office:value-type="float" office:value="0" calcext:value-type="float">
            <text:p>0</text:p>
          </table:table-cell>
          <table:table-cell office:value-type="float" office:value="114.75" calcext:value-type="float">
            <text:p>114,75</text:p>
          </table:table-cell>
          <table:table-cell office:value-type="float" office:value="258.25" calcext:value-type="float">
            <text:p>258,25</text:p>
          </table:table-cell>
          <table:table-cell office:value-type="float" office:value="0" calcext:value-type="float">
            <text:p>0</text:p>
          </table:table-cell>
          <table:table-cell office:value-type="float" office:value="55.24" calcext:value-type="float">
            <text:p>55,24</text:p>
          </table:table-cell>
          <table:table-cell office:value-type="float" office:value="112.25" calcext:value-type="float">
            <text:p>112,25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84" calcext:value-type="float">
            <text:p>129,84</text:p>
          </table:table-cell>
          <table:table-cell office:value-type="float" office:value="260.06" calcext:value-type="float">
            <text:p>260,06</text:p>
          </table:table-cell>
          <table:table-cell office:value-type="float" office:value="332.79" calcext:value-type="float">
            <text:p>332,79</text:p>
          </table:table-cell>
          <table:table-cell office:value-type="float" office:value="0" calcext:value-type="float">
            <text:p>0</text:p>
          </table:table-cell>
          <table:table-cell office:value-type="float" office:value="110.26" calcext:value-type="float">
            <text:p>110,26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,3</text:p>
          </table:table-cell>
          <table:table-cell office:value-type="float" office:value="0" calcext:value-type="float">
            <text:p>0</text:p>
          </table:table-cell>
          <table:table-cell office:value-type="float" office:value="4748.9" calcext:value-type="float">
            <text:p>4748,9</text:p>
          </table:table-cell>
          <table:table-cell office:value-type="float" office:value="-429.51" calcext:value-type="float">
            <text:p>-429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.79" calcext:value-type="float">
            <text:p>549,79</text:p>
          </table:table-cell>
          <table:table-cell office:value-type="float" office:value="0" calcext:value-type="float">
            <text:p>0</text:p>
          </table:table-cell>
          <table:table-cell office:value-type="float" office:value="30.38" calcext:value-type="float">
            <text:p>30,38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07" calcext:value-type="float">
            <text:p>9707</text:p>
          </table:table-cell>
          <table:table-cell table:style-name="ce4" office:value-type="float" office:value="48033" calcext:value-type="float">
            <text:p>480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41.47" calcext:value-type="float">
            <text:p>1741,47</text:p>
          </table:table-cell>
          <table:table-cell office:value-type="float" office:value="396.86" calcext:value-type="float">
            <text:p>396,86</text:p>
          </table:table-cell>
          <table:table-cell office:value-type="float" office:value="10080.91" calcext:value-type="float">
            <text:p>10080,91</text:p>
          </table:table-cell>
          <table:table-cell office:value-type="float" office:value="1116.21" calcext:value-type="float">
            <text:p>1116,21</text:p>
          </table:table-cell>
          <table:table-cell office:value-type="float" office:value="4479.46" calcext:value-type="float">
            <text:p>4479,46</text:p>
          </table:table-cell>
          <table:table-cell office:value-type="float" office:value="99.06" calcext:value-type="float">
            <text:p>99,06</text:p>
          </table:table-cell>
          <table:table-cell office:value-type="float" office:value="1851.49" calcext:value-type="float">
            <text:p>1851,49</text:p>
          </table:table-cell>
          <table:table-cell office:value-type="float" office:value="393.9" calcext:value-type="float">
            <text:p>393,9</text:p>
          </table:table-cell>
          <table:table-cell office:value-type="float" office:value="286.62" calcext:value-type="float">
            <text:p>28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0.67" calcext:value-type="float">
            <text:p>20640,67</text:p>
          </table:table-cell>
          <table:table-cell office:value-type="float" office:value="0" calcext:value-type="float">
            <text:p>0</text:p>
          </table:table-cell>
          <table:table-cell office:value-type="float" office:value="2028.04" calcext:value-type="float">
            <text:p>2028,04</text:p>
          </table:table-cell>
          <table:table-cell office:value-type="float" office:value="0" calcext:value-type="float">
            <text:p>0</text:p>
          </table:table-cell>
          <table:table-cell office:value-type="float" office:value="1533.13" calcext:value-type="float">
            <text:p>1533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18" calcext:value-type="float">
            <text:p>-59,18</text:p>
          </table:table-cell>
          <table:table-cell office:value-type="float" office:value="1562.56" calcext:value-type="float">
            <text:p>1562,56</text:p>
          </table:table-cell>
          <table:table-cell office:value-type="float" office:value="13310.37" calcext:value-type="float">
            <text:p>13310,37</text:p>
          </table:table-cell>
          <table:table-cell office:value-type="float" office:value="3565.1" calcext:value-type="float">
            <text:p>3565,1</text:p>
          </table:table-cell>
          <table:table-cell office:value-type="float" office:value="987.52" calcext:value-type="float">
            <text:p>987,52</text:p>
          </table:table-cell>
          <table:table-cell office:value-type="float" office:value="0" calcext:value-type="float">
            <text:p>0</text:p>
          </table:table-cell>
          <table:table-cell office:value-type="float" office:value="-161.15" calcext:value-type="float">
            <text:p>-161,15</text:p>
          </table:table-cell>
          <table:table-cell office:value-type="float" office:value="3.71" calcext:value-type="float">
            <text:p>3,71</text:p>
          </table:table-cell>
          <table:table-cell office:value-type="float" office:value="314.72" calcext:value-type="float">
            <text:p>314,72</text:p>
          </table:table-cell>
          <table:table-cell office:value-type="float" office:value="0" calcext:value-type="float">
            <text:p>0</text:p>
          </table:table-cell>
          <table:table-cell office:value-type="float" office:value="56.12" calcext:value-type="float">
            <text:p>56,12</text:p>
          </table:table-cell>
          <table:table-cell table:style-name="ce4" office:value-type="float" office:value="14195" calcext:value-type="float">
            <text:p>14195</text:p>
          </table:table-cell>
          <table:table-cell table:style-name="ce4" office:value-type="float" office:value="79469" calcext:value-type="float">
            <text:p>794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14.8" calcext:value-type="float">
            <text:p>11714,8</text:p>
          </table:table-cell>
          <table:table-cell office:value-type="float" office:value="70.7" calcext:value-type="float">
            <text:p>70,7</text:p>
          </table:table-cell>
          <table:table-cell office:value-type="float" office:value="0" calcext:value-type="float">
            <text:p>0</text:p>
          </table:table-cell>
          <table:table-cell office:value-type="float" office:value="170.64" calcext:value-type="float">
            <text:p>170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0.33" calcext:value-type="float">
            <text:p>5770,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3.7" calcext:value-type="float">
            <text:p>83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141" calcext:value-type="float">
            <text:p>11141</text:p>
          </table:table-cell>
          <table:table-cell table:style-name="ce4" office:value-type="float" office:value="55571" calcext:value-type="float">
            <text:p>55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236.43" calcext:value-type="float">
            <text:p>19236,43</text:p>
          </table:table-cell>
          <table:table-cell office:value-type="float" office:value="0" calcext:value-type="float">
            <text:p>0</text:p>
          </table:table-cell>
          <table:table-cell office:value-type="float" office:value="-305.25" calcext:value-type="float">
            <text:p>-305,25</text:p>
          </table:table-cell>
          <table:table-cell office:value-type="float" office:value="1649.23" calcext:value-type="float">
            <text:p>1649,23</text:p>
          </table:table-cell>
          <table:table-cell office:value-type="float" office:value="0" calcext:value-type="float">
            <text:p>0</text:p>
          </table:table-cell>
          <table:table-cell office:value-type="float" office:value="1572.98" calcext:value-type="float">
            <text:p>1572,98</text:p>
          </table:table-cell>
          <table:table-cell office:value-type="float" office:value="49.42" calcext:value-type="float">
            <text:p>49,42</text:p>
          </table:table-cell>
          <table:table-cell office:value-type="float" office:value="1225.8" calcext:value-type="float">
            <text:p>1225,8</text:p>
          </table:table-cell>
          <table:table-cell office:value-type="float" office:value="113.59" calcext:value-type="float">
            <text:p>113,59</text:p>
          </table:table-cell>
          <table:table-cell office:value-type="float" office:value="0" calcext:value-type="float">
            <text:p>0</text:p>
          </table:table-cell>
          <table:table-cell office:value-type="float" office:value="1661.96" calcext:value-type="float">
            <text:p>1661,96</text:p>
          </table:table-cell>
          <table:table-cell office:value-type="float" office:value="3438.41" calcext:value-type="float">
            <text:p>3438,41</text:p>
          </table:table-cell>
          <table:table-cell office:value-type="float" office:value="180.27" calcext:value-type="float">
            <text:p>180,27</text:p>
          </table:table-cell>
          <table:table-cell office:value-type="float" office:value="384.36" calcext:value-type="float">
            <text:p>384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93" calcext:value-type="float">
            <text:p>473,93</text:p>
          </table:table-cell>
          <table:table-cell office:value-type="float" office:value="38.5" calcext:value-type="float">
            <text:p>38,5</text:p>
          </table:table-cell>
          <table:table-cell office:value-type="float" office:value="48239.89" calcext:value-type="float">
            <text:p>48239,89</text:p>
          </table:table-cell>
          <table:table-cell office:value-type="float" office:value="1740.88" calcext:value-type="float">
            <text:p>1740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3.55" calcext:value-type="float">
            <text:p>5713,55</text:p>
          </table:table-cell>
          <table:table-cell office:value-type="float" office:value="0" calcext:value-type="float">
            <text:p>0</text:p>
          </table:table-cell>
          <table:table-cell office:value-type="float" office:value="1615.11" calcext:value-type="float">
            <text:p>1615,11</text:p>
          </table:table-cell>
          <table:table-cell office:value-type="float" office:value="0" calcext:value-type="float">
            <text:p>0</text:p>
          </table:table-cell>
          <table:table-cell office:value-type="float" office:value="322.86" calcext:value-type="float">
            <text:p>322,86</text:p>
          </table:table-cell>
          <table:table-cell office:value-type="float" office:value="0" calcext:value-type="float">
            <text:p>0</text:p>
          </table:table-cell>
          <table:table-cell office:value-type="float" office:value="1141.21" calcext:value-type="float">
            <text:p>1141,21</text:p>
          </table:table-cell>
          <table:table-cell table:style-name="ce4" office:value-type="float" office:value="15672" calcext:value-type="float">
            <text:p>15672</text:p>
          </table:table-cell>
          <table:table-cell table:style-name="ce4" office:value-type="float" office:value="70223" calcext:value-type="float">
            <text:p>702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56.31" calcext:value-type="float">
            <text:p>1556,31</text:p>
          </table:table-cell>
          <table:table-cell office:value-type="float" office:value="11693.16" calcext:value-type="float">
            <text:p>11693,16</text:p>
          </table:table-cell>
          <table:table-cell office:value-type="float" office:value="0" calcext:value-type="float">
            <text:p>0</text:p>
          </table:table-cell>
          <table:table-cell office:value-type="float" office:value="947.29" calcext:value-type="float">
            <text:p>947,29</text:p>
          </table:table-cell>
          <table:table-cell office:value-type="float" office:value="0" calcext:value-type="float">
            <text:p>0</text:p>
          </table:table-cell>
          <table:table-cell office:value-type="float" office:value="514.91" calcext:value-type="float">
            <text:p>514,91</text:p>
          </table:table-cell>
          <table:table-cell office:value-type="float" office:value="962.11" calcext:value-type="float">
            <text:p>962,11</text:p>
          </table:table-cell>
          <table:table-cell office:value-type="float" office:value="324.64" calcext:value-type="float">
            <text:p>324,64</text:p>
          </table:table-cell>
          <table:table-cell office:value-type="float" office:value="21.95" calcext:value-type="float">
            <text:p>21,95</text:p>
          </table:table-cell>
          <table:table-cell office:value-type="float" office:value="0" calcext:value-type="float">
            <text:p>0</text:p>
          </table:table-cell>
          <table:table-cell office:value-type="float" office:value="1179.13" calcext:value-type="float">
            <text:p>1179,13</text:p>
          </table:table-cell>
          <table:table-cell office:value-type="float" office:value="446.89" calcext:value-type="float">
            <text:p>446,89</text:p>
          </table:table-cell>
          <table:table-cell office:value-type="float" office:value="0" calcext:value-type="float">
            <text:p>0</text:p>
          </table:table-cell>
          <table:table-cell office:value-type="float" office:value="14777.86" calcext:value-type="float">
            <text:p>14777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27" calcext:value-type="float">
            <text:p>123,27</text:p>
          </table:table-cell>
          <table:table-cell office:value-type="float" office:value="100.3" calcext:value-type="float">
            <text:p>100,3</text:p>
          </table:table-cell>
          <table:table-cell office:value-type="float" office:value="5079.97" calcext:value-type="float">
            <text:p>5079,97</text:p>
          </table:table-cell>
          <table:table-cell office:value-type="float" office:value="1317.6" calcext:value-type="float">
            <text:p>1317,6</text:p>
          </table:table-cell>
          <table:table-cell office:value-type="float" office:value="957.97" calcext:value-type="float">
            <text:p>957,97</text:p>
          </table:table-cell>
          <table:table-cell office:value-type="float" office:value="0" calcext:value-type="float">
            <text:p>0</text:p>
          </table:table-cell>
          <table:table-cell office:value-type="float" office:value="1499.58" calcext:value-type="float">
            <text:p>1499,58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62.46" calcext:value-type="float">
            <text:p>62,46</text:p>
          </table:table-cell>
          <table:table-cell office:value-type="float" office:value="0" calcext:value-type="float">
            <text:p>0</text:p>
          </table:table-cell>
          <table:table-cell office:value-type="float" office:value="70.32" calcext:value-type="float">
            <text:p>70,32</text:p>
          </table:table-cell>
          <table:table-cell table:style-name="ce4" office:value-type="float" office:value="12732" calcext:value-type="float">
            <text:p>12732</text:p>
          </table:table-cell>
          <table:table-cell table:style-name="ce4" office:value-type="float" office:value="56427" calcext:value-type="float">
            <text:p>564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36" calcext:value-type="float">
            <text:p>21,36</text:p>
          </table:table-cell>
          <table:table-cell office:value-type="float" office:value="94.49" calcext:value-type="float">
            <text:p>94,49</text:p>
          </table:table-cell>
          <table:table-cell office:value-type="float" office:value="20.79" calcext:value-type="float">
            <text:p>20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95" calcext:value-type="float">
            <text:p>130,95</text:p>
          </table:table-cell>
          <table:table-cell office:value-type="float" office:value="21.62" calcext:value-type="float">
            <text:p>21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.48" calcext:value-type="float">
            <text:p>83,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.38" calcext:value-type="float">
            <text:p>38,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.68" calcext:value-type="float">
            <text:p>45,68</text:p>
          </table:table-cell>
          <table:table-cell table:style-name="ce4" office:value-type="float" office:value="9231" calcext:value-type="float">
            <text:p>9231</text:p>
          </table:table-cell>
          <table:table-cell table:style-name="ce4" office:value-type="float" office:value="46777" calcext:value-type="float">
            <text:p>467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04.09" calcext:value-type="float">
            <text:p>2604,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85.85" calcext:value-type="float">
            <text:p>685,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08.11" calcext:value-type="float">
            <text:p>4208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3.01" calcext:value-type="float">
            <text:p>513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0.67" calcext:value-type="float">
            <text:p>5080,67</text:p>
          </table:table-cell>
          <table:table-cell table:style-name="ce4" office:value-type="float" office:value="11837" calcext:value-type="float">
            <text:p>11837</text:p>
          </table:table-cell>
          <table:table-cell table:style-name="ce4" office:value-type="float" office:value="70376" calcext:value-type="float">
            <text:p>703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04.01" calcext:value-type="float">
            <text:p>204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.78" calcext:value-type="float">
            <text:p>273,78</text:p>
          </table:table-cell>
          <table:table-cell office:value-type="float" office:value="16.26" calcext:value-type="float">
            <text:p>16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29" calcext:value-type="float">
            <text:p>334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97" calcext:value-type="float">
            <text:p>102,9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" calcext:value-type="float">
            <text:p>3,46</text:p>
          </table:table-cell>
          <table:table-cell office:value-type="float" office:value="68.71" calcext:value-type="float">
            <text:p>68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8" calcext:value-type="float">
            <text:p>11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01" calcext:value-type="float">
            <text:p>9201</text:p>
          </table:table-cell>
          <table:table-cell table:style-name="ce4" office:value-type="float" office:value="46550" calcext:value-type="float">
            <text:p>465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86.95" calcext:value-type="float">
            <text:p>1286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office:value-type="float" office:value="7838.36" calcext:value-type="float">
            <text:p>7838,36</text:p>
          </table:table-cell>
          <table:table-cell office:value-type="float" office:value="108.42" calcext:value-type="float">
            <text:p>108,42</text:p>
          </table:table-cell>
          <table:table-cell office:value-type="float" office:value="0" calcext:value-type="float">
            <text:p>0</text:p>
          </table:table-cell>
          <table:table-cell office:value-type="float" office:value="29.43" calcext:value-type="float">
            <text:p>29,4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6.14" calcext:value-type="float">
            <text:p>116,14</text:p>
          </table:table-cell>
          <table:table-cell table:style-name="ce4" office:value-type="float" office:value="10614" calcext:value-type="float">
            <text:p>10614</text:p>
          </table:table-cell>
          <table:table-cell table:style-name="ce4" office:value-type="float" office:value="49988" calcext:value-type="float">
            <text:p>499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0.99" calcext:value-type="float">
            <text:p>1280,99</text:p>
          </table:table-cell>
          <table:table-cell office:value-type="float" office:value="0" calcext:value-type="float">
            <text:p>0</text:p>
          </table:table-cell>
          <table:table-cell office:value-type="float" office:value="1959.07" calcext:value-type="float">
            <text:p>1959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4" calcext:value-type="float">
            <text:p>22,14</text:p>
          </table:table-cell>
          <table:table-cell office:value-type="float" office:value="0" calcext:value-type="float">
            <text:p>0</text:p>
          </table:table-cell>
          <table:table-cell office:value-type="float" office:value="47.37" calcext:value-type="float">
            <text:p>47,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0.8" calcext:value-type="float">
            <text:p>2610,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1.35" calcext:value-type="float">
            <text:p>101,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911" calcext:value-type="float">
            <text:p>9911</text:p>
          </table:table-cell>
          <table:table-cell table:style-name="ce4" office:value-type="float" office:value="49713" calcext:value-type="float">
            <text:p>49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698.47" calcext:value-type="float">
            <text:p>18698,47</text:p>
          </table:table-cell>
          <table:table-cell office:value-type="float" office:value="0" calcext:value-type="float">
            <text:p>0</text:p>
          </table:table-cell>
          <table:table-cell office:value-type="float" office:value="27.63" calcext:value-type="float">
            <text:p>27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9.79" calcext:value-type="float">
            <text:p>1969,79</text:p>
          </table:table-cell>
          <table:table-cell office:value-type="float" office:value="89.31" calcext:value-type="float">
            <text:p>89,31</text:p>
          </table:table-cell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8" calcext:value-type="float">
            <text:p>12,38</text:p>
          </table:table-cell>
          <table:table-cell office:value-type="float" office:value="0" calcext:value-type="float">
            <text:p>0</text:p>
          </table:table-cell>
          <table:table-cell office:value-type="float" office:value="143.05" calcext:value-type="float">
            <text:p>143,05</text:p>
          </table:table-cell>
          <table:table-cell office:value-type="float" office:value="0" calcext:value-type="float">
            <text:p>0</text:p>
          </table:table-cell>
          <table:table-cell office:value-type="float" office:value="39.81" calcext:value-type="float">
            <text:p>39,81</text:p>
          </table:table-cell>
          <table:table-cell office:value-type="float" office:value="0" calcext:value-type="float">
            <text:p>0</text:p>
          </table:table-cell>
          <table:table-cell office:value-type="float" office:value="591.97" calcext:value-type="float">
            <text:p>591,97</text:p>
          </table:table-cell>
          <table:table-cell office:value-type="float" office:value="0" calcext:value-type="float">
            <text:p>0</text:p>
          </table:table-cell>
          <table:table-cell office:value-type="float" office:value="32791.82" calcext:value-type="float">
            <text:p>32791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97" calcext:value-type="float">
            <text:p>40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8" calcext:value-type="float">
            <text:p>33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136" calcext:value-type="float">
            <text:p>12136</text:p>
          </table:table-cell>
          <table:table-cell table:style-name="ce4" office:value-type="float" office:value="57942" calcext:value-type="float">
            <text:p>579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32.31" calcext:value-type="float">
            <text:p>8932,31</text:p>
          </table:table-cell>
          <table:table-cell office:value-type="float" office:value="19.45" calcext:value-type="float">
            <text:p>19,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67.3" calcext:value-type="float">
            <text:p>4567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0.57" calcext:value-type="float">
            <text:p>560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.22" calcext:value-type="float">
            <text:p>432,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0952" calcext:value-type="float">
            <text:p>10952</text:p>
          </table:table-cell>
          <table:table-cell table:style-name="ce4" office:value-type="float" office:value="55608" calcext:value-type="float">
            <text:p>556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30.5" calcext:value-type="float">
            <text:p>6530,5</text:p>
          </table:table-cell>
          <table:table-cell office:value-type="float" office:value="0" calcext:value-type="float">
            <text:p>0</text:p>
          </table:table-cell>
          <table:table-cell office:value-type="float" office:value="557.23" calcext:value-type="float">
            <text:p>557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29" calcext:value-type="float">
            <text:p>20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7.39" calcext:value-type="float">
            <text:p>11557,3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847" calcext:value-type="float">
            <text:p>10847</text:p>
          </table:table-cell>
          <table:table-cell table:style-name="ce4" office:value-type="float" office:value="58369" calcext:value-type="float">
            <text:p>583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2.13" calcext:value-type="float">
            <text:p>762,13</text:p>
          </table:table-cell>
          <table:table-cell office:value-type="float" office:value="236.45" calcext:value-type="float">
            <text:p>236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4" calcext:value-type="float">
            <text:p>3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2.82" calcext:value-type="float">
            <text:p>-332,82</text:p>
          </table:table-cell>
          <table:table-cell office:value-type="float" office:value="643.62" calcext:value-type="float">
            <text:p>643,62</text:p>
          </table:table-cell>
          <table:table-cell office:value-type="float" office:value="0" calcext:value-type="float">
            <text:p>0</text:p>
          </table:table-cell>
          <table:table-cell office:value-type="float" office:value="3965.09" calcext:value-type="float">
            <text:p>3965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9.07" calcext:value-type="float">
            <text:p>729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67" calcext:value-type="float">
            <text:p>-122,67</text:p>
          </table:table-cell>
          <table:table-cell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0" calcext:value-type="float">
            <text:p>0</text:p>
          </table:table-cell>
          <table:table-cell office:value-type="float" office:value="38.26" calcext:value-type="float">
            <text:p>38,26</text:p>
          </table:table-cell>
          <table:table-cell table:style-name="ce4" office:value-type="float" office:value="9959" calcext:value-type="float">
            <text:p>9959</text:p>
          </table:table-cell>
          <table:table-cell table:style-name="ce4" office:value-type="float" office:value="50963" calcext:value-type="float">
            <text:p>509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67" calcext:value-type="float">
            <text:p>31,67</text:p>
          </table:table-cell>
          <table:table-cell office:value-type="float" office:value="3542.06" calcext:value-type="float">
            <text:p>3542,06</text:p>
          </table:table-cell>
          <table:table-cell office:value-type="float" office:value="5.77" calcext:value-type="float">
            <text:p>5,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.74" calcext:value-type="float">
            <text:p>11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.29" calcext:value-type="float">
            <text:p>60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57" calcext:value-type="float">
            <text:p>74,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652" calcext:value-type="float">
            <text:p>9652</text:p>
          </table:table-cell>
          <table:table-cell table:style-name="ce4" office:value-type="float" office:value="48851" calcext:value-type="float">
            <text:p>488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71" calcext:value-type="float">
            <text:p>7,71</text:p>
          </table:table-cell>
          <table:table-cell office:value-type="float" office:value="3.38" calcext:value-type="float">
            <text:p>3,38</text:p>
          </table:table-cell>
          <table:table-cell office:value-type="float" office:value="503.06" calcext:value-type="float">
            <text:p>503,06</text:p>
          </table:table-cell>
          <table:table-cell office:value-type="float" office:value="378.23" calcext:value-type="float">
            <text:p>378,23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21.64" calcext:value-type="float">
            <text:p>21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9.78" calcext:value-type="float">
            <text:p>619,78</text:p>
          </table:table-cell>
          <table:table-cell office:value-type="float" office:value="7.98" calcext:value-type="float">
            <text:p>7,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4.66" calcext:value-type="float">
            <text:p>64,6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365" calcext:value-type="float">
            <text:p>9365</text:p>
          </table:table-cell>
          <table:table-cell table:style-name="ce4" office:value-type="float" office:value="47818" calcext:value-type="float">
            <text:p>478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.75" calcext:value-type="float">
            <text:p>105,75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06.03" calcext:value-type="float">
            <text:p>13806,03</text:p>
          </table:table-cell>
          <table:table-cell office:value-type="float" office:value="230.82" calcext:value-type="float">
            <text:p>230,82</text:p>
          </table:table-cell>
          <table:table-cell office:value-type="float" office:value="7.48" calcext:value-type="float">
            <text:p>7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45.68" calcext:value-type="float">
            <text:p>18045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2" calcext:value-type="float">
            <text:p>21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92" calcext:value-type="float">
            <text:p>281,92</text:p>
          </table:table-cell>
          <table:table-cell office:value-type="float" office:value="126.42" calcext:value-type="float">
            <text:p>126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84" calcext:value-type="float">
            <text:p>463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87" calcext:value-type="float">
            <text:p>52,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381" calcext:value-type="float">
            <text:p>12381</text:p>
          </table:table-cell>
          <table:table-cell table:style-name="ce4" office:value-type="float" office:value="60726" calcext:value-type="float">
            <text:p>607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11.06" calcext:value-type="float">
            <text:p>9011,06</text:p>
          </table:table-cell>
          <table:table-cell office:value-type="float" office:value="42.97" calcext:value-type="float">
            <text:p>42,97</text:p>
          </table:table-cell>
          <table:table-cell office:value-type="float" office:value="-386.75" calcext:value-type="float">
            <text:p>-386,75</text:p>
          </table:table-cell>
          <table:table-cell office:value-type="float" office:value="767.89" calcext:value-type="float">
            <text:p>767,89</text:p>
          </table:table-cell>
          <table:table-cell office:value-type="float" office:value="1025.83" calcext:value-type="float">
            <text:p>1025,83</text:p>
          </table:table-cell>
          <table:table-cell office:value-type="float" office:value="78920.97" calcext:value-type="float">
            <text:p>78920,97</text:p>
          </table:table-cell>
          <table:table-cell office:value-type="float" office:value="15237.56" calcext:value-type="float">
            <text:p>15237,56</text:p>
          </table:table-cell>
          <table:table-cell office:value-type="float" office:value="462.1" calcext:value-type="float">
            <text:p>462,1</text:p>
          </table:table-cell>
          <table:table-cell office:value-type="float" office:value="-1284.6" calcext:value-type="float">
            <text:p>-1284,6</text:p>
          </table:table-cell>
          <table:table-cell office:value-type="float" office:value="0" calcext:value-type="float">
            <text:p>0</text:p>
          </table:table-cell>
          <table:table-cell office:value-type="float" office:value="548.73" calcext:value-type="float">
            <text:p>548,73</text:p>
          </table:table-cell>
          <table:table-cell office:value-type="float" office:value="110.43" calcext:value-type="float">
            <text:p>110,43</text:p>
          </table:table-cell>
          <table:table-cell office:value-type="float" office:value="1728.06" calcext:value-type="float">
            <text:p>1728,06</text:p>
          </table:table-cell>
          <table:table-cell office:value-type="float" office:value="205.3" calcext:value-type="float">
            <text:p>205,3</text:p>
          </table:table-cell>
          <table:table-cell office:value-type="float" office:value="61649.54" calcext:value-type="float">
            <text:p>61649,54</text:p>
          </table:table-cell>
          <table:table-cell office:value-type="float" office:value="51.23" calcext:value-type="float">
            <text:p>51,23</text:p>
          </table:table-cell>
          <table:table-cell office:value-type="float" office:value="0" calcext:value-type="float">
            <text:p>0</text:p>
          </table:table-cell>
          <table:table-cell office:value-type="float" office:value="5918.7" calcext:value-type="float">
            <text:p>5918,7</text:p>
          </table:table-cell>
          <table:table-cell office:value-type="float" office:value="30.84" calcext:value-type="float">
            <text:p>30,84</text:p>
          </table:table-cell>
          <table:table-cell office:value-type="float" office:value="5248.04" calcext:value-type="float">
            <text:p>5248,04</text:p>
          </table:table-cell>
          <table:table-cell office:value-type="float" office:value="9682.71" calcext:value-type="float">
            <text:p>9682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2.71" calcext:value-type="float">
            <text:p>4692,71</text:p>
          </table:table-cell>
          <table:table-cell office:value-type="float" office:value="0" calcext:value-type="float">
            <text:p>0</text:p>
          </table:table-cell>
          <table:table-cell office:value-type="float" office:value="150.08" calcext:value-type="float">
            <text:p>150,08</text:p>
          </table:table-cell>
          <table:table-cell office:value-type="float" office:value="30.23" calcext:value-type="float">
            <text:p>30,23</text:p>
          </table:table-cell>
          <table:table-cell office:value-type="float" office:value="2713.38" calcext:value-type="float">
            <text:p>2713,38</text:p>
          </table:table-cell>
          <table:table-cell office:value-type="float" office:value="24259.43" calcext:value-type="float">
            <text:p>24259,43</text:p>
          </table:table-cell>
          <table:table-cell office:value-type="float" office:value="54.38" calcext:value-type="float">
            <text:p>54,38</text:p>
          </table:table-cell>
          <table:table-cell table:style-name="ce4" office:value-type="float" office:value="26047" calcext:value-type="float">
            <text:p>26047</text:p>
          </table:table-cell>
          <table:table-cell table:style-name="ce4" office:value-type="float" office:value="70091" calcext:value-type="float">
            <text:p>700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1.81" calcext:value-type="float">
            <text:p>21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16.5" calcext:value-type="float">
            <text:p>16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2.24" calcext:value-type="float">
            <text:p>82,2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78" calcext:value-type="float">
            <text:p>9178</text:p>
          </table:table-cell>
          <table:table-cell table:style-name="ce4" office:value-type="float" office:value="46440" calcext:value-type="float">
            <text:p>464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8.97" calcext:value-type="float">
            <text:p>458,97</text:p>
          </table:table-cell>
          <table:table-cell office:value-type="float" office:value="85.45" calcext:value-type="float">
            <text:p>85,45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,51</text:p>
          </table:table-cell>
          <table:table-cell office:value-type="float" office:value="60.18" calcext:value-type="float">
            <text:p>60,18</text:p>
          </table:table-cell>
          <table:table-cell office:value-type="float" office:value="397.6" calcext:value-type="float">
            <text:p>397,6</text:p>
          </table:table-cell>
          <table:table-cell office:value-type="float" office:value="304.59" calcext:value-type="float">
            <text:p>304,59</text:p>
          </table:table-cell>
          <table:table-cell office:value-type="float" office:value="8.84" calcext:value-type="float">
            <text:p>8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2" calcext:value-type="float">
            <text:p>72,82</text:p>
          </table:table-cell>
          <table:table-cell office:value-type="float" office:value="691.74" calcext:value-type="float">
            <text:p>691,74</text:p>
          </table:table-cell>
          <table:table-cell office:value-type="float" office:value="9.94" calcext:value-type="float">
            <text:p>9,94</text:p>
          </table:table-cell>
          <table:table-cell office:value-type="float" office:value="116.41" calcext:value-type="float">
            <text:p>116,41</text:p>
          </table:table-cell>
          <table:table-cell office:value-type="float" office:value="0" calcext:value-type="float">
            <text:p>0</text:p>
          </table:table-cell>
          <table:table-cell office:value-type="float" office:value="39.41" calcext:value-type="float">
            <text:p>39,4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office:value-type="float" office:value="227.77" calcext:value-type="float">
            <text:p>227,77</text:p>
          </table:table-cell>
          <table:table-cell office:value-type="float" office:value="132.46" calcext:value-type="float">
            <text:p>132,46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303.41" calcext:value-type="float">
            <text:p>303,41</text:p>
          </table:table-cell>
          <table:table-cell office:value-type="float" office:value="29.04" calcext:value-type="float">
            <text:p>29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7" calcext:value-type="float">
            <text:p>20,17</text:p>
          </table:table-cell>
          <table:table-cell office:value-type="float" office:value="12.57" calcext:value-type="float">
            <text:p>12,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537" calcext:value-type="float">
            <text:p>9537</text:p>
          </table:table-cell>
          <table:table-cell table:style-name="ce4" office:value-type="float" office:value="48103" calcext:value-type="float">
            <text:p>481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4.4" calcext:value-type="float">
            <text:p>1694,4</text:p>
          </table:table-cell>
          <table:table-cell office:value-type="float" office:value="1474.44" calcext:value-type="float">
            <text:p>1474,44</text:p>
          </table:table-cell>
          <table:table-cell office:value-type="float" office:value="2276.14" calcext:value-type="float">
            <text:p>2276,14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402.76" calcext:value-type="float">
            <text:p>402,76</text:p>
          </table:table-cell>
          <table:table-cell office:value-type="float" office:value="158.3" calcext:value-type="float">
            <text:p>158,3</text:p>
          </table:table-cell>
          <table:table-cell office:value-type="float" office:value="201.62" calcext:value-type="float">
            <text:p>201,62</text:p>
          </table:table-cell>
          <table:table-cell office:value-type="float" office:value="214.53" calcext:value-type="float">
            <text:p>214,53</text:p>
          </table:table-cell>
          <table:table-cell office:value-type="float" office:value="0" calcext:value-type="float">
            <text:p>0</text:p>
          </table:table-cell>
          <table:table-cell office:value-type="float" office:value="469.03" calcext:value-type="float">
            <text:p>469,03</text:p>
          </table:table-cell>
          <table:table-cell office:value-type="float" office:value="63.79" calcext:value-type="float">
            <text:p>63,79</text:p>
          </table:table-cell>
          <table:table-cell office:value-type="float" office:value="0" calcext:value-type="float">
            <text:p>0</text:p>
          </table:table-cell>
          <table:table-cell office:value-type="float" office:value="6623.09" calcext:value-type="float">
            <text:p>6623,09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,65</text:p>
          </table:table-cell>
          <table:table-cell office:value-type="float" office:value="0" calcext:value-type="float">
            <text:p>0</text:p>
          </table:table-cell>
          <table:table-cell office:value-type="float" office:value="76.74" calcext:value-type="float">
            <text:p>76,74</text:p>
          </table:table-cell>
          <table:table-cell office:value-type="float" office:value="72.65" calcext:value-type="float">
            <text:p>72,65</text:p>
          </table:table-cell>
          <table:table-cell office:value-type="float" office:value="3197.72" calcext:value-type="float">
            <text:p>3197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office:value-type="float" office:value="107.38" calcext:value-type="float">
            <text:p>107,38</text:p>
          </table:table-cell>
          <table:table-cell office:value-type="float" office:value="462.01" calcext:value-type="float">
            <text:p>462,01</text:p>
          </table:table-cell>
          <table:table-cell office:value-type="float" office:value="0" calcext:value-type="float">
            <text:p>0</text:p>
          </table:table-cell>
          <table:table-cell office:value-type="float" office:value="30.82" calcext:value-type="float">
            <text:p>30,82</text:p>
          </table:table-cell>
          <table:table-cell office:value-type="float" office:value="0" calcext:value-type="float">
            <text:p>0</text:p>
          </table:table-cell>
          <table:table-cell office:value-type="float" office:value="633.74" calcext:value-type="float">
            <text:p>633,74</text:p>
          </table:table-cell>
          <table:table-cell table:style-name="ce4" office:value-type="float" office:value="11164" calcext:value-type="float">
            <text:p>11164</text:p>
          </table:table-cell>
          <table:table-cell table:style-name="ce4" office:value-type="float" office:value="57121" calcext:value-type="float">
            <text:p>571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058.43" calcext:value-type="float">
            <text:p>28058,43</text:p>
          </table:table-cell>
          <table:table-cell office:value-type="float" office:value="6985.06" calcext:value-type="float">
            <text:p>6985,06</text:p>
          </table:table-cell>
          <table:table-cell office:value-type="float" office:value="2166.84" calcext:value-type="float">
            <text:p>2166,84</text:p>
          </table:table-cell>
          <table:table-cell office:value-type="float" office:value="24.37" calcext:value-type="float">
            <text:p>24,37</text:p>
          </table:table-cell>
          <table:table-cell office:value-type="float" office:value="6.19" calcext:value-type="float">
            <text:p>6,19</text:p>
          </table:table-cell>
          <table:table-cell office:value-type="float" office:value="573.23" calcext:value-type="float">
            <text:p>573,23</text:p>
          </table:table-cell>
          <table:table-cell office:value-type="float" office:value="181.92" calcext:value-type="float">
            <text:p>181,92</text:p>
          </table:table-cell>
          <table:table-cell office:value-type="float" office:value="301.13" calcext:value-type="float">
            <text:p>301,13</text:p>
          </table:table-cell>
          <table:table-cell office:value-type="float" office:value="892.43" calcext:value-type="float">
            <text:p>892,43</text:p>
          </table:table-cell>
          <table:table-cell office:value-type="float" office:value="0" calcext:value-type="float">
            <text:p>0</text:p>
          </table:table-cell>
          <table:table-cell office:value-type="float" office:value="979.95" calcext:value-type="float">
            <text:p>979,95</text:p>
          </table:table-cell>
          <table:table-cell office:value-type="float" office:value="98.82" calcext:value-type="float">
            <text:p>98,82</text:p>
          </table:table-cell>
          <table:table-cell office:value-type="float" office:value="356" calcext:value-type="float">
            <text:p>356</text:p>
          </table:table-cell>
          <table:table-cell office:value-type="float" office:value="2844.17" calcext:value-type="float">
            <text:p>2844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33" calcext:value-type="float">
            <text:p>151,33</text:p>
          </table:table-cell>
          <table:table-cell office:value-type="float" office:value="20.4" calcext:value-type="float">
            <text:p>20,4</text:p>
          </table:table-cell>
          <table:table-cell office:value-type="float" office:value="20347.37" calcext:value-type="float">
            <text:p>20347,37</text:p>
          </table:table-cell>
          <table:table-cell office:value-type="float" office:value="846.7" calcext:value-type="float">
            <text:p>846,7</text:p>
          </table:table-cell>
          <table:table-cell office:value-type="float" office:value="1405.44" calcext:value-type="float">
            <text:p>1405,44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,56</text:p>
          </table:table-cell>
          <table:table-cell office:value-type="float" office:value="0" calcext:value-type="float">
            <text:p>0</text:p>
          </table:table-cell>
          <table:table-cell office:value-type="float" office:value="431.27" calcext:value-type="float">
            <text:p>431,27</text:p>
          </table:table-cell>
          <table:table-cell office:value-type="float" office:value="0" calcext:value-type="float">
            <text:p>0</text:p>
          </table:table-cell>
          <table:table-cell office:value-type="float" office:value="35.43" calcext:value-type="float">
            <text:p>35,43</text:p>
          </table:table-cell>
          <table:table-cell office:value-type="float" office:value="0" calcext:value-type="float">
            <text:p>0</text:p>
          </table:table-cell>
          <table:table-cell office:value-type="float" office:value="299.67" calcext:value-type="float">
            <text:p>299,67</text:p>
          </table:table-cell>
          <table:table-cell table:style-name="ce4" office:value-type="float" office:value="14307" calcext:value-type="float">
            <text:p>14307</text:p>
          </table:table-cell>
          <table:table-cell table:style-name="ce4" office:value-type="float" office:value="67404" calcext:value-type="float">
            <text:p>674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2.49" calcext:value-type="float">
            <text:p>1932,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5.69" calcext:value-type="float">
            <text:p>875,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5.4" calcext:value-type="float">
            <text:p>58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614" calcext:value-type="float">
            <text:p>9614</text:p>
          </table:table-cell>
          <table:table-cell table:style-name="ce4" office:value-type="float" office:value="49308" calcext:value-type="float">
            <text:p>493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.15" calcext:value-type="float">
            <text:p>268,15</text:p>
          </table:table-cell>
          <table:table-cell office:value-type="float" office:value="0" calcext:value-type="float">
            <text:p>0</text:p>
          </table:table-cell>
          <table:table-cell office:value-type="float" office:value="11256.68" calcext:value-type="float">
            <text:p>11256,68</text:p>
          </table:table-cell>
          <table:table-cell office:value-type="float" office:value="4532.64" calcext:value-type="float">
            <text:p>4532,64</text:p>
          </table:table-cell>
          <table:table-cell office:value-type="float" office:value="1157.42" calcext:value-type="float">
            <text:p>1157,42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  <table:table-cell office:value-type="float" office:value="405.63" calcext:value-type="float">
            <text:p>405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1.67" calcext:value-type="float">
            <text:p>19121,67</text:p>
          </table:table-cell>
          <table:table-cell office:value-type="float" office:value="0" calcext:value-type="float">
            <text:p>0</text:p>
          </table:table-cell>
          <table:table-cell office:value-type="float" office:value="1383.42" calcext:value-type="float">
            <text:p>1383,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.28" calcext:value-type="float">
            <text:p>151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5.25" calcext:value-type="float">
            <text:p>1685,25</text:p>
          </table:table-cell>
          <table:table-cell office:value-type="float" office:value="2693.76" calcext:value-type="float">
            <text:p>2693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8" calcext:value-type="float">
            <text:p>195,8</text:p>
          </table:table-cell>
          <table:table-cell office:value-type="float" office:value="0" calcext:value-type="float">
            <text:p>0</text:p>
          </table:table-cell>
          <table:table-cell office:value-type="float" office:value="216.55" calcext:value-type="float">
            <text:p>216,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187" calcext:value-type="float">
            <text:p>13187</text:p>
          </table:table-cell>
          <table:table-cell table:style-name="ce4" office:value-type="float" office:value="70106" calcext:value-type="float">
            <text:p>701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5.23" calcext:value-type="float">
            <text:p>295,23</text:p>
          </table:table-cell>
          <table:table-cell office:value-type="float" office:value="781.81" calcext:value-type="float">
            <text:p>781,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5.08" calcext:value-type="float">
            <text:p>815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37" calcext:value-type="float">
            <text:p>42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.62" calcext:value-type="float">
            <text:p>493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2.48" calcext:value-type="float">
            <text:p>102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52" calcext:value-type="float">
            <text:p>48,52</text:p>
          </table:table-cell>
          <table:table-cell table:style-name="ce4" office:value-type="float" office:value="9182" calcext:value-type="float">
            <text:p>9182</text:p>
          </table:table-cell>
          <table:table-cell table:style-name="ce4" office:value-type="float" office:value="46202" calcext:value-type="float">
            <text:p>462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9.13" calcext:value-type="float">
            <text:p>329,13</text:p>
          </table:table-cell>
          <table:table-cell office:value-type="float" office:value="0" calcext:value-type="float">
            <text:p>0</text:p>
          </table:table-cell>
          <table:table-cell office:value-type="float" office:value="69366.08" calcext:value-type="float">
            <text:p>69366,08</text:p>
          </table:table-cell>
          <table:table-cell office:value-type="float" office:value="503.23" calcext:value-type="float">
            <text:p>503,23</text:p>
          </table:table-cell>
          <table:table-cell office:value-type="float" office:value="0" calcext:value-type="float">
            <text:p>0</text:p>
          </table:table-cell>
          <table:table-cell office:value-type="float" office:value="62.11" calcext:value-type="float">
            <text:p>62,11</text:p>
          </table:table-cell>
          <table:table-cell office:value-type="float" office:value="3314.87" calcext:value-type="float">
            <text:p>3314,87</text:p>
          </table:table-cell>
          <table:table-cell office:value-type="float" office:value="2.97" calcext:value-type="float">
            <text:p>2,97</text:p>
          </table:table-cell>
          <table:table-cell office:value-type="float" office:value="534.73" calcext:value-type="float">
            <text:p>534,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701.05" calcext:value-type="float">
            <text:p>71701,05</text:p>
          </table:table-cell>
          <table:table-cell office:value-type="float" office:value="0" calcext:value-type="float">
            <text:p>0</text:p>
          </table:table-cell>
          <table:table-cell office:value-type="float" office:value="91.82" calcext:value-type="float">
            <text:p>91,82</text:p>
          </table:table-cell>
          <table:table-cell office:value-type="float" office:value="21.98" calcext:value-type="float">
            <text:p>21,98</text:p>
          </table:table-cell>
          <table:table-cell office:value-type="float" office:value="297.95" calcext:value-type="float">
            <text:p>297,95</text:p>
          </table:table-cell>
          <table:table-cell office:value-type="float" office:value="3765.09" calcext:value-type="float">
            <text:p>376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28" calcext:value-type="float">
            <text:p>368,28</text:p>
          </table:table-cell>
          <table:table-cell office:value-type="float" office:value="0" calcext:value-type="float">
            <text:p>0</text:p>
          </table:table-cell>
          <table:table-cell office:value-type="float" office:value="1033.75" calcext:value-type="float">
            <text:p>1033,75</text:p>
          </table:table-cell>
          <table:table-cell office:value-type="float" office:value="0" calcext:value-type="float">
            <text:p>0</text:p>
          </table:table-cell>
          <table:table-cell office:value-type="float" office:value="65.65" calcext:value-type="float">
            <text:p>65,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9650" calcext:value-type="float">
            <text:p>19650</text:p>
          </table:table-cell>
          <table:table-cell table:style-name="ce4" office:value-type="float" office:value="107036" calcext:value-type="float">
            <text:p>10703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3.04" calcext:value-type="float">
            <text:p>303,04</text:p>
          </table:table-cell>
          <table:table-cell office:value-type="float" office:value="2587.35" calcext:value-type="float">
            <text:p>2587,35</text:p>
          </table:table-cell>
          <table:table-cell office:value-type="float" office:value="1954.66" calcext:value-type="float">
            <text:p>1954,66</text:p>
          </table:table-cell>
          <table:table-cell office:value-type="float" office:value="2584.12" calcext:value-type="float">
            <text:p>2584,12</text:p>
          </table:table-cell>
          <table:table-cell office:value-type="float" office:value="6198.24" calcext:value-type="float">
            <text:p>6198,24</text:p>
          </table:table-cell>
          <table:table-cell office:value-type="float" office:value="0" calcext:value-type="float">
            <text:p>0</text:p>
          </table:table-cell>
          <table:table-cell office:value-type="float" office:value="3376.9" calcext:value-type="float">
            <text:p>3376,9</text:p>
          </table:table-cell>
          <table:table-cell office:value-type="float" office:value="72.82" calcext:value-type="float">
            <text:p>7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4" calcext:value-type="float">
            <text:p>29,84</text:p>
          </table:table-cell>
          <table:table-cell office:value-type="float" office:value="469.81" calcext:value-type="float">
            <text:p>469,81</text:p>
          </table:table-cell>
          <table:table-cell office:value-type="float" office:value="0" calcext:value-type="float">
            <text:p>0</text:p>
          </table:table-cell>
          <table:table-cell office:value-type="float" office:value="4440.73" calcext:value-type="float">
            <text:p>4440,73</text:p>
          </table:table-cell>
          <table:table-cell office:value-type="float" office:value="0" calcext:value-type="float">
            <text:p>0</text:p>
          </table:table-cell>
          <table:table-cell office:value-type="float" office:value="299.57" calcext:value-type="float">
            <text:p>299,57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,06</text:p>
          </table:table-cell>
          <table:table-cell office:value-type="float" office:value="84.13" calcext:value-type="float">
            <text:p>84,13</text:p>
          </table:table-cell>
          <table:table-cell office:value-type="float" office:value="3113.45" calcext:value-type="float">
            <text:p>3113,45</text:p>
          </table:table-cell>
          <table:table-cell office:value-type="float" office:value="434.08" calcext:value-type="float">
            <text:p>434,08</text:p>
          </table:table-cell>
          <table:table-cell office:value-type="float" office:value="1577.24" calcext:value-type="float">
            <text:p>1577,24</text:p>
          </table:table-cell>
          <table:table-cell office:value-type="float" office:value="0" calcext:value-type="float">
            <text:p>0</text:p>
          </table:table-cell>
          <table:table-cell office:value-type="float" office:value="2062.64" calcext:value-type="float">
            <text:p>2062,64</text:p>
          </table:table-cell>
          <table:table-cell office:value-type="float" office:value="0" calcext:value-type="float">
            <text:p>0</text:p>
          </table:table-cell>
          <table:table-cell office:value-type="float" office:value="337.53" calcext:value-type="float">
            <text:p>337,53</text:p>
          </table:table-cell>
          <table:table-cell office:value-type="float" office:value="0" calcext:value-type="float">
            <text:p>0</text:p>
          </table:table-cell>
          <table:table-cell office:value-type="float" office:value="83.74" calcext:value-type="float">
            <text:p>83,74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,62</text:p>
          </table:table-cell>
          <table:table-cell table:style-name="ce4" office:value-type="float" office:value="13151" calcext:value-type="float">
            <text:p>13151</text:p>
          </table:table-cell>
          <table:table-cell table:style-name="ce4" office:value-type="float" office:value="58555" calcext:value-type="float">
            <text:p>585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925.91" calcext:value-type="float">
            <text:p>9925,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1.34" calcext:value-type="float">
            <text:p>321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6" calcext:value-type="float">
            <text:p>43,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632.77" calcext:value-type="float">
            <text:p>48632,77</text:p>
          </table:table-cell>
          <table:table-cell office:value-type="float" office:value="0" calcext:value-type="float">
            <text:p>0</text:p>
          </table:table-cell>
          <table:table-cell office:value-type="float" office:value="2478.54" calcext:value-type="float">
            <text:p>2478,54</text:p>
          </table:table-cell>
          <table:table-cell office:value-type="float" office:value="0" calcext:value-type="float">
            <text:p>0</text:p>
          </table:table-cell>
          <table:table-cell office:value-type="float" office:value="1621.97" calcext:value-type="float">
            <text:p>1621,97</text:p>
          </table:table-cell>
          <table:table-cell office:value-type="float" office:value="0" calcext:value-type="float">
            <text:p>0</text:p>
          </table:table-cell>
          <table:table-cell office:value-type="float" office:value="982.1" calcext:value-type="float">
            <text:p>982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038" calcext:value-type="float">
            <text:p>12038</text:p>
          </table:table-cell>
          <table:table-cell table:style-name="ce4" office:value-type="float" office:value="51622" calcext:value-type="float">
            <text:p>516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6958.15" calcext:value-type="float">
            <text:p>6958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.04" calcext:value-type="float">
            <text:p>497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52.21" calcext:value-type="float">
            <text:p>4452,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6.84" calcext:value-type="float">
            <text:p>576,84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452" calcext:value-type="float">
            <text:p>10452</text:p>
          </table:table-cell>
          <table:table-cell table:style-name="ce4" office:value-type="float" office:value="54634" calcext:value-type="float">
            <text:p>546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.41" calcext:value-type="float">
            <text:p>79,41</text:p>
          </table:table-cell>
          <table:table-cell office:value-type="float" office:value="59.88" calcext:value-type="float">
            <text:p>59,88</text:p>
          </table:table-cell>
          <table:table-cell office:value-type="float" office:value="169.31" calcext:value-type="float">
            <text:p>169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3.26" calcext:value-type="float">
            <text:p>2063,26</text:p>
          </table:table-cell>
          <table:table-cell office:value-type="float" office:value="103.91" calcext:value-type="float">
            <text:p>103,91</text:p>
          </table:table-cell>
          <table:table-cell office:value-type="float" office:value="10.16" calcext:value-type="float">
            <text:p>1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9" calcext:value-type="float">
            <text:p>5,19</text:p>
          </table:table-cell>
          <table:table-cell office:value-type="float" office:value="5.98" calcext:value-type="float">
            <text:p>5,98</text:p>
          </table:table-cell>
          <table:table-cell office:value-type="float" office:value="4319.75" calcext:value-type="float">
            <text:p>4319,75</text:p>
          </table:table-cell>
          <table:table-cell office:value-type="float" office:value="40.66" calcext:value-type="float">
            <text:p>40,66</text:p>
          </table:table-cell>
          <table:table-cell office:value-type="float" office:value="0" calcext:value-type="float">
            <text:p>0</text:p>
          </table:table-cell>
          <table:table-cell office:value-type="float" office:value="324.58" calcext:value-type="float">
            <text:p>324,58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office:value-type="float" office:value="0" calcext:value-type="float">
            <text:p>0</text:p>
          </table:table-cell>
          <table:table-cell office:value-type="float" office:value="453.18" calcext:value-type="float">
            <text:p>453,18</text:p>
          </table:table-cell>
          <table:table-cell office:value-type="float" office:value="44.65" calcext:value-type="float">
            <text:p>44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24" calcext:value-type="float">
            <text:p>347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46" calcext:value-type="float">
            <text:p>85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920" calcext:value-type="float">
            <text:p>9920</text:p>
          </table:table-cell>
          <table:table-cell table:style-name="ce4" office:value-type="float" office:value="49432" calcext:value-type="float">
            <text:p>494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46.6" calcext:value-type="float">
            <text:p>15446,6</text:p>
          </table:table-cell>
          <table:table-cell office:value-type="float" office:value="2164.55" calcext:value-type="float">
            <text:p>2164,55</text:p>
          </table:table-cell>
          <table:table-cell office:value-type="float" office:value="1630.59" calcext:value-type="float">
            <text:p>1630,59</text:p>
          </table:table-cell>
          <table:table-cell office:value-type="float" office:value="223.11" calcext:value-type="float">
            <text:p>223,11</text:p>
          </table:table-cell>
          <table:table-cell office:value-type="float" office:value="0" calcext:value-type="float">
            <text:p>0</text:p>
          </table:table-cell>
          <table:table-cell office:value-type="float" office:value="3820.21" calcext:value-type="float">
            <text:p>3820,21</text:p>
          </table:table-cell>
          <table:table-cell office:value-type="float" office:value="1190.77" calcext:value-type="float">
            <text:p>1190,77</text:p>
          </table:table-cell>
          <table:table-cell office:value-type="float" office:value="261.86" calcext:value-type="float">
            <text:p>261,86</text:p>
          </table:table-cell>
          <table:table-cell office:value-type="float" office:value="455.65" calcext:value-type="float">
            <text:p>455,65</text:p>
          </table:table-cell>
          <table:table-cell office:value-type="float" office:value="0" calcext:value-type="float">
            <text:p>0</text:p>
          </table:table-cell>
          <table:table-cell office:value-type="float" office:value="225.79" calcext:value-type="float">
            <text:p>225,79</text:p>
          </table:table-cell>
          <table:table-cell office:value-type="float" office:value="124.03" calcext:value-type="float">
            <text:p>124,03</text:p>
          </table:table-cell>
          <table:table-cell office:value-type="float" office:value="68.55" calcext:value-type="float">
            <text:p>68,55</text:p>
          </table:table-cell>
          <table:table-cell office:value-type="float" office:value="3034.71" calcext:value-type="float">
            <text:p>3034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12" calcext:value-type="float">
            <text:p>176,12</text:p>
          </table:table-cell>
          <table:table-cell office:value-type="float" office:value="382.8" calcext:value-type="float">
            <text:p>382,8</text:p>
          </table:table-cell>
          <table:table-cell office:value-type="float" office:value="10530.92" calcext:value-type="float">
            <text:p>10530,92</text:p>
          </table:table-cell>
          <table:table-cell office:value-type="float" office:value="564.76" calcext:value-type="float">
            <text:p>564,76</text:p>
          </table:table-cell>
          <table:table-cell office:value-type="float" office:value="0" calcext:value-type="float">
            <text:p>0</text:p>
          </table:table-cell>
          <table:table-cell office:value-type="float" office:value="130.69" calcext:value-type="float">
            <text:p>130,69</text:p>
          </table:table-cell>
          <table:table-cell office:value-type="float" office:value="953.67" calcext:value-type="float">
            <text:p>953,67</text:p>
          </table:table-cell>
          <table:table-cell office:value-type="float" office:value="0" calcext:value-type="float">
            <text:p>0</text:p>
          </table:table-cell>
          <table:table-cell office:value-type="float" office:value="109.48" calcext:value-type="float">
            <text:p>109,48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,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446" calcext:value-type="float">
            <text:p>13446</text:p>
          </table:table-cell>
          <table:table-cell table:style-name="ce4" office:value-type="float" office:value="66422" calcext:value-type="float">
            <text:p>664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2" calcext:value-type="float">
            <text:p>67,52</text:p>
          </table:table-cell>
          <table:table-cell office:value-type="float" office:value="2612.55" calcext:value-type="float">
            <text:p>2612,55</text:p>
          </table:table-cell>
          <table:table-cell office:value-type="float" office:value="6297.64" calcext:value-type="float">
            <text:p>6297,64</text:p>
          </table:table-cell>
          <table:table-cell office:value-type="float" office:value="0" calcext:value-type="float">
            <text:p>0</text:p>
          </table:table-cell>
          <table:table-cell office:value-type="float" office:value="229.91" calcext:value-type="float">
            <text:p>229,91</text:p>
          </table:table-cell>
          <table:table-cell office:value-type="float" office:value="0" calcext:value-type="float">
            <text:p>0</text:p>
          </table:table-cell>
          <table:table-cell office:value-type="float" office:value="136.63" calcext:value-type="float">
            <text:p>136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0.07" calcext:value-type="float">
            <text:p>889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1.27" calcext:value-type="float">
            <text:p>441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7.38" calcext:value-type="float">
            <text:p>5667,38</text:p>
          </table:table-cell>
          <table:table-cell office:value-type="float" office:value="2834.87" calcext:value-type="float">
            <text:p>2834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640" calcext:value-type="float">
            <text:p>10640</text:p>
          </table:table-cell>
          <table:table-cell table:style-name="ce4" office:value-type="float" office:value="51375" calcext:value-type="float">
            <text:p>51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" calcext:value-type="float">
            <text:p>13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75" calcext:value-type="float">
            <text:p>3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71" calcext:value-type="float">
            <text:p>31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4" calcext:value-type="float">
            <text:p>32,24</text:p>
          </table:table-cell>
          <table:table-cell office:value-type="float" office:value="0" calcext:value-type="float">
            <text:p>0</text:p>
          </table:table-cell>
          <table:table-cell office:value-type="float" office:value="600.46" calcext:value-type="float">
            <text:p>600,46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.53" calcext:value-type="float">
            <text:p>4562,53</text:p>
          </table:table-cell>
          <table:table-cell office:value-type="float" office:value="111.89" calcext:value-type="float">
            <text:p>111,89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office:value-type="float" office:value="80.51" calcext:value-type="float">
            <text:p>80,51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,51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08" calcext:value-type="float">
            <text:p>9308</text:p>
          </table:table-cell>
          <table:table-cell table:style-name="ce4" office:value-type="float" office:value="48589" calcext:value-type="float">
            <text:p>485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9.66" calcext:value-type="float">
            <text:p>29,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77" calcext:value-type="float">
            <text:p>-30,7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142" calcext:value-type="float">
            <text:p>9142</text:p>
          </table:table-cell>
          <table:table-cell table:style-name="ce4" office:value-type="float" office:value="46331" calcext:value-type="float">
            <text:p>463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3.46" calcext:value-type="float">
            <text:p>53,46</text:p>
          </table:table-cell>
          <table:table-cell office:value-type="float" office:value="0" calcext:value-type="float">
            <text:p>0</text:p>
          </table:table-cell>
          <table:table-cell office:value-type="float" office:value="12832.64" calcext:value-type="float">
            <text:p>12832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1" calcext:value-type="float">
            <text:p>4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66.08" calcext:value-type="float">
            <text:p>466,0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63008" calcext:value-type="float">
            <text:p>630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239.98" calcext:value-type="float">
            <text:p>3239,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56.33" calcext:value-type="float">
            <text:p>2256,3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717" calcext:value-type="float">
            <text:p>9717</text:p>
          </table:table-cell>
          <table:table-cell table:style-name="ce4" office:value-type="float" office:value="49047" calcext:value-type="float">
            <text:p>490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.28" calcext:value-type="float">
            <text:p>1279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7" calcext:value-type="float">
            <text:p>92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7" calcext:value-type="float">
            <text:p>2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.15" calcext:value-type="float">
            <text:p>254,15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,07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,32</text:p>
          </table:table-cell>
          <table:table-cell office:value-type="float" office:value="36.95" calcext:value-type="float">
            <text:p>36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.7" calcext:value-type="float">
            <text:p>25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96" calcext:value-type="float">
            <text:p>40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30" calcext:value-type="float">
            <text:p>9430</text:p>
          </table:table-cell>
          <table:table-cell table:style-name="ce4" office:value-type="float" office:value="48227" calcext:value-type="float">
            <text:p>482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37.25" calcext:value-type="float">
            <text:p>137,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3.72" calcext:value-type="float">
            <text:p>553,72</text:p>
          </table:table-cell>
          <table:table-cell office:value-type="float" office:value="150.45" calcext:value-type="float">
            <text:p>150,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.12" calcext:value-type="float">
            <text:p>11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.86" calcext:value-type="float">
            <text:p>132,86</text:p>
          </table:table-cell>
          <table:table-cell office:value-type="float" office:value="0" calcext:value-type="float">
            <text:p>0</text:p>
          </table:table-cell>
          <table:table-cell office:value-type="float" office:value="104.43" calcext:value-type="float">
            <text:p>104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40" calcext:value-type="float">
            <text:p>9140</text:p>
          </table:table-cell>
          <table:table-cell table:style-name="ce4" office:value-type="float" office:value="46018" calcext:value-type="float">
            <text:p>460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.12" calcext:value-type="float">
            <text:p>139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36" calcext:value-type="float">
            <text:p>58,36</text:p>
          </table:table-cell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2.73" calcext:value-type="float">
            <text:p>882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31" calcext:value-type="float">
            <text:p>9331</text:p>
          </table:table-cell>
          <table:table-cell table:style-name="ce4" office:value-type="float" office:value="48044" calcext:value-type="float">
            <text:p>480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.94" calcext:value-type="float">
            <text:p>208,94</text:p>
          </table:table-cell>
          <table:table-cell office:value-type="float" office:value="0" calcext:value-type="float">
            <text:p>0</text:p>
          </table:table-cell>
          <table:table-cell office:value-type="float" office:value="94.82" calcext:value-type="float">
            <text:p>94,82</text:p>
          </table:table-cell>
          <table:table-cell office:value-type="float" office:value="23.41" calcext:value-type="float">
            <text:p>23,41</text:p>
          </table:table-cell>
          <table:table-cell office:value-type="float" office:value="0" calcext:value-type="float">
            <text:p>0</text:p>
          </table:table-cell>
          <table:table-cell office:value-type="float" office:value="90.08" calcext:value-type="float">
            <text:p>90,08</text:p>
          </table:table-cell>
          <table:table-cell office:value-type="float" office:value="846.31" calcext:value-type="float">
            <text:p>846,31</text:p>
          </table:table-cell>
          <table:table-cell office:value-type="float" office:value="164.62" calcext:value-type="float">
            <text:p>164,62</text:p>
          </table:table-cell>
          <table:table-cell office:value-type="float" office:value="97.6" calcext:value-type="float">
            <text:p>9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" calcext:value-type="float">
            <text:p>26,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.19" calcext:value-type="float">
            <text:p>129,19</text:p>
          </table:table-cell>
          <table:table-cell office:value-type="float" office:value="0" calcext:value-type="float">
            <text:p>0</text:p>
          </table:table-cell>
          <table:table-cell office:value-type="float" office:value="-10.89" calcext:value-type="float">
            <text:p>-10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.03" calcext:value-type="float">
            <text:p>308,03</text:p>
          </table:table-cell>
          <table:table-cell office:value-type="float" office:value="0" calcext:value-type="float">
            <text:p>0</text:p>
          </table:table-cell>
          <table:table-cell office:value-type="float" office:value="-45.14" calcext:value-type="float">
            <text:p>-45,14</text:p>
          </table:table-cell>
          <table:table-cell office:value-type="float" office:value="0" calcext:value-type="float">
            <text:p>0</text:p>
          </table:table-cell>
          <table:table-cell office:value-type="float" office:value="84.34" calcext:value-type="float">
            <text:p>84,34</text:p>
          </table:table-cell>
          <table:table-cell office:value-type="float" office:value="27.51" calcext:value-type="float">
            <text:p>27,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68" calcext:value-type="float">
            <text:p>9468</text:p>
          </table:table-cell>
          <table:table-cell table:style-name="ce4" office:value-type="float" office:value="47588" calcext:value-type="float">
            <text:p>475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.38" calcext:value-type="float">
            <text:p>340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01" calcext:value-type="float">
            <text:p>244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3" calcext:value-type="float">
            <text:p>5,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784.24" calcext:value-type="float">
            <text:p>784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.68" calcext:value-type="float">
            <text:p>116,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5884" calcext:value-type="float">
            <text:p>5884</text:p>
          </table:table-cell>
          <table:table-cell table:style-name="ce4" office:value-type="float" office:value="26922" calcext:value-type="float">
            <text:p>269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18.46" calcext:value-type="float">
            <text:p>118,46</text:p>
          </table:table-cell>
          <table:table-cell office:value-type="float" office:value="113.32" calcext:value-type="float">
            <text:p>113,32</text:p>
          </table:table-cell>
          <table:table-cell office:value-type="float" office:value="27.95" calcext:value-type="float">
            <text:p>27,95</text:p>
          </table:table-cell>
          <table:table-cell office:value-type="float" office:value="15934.66" calcext:value-type="float">
            <text:p>15934,66</text:p>
          </table:table-cell>
          <table:table-cell office:value-type="float" office:value="122.31" calcext:value-type="float">
            <text:p>122,31</text:p>
          </table:table-cell>
          <table:table-cell office:value-type="float" office:value="156.68" calcext:value-type="float">
            <text:p>156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office:value-type="float" office:value="0" calcext:value-type="float">
            <text:p>0</text:p>
          </table:table-cell>
          <table:table-cell office:value-type="float" office:value="56.79" calcext:value-type="float">
            <text:p>56,79</text:p>
          </table:table-cell>
          <table:table-cell office:value-type="float" office:value="1.88" calcext:value-type="float">
            <text:p>1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8.17" calcext:value-type="float">
            <text:p>1748,17</text:p>
          </table:table-cell>
          <table:table-cell office:value-type="float" office:value="2461.42" calcext:value-type="float">
            <text:p>2461,42</text:p>
          </table:table-cell>
          <table:table-cell office:value-type="float" office:value="0" calcext:value-type="float">
            <text:p>0</text:p>
          </table:table-cell>
          <table:table-cell office:value-type="float" office:value="21114.88" calcext:value-type="float">
            <text:p>21114,88</text:p>
          </table:table-cell>
          <table:table-cell office:value-type="float" office:value="8314.19" calcext:value-type="float">
            <text:p>8314,19</text:p>
          </table:table-cell>
          <table:table-cell office:value-type="float" office:value="8.54" calcext:value-type="float">
            <text:p>8,54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188.67" calcext:value-type="float">
            <text:p>188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2585" calcext:value-type="float">
            <text:p>12585</text:p>
          </table:table-cell>
          <table:table-cell table:style-name="ce4" office:value-type="float" office:value="54503" calcext:value-type="float">
            <text:p>545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822.34" calcext:value-type="float">
            <text:p>28822,34</text:p>
          </table:table-cell>
          <table:table-cell office:value-type="float" office:value="0" calcext:value-type="float">
            <text:p>0</text:p>
          </table:table-cell>
          <table:table-cell office:value-type="float" office:value="927.15" calcext:value-type="float">
            <text:p>927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82" calcext:value-type="float">
            <text:p>132,82</text:p>
          </table:table-cell>
          <table:table-cell office:value-type="float" office:value="0" calcext:value-type="float">
            <text:p>0</text:p>
          </table:table-cell>
          <table:table-cell office:value-type="float" office:value="898.65" calcext:value-type="float">
            <text:p>89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8" calcext:value-type="float">
            <text:p>55,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048.99" calcext:value-type="float">
            <text:p>62048,99</text:p>
          </table:table-cell>
          <table:table-cell office:value-type="float" office:value="5216.52" calcext:value-type="float">
            <text:p>5216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9" calcext:value-type="float">
            <text:p>72,19</text:p>
          </table:table-cell>
          <table:table-cell office:value-type="float" office:value="0" calcext:value-type="float">
            <text:p>0</text:p>
          </table:table-cell>
          <table:table-cell office:value-type="float" office:value="4355.46" calcext:value-type="float">
            <text:p>4355,46</text:p>
          </table:table-cell>
          <table:table-cell office:value-type="float" office:value="0" calcext:value-type="float">
            <text:p>0</text:p>
          </table:table-cell>
          <table:table-cell office:value-type="float" office:value="25.61" calcext:value-type="float">
            <text:p>25,6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style-name="ce4" office:value-type="float" office:value="13967" calcext:value-type="float">
            <text:p>13967</text:p>
          </table:table-cell>
          <table:table-cell table:style-name="ce4" office:value-type="float" office:value="53998" calcext:value-type="float">
            <text:p>539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.15" calcext:value-type="float">
            <text:p>87,15</text:p>
          </table:table-cell>
          <table:table-cell office:value-type="float" office:value="188.87" calcext:value-type="float">
            <text:p>188,87</text:p>
          </table:table-cell>
          <table:table-cell office:value-type="float" office:value="564.42" calcext:value-type="float">
            <text:p>564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17" calcext:value-type="float">
            <text:p>106,17</text:p>
          </table:table-cell>
          <table:table-cell office:value-type="float" office:value="6.39" calcext:value-type="float">
            <text:p>6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05" calcext:value-type="float">
            <text:p>15,05</text:p>
          </table:table-cell>
          <table:table-cell office:value-type="float" office:value="0" calcext:value-type="float">
            <text:p>0</text:p>
          </table:table-cell>
          <table:table-cell office:value-type="float" office:value="49.73" calcext:value-type="float">
            <text:p>49,73</text:p>
          </table:table-cell>
          <table:table-cell office:value-type="float" office:value="0" calcext:value-type="float">
            <text:p>0</text:p>
          </table:table-cell>
          <table:table-cell office:value-type="float" office:value="156.01" calcext:value-type="float">
            <text:p>156,01</text:p>
          </table:table-cell>
          <table:table-cell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office:value-type="float" office:value="2587.45" calcext:value-type="float">
            <text:p>2587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8.86" calcext:value-type="float">
            <text:p>2888,86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,7</text:p>
          </table:table-cell>
          <table:table-cell office:value-type="float" office:value="0" calcext:value-type="float">
            <text:p>0</text:p>
          </table:table-cell>
          <table:table-cell office:value-type="float" office:value="47.08" calcext:value-type="float">
            <text:p>47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359" calcext:value-type="float">
            <text:p>10359</text:p>
          </table:table-cell>
          <table:table-cell table:style-name="ce4" office:value-type="float" office:value="51159" calcext:value-type="float">
            <text:p>511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.71" calcext:value-type="float">
            <text:p>15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1" calcext:value-type="float">
            <text:p>43,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8.18" calcext:value-type="float">
            <text:p>138,1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70" calcext:value-type="float">
            <text:p>9170</text:p>
          </table:table-cell>
          <table:table-cell table:style-name="ce4" office:value-type="float" office:value="46430" calcext:value-type="float">
            <text:p>464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245.5" calcext:value-type="float">
            <text:p>1062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2" calcext:value-type="float">
            <text:p>73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45" calcext:value-type="float">
            <text:p>138,45</text:p>
          </table:table-cell>
          <table:table-cell office:value-type="float" office:value="74.41" calcext:value-type="float">
            <text:p>74,41</text:p>
          </table:table-cell>
          <table:table-cell office:value-type="float" office:value="20028.06" calcext:value-type="float">
            <text:p>20028,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91.45" calcext:value-type="float">
            <text:p>2291,45</text:p>
          </table:table-cell>
          <table:table-cell office:value-type="float" office:value="231.68" calcext:value-type="float">
            <text:p>231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8823" calcext:value-type="float">
            <text:p>28823</text:p>
          </table:table-cell>
          <table:table-cell table:style-name="ce4" office:value-type="float" office:value="145713" calcext:value-type="float">
            <text:p>145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86.6" calcext:value-type="float">
            <text:p>2486,6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,02</text:p>
          </table:table-cell>
          <table:table-cell office:value-type="float" office:value="129.35" calcext:value-type="float">
            <text:p>129,35</text:p>
          </table:table-cell>
          <table:table-cell office:value-type="float" office:value="0" calcext:value-type="float">
            <text:p>0</text:p>
          </table:table-cell>
          <table:table-cell office:value-type="float" office:value="244.25" calcext:value-type="float">
            <text:p>244,25</text:p>
          </table:table-cell>
          <table:table-cell office:value-type="float" office:value="481.42" calcext:value-type="float">
            <text:p>481,42</text:p>
          </table:table-cell>
          <table:table-cell office:value-type="float" office:value="15.55" calcext:value-type="float">
            <text:p>15,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7.92" calcext:value-type="float">
            <text:p>167,92</text:p>
          </table:table-cell>
          <table:table-cell office:value-type="float" office:value="178.46" calcext:value-type="float">
            <text:p>178,46</text:p>
          </table:table-cell>
          <table:table-cell office:value-type="float" office:value="1366.55" calcext:value-type="float">
            <text:p>136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46" calcext:value-type="float">
            <text:p>85,4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584" calcext:value-type="float">
            <text:p>9584</text:p>
          </table:table-cell>
          <table:table-cell table:style-name="ce4" office:value-type="float" office:value="48455" calcext:value-type="float">
            <text:p>484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47.57" calcext:value-type="float">
            <text:p>1547,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9.91" calcext:value-type="float">
            <text:p>169,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.26" calcext:value-type="float">
            <text:p>47,2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486" calcext:value-type="float">
            <text:p>9486</text:p>
          </table:table-cell>
          <table:table-cell table:style-name="ce4" office:value-type="float" office:value="47721" calcext:value-type="float">
            <text:p>477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5.86" calcext:value-type="float">
            <text:p>75,86</text:p>
          </table:table-cell>
          <table:table-cell office:value-type="float" office:value="19.96" calcext:value-type="float">
            <text:p>19,96</text:p>
          </table:table-cell>
          <table:table-cell office:value-type="float" office:value="0" calcext:value-type="float">
            <text:p>0</text:p>
          </table:table-cell>
          <table:table-cell office:value-type="float" office:value="334.2" calcext:value-type="float">
            <text:p>33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79" calcext:value-type="float">
            <text:p>262,7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6" calcext:value-type="float">
            <text:p>22,16</text:p>
          </table:table-cell>
          <table:table-cell office:value-type="float" office:value="0" calcext:value-type="float">
            <text:p>0</text:p>
          </table:table-cell>
          <table:table-cell office:value-type="float" office:value="14.47" calcext:value-type="float">
            <text:p>14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13" calcext:value-type="float">
            <text:p>14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" calcext:value-type="float">
            <text:p>2,1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309" calcext:value-type="float">
            <text:p>9309</text:p>
          </table:table-cell>
          <table:table-cell table:style-name="ce4" office:value-type="float" office:value="47092" calcext:value-type="float">
            <text:p>470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0" calcext:value-type="float">
            <text:p>0</text:p>
          </table:table-cell>
          <table:table-cell office:value-type="float" office:value="170.75" calcext:value-type="float">
            <text:p>170,75</text:p>
          </table:table-cell>
          <table:table-cell office:value-type="float" office:value="8.86" calcext:value-type="float">
            <text:p>8,86</text:p>
          </table:table-cell>
          <table:table-cell office:value-type="float" office:value="0" calcext:value-type="float">
            <text:p>0</text:p>
          </table:table-cell>
          <table:table-cell office:value-type="float" office:value="1574.04" calcext:value-type="float">
            <text:p>1574,04</text:p>
          </table:table-cell>
          <table:table-cell office:value-type="float" office:value="529.85" calcext:value-type="float">
            <text:p>529,85</text:p>
          </table:table-cell>
          <table:table-cell office:value-type="float" office:value="112.77" calcext:value-type="float">
            <text:p>11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9" calcext:value-type="float">
            <text:p>44,49</text:p>
          </table:table-cell>
          <table:table-cell office:value-type="float" office:value="0" calcext:value-type="float">
            <text:p>0</text:p>
          </table:table-cell>
          <table:table-cell office:value-type="float" office:value="14.79" calcext:value-type="float">
            <text:p>14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9" calcext:value-type="float">
            <text:p>210,69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,73</text:p>
          </table:table-cell>
          <table:table-cell office:value-type="float" office:value="0" calcext:value-type="float">
            <text:p>0</text:p>
          </table:table-cell>
          <table:table-cell office:value-type="float" office:value="74.8" calcext:value-type="float">
            <text:p>74,8</text:p>
          </table:table-cell>
          <table:table-cell office:value-type="float" office:value="33.79" calcext:value-type="float">
            <text:p>33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38" calcext:value-type="float">
            <text:p>389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4.09" calcext:value-type="float">
            <text:p>1994,09</text:p>
          </table:table-cell>
          <table:table-cell office:value-type="float" office:value="160.97" calcext:value-type="float">
            <text:p>160,97</text:p>
          </table:table-cell>
          <table:table-cell table:style-name="ce4" office:value-type="float" office:value="9860" calcext:value-type="float">
            <text:p>9860</text:p>
          </table:table-cell>
          <table:table-cell table:style-name="ce4" office:value-type="float" office:value="48634" calcext:value-type="float">
            <text:p>486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342.59" calcext:value-type="float">
            <text:p>342,59</text:p>
          </table:table-cell>
          <table:table-cell office:value-type="float" office:value="0" calcext:value-type="float">
            <text:p>0</text:p>
          </table:table-cell>
          <table:table-cell office:value-type="float" office:value="922.64" calcext:value-type="float">
            <text:p>922,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.91" calcext:value-type="float">
            <text:p>16,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.07" calcext:value-type="float">
            <text:p>42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7" calcext:value-type="float">
            <text:p>16,37</text:p>
          </table:table-cell>
          <table:table-cell office:value-type="float" office:value="3.46" calcext:value-type="float">
            <text:p>3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75" calcext:value-type="float">
            <text:p>9475</text:p>
          </table:table-cell>
          <table:table-cell table:style-name="ce4" office:value-type="float" office:value="47281" calcext:value-type="float">
            <text:p>472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.4" calcext:value-type="float">
            <text:p>373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72.58" calcext:value-type="float">
            <text:p>572,58</text:p>
          </table:table-cell>
          <table:table-cell office:value-type="float" office:value="140.69" calcext:value-type="float">
            <text:p>140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" calcext:value-type="float">
            <text:p>32,6</text:p>
          </table:table-cell>
          <table:table-cell office:value-type="float" office:value="18.45" calcext:value-type="float">
            <text:p>18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style-name="ce4" office:value-type="float" office:value="9338" calcext:value-type="float">
            <text:p>9338</text:p>
          </table:table-cell>
          <table:table-cell table:style-name="ce4" office:value-type="float" office:value="48203" calcext:value-type="float">
            <text:p>482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89.79" calcext:value-type="float">
            <text:p>147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" calcext:value-type="float">
            <text:p>19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.63" calcext:value-type="float">
            <text:p>810,63</text:p>
          </table:table-cell>
          <table:table-cell office:value-type="float" office:value="0" calcext:value-type="float">
            <text:p>0</text:p>
          </table:table-cell>
          <table:table-cell office:value-type="float" office:value="2871.09" calcext:value-type="float">
            <text:p>2871,09</text:p>
          </table:table-cell>
          <table:table-cell office:value-type="float" office:value="1971.64" calcext:value-type="float">
            <text:p>1971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7" calcext:value-type="float">
            <text:p>83,37</text:p>
          </table:table-cell>
          <table:table-cell office:value-type="float" office:value="0" calcext:value-type="float">
            <text:p>0</text:p>
          </table:table-cell>
          <table:table-cell office:value-type="float" office:value="109.82" calcext:value-type="float">
            <text:p>109,82</text:p>
          </table:table-cell>
          <table:table-cell office:value-type="float" office:value="0" calcext:value-type="float">
            <text:p>0</text:p>
          </table:table-cell>
          <table:table-cell office:value-type="float" office:value="676.9" calcext:value-type="float">
            <text:p>676,9</text:p>
          </table:table-cell>
          <table:table-cell office:value-type="float" office:value="0" calcext:value-type="float">
            <text:p>0</text:p>
          </table:table-cell>
          <table:table-cell office:value-type="float" office:value="-317.2" calcext:value-type="float">
            <text:p>-317,2</text:p>
          </table:table-cell>
          <table:table-cell table:style-name="ce4" office:value-type="float" office:value="9114" calcext:value-type="float">
            <text:p>9114</text:p>
          </table:table-cell>
          <table:table-cell table:style-name="ce4" office:value-type="float" office:value="49134" calcext:value-type="float">
            <text:p>491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7.15" calcext:value-type="float">
            <text:p>37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8.58" calcext:value-type="float">
            <text:p>558,58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177" calcext:value-type="float">
            <text:p>9177</text:p>
          </table:table-cell>
          <table:table-cell table:style-name="ce4" office:value-type="float" office:value="46472" calcext:value-type="float">
            <text:p>464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099.85" calcext:value-type="float">
            <text:p>209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8" calcext:value-type="float">
            <text:p>20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78" calcext:value-type="float">
            <text:p>56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.98" calcext:value-type="float">
            <text:p>552,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.78" calcext:value-type="float">
            <text:p>53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458" calcext:value-type="float">
            <text:p>9458</text:p>
          </table:table-cell>
          <table:table-cell table:style-name="ce4" office:value-type="float" office:value="49397" calcext:value-type="float">
            <text:p>493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8.3" calcext:value-type="float">
            <text:p>888,3</text:p>
          </table:table-cell>
          <table:table-cell office:value-type="float" office:value="250.21" calcext:value-type="float">
            <text:p>250,21</text:p>
          </table:table-cell>
          <table:table-cell office:value-type="float" office:value="435.51" calcext:value-type="float">
            <text:p>435,51</text:p>
          </table:table-cell>
          <table:table-cell office:value-type="float" office:value="833.71" calcext:value-type="float">
            <text:p>833,71</text:p>
          </table:table-cell>
          <table:table-cell office:value-type="float" office:value="0" calcext:value-type="float">
            <text:p>0</text:p>
          </table:table-cell>
          <table:table-cell office:value-type="float" office:value="20.23" calcext:value-type="float">
            <text:p>20,23</text:p>
          </table:table-cell>
          <table:table-cell office:value-type="float" office:value="758.44" calcext:value-type="float">
            <text:p>758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39" calcext:value-type="float">
            <text:p>307,39</text:p>
          </table:table-cell>
          <table:table-cell office:value-type="float" office:value="143.35" calcext:value-type="float">
            <text:p>143,35</text:p>
          </table:table-cell>
          <table:table-cell office:value-type="float" office:value="10.27" calcext:value-type="float">
            <text:p>10,27</text:p>
          </table:table-cell>
          <table:table-cell office:value-type="float" office:value="2264.32" calcext:value-type="float">
            <text:p>2264,32</text:p>
          </table:table-cell>
          <table:table-cell office:value-type="float" office:value="0" calcext:value-type="float">
            <text:p>0</text:p>
          </table:table-cell>
          <table:table-cell office:value-type="float" office:value="1013.22" calcext:value-type="float">
            <text:p>1013,22</text:p>
          </table:table-cell>
          <table:table-cell office:value-type="float" office:value="0" calcext:value-type="float">
            <text:p>0</text:p>
          </table:table-cell>
          <table:table-cell office:value-type="float" office:value="44.15" calcext:value-type="float">
            <text:p>44,15</text:p>
          </table:table-cell>
          <table:table-cell office:value-type="float" office:value="504.31" calcext:value-type="float">
            <text:p>504,31</text:p>
          </table:table-cell>
          <table:table-cell office:value-type="float" office:value="3386.28" calcext:value-type="float">
            <text:p>3386,28</text:p>
          </table:table-cell>
          <table:table-cell office:value-type="float" office:value="48.57" calcext:value-type="float">
            <text:p>48,57</text:p>
          </table:table-cell>
          <table:table-cell office:value-type="float" office:value="0" calcext:value-type="float">
            <text:p>0</text:p>
          </table:table-cell>
          <table:table-cell office:value-type="float" office:value="76.27" calcext:value-type="float">
            <text:p>76,27</text:p>
          </table:table-cell>
          <table:table-cell office:value-type="float" office:value="2332.75" calcext:value-type="float">
            <text:p>2332,75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0" calcext:value-type="float">
            <text:p>0</text:p>
          </table:table-cell>
          <table:table-cell office:value-type="float" office:value="61.48" calcext:value-type="float">
            <text:p>61,48</text:p>
          </table:table-cell>
          <table:table-cell office:value-type="float" office:value="0" calcext:value-type="float">
            <text:p>0</text:p>
          </table:table-cell>
          <table:table-cell office:value-type="float" office:value="188.8" calcext:value-type="float">
            <text:p>188,8</text:p>
          </table:table-cell>
          <table:table-cell table:style-name="ce4" office:value-type="float" office:value="11215" calcext:value-type="float">
            <text:p>11215</text:p>
          </table:table-cell>
          <table:table-cell table:style-name="ce4" office:value-type="float" office:value="55815" calcext:value-type="float">
            <text:p>558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204.86" calcext:value-type="float">
            <text:p>1204,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1.83" calcext:value-type="float">
            <text:p>391,83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364" calcext:value-type="float">
            <text:p>9364</text:p>
          </table:table-cell>
          <table:table-cell table:style-name="ce4" office:value-type="float" office:value="47743" calcext:value-type="float">
            <text:p>477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2413.53" calcext:value-type="float">
            <text:p>22413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9.29" calcext:value-type="float">
            <text:p>689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49.28" calcext:value-type="float">
            <text:p>36649,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66.89" calcext:value-type="float">
            <text:p>766,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4468" calcext:value-type="float">
            <text:p>14468</text:p>
          </table:table-cell>
          <table:table-cell table:style-name="ce4" office:value-type="float" office:value="84176" calcext:value-type="float">
            <text:p>841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50.29" calcext:value-type="float">
            <text:p>4725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.77" calcext:value-type="float">
            <text:p>500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082.14" calcext:value-type="float">
            <text:p>43082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1.03" calcext:value-type="float">
            <text:p>491,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8646" calcext:value-type="float">
            <text:p>18646</text:p>
          </table:table-cell>
          <table:table-cell table:style-name="ce4" office:value-type="float" office:value="112167" calcext:value-type="float">
            <text:p>1121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36.02" calcext:value-type="float">
            <text:p>136,02</text:p>
          </table:table-cell>
          <table:table-cell office:value-type="float" office:value="60869.97" calcext:value-type="float">
            <text:p>608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2.62" calcext:value-type="float">
            <text:p>2612,62</text:p>
          </table:table-cell>
          <table:table-cell office:value-type="float" office:value="0" calcext:value-type="float">
            <text:p>0</text:p>
          </table:table-cell>
          <table:table-cell office:value-type="float" office:value="480.62" calcext:value-type="float">
            <text:p>480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34.55" calcext:value-type="float">
            <text:p>44834,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0.92" calcext:value-type="float">
            <text:p>90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86" calcext:value-type="float">
            <text:p>107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.6" calcext:value-type="float">
            <text:p>402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1203" calcext:value-type="float">
            <text:p>21203</text:p>
          </table:table-cell>
          <table:table-cell table:style-name="ce4" office:value-type="float" office:value="125711" calcext:value-type="float">
            <text:p>1257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40.29" calcext:value-type="float">
            <text:p>140,29</text:p>
          </table:table-cell>
          <table:table-cell office:value-type="float" office:value="16013.91" calcext:value-type="float">
            <text:p>1601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.75" calcext:value-type="float">
            <text:p>556,75</text:p>
          </table:table-cell>
          <table:table-cell office:value-type="float" office:value="0" calcext:value-type="float">
            <text:p>0</text:p>
          </table:table-cell>
          <table:table-cell office:value-type="float" office:value="445.29" calcext:value-type="float">
            <text:p>445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8.79" calcext:value-type="float">
            <text:p>4258,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5.23" calcext:value-type="float">
            <text:p>365,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6.88" calcext:value-type="float">
            <text:p>126,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931" calcext:value-type="float">
            <text:p>11931</text:p>
          </table:table-cell>
          <table:table-cell table:style-name="ce4" office:value-type="float" office:value="62992" calcext:value-type="float">
            <text:p>629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2202.92" calcext:value-type="float">
            <text:p>12202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.59" calcext:value-type="float">
            <text:p>219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.47" calcext:value-type="float">
            <text:p>1145,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350" calcext:value-type="float">
            <text:p>11350</text:p>
          </table:table-cell>
          <table:table-cell table:style-name="ce4" office:value-type="float" office:value="59245" calcext:value-type="float">
            <text:p>592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522.95" calcext:value-type="float">
            <text:p>3522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5.89" calcext:value-type="float">
            <text:p>1325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5.8" calcext:value-type="float">
            <text:p>1575,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2.66" calcext:value-type="float">
            <text:p>72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139" calcext:value-type="float">
            <text:p>10139</text:p>
          </table:table-cell>
          <table:table-cell table:style-name="ce4" office:value-type="float" office:value="51866" calcext:value-type="float">
            <text:p>518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948.9" calcext:value-type="float">
            <text:p>948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office:value-type="float" office:value="0" calcext:value-type="float">
            <text:p>0</text:p>
          </table:table-cell>
          <table:table-cell office:value-type="float" office:value="979.66" calcext:value-type="float">
            <text:p>97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.82" calcext:value-type="float">
            <text:p>841,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70.2" calcext:value-type="float">
            <text:p>870,2</text:p>
          </table:table-cell>
          <table:table-cell office:value-type="float" office:value="9.15" calcext:value-type="float">
            <text:p>9,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9431" calcext:value-type="float">
            <text:p>9431</text:p>
          </table:table-cell>
          <table:table-cell table:style-name="ce4" office:value-type="float" office:value="45075" calcext:value-type="float">
            <text:p>450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25.19" calcext:value-type="float">
            <text:p>625,1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374" calcext:value-type="float">
            <text:p>9374</text:p>
          </table:table-cell>
          <table:table-cell table:style-name="ce4" office:value-type="float" office:value="46585" calcext:value-type="float">
            <text:p>465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78.99" calcext:value-type="float">
            <text:p>-78,99</text:p>
          </table:table-cell>
          <table:table-cell office:value-type="float" office:value="20198.83" calcext:value-type="float">
            <text:p>20198,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7893.56" calcext:value-type="float">
            <text:p>17893,5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695" calcext:value-type="float">
            <text:p>13695</text:p>
          </table:table-cell>
          <table:table-cell table:style-name="ce4" office:value-type="float" office:value="55135" calcext:value-type="float">
            <text:p>551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068.18" calcext:value-type="float">
            <text:p>2068,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6" calcext:value-type="float">
            <text:p>-36,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53.5" calcext:value-type="float">
            <text:p>1653,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585" calcext:value-type="float">
            <text:p>9585</text:p>
          </table:table-cell>
          <table:table-cell table:style-name="ce4" office:value-type="float" office:value="47114" calcext:value-type="float">
            <text:p>471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693.41" calcext:value-type="float">
            <text:p>693,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48.05" calcext:value-type="float">
            <text:p>848,0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326" calcext:value-type="float">
            <text:p>9326</text:p>
          </table:table-cell>
          <table:table-cell table:style-name="ce4" office:value-type="float" office:value="46800" calcext:value-type="float">
            <text:p>468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55.06" calcext:value-type="float">
            <text:p>-255,06</text:p>
          </table:table-cell>
          <table:table-cell office:value-type="float" office:value="3479.72" calcext:value-type="float">
            <text:p>3479,7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54.58" calcext:value-type="float">
            <text:p>454,5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573" calcext:value-type="float">
            <text:p>9573</text:p>
          </table:table-cell>
          <table:table-cell table:style-name="ce4" office:value-type="float" office:value="46035" calcext:value-type="float">
            <text:p>460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2.2" calcext:value-type="float">
            <text:p>-12,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1.62" calcext:value-type="float">
            <text:p>151,6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368" calcext:value-type="float">
            <text:p>9368</text:p>
          </table:table-cell>
          <table:table-cell table:style-name="ce4" office:value-type="float" office:value="46261" calcext:value-type="float">
            <text:p>462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800.66" calcext:value-type="float">
            <text:p>1800,6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14.39" calcext:value-type="float">
            <text:p>914,3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467" calcext:value-type="float">
            <text:p>9467</text:p>
          </table:table-cell>
          <table:table-cell table:style-name="ce4" office:value-type="float" office:value="46715" calcext:value-type="float">
            <text:p>467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852.93" calcext:value-type="float">
            <text:p>1852,9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76.75" calcext:value-type="float">
            <text:p>776,7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457" calcext:value-type="float">
            <text:p>9457</text:p>
          </table:table-cell>
          <table:table-cell table:style-name="ce4" office:value-type="float" office:value="46629" calcext:value-type="float">
            <text:p>466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54.52" calcext:value-type="float">
            <text:p>254,5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95.96" calcext:value-type="float">
            <text:p>395,9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217" calcext:value-type="float">
            <text:p>9217</text:p>
          </table:table-cell>
          <table:table-cell table:style-name="ce4" office:value-type="float" office:value="46542" calcext:value-type="float">
            <text:p>465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6658.49" calcext:value-type="float">
            <text:p>6658,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5" calcext:value-type="float">
            <text:p>-3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18.93" calcext:value-type="float">
            <text:p>2318,9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0224" calcext:value-type="float">
            <text:p>10224</text:p>
          </table:table-cell>
          <table:table-cell table:style-name="ce4" office:value-type="float" office:value="47112" calcext:value-type="float">
            <text:p>471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168.64" calcext:value-type="float">
            <text:p>1168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9.71" calcext:value-type="float">
            <text:p>129,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46.43" calcext:value-type="float">
            <text:p>1446,4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457" calcext:value-type="float">
            <text:p>9457</text:p>
          </table:table-cell>
          <table:table-cell table:style-name="ce4" office:value-type="float" office:value="47149" calcext:value-type="float">
            <text:p>47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2" calcext:value-type="float">
            <text:p>88,32</text:p>
          </table:table-cell>
          <table:table-cell office:value-type="float" office:value="9809.21" calcext:value-type="float">
            <text:p>9809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.39" calcext:value-type="float">
            <text:p>268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7.79" calcext:value-type="float">
            <text:p>7527,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.43" calcext:value-type="float">
            <text:p>216,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0.54" calcext:value-type="float">
            <text:p>130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963" calcext:value-type="float">
            <text:p>10963</text:p>
          </table:table-cell>
          <table:table-cell table:style-name="ce4" office:value-type="float" office:value="58349" calcext:value-type="float">
            <text:p>583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330.68" calcext:value-type="float">
            <text:p>1330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12.87" calcext:value-type="float">
            <text:p>1912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8.94" calcext:value-type="float">
            <text:p>488,9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9012" calcext:value-type="float">
            <text:p>9012</text:p>
          </table:table-cell>
          <table:table-cell table:style-name="ce4" office:value-type="float" office:value="45445" calcext:value-type="float">
            <text:p>45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6271.82" calcext:value-type="float">
            <text:p>627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1" calcext:value-type="float">
            <text:p>75,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.59" calcext:value-type="float">
            <text:p>136,59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10258" calcext:value-type="float">
            <text:p>10258</text:p>
          </table:table-cell>
          <table:table-cell table:style-name="ce4" office:value-type="float" office:value="52869" calcext:value-type="float">
            <text:p>528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60" calcext:value-type="float">
            <text:p>4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.69" calcext:value-type="float">
            <text:p>653,69</text:p>
          </table:table-cell>
          <table:table-cell office:value-type="float" office:value="0" calcext:value-type="float">
            <text:p>0</text:p>
          </table:table-cell>
          <table:table-cell office:value-type="float" office:value="1122.37" calcext:value-type="float">
            <text:p>112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33.93" calcext:value-type="float">
            <text:p>22333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3.4" calcext:value-type="float">
            <text:p>173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3.47" calcext:value-type="float">
            <text:p>453,4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7619" calcext:value-type="float">
            <text:p>17619</text:p>
          </table:table-cell>
          <table:table-cell table:style-name="ce4" office:value-type="float" office:value="99298" calcext:value-type="float">
            <text:p>992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.04" calcext:value-type="float">
            <text:p>1376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97.35" calcext:value-type="float">
            <text:p>1597,3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9455" calcext:value-type="float">
            <text:p>9455</text:p>
          </table:table-cell>
          <table:table-cell table:style-name="ce4" office:value-type="float" office:value="48507" calcext:value-type="float">
            <text:p>485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09.69" calcext:value-type="float">
            <text:p>50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462.38" calcext:value-type="float">
            <text:p>462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4.65" calcext:value-type="float">
            <text:p>3154,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58.96" calcext:value-type="float">
            <text:p>1058,9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43" calcext:value-type="float">
            <text:p>9243</text:p>
          </table:table-cell>
          <table:table-cell table:style-name="ce4" office:value-type="float" office:value="44321" calcext:value-type="float">
            <text:p>443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95.47" calcext:value-type="float">
            <text:p>95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1.1" calcext:value-type="float">
            <text:p>678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.77" calcext:value-type="float">
            <text:p>1699,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72.46" calcext:value-type="float">
            <text:p>1872,4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566" calcext:value-type="float">
            <text:p>10566</text:p>
          </table:table-cell>
          <table:table-cell table:style-name="ce4" office:value-type="float" office:value="46873" calcext:value-type="float">
            <text:p>468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1.58" calcext:value-type="float">
            <text:p>2511,58</text:p>
          </table:table-cell>
          <table:table-cell office:value-type="float" office:value="101.66" calcext:value-type="float">
            <text:p>101,66</text:p>
          </table:table-cell>
          <table:table-cell office:value-type="float" office:value="3323.07" calcext:value-type="float">
            <text:p>3323,07</text:p>
          </table:table-cell>
          <table:table-cell office:value-type="float" office:value="0" calcext:value-type="float">
            <text:p>0</text:p>
          </table:table-cell>
          <table:table-cell office:value-type="float" office:value="799.3" calcext:value-type="float">
            <text:p>799,3</text:p>
          </table:table-cell>
          <table:table-cell office:value-type="float" office:value="113.99" calcext:value-type="float">
            <text:p>113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8.36" calcext:value-type="float">
            <text:p>1438,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9.76" calcext:value-type="float">
            <text:p>6509,76</text:p>
          </table:table-cell>
          <table:table-cell office:value-type="float" office:value="1147.96" calcext:value-type="float">
            <text:p>1147,96</text:p>
          </table:table-cell>
          <table:table-cell office:value-type="float" office:value="95.76" calcext:value-type="float">
            <text:p>9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17" calcext:value-type="float">
            <text:p>87,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321" calcext:value-type="float">
            <text:p>10321</text:p>
          </table:table-cell>
          <table:table-cell table:style-name="ce4" office:value-type="float" office:value="50375" calcext:value-type="float">
            <text:p>50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66.09" calcext:value-type="float">
            <text:p>266,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.15" calcext:value-type="float">
            <text:p>17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.72" calcext:value-type="float">
            <text:p>22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6" calcext:value-type="float">
            <text:p>24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01" calcext:value-type="float">
            <text:p>9201</text:p>
          </table:table-cell>
          <table:table-cell table:style-name="ce4" office:value-type="float" office:value="46558" calcext:value-type="float">
            <text:p>465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.01" calcext:value-type="float">
            <text:p>34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8.63" calcext:value-type="float">
            <text:p>638,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.85" calcext:value-type="float">
            <text:p>53,85</text:p>
          </table:table-cell>
          <table:table-cell office:value-type="float" office:value="148.89" calcext:value-type="float">
            <text:p>148,8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43" calcext:value-type="float">
            <text:p>9243</text:p>
          </table:table-cell>
          <table:table-cell table:style-name="ce4" office:value-type="float" office:value="46852" calcext:value-type="float">
            <text:p>468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7.57" calcext:value-type="float">
            <text:p>607,57</text:p>
          </table:table-cell>
          <table:table-cell office:value-type="float" office:value="0" calcext:value-type="float">
            <text:p>0</text:p>
          </table:table-cell>
          <table:table-cell office:value-type="float" office:value="26878.07" calcext:value-type="float">
            <text:p>26878,07</text:p>
          </table:table-cell>
          <table:table-cell office:value-type="float" office:value="5.51" calcext:value-type="float">
            <text:p>5,51</text:p>
          </table:table-cell>
          <table:table-cell office:value-type="float" office:value="0" calcext:value-type="float">
            <text:p>0</text:p>
          </table:table-cell>
          <table:table-cell office:value-type="float" office:value="2107.98" calcext:value-type="float">
            <text:p>2107,98</text:p>
          </table:table-cell>
          <table:table-cell office:value-type="float" office:value="3157.27" calcext:value-type="float">
            <text:p>3157,27</text:p>
          </table:table-cell>
          <table:table-cell office:value-type="float" office:value="0" calcext:value-type="float">
            <text:p>0</text:p>
          </table:table-cell>
          <table:table-cell office:value-type="float" office:value="620.92" calcext:value-type="float">
            <text:p>620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914.65" calcext:value-type="float">
            <text:p>13914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7.09" calcext:value-type="float">
            <text:p>1467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.05" calcext:value-type="float">
            <text:p>314,0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4158" calcext:value-type="float">
            <text:p>14158</text:p>
          </table:table-cell>
          <table:table-cell table:style-name="ce4" office:value-type="float" office:value="80189" calcext:value-type="float">
            <text:p>8018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6293.35" calcext:value-type="float">
            <text:p>6293,35</text:p>
          </table:table-cell>
          <table:table-cell office:value-type="float" office:value="199.17" calcext:value-type="float">
            <text:p>199,17</text:p>
          </table:table-cell>
          <table:table-cell office:value-type="float" office:value="1288.62" calcext:value-type="float">
            <text:p>1288,62</text:p>
          </table:table-cell>
          <table:table-cell office:value-type="float" office:value="0" calcext:value-type="float">
            <text:p>0</text:p>
          </table:table-cell>
          <table:table-cell office:value-type="float" office:value="59.88" calcext:value-type="float">
            <text:p>59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.85" calcext:value-type="float">
            <text:p>428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2.16" calcext:value-type="float">
            <text:p>3262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91.95" calcext:value-type="float">
            <text:p>2091,95</text:p>
          </table:table-cell>
          <table:table-cell office:value-type="float" office:value="29.85" calcext:value-type="float">
            <text:p>2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office:value-type="float" office:value="15.8" calcext:value-type="float">
            <text:p>15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553" calcext:value-type="float">
            <text:p>10553</text:p>
          </table:table-cell>
          <table:table-cell table:style-name="ce4" office:value-type="float" office:value="54627" calcext:value-type="float">
            <text:p>5462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310.2" calcext:value-type="float">
            <text:p>131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8" calcext:value-type="float">
            <text:p>3,0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9.22" calcext:value-type="float">
            <text:p>59,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office:value-type="float" office:value="47973" calcext:value-type="float">
            <text:p>479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2.96" calcext:value-type="float">
            <text:p>1942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7" calcext:value-type="float">
            <text:p>51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.11" calcext:value-type="float">
            <text:p>518,1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457" calcext:value-type="float">
            <text:p>9457</text:p>
          </table:table-cell>
          <table:table-cell table:style-name="ce4" office:value-type="float" office:value="47847" calcext:value-type="float">
            <text:p>478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30.45" calcext:value-type="float">
            <text:p>11130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67.93" calcext:value-type="float">
            <text:p>3667,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312.48" calcext:value-type="float">
            <text:p>15312,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40.1" calcext:value-type="float">
            <text:p>464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903" calcext:value-type="float">
            <text:p>10903</text:p>
          </table:table-cell>
          <table:table-cell table:style-name="ce4" office:value-type="float" office:value="38471" calcext:value-type="float">
            <text:p>38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" calcext:value-type="float">
            <text:p>1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.43" calcext:value-type="float">
            <text:p>1167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2.86" calcext:value-type="float">
            <text:p>552,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6.07" calcext:value-type="float">
            <text:p>7856,07</text:p>
          </table:table-cell>
          <table:table-cell office:value-type="float" office:value="26.66" calcext:value-type="float">
            <text:p>26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0.83" calcext:value-type="float">
            <text:p>2840,8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65975" calcext:value-type="float">
            <text:p>659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68.06" calcext:value-type="float">
            <text:p>7068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8.67" calcext:value-type="float">
            <text:p>1108,67</text:p>
          </table:table-cell>
          <table:table-cell office:value-type="float" office:value="98.11" calcext:value-type="float">
            <text:p>98,11</text:p>
          </table:table-cell>
          <table:table-cell office:value-type="float" office:value="254.62" calcext:value-type="float">
            <text:p>254,62</text:p>
          </table:table-cell>
          <table:table-cell office:value-type="float" office:value="771.77" calcext:value-type="float">
            <text:p>771,77</text:p>
          </table:table-cell>
          <table:table-cell office:value-type="float" office:value="0" calcext:value-type="float">
            <text:p>0</text:p>
          </table:table-cell>
          <table:table-cell office:value-type="float" office:value="133.47" calcext:value-type="float">
            <text:p>133,47</text:p>
          </table:table-cell>
          <table:table-cell office:value-type="float" office:value="35.18" calcext:value-type="float">
            <text:p>35,18</text:p>
          </table:table-cell>
          <table:table-cell office:value-type="float" office:value="56.58" calcext:value-type="float">
            <text:p>56,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78" calcext:value-type="float">
            <text:p>86,78</text:p>
          </table:table-cell>
          <table:table-cell office:value-type="float" office:value="15039.03" calcext:value-type="float">
            <text:p>15039,03</text:p>
          </table:table-cell>
          <table:table-cell office:value-type="float" office:value="7636.55" calcext:value-type="float">
            <text:p>763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28" calcext:value-type="float">
            <text:p>90,28</text:p>
          </table:table-cell>
          <table:table-cell office:value-type="float" office:value="0" calcext:value-type="float">
            <text:p>0</text:p>
          </table:table-cell>
          <table:table-cell office:value-type="float" office:value="281.12" calcext:value-type="float">
            <text:p>281,12</text:p>
          </table:table-cell>
          <table:table-cell office:value-type="float" office:value="0" calcext:value-type="float">
            <text:p>0</text:p>
          </table:table-cell>
          <table:table-cell office:value-type="float" office:value="20.42" calcext:value-type="float">
            <text:p>20,42</text:p>
          </table:table-cell>
          <table:table-cell office:value-type="float" office:value="0" calcext:value-type="float">
            <text:p>0</text:p>
          </table:table-cell>
          <table:table-cell office:value-type="float" office:value="484.52" calcext:value-type="float">
            <text:p>484,52</text:p>
          </table:table-cell>
          <table:table-cell table:style-name="ce4" office:value-type="float" office:value="14137" calcext:value-type="float">
            <text:p>14137</text:p>
          </table:table-cell>
          <table:table-cell table:style-name="ce4" office:value-type="float" office:value="95019" calcext:value-type="float">
            <text:p>950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4966.19" calcext:value-type="float">
            <text:p>134966,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.62" calcext:value-type="float">
            <text:p>164,62</text:p>
          </table:table-cell>
          <table:table-cell office:value-type="float" office:value="0" calcext:value-type="float">
            <text:p>0</text:p>
          </table:table-cell>
          <table:table-cell office:value-type="float" office:value="16593.84" calcext:value-type="float">
            <text:p>16593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1948.46" calcext:value-type="float">
            <text:p>91948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37.31" calcext:value-type="float">
            <text:p>9137,3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31651" calcext:value-type="float">
            <text:p>31651</text:p>
          </table:table-cell>
          <table:table-cell table:style-name="ce4" office:value-type="float" office:value="122986" calcext:value-type="float">
            <text:p>1229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77.9" calcext:value-type="float">
            <text:p>6677,9</text:p>
          </table:table-cell>
          <table:table-cell office:value-type="float" office:value="5207.86" calcext:value-type="float">
            <text:p>5207,86</text:p>
          </table:table-cell>
          <table:table-cell office:value-type="float" office:value="442.5" calcext:value-type="float">
            <text:p>442,5</text:p>
          </table:table-cell>
          <table:table-cell office:value-type="float" office:value="433.17" calcext:value-type="float">
            <text:p>433,17</text:p>
          </table:table-cell>
          <table:table-cell office:value-type="float" office:value="382.99" calcext:value-type="float">
            <text:p>382,99</text:p>
          </table:table-cell>
          <table:table-cell office:value-type="float" office:value="876.19" calcext:value-type="float">
            <text:p>876,19</text:p>
          </table:table-cell>
          <table:table-cell office:value-type="float" office:value="781.44" calcext:value-type="float">
            <text:p>781,44</text:p>
          </table:table-cell>
          <table:table-cell office:value-type="float" office:value="8.01" calcext:value-type="float">
            <text:p>8,01</text:p>
          </table:table-cell>
          <table:table-cell office:value-type="float" office:value="-129.92" calcext:value-type="float">
            <text:p>-129,92</text:p>
          </table:table-cell>
          <table:table-cell office:value-type="float" office:value="0" calcext:value-type="float">
            <text:p>0</text:p>
          </table:table-cell>
          <table:table-cell office:value-type="float" office:value="128.58" calcext:value-type="float">
            <text:p>128,58</text:p>
          </table:table-cell>
          <table:table-cell office:value-type="float" office:value="453.6" calcext:value-type="float">
            <text:p>453,6</text:p>
          </table:table-cell>
          <table:table-cell office:value-type="float" office:value="2879.65" calcext:value-type="float">
            <text:p>2879,65</text:p>
          </table:table-cell>
          <table:table-cell office:value-type="float" office:value="935.22" calcext:value-type="float">
            <text:p>935,22</text:p>
          </table:table-cell>
          <table:table-cell office:value-type="float" office:value="0" calcext:value-type="float">
            <text:p>0</text:p>
          </table:table-cell>
          <table:table-cell office:value-type="float" office:value="157.22" calcext:value-type="float">
            <text:p>157,22</text:p>
          </table:table-cell>
          <table:table-cell office:value-type="float" office:value="0" calcext:value-type="float">
            <text:p>0</text:p>
          </table:table-cell>
          <table:table-cell office:value-type="float" office:value="25.74" calcext:value-type="float">
            <text:p>25,74</text:p>
          </table:table-cell>
          <table:table-cell office:value-type="float" office:value="49.78" calcext:value-type="float">
            <text:p>49,78</text:p>
          </table:table-cell>
          <table:table-cell office:value-type="float" office:value="3047.08" calcext:value-type="float">
            <text:p>3047,08</text:p>
          </table:table-cell>
          <table:table-cell office:value-type="float" office:value="128.47" calcext:value-type="float">
            <text:p>128,47</text:p>
          </table:table-cell>
          <table:table-cell office:value-type="float" office:value="597.47" calcext:value-type="float">
            <text:p>597,47</text:p>
          </table:table-cell>
          <table:table-cell office:value-type="float" office:value="0" calcext:value-type="float">
            <text:p>0</text:p>
          </table:table-cell>
          <table:table-cell office:value-type="float" office:value="691.14" calcext:value-type="float">
            <text:p>691,14</text:p>
          </table:table-cell>
          <table:table-cell office:value-type="float" office:value="0" calcext:value-type="float">
            <text:p>0</text:p>
          </table:table-cell>
          <table:table-cell office:value-type="float" office:value="247.66" calcext:value-type="float">
            <text:p>247,66</text:p>
          </table:table-cell>
          <table:table-cell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034" calcext:value-type="float">
            <text:p>11034</text:p>
          </table:table-cell>
          <table:table-cell table:style-name="ce4" office:value-type="float" office:value="50573" calcext:value-type="float">
            <text:p>505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3.5" calcext:value-type="float">
            <text:p>1373,5</text:p>
          </table:table-cell>
          <table:table-cell office:value-type="float" office:value="2586.96" calcext:value-type="float">
            <text:p>2586,96</text:p>
          </table:table-cell>
          <table:table-cell office:value-type="float" office:value="2747.92" calcext:value-type="float">
            <text:p>2747,92</text:p>
          </table:table-cell>
          <table:table-cell office:value-type="float" office:value="2997.15" calcext:value-type="float">
            <text:p>2997,15</text:p>
          </table:table-cell>
          <table:table-cell office:value-type="float" office:value="8874.66" calcext:value-type="float">
            <text:p>8874,66</text:p>
          </table:table-cell>
          <table:table-cell office:value-type="float" office:value="2028.34" calcext:value-type="float">
            <text:p>2028,34</text:p>
          </table:table-cell>
          <table:table-cell office:value-type="float" office:value="4607.54" calcext:value-type="float">
            <text:p>4607,54</text:p>
          </table:table-cell>
          <table:table-cell office:value-type="float" office:value="208.41" calcext:value-type="float">
            <text:p>208,41</text:p>
          </table:table-cell>
          <table:table-cell office:value-type="float" office:value="169.33" calcext:value-type="float">
            <text:p>169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42" calcext:value-type="float">
            <text:p>277,42</text:p>
          </table:table-cell>
          <table:table-cell office:value-type="float" office:value="5.36" calcext:value-type="float">
            <text:p>5,36</text:p>
          </table:table-cell>
          <table:table-cell office:value-type="float" office:value="5659.87" calcext:value-type="float">
            <text:p>5659,87</text:p>
          </table:table-cell>
          <table:table-cell office:value-type="float" office:value="342.09" calcext:value-type="float">
            <text:p>342,09</text:p>
          </table:table-cell>
          <table:table-cell office:value-type="float" office:value="119.77" calcext:value-type="float">
            <text:p>119,77</text:p>
          </table:table-cell>
          <table:table-cell office:value-type="float" office:value="0" calcext:value-type="float">
            <text:p>0</text:p>
          </table:table-cell>
          <table:table-cell office:value-type="float" office:value="40.22" calcext:value-type="float">
            <text:p>40,22</text:p>
          </table:table-cell>
          <table:table-cell office:value-type="float" office:value="399.49" calcext:value-type="float">
            <text:p>399,49</text:p>
          </table:table-cell>
          <table:table-cell office:value-type="float" office:value="49.51" calcext:value-type="float">
            <text:p>49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3" calcext:value-type="float">
            <text:p>157,83</text:p>
          </table:table-cell>
          <table:table-cell office:value-type="float" office:value="3006.63" calcext:value-type="float">
            <text:p>3006,63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office:value-type="float" office:value="0" calcext:value-type="float">
            <text:p>0</text:p>
          </table:table-cell>
          <table:table-cell office:value-type="float" office:value="583.05" calcext:value-type="float">
            <text:p>583,05</text:p>
          </table:table-cell>
          <table:table-cell office:value-type="float" office:value="18.1" calcext:value-type="float">
            <text:p>18,1</text:p>
          </table:table-cell>
          <table:table-cell office:value-type="float" office:value="22.88" calcext:value-type="float">
            <text:p>22,88</text:p>
          </table:table-cell>
          <table:table-cell table:style-name="ce4" office:value-type="float" office:value="15102" calcext:value-type="float">
            <text:p>15102</text:p>
          </table:table-cell>
          <table:table-cell table:style-name="ce4" office:value-type="float" office:value="67793" calcext:value-type="float">
            <text:p>677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3.09" calcext:value-type="float">
            <text:p>2193,09</text:p>
          </table:table-cell>
          <table:table-cell office:value-type="float" office:value="0" calcext:value-type="float">
            <text:p>0</text:p>
          </table:table-cell>
          <table:table-cell office:value-type="float" office:value="702.04" calcext:value-type="float">
            <text:p>702,04</text:p>
          </table:table-cell>
          <table:table-cell office:value-type="float" office:value="0" calcext:value-type="float">
            <text:p>0</text:p>
          </table:table-cell>
          <table:table-cell office:value-type="float" office:value="206.6" calcext:value-type="float">
            <text:p>206,6</text:p>
          </table:table-cell>
          <table:table-cell office:value-type="float" office:value="0" calcext:value-type="float">
            <text:p>0</text:p>
          </table:table-cell>
          <table:table-cell office:value-type="float" office:value="53.19" calcext:value-type="float">
            <text:p>53,1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41.6" calcext:value-type="float">
            <text:p>4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8.19" calcext:value-type="float">
            <text:p>1688,19</text:p>
          </table:table-cell>
          <table:table-cell office:value-type="float" office:value="0" calcext:value-type="float">
            <text:p>0</text:p>
          </table:table-cell>
          <table:table-cell office:value-type="float" office:value="45.12" calcext:value-type="float">
            <text:p>45,12</text:p>
          </table:table-cell>
          <table:table-cell office:value-type="float" office:value="411.41" calcext:value-type="float">
            <text:p>411,41</text:p>
          </table:table-cell>
          <table:table-cell office:value-type="float" office:value="0" calcext:value-type="float">
            <text:p>0</text:p>
          </table:table-cell>
          <table:table-cell office:value-type="float" office:value="587.04" calcext:value-type="float">
            <text:p>587,04</text:p>
          </table:table-cell>
          <table:table-cell office:value-type="float" office:value="0" calcext:value-type="float">
            <text:p>0</text:p>
          </table:table-cell>
          <table:table-cell office:value-type="float" office:value="102.24" calcext:value-type="float">
            <text:p>102,24</text:p>
          </table:table-cell>
          <table:table-cell office:value-type="float" office:value="824.39" calcext:value-type="float">
            <text:p>824,39</text:p>
          </table:table-cell>
          <table:table-cell office:value-type="float" office:value="0" calcext:value-type="float">
            <text:p>0</text:p>
          </table:table-cell>
          <table:table-cell office:value-type="float" office:value="76.51" calcext:value-type="float">
            <text:p>76,51</text:p>
          </table:table-cell>
          <table:table-cell office:value-type="float" office:value="0" calcext:value-type="float">
            <text:p>0</text:p>
          </table:table-cell>
          <table:table-cell office:value-type="float" office:value="28.85" calcext:value-type="float">
            <text:p>28,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997" calcext:value-type="float">
            <text:p>9997</text:p>
          </table:table-cell>
          <table:table-cell table:style-name="ce4" office:value-type="float" office:value="50660" calcext:value-type="float">
            <text:p>506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835.22" calcext:value-type="float">
            <text:p>37835,22</text:p>
          </table:table-cell>
          <table:table-cell office:value-type="float" office:value="114.6" calcext:value-type="float">
            <text:p>11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9.17" calcext:value-type="float">
            <text:p>2419,17</text:p>
          </table:table-cell>
          <table:table-cell office:value-type="float" office:value="0" calcext:value-type="float">
            <text:p>0</text:p>
          </table:table-cell>
          <table:table-cell office:value-type="float" office:value="153.7" calcext:value-type="float">
            <text:p>153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493.93" calcext:value-type="float">
            <text:p>26493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4.89" calcext:value-type="float">
            <text:p>4004,89</text:p>
          </table:table-cell>
          <table:table-cell office:value-type="float" office:value="0" calcext:value-type="float">
            <text:p>0</text:p>
          </table:table-cell>
          <table:table-cell office:value-type="float" office:value="222.64" calcext:value-type="float">
            <text:p>222,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7161" calcext:value-type="float">
            <text:p>17161</text:p>
          </table:table-cell>
          <table:table-cell table:style-name="ce4" office:value-type="float" office:value="80700" calcext:value-type="float">
            <text:p>807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6.94" calcext:value-type="float">
            <text:p>10006,94</text:p>
          </table:table-cell>
          <table:table-cell office:value-type="float" office:value="78.94" calcext:value-type="float">
            <text:p>78,94</text:p>
          </table:table-cell>
          <table:table-cell office:value-type="float" office:value="629.3" calcext:value-type="float">
            <text:p>629,3</text:p>
          </table:table-cell>
          <table:table-cell office:value-type="float" office:value="1901" calcext:value-type="float">
            <text:p>1901</text:p>
          </table:table-cell>
          <table:table-cell office:value-type="float" office:value="1706.67" calcext:value-type="float">
            <text:p>1706,67</text:p>
          </table:table-cell>
          <table:table-cell office:value-type="float" office:value="8359.98" calcext:value-type="float">
            <text:p>8359,98</text:p>
          </table:table-cell>
          <table:table-cell office:value-type="float" office:value="4943.39" calcext:value-type="float">
            <text:p>4943,39</text:p>
          </table:table-cell>
          <table:table-cell office:value-type="float" office:value="834.41" calcext:value-type="float">
            <text:p>834,41</text:p>
          </table:table-cell>
          <table:table-cell office:value-type="float" office:value="286.09" calcext:value-type="float">
            <text:p>286,09</text:p>
          </table:table-cell>
          <table:table-cell office:value-type="float" office:value="0" calcext:value-type="float">
            <text:p>0</text:p>
          </table:table-cell>
          <table:table-cell office:value-type="float" office:value="327.12" calcext:value-type="float">
            <text:p>327,12</text:p>
          </table:table-cell>
          <table:table-cell office:value-type="float" office:value="985.69" calcext:value-type="float">
            <text:p>985,69</text:p>
          </table:table-cell>
          <table:table-cell office:value-type="float" office:value="352.12" calcext:value-type="float">
            <text:p>352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.29" calcext:value-type="float">
            <text:p>576,29</text:p>
          </table:table-cell>
          <table:table-cell office:value-type="float" office:value="0" calcext:value-type="float">
            <text:p>0</text:p>
          </table:table-cell>
          <table:table-cell office:value-type="float" office:value="248.64" calcext:value-type="float">
            <text:p>248,64</text:p>
          </table:table-cell>
          <table:table-cell office:value-type="float" office:value="1199.53" calcext:value-type="float">
            <text:p>1199,53</text:p>
          </table:table-cell>
          <table:table-cell office:value-type="float" office:value="8996.96" calcext:value-type="float">
            <text:p>8996,96</text:p>
          </table:table-cell>
          <table:table-cell office:value-type="float" office:value="40.2" calcext:value-type="float">
            <text:p>40,2</text:p>
          </table:table-cell>
          <table:table-cell office:value-type="float" office:value="1331.23" calcext:value-type="float">
            <text:p>1331,23</text:p>
          </table:table-cell>
          <table:table-cell office:value-type="float" office:value="0" calcext:value-type="float">
            <text:p>0</text:p>
          </table:table-cell>
          <table:table-cell office:value-type="float" office:value="11418.43" calcext:value-type="float">
            <text:p>11418,43</text:p>
          </table:table-cell>
          <table:table-cell office:value-type="float" office:value="54.19" calcext:value-type="float">
            <text:p>54,19</text:p>
          </table:table-cell>
          <table:table-cell office:value-type="float" office:value="432.56" calcext:value-type="float">
            <text:p>432,56</text:p>
          </table:table-cell>
          <table:table-cell office:value-type="float" office:value="0" calcext:value-type="float">
            <text:p>0</text:p>
          </table:table-cell>
          <table:table-cell office:value-type="float" office:value="77.78" calcext:value-type="float">
            <text:p>77,78</text:p>
          </table:table-cell>
          <table:table-cell office:value-type="float" office:value="0" calcext:value-type="float">
            <text:p>0</text:p>
          </table:table-cell>
          <table:table-cell office:value-type="float" office:value="202.42" calcext:value-type="float">
            <text:p>202,42</text:p>
          </table:table-cell>
          <table:table-cell table:style-name="ce4" office:value-type="float" office:value="18769" calcext:value-type="float">
            <text:p>18769</text:p>
          </table:table-cell>
          <table:table-cell table:style-name="ce4" office:value-type="float" office:value="84241" calcext:value-type="float">
            <text:p>842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,25</text:p>
          </table:table-cell>
          <table:table-cell office:value-type="float" office:value="0" calcext:value-type="float">
            <text:p>0</text:p>
          </table:table-cell>
          <table:table-cell office:value-type="float" office:value="6416.92" calcext:value-type="float">
            <text:p>6416,92</text:p>
          </table:table-cell>
          <table:table-cell office:value-type="float" office:value="27.97" calcext:value-type="float">
            <text:p>27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" calcext:value-type="float">
            <text:p>12,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,41</text:p>
          </table:table-cell>
          <table:table-cell office:value-type="float" office:value="3820.05" calcext:value-type="float">
            <text:p>382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" calcext:value-type="float">
            <text:p>52,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0166" calcext:value-type="float">
            <text:p>10166</text:p>
          </table:table-cell>
          <table:table-cell table:style-name="ce4" office:value-type="float" office:value="56717" calcext:value-type="float">
            <text:p>567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1.4" calcext:value-type="float">
            <text:p>106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35.54" calcext:value-type="float">
            <text:p>435,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17" calcext:value-type="float">
            <text:p>9317</text:p>
          </table:table-cell>
          <table:table-cell table:style-name="ce4" office:value-type="float" office:value="46929" calcext:value-type="float">
            <text:p>469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33.94" calcext:value-type="float">
            <text:p>17233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.7" calcext:value-type="float">
            <text:p>251,7</text:p>
          </table:table-cell>
          <table:table-cell office:value-type="float" office:value="229.69" calcext:value-type="float">
            <text:p>229,69</text:p>
          </table:table-cell>
          <table:table-cell office:value-type="float" office:value="688.12" calcext:value-type="float">
            <text:p>688,12</text:p>
          </table:table-cell>
          <table:table-cell office:value-type="float" office:value="2917.7" calcext:value-type="float">
            <text:p>2917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2457" calcext:value-type="float">
            <text:p>12457</text:p>
          </table:table-cell>
          <table:table-cell table:style-name="ce4" office:value-type="float" office:value="62713" calcext:value-type="float">
            <text:p>62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3.72" calcext:value-type="float">
            <text:p>231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99" calcext:value-type="float">
            <text:p>126,99</text:p>
          </table:table-cell>
          <table:table-cell office:value-type="float" office:value="2915.42" calcext:value-type="float">
            <text:p>2915,42</text:p>
          </table:table-cell>
          <table:table-cell office:value-type="float" office:value="2766.03" calcext:value-type="float">
            <text:p>2766,03</text:p>
          </table:table-cell>
          <table:table-cell office:value-type="float" office:value="607.7" calcext:value-type="float">
            <text:p>607,7</text:p>
          </table:table-cell>
          <table:table-cell office:value-type="float" office:value="567.64" calcext:value-type="float">
            <text:p>567,64</text:p>
          </table:table-cell>
          <table:table-cell office:value-type="float" office:value="53.23" calcext:value-type="float">
            <text:p>53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5" calcext:value-type="float">
            <text:p>29,95</text:p>
          </table:table-cell>
          <table:table-cell office:value-type="float" office:value="110.65" calcext:value-type="float">
            <text:p>110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37.9" calcext:value-type="float">
            <text:p>4537,9</text:p>
          </table:table-cell>
          <table:table-cell office:value-type="float" office:value="2475.58" calcext:value-type="float">
            <text:p>2475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07" calcext:value-type="float">
            <text:p>21,07</text:p>
          </table:table-cell>
          <table:table-cell office:value-type="float" office:value="0" calcext:value-type="float">
            <text:p>0</text:p>
          </table:table-cell>
          <table:table-cell office:value-type="float" office:value="112.97" calcext:value-type="float">
            <text:p>112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69" calcext:value-type="float">
            <text:p>200,69</text:p>
          </table:table-cell>
          <table:table-cell table:style-name="ce4" office:value-type="float" office:value="11622" calcext:value-type="float">
            <text:p>11622</text:p>
          </table:table-cell>
          <table:table-cell table:style-name="ce4" office:value-type="float" office:value="63563" calcext:value-type="float">
            <text:p>635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7.09" calcext:value-type="float">
            <text:p>617,09</text:p>
          </table:table-cell>
          <table:table-cell office:value-type="float" office:value="3840.91" calcext:value-type="float">
            <text:p>3840,91</text:p>
          </table:table-cell>
          <table:table-cell office:value-type="float" office:value="0" calcext:value-type="float">
            <text:p>0</text:p>
          </table:table-cell>
          <table:table-cell office:value-type="float" office:value="644.57" calcext:value-type="float">
            <text:p>644,57</text:p>
          </table:table-cell>
          <table:table-cell office:value-type="float" office:value="0" calcext:value-type="float">
            <text:p>0</text:p>
          </table:table-cell>
          <table:table-cell office:value-type="float" office:value="1089.94" calcext:value-type="float">
            <text:p>1089,94</text:p>
          </table:table-cell>
          <table:table-cell office:value-type="float" office:value="29.96" calcext:value-type="float">
            <text:p>29,96</text:p>
          </table:table-cell>
          <table:table-cell office:value-type="float" office:value="0" calcext:value-type="float">
            <text:p>0</text:p>
          </table:table-cell>
          <table:table-cell office:value-type="float" office:value="20.73" calcext:value-type="float">
            <text:p>20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.61" calcext:value-type="float">
            <text:p>2432,61</text:p>
          </table:table-cell>
          <table:table-cell office:value-type="float" office:value="0" calcext:value-type="float">
            <text:p>0</text:p>
          </table:table-cell>
          <table:table-cell office:value-type="float" office:value="12428.24" calcext:value-type="float">
            <text:p>12428,24</text:p>
          </table:table-cell>
          <table:table-cell office:value-type="float" office:value="0" calcext:value-type="float">
            <text:p>0</text:p>
          </table:table-cell>
          <table:table-cell office:value-type="float" office:value="85.06" calcext:value-type="float">
            <text:p>85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.78" calcext:value-type="float">
            <text:p>942,78</text:p>
          </table:table-cell>
          <table:table-cell office:value-type="float" office:value="582.67" calcext:value-type="float">
            <text:p>582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.16" calcext:value-type="float">
            <text:p>156,16</text:p>
          </table:table-cell>
          <table:table-cell office:value-type="float" office:value="0" calcext:value-type="float">
            <text:p>0</text:p>
          </table:table-cell>
          <table:table-cell office:value-type="float" office:value="107.69" calcext:value-type="float">
            <text:p>107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1515" calcext:value-type="float">
            <text:p>11515</text:p>
          </table:table-cell>
          <table:table-cell table:style-name="ce4" office:value-type="float" office:value="56781" calcext:value-type="float">
            <text:p>567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.47" calcext:value-type="float">
            <text:p>80,47</text:p>
          </table:table-cell>
          <table:table-cell office:value-type="float" office:value="18.78" calcext:value-type="float">
            <text:p>18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.22" calcext:value-type="float">
            <text:p>19,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73" calcext:value-type="float">
            <text:p>9273</text:p>
          </table:table-cell>
          <table:table-cell table:style-name="ce4" office:value-type="float" office:value="46809" calcext:value-type="float">
            <text:p>468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4.02" calcext:value-type="float">
            <text:p>64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7" calcext:value-type="float">
            <text:p>91,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75" calcext:value-type="float">
            <text:p>9175</text:p>
          </table:table-cell>
          <table:table-cell table:style-name="ce4" office:value-type="float" office:value="46478" calcext:value-type="float">
            <text:p>464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.45" calcext:value-type="float">
            <text:p>17,45</text:p>
          </table:table-cell>
          <table:table-cell office:value-type="float" office:value="0" calcext:value-type="float">
            <text:p>0</text:p>
          </table:table-cell>
          <table:table-cell office:value-type="float" office:value="2750.11" calcext:value-type="float">
            <text:p>2750,11</text:p>
          </table:table-cell>
          <table:table-cell office:value-type="float" office:value="10.67" calcext:value-type="float">
            <text:p>10,67</text:p>
          </table:table-cell>
          <table:table-cell office:value-type="float" office:value="1238.24" calcext:value-type="float">
            <text:p>1238,24</text:p>
          </table:table-cell>
          <table:table-cell office:value-type="float" office:value="178.86" calcext:value-type="float">
            <text:p>178,86</text:p>
          </table:table-cell>
          <table:table-cell office:value-type="float" office:value="180.19" calcext:value-type="float">
            <text:p>180,19</text:p>
          </table:table-cell>
          <table:table-cell office:value-type="float" office:value="0" calcext:value-type="float">
            <text:p>0</text:p>
          </table:table-cell>
          <table:table-cell office:value-type="float" office:value="317.53" calcext:value-type="float">
            <text:p>317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" calcext:value-type="float">
            <text:p>7,11</text:p>
          </table:table-cell>
          <table:table-cell office:value-type="float" office:value="44.96" calcext:value-type="float">
            <text:p>4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3.59" calcext:value-type="float">
            <text:p>1563,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.02" calcext:value-type="float">
            <text:p>416,02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,2</text:p>
          </table:table-cell>
          <table:table-cell office:value-type="float" office:value="49.74" calcext:value-type="float">
            <text:p>49,74</text:p>
          </table:table-cell>
          <table:table-cell office:value-type="float" office:value="0" calcext:value-type="float">
            <text:p>0</text:p>
          </table:table-cell>
          <table:table-cell office:value-type="float" office:value="65.88" calcext:value-type="float">
            <text:p>65,88</text:p>
          </table:table-cell>
          <table:table-cell office:value-type="float" office:value="0" calcext:value-type="float">
            <text:p>0</text:p>
          </table:table-cell>
          <table:table-cell office:value-type="float" office:value="14.87" calcext:value-type="float">
            <text:p>14,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858" calcext:value-type="float">
            <text:p>9858</text:p>
          </table:table-cell>
          <table:table-cell table:style-name="ce4" office:value-type="float" office:value="49868" calcext:value-type="float">
            <text:p>498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23.38" calcext:value-type="float">
            <text:p>1923,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.24" calcext:value-type="float">
            <text:p>185,24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422" calcext:value-type="float">
            <text:p>9422</text:p>
          </table:table-cell>
          <table:table-cell table:style-name="ce4" office:value-type="float" office:value="47705" calcext:value-type="float">
            <text:p>477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79.11" calcext:value-type="float">
            <text:p>79,11</text:p>
          </table:table-cell>
          <table:table-cell office:value-type="float" office:value="1806.99" calcext:value-type="float">
            <text:p>1806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33" calcext:value-type="float">
            <text:p>63,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18.84" calcext:value-type="float">
            <text:p>3318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3.41" calcext:value-type="float">
            <text:p>803,41</text:p>
          </table:table-cell>
          <table:table-cell office:value-type="float" office:value="0" calcext:value-type="float">
            <text:p>0</text:p>
          </table:table-cell>
          <table:table-cell office:value-type="float" office:value="190.91" calcext:value-type="float">
            <text:p>190,91</text:p>
          </table:table-cell>
          <table:table-cell office:value-type="float" office:value="45.07" calcext:value-type="float">
            <text:p>45,07</text:p>
          </table:table-cell>
          <table:table-cell office:value-type="float" office:value="0" calcext:value-type="float">
            <text:p>0</text:p>
          </table:table-cell>
          <table:table-cell office:value-type="float" office:value="92.99" calcext:value-type="float">
            <text:p>92,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47" calcext:value-type="float">
            <text:p>9447</text:p>
          </table:table-cell>
          <table:table-cell table:style-name="ce4" office:value-type="float" office:value="47460" calcext:value-type="float">
            <text:p>474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4.88" calcext:value-type="float">
            <text:p>304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9.48" calcext:value-type="float">
            <text:p>1399,48</text:p>
          </table:table-cell>
          <table:table-cell office:value-type="float" office:value="210.31" calcext:value-type="float">
            <text:p>210,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1.67" calcext:value-type="float">
            <text:p>151,6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54" calcext:value-type="float">
            <text:p>9454</text:p>
          </table:table-cell>
          <table:table-cell table:style-name="ce4" office:value-type="float" office:value="47806" calcext:value-type="float">
            <text:p>478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.43" calcext:value-type="float">
            <text:p>12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8" calcext:value-type="float">
            <text:p>15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3" calcext:value-type="float">
            <text:p>13,93</text:p>
          </table:table-cell>
          <table:table-cell office:value-type="float" office:value="56.5" calcext:value-type="float">
            <text:p>56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45" calcext:value-type="float">
            <text:p>159,45</text:p>
          </table:table-cell>
          <table:table-cell office:value-type="float" office:value="190.94" calcext:value-type="float">
            <text:p>190,94</text:p>
          </table:table-cell>
          <table:table-cell office:value-type="float" office:value="8.81" calcext:value-type="float">
            <text:p>8,81</text:p>
          </table:table-cell>
          <table:table-cell office:value-type="float" office:value="0" calcext:value-type="float">
            <text:p>0</text:p>
          </table:table-cell>
          <table:table-cell office:value-type="float" office:value="483.84" calcext:value-type="float">
            <text:p>483,84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,87</text:p>
          </table:table-cell>
          <table:table-cell office:value-type="float" office:value="0" calcext:value-type="float">
            <text:p>0</text:p>
          </table:table-cell>
          <table:table-cell office:value-type="float" office:value="1059.19" calcext:value-type="float">
            <text:p>1059,19</text:p>
          </table:table-cell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 office:value-type="float" office:value="123.22" calcext:value-type="float">
            <text:p>123,22</text:p>
          </table:table-cell>
          <table:table-cell office:value-type="float" office:value="112.86" calcext:value-type="float">
            <text:p>112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7" calcext:value-type="float">
            <text:p>54,67</text:p>
          </table:table-cell>
          <table:table-cell office:value-type="float" office:value="0" calcext:value-type="float">
            <text:p>0</text:p>
          </table:table-cell>
          <table:table-cell office:value-type="float" office:value="35.75" calcext:value-type="float">
            <text:p>35,75</text:p>
          </table:table-cell>
          <table:table-cell table:style-name="ce4" office:value-type="float" office:value="9282" calcext:value-type="float">
            <text:p>9282</text:p>
          </table:table-cell>
          <table:table-cell table:style-name="ce4" office:value-type="float" office:value="46763" calcext:value-type="float">
            <text:p>467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.42" calcext:value-type="float">
            <text:p>57,42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01" calcext:value-type="float">
            <text:p>124,01</text:p>
          </table:table-cell>
          <table:table-cell office:value-type="float" office:value="15.45" calcext:value-type="float">
            <text:p>15,45</text:p>
          </table:table-cell>
          <table:table-cell office:value-type="float" office:value="28.33" calcext:value-type="float">
            <text:p>28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.41" calcext:value-type="float">
            <text:p>283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.42" calcext:value-type="float">
            <text:p>902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95" calcext:value-type="float">
            <text:p>30,95</text:p>
          </table:table-cell>
          <table:table-cell office:value-type="float" office:value="215.82" calcext:value-type="float">
            <text:p>215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83" calcext:value-type="float">
            <text:p>17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85" calcext:value-type="float">
            <text:p>140,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80" calcext:value-type="float">
            <text:p>9280</text:p>
          </table:table-cell>
          <table:table-cell table:style-name="ce4" office:value-type="float" office:value="46655" calcext:value-type="float">
            <text:p>466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91.62" calcext:value-type="float">
            <text:p>2091,62</text:p>
          </table:table-cell>
          <table:table-cell office:value-type="float" office:value="695.68" calcext:value-type="float">
            <text:p>695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.3" calcext:value-type="float">
            <text:p>1598,3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-494.4" calcext:value-type="float">
            <text:p>-494,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53.9" calcext:value-type="float">
            <text:p>7853,9</text:p>
          </table:table-cell>
          <table:table-cell office:value-type="float" office:value="876.2" calcext:value-type="float">
            <text:p>87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0.81" calcext:value-type="float">
            <text:p>1260,8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36" calcext:value-type="float">
            <text:p>9436</text:p>
          </table:table-cell>
          <table:table-cell table:style-name="ce4" office:value-type="float" office:value="42856" calcext:value-type="float">
            <text:p>428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.65" calcext:value-type="float">
            <text:p>44,65</text:p>
          </table:table-cell>
          <table:table-cell office:value-type="float" office:value="58.27" calcext:value-type="float">
            <text:p>58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 office:value-type="float" office:value="383.68" calcext:value-type="float">
            <text:p>383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65" calcext:value-type="float">
            <text:p>110,65</text:p>
          </table:table-cell>
          <table:table-cell office:value-type="float" office:value="555.58" calcext:value-type="float">
            <text:p>555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78" calcext:value-type="float">
            <text:p>6,78</text:p>
          </table:table-cell>
          <table:table-cell office:value-type="float" office:value="0" calcext:value-type="float">
            <text:p>0</text:p>
          </table:table-cell>
          <table:table-cell office:value-type="float" office:value="909.5" calcext:value-type="float">
            <text:p>90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.91" calcext:value-type="float">
            <text:p>36,91</text:p>
          </table:table-cell>
          <table:table-cell office:value-type="float" office:value="0" calcext:value-type="float">
            <text:p>0</text:p>
          </table:table-cell>
          <table:table-cell office:value-type="float" office:value="43.68" calcext:value-type="float">
            <text:p>43,68</text:p>
          </table:table-cell>
          <table:table-cell table:style-name="ce4" office:value-type="float" office:value="9264" calcext:value-type="float">
            <text:p>9264</text:p>
          </table:table-cell>
          <table:table-cell table:style-name="ce4" office:value-type="float" office:value="46950" calcext:value-type="float">
            <text:p>469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9" calcext:value-type="float">
            <text:p>63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37" calcext:value-type="float">
            <text:p>189,3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8.89" calcext:value-type="float">
            <text:p>128,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06" calcext:value-type="float">
            <text:p>9206</text:p>
          </table:table-cell>
          <table:table-cell table:style-name="ce4" office:value-type="float" office:value="46728" calcext:value-type="float">
            <text:p>467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67.99" calcext:value-type="float">
            <text:p>4067,99</text:p>
          </table:table-cell>
          <table:table-cell office:value-type="float" office:value="338.68" calcext:value-type="float">
            <text:p>338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.89" calcext:value-type="float">
            <text:p>396,8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0.74" calcext:value-type="float">
            <text:p>1280,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895" calcext:value-type="float">
            <text:p>9895</text:p>
          </table:table-cell>
          <table:table-cell table:style-name="ce4" office:value-type="float" office:value="49196" calcext:value-type="float">
            <text:p>491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57.86" calcext:value-type="float">
            <text:p>457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.86" calcext:value-type="float">
            <text:p>32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59" calcext:value-type="float">
            <text:p>164,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59.82" calcext:value-type="float">
            <text:p>159,8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74" calcext:value-type="float">
            <text:p>9274</text:p>
          </table:table-cell>
          <table:table-cell table:style-name="ce4" office:value-type="float" office:value="46549" calcext:value-type="float">
            <text:p>465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61.68" calcext:value-type="float">
            <text:p>2061,6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3793.78" calcext:value-type="float">
            <text:p>23793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.9" calcext:value-type="float">
            <text:p>115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851" calcext:value-type="float">
            <text:p>9851</text:p>
          </table:table-cell>
          <table:table-cell table:style-name="ce4" office:value-type="float" office:value="47243" calcext:value-type="float">
            <text:p>472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264.5" calcext:value-type="float">
            <text:p>264,5</text:p>
          </table:table-cell>
          <table:table-cell office:value-type="float" office:value="0" calcext:value-type="float">
            <text:p>0</text:p>
          </table:table-cell>
          <table:table-cell office:value-type="float" office:value="312.25" calcext:value-type="float">
            <text:p>312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9" calcext:value-type="float">
            <text:p>50,69</text:p>
          </table:table-cell>
          <table:table-cell office:value-type="float" office:value="0" calcext:value-type="float">
            <text:p>0</text:p>
          </table:table-cell>
          <table:table-cell office:value-type="float" office:value="-70.76" calcext:value-type="float">
            <text:p>-70,76</text:p>
          </table:table-cell>
          <table:table-cell office:value-type="float" office:value="0" calcext:value-type="float">
            <text:p>0</text:p>
          </table:table-cell>
          <table:table-cell office:value-type="float" office:value="14.15" calcext:value-type="float">
            <text:p>14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2" calcext:value-type="float">
            <text:p>36,62</text:p>
          </table:table-cell>
          <table:table-cell office:value-type="float" office:value="293.72" calcext:value-type="float">
            <text:p>293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5.14" calcext:value-type="float">
            <text:p>5625,14</text:p>
          </table:table-cell>
          <table:table-cell office:value-type="float" office:value="1020.38" calcext:value-type="float">
            <text:p>1020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.17" calcext:value-type="float">
            <text:p>292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56" calcext:value-type="float">
            <text:p>462,56</text:p>
          </table:table-cell>
          <table:table-cell office:value-type="float" office:value="1129.11" calcext:value-type="float">
            <text:p>1129,11</text:p>
          </table:table-cell>
          <table:table-cell table:style-name="ce4" office:value-type="float" office:value="9782" calcext:value-type="float">
            <text:p>9782</text:p>
          </table:table-cell>
          <table:table-cell table:style-name="ce4" office:value-type="float" office:value="50689" calcext:value-type="float">
            <text:p>506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76" calcext:value-type="float">
            <text:p>93,76</text:p>
          </table:table-cell>
          <table:table-cell office:value-type="float" office:value="0" calcext:value-type="float">
            <text:p>0</text:p>
          </table:table-cell>
          <table:table-cell office:value-type="float" office:value="22028.37" calcext:value-type="float">
            <text:p>22028,37</text:p>
          </table:table-cell>
          <table:table-cell office:value-type="float" office:value="112.91" calcext:value-type="float">
            <text:p>112,91</text:p>
          </table:table-cell>
          <table:table-cell office:value-type="float" office:value="1859.09" calcext:value-type="float">
            <text:p>1859,09</text:p>
          </table:table-cell>
          <table:table-cell office:value-type="float" office:value="85.08" calcext:value-type="float">
            <text:p>85,08</text:p>
          </table:table-cell>
          <table:table-cell office:value-type="float" office:value="1267.81" calcext:value-type="float">
            <text:p>1267,81</text:p>
          </table:table-cell>
          <table:table-cell office:value-type="float" office:value="0" calcext:value-type="float">
            <text:p>0</text:p>
          </table:table-cell>
          <table:table-cell office:value-type="float" office:value="318.75" calcext:value-type="float">
            <text:p>318,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13.14" calcext:value-type="float">
            <text:p>5713,14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,18</text:p>
          </table:table-cell>
          <table:table-cell office:value-type="float" office:value="0" calcext:value-type="float">
            <text:p>0</text:p>
          </table:table-cell>
          <table:table-cell office:value-type="float" office:value="120.91" calcext:value-type="float">
            <text:p>120,91</text:p>
          </table:table-cell>
          <table:table-cell office:value-type="float" office:value="2077.94" calcext:value-type="float">
            <text:p>2077,94</text:p>
          </table:table-cell>
          <table:table-cell office:value-type="float" office:value="0" calcext:value-type="float">
            <text:p>0</text:p>
          </table:table-cell>
          <table:table-cell office:value-type="float" office:value="263.98" calcext:value-type="float">
            <text:p>263,98</text:p>
          </table:table-cell>
          <table:table-cell office:value-type="float" office:value="377.03" calcext:value-type="float">
            <text:p>377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3" calcext:value-type="float">
            <text:p>58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3053" calcext:value-type="float">
            <text:p>13053</text:p>
          </table:table-cell>
          <table:table-cell table:style-name="ce4" office:value-type="float" office:value="75507" calcext:value-type="float">
            <text:p>7550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1" calcext:value-type="float">
            <text:p>12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5" calcext:value-type="float">
            <text:p>498,5</text:p>
          </table:table-cell>
          <table:table-cell office:value-type="float" office:value="191.58" calcext:value-type="float">
            <text:p>191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.09" calcext:value-type="float">
            <text:p>51,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.92" calcext:value-type="float">
            <text:p>10,9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276" calcext:value-type="float">
            <text:p>9276</text:p>
          </table:table-cell>
          <table:table-cell table:style-name="ce4" office:value-type="float" office:value="46933" calcext:value-type="float">
            <text:p>469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.73" calcext:value-type="float">
            <text:p>106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5.46" calcext:value-type="float">
            <text:p>1525,46</text:p>
          </table:table-cell>
          <table:table-cell office:value-type="float" office:value="51.63" calcext:value-type="float">
            <text:p>51,63</text:p>
          </table:table-cell>
          <table:table-cell office:value-type="float" office:value="244.61" calcext:value-type="float">
            <text:p>244,61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8.78" calcext:value-type="float">
            <text:p>8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79" calcext:value-type="float">
            <text:p>78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75" calcext:value-type="float">
            <text:p>115,75</text:p>
          </table:table-cell>
          <table:table-cell office:value-type="float" office:value="110.96" calcext:value-type="float">
            <text:p>110,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8.01" calcext:value-type="float">
            <text:p>148,01</text:p>
          </table:table-cell>
          <table:table-cell table:style-name="ce4" office:value-type="float" office:value="9513" calcext:value-type="float">
            <text:p>9513</text:p>
          </table:table-cell>
          <table:table-cell table:style-name="ce4" office:value-type="float" office:value="48579" calcext:value-type="float">
            <text:p>485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86.19" calcext:value-type="float">
            <text:p>3786,19</text:p>
          </table:table-cell>
          <table:table-cell office:value-type="float" office:value="51.7" calcext:value-type="float">
            <text:p>5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5.68" calcext:value-type="float">
            <text:p>2405,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.18" calcext:value-type="float">
            <text:p>13,18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.52" calcext:value-type="float">
            <text:p>624,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857" calcext:value-type="float">
            <text:p>9857</text:p>
          </table:table-cell>
          <table:table-cell table:style-name="ce4" office:value-type="float" office:value="49231" calcext:value-type="float">
            <text:p>492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2.55" calcext:value-type="float">
            <text:p>292,55</text:p>
          </table:table-cell>
          <table:table-cell office:value-type="float" office:value="1370.45" calcext:value-type="float">
            <text:p>1370,45</text:p>
          </table:table-cell>
          <table:table-cell office:value-type="float" office:value="2383.53" calcext:value-type="float">
            <text:p>2383,53</text:p>
          </table:table-cell>
          <table:table-cell office:value-type="float" office:value="97.5" calcext:value-type="float">
            <text:p>97,5</text:p>
          </table:table-cell>
          <table:table-cell office:value-type="float" office:value="0" calcext:value-type="float">
            <text:p>0</text:p>
          </table:table-cell>
          <table:table-cell office:value-type="float" office:value="5473.23" calcext:value-type="float">
            <text:p>5473,23</text:p>
          </table:table-cell>
          <table:table-cell office:value-type="float" office:value="357.12" calcext:value-type="float">
            <text:p>357,12</text:p>
          </table:table-cell>
          <table:table-cell office:value-type="float" office:value="19.21" calcext:value-type="float">
            <text:p>19,21</text:p>
          </table:table-cell>
          <table:table-cell office:value-type="float" office:value="181.77" calcext:value-type="float">
            <text:p>181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89" calcext:value-type="float">
            <text:p>89,89</text:p>
          </table:table-cell>
          <table:table-cell office:value-type="float" office:value="0" calcext:value-type="float">
            <text:p>0</text:p>
          </table:table-cell>
          <table:table-cell office:value-type="float" office:value="19600.73" calcext:value-type="float">
            <text:p>19600,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56" calcext:value-type="float">
            <text:p>7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634" calcext:value-type="float">
            <text:p>13634</text:p>
          </table:table-cell>
          <table:table-cell table:style-name="ce4" office:value-type="float" office:value="70150" calcext:value-type="float">
            <text:p>701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98.04" calcext:value-type="float">
            <text:p>898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31.43" calcext:value-type="float">
            <text:p>9731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.6" calcext:value-type="float">
            <text:p>6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1.61" calcext:value-type="float">
            <text:p>1581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776" calcext:value-type="float">
            <text:p>9776</text:p>
          </table:table-cell>
          <table:table-cell table:style-name="ce4" office:value-type="float" office:value="52223" calcext:value-type="float">
            <text:p>522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98" calcext:value-type="float">
            <text:p>367,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05.77" calcext:value-type="float">
            <text:p>4905,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52.5" calcext:value-type="float">
            <text:p>45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79" calcext:value-type="float">
            <text:p>9379</text:p>
          </table:table-cell>
          <table:table-cell table:style-name="ce4" office:value-type="float" office:value="47281" calcext:value-type="float">
            <text:p>472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5.86" calcext:value-type="float">
            <text:p>4595,86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8.47" calcext:value-type="float">
            <text:p>1658,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.2" calcext:value-type="float">
            <text:p>38,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923" calcext:value-type="float">
            <text:p>9923</text:p>
          </table:table-cell>
          <table:table-cell table:style-name="ce4" office:value-type="float" office:value="49976" calcext:value-type="float">
            <text:p>499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4294.8" calcext:value-type="float">
            <text:p>34294,8</text:p>
          </table:table-cell>
          <table:table-cell office:value-type="float" office:value="50.38" calcext:value-type="float">
            <text:p>5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.5" calcext:value-type="float">
            <text:p>122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10.47" calcext:value-type="float">
            <text:p>21610,47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2.21" calcext:value-type="float">
            <text:p>12472,21</text:p>
          </table:table-cell>
          <table:table-cell office:value-type="float" office:value="0" calcext:value-type="float">
            <text:p>0</text:p>
          </table:table-cell>
          <table:table-cell office:value-type="float" office:value="60.34" calcext:value-type="float">
            <text:p>60,34</text:p>
          </table:table-cell>
          <table:table-cell office:value-type="float" office:value="392.85" calcext:value-type="float">
            <text:p>392,85</text:p>
          </table:table-cell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,04</text:p>
          </table:table-cell>
          <table:table-cell office:value-type="float" office:value="0" calcext:value-type="float">
            <text:p>0</text:p>
          </table:table-cell>
          <table:table-cell office:value-type="float" office:value="80.19" calcext:value-type="float">
            <text:p>80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776" calcext:value-type="float">
            <text:p>14776</text:p>
          </table:table-cell>
          <table:table-cell table:style-name="ce4" office:value-type="float" office:value="89754" calcext:value-type="float">
            <text:p>897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558.43" calcext:value-type="float">
            <text:p>12558,43</text:p>
          </table:table-cell>
          <table:table-cell office:value-type="float" office:value="1319.94" calcext:value-type="float">
            <text:p>1319,94</text:p>
          </table:table-cell>
          <table:table-cell office:value-type="float" office:value="2215.86" calcext:value-type="float">
            <text:p>2215,86</text:p>
          </table:table-cell>
          <table:table-cell office:value-type="float" office:value="2023.71" calcext:value-type="float">
            <text:p>202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.13" calcext:value-type="float">
            <text:p>704,13</text:p>
          </table:table-cell>
          <table:table-cell office:value-type="float" office:value="0.81" calcext:value-type="float">
            <text:p>0,81</text:p>
          </table:table-cell>
          <table:table-cell office:value-type="float" office:value="317.25" calcext:value-type="float">
            <text:p>317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73" calcext:value-type="float">
            <text:p>154,73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45" calcext:value-type="float">
            <text:p>39,45</text:p>
          </table:table-cell>
          <table:table-cell office:value-type="float" office:value="0" calcext:value-type="float">
            <text:p>0</text:p>
          </table:table-cell>
          <table:table-cell office:value-type="float" office:value="2473.9" calcext:value-type="float">
            <text:p>2473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2" calcext:value-type="float">
            <text:p>8,32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777" calcext:value-type="float">
            <text:p>11777</text:p>
          </table:table-cell>
          <table:table-cell table:style-name="ce4" office:value-type="float" office:value="60043" calcext:value-type="float">
            <text:p>600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8.77" calcext:value-type="float">
            <text:p>408,77</text:p>
          </table:table-cell>
          <table:table-cell office:value-type="float" office:value="0" calcext:value-type="float">
            <text:p>0</text:p>
          </table:table-cell>
          <table:table-cell office:value-type="float" office:value="50.97" calcext:value-type="float">
            <text:p>5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" calcext:value-type="float">
            <text:p>2,33</text:p>
          </table:table-cell>
          <table:table-cell office:value-type="float" office:value="123.56" calcext:value-type="float">
            <text:p>123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15.16" calcext:value-type="float">
            <text:p>1915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3.11" calcext:value-type="float">
            <text:p>1073,1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549" calcext:value-type="float">
            <text:p>9549</text:p>
          </table:table-cell>
          <table:table-cell table:style-name="ce4" office:value-type="float" office:value="48401" calcext:value-type="float">
            <text:p>484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421.8" calcext:value-type="float">
            <text:p>4421,8</text:p>
          </table:table-cell>
          <table:table-cell office:value-type="float" office:value="69.99" calcext:value-type="float">
            <text:p>69,99</text:p>
          </table:table-cell>
          <table:table-cell office:value-type="float" office:value="0" calcext:value-type="float">
            <text:p>0</text:p>
          </table:table-cell>
          <table:table-cell office:value-type="float" office:value="334.84" calcext:value-type="float">
            <text:p>334,84</text:p>
          </table:table-cell>
          <table:table-cell office:value-type="float" office:value="0" calcext:value-type="float">
            <text:p>0</text:p>
          </table:table-cell>
          <table:table-cell office:value-type="float" office:value="569.34" calcext:value-type="float">
            <text:p>569,34</text:p>
          </table:table-cell>
          <table:table-cell office:value-type="float" office:value="10.69" calcext:value-type="float">
            <text:p>10,69</text:p>
          </table:table-cell>
          <table:table-cell office:value-type="float" office:value="0" calcext:value-type="float">
            <text:p>0</text:p>
          </table:table-cell>
          <table:table-cell office:value-type="float" office:value="-106.14" calcext:value-type="float">
            <text:p>-106,14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office:value-type="float" office:value="0" calcext:value-type="float">
            <text:p>0</text:p>
          </table:table-cell>
          <table:table-cell office:value-type="float" office:value="6.53" calcext:value-type="float">
            <text:p>6,53</text:p>
          </table:table-cell>
          <table:table-cell office:value-type="float" office:value="907.68" calcext:value-type="float">
            <text:p>907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56.16" calcext:value-type="float">
            <text:p>3156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5" calcext:value-type="float">
            <text:p>12,65</text:p>
          </table:table-cell>
          <table:table-cell office:value-type="float" office:value="0" calcext:value-type="float">
            <text:p>0</text:p>
          </table:table-cell>
          <table:table-cell office:value-type="float" office:value="-196.42" calcext:value-type="float">
            <text:p>-196,4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210" calcext:value-type="float">
            <text:p>10210</text:p>
          </table:table-cell>
          <table:table-cell table:style-name="ce4" office:value-type="float" office:value="51839" calcext:value-type="float">
            <text:p>518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float" office:value="0.85" calcext:value-type="float">
            <text:p>0,85</text:p>
          </table:table-cell>
          <table:table-cell office:value-type="float" office:value="37.95" calcext:value-type="float">
            <text:p>37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1" calcext:value-type="float">
            <text:p>35,41</text:p>
          </table:table-cell>
          <table:table-cell office:value-type="float" office:value="3.49" calcext:value-type="float">
            <text:p>3,49</text:p>
          </table:table-cell>
          <table:table-cell office:value-type="float" office:value="240.22" calcext:value-type="float">
            <text:p>240,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90" calcext:value-type="float">
            <text:p>9190</text:p>
          </table:table-cell>
          <table:table-cell table:style-name="ce4" office:value-type="float" office:value="46472" calcext:value-type="float">
            <text:p>464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49.1" calcext:value-type="float">
            <text:p>2449,1</text:p>
          </table:table-cell>
          <table:table-cell office:value-type="float" office:value="1833.15" calcext:value-type="float">
            <text:p>1833,15</text:p>
          </table:table-cell>
          <table:table-cell office:value-type="float" office:value="113.22" calcext:value-type="float">
            <text:p>113,22</text:p>
          </table:table-cell>
          <table:table-cell office:value-type="float" office:value="203.3" calcext:value-type="float">
            <text:p>203,3</text:p>
          </table:table-cell>
          <table:table-cell office:value-type="float" office:value="0" calcext:value-type="float">
            <text:p>0</text:p>
          </table:table-cell>
          <table:table-cell office:value-type="float" office:value="97.41" calcext:value-type="float">
            <text:p>97,41</text:p>
          </table:table-cell>
          <table:table-cell office:value-type="float" office:value="391.59" calcext:value-type="float">
            <text:p>391,59</text:p>
          </table:table-cell>
          <table:table-cell office:value-type="float" office:value="727.91" calcext:value-type="float">
            <text:p>727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5" calcext:value-type="float">
            <text:p>37,55</text:p>
          </table:table-cell>
          <table:table-cell office:value-type="float" office:value="220.36" calcext:value-type="float">
            <text:p>220,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3.97" calcext:value-type="float">
            <text:p>233,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3" calcext:value-type="float">
            <text:p>9,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.45" calcext:value-type="float">
            <text:p>120,45</text:p>
          </table:table-cell>
          <table:table-cell table:style-name="ce4" office:value-type="float" office:value="9813" calcext:value-type="float">
            <text:p>9813</text:p>
          </table:table-cell>
          <table:table-cell table:style-name="ce4" office:value-type="float" office:value="48331" calcext:value-type="float">
            <text:p>483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2.76" calcext:value-type="float">
            <text:p>262,76</text:p>
          </table:table-cell>
          <table:table-cell office:value-type="float" office:value="20.73" calcext:value-type="float">
            <text:p>20,73</text:p>
          </table:table-cell>
          <table:table-cell office:value-type="float" office:value="230.12" calcext:value-type="float">
            <text:p>23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68" calcext:value-type="float">
            <text:p>211,68</text:p>
          </table:table-cell>
          <table:table-cell office:value-type="float" office:value="35.17" calcext:value-type="float">
            <text:p>35,17</text:p>
          </table:table-cell>
          <table:table-cell office:value-type="float" office:value="137.74" calcext:value-type="float">
            <text:p>137,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.72" calcext:value-type="float">
            <text:p>29,72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,76</text:p>
          </table:table-cell>
          <table:table-cell office:value-type="float" office:value="0" calcext:value-type="float">
            <text:p>0</text:p>
          </table:table-cell>
          <table:table-cell office:value-type="float" office:value="7.34" calcext:value-type="float">
            <text:p>7,34</text:p>
          </table:table-cell>
          <table:table-cell office:value-type="float" office:value="460.89" calcext:value-type="float">
            <text:p>460,89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280" calcext:value-type="float">
            <text:p>9280</text:p>
          </table:table-cell>
          <table:table-cell table:style-name="ce4" office:value-type="float" office:value="47248" calcext:value-type="float">
            <text:p>472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54.34" calcext:value-type="float">
            <text:p>4154,34</text:p>
          </table:table-cell>
          <table:table-cell office:value-type="float" office:value="3251.11" calcext:value-type="float">
            <text:p>3251,11</text:p>
          </table:table-cell>
          <table:table-cell office:value-type="float" office:value="161.12" calcext:value-type="float">
            <text:p>161,12</text:p>
          </table:table-cell>
          <table:table-cell office:value-type="float" office:value="2912.65" calcext:value-type="float">
            <text:p>2912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.7" calcext:value-type="float">
            <text:p>540,7</text:p>
          </table:table-cell>
          <table:table-cell office:value-type="float" office:value="115" calcext:value-type="float">
            <text:p>115</text:p>
          </table:table-cell>
          <table:table-cell office:value-type="float" office:value="94.54" calcext:value-type="float">
            <text:p>94,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4.19" calcext:value-type="float">
            <text:p>104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8" calcext:value-type="float">
            <text:p>5,5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0361" calcext:value-type="float">
            <text:p>10361</text:p>
          </table:table-cell>
          <table:table-cell table:style-name="ce4" office:value-type="float" office:value="50492" calcext:value-type="float">
            <text:p>504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0.72" calcext:value-type="float">
            <text:p>560,72</text:p>
          </table:table-cell>
          <table:table-cell office:value-type="float" office:value="302.49" calcext:value-type="float">
            <text:p>302,49</text:p>
          </table:table-cell>
          <table:table-cell office:value-type="float" office:value="1836.3" calcext:value-type="float">
            <text:p>1836,3</text:p>
          </table:table-cell>
          <table:table-cell office:value-type="float" office:value="151.36" calcext:value-type="float">
            <text:p>151,36</text:p>
          </table:table-cell>
          <table:table-cell office:value-type="float" office:value="0" calcext:value-type="float">
            <text:p>0</text:p>
          </table:table-cell>
          <table:table-cell office:value-type="float" office:value="999.09" calcext:value-type="float">
            <text:p>999,09</text:p>
          </table:table-cell>
          <table:table-cell office:value-type="float" office:value="258.86" calcext:value-type="float">
            <text:p>258,86</text:p>
          </table:table-cell>
          <table:table-cell office:value-type="float" office:value="33.63" calcext:value-type="float">
            <text:p>33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95" calcext:value-type="float">
            <text:p>244,95</text:p>
          </table:table-cell>
          <table:table-cell office:value-type="float" office:value="0" calcext:value-type="float">
            <text:p>0</text:p>
          </table:table-cell>
          <table:table-cell office:value-type="float" office:value="439.53" calcext:value-type="float">
            <text:p>439,53</text:p>
          </table:table-cell>
          <table:table-cell office:value-type="float" office:value="0" calcext:value-type="float">
            <text:p>0</text:p>
          </table:table-cell>
          <table:table-cell office:value-type="float" office:value="241.77" calcext:value-type="float">
            <text:p>241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55" calcext:value-type="float">
            <text:p>3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8" calcext:value-type="float">
            <text:p>7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9" calcext:value-type="float">
            <text:p>14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787" calcext:value-type="float">
            <text:p>9787</text:p>
          </table:table-cell>
          <table:table-cell table:style-name="ce4" office:value-type="float" office:value="50376" calcext:value-type="float">
            <text:p>503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45.48" calcext:value-type="float">
            <text:p>1745,48</text:p>
          </table:table-cell>
          <table:table-cell office:value-type="float" office:value="47.56" calcext:value-type="float">
            <text:p>47,56</text:p>
          </table:table-cell>
          <table:table-cell office:value-type="float" office:value="66.79" calcext:value-type="float">
            <text:p>66,79</text:p>
          </table:table-cell>
          <table:table-cell office:value-type="float" office:value="258.49" calcext:value-type="float">
            <text:p>258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95" calcext:value-type="float">
            <text:p>250,95</text:p>
          </table:table-cell>
          <table:table-cell office:value-type="float" office:value="280.01" calcext:value-type="float">
            <text:p>28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6.15" calcext:value-type="float">
            <text:p>466,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6.09" calcext:value-type="float">
            <text:p>126,09</text:p>
          </table:table-cell>
          <table:table-cell table:style-name="ce4" office:value-type="float" office:value="9604" calcext:value-type="float">
            <text:p>9604</text:p>
          </table:table-cell>
          <table:table-cell table:style-name="ce4" office:value-type="float" office:value="48829" calcext:value-type="float">
            <text:p>488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8.54" calcext:value-type="float">
            <text:p>688,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62.22" calcext:value-type="float">
            <text:p>-62,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office:value-type="float" office:value="582.87" calcext:value-type="float">
            <text:p>582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.03" calcext:value-type="float">
            <text:p>75,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22" calcext:value-type="float">
            <text:p>9222</text:p>
          </table:table-cell>
          <table:table-cell table:style-name="ce4" office:value-type="float" office:value="46476" calcext:value-type="float">
            <text:p>464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.46" calcext:value-type="float">
            <text:p>57,46</text:p>
          </table:table-cell>
          <table:table-cell office:value-type="float" office:value="0" calcext:value-type="float">
            <text:p>0</text:p>
          </table:table-cell>
          <table:table-cell office:value-type="float" office:value="194.91" calcext:value-type="float">
            <text:p>194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4" calcext:value-type="float">
            <text:p>5,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.08" calcext:value-type="float">
            <text:p>12,0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45" calcext:value-type="float">
            <text:p>9245</text:p>
          </table:table-cell>
          <table:table-cell table:style-name="ce4" office:value-type="float" office:value="46688" calcext:value-type="float">
            <text:p>466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0.66" calcext:value-type="float">
            <text:p>6860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.19" calcext:value-type="float">
            <text:p>134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9.7" calcext:value-type="float">
            <text:p>15219,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7.61" calcext:value-type="float">
            <text:p>97,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997" calcext:value-type="float">
            <text:p>10997</text:p>
          </table:table-cell>
          <table:table-cell table:style-name="ce4" office:value-type="float" office:value="60390" calcext:value-type="float">
            <text:p>603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3.3" calcext:value-type="float">
            <text:p>11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46" calcext:value-type="float">
            <text:p>185,46</text:p>
          </table:table-cell>
          <table:table-cell office:value-type="float" office:value="0" calcext:value-type="float">
            <text:p>0</text:p>
          </table:table-cell>
          <table:table-cell office:value-type="float" office:value="438.47" calcext:value-type="float">
            <text:p>438,47</text:p>
          </table:table-cell>
          <table:table-cell office:value-type="float" office:value="72.59" calcext:value-type="float">
            <text:p>72,59</text:p>
          </table:table-cell>
          <table:table-cell office:value-type="float" office:value="0" calcext:value-type="float">
            <text:p>0</text:p>
          </table:table-cell>
          <table:table-cell office:value-type="float" office:value="44.53" calcext:value-type="float">
            <text:p>44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37" calcext:value-type="float">
            <text:p>138,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1.79" calcext:value-type="float">
            <text:p>1891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64" calcext:value-type="float">
            <text:p>79,64</text:p>
          </table:table-cell>
          <table:table-cell office:value-type="float" office:value="0" calcext:value-type="float">
            <text:p>0</text:p>
          </table:table-cell>
          <table:table-cell office:value-type="float" office:value="-14.64" calcext:value-type="float">
            <text:p>-14,64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,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502" calcext:value-type="float">
            <text:p>9502</text:p>
          </table:table-cell>
          <table:table-cell table:style-name="ce4" office:value-type="float" office:value="48028" calcext:value-type="float">
            <text:p>480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73.21" calcext:value-type="float">
            <text:p>373,21</text:p>
          </table:table-cell>
          <table:table-cell office:value-type="float" office:value="6208.53" calcext:value-type="float">
            <text:p>6208,53</text:p>
          </table:table-cell>
          <table:table-cell office:value-type="float" office:value="0" calcext:value-type="float">
            <text:p>0</text:p>
          </table:table-cell>
          <table:table-cell office:value-type="float" office:value="157.89" calcext:value-type="float">
            <text:p>157,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09.39" calcext:value-type="float">
            <text:p>3709,39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10006" calcext:value-type="float">
            <text:p>10006</text:p>
          </table:table-cell>
          <table:table-cell table:style-name="ce4" office:value-type="float" office:value="46229" calcext:value-type="float">
            <text:p>46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2.36" calcext:value-type="float">
            <text:p>42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12" calcext:value-type="float">
            <text:p>19,12</text:p>
          </table:table-cell>
          <table:table-cell office:value-type="float" office:value="123.45" calcext:value-type="float">
            <text:p>123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4.14" calcext:value-type="float">
            <text:p>134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23" calcext:value-type="float">
            <text:p>190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4" calcext:value-type="float">
            <text:p>12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  <table:table-cell office:value-type="float" office:value="10" calcext:value-type="float">
            <text:p>10</text:p>
          </table:table-cell>
          <table:table-cell office:value-type="float" office:value="11.52" calcext:value-type="float">
            <text:p>11,52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46447" calcext:value-type="float">
            <text:p>464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5.52" calcext:value-type="float">
            <text:p>35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.39" calcext:value-type="float">
            <text:p>731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.39" calcext:value-type="float">
            <text:p>85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.96" calcext:value-type="float">
            <text:p>29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6" calcext:value-type="float">
            <text:p>17,76</text:p>
          </table:table-cell>
          <table:table-cell office:value-type="float" office:value="367.53" calcext:value-type="float">
            <text:p>367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309" calcext:value-type="float">
            <text:p>9309</text:p>
          </table:table-cell>
          <table:table-cell table:style-name="ce4" office:value-type="float" office:value="46965" calcext:value-type="float">
            <text:p>469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613.72" calcext:value-type="float">
            <text:p>144613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.03" calcext:value-type="float">
            <text:p>26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08" calcext:value-type="float">
            <text:p>13,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71.7" calcext:value-type="float">
            <text:p>107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22" calcext:value-type="float">
            <text:p>80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55" calcext:value-type="float">
            <text:p>165,55</text:p>
          </table:table-cell>
          <table:table-cell office:value-type="float" office:value="0" calcext:value-type="float">
            <text:p>0</text:p>
          </table:table-cell>
          <table:table-cell office:value-type="float" office:value="175.99" calcext:value-type="float">
            <text:p>175,99</text:p>
          </table:table-cell>
          <table:table-cell table:style-name="ce4" office:value-type="float" office:value="28916" calcext:value-type="float">
            <text:p>28916</text:p>
          </table:table-cell>
          <table:table-cell table:style-name="ce4" office:value-type="float" office:value="151597" calcext:value-type="float">
            <text:p>1515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1.03" calcext:value-type="float">
            <text:p>351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.06" calcext:value-type="float">
            <text:p>418,06</text:p>
          </table:table-cell>
          <table:table-cell office:value-type="float" office:value="87.67" calcext:value-type="float">
            <text:p>87,67</text:p>
          </table:table-cell>
          <table:table-cell office:value-type="float" office:value="32.67" calcext:value-type="float">
            <text:p>32,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.63" calcext:value-type="float">
            <text:p>28,6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74" calcext:value-type="float">
            <text:p>9274</text:p>
          </table:table-cell>
          <table:table-cell table:style-name="ce4" office:value-type="float" office:value="46976" calcext:value-type="float">
            <text:p>469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614.66" calcext:value-type="float">
            <text:p>614,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2.77" calcext:value-type="float">
            <text:p>102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07" calcext:value-type="float">
            <text:p>14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3" calcext:value-type="float">
            <text:p>112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194" calcext:value-type="float">
            <text:p>9194</text:p>
          </table:table-cell>
          <table:table-cell table:style-name="ce4" office:value-type="float" office:value="46430" calcext:value-type="float">
            <text:p>464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.26" calcext:value-type="float">
            <text:p>111,26</text:p>
          </table:table-cell>
          <table:table-cell office:value-type="float" office:value="7.53" calcext:value-type="float">
            <text:p>7,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7.93" calcext:value-type="float">
            <text:p>47,93</text:p>
          </table:table-cell>
          <table:table-cell office:value-type="float" office:value="0" calcext:value-type="float">
            <text:p>0</text:p>
          </table:table-cell>
          <table:table-cell office:value-type="float" office:value="5.87" calcext:value-type="float">
            <text:p>5,87</text:p>
          </table:table-cell>
          <table:table-cell office:value-type="float" office:value="0" calcext:value-type="float">
            <text:p>0</text:p>
          </table:table-cell>
          <table:table-cell office:value-type="float" office:value="57.24" calcext:value-type="float">
            <text:p>57,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79" calcext:value-type="float">
            <text:p>9179</text:p>
          </table:table-cell>
          <table:table-cell table:style-name="ce4" office:value-type="float" office:value="46380" calcext:value-type="float">
            <text:p>463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29.48" calcext:value-type="float">
            <text:p>529,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40.73" calcext:value-type="float">
            <text:p>240,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9231" calcext:value-type="float">
            <text:p>9231</text:p>
          </table:table-cell>
          <table:table-cell table:style-name="ce4" office:value-type="float" office:value="46860" calcext:value-type="float">
            <text:p>468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3.96" calcext:value-type="float">
            <text:p>443,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2.61" calcext:value-type="float">
            <text:p>142,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1.98" calcext:value-type="float">
            <text:p>221,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.54" calcext:value-type="float">
            <text:p>109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217" calcext:value-type="float">
            <text:p>9217</text:p>
          </table:table-cell>
          <table:table-cell table:style-name="ce4" office:value-type="float" office:value="46337" calcext:value-type="float">
            <text:p>463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89" calcext:value-type="float">
            <text:p>24,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9.01" calcext:value-type="float">
            <text:p>239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8" calcext:value-type="float">
            <text:p>300,08</text:p>
          </table:table-cell>
          <table:table-cell office:value-type="float" office:value="53.58" calcext:value-type="float">
            <text:p>53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office:value-type="float" office:value="143.33" calcext:value-type="float">
            <text:p>143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67" calcext:value-type="float">
            <text:p>269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.82" calcext:value-type="float">
            <text:p>88,82</text:p>
          </table:table-cell>
          <table:table-cell table:style-name="ce4" office:value-type="float" office:value="9354" calcext:value-type="float">
            <text:p>9354</text:p>
          </table:table-cell>
          <table:table-cell table:style-name="ce4" office:value-type="float" office:value="47541" calcext:value-type="float">
            <text:p>475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3.54" calcext:value-type="float">
            <text:p>123,54</text:p>
          </table:table-cell>
          <table:table-cell office:value-type="float" office:value="15.35" calcext:value-type="float">
            <text:p>15,35</text:p>
          </table:table-cell>
          <table:table-cell office:value-type="float" office:value="15.81" calcext:value-type="float">
            <text:p>15,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0.99" calcext:value-type="float">
            <text:p>310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16" calcext:value-type="float">
            <text:p>8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162" calcext:value-type="float">
            <text:p>9162</text:p>
          </table:table-cell>
          <table:table-cell table:style-name="ce4" office:value-type="float" office:value="46346" calcext:value-type="float">
            <text:p>463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.33" calcext:value-type="float">
            <text:p>96,33</text:p>
          </table:table-cell>
          <table:table-cell office:value-type="float" office:value="801.31" calcext:value-type="float">
            <text:p>801,31</text:p>
          </table:table-cell>
          <table:table-cell office:value-type="float" office:value="86.73" calcext:value-type="float">
            <text:p>86,73</text:p>
          </table:table-cell>
          <table:table-cell office:value-type="float" office:value="200.72" calcext:value-type="float">
            <text:p>200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4" calcext:value-type="float">
            <text:p>46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51" calcext:value-type="float">
            <text:p>60,51</text:p>
          </table:table-cell>
          <table:table-cell office:value-type="float" office:value="0" calcext:value-type="float">
            <text:p>0</text:p>
          </table:table-cell>
          <table:table-cell office:value-type="float" office:value="671.9" calcext:value-type="float">
            <text:p>67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7" calcext:value-type="float">
            <text:p>8,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.87" calcext:value-type="float">
            <text:p>10,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9294" calcext:value-type="float">
            <text:p>9294</text:p>
          </table:table-cell>
          <table:table-cell table:style-name="ce4" office:value-type="float" office:value="46656" calcext:value-type="float">
            <text:p>466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.15" calcext:value-type="float">
            <text:p>10,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25.07" calcext:value-type="float">
            <text:p>2125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471" calcext:value-type="float">
            <text:p>9471</text:p>
          </table:table-cell>
          <table:table-cell table:style-name="ce4" office:value-type="float" office:value="47818" calcext:value-type="float">
            <text:p>478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14.16" calcext:value-type="float">
            <text:p>4514,16</text:p>
          </table:table-cell>
          <table:table-cell office:value-type="float" office:value="793.13" calcext:value-type="float">
            <text:p>793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.46" calcext:value-type="float">
            <text:p>583,46</text:p>
          </table:table-cell>
          <table:table-cell office:value-type="float" office:value="680.8" calcext:value-type="float">
            <text:p>680,8</text:p>
          </table:table-cell>
          <table:table-cell office:value-type="float" office:value="115.13" calcext:value-type="float">
            <text:p>115,13</text:p>
          </table:table-cell>
          <table:table-cell office:value-type="float" office:value="1453.39" calcext:value-type="float">
            <text:p>1453,39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4.36" calcext:value-type="float">
            <text:p>724,36</text:p>
          </table:table-cell>
          <table:table-cell office:value-type="float" office:value="46.85" calcext:value-type="float">
            <text:p>46,85</text:p>
          </table:table-cell>
          <table:table-cell office:value-type="float" office:value="0" calcext:value-type="float">
            <text:p>0</text:p>
          </table:table-cell>
          <table:table-cell office:value-type="float" office:value="443.86" calcext:value-type="float">
            <text:p>443,86</text:p>
          </table:table-cell>
          <table:table-cell office:value-type="float" office:value="100.25" calcext:value-type="float">
            <text:p>100,25</text:p>
          </table:table-cell>
          <table:table-cell office:value-type="float" office:value="0" calcext:value-type="float">
            <text:p>0</text:p>
          </table:table-cell>
          <table:table-cell office:value-type="float" office:value="22.57" calcext:value-type="float">
            <text:p>22,5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0503" calcext:value-type="float">
            <text:p>10503</text:p>
          </table:table-cell>
          <table:table-cell table:style-name="ce4" office:value-type="float" office:value="52083" calcext:value-type="float">
            <text:p>520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23.25" calcext:value-type="float">
            <text:p>1323,25</text:p>
          </table:table-cell>
          <table:table-cell office:value-type="float" office:value="70.71" calcext:value-type="float">
            <text:p>70,71</text:p>
          </table:table-cell>
          <table:table-cell office:value-type="float" office:value="2304.68" calcext:value-type="float">
            <text:p>230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.57" calcext:value-type="float">
            <text:p>305,57</text:p>
          </table:table-cell>
          <table:table-cell office:value-type="float" office:value="290.63" calcext:value-type="float">
            <text:p>290,63</text:p>
          </table:table-cell>
          <table:table-cell office:value-type="float" office:value="0" calcext:value-type="float">
            <text:p>0</text:p>
          </table:table-cell>
          <table:table-cell office:value-type="float" office:value="179.59" calcext:value-type="float">
            <text:p>179,59</text:p>
          </table:table-cell>
          <table:table-cell office:value-type="float" office:value="0" calcext:value-type="float">
            <text:p>0</text:p>
          </table:table-cell>
          <table:table-cell office:value-type="float" office:value="8.24" calcext:value-type="float">
            <text:p>8,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.12" calcext:value-type="float">
            <text:p>58,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2.07" calcext:value-type="float">
            <text:p>302,07</text:p>
          </table:table-cell>
          <table:table-cell table:style-name="ce4" office:value-type="float" office:value="9940" calcext:value-type="float">
            <text:p>9940</text:p>
          </table:table-cell>
          <table:table-cell table:style-name="ce4" office:value-type="float" office:value="52303" calcext:value-type="float">
            <text:p>523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4.74" calcext:value-type="float">
            <text:p>2304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.38" calcext:value-type="float">
            <text:p>22,38</text:p>
          </table:table-cell>
          <table:table-cell office:value-type="float" office:value="0" calcext:value-type="float">
            <text:p>0</text:p>
          </table:table-cell>
          <table:table-cell office:value-type="float" office:value="273.55" calcext:value-type="float">
            <text:p>27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15" calcext:value-type="float">
            <text:p>396,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.02" calcext:value-type="float">
            <text:p>88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.57" calcext:value-type="float">
            <text:p>132,57</text:p>
          </table:table-cell>
          <table:table-cell table:style-name="ce4" office:value-type="float" office:value="9652" calcext:value-type="float">
            <text:p>9652</text:p>
          </table:table-cell>
          <table:table-cell table:style-name="ce4" office:value-type="float" office:value="49147" calcext:value-type="float">
            <text:p>491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5.3" calcext:value-type="float">
            <text:p>905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2.92" calcext:value-type="float">
            <text:p>282,9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281" calcext:value-type="float">
            <text:p>9281</text:p>
          </table:table-cell>
          <table:table-cell table:style-name="ce4" office:value-type="float" office:value="46981" calcext:value-type="float">
            <text:p>469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827.33" calcext:value-type="float">
            <text:p>47827,33</text:p>
          </table:table-cell>
          <table:table-cell office:value-type="float" office:value="694.77" calcext:value-type="float">
            <text:p>694,77</text:p>
          </table:table-cell>
          <table:table-cell office:value-type="float" office:value="72980.34" calcext:value-type="float">
            <text:p>72980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43" calcext:value-type="float">
            <text:p>87,43</text:p>
          </table:table-cell>
          <table:table-cell office:value-type="float" office:value="0" calcext:value-type="float">
            <text:p>0</text:p>
          </table:table-cell>
          <table:table-cell office:value-type="float" office:value="170.71" calcext:value-type="float">
            <text:p>17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8.45" calcext:value-type="float">
            <text:p>3868,45</text:p>
          </table:table-cell>
          <table:table-cell office:value-type="float" office:value="0" calcext:value-type="float">
            <text:p>0</text:p>
          </table:table-cell>
          <table:table-cell office:value-type="float" office:value="7740.9" calcext:value-type="float">
            <text:p>7740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2420" calcext:value-type="float">
            <text:p>22420</text:p>
          </table:table-cell>
          <table:table-cell table:style-name="ce4" office:value-type="float" office:value="89874" calcext:value-type="float">
            <text:p>898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5" calcext:value-type="float">
            <text:p>45,55</text:p>
          </table:table-cell>
          <table:table-cell office:value-type="float" office:value="9865.88" calcext:value-type="float">
            <text:p>9865,88</text:p>
          </table:table-cell>
          <table:table-cell office:value-type="float" office:value="4877.85" calcext:value-type="float">
            <text:p>487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39" calcext:value-type="float">
            <text:p>39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9.31" calcext:value-type="float">
            <text:p>10069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2" calcext:value-type="float">
            <text:p>115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98" calcext:value-type="float">
            <text:p>48,98</text:p>
          </table:table-cell>
          <table:table-cell office:value-type="float" office:value="0" calcext:value-type="float">
            <text:p>0</text:p>
          </table:table-cell>
          <table:table-cell office:value-type="float" office:value="248.16" calcext:value-type="float">
            <text:p>24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1967" calcext:value-type="float">
            <text:p>11967</text:p>
          </table:table-cell>
          <table:table-cell table:style-name="ce4" office:value-type="float" office:value="61012" calcext:value-type="float">
            <text:p>610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214.33" calcext:value-type="float">
            <text:p>37214,33</text:p>
          </table:table-cell>
          <table:table-cell office:value-type="float" office:value="32824.61" calcext:value-type="float">
            <text:p>32824,61</text:p>
          </table:table-cell>
          <table:table-cell office:value-type="float" office:value="7596.11" calcext:value-type="float">
            <text:p>7596,11</text:p>
          </table:table-cell>
          <table:table-cell office:value-type="float" office:value="1767.63" calcext:value-type="float">
            <text:p>1767,63</text:p>
          </table:table-cell>
          <table:table-cell office:value-type="float" office:value="10415.3" calcext:value-type="float">
            <text:p>10415,3</text:p>
          </table:table-cell>
          <table:table-cell office:value-type="float" office:value="2029.5" calcext:value-type="float">
            <text:p>2029,5</text:p>
          </table:table-cell>
          <table:table-cell office:value-type="float" office:value="707.8" calcext:value-type="float">
            <text:p>707,8</text:p>
          </table:table-cell>
          <table:table-cell office:value-type="float" office:value="39.08" calcext:value-type="float">
            <text:p>39,08</text:p>
          </table:table-cell>
          <table:table-cell office:value-type="float" office:value="462.87" calcext:value-type="float">
            <text:p>462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.52" calcext:value-type="float">
            <text:p>212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2" calcext:value-type="float">
            <text:p>439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17707" calcext:value-type="float">
            <text:p>17707</text:p>
          </table:table-cell>
          <table:table-cell table:style-name="ce4" office:value-type="float" office:value="70675" calcext:value-type="float">
            <text:p>706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878.22" calcext:value-type="float">
            <text:p>25878,22</text:p>
          </table:table-cell>
          <table:table-cell office:value-type="float" office:value="42.73" calcext:value-type="float">
            <text:p>42,73</text:p>
          </table:table-cell>
          <table:table-cell office:value-type="float" office:value="0" calcext:value-type="float">
            <text:p>0</text:p>
          </table:table-cell>
          <table:table-cell office:value-type="float" office:value="149.07" calcext:value-type="float">
            <text:p>149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5.56" calcext:value-type="float">
            <text:p>2035,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1.62" calcext:value-type="float">
            <text:p>1311,6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21" calcext:value-type="float">
            <text:p>13021</text:p>
          </table:table-cell>
          <table:table-cell table:style-name="ce4" office:value-type="float" office:value="64527" calcext:value-type="float">
            <text:p>645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11.14" calcext:value-type="float">
            <text:p>7011,14</text:p>
          </table:table-cell>
          <table:table-cell office:value-type="float" office:value="0" calcext:value-type="float">
            <text:p>0</text:p>
          </table:table-cell>
          <table:table-cell office:value-type="float" office:value="24.59" calcext:value-type="float">
            <text:p>24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90.65" calcext:value-type="float">
            <text:p>43390,65</text:p>
          </table:table-cell>
          <table:table-cell office:value-type="float" office:value="65.78" calcext:value-type="float">
            <text:p>65,78</text:p>
          </table:table-cell>
          <table:table-cell office:value-type="float" office:value="3619.27" calcext:value-type="float">
            <text:p>3619,27</text:p>
          </table:table-cell>
          <table:table-cell office:value-type="float" office:value="2161.68" calcext:value-type="float">
            <text:p>2161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35" calcext:value-type="float">
            <text:p>153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8.5" calcext:value-type="float">
            <text:p>1398,5</text:p>
          </table:table-cell>
          <table:table-cell office:value-type="float" office:value="341.66" calcext:value-type="float">
            <text:p>341,6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7550" calcext:value-type="float">
            <text:p>17550</text:p>
          </table:table-cell>
          <table:table-cell table:style-name="ce4" office:value-type="float" office:value="88766" calcext:value-type="float">
            <text:p>887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4.83" calcext:value-type="float">
            <text:p>2734,83</text:p>
          </table:table-cell>
          <table:table-cell office:value-type="float" office:value="11090.84" calcext:value-type="float">
            <text:p>11090,84</text:p>
          </table:table-cell>
          <table:table-cell office:value-type="float" office:value="7575.82" calcext:value-type="float">
            <text:p>7575,82</text:p>
          </table:table-cell>
          <table:table-cell office:value-type="float" office:value="5751.06" calcext:value-type="float">
            <text:p>5751,06</text:p>
          </table:table-cell>
          <table:table-cell office:value-type="float" office:value="1329.96" calcext:value-type="float">
            <text:p>1329,96</text:p>
          </table:table-cell>
          <table:table-cell office:value-type="float" office:value="38.11" calcext:value-type="float">
            <text:p>38,11</text:p>
          </table:table-cell>
          <table:table-cell office:value-type="float" office:value="136.64" calcext:value-type="float">
            <text:p>136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46" calcext:value-type="float">
            <text:p>285,46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4" office:value-type="float" office:value="13579" calcext:value-type="float">
            <text:p>13579</text:p>
          </table:table-cell>
          <table:table-cell table:style-name="ce4" office:value-type="float" office:value="66199" calcext:value-type="float">
            <text:p>661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" calcext:value-type="float">
            <text:p>36,9</text:p>
          </table:table-cell>
          <table:table-cell office:value-type="float" office:value="0" calcext:value-type="float">
            <text:p>0</text:p>
          </table:table-cell>
          <table:table-cell office:value-type="float" office:value="314.77" calcext:value-type="float">
            <text:p>314,77</text:p>
          </table:table-cell>
          <table:table-cell office:value-type="float" office:value="750.19" calcext:value-type="float">
            <text:p>750,19</text:p>
          </table:table-cell>
          <table:table-cell office:value-type="float" office:value="438.83" calcext:value-type="float">
            <text:p>438,83</text:p>
          </table:table-cell>
          <table:table-cell office:value-type="float" office:value="28.68" calcext:value-type="float">
            <text:p>28,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03" calcext:value-type="float">
            <text:p>8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55" calcext:value-type="float">
            <text:p>155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7" calcext:value-type="float">
            <text:p>58,8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9458" calcext:value-type="float">
            <text:p>9458</text:p>
          </table:table-cell>
          <table:table-cell table:style-name="ce4" office:value-type="float" office:value="47455" calcext:value-type="float">
            <text:p>474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17.11" calcext:value-type="float">
            <text:p>1017,11</text:p>
          </table:table-cell>
          <table:table-cell office:value-type="float" office:value="0" calcext:value-type="float">
            <text:p>0</text:p>
          </table:table-cell>
          <table:table-cell office:value-type="float" office:value="2870.11" calcext:value-type="float">
            <text:p>287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98.56" calcext:value-type="float">
            <text:p>45098,56</text:p>
          </table:table-cell>
          <table:table-cell office:value-type="float" office:value="1207.73" calcext:value-type="float">
            <text:p>1207,73</text:p>
          </table:table-cell>
          <table:table-cell office:value-type="float" office:value="0" calcext:value-type="float">
            <text:p>0</text:p>
          </table:table-cell>
          <table:table-cell office:value-type="float" office:value="34.15" calcext:value-type="float">
            <text:p>34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98.1" calcext:value-type="float">
            <text:p>15298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.52" calcext:value-type="float">
            <text:p>83,52</text:p>
          </table:table-cell>
          <table:table-cell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7155" calcext:value-type="float">
            <text:p>17155</text:p>
          </table:table-cell>
          <table:table-cell table:style-name="ce4" office:value-type="float" office:value="86539" calcext:value-type="float">
            <text:p>865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.11" calcext:value-type="float">
            <text:p>33,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.91" calcext:value-type="float">
            <text:p>1794,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330" calcext:value-type="float">
            <text:p>9330</text:p>
          </table:table-cell>
          <table:table-cell table:style-name="ce4" office:value-type="float" office:value="46771" calcext:value-type="float">
            <text:p>467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62.03" calcext:value-type="float">
            <text:p>6162,03</text:p>
          </table:table-cell>
          <table:table-cell office:value-type="float" office:value="47.96" calcext:value-type="float">
            <text:p>47,96</text:p>
          </table:table-cell>
          <table:table-cell office:value-type="float" office:value="23534.16" calcext:value-type="float">
            <text:p>23534,16</text:p>
          </table:table-cell>
          <table:table-cell office:value-type="float" office:value="564.73" calcext:value-type="float">
            <text:p>564,73</text:p>
          </table:table-cell>
          <table:table-cell office:value-type="float" office:value="7076.48" calcext:value-type="float">
            <text:p>7076,48</text:p>
          </table:table-cell>
          <table:table-cell office:value-type="float" office:value="12298.02" calcext:value-type="float">
            <text:p>12298,02</text:p>
          </table:table-cell>
          <table:table-cell office:value-type="float" office:value="89.69" calcext:value-type="float">
            <text:p>89,69</text:p>
          </table:table-cell>
          <table:table-cell office:value-type="float" office:value="0" calcext:value-type="float">
            <text:p>0</text:p>
          </table:table-cell>
          <table:table-cell office:value-type="float" office:value="136.35" calcext:value-type="float">
            <text:p>136,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91" calcext:value-type="float">
            <text:p>17,91</text:p>
          </table:table-cell>
          <table:table-cell office:value-type="float" office:value="0" calcext:value-type="float">
            <text:p>0</text:p>
          </table:table-cell>
          <table:table-cell office:value-type="float" office:value="5151.13" calcext:value-type="float">
            <text:p>5151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2.82" calcext:value-type="float">
            <text:p>1202,82</text:p>
          </table:table-cell>
          <table:table-cell office:value-type="float" office:value="6345.66" calcext:value-type="float">
            <text:p>6345,66</text:p>
          </table:table-cell>
          <table:table-cell office:value-type="float" office:value="1507.01" calcext:value-type="float">
            <text:p>1507,01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,8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6138" calcext:value-type="float">
            <text:p>16138</text:p>
          </table:table-cell>
          <table:table-cell table:style-name="ce4" office:value-type="float" office:value="90707" calcext:value-type="float">
            <text:p>9070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.5" calcext:value-type="float">
            <text:p>3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72.6" calcext:value-type="float">
            <text:p>6057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.95" calcext:value-type="float">
            <text:p>426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7.11" calcext:value-type="float">
            <text:p>9437,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1.6" calcext:value-type="float">
            <text:p>95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37" calcext:value-type="float">
            <text:p>183,37</text:p>
          </table:table-cell>
          <table:table-cell office:value-type="float" office:value="0" calcext:value-type="float">
            <text:p>0</text:p>
          </table:table-cell>
          <table:table-cell office:value-type="float" office:value="111.02" calcext:value-type="float">
            <text:p>111,0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8245" calcext:value-type="float">
            <text:p>18245</text:p>
          </table:table-cell>
          <table:table-cell table:style-name="ce4" office:value-type="float" office:value="90536" calcext:value-type="float">
            <text:p>905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.69" calcext:value-type="float">
            <text:p>96,69</text:p>
          </table:table-cell>
          <table:table-cell office:value-type="float" office:value="39.34" calcext:value-type="float">
            <text:p>39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5.24" calcext:value-type="float">
            <text:p>2735,24</text:p>
          </table:table-cell>
          <table:table-cell office:value-type="float" office:value="217.9" calcext:value-type="float">
            <text:p>217,9</text:p>
          </table:table-cell>
          <table:table-cell office:value-type="float" office:value="124.44" calcext:value-type="float">
            <text:p>124,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.4" calcext:value-type="float">
            <text:p>95,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616" calcext:value-type="float">
            <text:p>9616</text:p>
          </table:table-cell>
          <table:table-cell table:style-name="ce4" office:value-type="float" office:value="48538" calcext:value-type="float">
            <text:p>485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90.53" calcext:value-type="float">
            <text:p>90,5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084.41" calcext:value-type="float">
            <text:p>7084,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34.57" calcext:value-type="float">
            <text:p>1034,5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131" calcext:value-type="float">
            <text:p>9131</text:p>
          </table:table-cell>
          <table:table-cell table:style-name="ce4" office:value-type="float" office:value="41843" calcext:value-type="float">
            <text:p>418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861.15" calcext:value-type="float">
            <text:p>23861,15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,62</text:p>
          </table:table-cell>
          <table:table-cell office:value-type="float" office:value="587.28" calcext:value-type="float">
            <text:p>587,28</text:p>
          </table:table-cell>
          <table:table-cell office:value-type="float" office:value="0" calcext:value-type="float">
            <text:p>0</text:p>
          </table:table-cell>
          <table:table-cell office:value-type="float" office:value="840.55" calcext:value-type="float">
            <text:p>840,55</text:p>
          </table:table-cell>
          <table:table-cell office:value-type="float" office:value="107.56" calcext:value-type="float">
            <text:p>107,56</text:p>
          </table:table-cell>
          <table:table-cell office:value-type="float" office:value="308.21" calcext:value-type="float">
            <text:p>308,21</text:p>
          </table:table-cell>
          <table:table-cell office:value-type="float" office:value="1784.15" calcext:value-type="float">
            <text:p>1784,15</text:p>
          </table:table-cell>
          <table:table-cell office:value-type="float" office:value="0" calcext:value-type="float">
            <text:p>0</text:p>
          </table:table-cell>
          <table:table-cell office:value-type="float" office:value="8.93" calcext:value-type="float">
            <text:p>8,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9.54" calcext:value-type="float">
            <text:p>989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3202" calcext:value-type="float">
            <text:p>13202</text:p>
          </table:table-cell>
          <table:table-cell table:style-name="ce4" office:value-type="float" office:value="66795" calcext:value-type="float">
            <text:p>667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43.45" calcext:value-type="float">
            <text:p>4143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5" calcext:value-type="float">
            <text:p>76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08" calcext:value-type="float">
            <text:p>127,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743" calcext:value-type="float">
            <text:p>9743</text:p>
          </table:table-cell>
          <table:table-cell table:style-name="ce4" office:value-type="float" office:value="49280" calcext:value-type="float">
            <text:p>492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1.48" calcext:value-type="float">
            <text:p>11,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23.3" calcext:value-type="float">
            <text:p>1123,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4" office:value-type="float" office:value="9206" calcext:value-type="float">
            <text:p>9206</text:p>
          </table:table-cell>
          <table:table-cell table:style-name="ce4" office:value-type="float" office:value="46573" calcext:value-type="float">
            <text:p>465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90.17" calcext:value-type="float">
            <text:p>5290,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75" calcext:value-type="float">
            <text:p>42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.79" calcext:value-type="float">
            <text:p>249,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46.95" calcext:value-type="float">
            <text:p>2546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.68" calcext:value-type="float">
            <text:p>175,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9939" calcext:value-type="float">
            <text:p>9939</text:p>
          </table:table-cell>
          <table:table-cell table:style-name="ce4" office:value-type="float" office:value="49688" calcext:value-type="float">
            <text:p>496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7.95" calcext:value-type="float">
            <text:p>217,95</text:p>
          </table:table-cell>
          <table:table-cell office:value-type="float" office:value="0" calcext:value-type="float">
            <text:p>0</text:p>
          </table:table-cell>
          <table:table-cell office:value-type="float" office:value="326.9" calcext:value-type="float">
            <text:p>326,9</text:p>
          </table:table-cell>
          <table:table-cell office:value-type="float" office:value="103.48" calcext:value-type="float">
            <text:p>103,48</text:p>
          </table:table-cell>
          <table:table-cell office:value-type="float" office:value="0" calcext:value-type="float">
            <text:p>0</text:p>
          </table:table-cell>
          <table:table-cell office:value-type="float" office:value="16.93" calcext:value-type="float">
            <text:p>16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9" calcext:value-type="float">
            <text:p>69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" calcext:value-type="float">
            <text:p>5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94" calcext:value-type="float">
            <text:p>103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5" calcext:value-type="float">
            <text:p>3,95</text:p>
          </table:table-cell>
          <table:table-cell office:value-type="float" office:value="144.08" calcext:value-type="float">
            <text:p>144,08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9256" calcext:value-type="float">
            <text:p>9256</text:p>
          </table:table-cell>
          <table:table-cell table:style-name="ce4" office:value-type="float" office:value="47136" calcext:value-type="float">
            <text:p>471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.81" calcext:value-type="float">
            <text:p>40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.13" calcext:value-type="float">
            <text:p>25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56" calcext:value-type="float">
            <text:p>69,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2.57" calcext:value-type="float">
            <text:p>142,5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9164" calcext:value-type="float">
            <text:p>9164</text:p>
          </table:table-cell>
          <table:table-cell table:style-name="ce4" office:value-type="float" office:value="46425" calcext:value-type="float">
            <text:p>464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27.45" calcext:value-type="float">
            <text:p>2227,4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6.27" calcext:value-type="float">
            <text:p>126,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47836" calcext:value-type="float">
            <text:p>478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4" calcext:value-type="float">
            <text:p>4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.14" calcext:value-type="float">
            <text:p>214,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625.04" calcext:value-type="float">
            <text:p>1625,0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373" calcext:value-type="float">
            <text:p>9373</text:p>
          </table:table-cell>
          <table:table-cell table:style-name="ce4" office:value-type="float" office:value="47510" calcext:value-type="float">
            <text:p>475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7:24:56.623466561</meta:creation-date>
    <dc:date>2018-05-16T17:31:17.551824643</dc:date>
    <meta:editing-duration>PT6M21S</meta:editing-duration>
    <meta:editing-cycles>2</meta:editing-cycles>
    <meta:generator>LibreOffice/5.4.2.2$Linux_X86_64 LibreOffice_project/40m0$Build-2</meta:generator>
    <meta:document-statistic meta:table-count="1" meta:cell-count="36036" meta:object-count="0"/>
  </office:meta>
</office:document-meta>
</file>